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adornments="Regular"/>
    <style:font-face style:name="宋体" svg:font-family="宋体"/>
    <style:font-face style:name="Times New Roman" svg:font-family="'Times New Roman'" style:font-family-generic="roman"/>
    <style:font-face style:name="Arial1" svg:font-family="Arial" style:font-family-generic="swiss"/>
    <style:font-face style:name="Tahoma" svg:font-family="Tahoma" style:font-family-generic="swiss"/>
    <style:font-face style:name="Tahoma4" svg:font-family="Tahoma" style:font-adornments="Normal" style:font-family-generic="swiss"/>
    <style:font-face style:name="Tahoma2" svg:font-family="Tahoma" style:font-adornments="Regular" style:font-family-generic="swiss"/>
    <style:font-face style:name="Times New Roman1" svg:font-family="'Times New Roman'" style:font-family-generic="swiss"/>
    <style:font-face style:name="微软雅黑" svg:font-family="微软雅黑" style:font-family-generic="swiss"/>
    <style:font-face style:name="Consolas" svg:font-family="Consolas" style:font-family-generic="swiss" style:font-pitch="fixed"/>
    <style:font-face style:name="Arial" svg:font-family="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3" svg:font-family="Tahoma" style:font-family-generic="system" style:font-pitch="variable"/>
  </office:font-face-decls>
  <office:automatic-styles>
    <style:style style:name="co1" style:family="table-column">
      <style:table-column-properties fo:break-before="auto" style:column-width="3.447cm"/>
    </style:style>
    <style:style style:name="co2" style:family="table-column">
      <style:table-column-properties fo:break-before="auto" style:column-width="2.868cm"/>
    </style:style>
    <style:style style:name="co3" style:family="table-column">
      <style:table-column-properties fo:break-before="auto" style:column-width="2.683cm"/>
    </style:style>
    <style:style style:name="co4" style:family="table-column">
      <style:table-column-properties fo:break-before="auto" style:column-width="1.568cm"/>
    </style:style>
    <style:style style:name="co5" style:family="table-column">
      <style:table-column-properties fo:break-before="auto" style:column-width="1.734cm"/>
    </style:style>
    <style:style style:name="co6" style:family="table-column">
      <style:table-column-properties fo:break-before="auto" style:column-width="2.267cm"/>
    </style:style>
    <style:style style:name="co7" style:family="table-column">
      <style:table-column-properties fo:break-before="auto" style:column-width="4.417cm"/>
    </style:style>
    <style:style style:name="co8" style:family="table-column">
      <style:table-column-properties fo:break-before="auto" style:column-width="4.725cm"/>
    </style:style>
    <style:style style:name="co9" style:family="table-column">
      <style:table-column-properties fo:break-before="auto" style:column-width="4.794cm"/>
    </style:style>
    <style:style style:name="co10" style:family="table-column">
      <style:table-column-properties fo:break-before="auto" style:column-width="0.792cm"/>
    </style:style>
    <style:style style:name="co11" style:family="table-column">
      <style:table-column-properties fo:break-before="auto" style:column-width="3.179cm"/>
    </style:style>
    <style:style style:name="co12" style:family="table-column">
      <style:table-column-properties fo:break-before="auto" style:column-width="3.071cm"/>
    </style:style>
    <style:style style:name="co13" style:family="table-column">
      <style:table-column-properties fo:break-before="auto" style:column-width="3.205cm"/>
    </style:style>
    <style:style style:name="co14" style:family="table-column">
      <style:table-column-properties fo:break-before="auto" style:column-width="3cm"/>
    </style:style>
    <style:style style:name="co15" style:family="table-column">
      <style:table-column-properties fo:break-before="auto" style:column-width="1.774cm"/>
    </style:style>
    <style:style style:name="co16" style:family="table-column">
      <style:table-column-properties fo:break-before="auto" style:column-width="3.889cm"/>
    </style:style>
    <style:style style:name="co17" style:family="table-column">
      <style:table-column-properties fo:break-before="auto" style:column-width="3.962cm"/>
    </style:style>
    <style:style style:name="co18" style:family="table-column">
      <style:table-column-properties fo:break-before="auto" style:column-width="7.842cm"/>
    </style:style>
    <style:style style:name="co19" style:family="table-column">
      <style:table-column-properties fo:break-before="auto" style:column-width="3.034cm"/>
    </style:style>
    <style:style style:name="co20" style:family="table-column">
      <style:table-column-properties fo:break-before="auto" style:column-width="6.481cm"/>
    </style:style>
    <style:style style:name="ro1" style:family="table-row">
      <style:table-row-properties style:row-height="0.453cm" fo:break-before="auto" style:use-optimal-row-height="true"/>
    </style:style>
    <style:style style:name="ro2" style:family="table-row">
      <style:table-row-properties style:row-height="0.45cm" fo:break-before="auto" style:use-optimal-row-height="false"/>
    </style:style>
    <style:style style:name="ro3" style:family="table-row">
      <style:table-row-properties style:row-height="0.453cm" fo:break-before="auto" style:use-optimal-row-height="false"/>
    </style:style>
    <style:style style:name="ta1" style:family="table" style:master-page-name="PageStyle_5f_New_20_words">
      <style:table-properties table:display="true" style:writing-mode="lr-tb"/>
    </style:style>
    <style:style style:name="ta2" style:family="table" style:master-page-name="PageStyle_5f_Old">
      <style:table-properties table:display="true" style:writing-mode="lr-tb"/>
    </style:style>
    <style:style style:name="ta3" style:family="table" style:master-page-name="Default">
      <style:table-properties table:display="true" style:writing-mode="lr-tb"/>
    </style:style>
    <style:style style:name="ta4" style:family="table" style:master-page-name="PageStyle_5f_Menu">
      <style:table-properties table:display="true" style:writing-mode="lr-tb"/>
    </style:style>
    <style:style style:name="ce1" style:family="table-cell" style:parent-style-name="Default">
      <style:table-cell-properties fo:background-color="#ffffcc"/>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 style:family="table-cell" style:parent-style-name="Default">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ext-properties style:use-window-font-color="true" style:text-outline="false" style:text-line-through-styl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4"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 style:family="table-cell" style:parent-style-name="Default">
      <style:text-properties style:use-window-font-color="true" style:text-outline="false" style:text-line-through-styl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justify" fo:margin-left="0cm" style:writing-mode="page"/>
    </style:style>
    <style:style style:name="ce8" style:family="table-cell" style:parent-style-name="Default">
      <style:table-cell-properties fo:background-color="#ffffcc" style:text-align-source="fix" style:repeat-content="false"/>
      <style:paragraph-properties fo:text-align="start" fo:margin-left="0cm"/>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9"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 style:family="table-cell" style:parent-style-name="Default">
      <style:table-cell-properties style:text-align-source="fix" style:repeat-content="false"/>
      <style:paragraph-properties fo:text-align="start" fo:margin-left="0cm"/>
      <style:text-properties style:font-name="Tahoma1" fo:font-size="10pt" style:font-size-asian="10pt" style:font-size-complex="10pt"/>
    </style:style>
    <style:style style:name="ce11" style:family="table-cell" style:parent-style-name="Default">
      <style:text-properties fo:color="#000000" style:text-outline="false" style:text-line-through-style="none" style:font-name="Tahoma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fo:color="#000000" style:text-outline="false" style:text-line-through-style="none" style:font-name="Tahoma1" fo:font-size="10pt" fo:language="en" fo:country="US"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name-complex="Consolas" style:font-size-complex="10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glyph-orientation-vertical="0" fo:background-color="#ffffcc"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Tahoma2"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table-cell-properties style:glyph-orientation-vertical="0" fo:background-color="#ffffcc" style:text-align-source="fix" style:repeat-content="false"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Tahoma1"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17"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Tahoma1"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18" style:family="table-cell" style:parent-style-name="Default">
      <style:table-cell-properties fo:background-color="#ff420e" style:text-align-source="fix" style:repeat-content="false"/>
      <style:paragraph-properties fo:text-align="start" fo:margin-left="0cm"/>
      <style:text-properties style:use-window-font-color="true" style:text-outline="false" style:text-line-through-style="none" style:font-name="Tahoma1"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19" style:family="table-cell" style:parent-style-name="Default">
      <style:table-cell-properties fo:background-color="#ccffcc"/>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 style:family="table-cell" style:parent-style-name="Default">
      <style:table-cell-properties fo:background-color="#ffff99"/>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 style:family="table-cell" style:parent-style-name="Default">
      <style:table-cell-properties fo:background-color="#ccffcc"/>
      <style:text-properties style:use-window-font-color="true" style:text-outline="false" style:text-line-through-styl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22" style:family="table-cell" style:parent-style-name="Default">
      <style:table-cell-properties fo:background-color="#ffff99"/>
      <style:text-properties style:use-window-font-color="true" style:text-outline="false" style:text-line-through-styl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ffff99"/>
      <style:text-properties fo:color="#ff0000" style:text-outline="false" style:text-line-through-styl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24" style:family="table-cell" style:parent-style-name="Default">
      <style:table-cell-properties fo:background-color="#ccffcc"/>
      <style:text-properties fo:color="#ff0000" style:text-outline="false" style:text-line-through-styl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ce25" style:family="table-cell" style:parent-style-name="Default">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gr1" style:family="graphic">
      <style:graphic-properties draw:stroke="solid" svg:stroke-width="0.026cm" svg:stroke-color="#000000" draw:marker-start="msArrowEnd_20_5" draw:marker-start-width="0.21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font-name="微软雅黑" fo:font-size="10pt" fo:language="en" fo:country="US" fo:font-style="normal" fo:text-shadow="none" style:text-underline-style="none" fo:font-weight="normal" style:text-underline-mode="continuous" style:text-overline-mode="continuous" style:text-line-through-mode="continuous" style:font-name-asian="微软雅黑"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style:font-name="Tahoma" fo:font-size="8pt" fo:language="en" fo:country="US" fo:font-style="normal" fo:text-shadow="none" style:text-underline-style="none" fo:font-weight="normal" style:text-underline-mode="continuous" style:text-overline-mode="continuous" style:text-line-through-mode="continuous" style:font-name-asian="微软雅黑" style:font-size-asian="8pt" style:language-asian="zh" style:country-asian="CN" style:font-style-asian="normal" style:font-weight-asian="normal" style:font-name-complex="Tahoma" style:font-size-complex="8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2pt"/>
    </style:style>
    <style:style style:name="T3" style:family="text">
      <style:text-properties fo:color="#000000" style:font-name="Consolas" fo:font-size="9.5pt" style:font-name-asian="Consolas" style:font-size-asian="9.5pt" style:font-name-complex="Consolas" style:font-size-complex="5.40000009536743pt"/>
    </style:style>
    <style:style style:name="T4" style:family="text">
      <style:text-properties style:font-name="Tahoma2"/>
    </style:style>
    <style:style style:name="T5" style:family="text">
      <style:text-properties style:font-name="Tahoma4"/>
    </style:style>
    <style:style style:name="T6" style:family="text">
      <style:text-properties style:font-name="Segoe UI" fo:font-size="12pt"/>
    </style:style>
    <style:style style:name="T7" style:family="text">
      <style:text-properties style:use-window-font-color="true" style:text-outline="false" style:text-line-through-style="none" style:text-position="0% 100%"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T8" style:family="text">
      <style:text-properties style:use-window-font-color="true" style:text-outline="false" style:text-line-through-style="none" style:text-position="0% 100%"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T9" style:family="text">
      <style:text-properties fo:color="#ff0000" style:text-outline="false" style:text-line-through-style="none" style:text-position="0% 100%"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T10" style:family="text">
      <style:text-properties fo:color="#ff0000" style:text-outline="false" style:text-line-through-style="none" style:text-position="0% 100%"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New words" table:style-name="ta1" table:print="false">
        <office:forms form:automatic-focus="false" form:apply-design-mode="false"/>
        <table:table-column table:style-name="co1" table:default-cell-style-name="ce5"/>
        <table:table-column table:style-name="co2" table:default-cell-style-name="ce5"/>
        <table:table-column table:style-name="co3" table:default-cell-style-name="ce6"/>
        <table:table-column table:style-name="co4" table:default-cell-style-name="ce5"/>
        <table:table-column table:style-name="co5" table:default-cell-style-name="ce5"/>
        <table:table-column table:style-name="co5" table:number-columns-repeated="251" table:default-cell-style-name="Default"/>
        <table:table-row table:style-name="ro1">
          <table:table-cell table:style-name="ce1" office:value-type="string">
            <text:p>New word</text:p>
          </table:table-cell>
          <table:table-cell table:style-name="ce1" office:value-type="string">
            <text:p>Dico EN</text:p>
          </table:table-cell>
          <table:table-cell table:style-name="ce1" office:value-type="string">
            <text:p>Dico CN</text:p>
          </table:table-cell>
          <table:table-cell table:style-name="ce1" office:value-type="string">
            <text:p>Menu EN</text:p>
          </table:table-cell>
          <table:table-cell table:style-name="ce1" office:value-type="string">
            <text:p>Menu CN</text:p>
          </table:table-cell>
          <table:table-cell table:number-columns-repeated="251"/>
        </table:table-row>
        <table:table-row table:style-name="ro1">
          <table:table-cell table:style-name="ce2" office:value-type="string">
            <text:p>New item</text:p>
          </table:table-cell>
          <table:table-cell table:formula="of:=VLOOKUP([.A2];[$Dico.A$1:.B$9436];2;0)" office:value-type="float" office:value="0">
            <text:p>#N/A</text:p>
          </table:table-cell>
          <table:table-cell table:formula="of:=VLOOKUP([.A2];[$Dico.A$1:.D$9436];3;0)" office:value-type="float" office:value="0">
            <text:p>#N/A</text:p>
          </table:table-cell>
          <table:table-cell table:formula="of:=VLOOKUP([.A2];$menu.$#ref!$#REF!:#REF!#REF!;2;0))))))))))))))))))))))))))))))))))))))))" office:value-type="string" office:string-value="Err:508">
            <text:p>Err:508</text:p>
          </table:table-cell>
          <table:table-cell table:formula="of:=VLOOKUP([.A2];$menu.$#ref!$#REF!:#REF!#REF!;3;0))))))))))))))))))))))))))))))))))))))))" office:value-type="string" office:string-value="Err:508">
            <text:p>Err:508</text:p>
          </table:table-cell>
          <table:table-cell table:number-columns-repeated="251"/>
        </table:table-row>
        <table:table-row table:style-name="ro1">
          <table:table-cell table:style-name="ce3" office:value-type="string">
            <text:p>Copy item</text:p>
          </table:table-cell>
          <table:table-cell table:formula="of:=VLOOKUP([.A3];[$Dico.A$1:.B$9436];2;0)" office:value-type="float" office:value="0">
            <text:p>#N/A</text:p>
          </table:table-cell>
          <table:table-cell table:formula="of:=VLOOKUP([.A3];[$Dico.A$1:.D$9436];3;0)" office:value-type="float" office:value="0">
            <text:p>#N/A</text:p>
          </table:table-cell>
          <table:table-cell table:formula="of:=VLOOKUP([.A3];$menu.$#ref!$#REF!:#REF!#REF!;2;0))))))))))))))))))))))))))))))))))))))))" office:value-type="string" office:string-value="Err:508">
            <text:p>Err:508</text:p>
          </table:table-cell>
          <table:table-cell table:formula="of:=VLOOKUP([.A3];$menu.$#ref!$#REF!:#REF!#REF!;3;0))))))))))))))))))))))))))))))))))))))))" office:value-type="string" office:string-value="Err:508">
            <text:p>Err:508</text:p>
          </table:table-cell>
          <table:table-cell table:number-columns-repeated="251"/>
        </table:table-row>
        <table:table-row table:style-name="ro1">
          <table:table-cell table:style-name="ce4" office:value-type="string">
            <text:p>Country</text:p>
          </table:table-cell>
          <table:table-cell table:formula="of:=VLOOKUP([.A4];[$Dico.A$1:.B$9436];2;0)" office:value-type="float" office:value="0">
            <text:p>#N/A</text:p>
          </table:table-cell>
          <table:table-cell table:formula="of:=VLOOKUP([.A4];[$Dico.A$1:.D$9436];3;0)" office:value-type="float" office:value="0">
            <text:p>#N/A</text:p>
          </table:table-cell>
          <table:table-cell table:formula="of:=VLOOKUP([.A4];$menu.$#ref!$#REF!:#REF!#REF!;2;0))))))))))))))))))))))))))))))))))))))))" office:value-type="string" office:string-value="Err:508">
            <text:p>Err:508</text:p>
          </table:table-cell>
          <table:table-cell table:formula="of:=VLOOKUP([.A4];$menu.$#ref!$#REF!:#REF!#REF!;3;0))))))))))))))))))))))))))))))))))))))))" office:value-type="string" office:string-value="Err:508">
            <text:p>Err:508</text:p>
          </table:table-cell>
          <table:table-cell table:number-columns-repeated="251"/>
        </table:table-row>
        <table:table-row table:style-name="ro1">
          <table:table-cell table:style-name="ce4" office:value-type="string">
            <text:p>Cancelled</text:p>
          </table:table-cell>
          <table:table-cell table:formula="of:=VLOOKUP([.A5];[$Dico.A$1:.B$9436];2;0)" office:value-type="float" office:value="0">
            <text:p>#N/A</text:p>
          </table:table-cell>
          <table:table-cell table:formula="of:=VLOOKUP([.A5];[$Dico.A$1:.D$9436];3;0)" office:value-type="float" office:value="0">
            <text:p>#N/A</text:p>
          </table:table-cell>
          <table:table-cell table:formula="of:=VLOOKUP([.A5];$menu.$#ref!$#REF!:#REF!#REF!;2;0))))))))))))))))))))))))))))))))))))))))" office:value-type="string" office:string-value="Err:508">
            <text:p>Err:508</text:p>
          </table:table-cell>
          <table:table-cell table:formula="of:=VLOOKUP([.A5];$menu.$#ref!$#REF!:#REF!#REF!;3;0))))))))))))))))))))))))))))))))))))))))" office:value-type="string" office:string-value="Err:508">
            <text:p>Err:508</text:p>
          </table:table-cell>
          <table:table-cell table:number-columns-repeated="251"/>
        </table:table-row>
        <table:table-row table:style-name="ro1">
          <table:table-cell table:style-name="ce3" office:value-type="string">
            <text:p>region</text:p>
          </table:table-cell>
          <table:table-cell table:formula="of:=VLOOKUP([.A6];[$Dico.A$1:.B$9436];2;0)" office:value-type="float" office:value="0">
            <text:p>#N/A</text:p>
          </table:table-cell>
          <table:table-cell table:formula="of:=VLOOKUP([.A6];[$Dico.A$1:.D$9436];3;0)" office:value-type="float" office:value="0">
            <text:p>#N/A</text:p>
          </table:table-cell>
          <table:table-cell table:formula="of:=VLOOKUP([.A6];$menu.$#ref!$#REF!:#REF!#REF!;2;0))))))))))))))))))))))))))))))))))))))))" office:value-type="string" office:string-value="Err:508">
            <text:p>Err:508</text:p>
          </table:table-cell>
          <table:table-cell table:formula="of:=VLOOKUP([.A6];$menu.$#ref!$#REF!:#REF!#REF!;3;0))))))))))))))))))))))))))))))))))))))))" office:value-type="string" office:string-value="Err:508">
            <text:p>Err:508</text:p>
          </table:table-cell>
          <table:table-cell table:number-columns-repeated="251"/>
        </table:table-row>
        <table:table-row table:style-name="ro1">
          <table:table-cell table:style-name="ce3" office:value-type="string">
            <text:p>CURRENCY</text:p>
          </table:table-cell>
          <table:table-cell table:formula="of:=VLOOKUP([.A7];[$Dico.A$1:.B$9436];2;0)" office:value-type="float" office:value="0">
            <text:p>#N/A</text:p>
          </table:table-cell>
          <table:table-cell table:formula="of:=VLOOKUP([.A7];[$Dico.A$1:.D$9436];3;0)" office:value-type="float" office:value="0">
            <text:p>#N/A</text:p>
          </table:table-cell>
          <table:table-cell table:formula="of:=VLOOKUP([.A7];$menu.$#ref!$#REF!:#REF!#REF!;2;0))))))))))))))))))))))))))))))))))))))))" office:value-type="string" office:string-value="Err:508">
            <text:p>Err:508</text:p>
          </table:table-cell>
          <table:table-cell table:formula="of:=VLOOKUP([.A7];$menu.$#ref!$#REF!:#REF!#REF!;3;0))))))))))))))))))))))))))))))))))))))))" office:value-type="string" office:string-value="Err:508">
            <text:p>Err:508</text:p>
          </table:table-cell>
          <table:table-cell table:number-columns-repeated="251"/>
        </table:table-row>
        <table:table-row table:style-name="ro1">
          <table:table-cell table:style-name="ce3" office:value-type="string">
            <text:p>cost total</text:p>
          </table:table-cell>
          <table:table-cell table:formula="of:=VLOOKUP([.A8];[$Dico.A$1:.B$9436];2;0)" office:value-type="float" office:value="0">
            <text:p>#N/A</text:p>
          </table:table-cell>
          <table:table-cell table:formula="of:=VLOOKUP([.A8];[$Dico.A$1:.D$9436];3;0)" office:value-type="float" office:value="0">
            <text:p>#N/A</text:p>
          </table:table-cell>
          <table:table-cell table:formula="of:=VLOOKUP([.A8];$menu.$#ref!$#REF!:#REF!#REF!;2;0))))))))))))))))))))))))))))))))))))))))" office:value-type="string" office:string-value="Err:508">
            <text:p>Err:508</text:p>
          </table:table-cell>
          <table:table-cell table:formula="of:=VLOOKUP([.A8];$menu.$#ref!$#REF!:#REF!#REF!;3;0))))))))))))))))))))))))))))))))))))))))" office:value-type="string" office:string-value="Err:508">
            <text:p>Err:508</text:p>
          </table:table-cell>
          <table:table-cell table:number-columns-repeated="251"/>
        </table:table-row>
        <table:table-row table:style-name="ro1">
          <table:table-cell office:value-type="string">
            <text:p>Tariff</text:p>
          </table:table-cell>
          <table:table-cell table:formula="of:=VLOOKUP([.A9];[$Dico.A$1:.B$9436];2;0)" office:value-type="float" office:value="0">
            <text:p>#N/A</text:p>
          </table:table-cell>
          <table:table-cell table:formula="of:=VLOOKUP([.A9];[$Dico.A$1:.D$9436];3;0)" office:value-type="float" office:value="0">
            <text:p>#N/A</text:p>
          </table:table-cell>
          <table:table-cell table:formula="of:=VLOOKUP([.A9];$menu.$#ref!$#REF!:#REF!#REF!;2;0))))))))))))))))))))))))))))))))))))))))" office:value-type="string" office:string-value="Err:508">
            <text:p>Err:508</text:p>
          </table:table-cell>
          <table:table-cell table:formula="of:=VLOOKUP([.A9];$menu.$#ref!$#REF!:#REF!#REF!;3;0))))))))))))))))))))))))))))))))))))))))" office:value-type="string" office:string-value="Err:508">
            <text:p>Err:508</text:p>
          </table:table-cell>
          <table:table-cell table:number-columns-repeated="251"/>
        </table:table-row>
        <table:table-row table:style-name="ro1">
          <table:table-cell office:value-type="string">
            <text:p>tariff total</text:p>
          </table:table-cell>
          <table:table-cell table:formula="of:=VLOOKUP([.A10];[$Dico.A$1:.B$9436];2;0)" office:value-type="float" office:value="0">
            <text:p>#N/A</text:p>
          </table:table-cell>
          <table:table-cell table:formula="of:=VLOOKUP([.A10];[$Dico.A$1:.D$9436];3;0)" office:value-type="float" office:value="0">
            <text:p>#N/A</text:p>
          </table:table-cell>
          <table:table-cell table:formula="of:=VLOOKUP([.A10];$menu.$#ref!$#REF!:#REF!#REF!;2;0))))))))))))))))))))))))))))))))))))))))" office:value-type="string" office:string-value="Err:508">
            <text:p>Err:508</text:p>
          </table:table-cell>
          <table:table-cell table:formula="of:=VLOOKUP([.A10];$menu.$#ref!$#REF!:#REF!#REF!;3;0))))))))))))))))))))))))))))))))))))))))" office:value-type="string" office:string-value="Err:508">
            <text:p>Err:508</text:p>
          </table:table-cell>
          <table:table-cell table:number-columns-repeated="251"/>
        </table:table-row>
        <table:table-row table:style-name="ro1">
          <table:table-cell office:value-type="string">
            <text:p>Logistic fee total</text:p>
          </table:table-cell>
          <table:table-cell table:formula="of:=VLOOKUP([.A11];[$Dico.A$1:.B$9436];2;0)" office:value-type="float" office:value="0">
            <text:p>#N/A</text:p>
          </table:table-cell>
          <table:table-cell table:formula="of:=VLOOKUP([.A11];[$Dico.A$1:.D$9436];3;0)" office:value-type="float" office:value="0">
            <text:p>#N/A</text:p>
          </table:table-cell>
          <table:table-cell table:formula="of:=VLOOKUP([.A11];$menu.$#ref!$#REF!:#REF!#REF!;2;0))))))))))))))))))))))))))))))))))))))))" office:value-type="string" office:string-value="Err:508">
            <text:p>Err:508</text:p>
          </table:table-cell>
          <table:table-cell table:formula="of:=VLOOKUP([.A11];$menu.$#ref!$#REF!:#REF!#REF!;3;0))))))))))))))))))))))))))))))))))))))))" office:value-type="string" office:string-value="Err:508">
            <text:p>Err:508</text:p>
          </table:table-cell>
          <table:table-cell table:number-columns-repeated="251"/>
        </table:table-row>
        <table:table-row table:style-name="ro1">
          <table:table-cell office:value-type="string">
            <text:p>exchange rate</text:p>
          </table:table-cell>
          <table:table-cell table:formula="of:=VLOOKUP([.A12];[$Dico.A$1:.B$9436];2;0)" office:value-type="float" office:value="0">
            <text:p>#N/A</text:p>
          </table:table-cell>
          <table:table-cell table:formula="of:=VLOOKUP([.A12];[$Dico.A$1:.D$9436];3;0)" office:value-type="float" office:value="0">
            <text:p>#N/A</text:p>
          </table:table-cell>
          <table:table-cell table:formula="of:=VLOOKUP([.A12];$menu.$#ref!$#REF!:#REF!#REF!;2;0))))))))))))))))))))))))))))))))))))))))" office:value-type="string" office:string-value="Err:508">
            <text:p>Err:508</text:p>
          </table:table-cell>
          <table:table-cell table:formula="of:=VLOOKUP([.A12];$menu.$#ref!$#REF!:#REF!#REF!;3;0))))))))))))))))))))))))))))))))))))))))" office:value-type="string" office:string-value="Err:508">
            <text:p>Err:508</text:p>
          </table:table-cell>
          <table:table-cell table:number-columns-repeated="251"/>
        </table:table-row>
        <table:table-row table:style-name="ro1">
          <table:table-cell office:value-type="string">
            <text:p>item cost total</text:p>
          </table:table-cell>
          <table:table-cell table:formula="of:=VLOOKUP([.A13];[$Dico.A$1:.B$9436];2;0)" office:value-type="float" office:value="0">
            <text:p>#N/A</text:p>
          </table:table-cell>
          <table:table-cell table:formula="of:=VLOOKUP([.A13];[$Dico.A$1:.D$9436];3;0)" office:value-type="float" office:value="0">
            <text:p>#N/A</text:p>
          </table:table-cell>
          <table:table-cell table:formula="of:=VLOOKUP([.A13];$menu.$#ref!$#REF!:#REF!#REF!;2;0))))))))))))))))))))))))))))))))))))))))" office:value-type="string" office:string-value="Err:508">
            <text:p>Err:508</text:p>
          </table:table-cell>
          <table:table-cell table:formula="of:=VLOOKUP([.A13];$menu.$#ref!$#REF!:#REF!#REF!;3;0))))))))))))))))))))))))))))))))))))))))" office:value-type="string" office:string-value="Err:508">
            <text:p>Err:508</text:p>
          </table:table-cell>
          <table:table-cell table:number-columns-repeated="251"/>
        </table:table-row>
        <table:table-row table:style-name="ro1">
          <table:table-cell table:style-name="ce3" office:value-type="string">
            <text:p>Invoice no</text:p>
          </table:table-cell>
          <table:table-cell table:formula="of:=VLOOKUP([.A14];[$Dico.A$1:.B$9436];2;0)" office:value-type="float" office:value="0">
            <text:p>#N/A</text:p>
          </table:table-cell>
          <table:table-cell table:formula="of:=VLOOKUP([.A14];[$Dico.A$1:.D$9436];3;0)" office:value-type="float" office:value="0">
            <text:p>#N/A</text:p>
          </table:table-cell>
          <table:table-cell table:formula="of:=VLOOKUP([.A14];$menu.$#ref!$#REF!:#REF!#REF!;2;0))))))))))))))))))))))))))))))))))))))))" office:value-type="string" office:string-value="Err:508">
            <text:p>Err:508</text:p>
          </table:table-cell>
          <table:table-cell table:formula="of:=VLOOKUP([.A14];$menu.$#ref!$#REF!:#REF!#REF!;3;0))))))))))))))))))))))))))))))))))))))))" office:value-type="string" office:string-value="Err:508">
            <text:p>Err:508</text:p>
          </table:table-cell>
          <table:table-cell table:number-columns-repeated="251"/>
        </table:table-row>
        <table:table-row table:style-name="ro1">
          <table:table-cell office:value-type="string">
            <text:p>fee type</text:p>
          </table:table-cell>
          <table:table-cell table:formula="of:=VLOOKUP([.A15];[$Dico.A$1:.B$9436];2;0)" office:value-type="float" office:value="0">
            <text:p>#N/A</text:p>
          </table:table-cell>
          <table:table-cell table:formula="of:=VLOOKUP([.A15];[$Dico.A$1:.D$9436];3;0)" office:value-type="float" office:value="0">
            <text:p>#N/A</text:p>
          </table:table-cell>
          <table:table-cell table:formula="of:=VLOOKUP([.A15];$menu.$#ref!$#REF!:#REF!#REF!;2;0))))))))))))))))))))))))))))))))))))))))" office:value-type="string" office:string-value="Err:508">
            <text:p>Err:508</text:p>
          </table:table-cell>
          <table:table-cell table:formula="of:=VLOOKUP([.A15];$menu.$#ref!$#REF!:#REF!#REF!;3;0))))))))))))))))))))))))))))))))))))))))" office:value-type="string" office:string-value="Err:508">
            <text:p>Err:508</text:p>
          </table:table-cell>
          <table:table-cell table:number-columns-repeated="251"/>
        </table:table-row>
        <table:table-row table:style-name="ro1">
          <table:table-cell office:value-type="string">
            <text:p>approved</text:p>
          </table:table-cell>
          <table:table-cell table:formula="of:=VLOOKUP([.A16];[$Dico.A$1:.B$9436];2;0)" office:value-type="float" office:value="0">
            <text:p>#N/A</text:p>
          </table:table-cell>
          <table:table-cell table:formula="of:=VLOOKUP([.A16];[$Dico.A$1:.D$9436];3;0)" office:value-type="float" office:value="0">
            <text:p>#N/A</text:p>
          </table:table-cell>
          <table:table-cell table:formula="of:=VLOOKUP([.A16];$menu.$#ref!$#REF!:#REF!#REF!;2;0))))))))))))))))))))))))))))))))))))))))" office:value-type="string" office:string-value="Err:508">
            <text:p>Err:508</text:p>
          </table:table-cell>
          <table:table-cell table:formula="of:=VLOOKUP([.A16];$menu.$#ref!$#REF!:#REF!#REF!;3;0))))))))))))))))))))))))))))))))))))))))" office:value-type="string" office:string-value="Err:508">
            <text:p>Err:508</text:p>
          </table:table-cell>
          <table:table-cell table:number-columns-repeated="251"/>
        </table:table-row>
        <table:table-row table:style-name="ro1">
          <table:table-cell office:value-type="string">
            <text:p>order approved</text:p>
          </table:table-cell>
          <table:table-cell table:formula="of:=VLOOKUP([.A17];[$Dico.A$1:.B$9436];2;0)" office:value-type="float" office:value="0">
            <text:p>#N/A</text:p>
          </table:table-cell>
          <table:table-cell table:formula="of:=VLOOKUP([.A17];[$Dico.A$1:.D$9436];3;0)" office:value-type="float" office:value="0">
            <text:p>#N/A</text:p>
          </table:table-cell>
          <table:table-cell table:formula="of:=VLOOKUP([.A17];$menu.$#ref!$#REF!:#REF!#REF!;2;0))))))))))))))))))))))))))))))))))))))))" office:value-type="string" office:string-value="Err:508">
            <text:p>Err:508</text:p>
          </table:table-cell>
          <table:table-cell table:formula="of:=VLOOKUP([.A17];$menu.$#ref!$#REF!:#REF!#REF!;3;0))))))))))))))))))))))))))))))))))))))))" office:value-type="string" office:string-value="Err:508">
            <text:p>Err:508</text:p>
          </table:table-cell>
          <table:table-cell table:number-columns-repeated="251"/>
        </table:table-row>
        <table:table-row table:style-name="ro1">
          <table:table-cell office:value-type="string">
            <text:p>factory</text:p>
          </table:table-cell>
          <table:table-cell table:formula="of:=VLOOKUP([.A18];[$Dico.A$1:.B$9436];2;0)" office:value-type="float" office:value="0">
            <text:p>#N/A</text:p>
          </table:table-cell>
          <table:table-cell table:formula="of:=VLOOKUP([.A18];[$Dico.A$1:.D$9436];3;0)" office:value-type="float" office:value="0">
            <text:p>#N/A</text:p>
          </table:table-cell>
          <table:table-cell table:formula="of:=VLOOKUP([.A18];$menu.$#ref!$#REF!:#REF!#REF!;2;0))))))))))))))))))))))))))))))))))))))))" office:value-type="string" office:string-value="Err:508">
            <text:p>Err:508</text:p>
          </table:table-cell>
          <table:table-cell table:formula="of:=VLOOKUP([.A18];$menu.$#ref!$#REF!:#REF!#REF!;3;0))))))))))))))))))))))))))))))))))))))))" office:value-type="string" office:string-value="Err:508">
            <text:p>Err:508</text:p>
          </table:table-cell>
          <table:table-cell table:number-columns-repeated="251"/>
        </table:table-row>
        <table:table-row table:style-name="ro1">
          <table:table-cell office:value-type="string">
            <text:p>factory</text:p>
          </table:table-cell>
          <table:table-cell table:formula="of:=VLOOKUP([.A19];[$Dico.A$1:.B$9436];2;0)" office:value-type="float" office:value="0">
            <text:p>#N/A</text:p>
          </table:table-cell>
          <table:table-cell table:formula="of:=VLOOKUP([.A19];[$Dico.A$1:.D$9436];3;0)" office:value-type="float" office:value="0">
            <text:p>#N/A</text:p>
          </table:table-cell>
          <table:table-cell table:formula="of:=VLOOKUP([.A19];$menu.$#ref!$#REF!:#REF!#REF!;2;0))))))))))))))))))))))))))))))))))))))))" office:value-type="string" office:string-value="Err:508">
            <text:p>Err:508</text:p>
          </table:table-cell>
          <table:table-cell table:formula="of:=VLOOKUP([.A19];$menu.$#ref!$#REF!:#REF!#REF!;3;0))))))))))))))))))))))))))))))))))))))))" office:value-type="string" office:string-value="Err:508">
            <text:p>Err:508</text:p>
          </table:table-cell>
          <table:table-cell table:number-columns-repeated="251"/>
        </table:table-row>
        <table:table-row table:style-name="ro1">
          <table:table-cell office:value-type="string">
            <text:p>internal receipt</text:p>
          </table:table-cell>
          <table:table-cell table:formula="of:=VLOOKUP([.A20];[$Dico.A$1:.B$9436];2;0)" office:value-type="float" office:value="0">
            <text:p>#N/A</text:p>
          </table:table-cell>
          <table:table-cell table:formula="of:=VLOOKUP([.A20];[$Dico.A$1:.D$9436];3;0)" office:value-type="float" office:value="0">
            <text:p>#N/A</text:p>
          </table:table-cell>
          <table:table-cell table:formula="of:=VLOOKUP([.A20];$menu.$#ref!$#REF!:#REF!#REF!;2;0))))))))))))))))))))))))))))))))))))))))" office:value-type="string" office:string-value="Err:508">
            <text:p>Err:508</text:p>
          </table:table-cell>
          <table:table-cell table:formula="of:=VLOOKUP([.A20];$menu.$#ref!$#REF!:#REF!#REF!;3;0))))))))))))))))))))))))))))))))))))))))" office:value-type="string" office:string-value="Err:508">
            <text:p>Err:508</text:p>
          </table:table-cell>
          <table:table-cell table:number-columns-repeated="251"/>
        </table:table-row>
        <table:table-row table:style-name="ro1">
          <table:table-cell office:value-type="string">
            <text:p>INTRERNAL RECEIPT</text:p>
          </table:table-cell>
          <table:table-cell table:formula="of:=VLOOKUP([.A21];[$Dico.A$1:.B$9436];2;0)" office:value-type="float" office:value="0">
            <text:p>#N/A</text:p>
          </table:table-cell>
          <table:table-cell table:formula="of:=VLOOKUP([.A21];[$Dico.A$1:.D$9436];3;0)" office:value-type="float" office:value="0">
            <text:p>#N/A</text:p>
          </table:table-cell>
          <table:table-cell table:formula="of:=VLOOKUP([.A21];$menu.$#ref!$#REF!:#REF!#REF!;2;0))))))))))))))))))))))))))))))))))))))))" office:value-type="string" office:string-value="Err:508">
            <text:p>Err:508</text:p>
          </table:table-cell>
          <table:table-cell table:formula="of:=VLOOKUP([.A21];$menu.$#ref!$#REF!:#REF!#REF!;3;0))))))))))))))))))))))))))))))))))))))))" office:value-type="string" office:string-value="Err:508">
            <text:p>Err:508</text:p>
          </table:table-cell>
          <table:table-cell table:number-columns-repeated="4"/>
          <table:table-cell table:style-name="ce7"/>
          <table:table-cell table:number-columns-repeated="246"/>
        </table:table-row>
      </table:table>
      <table:table table:name="Dico" table:style-name="ta2" table:print="false">
        <office:forms form:automatic-focus="false" form:apply-design-mode="false"/>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13" table:default-cell-style-name="ce16"/>
        <table:table-column table:style-name="co14" table:default-cell-style-name="ce9"/>
        <table:table-column table:style-name="co15" table:number-columns-repeated="250" table:default-cell-style-name="ce9"/>
        <table:table-column table:style-name="co6" table:number-columns-repeated="766" table:default-cell-style-name="ce10"/>
        <table:table-row table:style-name="ro2">
          <table:table-cell table:style-name="ce8" office:value-type="string">
            <text:p>Key</text:p>
          </table:table-cell>
          <table:table-cell table:style-name="ce8" office:value-type="string">
            <text:p>English</text:p>
          </table:table-cell>
          <table:table-cell table:style-name="ce13" office:value-type="string">
            <text:p>Fran<text:span text:style-name="T4">ç</text:span>ais</text:p>
          </table:table-cell>
          <table:table-cell table:style-name="ce8" office:value-type="string">
            <text:p>Chinese</text:p>
          </table:table-cell>
          <table:table-cell table:style-name="ce13" office:value-type="string">
            <text:p>English</text:p>
          </table:table-cell>
          <table:table-cell table:style-name="ce13" office:value-type="string">
            <text:p>Fran<text:span text:style-name="T4">ç</text:span>ais</text:p>
          </table:table-cell>
          <table:table-cell table:style-name="ce15" office:value-type="string">
            <text:p>Chinese</text:p>
          </table:table-cell>
          <table:table-cell table:number-columns-repeated="1017"/>
        </table:table-row>
        <table:table-row table:style-name="ro2">
          <table:table-cell office:value-type="string">
            <text:p>Account</text:p>
          </table:table-cell>
          <table:table-cell office:value-type="string">
            <text:p>Account name</text:p>
          </table:table-cell>
          <table:table-cell office:value-type="string">
            <text:p>Compte utilisateur</text:p>
          </table:table-cell>
          <table:table-cell office:value-type="string">
            <text:p>xxx</text:p>
          </table:table-cell>
          <table:table-cell table:formula="of:=&quot;  &lt;data name=&quot;&quot;&quot;&amp;[.$A2]&amp;&quot;&quot;&quot; xml:space=&quot;&quot;preserve&quot;&quot;&gt; &lt;value&gt;&quot;&amp;[.B2]&amp;&quot;&lt;/value&gt; &lt;/data&gt;&quot;" office:value-type="string" office:string-value="  &lt;data name=&quot;Account&quot; xml:space=&quot;preserve&quot;&gt; &lt;value&gt;Account name&lt;/value&gt; &lt;/data&gt;">
            <text:p><text:s text:c="2"/>&lt;data name="Account" xml:space="preserve"&gt; &lt;value&gt;Account name&lt;/value&gt; &lt;/data&gt;</text:p>
          </table:table-cell>
          <table:table-cell table:formula="of:=&quot;  &lt;data name=&quot;&quot;&quot;&amp;[.$A2]&amp;&quot;&quot;&quot; xml:space=&quot;&quot;preserve&quot;&quot;&gt; &lt;value&gt;&quot;&amp;[.C2]&amp;&quot;&lt;/value&gt; &lt;/data&gt;&quot;" office:value-type="string" office:string-value="  &lt;data name=&quot;Account&quot; xml:space=&quot;preserve&quot;&gt; &lt;value&gt;Compte utilisateur&lt;/value&gt; &lt;/data&gt;">
            <text:p><text:s text:c="2"/>&lt;data name="Account" xml:space="preserve"&gt; &lt;value&gt;Compte utilisateur&lt;/value&gt; &lt;/data&gt;</text:p>
          </table:table-cell>
          <table:table-cell table:style-name="ce9" table:formula="of:=&quot;  &lt;data name=&quot;&quot;&quot;&amp;[.$A2]&amp;&quot;&quot;&quot; xml:space=&quot;&quot;preserve&quot;&quot;&gt; &lt;value&gt;&quot;&amp;[.D2]&amp;&quot;&lt;/value&gt; &lt;/data&gt;&quot;" office:value-type="string" office:string-value="  &lt;data name=&quot;Account&quot; xml:space=&quot;preserve&quot;&gt; &lt;value&gt;xxx&lt;/value&gt; &lt;/data&gt;">
            <text:p><text:s text:c="2"/>&lt;data name="Account"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Amazon picture HTTP</text:p>
          </table:table-cell>
          <table:table-cell office:value-type="string">
            <text:p><text:a xlink:href="https://s3-eu-west-1.amazonaws.com/commute/Pictures/">https://s3-eu-west-1.amazonaws.com/commute/Pictures/</text:a></text:p>
          </table:table-cell>
          <table:table-cell office:value-type="string">
            <text:p><text:a xlink:href="https://s3-eu-west-1.amazonaws.com/commute/Pictures/">https://s3-eu-west-1.amazonaws.com/commute/Pictures/</text:a></text:p>
          </table:table-cell>
          <table:table-cell office:value-type="string">
            <text:p>xxx</text:p>
          </table:table-cell>
          <table:table-cell table:formula="of:=&quot;  &lt;data name=&quot;&quot;&quot;&amp;[.$A3]&amp;&quot;&quot;&quot; xml:space=&quot;&quot;preserve&quot;&quot;&gt; &lt;value&gt;&quot;&amp;[.B3]&amp;&quot;&lt;/value&gt; &lt;/data&gt;&quot;" office:value-type="string" office:string-value="  &lt;data name=&quot;Amazon picture HTTP&quot; xml:space=&quot;preserve&quot;&gt; &lt;value&gt;https://s3-eu-west-1.amazonaws.com/commute/Pictures/&lt;/value&gt; &lt;/data&gt;">
            <text:p><text:s text:c="2"/>&lt;data name="Amazon picture HTTP" xml:space="preserve"&gt; &lt;value&gt;https://s3-eu-west-1.amazonaws.com/commute/Pictures/&lt;/value&gt; &lt;/data&gt;</text:p>
          </table:table-cell>
          <table:table-cell table:formula="of:=&quot;  &lt;data name=&quot;&quot;&quot;&amp;[.$A3]&amp;&quot;&quot;&quot; xml:space=&quot;&quot;preserve&quot;&quot;&gt; &lt;value&gt;&quot;&amp;[.C3]&amp;&quot;&lt;/value&gt; &lt;/data&gt;&quot;" office:value-type="string" office:string-value="  &lt;data name=&quot;Amazon picture HTTP&quot; xml:space=&quot;preserve&quot;&gt; &lt;value&gt;https://s3-eu-west-1.amazonaws.com/commute/Pictures/&lt;/value&gt; &lt;/data&gt;">
            <text:p><text:s text:c="2"/>&lt;data name="Amazon picture HTTP" xml:space="preserve"&gt; &lt;value&gt;https://s3-eu-west-1.amazonaws.com/commute/Pictures/&lt;/value&gt; &lt;/data&gt;</text:p>
          </table:table-cell>
          <table:table-cell table:style-name="ce9" table:formula="of:=&quot;  &lt;data name=&quot;&quot;&quot;&amp;[.$A3]&amp;&quot;&quot;&quot; xml:space=&quot;&quot;preserve&quot;&quot;&gt; &lt;value&gt;&quot;&amp;[.D3]&amp;&quot;&lt;/value&gt; &lt;/data&gt;&quot;" office:value-type="string" office:string-value="  &lt;data name=&quot;Amazon picture HTTP&quot; xml:space=&quot;preserve&quot;&gt; &lt;value&gt;xxx&lt;/value&gt; &lt;/data&gt;">
            <text:p><text:s text:c="2"/>&lt;data name="Amazon picture HTTP"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Application name</text:p>
          </table:table-cell>
          <table:table-cell table:number-columns-repeated="2" office:value-type="string">
            <text:p>Commute</text:p>
          </table:table-cell>
          <table:table-cell office:value-type="string">
            <text:p>xxx</text:p>
          </table:table-cell>
          <table:table-cell table:formula="of:=&quot;  &lt;data name=&quot;&quot;&quot;&amp;[.$A4]&amp;&quot;&quot;&quot; xml:space=&quot;&quot;preserve&quot;&quot;&gt; &lt;value&gt;&quot;&amp;[.B4]&amp;&quot;&lt;/value&gt; &lt;/data&gt;&quot;" office:value-type="string" office:string-value="  &lt;data name=&quot;Application name&quot; xml:space=&quot;preserve&quot;&gt; &lt;value&gt;Commute&lt;/value&gt; &lt;/data&gt;">
            <text:p><text:s text:c="2"/>&lt;data name="Application name" xml:space="preserve"&gt; &lt;value&gt;Commute&lt;/value&gt; &lt;/data&gt;</text:p>
          </table:table-cell>
          <table:table-cell table:formula="of:=&quot;  &lt;data name=&quot;&quot;&quot;&amp;[.$A4]&amp;&quot;&quot;&quot; xml:space=&quot;&quot;preserve&quot;&quot;&gt; &lt;value&gt;&quot;&amp;[.C4]&amp;&quot;&lt;/value&gt; &lt;/data&gt;&quot;" office:value-type="string" office:string-value="  &lt;data name=&quot;Application name&quot; xml:space=&quot;preserve&quot;&gt; &lt;value&gt;Commute&lt;/value&gt; &lt;/data&gt;">
            <text:p><text:s text:c="2"/>&lt;data name="Application name" xml:space="preserve"&gt; &lt;value&gt;Commute&lt;/value&gt; &lt;/data&gt;</text:p>
          </table:table-cell>
          <table:table-cell table:style-name="ce9" table:formula="of:=&quot;  &lt;data name=&quot;&quot;&quot;&amp;[.$A4]&amp;&quot;&quot;&quot; xml:space=&quot;&quot;preserve&quot;&quot;&gt; &lt;value&gt;&quot;&amp;[.D4]&amp;&quot;&lt;/value&gt; &lt;/data&gt;&quot;" office:value-type="string" office:string-value="  &lt;data name=&quot;Application name&quot; xml:space=&quot;preserve&quot;&gt; &lt;value&gt;xxx&lt;/value&gt; &lt;/data&gt;">
            <text:p><text:s text:c="2"/>&lt;data name="Application name"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Cancel</text:p>
          </table:table-cell>
          <table:table-cell office:value-type="string">
            <text:p>Annuler</text:p>
          </table:table-cell>
          <table:table-cell office:value-type="string">
            <text:p>xxx</text:p>
          </table:table-cell>
          <table:table-cell table:formula="of:=&quot;  &lt;data name=&quot;&quot;&quot;&amp;[.$A5]&amp;&quot;&quot;&quot; xml:space=&quot;&quot;preserve&quot;&quot;&gt; &lt;value&gt;&quot;&amp;[.B5]&amp;&quot;&lt;/value&gt; &lt;/data&gt;&quot;" office:value-type="string" office:string-value="  &lt;data name=&quot;Cancel&quot; xml:space=&quot;preserve&quot;&gt; &lt;value&gt;Cancel&lt;/value&gt; &lt;/data&gt;">
            <text:p><text:s text:c="2"/>&lt;data name="Cancel" xml:space="preserve"&gt; &lt;value&gt;Cancel&lt;/value&gt; &lt;/data&gt;</text:p>
          </table:table-cell>
          <table:table-cell table:formula="of:=&quot;  &lt;data name=&quot;&quot;&quot;&amp;[.$A5]&amp;&quot;&quot;&quot; xml:space=&quot;&quot;preserve&quot;&quot;&gt; &lt;value&gt;&quot;&amp;[.C5]&amp;&quot;&lt;/value&gt; &lt;/data&gt;&quot;" office:value-type="string" office:string-value="  &lt;data name=&quot;Cancel&quot; xml:space=&quot;preserve&quot;&gt; &lt;value&gt;Annuler&lt;/value&gt; &lt;/data&gt;">
            <text:p><text:s text:c="2"/>&lt;data name="Cancel" xml:space="preserve"&gt; &lt;value&gt;Annuler&lt;/value&gt; &lt;/data&gt;</text:p>
          </table:table-cell>
          <table:table-cell table:style-name="ce9" table:formula="of:=&quot;  &lt;data name=&quot;&quot;&quot;&amp;[.$A5]&amp;&quot;&quot;&quot; xml:space=&quot;&quot;preserve&quot;&quot;&gt; &lt;value&gt;&quot;&amp;[.D5]&amp;&quot;&lt;/value&gt; &lt;/data&gt;&quot;" office:value-type="string" office:string-value="  &lt;data name=&quot;Cancel&quot; xml:space=&quot;preserve&quot;&gt; &lt;value&gt;xxx&lt;/value&gt; &lt;/data&gt;">
            <text:p><text:s text:c="2"/>&lt;data name="Cancel"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Change password</text:p>
          </table:table-cell>
          <table:table-cell office:value-type="string">
            <text:p>Modifier le mot de passe</text:p>
          </table:table-cell>
          <table:table-cell office:value-type="string">
            <text:p>xxx</text:p>
          </table:table-cell>
          <table:table-cell table:formula="of:=&quot;  &lt;data name=&quot;&quot;&quot;&amp;[.$A6]&amp;&quot;&quot;&quot; xml:space=&quot;&quot;preserve&quot;&quot;&gt; &lt;value&gt;&quot;&amp;[.B6]&amp;&quot;&lt;/value&gt; &lt;/data&gt;&quot;" office:value-type="string" office:string-value="  &lt;data name=&quot;Change password&quot; xml:space=&quot;preserve&quot;&gt; &lt;value&gt;Change password&lt;/value&gt; &lt;/data&gt;">
            <text:p><text:s text:c="2"/>&lt;data name="Change password" xml:space="preserve"&gt; &lt;value&gt;Change password&lt;/value&gt; &lt;/data&gt;</text:p>
          </table:table-cell>
          <table:table-cell table:formula="of:=&quot;  &lt;data name=&quot;&quot;&quot;&amp;[.$A6]&amp;&quot;&quot;&quot; xml:space=&quot;&quot;preserve&quot;&quot;&gt; &lt;value&gt;&quot;&amp;[.C6]&amp;&quot;&lt;/value&gt; &lt;/data&gt;&quot;" office:value-type="string" office:string-value="  &lt;data name=&quot;Change password&quot; xml:space=&quot;preserve&quot;&gt; &lt;value&gt;Modifier le mot de passe&lt;/value&gt; &lt;/data&gt;">
            <text:p><text:s text:c="2"/>&lt;data name="Change password" xml:space="preserve"&gt; &lt;value&gt;Modifier le mot de passe&lt;/value&gt; &lt;/data&gt;</text:p>
          </table:table-cell>
          <table:table-cell table:style-name="ce9" table:formula="of:=&quot;  &lt;data name=&quot;&quot;&quot;&amp;[.$A6]&amp;&quot;&quot;&quot; xml:space=&quot;&quot;preserve&quot;&quot;&gt; &lt;value&gt;&quot;&amp;[.D6]&amp;&quot;&lt;/value&gt; &lt;/data&gt;&quot;" office:value-type="string" office:string-value="  &lt;data name=&quot;Change password&quot; xml:space=&quot;preserve&quot;&gt; &lt;value&gt;xxx&lt;/value&gt; &lt;/data&gt;">
            <text:p><text:s text:c="2"/>&lt;data name="Change password"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Co2 per person</text:p>
          </table:table-cell>
          <table:table-cell office:value-type="string">
            <text:p>CO2 per person</text:p>
          </table:table-cell>
          <table:table-cell office:value-type="string">
            <text:p>CO2 par personne</text:p>
          </table:table-cell>
          <table:table-cell office:value-type="string">
            <text:p>xxx</text:p>
          </table:table-cell>
          <table:table-cell table:formula="of:=&quot;  &lt;data name=&quot;&quot;&quot;&amp;[.$A7]&amp;&quot;&quot;&quot; xml:space=&quot;&quot;preserve&quot;&quot;&gt; &lt;value&gt;&quot;&amp;[.B7]&amp;&quot;&lt;/value&gt; &lt;/data&gt;&quot;" office:value-type="string" office:string-value="  &lt;data name=&quot;Co2 per person&quot; xml:space=&quot;preserve&quot;&gt; &lt;value&gt;CO2 per person&lt;/value&gt; &lt;/data&gt;">
            <text:p><text:s text:c="2"/>&lt;data name="Co2 per person" xml:space="preserve"&gt; &lt;value&gt;CO2 per person&lt;/value&gt; &lt;/data&gt;</text:p>
          </table:table-cell>
          <table:table-cell table:formula="of:=&quot;  &lt;data name=&quot;&quot;&quot;&amp;[.$A7]&amp;&quot;&quot;&quot; xml:space=&quot;&quot;preserve&quot;&quot;&gt; &lt;value&gt;&quot;&amp;[.C7]&amp;&quot;&lt;/value&gt; &lt;/data&gt;&quot;" office:value-type="string" office:string-value="  &lt;data name=&quot;Co2 per person&quot; xml:space=&quot;preserve&quot;&gt; &lt;value&gt;CO2 par personne&lt;/value&gt; &lt;/data&gt;">
            <text:p><text:s text:c="2"/>&lt;data name="Co2 per person" xml:space="preserve"&gt; &lt;value&gt;CO2 par personne&lt;/value&gt; &lt;/data&gt;</text:p>
          </table:table-cell>
          <table:table-cell table:style-name="ce9" table:formula="of:=&quot;  &lt;data name=&quot;&quot;&quot;&amp;[.$A7]&amp;&quot;&quot;&quot; xml:space=&quot;&quot;preserve&quot;&quot;&gt; &lt;value&gt;&quot;&amp;[.D7]&amp;&quot;&lt;/value&gt; &lt;/data&gt;&quot;" office:value-type="string" office:string-value="  &lt;data name=&quot;Co2 per person&quot; xml:space=&quot;preserve&quot;&gt; &lt;value&gt;xxx&lt;/value&gt; &lt;/data&gt;">
            <text:p><text:s text:c="2"/>&lt;data name="Co2 per person"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Co2 saved</text:p>
          </table:table-cell>
          <table:table-cell office:value-type="string">
            <text:p>CO2 saved</text:p>
          </table:table-cell>
          <table:table-cell office:value-type="string">
            <text:p>CO2 <text:span text:style-name="T5">économisé</text:span></text:p>
          </table:table-cell>
          <table:table-cell office:value-type="string">
            <text:p>xxx</text:p>
          </table:table-cell>
          <table:table-cell table:formula="of:=&quot;  &lt;data name=&quot;&quot;&quot;&amp;[.$A8]&amp;&quot;&quot;&quot; xml:space=&quot;&quot;preserve&quot;&quot;&gt; &lt;value&gt;&quot;&amp;[.B8]&amp;&quot;&lt;/value&gt; &lt;/data&gt;&quot;" office:value-type="string" office:string-value="  &lt;data name=&quot;Co2 saved&quot; xml:space=&quot;preserve&quot;&gt; &lt;value&gt;CO2 saved&lt;/value&gt; &lt;/data&gt;">
            <text:p><text:s text:c="2"/>&lt;data name="Co2 saved" xml:space="preserve"&gt; &lt;value&gt;CO2 saved&lt;/value&gt; &lt;/data&gt;</text:p>
          </table:table-cell>
          <table:table-cell table:formula="of:=&quot;  &lt;data name=&quot;&quot;&quot;&amp;[.$A8]&amp;&quot;&quot;&quot; xml:space=&quot;&quot;preserve&quot;&quot;&gt; &lt;value&gt;&quot;&amp;[.C8]&amp;&quot;&lt;/value&gt; &lt;/data&gt;&quot;" office:value-type="string" office:string-value="  &lt;data name=&quot;Co2 saved&quot; xml:space=&quot;preserve&quot;&gt; &lt;value&gt;CO2 économisé&lt;/value&gt; &lt;/data&gt;">
            <text:p><text:s text:c="2"/>&lt;data name="Co2 saved" xml:space="preserve"&gt; &lt;value&gt;CO2 économisé&lt;/value&gt; &lt;/data&gt;</text:p>
          </table:table-cell>
          <table:table-cell table:style-name="ce9" table:formula="of:=&quot;  &lt;data name=&quot;&quot;&quot;&amp;[.$A8]&amp;&quot;&quot;&quot; xml:space=&quot;&quot;preserve&quot;&quot;&gt; &lt;value&gt;&quot;&amp;[.D8]&amp;&quot;&lt;/value&gt; &lt;/data&gt;&quot;" office:value-type="string" office:string-value="  &lt;data name=&quot;Co2 saved&quot; xml:space=&quot;preserve&quot;&gt; &lt;value&gt;xxx&lt;/value&gt; &lt;/data&gt;">
            <text:p><text:s text:c="2"/>&lt;data name="Co2 saved"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Compute cost</text:p>
          </table:table-cell>
          <table:table-cell office:value-type="string">
            <text:p>Calculer les d<text:span text:style-name="T5">épenses</text:span></text:p>
          </table:table-cell>
          <table:table-cell office:value-type="string">
            <text:p>xxx</text:p>
          </table:table-cell>
          <table:table-cell table:formula="of:=&quot;  &lt;data name=&quot;&quot;&quot;&amp;[.$A9]&amp;&quot;&quot;&quot; xml:space=&quot;&quot;preserve&quot;&quot;&gt; &lt;value&gt;&quot;&amp;[.B9]&amp;&quot;&lt;/value&gt; &lt;/data&gt;&quot;" office:value-type="string" office:string-value="  &lt;data name=&quot;Compute cost&quot; xml:space=&quot;preserve&quot;&gt; &lt;value&gt;Compute cost&lt;/value&gt; &lt;/data&gt;">
            <text:p><text:s text:c="2"/>&lt;data name="Compute cost" xml:space="preserve"&gt; &lt;value&gt;Compute cost&lt;/value&gt; &lt;/data&gt;</text:p>
          </table:table-cell>
          <table:table-cell table:formula="of:=&quot;  &lt;data name=&quot;&quot;&quot;&amp;[.$A9]&amp;&quot;&quot;&quot; xml:space=&quot;&quot;preserve&quot;&quot;&gt; &lt;value&gt;&quot;&amp;[.C9]&amp;&quot;&lt;/value&gt; &lt;/data&gt;&quot;" office:value-type="string" office:string-value="  &lt;data name=&quot;Compute cost&quot; xml:space=&quot;preserve&quot;&gt; &lt;value&gt;Calculer les dépenses&lt;/value&gt; &lt;/data&gt;">
            <text:p><text:s text:c="2"/>&lt;data name="Compute cost" xml:space="preserve"&gt; &lt;value&gt;Calculer les dépenses&lt;/value&gt; &lt;/data&gt;</text:p>
          </table:table-cell>
          <table:table-cell table:style-name="ce9" table:formula="of:=&quot;  &lt;data name=&quot;&quot;&quot;&amp;[.$A9]&amp;&quot;&quot;&quot; xml:space=&quot;&quot;preserve&quot;&quot;&gt; &lt;value&gt;&quot;&amp;[.D9]&amp;&quot;&lt;/value&gt; &lt;/data&gt;&quot;" office:value-type="string" office:string-value="  &lt;data name=&quot;Compute cost&quot; xml:space=&quot;preserve&quot;&gt; &lt;value&gt;xxx&lt;/value&gt; &lt;/data&gt;">
            <text:p><text:s text:c="2"/>&lt;data name="Compute cost"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Consumption</text:p>
          </table:table-cell>
          <table:table-cell office:value-type="string">
            <text:p>Consommation</text:p>
          </table:table-cell>
          <table:table-cell office:value-type="string">
            <text:p>xxx</text:p>
          </table:table-cell>
          <table:table-cell table:formula="of:=&quot;  &lt;data name=&quot;&quot;&quot;&amp;[.$A10]&amp;&quot;&quot;&quot; xml:space=&quot;&quot;preserve&quot;&quot;&gt; &lt;value&gt;&quot;&amp;[.B10]&amp;&quot;&lt;/value&gt; &lt;/data&gt;&quot;" office:value-type="string" office:string-value="  &lt;data name=&quot;Consumption&quot; xml:space=&quot;preserve&quot;&gt; &lt;value&gt;Consumption&lt;/value&gt; &lt;/data&gt;">
            <text:p><text:s text:c="2"/>&lt;data name="Consumption" xml:space="preserve"&gt; &lt;value&gt;Consumption&lt;/value&gt; &lt;/data&gt;</text:p>
          </table:table-cell>
          <table:table-cell table:formula="of:=&quot;  &lt;data name=&quot;&quot;&quot;&amp;[.$A10]&amp;&quot;&quot;&quot; xml:space=&quot;&quot;preserve&quot;&quot;&gt; &lt;value&gt;&quot;&amp;[.C10]&amp;&quot;&lt;/value&gt; &lt;/data&gt;&quot;" office:value-type="string" office:string-value="  &lt;data name=&quot;Consumption&quot; xml:space=&quot;preserve&quot;&gt; &lt;value&gt;Consommation&lt;/value&gt; &lt;/data&gt;">
            <text:p><text:s text:c="2"/>&lt;data name="Consumption" xml:space="preserve"&gt; &lt;value&gt;Consommation&lt;/value&gt; &lt;/data&gt;</text:p>
          </table:table-cell>
          <table:table-cell table:style-name="ce9" table:formula="of:=&quot;  &lt;data name=&quot;&quot;&quot;&amp;[.$A10]&amp;&quot;&quot;&quot; xml:space=&quot;&quot;preserve&quot;&quot;&gt; &lt;value&gt;&quot;&amp;[.D10]&amp;&quot;&lt;/value&gt; &lt;/data&gt;&quot;" office:value-type="string" office:string-value="  &lt;data name=&quot;Consumption&quot; xml:space=&quot;preserve&quot;&gt; &lt;value&gt;xxx&lt;/value&gt; &lt;/data&gt;">
            <text:p><text:s text:c="2"/>&lt;data name="Consumption"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Cost per person</text:p>
          </table:table-cell>
          <table:table-cell office:value-type="string">
            <text:p>Co<text:span text:style-name="T5">ût par personne</text:span></text:p>
          </table:table-cell>
          <table:table-cell office:value-type="string">
            <text:p>xxx</text:p>
          </table:table-cell>
          <table:table-cell table:formula="of:=&quot;  &lt;data name=&quot;&quot;&quot;&amp;[.$A11]&amp;&quot;&quot;&quot; xml:space=&quot;&quot;preserve&quot;&quot;&gt; &lt;value&gt;&quot;&amp;[.B11]&amp;&quot;&lt;/value&gt; &lt;/data&gt;&quot;" office:value-type="string" office:string-value="  &lt;data name=&quot;Cost per person&quot; xml:space=&quot;preserve&quot;&gt; &lt;value&gt;Cost per person&lt;/value&gt; &lt;/data&gt;">
            <text:p><text:s text:c="2"/>&lt;data name="Cost per person" xml:space="preserve"&gt; &lt;value&gt;Cost per person&lt;/value&gt; &lt;/data&gt;</text:p>
          </table:table-cell>
          <table:table-cell table:formula="of:=&quot;  &lt;data name=&quot;&quot;&quot;&amp;[.$A11]&amp;&quot;&quot;&quot; xml:space=&quot;&quot;preserve&quot;&quot;&gt; &lt;value&gt;&quot;&amp;[.C11]&amp;&quot;&lt;/value&gt; &lt;/data&gt;&quot;" office:value-type="string" office:string-value="  &lt;data name=&quot;Cost per person&quot; xml:space=&quot;preserve&quot;&gt; &lt;value&gt;Coût par personne&lt;/value&gt; &lt;/data&gt;">
            <text:p><text:s text:c="2"/>&lt;data name="Cost per person" xml:space="preserve"&gt; &lt;value&gt;Coût par personne&lt;/value&gt; &lt;/data&gt;</text:p>
          </table:table-cell>
          <table:table-cell table:style-name="ce9" table:formula="of:=&quot;  &lt;data name=&quot;&quot;&quot;&amp;[.$A11]&amp;&quot;&quot;&quot; xml:space=&quot;&quot;preserve&quot;&quot;&gt; &lt;value&gt;&quot;&amp;[.D11]&amp;&quot;&lt;/value&gt; &lt;/data&gt;&quot;" office:value-type="string" office:string-value="  &lt;data name=&quot;Cost per person&quot; xml:space=&quot;preserve&quot;&gt; &lt;value&gt;xxx&lt;/value&gt; &lt;/data&gt;">
            <text:p><text:s text:c="2"/>&lt;data name="Cost per person"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Create account</text:p>
          </table:table-cell>
          <table:table-cell office:value-type="string">
            <text:p>Cr<text:span text:style-name="T4">éer un compte</text:span></text:p>
          </table:table-cell>
          <table:table-cell office:value-type="string">
            <text:p>xxx</text:p>
          </table:table-cell>
          <table:table-cell table:formula="of:=&quot;  &lt;data name=&quot;&quot;&quot;&amp;[.$A12]&amp;&quot;&quot;&quot; xml:space=&quot;&quot;preserve&quot;&quot;&gt; &lt;value&gt;&quot;&amp;[.B12]&amp;&quot;&lt;/value&gt; &lt;/data&gt;&quot;" office:value-type="string" office:string-value="  &lt;data name=&quot;Create account&quot; xml:space=&quot;preserve&quot;&gt; &lt;value&gt;Create account&lt;/value&gt; &lt;/data&gt;">
            <text:p><text:s text:c="2"/>&lt;data name="Create account" xml:space="preserve"&gt; &lt;value&gt;Create account&lt;/value&gt; &lt;/data&gt;</text:p>
          </table:table-cell>
          <table:table-cell table:formula="of:=&quot;  &lt;data name=&quot;&quot;&quot;&amp;[.$A12]&amp;&quot;&quot;&quot; xml:space=&quot;&quot;preserve&quot;&quot;&gt; &lt;value&gt;&quot;&amp;[.C12]&amp;&quot;&lt;/value&gt; &lt;/data&gt;&quot;" office:value-type="string" office:string-value="  &lt;data name=&quot;Create account&quot; xml:space=&quot;preserve&quot;&gt; &lt;value&gt;Créer un compte&lt;/value&gt; &lt;/data&gt;">
            <text:p><text:s text:c="2"/>&lt;data name="Create account" xml:space="preserve"&gt; &lt;value&gt;Créer un compte&lt;/value&gt; &lt;/data&gt;</text:p>
          </table:table-cell>
          <table:table-cell table:style-name="ce9" table:formula="of:=&quot;  &lt;data name=&quot;&quot;&quot;&amp;[.$A12]&amp;&quot;&quot;&quot; xml:space=&quot;&quot;preserve&quot;&quot;&gt; &lt;value&gt;&quot;&amp;[.D12]&amp;&quot;&lt;/value&gt; &lt;/data&gt;&quot;" office:value-type="string" office:string-value="  &lt;data name=&quot;Create account&quot; xml:space=&quot;preserve&quot;&gt; &lt;value&gt;xxx&lt;/value&gt; &lt;/data&gt;">
            <text:p><text:s text:c="2"/>&lt;data name="Create account"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Dir image upload</text:p>
          </table:table-cell>
          <table:table-cell table:number-columns-repeated="2" office:value-type="string">
            <text:p>/Content/Images/Upload/</text:p>
          </table:table-cell>
          <table:table-cell office:value-type="string">
            <text:p>xxx</text:p>
          </table:table-cell>
          <table:table-cell table:formula="of:=&quot;  &lt;data name=&quot;&quot;&quot;&amp;[.$A13]&amp;&quot;&quot;&quot; xml:space=&quot;&quot;preserve&quot;&quot;&gt; &lt;value&gt;&quot;&amp;[.B13]&amp;&quot;&lt;/value&gt; &lt;/data&gt;&quot;" office:value-type="string" office:string-value="  &lt;data name=&quot;Dir image upload&quot; xml:space=&quot;preserve&quot;&gt; &lt;value&gt;/Content/Images/Upload/&lt;/value&gt; &lt;/data&gt;">
            <text:p><text:s text:c="2"/>&lt;data name="Dir image upload" xml:space="preserve"&gt; &lt;value&gt;/Content/Images/Upload/&lt;/value&gt; &lt;/data&gt;</text:p>
          </table:table-cell>
          <table:table-cell table:formula="of:=&quot;  &lt;data name=&quot;&quot;&quot;&amp;[.$A13]&amp;&quot;&quot;&quot; xml:space=&quot;&quot;preserve&quot;&quot;&gt; &lt;value&gt;&quot;&amp;[.C13]&amp;&quot;&lt;/value&gt; &lt;/data&gt;&quot;" office:value-type="string" office:string-value="  &lt;data name=&quot;Dir image upload&quot; xml:space=&quot;preserve&quot;&gt; &lt;value&gt;/Content/Images/Upload/&lt;/value&gt; &lt;/data&gt;">
            <text:p><text:s text:c="2"/>&lt;data name="Dir image upload" xml:space="preserve"&gt; &lt;value&gt;/Content/Images/Upload/&lt;/value&gt; &lt;/data&gt;</text:p>
          </table:table-cell>
          <table:table-cell table:style-name="ce9" table:formula="of:=&quot;  &lt;data name=&quot;&quot;&quot;&amp;[.$A13]&amp;&quot;&quot;&quot; xml:space=&quot;&quot;preserve&quot;&quot;&gt; &lt;value&gt;&quot;&amp;[.D13]&amp;&quot;&lt;/value&gt; &lt;/data&gt;&quot;" office:value-type="string" office:string-value="  &lt;data name=&quot;Dir image upload&quot; xml:space=&quot;preserve&quot;&gt; &lt;value&gt;xxx&lt;/value&gt; &lt;/data&gt;">
            <text:p><text:s text:c="2"/>&lt;data name="Dir image upload"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3" office:value-type="string">
            <text:p>Distance</text:p>
          </table:table-cell>
          <table:table-cell office:value-type="string">
            <text:p>xxx</text:p>
          </table:table-cell>
          <table:table-cell table:formula="of:=&quot;  &lt;data name=&quot;&quot;&quot;&amp;[.$A14]&amp;&quot;&quot;&quot; xml:space=&quot;&quot;preserve&quot;&quot;&gt; &lt;value&gt;&quot;&amp;[.B14]&amp;&quot;&lt;/value&gt; &lt;/data&gt;&quot;" office:value-type="string" office:string-value="  &lt;data name=&quot;Distance&quot; xml:space=&quot;preserve&quot;&gt; &lt;value&gt;Distance&lt;/value&gt; &lt;/data&gt;">
            <text:p><text:s text:c="2"/>&lt;data name="Distance" xml:space="preserve"&gt; &lt;value&gt;Distance&lt;/value&gt; &lt;/data&gt;</text:p>
          </table:table-cell>
          <table:table-cell table:formula="of:=&quot;  &lt;data name=&quot;&quot;&quot;&amp;[.$A14]&amp;&quot;&quot;&quot; xml:space=&quot;&quot;preserve&quot;&quot;&gt; &lt;value&gt;&quot;&amp;[.C14]&amp;&quot;&lt;/value&gt; &lt;/data&gt;&quot;" office:value-type="string" office:string-value="  &lt;data name=&quot;Distance&quot; xml:space=&quot;preserve&quot;&gt; &lt;value&gt;Distance&lt;/value&gt; &lt;/data&gt;">
            <text:p><text:s text:c="2"/>&lt;data name="Distance" xml:space="preserve"&gt; &lt;value&gt;Distance&lt;/value&gt; &lt;/data&gt;</text:p>
          </table:table-cell>
          <table:table-cell table:style-name="ce9" table:formula="of:=&quot;  &lt;data name=&quot;&quot;&quot;&amp;[.$A14]&amp;&quot;&quot;&quot; xml:space=&quot;&quot;preserve&quot;&quot;&gt; &lt;value&gt;&quot;&amp;[.D14]&amp;&quot;&lt;/value&gt; &lt;/data&gt;&quot;" office:value-type="string" office:string-value="  &lt;data name=&quot;Distance&quot; xml:space=&quot;preserve&quot;&gt; &lt;value&gt;xxx&lt;/value&gt; &lt;/data&gt;">
            <text:p><text:s text:c="2"/>&lt;data name="Distance"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Email</text:p>
          </table:table-cell>
          <table:table-cell office:value-type="string">
            <text:p>E-mail address</text:p>
          </table:table-cell>
          <table:table-cell office:value-type="string">
            <text:p>Adresse mail</text:p>
          </table:table-cell>
          <table:table-cell office:value-type="string">
            <text:p>xxx</text:p>
          </table:table-cell>
          <table:table-cell table:formula="of:=&quot;  &lt;data name=&quot;&quot;&quot;&amp;[.$A15]&amp;&quot;&quot;&quot; xml:space=&quot;&quot;preserve&quot;&quot;&gt; &lt;value&gt;&quot;&amp;[.B15]&amp;&quot;&lt;/value&gt; &lt;/data&gt;&quot;" office:value-type="string" office:string-value="  &lt;data name=&quot;Email&quot; xml:space=&quot;preserve&quot;&gt; &lt;value&gt;E-mail address&lt;/value&gt; &lt;/data&gt;">
            <text:p><text:s text:c="2"/>&lt;data name="Email" xml:space="preserve"&gt; &lt;value&gt;E-mail address&lt;/value&gt; &lt;/data&gt;</text:p>
          </table:table-cell>
          <table:table-cell table:formula="of:=&quot;  &lt;data name=&quot;&quot;&quot;&amp;[.$A15]&amp;&quot;&quot;&quot; xml:space=&quot;&quot;preserve&quot;&quot;&gt; &lt;value&gt;&quot;&amp;[.C15]&amp;&quot;&lt;/value&gt; &lt;/data&gt;&quot;" office:value-type="string" office:string-value="  &lt;data name=&quot;Email&quot; xml:space=&quot;preserve&quot;&gt; &lt;value&gt;Adresse mail&lt;/value&gt; &lt;/data&gt;">
            <text:p><text:s text:c="2"/>&lt;data name="Email" xml:space="preserve"&gt; &lt;value&gt;Adresse mail&lt;/value&gt; &lt;/data&gt;</text:p>
          </table:table-cell>
          <table:table-cell table:style-name="ce9" table:formula="of:=&quot;  &lt;data name=&quot;&quot;&quot;&amp;[.$A15]&amp;&quot;&quot;&quot; xml:space=&quot;&quot;preserve&quot;&quot;&gt; &lt;value&gt;&quot;&amp;[.D15]&amp;&quot;&lt;/value&gt; &lt;/data&gt;&quot;" office:value-type="string" office:string-value="  &lt;data name=&quot;Email&quot; xml:space=&quot;preserve&quot;&gt; &lt;value&gt;xxx&lt;/value&gt; &lt;/data&gt;">
            <text:p><text:s text:c="2"/>&lt;data name="Email"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Error database access</text:p>
          </table:table-cell>
          <table:table-cell office:value-type="string">
            <text:p>Database error</text:p>
          </table:table-cell>
          <table:table-cell office:value-type="string">
            <text:p>Erreur d'acc<text:span text:style-name="T4">è</text:span>s a la base</text:p>
          </table:table-cell>
          <table:table-cell office:value-type="string">
            <text:p>xxx</text:p>
          </table:table-cell>
          <table:table-cell table:formula="of:=&quot;  &lt;data name=&quot;&quot;&quot;&amp;[.$A16]&amp;&quot;&quot;&quot; xml:space=&quot;&quot;preserve&quot;&quot;&gt; &lt;value&gt;&quot;&amp;[.B16]&amp;&quot;&lt;/value&gt; &lt;/data&gt;&quot;" office:value-type="string" office:string-value="  &lt;data name=&quot;Error database access&quot; xml:space=&quot;preserve&quot;&gt; &lt;value&gt;Database error&lt;/value&gt; &lt;/data&gt;">
            <text:p><text:s text:c="2"/>&lt;data name="Error database access" xml:space="preserve"&gt; &lt;value&gt;Database error&lt;/value&gt; &lt;/data&gt;</text:p>
          </table:table-cell>
          <table:table-cell table:formula="of:=&quot;  &lt;data name=&quot;&quot;&quot;&amp;[.$A16]&amp;&quot;&quot;&quot; xml:space=&quot;&quot;preserve&quot;&quot;&gt; &lt;value&gt;&quot;&amp;[.C16]&amp;&quot;&lt;/value&gt; &lt;/data&gt;&quot;" office:value-type="string" office:string-value="  &lt;data name=&quot;Error database access&quot; xml:space=&quot;preserve&quot;&gt; &lt;value&gt;Erreur d'accès a la base&lt;/value&gt; &lt;/data&gt;">
            <text:p><text:s text:c="2"/>&lt;data name="Error database access" xml:space="preserve"&gt; &lt;value&gt;Erreur d'accès a la base&lt;/value&gt; &lt;/data&gt;</text:p>
          </table:table-cell>
          <table:table-cell table:style-name="ce9" table:formula="of:=&quot;  &lt;data name=&quot;&quot;&quot;&amp;[.$A16]&amp;&quot;&quot;&quot; xml:space=&quot;&quot;preserve&quot;&quot;&gt; &lt;value&gt;&quot;&amp;[.D16]&amp;&quot;&lt;/value&gt; &lt;/data&gt;&quot;" office:value-type="string" office:string-value="  &lt;data name=&quot;Error database access&quot; xml:space=&quot;preserve&quot;&gt; &lt;value&gt;xxx&lt;/value&gt; &lt;/data&gt;">
            <text:p><text:s text:c="2"/>&lt;data name="Error database access"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Error duplicate account</text:p>
          </table:table-cell>
          <table:table-cell office:value-type="string">
            <text:p>This account already exists</text:p>
          </table:table-cell>
          <table:table-cell office:value-type="string">
            <text:p>The compte existe d<text:span text:style-name="T4">éjà</text:span></text:p>
          </table:table-cell>
          <table:table-cell office:value-type="string">
            <text:p>xxx</text:p>
          </table:table-cell>
          <table:table-cell table:formula="of:=&quot;  &lt;data name=&quot;&quot;&quot;&amp;[.$A17]&amp;&quot;&quot;&quot; xml:space=&quot;&quot;preserve&quot;&quot;&gt; &lt;value&gt;&quot;&amp;[.B17]&amp;&quot;&lt;/value&gt; &lt;/data&gt;&quot;" office:value-type="string" office:string-value="  &lt;data name=&quot;Error duplicate account&quot; xml:space=&quot;preserve&quot;&gt; &lt;value&gt;This account already exists&lt;/value&gt; &lt;/data&gt;">
            <text:p><text:s text:c="2"/>&lt;data name="Error duplicate account" xml:space="preserve"&gt; &lt;value&gt;This account already exists&lt;/value&gt; &lt;/data&gt;</text:p>
          </table:table-cell>
          <table:table-cell table:formula="of:=&quot;  &lt;data name=&quot;&quot;&quot;&amp;[.$A17]&amp;&quot;&quot;&quot; xml:space=&quot;&quot;preserve&quot;&quot;&gt; &lt;value&gt;&quot;&amp;[.C17]&amp;&quot;&lt;/value&gt; &lt;/data&gt;&quot;" office:value-type="string" office:string-value="  &lt;data name=&quot;Error duplicate account&quot; xml:space=&quot;preserve&quot;&gt; &lt;value&gt;The compte existe déjà&lt;/value&gt; &lt;/data&gt;">
            <text:p><text:s text:c="2"/>&lt;data name="Error duplicate account" xml:space="preserve"&gt; &lt;value&gt;The compte existe déjà&lt;/value&gt; &lt;/data&gt;</text:p>
          </table:table-cell>
          <table:table-cell table:style-name="ce9" table:formula="of:=&quot;  &lt;data name=&quot;&quot;&quot;&amp;[.$A17]&amp;&quot;&quot;&quot; xml:space=&quot;&quot;preserve&quot;&quot;&gt; &lt;value&gt;&quot;&amp;[.D17]&amp;&quot;&lt;/value&gt; &lt;/data&gt;&quot;" office:value-type="string" office:string-value="  &lt;data name=&quot;Error duplicate account&quot; xml:space=&quot;preserve&quot;&gt; &lt;value&gt;xxx&lt;/value&gt; &lt;/data&gt;">
            <text:p><text:s text:c="2"/>&lt;data name="Error duplicate account"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Error invalid mail</text:p>
          </table:table-cell>
          <table:table-cell office:value-type="string">
            <text:p>This does not look like a valid mail address</text:p>
          </table:table-cell>
          <table:table-cell office:value-type="string">
            <text:p>Ce n'est pas une addresse mail valide</text:p>
          </table:table-cell>
          <table:table-cell office:value-type="string">
            <text:p>xxx</text:p>
          </table:table-cell>
          <table:table-cell table:formula="of:=&quot;  &lt;data name=&quot;&quot;&quot;&amp;[.$A18]&amp;&quot;&quot;&quot; xml:space=&quot;&quot;preserve&quot;&quot;&gt; &lt;value&gt;&quot;&amp;[.B18]&amp;&quot;&lt;/value&gt; &lt;/data&gt;&quot;" office:value-type="string" office:string-value="  &lt;data name=&quot;Error invalid mail&quot; xml:space=&quot;preserve&quot;&gt; &lt;value&gt;This does not look like a valid mail address&lt;/value&gt; &lt;/data&gt;">
            <text:p><text:s text:c="2"/>&lt;data name="Error invalid mail" xml:space="preserve"&gt; &lt;value&gt;This does not look like a valid mail address&lt;/value&gt; &lt;/data&gt;</text:p>
          </table:table-cell>
          <table:table-cell table:formula="of:=&quot;  &lt;data name=&quot;&quot;&quot;&amp;[.$A18]&amp;&quot;&quot;&quot; xml:space=&quot;&quot;preserve&quot;&quot;&gt; &lt;value&gt;&quot;&amp;[.C18]&amp;&quot;&lt;/value&gt; &lt;/data&gt;&quot;" office:value-type="string" office:string-value="  &lt;data name=&quot;Error invalid mail&quot; xml:space=&quot;preserve&quot;&gt; &lt;value&gt;Ce n'est pas une addresse mail valide&lt;/value&gt; &lt;/data&gt;">
            <text:p><text:s text:c="2"/>&lt;data name="Error invalid mail" xml:space="preserve"&gt; &lt;value&gt;Ce n'est pas une addresse mail valide&lt;/value&gt; &lt;/data&gt;</text:p>
          </table:table-cell>
          <table:table-cell table:style-name="ce9" table:formula="of:=&quot;  &lt;data name=&quot;&quot;&quot;&amp;[.$A18]&amp;&quot;&quot;&quot; xml:space=&quot;&quot;preserve&quot;&quot;&gt; &lt;value&gt;&quot;&amp;[.D18]&amp;&quot;&lt;/value&gt; &lt;/data&gt;&quot;" office:value-type="string" office:string-value="  &lt;data name=&quot;Error invalid mail&quot; xml:space=&quot;preserve&quot;&gt; &lt;value&gt;xxx&lt;/value&gt; &lt;/data&gt;">
            <text:p><text:s text:c="2"/>&lt;data name="Error invalid mail"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Error wrong mail</text:p>
          </table:table-cell>
          <table:table-cell office:value-type="string">
            <text:p>This mail does not match this account</text:p>
          </table:table-cell>
          <table:table-cell office:value-type="string">
            <text:p>Ce mail ne correspond pas <text:span text:style-name="T4">à ce compte</text:span></text:p>
          </table:table-cell>
          <table:table-cell office:value-type="string">
            <text:p>xxx</text:p>
          </table:table-cell>
          <table:table-cell table:formula="of:=&quot;  &lt;data name=&quot;&quot;&quot;&amp;[.$A19]&amp;&quot;&quot;&quot; xml:space=&quot;&quot;preserve&quot;&quot;&gt; &lt;value&gt;&quot;&amp;[.B19]&amp;&quot;&lt;/value&gt; &lt;/data&gt;&quot;" office:value-type="string" office:string-value="  &lt;data name=&quot;Error wrong mail&quot; xml:space=&quot;preserve&quot;&gt; &lt;value&gt;This mail does not match this account&lt;/value&gt; &lt;/data&gt;">
            <text:p><text:s text:c="2"/>&lt;data name="Error wrong mail" xml:space="preserve"&gt; &lt;value&gt;This mail does not match this account&lt;/value&gt; &lt;/data&gt;</text:p>
          </table:table-cell>
          <table:table-cell table:formula="of:=&quot;  &lt;data name=&quot;&quot;&quot;&amp;[.$A19]&amp;&quot;&quot;&quot; xml:space=&quot;&quot;preserve&quot;&quot;&gt; &lt;value&gt;&quot;&amp;[.C19]&amp;&quot;&lt;/value&gt; &lt;/data&gt;&quot;" office:value-type="string" office:string-value="  &lt;data name=&quot;Error wrong mail&quot; xml:space=&quot;preserve&quot;&gt; &lt;value&gt;Ce mail ne correspond pas à ce compte&lt;/value&gt; &lt;/data&gt;">
            <text:p><text:s text:c="2"/>&lt;data name="Error wrong mail" xml:space="preserve"&gt; &lt;value&gt;Ce mail ne correspond pas à ce compte&lt;/value&gt; &lt;/data&gt;</text:p>
          </table:table-cell>
          <table:table-cell table:style-name="ce9" table:formula="of:=&quot;  &lt;data name=&quot;&quot;&quot;&amp;[.$A19]&amp;&quot;&quot;&quot; xml:space=&quot;&quot;preserve&quot;&quot;&gt; &lt;value&gt;&quot;&amp;[.D19]&amp;&quot;&lt;/value&gt; &lt;/data&gt;&quot;" office:value-type="string" office:string-value="  &lt;data name=&quot;Error wrong mail&quot; xml:space=&quot;preserve&quot;&gt; &lt;value&gt;xxx&lt;/value&gt; &lt;/data&gt;">
            <text:p><text:s text:c="2"/>&lt;data name="Error wrong mail"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Error string too long</text:p>
          </table:table-cell>
          <table:table-cell office:value-type="string">
            <text:p>String is too long</text:p>
          </table:table-cell>
          <table:table-cell office:value-type="string">
            <text:p>Chaine de caract<text:span text:style-name="T4">ères trop longue</text:span></text:p>
          </table:table-cell>
          <table:table-cell office:value-type="string">
            <text:p>xxx</text:p>
          </table:table-cell>
          <table:table-cell table:formula="of:=&quot;  &lt;data name=&quot;&quot;&quot;&amp;[.$A20]&amp;&quot;&quot;&quot; xml:space=&quot;&quot;preserve&quot;&quot;&gt; &lt;value&gt;&quot;&amp;[.B20]&amp;&quot;&lt;/value&gt; &lt;/data&gt;&quot;" office:value-type="string" office:string-value="  &lt;data name=&quot;Error string too long&quot; xml:space=&quot;preserve&quot;&gt; &lt;value&gt;String is too long&lt;/value&gt; &lt;/data&gt;">
            <text:p><text:s text:c="2"/>&lt;data name="Error string too long" xml:space="preserve"&gt; &lt;value&gt;String is too long&lt;/value&gt; &lt;/data&gt;</text:p>
          </table:table-cell>
          <table:table-cell table:formula="of:=&quot;  &lt;data name=&quot;&quot;&quot;&amp;[.$A20]&amp;&quot;&quot;&quot; xml:space=&quot;&quot;preserve&quot;&quot;&gt; &lt;value&gt;&quot;&amp;[.C20]&amp;&quot;&lt;/value&gt; &lt;/data&gt;&quot;" office:value-type="string" office:string-value="  &lt;data name=&quot;Error string too long&quot; xml:space=&quot;preserve&quot;&gt; &lt;value&gt;Chaine de caractères trop longue&lt;/value&gt; &lt;/data&gt;">
            <text:p><text:s text:c="2"/>&lt;data name="Error string too long" xml:space="preserve"&gt; &lt;value&gt;Chaine de caractères trop longue&lt;/value&gt; &lt;/data&gt;</text:p>
          </table:table-cell>
          <table:table-cell table:style-name="ce9" table:formula="of:=&quot;  &lt;data name=&quot;&quot;&quot;&amp;[.$A20]&amp;&quot;&quot;&quot; xml:space=&quot;&quot;preserve&quot;&quot;&gt; &lt;value&gt;&quot;&amp;[.D20]&amp;&quot;&lt;/value&gt; &lt;/data&gt;&quot;" office:value-type="string" office:string-value="  &lt;data name=&quot;Error string too long&quot; xml:space=&quot;preserve&quot;&gt; &lt;value&gt;xxx&lt;/value&gt; &lt;/data&gt;">
            <text:p><text:s text:c="2"/>&lt;data name="Error string too long"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Error unknown account</text:p>
          </table:table-cell>
          <table:table-cell office:value-type="string">
            <text:p>This account does not exists</text:p>
          </table:table-cell>
          <table:table-cell office:value-type="string">
            <text:p>Ce compte n'exista pas</text:p>
          </table:table-cell>
          <table:table-cell office:value-type="string">
            <text:p>xxx</text:p>
          </table:table-cell>
          <table:table-cell table:formula="of:=&quot;  &lt;data name=&quot;&quot;&quot;&amp;[.$A21]&amp;&quot;&quot;&quot; xml:space=&quot;&quot;preserve&quot;&quot;&gt; &lt;value&gt;&quot;&amp;[.B21]&amp;&quot;&lt;/value&gt; &lt;/data&gt;&quot;" office:value-type="string" office:string-value="  &lt;data name=&quot;Error unknown account&quot; xml:space=&quot;preserve&quot;&gt; &lt;value&gt;This account does not exists&lt;/value&gt; &lt;/data&gt;">
            <text:p><text:s text:c="2"/>&lt;data name="Error unknown account" xml:space="preserve"&gt; &lt;value&gt;This account does not exists&lt;/value&gt; &lt;/data&gt;</text:p>
          </table:table-cell>
          <table:table-cell table:formula="of:=&quot;  &lt;data name=&quot;&quot;&quot;&amp;[.$A21]&amp;&quot;&quot;&quot; xml:space=&quot;&quot;preserve&quot;&quot;&gt; &lt;value&gt;&quot;&amp;[.C21]&amp;&quot;&lt;/value&gt; &lt;/data&gt;&quot;" office:value-type="string" office:string-value="  &lt;data name=&quot;Error unknown account&quot; xml:space=&quot;preserve&quot;&gt; &lt;value&gt;Ce compte n'exista pas&lt;/value&gt; &lt;/data&gt;">
            <text:p><text:s text:c="2"/>&lt;data name="Error unknown account" xml:space="preserve"&gt; &lt;value&gt;Ce compte n'exista pas&lt;/value&gt; &lt;/data&gt;</text:p>
          </table:table-cell>
          <table:table-cell table:style-name="ce9" table:formula="of:=&quot;  &lt;data name=&quot;&quot;&quot;&amp;[.$A21]&amp;&quot;&quot;&quot; xml:space=&quot;&quot;preserve&quot;&quot;&gt; &lt;value&gt;&quot;&amp;[.D21]&amp;&quot;&lt;/value&gt; &lt;/data&gt;&quot;" office:value-type="string" office:string-value="  &lt;data name=&quot;Error unknown account&quot; xml:space=&quot;preserve&quot;&gt; &lt;value&gt;xxx&lt;/value&gt; &lt;/data&gt;">
            <text:p><text:s text:c="2"/>&lt;data name="Error unknown account"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Error wrong password</text:p>
          </table:table-cell>
          <table:table-cell office:value-type="string">
            <text:p>Wrong password, did you forget it...too bad !</text:p>
          </table:table-cell>
          <table:table-cell office:value-type="string">
            <text:p>Erreur de mot de passe</text:p>
          </table:table-cell>
          <table:table-cell office:value-type="string">
            <text:p>xxx</text:p>
          </table:table-cell>
          <table:table-cell table:formula="of:=&quot;  &lt;data name=&quot;&quot;&quot;&amp;[.$A22]&amp;&quot;&quot;&quot; xml:space=&quot;&quot;preserve&quot;&quot;&gt; &lt;value&gt;&quot;&amp;[.B22]&amp;&quot;&lt;/value&gt; &lt;/data&gt;&quot;" office:value-type="string" office:string-value="  &lt;data name=&quot;Error wrong password&quot; xml:space=&quot;preserve&quot;&gt; &lt;value&gt;Wrong password, did you forget it...too bad !&lt;/value&gt; &lt;/data&gt;">
            <text:p><text:s text:c="2"/>&lt;data name="Error wrong password" xml:space="preserve"&gt; &lt;value&gt;Wrong password, did you forget it...too bad !&lt;/value&gt; &lt;/data&gt;</text:p>
          </table:table-cell>
          <table:table-cell table:formula="of:=&quot;  &lt;data name=&quot;&quot;&quot;&amp;[.$A22]&amp;&quot;&quot;&quot; xml:space=&quot;&quot;preserve&quot;&quot;&gt; &lt;value&gt;&quot;&amp;[.C22]&amp;&quot;&lt;/value&gt; &lt;/data&gt;&quot;" office:value-type="string" office:string-value="  &lt;data name=&quot;Error wrong password&quot; xml:space=&quot;preserve&quot;&gt; &lt;value&gt;Erreur de mot de passe&lt;/value&gt; &lt;/data&gt;">
            <text:p><text:s text:c="2"/>&lt;data name="Error wrong password" xml:space="preserve"&gt; &lt;value&gt;Erreur de mot de passe&lt;/value&gt; &lt;/data&gt;</text:p>
          </table:table-cell>
          <table:table-cell table:style-name="ce9" table:formula="of:=&quot;  &lt;data name=&quot;&quot;&quot;&amp;[.$A22]&amp;&quot;&quot;&quot; xml:space=&quot;&quot;preserve&quot;&quot;&gt; &lt;value&gt;&quot;&amp;[.D22]&amp;&quot;&lt;/value&gt; &lt;/data&gt;&quot;" office:value-type="string" office:string-value="  &lt;data name=&quot;Error wrong password&quot; xml:space=&quot;preserve&quot;&gt; &lt;value&gt;xxx&lt;/value&gt; &lt;/data&gt;">
            <text:p><text:s text:c="2"/>&lt;data name="Error wrong password"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3" office:value-type="string">
            <text:p>Forum</text:p>
          </table:table-cell>
          <table:table-cell office:value-type="string">
            <text:p>xxx</text:p>
          </table:table-cell>
          <table:table-cell table:formula="of:=&quot;  &lt;data name=&quot;&quot;&quot;&amp;[.$A23]&amp;&quot;&quot;&quot; xml:space=&quot;&quot;preserve&quot;&quot;&gt; &lt;value&gt;&quot;&amp;[.B23]&amp;&quot;&lt;/value&gt; &lt;/data&gt;&quot;" office:value-type="string" office:string-value="  &lt;data name=&quot;Forum&quot; xml:space=&quot;preserve&quot;&gt; &lt;value&gt;Forum&lt;/value&gt; &lt;/data&gt;">
            <text:p><text:s text:c="2"/>&lt;data name="Forum" xml:space="preserve"&gt; &lt;value&gt;Forum&lt;/value&gt; &lt;/data&gt;</text:p>
          </table:table-cell>
          <table:table-cell table:formula="of:=&quot;  &lt;data name=&quot;&quot;&quot;&amp;[.$A23]&amp;&quot;&quot;&quot; xml:space=&quot;&quot;preserve&quot;&quot;&gt; &lt;value&gt;&quot;&amp;[.C23]&amp;&quot;&lt;/value&gt; &lt;/data&gt;&quot;" office:value-type="string" office:string-value="  &lt;data name=&quot;Forum&quot; xml:space=&quot;preserve&quot;&gt; &lt;value&gt;Forum&lt;/value&gt; &lt;/data&gt;">
            <text:p><text:s text:c="2"/>&lt;data name="Forum" xml:space="preserve"&gt; &lt;value&gt;Forum&lt;/value&gt; &lt;/data&gt;</text:p>
          </table:table-cell>
          <table:table-cell table:style-name="ce9" table:formula="of:=&quot;  &lt;data name=&quot;&quot;&quot;&amp;[.$A23]&amp;&quot;&quot;&quot; xml:space=&quot;&quot;preserve&quot;&quot;&gt; &lt;value&gt;&quot;&amp;[.D23]&amp;&quot;&lt;/value&gt; &lt;/data&gt;&quot;" office:value-type="string" office:string-value="  &lt;data name=&quot;Forum&quot; xml:space=&quot;preserve&quot;&gt; &lt;value&gt;xxx&lt;/value&gt; &lt;/data&gt;">
            <text:p><text:s text:c="2"/>&lt;data name="Forum"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From</text:p>
          </table:table-cell>
          <table:table-cell office:value-type="string">
            <text:p>De</text:p>
          </table:table-cell>
          <table:table-cell office:value-type="string">
            <text:p>xxx</text:p>
          </table:table-cell>
          <table:table-cell table:formula="of:=&quot;  &lt;data name=&quot;&quot;&quot;&amp;[.$A24]&amp;&quot;&quot;&quot; xml:space=&quot;&quot;preserve&quot;&quot;&gt; &lt;value&gt;&quot;&amp;[.B24]&amp;&quot;&lt;/value&gt; &lt;/data&gt;&quot;" office:value-type="string" office:string-value="  &lt;data name=&quot;From&quot; xml:space=&quot;preserve&quot;&gt; &lt;value&gt;From&lt;/value&gt; &lt;/data&gt;">
            <text:p><text:s text:c="2"/>&lt;data name="From" xml:space="preserve"&gt; &lt;value&gt;From&lt;/value&gt; &lt;/data&gt;</text:p>
          </table:table-cell>
          <table:table-cell table:formula="of:=&quot;  &lt;data name=&quot;&quot;&quot;&amp;[.$A24]&amp;&quot;&quot;&quot; xml:space=&quot;&quot;preserve&quot;&quot;&gt; &lt;value&gt;&quot;&amp;[.C24]&amp;&quot;&lt;/value&gt; &lt;/data&gt;&quot;" office:value-type="string" office:string-value="  &lt;data name=&quot;From&quot; xml:space=&quot;preserve&quot;&gt; &lt;value&gt;De&lt;/value&gt; &lt;/data&gt;">
            <text:p><text:s text:c="2"/>&lt;data name="From" xml:space="preserve"&gt; &lt;value&gt;De&lt;/value&gt; &lt;/data&gt;</text:p>
          </table:table-cell>
          <table:table-cell table:style-name="ce9" table:formula="of:=&quot;  &lt;data name=&quot;&quot;&quot;&amp;[.$A24]&amp;&quot;&quot;&quot; xml:space=&quot;&quot;preserve&quot;&quot;&gt; &lt;value&gt;&quot;&amp;[.D24]&amp;&quot;&lt;/value&gt; &lt;/data&gt;&quot;" office:value-type="string" office:string-value="  &lt;data name=&quot;From&quot; xml:space=&quot;preserve&quot;&gt; &lt;value&gt;xxx&lt;/value&gt; &lt;/data&gt;">
            <text:p><text:s text:c="2"/>&lt;data name="From"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Fuel cost</text:p>
          </table:table-cell>
          <table:table-cell office:value-type="string">
            <text:p>Co<text:span text:style-name="T5">ût essence</text:span></text:p>
          </table:table-cell>
          <table:table-cell office:value-type="string">
            <text:p>xxx</text:p>
          </table:table-cell>
          <table:table-cell table:formula="of:=&quot;  &lt;data name=&quot;&quot;&quot;&amp;[.$A25]&amp;&quot;&quot;&quot; xml:space=&quot;&quot;preserve&quot;&quot;&gt; &lt;value&gt;&quot;&amp;[.B25]&amp;&quot;&lt;/value&gt; &lt;/data&gt;&quot;" office:value-type="string" office:string-value="  &lt;data name=&quot;Fuel cost&quot; xml:space=&quot;preserve&quot;&gt; &lt;value&gt;Fuel cost&lt;/value&gt; &lt;/data&gt;">
            <text:p><text:s text:c="2"/>&lt;data name="Fuel cost" xml:space="preserve"&gt; &lt;value&gt;Fuel cost&lt;/value&gt; &lt;/data&gt;</text:p>
          </table:table-cell>
          <table:table-cell table:formula="of:=&quot;  &lt;data name=&quot;&quot;&quot;&amp;[.$A25]&amp;&quot;&quot;&quot; xml:space=&quot;&quot;preserve&quot;&quot;&gt; &lt;value&gt;&quot;&amp;[.C25]&amp;&quot;&lt;/value&gt; &lt;/data&gt;&quot;" office:value-type="string" office:string-value="  &lt;data name=&quot;Fuel cost&quot; xml:space=&quot;preserve&quot;&gt; &lt;value&gt;Coût essence&lt;/value&gt; &lt;/data&gt;">
            <text:p><text:s text:c="2"/>&lt;data name="Fuel cost" xml:space="preserve"&gt; &lt;value&gt;Coût essence&lt;/value&gt; &lt;/data&gt;</text:p>
          </table:table-cell>
          <table:table-cell table:style-name="ce9" table:formula="of:=&quot;  &lt;data name=&quot;&quot;&quot;&amp;[.$A25]&amp;&quot;&quot;&quot; xml:space=&quot;&quot;preserve&quot;&quot;&gt; &lt;value&gt;&quot;&amp;[.D25]&amp;&quot;&lt;/value&gt; &lt;/data&gt;&quot;" office:value-type="string" office:string-value="  &lt;data name=&quot;Fuel cost&quot; xml:space=&quot;preserve&quot;&gt; &lt;value&gt;xxx&lt;/value&gt; &lt;/data&gt;">
            <text:p><text:s text:c="2"/>&lt;data name="Fuel cost"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Fuel used</text:p>
          </table:table-cell>
          <table:table-cell office:value-type="string">
            <text:p>Essence utilis<text:span text:style-name="T5">é</text:span></text:p>
          </table:table-cell>
          <table:table-cell office:value-type="string">
            <text:p>xxx</text:p>
          </table:table-cell>
          <table:table-cell table:formula="of:=&quot;  &lt;data name=&quot;&quot;&quot;&amp;[.$A26]&amp;&quot;&quot;&quot; xml:space=&quot;&quot;preserve&quot;&quot;&gt; &lt;value&gt;&quot;&amp;[.B26]&amp;&quot;&lt;/value&gt; &lt;/data&gt;&quot;" office:value-type="string" office:string-value="  &lt;data name=&quot;Fuel used&quot; xml:space=&quot;preserve&quot;&gt; &lt;value&gt;Fuel used&lt;/value&gt; &lt;/data&gt;">
            <text:p><text:s text:c="2"/>&lt;data name="Fuel used" xml:space="preserve"&gt; &lt;value&gt;Fuel used&lt;/value&gt; &lt;/data&gt;</text:p>
          </table:table-cell>
          <table:table-cell table:formula="of:=&quot;  &lt;data name=&quot;&quot;&quot;&amp;[.$A26]&amp;&quot;&quot;&quot; xml:space=&quot;&quot;preserve&quot;&quot;&gt; &lt;value&gt;&quot;&amp;[.C26]&amp;&quot;&lt;/value&gt; &lt;/data&gt;&quot;" office:value-type="string" office:string-value="  &lt;data name=&quot;Fuel used&quot; xml:space=&quot;preserve&quot;&gt; &lt;value&gt;Essence utilisé&lt;/value&gt; &lt;/data&gt;">
            <text:p><text:s text:c="2"/>&lt;data name="Fuel used" xml:space="preserve"&gt; &lt;value&gt;Essence utilisé&lt;/value&gt; &lt;/data&gt;</text:p>
          </table:table-cell>
          <table:table-cell table:style-name="ce9" table:formula="of:=&quot;  &lt;data name=&quot;&quot;&quot;&amp;[.$A26]&amp;&quot;&quot;&quot; xml:space=&quot;&quot;preserve&quot;&quot;&gt; &lt;value&gt;&quot;&amp;[.D26]&amp;&quot;&lt;/value&gt; &lt;/data&gt;&quot;" office:value-type="string" office:string-value="  &lt;data name=&quot;Fuel used&quot; xml:space=&quot;preserve&quot;&gt; &lt;value&gt;xxx&lt;/value&gt; &lt;/data&gt;">
            <text:p><text:s text:c="2"/>&lt;data name="Fuel used"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Guest</text:p>
          </table:table-cell>
          <table:table-cell office:value-type="string">
            <text:p>Invit<text:span text:style-name="T4">é</text:span></text:p>
          </table:table-cell>
          <table:table-cell office:value-type="string">
            <text:p>xxx</text:p>
          </table:table-cell>
          <table:table-cell table:formula="of:=&quot;  &lt;data name=&quot;&quot;&quot;&amp;[.$A27]&amp;&quot;&quot;&quot; xml:space=&quot;&quot;preserve&quot;&quot;&gt; &lt;value&gt;&quot;&amp;[.B27]&amp;&quot;&lt;/value&gt; &lt;/data&gt;&quot;" office:value-type="string" office:string-value="  &lt;data name=&quot;Guest&quot; xml:space=&quot;preserve&quot;&gt; &lt;value&gt;Guest&lt;/value&gt; &lt;/data&gt;">
            <text:p><text:s text:c="2"/>&lt;data name="Guest" xml:space="preserve"&gt; &lt;value&gt;Guest&lt;/value&gt; &lt;/data&gt;</text:p>
          </table:table-cell>
          <table:table-cell table:formula="of:=&quot;  &lt;data name=&quot;&quot;&quot;&amp;[.$A27]&amp;&quot;&quot;&quot; xml:space=&quot;&quot;preserve&quot;&quot;&gt; &lt;value&gt;&quot;&amp;[.C27]&amp;&quot;&lt;/value&gt; &lt;/data&gt;&quot;" office:value-type="string" office:string-value="  &lt;data name=&quot;Guest&quot; xml:space=&quot;preserve&quot;&gt; &lt;value&gt;Invité&lt;/value&gt; &lt;/data&gt;">
            <text:p><text:s text:c="2"/>&lt;data name="Guest" xml:space="preserve"&gt; &lt;value&gt;Invité&lt;/value&gt; &lt;/data&gt;</text:p>
          </table:table-cell>
          <table:table-cell table:style-name="ce9" table:formula="of:=&quot;  &lt;data name=&quot;&quot;&quot;&amp;[.$A27]&amp;&quot;&quot;&quot; xml:space=&quot;&quot;preserve&quot;&quot;&gt; &lt;value&gt;&quot;&amp;[.D27]&amp;&quot;&lt;/value&gt; &lt;/data&gt;&quot;" office:value-type="string" office:string-value="  &lt;data name=&quot;Guest&quot; xml:space=&quot;preserve&quot;&gt; &lt;value&gt;xxx&lt;/value&gt; &lt;/data&gt;">
            <text:p><text:s text:c="2"/>&lt;data name="Guest"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Hello</text:p>
          </table:table-cell>
          <table:table-cell office:value-type="string">
            <text:p>Bonjour</text:p>
          </table:table-cell>
          <table:table-cell office:value-type="string">
            <text:p>xxx</text:p>
          </table:table-cell>
          <table:table-cell table:formula="of:=&quot;  &lt;data name=&quot;&quot;&quot;&amp;[.$A28]&amp;&quot;&quot;&quot; xml:space=&quot;&quot;preserve&quot;&quot;&gt; &lt;value&gt;&quot;&amp;[.B28]&amp;&quot;&lt;/value&gt; &lt;/data&gt;&quot;" office:value-type="string" office:string-value="  &lt;data name=&quot;Hello&quot; xml:space=&quot;preserve&quot;&gt; &lt;value&gt;Hello&lt;/value&gt; &lt;/data&gt;">
            <text:p><text:s text:c="2"/>&lt;data name="Hello" xml:space="preserve"&gt; &lt;value&gt;Hello&lt;/value&gt; &lt;/data&gt;</text:p>
          </table:table-cell>
          <table:table-cell table:formula="of:=&quot;  &lt;data name=&quot;&quot;&quot;&amp;[.$A28]&amp;&quot;&quot;&quot; xml:space=&quot;&quot;preserve&quot;&quot;&gt; &lt;value&gt;&quot;&amp;[.C28]&amp;&quot;&lt;/value&gt; &lt;/data&gt;&quot;" office:value-type="string" office:string-value="  &lt;data name=&quot;Hello&quot; xml:space=&quot;preserve&quot;&gt; &lt;value&gt;Bonjour&lt;/value&gt; &lt;/data&gt;">
            <text:p><text:s text:c="2"/>&lt;data name="Hello" xml:space="preserve"&gt; &lt;value&gt;Bonjour&lt;/value&gt; &lt;/data&gt;</text:p>
          </table:table-cell>
          <table:table-cell table:style-name="ce9" table:formula="of:=&quot;  &lt;data name=&quot;&quot;&quot;&amp;[.$A28]&amp;&quot;&quot;&quot; xml:space=&quot;&quot;preserve&quot;&quot;&gt; &lt;value&gt;&quot;&amp;[.D28]&amp;&quot;&lt;/value&gt; &lt;/data&gt;&quot;" office:value-type="string" office:string-value="  &lt;data name=&quot;Hello&quot; xml:space=&quot;preserve&quot;&gt; &lt;value&gt;xxx&lt;/value&gt; &lt;/data&gt;">
            <text:p><text:s text:c="2"/>&lt;data name="Hello"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Help</text:p>
          </table:table-cell>
          <table:table-cell office:value-type="string">
            <text:p>Aide</text:p>
          </table:table-cell>
          <table:table-cell office:value-type="string">
            <text:p>xxx</text:p>
          </table:table-cell>
          <table:table-cell table:formula="of:=&quot;  &lt;data name=&quot;&quot;&quot;&amp;[.$A29]&amp;&quot;&quot;&quot; xml:space=&quot;&quot;preserve&quot;&quot;&gt; &lt;value&gt;&quot;&amp;[.B29]&amp;&quot;&lt;/value&gt; &lt;/data&gt;&quot;" office:value-type="string" office:string-value="  &lt;data name=&quot;Help&quot; xml:space=&quot;preserve&quot;&gt; &lt;value&gt;Help&lt;/value&gt; &lt;/data&gt;">
            <text:p><text:s text:c="2"/>&lt;data name="Help" xml:space="preserve"&gt; &lt;value&gt;Help&lt;/value&gt; &lt;/data&gt;</text:p>
          </table:table-cell>
          <table:table-cell table:formula="of:=&quot;  &lt;data name=&quot;&quot;&quot;&amp;[.$A29]&amp;&quot;&quot;&quot; xml:space=&quot;&quot;preserve&quot;&quot;&gt; &lt;value&gt;&quot;&amp;[.C29]&amp;&quot;&lt;/value&gt; &lt;/data&gt;&quot;" office:value-type="string" office:string-value="  &lt;data name=&quot;Help&quot; xml:space=&quot;preserve&quot;&gt; &lt;value&gt;Aide&lt;/value&gt; &lt;/data&gt;">
            <text:p><text:s text:c="2"/>&lt;data name="Help" xml:space="preserve"&gt; &lt;value&gt;Aide&lt;/value&gt; &lt;/data&gt;</text:p>
          </table:table-cell>
          <table:table-cell table:style-name="ce9" table:formula="of:=&quot;  &lt;data name=&quot;&quot;&quot;&amp;[.$A29]&amp;&quot;&quot;&quot; xml:space=&quot;&quot;preserve&quot;&quot;&gt; &lt;value&gt;&quot;&amp;[.D29]&amp;&quot;&lt;/value&gt; &lt;/data&gt;&quot;" office:value-type="string" office:string-value="  &lt;data name=&quot;Help&quot; xml:space=&quot;preserve&quot;&gt; &lt;value&gt;xxx&lt;/value&gt; &lt;/data&gt;">
            <text:p><text:s text:c="2"/>&lt;data name="Help"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Location create</text:p>
          </table:table-cell>
          <table:table-cell office:value-type="string">
            <text:p>Create new location</text:p>
          </table:table-cell>
          <table:table-cell table:number-columns-repeated="2" office:value-type="string">
            <text:p>xxx</text:p>
          </table:table-cell>
          <table:table-cell table:formula="of:=&quot;  &lt;data name=&quot;&quot;&quot;&amp;[.$A30]&amp;&quot;&quot;&quot; xml:space=&quot;&quot;preserve&quot;&quot;&gt; &lt;value&gt;&quot;&amp;[.B30]&amp;&quot;&lt;/value&gt; &lt;/data&gt;&quot;" office:value-type="string" office:string-value="  &lt;data name=&quot;Location create&quot; xml:space=&quot;preserve&quot;&gt; &lt;value&gt;Create new location&lt;/value&gt; &lt;/data&gt;">
            <text:p><text:s text:c="2"/>&lt;data name="Location create" xml:space="preserve"&gt; &lt;value&gt;Create new location&lt;/value&gt; &lt;/data&gt;</text:p>
          </table:table-cell>
          <table:table-cell table:formula="of:=&quot;  &lt;data name=&quot;&quot;&quot;&amp;[.$A30]&amp;&quot;&quot;&quot; xml:space=&quot;&quot;preserve&quot;&quot;&gt; &lt;value&gt;&quot;&amp;[.C30]&amp;&quot;&lt;/value&gt; &lt;/data&gt;&quot;" office:value-type="string" office:string-value="  &lt;data name=&quot;Location create&quot; xml:space=&quot;preserve&quot;&gt; &lt;value&gt;xxx&lt;/value&gt; &lt;/data&gt;">
            <text:p><text:s text:c="2"/>&lt;data name="Location create" xml:space="preserve"&gt; &lt;value&gt;xxx&lt;/value&gt; &lt;/data&gt;</text:p>
          </table:table-cell>
          <table:table-cell table:style-name="ce9" table:formula="of:=&quot;  &lt;data name=&quot;&quot;&quot;&amp;[.$A30]&amp;&quot;&quot;&quot; xml:space=&quot;&quot;preserve&quot;&quot;&gt; &lt;value&gt;&quot;&amp;[.D30]&amp;&quot;&lt;/value&gt; &lt;/data&gt;&quot;" office:value-type="string" office:string-value="  &lt;data name=&quot;Location create&quot; xml:space=&quot;preserve&quot;&gt; &lt;value&gt;xxx&lt;/value&gt; &lt;/data&gt;">
            <text:p><text:s text:c="2"/>&lt;data name="Location create"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Location name</text:p>
          </table:table-cell>
          <table:table-cell table:number-columns-repeated="2" office:value-type="string">
            <text:p>xxx</text:p>
          </table:table-cell>
          <table:table-cell table:formula="of:=&quot;  &lt;data name=&quot;&quot;&quot;&amp;[.$A31]&amp;&quot;&quot;&quot; xml:space=&quot;&quot;preserve&quot;&quot;&gt; &lt;value&gt;&quot;&amp;[.B31]&amp;&quot;&lt;/value&gt; &lt;/data&gt;&quot;" office:value-type="string" office:string-value="  &lt;data name=&quot;Location name&quot; xml:space=&quot;preserve&quot;&gt; &lt;value&gt;Location name&lt;/value&gt; &lt;/data&gt;">
            <text:p><text:s text:c="2"/>&lt;data name="Location name" xml:space="preserve"&gt; &lt;value&gt;Location name&lt;/value&gt; &lt;/data&gt;</text:p>
          </table:table-cell>
          <table:table-cell table:formula="of:=&quot;  &lt;data name=&quot;&quot;&quot;&amp;[.$A31]&amp;&quot;&quot;&quot; xml:space=&quot;&quot;preserve&quot;&quot;&gt; &lt;value&gt;&quot;&amp;[.C31]&amp;&quot;&lt;/value&gt; &lt;/data&gt;&quot;" office:value-type="string" office:string-value="  &lt;data name=&quot;Location name&quot; xml:space=&quot;preserve&quot;&gt; &lt;value&gt;xxx&lt;/value&gt; &lt;/data&gt;">
            <text:p><text:s text:c="2"/>&lt;data name="Location name" xml:space="preserve"&gt; &lt;value&gt;xxx&lt;/value&gt; &lt;/data&gt;</text:p>
          </table:table-cell>
          <table:table-cell table:style-name="ce9" table:formula="of:=&quot;  &lt;data name=&quot;&quot;&quot;&amp;[.$A31]&amp;&quot;&quot;&quot; xml:space=&quot;&quot;preserve&quot;&quot;&gt; &lt;value&gt;&quot;&amp;[.D31]&amp;&quot;&lt;/value&gt; &lt;/data&gt;&quot;" office:value-type="string" office:string-value="  &lt;data name=&quot;Location name&quot; xml:space=&quot;preserve&quot;&gt; &lt;value&gt;xxx&lt;/value&gt; &lt;/data&gt;">
            <text:p><text:s text:c="2"/>&lt;data name="Location name"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Location update</text:p>
          </table:table-cell>
          <table:table-cell office:value-type="string">
            <text:p>Update location</text:p>
          </table:table-cell>
          <table:table-cell table:number-columns-repeated="2" office:value-type="string">
            <text:p>xxx</text:p>
          </table:table-cell>
          <table:table-cell table:formula="of:=&quot;  &lt;data name=&quot;&quot;&quot;&amp;[.$A32]&amp;&quot;&quot;&quot; xml:space=&quot;&quot;preserve&quot;&quot;&gt; &lt;value&gt;&quot;&amp;[.B32]&amp;&quot;&lt;/value&gt; &lt;/data&gt;&quot;" office:value-type="string" office:string-value="  &lt;data name=&quot;Location update&quot; xml:space=&quot;preserve&quot;&gt; &lt;value&gt;Update location&lt;/value&gt; &lt;/data&gt;">
            <text:p><text:s text:c="2"/>&lt;data name="Location update" xml:space="preserve"&gt; &lt;value&gt;Update location&lt;/value&gt; &lt;/data&gt;</text:p>
          </table:table-cell>
          <table:table-cell table:formula="of:=&quot;  &lt;data name=&quot;&quot;&quot;&amp;[.$A32]&amp;&quot;&quot;&quot; xml:space=&quot;&quot;preserve&quot;&quot;&gt; &lt;value&gt;&quot;&amp;[.C32]&amp;&quot;&lt;/value&gt; &lt;/data&gt;&quot;" office:value-type="string" office:string-value="  &lt;data name=&quot;Location update&quot; xml:space=&quot;preserve&quot;&gt; &lt;value&gt;xxx&lt;/value&gt; &lt;/data&gt;">
            <text:p><text:s text:c="2"/>&lt;data name="Location update" xml:space="preserve"&gt; &lt;value&gt;xxx&lt;/value&gt; &lt;/data&gt;</text:p>
          </table:table-cell>
          <table:table-cell table:style-name="ce9" table:formula="of:=&quot;  &lt;data name=&quot;&quot;&quot;&amp;[.$A32]&amp;&quot;&quot;&quot; xml:space=&quot;&quot;preserve&quot;&quot;&gt; &lt;value&gt;&quot;&amp;[.D32]&amp;&quot;&lt;/value&gt; &lt;/data&gt;&quot;" office:value-type="string" office:string-value="  &lt;data name=&quot;Location update&quot; xml:space=&quot;preserve&quot;&gt; &lt;value&gt;xxx&lt;/value&gt; &lt;/data&gt;">
            <text:p><text:s text:c="2"/>&lt;data name="Location update"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Location type</text:p>
          </table:table-cell>
          <table:table-cell office:value-type="string">
            <text:p>Type</text:p>
          </table:table-cell>
          <table:table-cell table:number-columns-repeated="2" office:value-type="string">
            <text:p>xxx</text:p>
          </table:table-cell>
          <table:table-cell table:formula="of:=&quot;  &lt;data name=&quot;&quot;&quot;&amp;[.$A33]&amp;&quot;&quot;&quot; xml:space=&quot;&quot;preserve&quot;&quot;&gt; &lt;value&gt;&quot;&amp;[.B33]&amp;&quot;&lt;/value&gt; &lt;/data&gt;&quot;" office:value-type="string" office:string-value="  &lt;data name=&quot;Location type&quot; xml:space=&quot;preserve&quot;&gt; &lt;value&gt;Type&lt;/value&gt; &lt;/data&gt;">
            <text:p><text:s text:c="2"/>&lt;data name="Location type" xml:space="preserve"&gt; &lt;value&gt;Type&lt;/value&gt; &lt;/data&gt;</text:p>
          </table:table-cell>
          <table:table-cell table:formula="of:=&quot;  &lt;data name=&quot;&quot;&quot;&amp;[.$A33]&amp;&quot;&quot;&quot; xml:space=&quot;&quot;preserve&quot;&quot;&gt; &lt;value&gt;&quot;&amp;[.C33]&amp;&quot;&lt;/value&gt; &lt;/data&gt;&quot;" office:value-type="string" office:string-value="  &lt;data name=&quot;Location type&quot; xml:space=&quot;preserve&quot;&gt; &lt;value&gt;xxx&lt;/value&gt; &lt;/data&gt;">
            <text:p><text:s text:c="2"/>&lt;data name="Location type" xml:space="preserve"&gt; &lt;value&gt;xxx&lt;/value&gt; &lt;/data&gt;</text:p>
          </table:table-cell>
          <table:table-cell table:style-name="ce9" table:formula="of:=&quot;  &lt;data name=&quot;&quot;&quot;&amp;[.$A33]&amp;&quot;&quot;&quot; xml:space=&quot;&quot;preserve&quot;&quot;&gt; &lt;value&gt;&quot;&amp;[.D33]&amp;&quot;&lt;/value&gt; &lt;/data&gt;&quot;" office:value-type="string" office:string-value="  &lt;data name=&quot;Location type&quot; xml:space=&quot;preserve&quot;&gt; &lt;value&gt;xxx&lt;/value&gt; &lt;/data&gt;">
            <text:p><text:s text:c="2"/>&lt;data name="Location type"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Login</text:p>
          </table:table-cell>
          <table:table-cell office:value-type="string">
            <text:p>Se connecter</text:p>
          </table:table-cell>
          <table:table-cell office:value-type="string">
            <text:p>xxx</text:p>
          </table:table-cell>
          <table:table-cell table:formula="of:=&quot;  &lt;data name=&quot;&quot;&quot;&amp;[.$A34]&amp;&quot;&quot;&quot; xml:space=&quot;&quot;preserve&quot;&quot;&gt; &lt;value&gt;&quot;&amp;[.B34]&amp;&quot;&lt;/value&gt; &lt;/data&gt;&quot;" office:value-type="string" office:string-value="  &lt;data name=&quot;Login&quot; xml:space=&quot;preserve&quot;&gt; &lt;value&gt;Login&lt;/value&gt; &lt;/data&gt;">
            <text:p><text:s text:c="2"/>&lt;data name="Login" xml:space="preserve"&gt; &lt;value&gt;Login&lt;/value&gt; &lt;/data&gt;</text:p>
          </table:table-cell>
          <table:table-cell table:formula="of:=&quot;  &lt;data name=&quot;&quot;&quot;&amp;[.$A34]&amp;&quot;&quot;&quot; xml:space=&quot;&quot;preserve&quot;&quot;&gt; &lt;value&gt;&quot;&amp;[.C34]&amp;&quot;&lt;/value&gt; &lt;/data&gt;&quot;" office:value-type="string" office:string-value="  &lt;data name=&quot;Login&quot; xml:space=&quot;preserve&quot;&gt; &lt;value&gt;Se connecter&lt;/value&gt; &lt;/data&gt;">
            <text:p><text:s text:c="2"/>&lt;data name="Login" xml:space="preserve"&gt; &lt;value&gt;Se connecter&lt;/value&gt; &lt;/data&gt;</text:p>
          </table:table-cell>
          <table:table-cell table:style-name="ce9" table:formula="of:=&quot;  &lt;data name=&quot;&quot;&quot;&amp;[.$A34]&amp;&quot;&quot;&quot; xml:space=&quot;&quot;preserve&quot;&quot;&gt; &lt;value&gt;&quot;&amp;[.D34]&amp;&quot;&lt;/value&gt; &lt;/data&gt;&quot;" office:value-type="string" office:string-value="  &lt;data name=&quot;Login&quot; xml:space=&quot;preserve&quot;&gt; &lt;value&gt;xxx&lt;/value&gt; &lt;/data&gt;">
            <text:p><text:s text:c="2"/>&lt;data name="Login"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Logout</text:p>
          </table:table-cell>
          <table:table-cell office:value-type="string">
            <text:p>Se deconnecter</text:p>
          </table:table-cell>
          <table:table-cell office:value-type="string">
            <text:p>xxx</text:p>
          </table:table-cell>
          <table:table-cell table:formula="of:=&quot;  &lt;data name=&quot;&quot;&quot;&amp;[.$A35]&amp;&quot;&quot;&quot; xml:space=&quot;&quot;preserve&quot;&quot;&gt; &lt;value&gt;&quot;&amp;[.B35]&amp;&quot;&lt;/value&gt; &lt;/data&gt;&quot;" office:value-type="string" office:string-value="  &lt;data name=&quot;Logout&quot; xml:space=&quot;preserve&quot;&gt; &lt;value&gt;Logout&lt;/value&gt; &lt;/data&gt;">
            <text:p><text:s text:c="2"/>&lt;data name="Logout" xml:space="preserve"&gt; &lt;value&gt;Logout&lt;/value&gt; &lt;/data&gt;</text:p>
          </table:table-cell>
          <table:table-cell table:formula="of:=&quot;  &lt;data name=&quot;&quot;&quot;&amp;[.$A35]&amp;&quot;&quot;&quot; xml:space=&quot;&quot;preserve&quot;&quot;&gt; &lt;value&gt;&quot;&amp;[.C35]&amp;&quot;&lt;/value&gt; &lt;/data&gt;&quot;" office:value-type="string" office:string-value="  &lt;data name=&quot;Logout&quot; xml:space=&quot;preserve&quot;&gt; &lt;value&gt;Se deconnecter&lt;/value&gt; &lt;/data&gt;">
            <text:p><text:s text:c="2"/>&lt;data name="Logout" xml:space="preserve"&gt; &lt;value&gt;Se deconnecter&lt;/value&gt; &lt;/data&gt;</text:p>
          </table:table-cell>
          <table:table-cell table:style-name="ce9" table:formula="of:=&quot;  &lt;data name=&quot;&quot;&quot;&amp;[.$A35]&amp;&quot;&quot;&quot; xml:space=&quot;&quot;preserve&quot;&quot;&gt; &lt;value&gt;&quot;&amp;[.D35]&amp;&quot;&lt;/value&gt; &lt;/data&gt;&quot;" office:value-type="string" office:string-value="  &lt;data name=&quot;Logout&quot; xml:space=&quot;preserve&quot;&gt; &lt;value&gt;xxx&lt;/value&gt; &lt;/data&gt;">
            <text:p><text:s text:c="2"/>&lt;data name="Logout"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Mandatory</text:p>
          </table:table-cell>
          <table:table-cell office:value-type="string">
            <text:p>This field is mandatory</text:p>
          </table:table-cell>
          <table:table-cell office:value-type="string">
            <text:p>The champ est obligatoire</text:p>
          </table:table-cell>
          <table:table-cell office:value-type="string">
            <text:p>xxx</text:p>
          </table:table-cell>
          <table:table-cell table:formula="of:=&quot;  &lt;data name=&quot;&quot;&quot;&amp;[.$A36]&amp;&quot;&quot;&quot; xml:space=&quot;&quot;preserve&quot;&quot;&gt; &lt;value&gt;&quot;&amp;[.B36]&amp;&quot;&lt;/value&gt; &lt;/data&gt;&quot;" office:value-type="string" office:string-value="  &lt;data name=&quot;Mandatory&quot; xml:space=&quot;preserve&quot;&gt; &lt;value&gt;This field is mandatory&lt;/value&gt; &lt;/data&gt;">
            <text:p><text:s text:c="2"/>&lt;data name="Mandatory" xml:space="preserve"&gt; &lt;value&gt;This field is mandatory&lt;/value&gt; &lt;/data&gt;</text:p>
          </table:table-cell>
          <table:table-cell table:formula="of:=&quot;  &lt;data name=&quot;&quot;&quot;&amp;[.$A36]&amp;&quot;&quot;&quot; xml:space=&quot;&quot;preserve&quot;&quot;&gt; &lt;value&gt;&quot;&amp;[.C36]&amp;&quot;&lt;/value&gt; &lt;/data&gt;&quot;" office:value-type="string" office:string-value="  &lt;data name=&quot;Mandatory&quot; xml:space=&quot;preserve&quot;&gt; &lt;value&gt;The champ est obligatoire&lt;/value&gt; &lt;/data&gt;">
            <text:p><text:s text:c="2"/>&lt;data name="Mandatory" xml:space="preserve"&gt; &lt;value&gt;The champ est obligatoire&lt;/value&gt; &lt;/data&gt;</text:p>
          </table:table-cell>
          <table:table-cell table:style-name="ce9" table:formula="of:=&quot;  &lt;data name=&quot;&quot;&quot;&amp;[.$A36]&amp;&quot;&quot;&quot; xml:space=&quot;&quot;preserve&quot;&quot;&gt; &lt;value&gt;&quot;&amp;[.D36]&amp;&quot;&lt;/value&gt; &lt;/data&gt;&quot;" office:value-type="string" office:string-value="  &lt;data name=&quot;Mandatory&quot; xml:space=&quot;preserve&quot;&gt; &lt;value&gt;xxx&lt;/value&gt; &lt;/data&gt;">
            <text:p><text:s text:c="2"/>&lt;data name="Mandatory"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Map</text:p>
          </table:table-cell>
          <table:table-cell office:value-type="string">
            <text:p>Carte</text:p>
          </table:table-cell>
          <table:table-cell office:value-type="string">
            <text:p>xxx</text:p>
          </table:table-cell>
          <table:table-cell table:formula="of:=&quot;  &lt;data name=&quot;&quot;&quot;&amp;[.$A37]&amp;&quot;&quot;&quot; xml:space=&quot;&quot;preserve&quot;&quot;&gt; &lt;value&gt;&quot;&amp;[.B37]&amp;&quot;&lt;/value&gt; &lt;/data&gt;&quot;" office:value-type="string" office:string-value="  &lt;data name=&quot;Map&quot; xml:space=&quot;preserve&quot;&gt; &lt;value&gt;Map&lt;/value&gt; &lt;/data&gt;">
            <text:p><text:s text:c="2"/>&lt;data name="Map" xml:space="preserve"&gt; &lt;value&gt;Map&lt;/value&gt; &lt;/data&gt;</text:p>
          </table:table-cell>
          <table:table-cell table:formula="of:=&quot;  &lt;data name=&quot;&quot;&quot;&amp;[.$A37]&amp;&quot;&quot;&quot; xml:space=&quot;&quot;preserve&quot;&quot;&gt; &lt;value&gt;&quot;&amp;[.C37]&amp;&quot;&lt;/value&gt; &lt;/data&gt;&quot;" office:value-type="string" office:string-value="  &lt;data name=&quot;Map&quot; xml:space=&quot;preserve&quot;&gt; &lt;value&gt;Carte&lt;/value&gt; &lt;/data&gt;">
            <text:p><text:s text:c="2"/>&lt;data name="Map" xml:space="preserve"&gt; &lt;value&gt;Carte&lt;/value&gt; &lt;/data&gt;</text:p>
          </table:table-cell>
          <table:table-cell table:style-name="ce9" table:formula="of:=&quot;  &lt;data name=&quot;&quot;&quot;&amp;[.$A37]&amp;&quot;&quot;&quot; xml:space=&quot;&quot;preserve&quot;&quot;&gt; &lt;value&gt;&quot;&amp;[.D37]&amp;&quot;&lt;/value&gt; &lt;/data&gt;&quot;" office:value-type="string" office:string-value="  &lt;data name=&quot;Map&quot; xml:space=&quot;preserve&quot;&gt; &lt;value&gt;xxx&lt;/value&gt; &lt;/data&gt;">
            <text:p><text:s text:c="2"/>&lt;data name="Map"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3" office:value-type="string">
            <text:p>Menu</text:p>
          </table:table-cell>
          <table:table-cell office:value-type="string">
            <text:p>xxx</text:p>
          </table:table-cell>
          <table:table-cell table:formula="of:=&quot;  &lt;data name=&quot;&quot;&quot;&amp;[.$A38]&amp;&quot;&quot;&quot; xml:space=&quot;&quot;preserve&quot;&quot;&gt; &lt;value&gt;&quot;&amp;[.B38]&amp;&quot;&lt;/value&gt; &lt;/data&gt;&quot;" office:value-type="string" office:string-value="  &lt;data name=&quot;Menu&quot; xml:space=&quot;preserve&quot;&gt; &lt;value&gt;Menu&lt;/value&gt; &lt;/data&gt;">
            <text:p><text:s text:c="2"/>&lt;data name="Menu" xml:space="preserve"&gt; &lt;value&gt;Menu&lt;/value&gt; &lt;/data&gt;</text:p>
          </table:table-cell>
          <table:table-cell table:formula="of:=&quot;  &lt;data name=&quot;&quot;&quot;&amp;[.$A38]&amp;&quot;&quot;&quot; xml:space=&quot;&quot;preserve&quot;&quot;&gt; &lt;value&gt;&quot;&amp;[.C38]&amp;&quot;&lt;/value&gt; &lt;/data&gt;&quot;" office:value-type="string" office:string-value="  &lt;data name=&quot;Menu&quot; xml:space=&quot;preserve&quot;&gt; &lt;value&gt;Menu&lt;/value&gt; &lt;/data&gt;">
            <text:p><text:s text:c="2"/>&lt;data name="Menu" xml:space="preserve"&gt; &lt;value&gt;Menu&lt;/value&gt; &lt;/data&gt;</text:p>
          </table:table-cell>
          <table:table-cell table:style-name="ce9" table:formula="of:=&quot;  &lt;data name=&quot;&quot;&quot;&amp;[.$A38]&amp;&quot;&quot;&quot; xml:space=&quot;&quot;preserve&quot;&quot;&gt; &lt;value&gt;&quot;&amp;[.D38]&amp;&quot;&lt;/value&gt; &lt;/data&gt;&quot;" office:value-type="string" office:string-value="  &lt;data name=&quot;Menu&quot; xml:space=&quot;preserve&quot;&gt; &lt;value&gt;xxx&lt;/value&gt; &lt;/data&gt;">
            <text:p><text:s text:c="2"/>&lt;data name="Menu"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My name</text:p>
          </table:table-cell>
          <table:table-cell office:value-type="string">
            <text:p>My name is</text:p>
          </table:table-cell>
          <table:table-cell office:value-type="string">
            <text:p>Je m'appelle</text:p>
          </table:table-cell>
          <table:table-cell office:value-type="string">
            <text:p>xxx</text:p>
          </table:table-cell>
          <table:table-cell table:formula="of:=&quot;  &lt;data name=&quot;&quot;&quot;&amp;[.$A39]&amp;&quot;&quot;&quot; xml:space=&quot;&quot;preserve&quot;&quot;&gt; &lt;value&gt;&quot;&amp;[.B39]&amp;&quot;&lt;/value&gt; &lt;/data&gt;&quot;" office:value-type="string" office:string-value="  &lt;data name=&quot;My name&quot; xml:space=&quot;preserve&quot;&gt; &lt;value&gt;My name is&lt;/value&gt; &lt;/data&gt;">
            <text:p><text:s text:c="2"/>&lt;data name="My name" xml:space="preserve"&gt; &lt;value&gt;My name is&lt;/value&gt; &lt;/data&gt;</text:p>
          </table:table-cell>
          <table:table-cell table:formula="of:=&quot;  &lt;data name=&quot;&quot;&quot;&amp;[.$A39]&amp;&quot;&quot;&quot; xml:space=&quot;&quot;preserve&quot;&quot;&gt; &lt;value&gt;&quot;&amp;[.C39]&amp;&quot;&lt;/value&gt; &lt;/data&gt;&quot;" office:value-type="string" office:string-value="  &lt;data name=&quot;My name&quot; xml:space=&quot;preserve&quot;&gt; &lt;value&gt;Je m'appelle&lt;/value&gt; &lt;/data&gt;">
            <text:p><text:s text:c="2"/>&lt;data name="My name" xml:space="preserve"&gt; &lt;value&gt;Je m'appelle&lt;/value&gt; &lt;/data&gt;</text:p>
          </table:table-cell>
          <table:table-cell table:style-name="ce9" table:formula="of:=&quot;  &lt;data name=&quot;&quot;&quot;&amp;[.$A39]&amp;&quot;&quot;&quot; xml:space=&quot;&quot;preserve&quot;&quot;&gt; &lt;value&gt;&quot;&amp;[.D39]&amp;&quot;&lt;/value&gt; &lt;/data&gt;&quot;" office:value-type="string" office:string-value="  &lt;data name=&quot;My name&quot; xml:space=&quot;preserve&quot;&gt; &lt;value&gt;xxx&lt;/value&gt; &lt;/data&gt;">
            <text:p><text:s text:c="2"/>&lt;data name="My name"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Msg confirm mail sending</text:p>
          </table:table-cell>
          <table:table-cell office:value-type="string">
            <text:p>A mail will be sent to the other user with your mail.&amp;lt;div&amp;gt;Do you agree ?&amp;lt;/div&amp;gt;</text:p>
          </table:table-cell>
          <table:table-cell office:value-type="string">
            <text:p>Un mail de contact va <text:span text:style-name="T4">être envoyé a l'autre utilisateur</text:span>.&amp;lt;div&amp;gt;Etes vous d'accord ?&amp;lt;/div&amp;gt;</text:p>
          </table:table-cell>
          <table:table-cell office:value-type="string">
            <text:p>xxx</text:p>
          </table:table-cell>
          <table:table-cell table:formula="of:=&quot;  &lt;data name=&quot;&quot;&quot;&amp;[.$A40]&amp;&quot;&quot;&quot; xml:space=&quot;&quot;preserve&quot;&quot;&gt; &lt;value&gt;&quot;&amp;[.B40]&amp;&quot;&lt;/value&gt; &lt;/data&gt;&quot;" office:value-type="string" office:string-value="  &lt;data name=&quot;Msg confirm mail sending&quot; xml:space=&quot;preserve&quot;&gt; &lt;value&gt;A mail will be sent to the other user with your mail.&amp;lt;div&amp;gt;Do you agree ?&amp;lt;/div&amp;gt;&lt;/value&gt; &lt;/data&gt;">
            <text:p><text:s text:c="2"/>&lt;data name="Msg confirm mail sending" xml:space="preserve"&gt; &lt;value&gt;A mail will be sent to the other user with your mail.&amp;lt;div&amp;gt;Do you agree ?&amp;lt;/div&amp;gt;&lt;/value&gt; &lt;/data&gt;</text:p>
          </table:table-cell>
          <table:table-cell table:formula="of:=&quot;  &lt;data name=&quot;&quot;&quot;&amp;[.$A40]&amp;&quot;&quot;&quot; xml:space=&quot;&quot;preserve&quot;&quot;&gt; &lt;value&gt;&quot;&amp;[.C40]&amp;&quot;&lt;/value&gt; &lt;/data&gt;&quot;" office:value-type="string" office:string-value="  &lt;data name=&quot;Msg confirm mail sending&quot; xml:space=&quot;preserve&quot;&gt; &lt;value&gt;Un mail de contact va être envoyé a l'autre utilisateur.&amp;lt;div&amp;gt;Etes vous d'accord ?&amp;lt;/div&amp;gt;&lt;/value&gt; &lt;/data&gt;">
            <text:p><text:s text:c="2"/>&lt;data name="Msg confirm mail sending" xml:space="preserve"&gt; &lt;value&gt;Un mail de contact va être envoyé a l'autre utilisateur.&amp;lt;div&amp;gt;Etes vous d'accord ?&amp;lt;/div&amp;gt;&lt;/value&gt; &lt;/data&gt;</text:p>
          </table:table-cell>
          <table:table-cell table:style-name="ce9" table:formula="of:=&quot;  &lt;data name=&quot;&quot;&quot;&amp;[.$A40]&amp;&quot;&quot;&quot; xml:space=&quot;&quot;preserve&quot;&quot;&gt; &lt;value&gt;&quot;&amp;[.D40]&amp;&quot;&lt;/value&gt; &lt;/data&gt;&quot;" office:value-type="string" office:string-value="  &lt;data name=&quot;Msg confirm mail sending&quot; xml:space=&quot;preserve&quot;&gt; &lt;value&gt;xxx&lt;/value&gt; &lt;/data&gt;">
            <text:p><text:s text:c="2"/>&lt;data name="Msg confirm mail sending"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Msg error db</text:p>
          </table:table-cell>
          <table:table-cell office:value-type="string">
            <text:p>Database system error</text:p>
          </table:table-cell>
          <table:table-cell office:value-type="string">
            <text:p>Erreur syst<text:span text:style-name="T4">ème base de données</text:span></text:p>
          </table:table-cell>
          <table:table-cell office:value-type="string">
            <text:p>xxx</text:p>
          </table:table-cell>
          <table:table-cell table:formula="of:=&quot;  &lt;data name=&quot;&quot;&quot;&amp;[.$A41]&amp;&quot;&quot;&quot; xml:space=&quot;&quot;preserve&quot;&quot;&gt; &lt;value&gt;&quot;&amp;[.B41]&amp;&quot;&lt;/value&gt; &lt;/data&gt;&quot;" office:value-type="string" office:string-value="  &lt;data name=&quot;Msg error db&quot; xml:space=&quot;preserve&quot;&gt; &lt;value&gt;Database system error&lt;/value&gt; &lt;/data&gt;">
            <text:p><text:s text:c="2"/>&lt;data name="Msg error db" xml:space="preserve"&gt; &lt;value&gt;Database system error&lt;/value&gt; &lt;/data&gt;</text:p>
          </table:table-cell>
          <table:table-cell table:formula="of:=&quot;  &lt;data name=&quot;&quot;&quot;&amp;[.$A41]&amp;&quot;&quot;&quot; xml:space=&quot;&quot;preserve&quot;&quot;&gt; &lt;value&gt;&quot;&amp;[.C41]&amp;&quot;&lt;/value&gt; &lt;/data&gt;&quot;" office:value-type="string" office:string-value="  &lt;data name=&quot;Msg error db&quot; xml:space=&quot;preserve&quot;&gt; &lt;value&gt;Erreur système base de données&lt;/value&gt; &lt;/data&gt;">
            <text:p><text:s text:c="2"/>&lt;data name="Msg error db" xml:space="preserve"&gt; &lt;value&gt;Erreur système base de données&lt;/value&gt; &lt;/data&gt;</text:p>
          </table:table-cell>
          <table:table-cell table:style-name="ce9" table:formula="of:=&quot;  &lt;data name=&quot;&quot;&quot;&amp;[.$A41]&amp;&quot;&quot;&quot; xml:space=&quot;&quot;preserve&quot;&quot;&gt; &lt;value&gt;&quot;&amp;[.D41]&amp;&quot;&lt;/value&gt; &lt;/data&gt;&quot;" office:value-type="string" office:string-value="  &lt;data name=&quot;Msg error db&quot; xml:space=&quot;preserve&quot;&gt; &lt;value&gt;xxx&lt;/value&gt; &lt;/data&gt;">
            <text:p><text:s text:c="2"/>&lt;data name="Msg error db"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Msg error db user</text:p>
          </table:table-cell>
          <table:table-cell office:value-type="string">
            <text:p>Cannot retrieve user data from database</text:p>
          </table:table-cell>
          <table:table-cell office:value-type="string">
            <text:p>Impossible d'acc<text:span text:style-name="T4">éder les données utilisateur dans la base</text:span></text:p>
          </table:table-cell>
          <table:table-cell office:value-type="string">
            <text:p>xxx</text:p>
          </table:table-cell>
          <table:table-cell table:formula="of:=&quot;  &lt;data name=&quot;&quot;&quot;&amp;[.$A42]&amp;&quot;&quot;&quot; xml:space=&quot;&quot;preserve&quot;&quot;&gt; &lt;value&gt;&quot;&amp;[.B42]&amp;&quot;&lt;/value&gt; &lt;/data&gt;&quot;" office:value-type="string" office:string-value="  &lt;data name=&quot;Msg error db user&quot; xml:space=&quot;preserve&quot;&gt; &lt;value&gt;Cannot retrieve user data from database&lt;/value&gt; &lt;/data&gt;">
            <text:p><text:s text:c="2"/>&lt;data name="Msg error db user" xml:space="preserve"&gt; &lt;value&gt;Cannot retrieve user data from database&lt;/value&gt; &lt;/data&gt;</text:p>
          </table:table-cell>
          <table:table-cell table:formula="of:=&quot;  &lt;data name=&quot;&quot;&quot;&amp;[.$A42]&amp;&quot;&quot;&quot; xml:space=&quot;&quot;preserve&quot;&quot;&gt; &lt;value&gt;&quot;&amp;[.C42]&amp;&quot;&lt;/value&gt; &lt;/data&gt;&quot;" office:value-type="string" office:string-value="  &lt;data name=&quot;Msg error db user&quot; xml:space=&quot;preserve&quot;&gt; &lt;value&gt;Impossible d'accéder les données utilisateur dans la base&lt;/value&gt; &lt;/data&gt;">
            <text:p><text:s text:c="2"/>&lt;data name="Msg error db user" xml:space="preserve"&gt; &lt;value&gt;Impossible d'accéder les données utilisateur dans la base&lt;/value&gt; &lt;/data&gt;</text:p>
          </table:table-cell>
          <table:table-cell table:style-name="ce9" table:formula="of:=&quot;  &lt;data name=&quot;&quot;&quot;&amp;[.$A42]&amp;&quot;&quot;&quot; xml:space=&quot;&quot;preserve&quot;&quot;&gt; &lt;value&gt;&quot;&amp;[.D42]&amp;&quot;&lt;/value&gt; &lt;/data&gt;&quot;" office:value-type="string" office:string-value="  &lt;data name=&quot;Msg error db user&quot; xml:space=&quot;preserve&quot;&gt; &lt;value&gt;xxx&lt;/value&gt; &lt;/data&gt;">
            <text:p><text:s text:c="2"/>&lt;data name="Msg error db user"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Msg password updated</text:p>
          </table:table-cell>
          <table:table-cell office:value-type="string">
            <text:p>You password has been updated.</text:p>
          </table:table-cell>
          <table:table-cell office:value-type="string">
            <text:p>Votre mot de passe a <text:span text:style-name="T4">été mis à jour.</text:span></text:p>
          </table:table-cell>
          <table:table-cell office:value-type="string">
            <text:p>xxx</text:p>
          </table:table-cell>
          <table:table-cell table:formula="of:=&quot;  &lt;data name=&quot;&quot;&quot;&amp;[.$A43]&amp;&quot;&quot;&quot; xml:space=&quot;&quot;preserve&quot;&quot;&gt; &lt;value&gt;&quot;&amp;[.B43]&amp;&quot;&lt;/value&gt; &lt;/data&gt;&quot;" office:value-type="string" office:string-value="  &lt;data name=&quot;Msg password updated&quot; xml:space=&quot;preserve&quot;&gt; &lt;value&gt;You password has been updated.&lt;/value&gt; &lt;/data&gt;">
            <text:p><text:s text:c="2"/>&lt;data name="Msg password updated" xml:space="preserve"&gt; &lt;value&gt;You password has been updated.&lt;/value&gt; &lt;/data&gt;</text:p>
          </table:table-cell>
          <table:table-cell table:formula="of:=&quot;  &lt;data name=&quot;&quot;&quot;&amp;[.$A43]&amp;&quot;&quot;&quot; xml:space=&quot;&quot;preserve&quot;&quot;&gt; &lt;value&gt;&quot;&amp;[.C43]&amp;&quot;&lt;/value&gt; &lt;/data&gt;&quot;" office:value-type="string" office:string-value="  &lt;data name=&quot;Msg password updated&quot; xml:space=&quot;preserve&quot;&gt; &lt;value&gt;Votre mot de passe a été mis à jour.&lt;/value&gt; &lt;/data&gt;">
            <text:p><text:s text:c="2"/>&lt;data name="Msg password updated" xml:space="preserve"&gt; &lt;value&gt;Votre mot de passe a été mis à jour.&lt;/value&gt; &lt;/data&gt;</text:p>
          </table:table-cell>
          <table:table-cell table:style-name="ce9" table:formula="of:=&quot;  &lt;data name=&quot;&quot;&quot;&amp;[.$A43]&amp;&quot;&quot;&quot; xml:space=&quot;&quot;preserve&quot;&quot;&gt; &lt;value&gt;&quot;&amp;[.D43]&amp;&quot;&lt;/value&gt; &lt;/data&gt;&quot;" office:value-type="string" office:string-value="  &lt;data name=&quot;Msg password updated&quot; xml:space=&quot;preserve&quot;&gt; &lt;value&gt;xxx&lt;/value&gt; &lt;/data&gt;">
            <text:p><text:s text:c="2"/>&lt;data name="Msg password updated"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Msg sending mail</text:p>
          </table:table-cell>
          <table:table-cell office:value-type="string">
            <text:p>We are now sending you a mail with the new password</text:p>
          </table:table-cell>
          <table:table-cell office:value-type="string">
            <text:p>Nous vous envoyons un mail avec le nouveau mot de passe</text:p>
          </table:table-cell>
          <table:table-cell office:value-type="string">
            <text:p>xxx</text:p>
          </table:table-cell>
          <table:table-cell table:formula="of:=&quot;  &lt;data name=&quot;&quot;&quot;&amp;[.$A44]&amp;&quot;&quot;&quot; xml:space=&quot;&quot;preserve&quot;&quot;&gt; &lt;value&gt;&quot;&amp;[.B44]&amp;&quot;&lt;/value&gt; &lt;/data&gt;&quot;" office:value-type="string" office:string-value="  &lt;data name=&quot;Msg sending mail&quot; xml:space=&quot;preserve&quot;&gt; &lt;value&gt;We are now sending you a mail with the new password&lt;/value&gt; &lt;/data&gt;">
            <text:p><text:s text:c="2"/>&lt;data name="Msg sending mail" xml:space="preserve"&gt; &lt;value&gt;We are now sending you a mail with the new password&lt;/value&gt; &lt;/data&gt;</text:p>
          </table:table-cell>
          <table:table-cell table:formula="of:=&quot;  &lt;data name=&quot;&quot;&quot;&amp;[.$A44]&amp;&quot;&quot;&quot; xml:space=&quot;&quot;preserve&quot;&quot;&gt; &lt;value&gt;&quot;&amp;[.C44]&amp;&quot;&lt;/value&gt; &lt;/data&gt;&quot;" office:value-type="string" office:string-value="  &lt;data name=&quot;Msg sending mail&quot; xml:space=&quot;preserve&quot;&gt; &lt;value&gt;Nous vous envoyons un mail avec le nouveau mot de passe&lt;/value&gt; &lt;/data&gt;">
            <text:p><text:s text:c="2"/>&lt;data name="Msg sending mail" xml:space="preserve"&gt; &lt;value&gt;Nous vous envoyons un mail avec le nouveau mot de passe&lt;/value&gt; &lt;/data&gt;</text:p>
          </table:table-cell>
          <table:table-cell table:style-name="ce9" table:formula="of:=&quot;  &lt;data name=&quot;&quot;&quot;&amp;[.$A44]&amp;&quot;&quot;&quot; xml:space=&quot;&quot;preserve&quot;&quot;&gt; &lt;value&gt;&quot;&amp;[.D44]&amp;&quot;&lt;/value&gt; &lt;/data&gt;&quot;" office:value-type="string" office:string-value="  &lt;data name=&quot;Msg sending mail&quot; xml:space=&quot;preserve&quot;&gt; &lt;value&gt;xxx&lt;/value&gt; &lt;/data&gt;">
            <text:p><text:s text:c="2"/>&lt;data name="Msg sending mail"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Name</text:p>
          </table:table-cell>
          <table:table-cell office:value-type="string">
            <text:p>Nom</text:p>
          </table:table-cell>
          <table:table-cell office:value-type="string">
            <text:p>xxx</text:p>
          </table:table-cell>
          <table:table-cell table:formula="of:=&quot;  &lt;data name=&quot;&quot;&quot;&amp;[.$A45]&amp;&quot;&quot;&quot; xml:space=&quot;&quot;preserve&quot;&quot;&gt; &lt;value&gt;&quot;&amp;[.B45]&amp;&quot;&lt;/value&gt; &lt;/data&gt;&quot;" office:value-type="string" office:string-value="  &lt;data name=&quot;Name&quot; xml:space=&quot;preserve&quot;&gt; &lt;value&gt;Name&lt;/value&gt; &lt;/data&gt;">
            <text:p><text:s text:c="2"/>&lt;data name="Name" xml:space="preserve"&gt; &lt;value&gt;Name&lt;/value&gt; &lt;/data&gt;</text:p>
          </table:table-cell>
          <table:table-cell table:formula="of:=&quot;  &lt;data name=&quot;&quot;&quot;&amp;[.$A45]&amp;&quot;&quot;&quot; xml:space=&quot;&quot;preserve&quot;&quot;&gt; &lt;value&gt;&quot;&amp;[.C45]&amp;&quot;&lt;/value&gt; &lt;/data&gt;&quot;" office:value-type="string" office:string-value="  &lt;data name=&quot;Name&quot; xml:space=&quot;preserve&quot;&gt; &lt;value&gt;Nom&lt;/value&gt; &lt;/data&gt;">
            <text:p><text:s text:c="2"/>&lt;data name="Name" xml:space="preserve"&gt; &lt;value&gt;Nom&lt;/value&gt; &lt;/data&gt;</text:p>
          </table:table-cell>
          <table:table-cell table:style-name="ce9" table:formula="of:=&quot;  &lt;data name=&quot;&quot;&quot;&amp;[.$A45]&amp;&quot;&quot;&quot; xml:space=&quot;&quot;preserve&quot;&quot;&gt; &lt;value&gt;&quot;&amp;[.D45]&amp;&quot;&lt;/value&gt; &lt;/data&gt;&quot;" office:value-type="string" office:string-value="  &lt;data name=&quot;Name&quot; xml:space=&quot;preserve&quot;&gt; &lt;value&gt;xxx&lt;/value&gt; &lt;/data&gt;">
            <text:p><text:s text:c="2"/>&lt;data name="Name"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No record</text:p>
          </table:table-cell>
          <table:table-cell office:value-type="string">
            <text:p>This record does not exists</text:p>
          </table:table-cell>
          <table:table-cell office:value-type="string">
            <text:p>Cet enregistrement n'existe pas</text:p>
          </table:table-cell>
          <table:table-cell office:value-type="string">
            <text:p>xxx</text:p>
          </table:table-cell>
          <table:table-cell table:formula="of:=&quot;  &lt;data name=&quot;&quot;&quot;&amp;[.$A46]&amp;&quot;&quot;&quot; xml:space=&quot;&quot;preserve&quot;&quot;&gt; &lt;value&gt;&quot;&amp;[.B46]&amp;&quot;&lt;/value&gt; &lt;/data&gt;&quot;" office:value-type="string" office:string-value="  &lt;data name=&quot;No record&quot; xml:space=&quot;preserve&quot;&gt; &lt;value&gt;This record does not exists&lt;/value&gt; &lt;/data&gt;">
            <text:p><text:s text:c="2"/>&lt;data name="No record" xml:space="preserve"&gt; &lt;value&gt;This record does not exists&lt;/value&gt; &lt;/data&gt;</text:p>
          </table:table-cell>
          <table:table-cell table:formula="of:=&quot;  &lt;data name=&quot;&quot;&quot;&amp;[.$A46]&amp;&quot;&quot;&quot; xml:space=&quot;&quot;preserve&quot;&quot;&gt; &lt;value&gt;&quot;&amp;[.C46]&amp;&quot;&lt;/value&gt; &lt;/data&gt;&quot;" office:value-type="string" office:string-value="  &lt;data name=&quot;No record&quot; xml:space=&quot;preserve&quot;&gt; &lt;value&gt;Cet enregistrement n'existe pas&lt;/value&gt; &lt;/data&gt;">
            <text:p><text:s text:c="2"/>&lt;data name="No record" xml:space="preserve"&gt; &lt;value&gt;Cet enregistrement n'existe pas&lt;/value&gt; &lt;/data&gt;</text:p>
          </table:table-cell>
          <table:table-cell table:style-name="ce9" table:formula="of:=&quot;  &lt;data name=&quot;&quot;&quot;&amp;[.$A46]&amp;&quot;&quot;&quot; xml:space=&quot;&quot;preserve&quot;&quot;&gt; &lt;value&gt;&quot;&amp;[.D46]&amp;&quot;&lt;/value&gt; &lt;/data&gt;&quot;" office:value-type="string" office:string-value="  &lt;data name=&quot;No record&quot; xml:space=&quot;preserve&quot;&gt; &lt;value&gt;xxx&lt;/value&gt; &lt;/data&gt;">
            <text:p><text:s text:c="2"/>&lt;data name="No record"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Offer</text:p>
          </table:table-cell>
          <table:table-cell office:value-type="string">
            <text:p>Offre</text:p>
          </table:table-cell>
          <table:table-cell office:value-type="string">
            <text:p>xxx</text:p>
          </table:table-cell>
          <table:table-cell table:formula="of:=&quot;  &lt;data name=&quot;&quot;&quot;&amp;[.$A47]&amp;&quot;&quot;&quot; xml:space=&quot;&quot;preserve&quot;&quot;&gt; &lt;value&gt;&quot;&amp;[.B47]&amp;&quot;&lt;/value&gt; &lt;/data&gt;&quot;" office:value-type="string" office:string-value="  &lt;data name=&quot;Offer&quot; xml:space=&quot;preserve&quot;&gt; &lt;value&gt;Offer&lt;/value&gt; &lt;/data&gt;">
            <text:p><text:s text:c="2"/>&lt;data name="Offer" xml:space="preserve"&gt; &lt;value&gt;Offer&lt;/value&gt; &lt;/data&gt;</text:p>
          </table:table-cell>
          <table:table-cell table:formula="of:=&quot;  &lt;data name=&quot;&quot;&quot;&amp;[.$A47]&amp;&quot;&quot;&quot; xml:space=&quot;&quot;preserve&quot;&quot;&gt; &lt;value&gt;&quot;&amp;[.C47]&amp;&quot;&lt;/value&gt; &lt;/data&gt;&quot;" office:value-type="string" office:string-value="  &lt;data name=&quot;Offer&quot; xml:space=&quot;preserve&quot;&gt; &lt;value&gt;Offre&lt;/value&gt; &lt;/data&gt;">
            <text:p><text:s text:c="2"/>&lt;data name="Offer" xml:space="preserve"&gt; &lt;value&gt;Offre&lt;/value&gt; &lt;/data&gt;</text:p>
          </table:table-cell>
          <table:table-cell table:style-name="ce9" table:formula="of:=&quot;  &lt;data name=&quot;&quot;&quot;&amp;[.$A47]&amp;&quot;&quot;&quot; xml:space=&quot;&quot;preserve&quot;&quot;&gt; &lt;value&gt;&quot;&amp;[.D47]&amp;&quot;&lt;/value&gt; &lt;/data&gt;&quot;" office:value-type="string" office:string-value="  &lt;data name=&quot;Offer&quot; xml:space=&quot;preserve&quot;&gt; &lt;value&gt;xxx&lt;/value&gt; &lt;/data&gt;">
            <text:p><text:s text:c="2"/>&lt;data name="Offer"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Ok</text:p>
          </table:table-cell>
          <table:table-cell table:number-columns-repeated="2" office:value-type="string">
            <text:p>OK</text:p>
          </table:table-cell>
          <table:table-cell office:value-type="string">
            <text:p>xxx</text:p>
          </table:table-cell>
          <table:table-cell table:formula="of:=&quot;  &lt;data name=&quot;&quot;&quot;&amp;[.$A48]&amp;&quot;&quot;&quot; xml:space=&quot;&quot;preserve&quot;&quot;&gt; &lt;value&gt;&quot;&amp;[.B48]&amp;&quot;&lt;/value&gt; &lt;/data&gt;&quot;" office:value-type="string" office:string-value="  &lt;data name=&quot;Ok&quot; xml:space=&quot;preserve&quot;&gt; &lt;value&gt;OK&lt;/value&gt; &lt;/data&gt;">
            <text:p><text:s text:c="2"/>&lt;data name="Ok" xml:space="preserve"&gt; &lt;value&gt;OK&lt;/value&gt; &lt;/data&gt;</text:p>
          </table:table-cell>
          <table:table-cell table:formula="of:=&quot;  &lt;data name=&quot;&quot;&quot;&amp;[.$A48]&amp;&quot;&quot;&quot; xml:space=&quot;&quot;preserve&quot;&quot;&gt; &lt;value&gt;&quot;&amp;[.C48]&amp;&quot;&lt;/value&gt; &lt;/data&gt;&quot;" office:value-type="string" office:string-value="  &lt;data name=&quot;Ok&quot; xml:space=&quot;preserve&quot;&gt; &lt;value&gt;OK&lt;/value&gt; &lt;/data&gt;">
            <text:p><text:s text:c="2"/>&lt;data name="Ok" xml:space="preserve"&gt; &lt;value&gt;OK&lt;/value&gt; &lt;/data&gt;</text:p>
          </table:table-cell>
          <table:table-cell table:style-name="ce9" table:formula="of:=&quot;  &lt;data name=&quot;&quot;&quot;&amp;[.$A48]&amp;&quot;&quot;&quot; xml:space=&quot;&quot;preserve&quot;&quot;&gt; &lt;value&gt;&quot;&amp;[.D48]&amp;&quot;&lt;/value&gt; &lt;/data&gt;&quot;" office:value-type="string" office:string-value="  &lt;data name=&quot;Ok&quot; xml:space=&quot;preserve&quot;&gt; &lt;value&gt;xxx&lt;/value&gt; &lt;/data&gt;">
            <text:p><text:s text:c="2"/>&lt;data name="Ok"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Password</text:p>
          </table:table-cell>
          <table:table-cell office:value-type="string">
            <text:p>Mot de passe</text:p>
          </table:table-cell>
          <table:table-cell office:value-type="string">
            <text:p>xxx</text:p>
          </table:table-cell>
          <table:table-cell table:formula="of:=&quot;  &lt;data name=&quot;&quot;&quot;&amp;[.$A49]&amp;&quot;&quot;&quot; xml:space=&quot;&quot;preserve&quot;&quot;&gt; &lt;value&gt;&quot;&amp;[.B49]&amp;&quot;&lt;/value&gt; &lt;/data&gt;&quot;" office:value-type="string" office:string-value="  &lt;data name=&quot;Password&quot; xml:space=&quot;preserve&quot;&gt; &lt;value&gt;Password&lt;/value&gt; &lt;/data&gt;">
            <text:p><text:s text:c="2"/>&lt;data name="Password" xml:space="preserve"&gt; &lt;value&gt;Password&lt;/value&gt; &lt;/data&gt;</text:p>
          </table:table-cell>
          <table:table-cell table:formula="of:=&quot;  &lt;data name=&quot;&quot;&quot;&amp;[.$A49]&amp;&quot;&quot;&quot; xml:space=&quot;&quot;preserve&quot;&quot;&gt; &lt;value&gt;&quot;&amp;[.C49]&amp;&quot;&lt;/value&gt; &lt;/data&gt;&quot;" office:value-type="string" office:string-value="  &lt;data name=&quot;Password&quot; xml:space=&quot;preserve&quot;&gt; &lt;value&gt;Mot de passe&lt;/value&gt; &lt;/data&gt;">
            <text:p><text:s text:c="2"/>&lt;data name="Password" xml:space="preserve"&gt; &lt;value&gt;Mot de passe&lt;/value&gt; &lt;/data&gt;</text:p>
          </table:table-cell>
          <table:table-cell table:style-name="ce9" table:formula="of:=&quot;  &lt;data name=&quot;&quot;&quot;&amp;[.$A49]&amp;&quot;&quot;&quot; xml:space=&quot;&quot;preserve&quot;&quot;&gt; &lt;value&gt;&quot;&amp;[.D49]&amp;&quot;&lt;/value&gt; &lt;/data&gt;&quot;" office:value-type="string" office:string-value="  &lt;data name=&quot;Password&quot; xml:space=&quot;preserve&quot;&gt; &lt;value&gt;xxx&lt;/value&gt; &lt;/data&gt;">
            <text:p><text:s text:c="2"/>&lt;data name="Password"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Password min</text:p>
          </table:table-cell>
          <table:table-cell office:value-type="string">
            <text:p>password</text:p>
          </table:table-cell>
          <table:table-cell office:value-type="string">
            <text:p>mot de passe</text:p>
          </table:table-cell>
          <table:table-cell office:value-type="string">
            <text:p>xxx</text:p>
          </table:table-cell>
          <table:table-cell table:formula="of:=&quot;  &lt;data name=&quot;&quot;&quot;&amp;[.$A50]&amp;&quot;&quot;&quot; xml:space=&quot;&quot;preserve&quot;&quot;&gt; &lt;value&gt;&quot;&amp;[.B50]&amp;&quot;&lt;/value&gt; &lt;/data&gt;&quot;" office:value-type="string" office:string-value="  &lt;data name=&quot;Password min&quot; xml:space=&quot;preserve&quot;&gt; &lt;value&gt;password&lt;/value&gt; &lt;/data&gt;">
            <text:p><text:s text:c="2"/>&lt;data name="Password min" xml:space="preserve"&gt; &lt;value&gt;password&lt;/value&gt; &lt;/data&gt;</text:p>
          </table:table-cell>
          <table:table-cell table:formula="of:=&quot;  &lt;data name=&quot;&quot;&quot;&amp;[.$A50]&amp;&quot;&quot;&quot; xml:space=&quot;&quot;preserve&quot;&quot;&gt; &lt;value&gt;&quot;&amp;[.C50]&amp;&quot;&lt;/value&gt; &lt;/data&gt;&quot;" office:value-type="string" office:string-value="  &lt;data name=&quot;Password min&quot; xml:space=&quot;preserve&quot;&gt; &lt;value&gt;mot de passe&lt;/value&gt; &lt;/data&gt;">
            <text:p><text:s text:c="2"/>&lt;data name="Password min" xml:space="preserve"&gt; &lt;value&gt;mot de passe&lt;/value&gt; &lt;/data&gt;</text:p>
          </table:table-cell>
          <table:table-cell table:style-name="ce9" table:formula="of:=&quot;  &lt;data name=&quot;&quot;&quot;&amp;[.$A50]&amp;&quot;&quot;&quot; xml:space=&quot;&quot;preserve&quot;&quot;&gt; &lt;value&gt;&quot;&amp;[.D50]&amp;&quot;&lt;/value&gt; &lt;/data&gt;&quot;" office:value-type="string" office:string-value="  &lt;data name=&quot;Password min&quot; xml:space=&quot;preserve&quot;&gt; &lt;value&gt;xxx&lt;/value&gt; &lt;/data&gt;">
            <text:p><text:s text:c="2"/>&lt;data name="Password min"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Password confirm</text:p>
          </table:table-cell>
          <table:table-cell office:value-type="string">
            <text:p>Confirm password</text:p>
          </table:table-cell>
          <table:table-cell office:value-type="string">
            <text:p>Confirmation mot de passe</text:p>
          </table:table-cell>
          <table:table-cell office:value-type="string">
            <text:p>xxx</text:p>
          </table:table-cell>
          <table:table-cell table:formula="of:=&quot;  &lt;data name=&quot;&quot;&quot;&amp;[.$A51]&amp;&quot;&quot;&quot; xml:space=&quot;&quot;preserve&quot;&quot;&gt; &lt;value&gt;&quot;&amp;[.B51]&amp;&quot;&lt;/value&gt; &lt;/data&gt;&quot;" office:value-type="string" office:string-value="  &lt;data name=&quot;Password confirm&quot; xml:space=&quot;preserve&quot;&gt; &lt;value&gt;Confirm password&lt;/value&gt; &lt;/data&gt;">
            <text:p><text:s text:c="2"/>&lt;data name="Password confirm" xml:space="preserve"&gt; &lt;value&gt;Confirm password&lt;/value&gt; &lt;/data&gt;</text:p>
          </table:table-cell>
          <table:table-cell table:formula="of:=&quot;  &lt;data name=&quot;&quot;&quot;&amp;[.$A51]&amp;&quot;&quot;&quot; xml:space=&quot;&quot;preserve&quot;&quot;&gt; &lt;value&gt;&quot;&amp;[.C51]&amp;&quot;&lt;/value&gt; &lt;/data&gt;&quot;" office:value-type="string" office:string-value="  &lt;data name=&quot;Password confirm&quot; xml:space=&quot;preserve&quot;&gt; &lt;value&gt;Confirmation mot de passe&lt;/value&gt; &lt;/data&gt;">
            <text:p><text:s text:c="2"/>&lt;data name="Password confirm" xml:space="preserve"&gt; &lt;value&gt;Confirmation mot de passe&lt;/value&gt; &lt;/data&gt;</text:p>
          </table:table-cell>
          <table:table-cell table:style-name="ce9" table:formula="of:=&quot;  &lt;data name=&quot;&quot;&quot;&amp;[.$A51]&amp;&quot;&quot;&quot; xml:space=&quot;&quot;preserve&quot;&quot;&gt; &lt;value&gt;&quot;&amp;[.D51]&amp;&quot;&lt;/value&gt; &lt;/data&gt;&quot;" office:value-type="string" office:string-value="  &lt;data name=&quot;Password confirm&quot; xml:space=&quot;preserve&quot;&gt; &lt;value&gt;xxx&lt;/value&gt; &lt;/data&gt;">
            <text:p><text:s text:c="2"/>&lt;data name="Password confirm"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Password old</text:p>
          </table:table-cell>
          <table:table-cell office:value-type="string">
            <text:p>Old password</text:p>
          </table:table-cell>
          <table:table-cell office:value-type="string">
            <text:p>Ancien mot de passe</text:p>
          </table:table-cell>
          <table:table-cell office:value-type="string">
            <text:p>xxx</text:p>
          </table:table-cell>
          <table:table-cell table:formula="of:=&quot;  &lt;data name=&quot;&quot;&quot;&amp;[.$A52]&amp;&quot;&quot;&quot; xml:space=&quot;&quot;preserve&quot;&quot;&gt; &lt;value&gt;&quot;&amp;[.B52]&amp;&quot;&lt;/value&gt; &lt;/data&gt;&quot;" office:value-type="string" office:string-value="  &lt;data name=&quot;Password old&quot; xml:space=&quot;preserve&quot;&gt; &lt;value&gt;Old password&lt;/value&gt; &lt;/data&gt;">
            <text:p><text:s text:c="2"/>&lt;data name="Password old" xml:space="preserve"&gt; &lt;value&gt;Old password&lt;/value&gt; &lt;/data&gt;</text:p>
          </table:table-cell>
          <table:table-cell table:formula="of:=&quot;  &lt;data name=&quot;&quot;&quot;&amp;[.$A52]&amp;&quot;&quot;&quot; xml:space=&quot;&quot;preserve&quot;&quot;&gt; &lt;value&gt;&quot;&amp;[.C52]&amp;&quot;&lt;/value&gt; &lt;/data&gt;&quot;" office:value-type="string" office:string-value="  &lt;data name=&quot;Password old&quot; xml:space=&quot;preserve&quot;&gt; &lt;value&gt;Ancien mot de passe&lt;/value&gt; &lt;/data&gt;">
            <text:p><text:s text:c="2"/>&lt;data name="Password old" xml:space="preserve"&gt; &lt;value&gt;Ancien mot de passe&lt;/value&gt; &lt;/data&gt;</text:p>
          </table:table-cell>
          <table:table-cell table:style-name="ce9" table:formula="of:=&quot;  &lt;data name=&quot;&quot;&quot;&amp;[.$A52]&amp;&quot;&quot;&quot; xml:space=&quot;&quot;preserve&quot;&quot;&gt; &lt;value&gt;&quot;&amp;[.D52]&amp;&quot;&lt;/value&gt; &lt;/data&gt;&quot;" office:value-type="string" office:string-value="  &lt;data name=&quot;Password old&quot; xml:space=&quot;preserve&quot;&gt; &lt;value&gt;xxx&lt;/value&gt; &lt;/data&gt;">
            <text:p><text:s text:c="2"/>&lt;data name="Password old"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Password updated</text:p>
          </table:table-cell>
          <table:table-cell table:style-name="ce14" office:value-type="string">
            <text:p>Mot de passe mis à jour</text:p>
          </table:table-cell>
          <table:table-cell office:value-type="string">
            <text:p>xxx</text:p>
          </table:table-cell>
          <table:table-cell table:formula="of:=&quot;  &lt;data name=&quot;&quot;&quot;&amp;[.$A53]&amp;&quot;&quot;&quot; xml:space=&quot;&quot;preserve&quot;&quot;&gt; &lt;value&gt;&quot;&amp;[.B53]&amp;&quot;&lt;/value&gt; &lt;/data&gt;&quot;" office:value-type="string" office:string-value="  &lt;data name=&quot;Password updated&quot; xml:space=&quot;preserve&quot;&gt; &lt;value&gt;Password updated&lt;/value&gt; &lt;/data&gt;">
            <text:p><text:s text:c="2"/>&lt;data name="Password updated" xml:space="preserve"&gt; &lt;value&gt;Password updated&lt;/value&gt; &lt;/data&gt;</text:p>
          </table:table-cell>
          <table:table-cell table:formula="of:=&quot;  &lt;data name=&quot;&quot;&quot;&amp;[.$A53]&amp;&quot;&quot;&quot; xml:space=&quot;&quot;preserve&quot;&quot;&gt; &lt;value&gt;&quot;&amp;[.C53]&amp;&quot;&lt;/value&gt; &lt;/data&gt;&quot;" office:value-type="string" office:string-value="  &lt;data name=&quot;Password updated&quot; xml:space=&quot;preserve&quot;&gt; &lt;value&gt;Mot de passe mis à jour&lt;/value&gt; &lt;/data&gt;">
            <text:p><text:s text:c="2"/>&lt;data name="Password updated" xml:space="preserve"&gt; &lt;value&gt;Mot de passe mis à jour&lt;/value&gt; &lt;/data&gt;</text:p>
          </table:table-cell>
          <table:table-cell table:style-name="ce9" table:formula="of:=&quot;  &lt;data name=&quot;&quot;&quot;&amp;[.$A53]&amp;&quot;&quot;&quot; xml:space=&quot;&quot;preserve&quot;&quot;&gt; &lt;value&gt;&quot;&amp;[.D53]&amp;&quot;&lt;/value&gt; &lt;/data&gt;&quot;" office:value-type="string" office:string-value="  &lt;data name=&quot;Password updated&quot; xml:space=&quot;preserve&quot;&gt; &lt;value&gt;xxx&lt;/value&gt; &lt;/data&gt;">
            <text:p><text:s text:c="2"/>&lt;data name="Password updated"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Password reset</text:p>
          </table:table-cell>
          <table:table-cell office:value-type="string">
            <text:p>Reset password</text:p>
          </table:table-cell>
          <table:table-cell table:style-name="ce14" office:value-type="string">
            <text:p>Reinitialise le mot de passe</text:p>
          </table:table-cell>
          <table:table-cell office:value-type="string">
            <text:p>xxx</text:p>
          </table:table-cell>
          <table:table-cell table:formula="of:=&quot;  &lt;data name=&quot;&quot;&quot;&amp;[.$A54]&amp;&quot;&quot;&quot; xml:space=&quot;&quot;preserve&quot;&quot;&gt; &lt;value&gt;&quot;&amp;[.B54]&amp;&quot;&lt;/value&gt; &lt;/data&gt;&quot;" office:value-type="string" office:string-value="  &lt;data name=&quot;Password reset&quot; xml:space=&quot;preserve&quot;&gt; &lt;value&gt;Reset password&lt;/value&gt; &lt;/data&gt;">
            <text:p><text:s text:c="2"/>&lt;data name="Password reset" xml:space="preserve"&gt; &lt;value&gt;Reset password&lt;/value&gt; &lt;/data&gt;</text:p>
          </table:table-cell>
          <table:table-cell table:formula="of:=&quot;  &lt;data name=&quot;&quot;&quot;&amp;[.$A54]&amp;&quot;&quot;&quot; xml:space=&quot;&quot;preserve&quot;&quot;&gt; &lt;value&gt;&quot;&amp;[.C54]&amp;&quot;&lt;/value&gt; &lt;/data&gt;&quot;" office:value-type="string" office:string-value="  &lt;data name=&quot;Password reset&quot; xml:space=&quot;preserve&quot;&gt; &lt;value&gt;Reinitialise le mot de passe&lt;/value&gt; &lt;/data&gt;">
            <text:p><text:s text:c="2"/>&lt;data name="Password reset" xml:space="preserve"&gt; &lt;value&gt;Reinitialise le mot de passe&lt;/value&gt; &lt;/data&gt;</text:p>
          </table:table-cell>
          <table:table-cell table:style-name="ce9" table:formula="of:=&quot;  &lt;data name=&quot;&quot;&quot;&amp;[.$A54]&amp;&quot;&quot;&quot; xml:space=&quot;&quot;preserve&quot;&quot;&gt; &lt;value&gt;&quot;&amp;[.D54]&amp;&quot;&lt;/value&gt; &lt;/data&gt;&quot;" office:value-type="string" office:string-value="  &lt;data name=&quot;Password reset&quot; xml:space=&quot;preserve&quot;&gt; &lt;value&gt;xxx&lt;/value&gt; &lt;/data&gt;">
            <text:p><text:s text:c="2"/>&lt;data name="Password reset"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Person in car</text:p>
          </table:table-cell>
          <table:table-cell table:style-name="ce14" office:value-type="string">
            <text:p>Nombre de personnes</text:p>
          </table:table-cell>
          <table:table-cell office:value-type="string">
            <text:p>xxx</text:p>
          </table:table-cell>
          <table:table-cell table:formula="of:=&quot;  &lt;data name=&quot;&quot;&quot;&amp;[.$A55]&amp;&quot;&quot;&quot; xml:space=&quot;&quot;preserve&quot;&quot;&gt; &lt;value&gt;&quot;&amp;[.B55]&amp;&quot;&lt;/value&gt; &lt;/data&gt;&quot;" office:value-type="string" office:string-value="  &lt;data name=&quot;Person in car&quot; xml:space=&quot;preserve&quot;&gt; &lt;value&gt;Person in car&lt;/value&gt; &lt;/data&gt;">
            <text:p><text:s text:c="2"/>&lt;data name="Person in car" xml:space="preserve"&gt; &lt;value&gt;Person in car&lt;/value&gt; &lt;/data&gt;</text:p>
          </table:table-cell>
          <table:table-cell table:formula="of:=&quot;  &lt;data name=&quot;&quot;&quot;&amp;[.$A55]&amp;&quot;&quot;&quot; xml:space=&quot;&quot;preserve&quot;&quot;&gt; &lt;value&gt;&quot;&amp;[.C55]&amp;&quot;&lt;/value&gt; &lt;/data&gt;&quot;" office:value-type="string" office:string-value="  &lt;data name=&quot;Person in car&quot; xml:space=&quot;preserve&quot;&gt; &lt;value&gt;Nombre de personnes&lt;/value&gt; &lt;/data&gt;">
            <text:p><text:s text:c="2"/>&lt;data name="Person in car" xml:space="preserve"&gt; &lt;value&gt;Nombre de personnes&lt;/value&gt; &lt;/data&gt;</text:p>
          </table:table-cell>
          <table:table-cell table:style-name="ce9" table:formula="of:=&quot;  &lt;data name=&quot;&quot;&quot;&amp;[.$A55]&amp;&quot;&quot;&quot; xml:space=&quot;&quot;preserve&quot;&quot;&gt; &lt;value&gt;&quot;&amp;[.D55]&amp;&quot;&lt;/value&gt; &lt;/data&gt;&quot;" office:value-type="string" office:string-value="  &lt;data name=&quot;Person in car&quot; xml:space=&quot;preserve&quot;&gt; &lt;value&gt;xxx&lt;/value&gt; &lt;/data&gt;">
            <text:p><text:s text:c="2"/>&lt;data name="Person in car"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Picture</text:p>
          </table:table-cell>
          <table:table-cell office:value-type="string">
            <text:p>Photo</text:p>
          </table:table-cell>
          <table:table-cell office:value-type="string">
            <text:p>xxx</text:p>
          </table:table-cell>
          <table:table-cell table:formula="of:=&quot;  &lt;data name=&quot;&quot;&quot;&amp;[.$A56]&amp;&quot;&quot;&quot; xml:space=&quot;&quot;preserve&quot;&quot;&gt; &lt;value&gt;&quot;&amp;[.B56]&amp;&quot;&lt;/value&gt; &lt;/data&gt;&quot;" office:value-type="string" office:string-value="  &lt;data name=&quot;Picture&quot; xml:space=&quot;preserve&quot;&gt; &lt;value&gt;Picture&lt;/value&gt; &lt;/data&gt;">
            <text:p><text:s text:c="2"/>&lt;data name="Picture" xml:space="preserve"&gt; &lt;value&gt;Picture&lt;/value&gt; &lt;/data&gt;</text:p>
          </table:table-cell>
          <table:table-cell table:formula="of:=&quot;  &lt;data name=&quot;&quot;&quot;&amp;[.$A56]&amp;&quot;&quot;&quot; xml:space=&quot;&quot;preserve&quot;&quot;&gt; &lt;value&gt;&quot;&amp;[.C56]&amp;&quot;&lt;/value&gt; &lt;/data&gt;&quot;" office:value-type="string" office:string-value="  &lt;data name=&quot;Picture&quot; xml:space=&quot;preserve&quot;&gt; &lt;value&gt;Photo&lt;/value&gt; &lt;/data&gt;">
            <text:p><text:s text:c="2"/>&lt;data name="Picture" xml:space="preserve"&gt; &lt;value&gt;Photo&lt;/value&gt; &lt;/data&gt;</text:p>
          </table:table-cell>
          <table:table-cell table:style-name="ce9" table:formula="of:=&quot;  &lt;data name=&quot;&quot;&quot;&amp;[.$A56]&amp;&quot;&quot;&quot; xml:space=&quot;&quot;preserve&quot;&quot;&gt; &lt;value&gt;&quot;&amp;[.D56]&amp;&quot;&lt;/value&gt; &lt;/data&gt;&quot;" office:value-type="string" office:string-value="  &lt;data name=&quot;Picture&quot; xml:space=&quot;preserve&quot;&gt; &lt;value&gt;xxx&lt;/value&gt; &lt;/data&gt;">
            <text:p><text:s text:c="2"/>&lt;data name="Picture"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Previous page</text:p>
          </table:table-cell>
          <table:table-cell office:value-type="string">
            <text:p>Page pr<text:span text:style-name="T4">écédente</text:span></text:p>
          </table:table-cell>
          <table:table-cell office:value-type="string">
            <text:p>xxx</text:p>
          </table:table-cell>
          <table:table-cell table:formula="of:=&quot;  &lt;data name=&quot;&quot;&quot;&amp;[.$A57]&amp;&quot;&quot;&quot; xml:space=&quot;&quot;preserve&quot;&quot;&gt; &lt;value&gt;&quot;&amp;[.B57]&amp;&quot;&lt;/value&gt; &lt;/data&gt;&quot;" office:value-type="string" office:string-value="  &lt;data name=&quot;Previous page&quot; xml:space=&quot;preserve&quot;&gt; &lt;value&gt;Previous page&lt;/value&gt; &lt;/data&gt;">
            <text:p><text:s text:c="2"/>&lt;data name="Previous page" xml:space="preserve"&gt; &lt;value&gt;Previous page&lt;/value&gt; &lt;/data&gt;</text:p>
          </table:table-cell>
          <table:table-cell table:formula="of:=&quot;  &lt;data name=&quot;&quot;&quot;&amp;[.$A57]&amp;&quot;&quot;&quot; xml:space=&quot;&quot;preserve&quot;&quot;&gt; &lt;value&gt;&quot;&amp;[.C57]&amp;&quot;&lt;/value&gt; &lt;/data&gt;&quot;" office:value-type="string" office:string-value="  &lt;data name=&quot;Previous page&quot; xml:space=&quot;preserve&quot;&gt; &lt;value&gt;Page précédente&lt;/value&gt; &lt;/data&gt;">
            <text:p><text:s text:c="2"/>&lt;data name="Previous page" xml:space="preserve"&gt; &lt;value&gt;Page précédente&lt;/value&gt; &lt;/data&gt;</text:p>
          </table:table-cell>
          <table:table-cell table:style-name="ce9" table:formula="of:=&quot;  &lt;data name=&quot;&quot;&quot;&amp;[.$A57]&amp;&quot;&quot;&quot; xml:space=&quot;&quot;preserve&quot;&quot;&gt; &lt;value&gt;&quot;&amp;[.D57]&amp;&quot;&lt;/value&gt; &lt;/data&gt;&quot;" office:value-type="string" office:string-value="  &lt;data name=&quot;Previous page&quot; xml:space=&quot;preserve&quot;&gt; &lt;value&gt;xxx&lt;/value&gt; &lt;/data&gt;">
            <text:p><text:s text:c="2"/>&lt;data name="Previous page"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Quick start guide</text:p>
          </table:table-cell>
          <table:table-cell office:value-type="string">
            <text:p>Guide de d<text:span text:style-name="T4">émarrage rapide</text:span></text:p>
          </table:table-cell>
          <table:table-cell office:value-type="string">
            <text:p>xxx</text:p>
          </table:table-cell>
          <table:table-cell table:formula="of:=&quot;  &lt;data name=&quot;&quot;&quot;&amp;[.$A58]&amp;&quot;&quot;&quot; xml:space=&quot;&quot;preserve&quot;&quot;&gt; &lt;value&gt;&quot;&amp;[.B58]&amp;&quot;&lt;/value&gt; &lt;/data&gt;&quot;" office:value-type="string" office:string-value="  &lt;data name=&quot;Quick start guide&quot; xml:space=&quot;preserve&quot;&gt; &lt;value&gt;Quick start guide&lt;/value&gt; &lt;/data&gt;">
            <text:p><text:s text:c="2"/>&lt;data name="Quick start guide" xml:space="preserve"&gt; &lt;value&gt;Quick start guide&lt;/value&gt; &lt;/data&gt;</text:p>
          </table:table-cell>
          <table:table-cell table:formula="of:=&quot;  &lt;data name=&quot;&quot;&quot;&amp;[.$A58]&amp;&quot;&quot;&quot; xml:space=&quot;&quot;preserve&quot;&quot;&gt; &lt;value&gt;&quot;&amp;[.C58]&amp;&quot;&lt;/value&gt; &lt;/data&gt;&quot;" office:value-type="string" office:string-value="  &lt;data name=&quot;Quick start guide&quot; xml:space=&quot;preserve&quot;&gt; &lt;value&gt;Guide de démarrage rapide&lt;/value&gt; &lt;/data&gt;">
            <text:p><text:s text:c="2"/>&lt;data name="Quick start guide" xml:space="preserve"&gt; &lt;value&gt;Guide de démarrage rapide&lt;/value&gt; &lt;/data&gt;</text:p>
          </table:table-cell>
          <table:table-cell table:style-name="ce9" table:formula="of:=&quot;  &lt;data name=&quot;&quot;&quot;&amp;[.$A58]&amp;&quot;&quot;&quot; xml:space=&quot;&quot;preserve&quot;&quot;&gt; &lt;value&gt;&quot;&amp;[.D58]&amp;&quot;&lt;/value&gt; &lt;/data&gt;&quot;" office:value-type="string" office:string-value="  &lt;data name=&quot;Quick start guide&quot; xml:space=&quot;preserve&quot;&gt; &lt;value&gt;xxx&lt;/value&gt; &lt;/data&gt;">
            <text:p><text:s text:c="2"/>&lt;data name="Quick start guide"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Register</text:p>
          </table:table-cell>
          <table:table-cell office:value-type="string">
            <text:p>Enregistrement</text:p>
          </table:table-cell>
          <table:table-cell office:value-type="string">
            <text:p>xxx</text:p>
          </table:table-cell>
          <table:table-cell table:formula="of:=&quot;  &lt;data name=&quot;&quot;&quot;&amp;[.$A59]&amp;&quot;&quot;&quot; xml:space=&quot;&quot;preserve&quot;&quot;&gt; &lt;value&gt;&quot;&amp;[.B59]&amp;&quot;&lt;/value&gt; &lt;/data&gt;&quot;" office:value-type="string" office:string-value="  &lt;data name=&quot;Register&quot; xml:space=&quot;preserve&quot;&gt; &lt;value&gt;Register&lt;/value&gt; &lt;/data&gt;">
            <text:p><text:s text:c="2"/>&lt;data name="Register" xml:space="preserve"&gt; &lt;value&gt;Register&lt;/value&gt; &lt;/data&gt;</text:p>
          </table:table-cell>
          <table:table-cell table:formula="of:=&quot;  &lt;data name=&quot;&quot;&quot;&amp;[.$A59]&amp;&quot;&quot;&quot; xml:space=&quot;&quot;preserve&quot;&quot;&gt; &lt;value&gt;&quot;&amp;[.C59]&amp;&quot;&lt;/value&gt; &lt;/data&gt;&quot;" office:value-type="string" office:string-value="  &lt;data name=&quot;Register&quot; xml:space=&quot;preserve&quot;&gt; &lt;value&gt;Enregistrement&lt;/value&gt; &lt;/data&gt;">
            <text:p><text:s text:c="2"/>&lt;data name="Register" xml:space="preserve"&gt; &lt;value&gt;Enregistrement&lt;/value&gt; &lt;/data&gt;</text:p>
          </table:table-cell>
          <table:table-cell table:style-name="ce9" table:formula="of:=&quot;  &lt;data name=&quot;&quot;&quot;&amp;[.$A59]&amp;&quot;&quot;&quot; xml:space=&quot;&quot;preserve&quot;&quot;&gt; &lt;value&gt;&quot;&amp;[.D59]&amp;&quot;&lt;/value&gt; &lt;/data&gt;&quot;" office:value-type="string" office:string-value="  &lt;data name=&quot;Register&quot; xml:space=&quot;preserve&quot;&gt; &lt;value&gt;xxx&lt;/value&gt; &lt;/data&gt;">
            <text:p><text:s text:c="2"/>&lt;data name="Register"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Route</text:p>
          </table:table-cell>
          <table:table-cell office:value-type="string">
            <text:p>Trajet</text:p>
          </table:table-cell>
          <table:table-cell office:value-type="string">
            <text:p>xxx</text:p>
          </table:table-cell>
          <table:table-cell table:formula="of:=&quot;  &lt;data name=&quot;&quot;&quot;&amp;[.$A60]&amp;&quot;&quot;&quot; xml:space=&quot;&quot;preserve&quot;&quot;&gt; &lt;value&gt;&quot;&amp;[.B60]&amp;&quot;&lt;/value&gt; &lt;/data&gt;&quot;" office:value-type="string" office:string-value="  &lt;data name=&quot;Route&quot; xml:space=&quot;preserve&quot;&gt; &lt;value&gt;Route&lt;/value&gt; &lt;/data&gt;">
            <text:p><text:s text:c="2"/>&lt;data name="Route" xml:space="preserve"&gt; &lt;value&gt;Route&lt;/value&gt; &lt;/data&gt;</text:p>
          </table:table-cell>
          <table:table-cell table:formula="of:=&quot;  &lt;data name=&quot;&quot;&quot;&amp;[.$A60]&amp;&quot;&quot;&quot; xml:space=&quot;&quot;preserve&quot;&quot;&gt; &lt;value&gt;&quot;&amp;[.C60]&amp;&quot;&lt;/value&gt; &lt;/data&gt;&quot;" office:value-type="string" office:string-value="  &lt;data name=&quot;Route&quot; xml:space=&quot;preserve&quot;&gt; &lt;value&gt;Trajet&lt;/value&gt; &lt;/data&gt;">
            <text:p><text:s text:c="2"/>&lt;data name="Route" xml:space="preserve"&gt; &lt;value&gt;Trajet&lt;/value&gt; &lt;/data&gt;</text:p>
          </table:table-cell>
          <table:table-cell table:style-name="ce9" table:formula="of:=&quot;  &lt;data name=&quot;&quot;&quot;&amp;[.$A60]&amp;&quot;&quot;&quot; xml:space=&quot;&quot;preserve&quot;&quot;&gt; &lt;value&gt;&quot;&amp;[.D60]&amp;&quot;&lt;/value&gt; &lt;/data&gt;&quot;" office:value-type="string" office:string-value="  &lt;data name=&quot;Route&quot; xml:space=&quot;preserve&quot;&gt; &lt;value&gt;xxx&lt;/value&gt; &lt;/data&gt;">
            <text:p><text:s text:c="2"/>&lt;data name="Route"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Route create</text:p>
          </table:table-cell>
          <table:table-cell office:value-type="string">
            <text:p>Create route</text:p>
          </table:table-cell>
          <table:table-cell office:value-type="string">
            <text:p>Créer une route</text:p>
          </table:table-cell>
          <table:table-cell office:value-type="string">
            <text:p>xxx</text:p>
          </table:table-cell>
          <table:table-cell table:formula="of:=&quot;  &lt;data name=&quot;&quot;&quot;&amp;[.$A61]&amp;&quot;&quot;&quot; xml:space=&quot;&quot;preserve&quot;&quot;&gt; &lt;value&gt;&quot;&amp;[.B61]&amp;&quot;&lt;/value&gt; &lt;/data&gt;&quot;" office:value-type="string" office:string-value="  &lt;data name=&quot;Route create&quot; xml:space=&quot;preserve&quot;&gt; &lt;value&gt;Create route&lt;/value&gt; &lt;/data&gt;">
            <text:p><text:s text:c="2"/>&lt;data name="Route create" xml:space="preserve"&gt; &lt;value&gt;Create route&lt;/value&gt; &lt;/data&gt;</text:p>
          </table:table-cell>
          <table:table-cell table:formula="of:=&quot;  &lt;data name=&quot;&quot;&quot;&amp;[.$A61]&amp;&quot;&quot;&quot; xml:space=&quot;&quot;preserve&quot;&quot;&gt; &lt;value&gt;&quot;&amp;[.C61]&amp;&quot;&lt;/value&gt; &lt;/data&gt;&quot;" office:value-type="string" office:string-value="  &lt;data name=&quot;Route create&quot; xml:space=&quot;preserve&quot;&gt; &lt;value&gt;Créer une route&lt;/value&gt; &lt;/data&gt;">
            <text:p><text:s text:c="2"/>&lt;data name="Route create" xml:space="preserve"&gt; &lt;value&gt;Créer une route&lt;/value&gt; &lt;/data&gt;</text:p>
          </table:table-cell>
          <table:table-cell table:style-name="ce9" table:formula="of:=&quot;  &lt;data name=&quot;&quot;&quot;&amp;[.$A61]&amp;&quot;&quot;&quot; xml:space=&quot;&quot;preserve&quot;&quot;&gt; &lt;value&gt;&quot;&amp;[.D61]&amp;&quot;&lt;/value&gt; &lt;/data&gt;&quot;" office:value-type="string" office:string-value="  &lt;data name=&quot;Route create&quot; xml:space=&quot;preserve&quot;&gt; &lt;value&gt;xxx&lt;/value&gt; &lt;/data&gt;">
            <text:p><text:s text:c="2"/>&lt;data name="Route create"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Route create update</text:p>
          </table:table-cell>
          <table:table-cell office:value-type="string">
            <text:p>Update route</text:p>
          </table:table-cell>
          <table:table-cell office:value-type="string">
            <text:p>Mise a jour route</text:p>
          </table:table-cell>
          <table:table-cell office:value-type="string">
            <text:p>xxx</text:p>
          </table:table-cell>
          <table:table-cell table:formula="of:=&quot;  &lt;data name=&quot;&quot;&quot;&amp;[.$A62]&amp;&quot;&quot;&quot; xml:space=&quot;&quot;preserve&quot;&quot;&gt; &lt;value&gt;&quot;&amp;[.B62]&amp;&quot;&lt;/value&gt; &lt;/data&gt;&quot;" office:value-type="string" office:string-value="  &lt;data name=&quot;Route create update&quot; xml:space=&quot;preserve&quot;&gt; &lt;value&gt;Update route&lt;/value&gt; &lt;/data&gt;">
            <text:p><text:s text:c="2"/>&lt;data name="Route create update" xml:space="preserve"&gt; &lt;value&gt;Update route&lt;/value&gt; &lt;/data&gt;</text:p>
          </table:table-cell>
          <table:table-cell table:formula="of:=&quot;  &lt;data name=&quot;&quot;&quot;&amp;[.$A62]&amp;&quot;&quot;&quot; xml:space=&quot;&quot;preserve&quot;&quot;&gt; &lt;value&gt;&quot;&amp;[.C62]&amp;&quot;&lt;/value&gt; &lt;/data&gt;&quot;" office:value-type="string" office:string-value="  &lt;data name=&quot;Route create update&quot; xml:space=&quot;preserve&quot;&gt; &lt;value&gt;Mise a jour route&lt;/value&gt; &lt;/data&gt;">
            <text:p><text:s text:c="2"/>&lt;data name="Route create update" xml:space="preserve"&gt; &lt;value&gt;Mise a jour route&lt;/value&gt; &lt;/data&gt;</text:p>
          </table:table-cell>
          <table:table-cell table:style-name="ce9" table:formula="of:=&quot;  &lt;data name=&quot;&quot;&quot;&amp;[.$A62]&amp;&quot;&quot;&quot; xml:space=&quot;&quot;preserve&quot;&quot;&gt; &lt;value&gt;&quot;&amp;[.D62]&amp;&quot;&lt;/value&gt; &lt;/data&gt;&quot;" office:value-type="string" office:string-value="  &lt;data name=&quot;Route create update&quot; xml:space=&quot;preserve&quot;&gt; &lt;value&gt;xxx&lt;/value&gt; &lt;/data&gt;">
            <text:p><text:s text:c="2"/>&lt;data name="Route create update"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Route id</text:p>
          </table:table-cell>
          <table:table-cell office:value-type="string">
            <text:p>Route no</text:p>
          </table:table-cell>
          <table:table-cell office:value-type="string">
            <text:p>Trajet no</text:p>
          </table:table-cell>
          <table:table-cell office:value-type="string">
            <text:p>xxx</text:p>
          </table:table-cell>
          <table:table-cell table:formula="of:=&quot;  &lt;data name=&quot;&quot;&quot;&amp;[.$A63]&amp;&quot;&quot;&quot; xml:space=&quot;&quot;preserve&quot;&quot;&gt; &lt;value&gt;&quot;&amp;[.B63]&amp;&quot;&lt;/value&gt; &lt;/data&gt;&quot;" office:value-type="string" office:string-value="  &lt;data name=&quot;Route id&quot; xml:space=&quot;preserve&quot;&gt; &lt;value&gt;Route no&lt;/value&gt; &lt;/data&gt;">
            <text:p><text:s text:c="2"/>&lt;data name="Route id" xml:space="preserve"&gt; &lt;value&gt;Route no&lt;/value&gt; &lt;/data&gt;</text:p>
          </table:table-cell>
          <table:table-cell table:formula="of:=&quot;  &lt;data name=&quot;&quot;&quot;&amp;[.$A63]&amp;&quot;&quot;&quot; xml:space=&quot;&quot;preserve&quot;&quot;&gt; &lt;value&gt;&quot;&amp;[.C63]&amp;&quot;&lt;/value&gt; &lt;/data&gt;&quot;" office:value-type="string" office:string-value="  &lt;data name=&quot;Route id&quot; xml:space=&quot;preserve&quot;&gt; &lt;value&gt;Trajet no&lt;/value&gt; &lt;/data&gt;">
            <text:p><text:s text:c="2"/>&lt;data name="Route id" xml:space="preserve"&gt; &lt;value&gt;Trajet no&lt;/value&gt; &lt;/data&gt;</text:p>
          </table:table-cell>
          <table:table-cell table:style-name="ce9" table:formula="of:=&quot;  &lt;data name=&quot;&quot;&quot;&amp;[.$A63]&amp;&quot;&quot;&quot; xml:space=&quot;&quot;preserve&quot;&quot;&gt; &lt;value&gt;&quot;&amp;[.D63]&amp;&quot;&lt;/value&gt; &lt;/data&gt;&quot;" office:value-type="string" office:string-value="  &lt;data name=&quot;Route id&quot; xml:space=&quot;preserve&quot;&gt; &lt;value&gt;xxx&lt;/value&gt; &lt;/data&gt;">
            <text:p><text:s text:c="2"/>&lt;data name="Route id"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Route new</text:p>
          </table:table-cell>
          <table:table-cell office:value-type="string">
            <text:p>New route</text:p>
          </table:table-cell>
          <table:table-cell office:value-type="string">
            <text:p>Nouveau trajet</text:p>
          </table:table-cell>
          <table:table-cell office:value-type="string">
            <text:p>xxx</text:p>
          </table:table-cell>
          <table:table-cell table:formula="of:=&quot;  &lt;data name=&quot;&quot;&quot;&amp;[.$A64]&amp;&quot;&quot;&quot; xml:space=&quot;&quot;preserve&quot;&quot;&gt; &lt;value&gt;&quot;&amp;[.B64]&amp;&quot;&lt;/value&gt; &lt;/data&gt;&quot;" office:value-type="string" office:string-value="  &lt;data name=&quot;Route new&quot; xml:space=&quot;preserve&quot;&gt; &lt;value&gt;New route&lt;/value&gt; &lt;/data&gt;">
            <text:p><text:s text:c="2"/>&lt;data name="Route new" xml:space="preserve"&gt; &lt;value&gt;New route&lt;/value&gt; &lt;/data&gt;</text:p>
          </table:table-cell>
          <table:table-cell table:formula="of:=&quot;  &lt;data name=&quot;&quot;&quot;&amp;[.$A64]&amp;&quot;&quot;&quot; xml:space=&quot;&quot;preserve&quot;&quot;&gt; &lt;value&gt;&quot;&amp;[.C64]&amp;&quot;&lt;/value&gt; &lt;/data&gt;&quot;" office:value-type="string" office:string-value="  &lt;data name=&quot;Route new&quot; xml:space=&quot;preserve&quot;&gt; &lt;value&gt;Nouveau trajet&lt;/value&gt; &lt;/data&gt;">
            <text:p><text:s text:c="2"/>&lt;data name="Route new" xml:space="preserve"&gt; &lt;value&gt;Nouveau trajet&lt;/value&gt; &lt;/data&gt;</text:p>
          </table:table-cell>
          <table:table-cell table:style-name="ce9" table:formula="of:=&quot;  &lt;data name=&quot;&quot;&quot;&amp;[.$A64]&amp;&quot;&quot;&quot; xml:space=&quot;&quot;preserve&quot;&quot;&gt; &lt;value&gt;&quot;&amp;[.D64]&amp;&quot;&lt;/value&gt; &lt;/data&gt;&quot;" office:value-type="string" office:string-value="  &lt;data name=&quot;Route new&quot; xml:space=&quot;preserve&quot;&gt; &lt;value&gt;xxx&lt;/value&gt; &lt;/data&gt;">
            <text:p><text:s text:c="2"/>&lt;data name="Route new"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Route list</text:p>
          </table:table-cell>
          <table:table-cell office:value-type="string">
            <text:p>My routes</text:p>
          </table:table-cell>
          <table:table-cell office:value-type="string">
            <text:p>Mes trajets</text:p>
          </table:table-cell>
          <table:table-cell office:value-type="string">
            <text:p>xxx</text:p>
          </table:table-cell>
          <table:table-cell table:formula="of:=&quot;  &lt;data name=&quot;&quot;&quot;&amp;[.$A65]&amp;&quot;&quot;&quot; xml:space=&quot;&quot;preserve&quot;&quot;&gt; &lt;value&gt;&quot;&amp;[.B65]&amp;&quot;&lt;/value&gt; &lt;/data&gt;&quot;" office:value-type="string" office:string-value="  &lt;data name=&quot;Route list&quot; xml:space=&quot;preserve&quot;&gt; &lt;value&gt;My routes&lt;/value&gt; &lt;/data&gt;">
            <text:p><text:s text:c="2"/>&lt;data name="Route list" xml:space="preserve"&gt; &lt;value&gt;My routes&lt;/value&gt; &lt;/data&gt;</text:p>
          </table:table-cell>
          <table:table-cell table:formula="of:=&quot;  &lt;data name=&quot;&quot;&quot;&amp;[.$A65]&amp;&quot;&quot;&quot; xml:space=&quot;&quot;preserve&quot;&quot;&gt; &lt;value&gt;&quot;&amp;[.C65]&amp;&quot;&lt;/value&gt; &lt;/data&gt;&quot;" office:value-type="string" office:string-value="  &lt;data name=&quot;Route list&quot; xml:space=&quot;preserve&quot;&gt; &lt;value&gt;Mes trajets&lt;/value&gt; &lt;/data&gt;">
            <text:p><text:s text:c="2"/>&lt;data name="Route list" xml:space="preserve"&gt; &lt;value&gt;Mes trajets&lt;/value&gt; &lt;/data&gt;</text:p>
          </table:table-cell>
          <table:table-cell table:style-name="ce9" table:formula="of:=&quot;  &lt;data name=&quot;&quot;&quot;&amp;[.$A65]&amp;&quot;&quot;&quot; xml:space=&quot;&quot;preserve&quot;&quot;&gt; &lt;value&gt;&quot;&amp;[.D65]&amp;&quot;&lt;/value&gt; &lt;/data&gt;&quot;" office:value-type="string" office:string-value="  &lt;data name=&quot;Route list&quot; xml:space=&quot;preserve&quot;&gt; &lt;value&gt;xxx&lt;/value&gt; &lt;/data&gt;">
            <text:p><text:s text:c="2"/>&lt;data name="Route list"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Route search</text:p>
          </table:table-cell>
          <table:table-cell office:value-type="string">
            <text:p>Search route</text:p>
          </table:table-cell>
          <table:table-cell office:value-type="string">
            <text:p>Recherche de trajets</text:p>
          </table:table-cell>
          <table:table-cell office:value-type="string">
            <text:p>xxx</text:p>
          </table:table-cell>
          <table:table-cell table:formula="of:=&quot;  &lt;data name=&quot;&quot;&quot;&amp;[.$A66]&amp;&quot;&quot;&quot; xml:space=&quot;&quot;preserve&quot;&quot;&gt; &lt;value&gt;&quot;&amp;[.B66]&amp;&quot;&lt;/value&gt; &lt;/data&gt;&quot;" office:value-type="string" office:string-value="  &lt;data name=&quot;Route search&quot; xml:space=&quot;preserve&quot;&gt; &lt;value&gt;Search route&lt;/value&gt; &lt;/data&gt;">
            <text:p><text:s text:c="2"/>&lt;data name="Route search" xml:space="preserve"&gt; &lt;value&gt;Search route&lt;/value&gt; &lt;/data&gt;</text:p>
          </table:table-cell>
          <table:table-cell table:formula="of:=&quot;  &lt;data name=&quot;&quot;&quot;&amp;[.$A66]&amp;&quot;&quot;&quot; xml:space=&quot;&quot;preserve&quot;&quot;&gt; &lt;value&gt;&quot;&amp;[.C66]&amp;&quot;&lt;/value&gt; &lt;/data&gt;&quot;" office:value-type="string" office:string-value="  &lt;data name=&quot;Route search&quot; xml:space=&quot;preserve&quot;&gt; &lt;value&gt;Recherche de trajets&lt;/value&gt; &lt;/data&gt;">
            <text:p><text:s text:c="2"/>&lt;data name="Route search" xml:space="preserve"&gt; &lt;value&gt;Recherche de trajets&lt;/value&gt; &lt;/data&gt;</text:p>
          </table:table-cell>
          <table:table-cell table:style-name="ce9" table:formula="of:=&quot;  &lt;data name=&quot;&quot;&quot;&amp;[.$A66]&amp;&quot;&quot;&quot; xml:space=&quot;&quot;preserve&quot;&quot;&gt; &lt;value&gt;&quot;&amp;[.D66]&amp;&quot;&lt;/value&gt; &lt;/data&gt;&quot;" office:value-type="string" office:string-value="  &lt;data name=&quot;Route search&quot; xml:space=&quot;preserve&quot;&gt; &lt;value&gt;xxx&lt;/value&gt; &lt;/data&gt;">
            <text:p><text:s text:c="2"/>&lt;data name="Route search"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Route view</text:p>
          </table:table-cell>
          <table:table-cell office:value-type="string">
            <text:p>View route</text:p>
          </table:table-cell>
          <table:table-cell office:value-type="string">
            <text:p>Voir les trajets</text:p>
          </table:table-cell>
          <table:table-cell office:value-type="string">
            <text:p>xxx</text:p>
          </table:table-cell>
          <table:table-cell table:formula="of:=&quot;  &lt;data name=&quot;&quot;&quot;&amp;[.$A67]&amp;&quot;&quot;&quot; xml:space=&quot;&quot;preserve&quot;&quot;&gt; &lt;value&gt;&quot;&amp;[.B67]&amp;&quot;&lt;/value&gt; &lt;/data&gt;&quot;" office:value-type="string" office:string-value="  &lt;data name=&quot;Route view&quot; xml:space=&quot;preserve&quot;&gt; &lt;value&gt;View route&lt;/value&gt; &lt;/data&gt;">
            <text:p><text:s text:c="2"/>&lt;data name="Route view" xml:space="preserve"&gt; &lt;value&gt;View route&lt;/value&gt; &lt;/data&gt;</text:p>
          </table:table-cell>
          <table:table-cell table:formula="of:=&quot;  &lt;data name=&quot;&quot;&quot;&amp;[.$A67]&amp;&quot;&quot;&quot; xml:space=&quot;&quot;preserve&quot;&quot;&gt; &lt;value&gt;&quot;&amp;[.C67]&amp;&quot;&lt;/value&gt; &lt;/data&gt;&quot;" office:value-type="string" office:string-value="  &lt;data name=&quot;Route view&quot; xml:space=&quot;preserve&quot;&gt; &lt;value&gt;Voir les trajets&lt;/value&gt; &lt;/data&gt;">
            <text:p><text:s text:c="2"/>&lt;data name="Route view" xml:space="preserve"&gt; &lt;value&gt;Voir les trajets&lt;/value&gt; &lt;/data&gt;</text:p>
          </table:table-cell>
          <table:table-cell table:style-name="ce9" table:formula="of:=&quot;  &lt;data name=&quot;&quot;&quot;&amp;[.$A67]&amp;&quot;&quot;&quot; xml:space=&quot;&quot;preserve&quot;&quot;&gt; &lt;value&gt;&quot;&amp;[.D67]&amp;&quot;&lt;/value&gt; &lt;/data&gt;&quot;" office:value-type="string" office:string-value="  &lt;data name=&quot;Route view&quot; xml:space=&quot;preserve&quot;&gt; &lt;value&gt;xxx&lt;/value&gt; &lt;/data&gt;">
            <text:p><text:s text:c="2"/>&lt;data name="Route view"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Save</text:p>
          </table:table-cell>
          <table:table-cell office:value-type="string">
            <text:p>Enregistrer</text:p>
          </table:table-cell>
          <table:table-cell office:value-type="string">
            <text:p>xxx</text:p>
          </table:table-cell>
          <table:table-cell table:formula="of:=&quot;  &lt;data name=&quot;&quot;&quot;&amp;[.$A68]&amp;&quot;&quot;&quot; xml:space=&quot;&quot;preserve&quot;&quot;&gt; &lt;value&gt;&quot;&amp;[.B68]&amp;&quot;&lt;/value&gt; &lt;/data&gt;&quot;" office:value-type="string" office:string-value="  &lt;data name=&quot;Save&quot; xml:space=&quot;preserve&quot;&gt; &lt;value&gt;Save&lt;/value&gt; &lt;/data&gt;">
            <text:p><text:s text:c="2"/>&lt;data name="Save" xml:space="preserve"&gt; &lt;value&gt;Save&lt;/value&gt; &lt;/data&gt;</text:p>
          </table:table-cell>
          <table:table-cell table:formula="of:=&quot;  &lt;data name=&quot;&quot;&quot;&amp;[.$A68]&amp;&quot;&quot;&quot; xml:space=&quot;&quot;preserve&quot;&quot;&gt; &lt;value&gt;&quot;&amp;[.C68]&amp;&quot;&lt;/value&gt; &lt;/data&gt;&quot;" office:value-type="string" office:string-value="  &lt;data name=&quot;Save&quot; xml:space=&quot;preserve&quot;&gt; &lt;value&gt;Enregistrer&lt;/value&gt; &lt;/data&gt;">
            <text:p><text:s text:c="2"/>&lt;data name="Save" xml:space="preserve"&gt; &lt;value&gt;Enregistrer&lt;/value&gt; &lt;/data&gt;</text:p>
          </table:table-cell>
          <table:table-cell table:style-name="ce9" table:formula="of:=&quot;  &lt;data name=&quot;&quot;&quot;&amp;[.$A68]&amp;&quot;&quot;&quot; xml:space=&quot;&quot;preserve&quot;&quot;&gt; &lt;value&gt;&quot;&amp;[.D68]&amp;&quot;&lt;/value&gt; &lt;/data&gt;&quot;" office:value-type="string" office:string-value="  &lt;data name=&quot;Save&quot; xml:space=&quot;preserve&quot;&gt; &lt;value&gt;xxx&lt;/value&gt; &lt;/data&gt;">
            <text:p><text:s text:c="2"/>&lt;data name="Save"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Search</text:p>
          </table:table-cell>
          <table:table-cell office:value-type="string">
            <text:p>Recherche de trajets</text:p>
          </table:table-cell>
          <table:table-cell office:value-type="string">
            <text:p>xxx</text:p>
          </table:table-cell>
          <table:table-cell table:formula="of:=&quot;  &lt;data name=&quot;&quot;&quot;&amp;[.$A69]&amp;&quot;&quot;&quot; xml:space=&quot;&quot;preserve&quot;&quot;&gt; &lt;value&gt;&quot;&amp;[.B69]&amp;&quot;&lt;/value&gt; &lt;/data&gt;&quot;" office:value-type="string" office:string-value="  &lt;data name=&quot;Search&quot; xml:space=&quot;preserve&quot;&gt; &lt;value&gt;Search&lt;/value&gt; &lt;/data&gt;">
            <text:p><text:s text:c="2"/>&lt;data name="Search" xml:space="preserve"&gt; &lt;value&gt;Search&lt;/value&gt; &lt;/data&gt;</text:p>
          </table:table-cell>
          <table:table-cell table:formula="of:=&quot;  &lt;data name=&quot;&quot;&quot;&amp;[.$A69]&amp;&quot;&quot;&quot; xml:space=&quot;&quot;preserve&quot;&quot;&gt; &lt;value&gt;&quot;&amp;[.C69]&amp;&quot;&lt;/value&gt; &lt;/data&gt;&quot;" office:value-type="string" office:string-value="  &lt;data name=&quot;Search&quot; xml:space=&quot;preserve&quot;&gt; &lt;value&gt;Recherche de trajets&lt;/value&gt; &lt;/data&gt;">
            <text:p><text:s text:c="2"/>&lt;data name="Search" xml:space="preserve"&gt; &lt;value&gt;Recherche de trajets&lt;/value&gt; &lt;/data&gt;</text:p>
          </table:table-cell>
          <table:table-cell table:style-name="ce9" table:formula="of:=&quot;  &lt;data name=&quot;&quot;&quot;&amp;[.$A69]&amp;&quot;&quot;&quot; xml:space=&quot;&quot;preserve&quot;&quot;&gt; &lt;value&gt;&quot;&amp;[.D69]&amp;&quot;&lt;/value&gt; &lt;/data&gt;&quot;" office:value-type="string" office:string-value="  &lt;data name=&quot;Search&quot; xml:space=&quot;preserve&quot;&gt; &lt;value&gt;xxx&lt;/value&gt; &lt;/data&gt;">
            <text:p><text:s text:c="2"/>&lt;data name="Search"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Seek</text:p>
          </table:table-cell>
          <table:table-cell office:value-type="string">
            <text:p>Recherche</text:p>
          </table:table-cell>
          <table:table-cell office:value-type="string">
            <text:p>xxx</text:p>
          </table:table-cell>
          <table:table-cell table:formula="of:=&quot;  &lt;data name=&quot;&quot;&quot;&amp;[.$A70]&amp;&quot;&quot;&quot; xml:space=&quot;&quot;preserve&quot;&quot;&gt; &lt;value&gt;&quot;&amp;[.B70]&amp;&quot;&lt;/value&gt; &lt;/data&gt;&quot;" office:value-type="string" office:string-value="  &lt;data name=&quot;Seek&quot; xml:space=&quot;preserve&quot;&gt; &lt;value&gt;Seek&lt;/value&gt; &lt;/data&gt;">
            <text:p><text:s text:c="2"/>&lt;data name="Seek" xml:space="preserve"&gt; &lt;value&gt;Seek&lt;/value&gt; &lt;/data&gt;</text:p>
          </table:table-cell>
          <table:table-cell table:formula="of:=&quot;  &lt;data name=&quot;&quot;&quot;&amp;[.$A70]&amp;&quot;&quot;&quot; xml:space=&quot;&quot;preserve&quot;&quot;&gt; &lt;value&gt;&quot;&amp;[.C70]&amp;&quot;&lt;/value&gt; &lt;/data&gt;&quot;" office:value-type="string" office:string-value="  &lt;data name=&quot;Seek&quot; xml:space=&quot;preserve&quot;&gt; &lt;value&gt;Recherche&lt;/value&gt; &lt;/data&gt;">
            <text:p><text:s text:c="2"/>&lt;data name="Seek" xml:space="preserve"&gt; &lt;value&gt;Recherche&lt;/value&gt; &lt;/data&gt;</text:p>
          </table:table-cell>
          <table:table-cell table:style-name="ce9" table:formula="of:=&quot;  &lt;data name=&quot;&quot;&quot;&amp;[.$A70]&amp;&quot;&quot;&quot; xml:space=&quot;&quot;preserve&quot;&quot;&gt; &lt;value&gt;&quot;&amp;[.D70]&amp;&quot;&lt;/value&gt; &lt;/data&gt;&quot;" office:value-type="string" office:string-value="  &lt;data name=&quot;Seek&quot; xml:space=&quot;preserve&quot;&gt; &lt;value&gt;xxx&lt;/value&gt; &lt;/data&gt;">
            <text:p><text:s text:c="2"/>&lt;data name="Seek"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To</text:p>
          </table:table-cell>
          <table:table-cell office:value-type="string">
            <text:p>A</text:p>
          </table:table-cell>
          <table:table-cell office:value-type="string">
            <text:p>xxx</text:p>
          </table:table-cell>
          <table:table-cell table:formula="of:=&quot;  &lt;data name=&quot;&quot;&quot;&amp;[.$A71]&amp;&quot;&quot;&quot; xml:space=&quot;&quot;preserve&quot;&quot;&gt; &lt;value&gt;&quot;&amp;[.B71]&amp;&quot;&lt;/value&gt; &lt;/data&gt;&quot;" office:value-type="string" office:string-value="  &lt;data name=&quot;To&quot; xml:space=&quot;preserve&quot;&gt; &lt;value&gt;To&lt;/value&gt; &lt;/data&gt;">
            <text:p><text:s text:c="2"/>&lt;data name="To" xml:space="preserve"&gt; &lt;value&gt;To&lt;/value&gt; &lt;/data&gt;</text:p>
          </table:table-cell>
          <table:table-cell table:formula="of:=&quot;  &lt;data name=&quot;&quot;&quot;&amp;[.$A71]&amp;&quot;&quot;&quot; xml:space=&quot;&quot;preserve&quot;&quot;&gt; &lt;value&gt;&quot;&amp;[.C71]&amp;&quot;&lt;/value&gt; &lt;/data&gt;&quot;" office:value-type="string" office:string-value="  &lt;data name=&quot;To&quot; xml:space=&quot;preserve&quot;&gt; &lt;value&gt;A&lt;/value&gt; &lt;/data&gt;">
            <text:p><text:s text:c="2"/>&lt;data name="To" xml:space="preserve"&gt; &lt;value&gt;A&lt;/value&gt; &lt;/data&gt;</text:p>
          </table:table-cell>
          <table:table-cell table:style-name="ce9" table:formula="of:=&quot;  &lt;data name=&quot;&quot;&quot;&amp;[.$A71]&amp;&quot;&quot;&quot; xml:space=&quot;&quot;preserve&quot;&quot;&gt; &lt;value&gt;&quot;&amp;[.D71]&amp;&quot;&lt;/value&gt; &lt;/data&gt;&quot;" office:value-type="string" office:string-value="  &lt;data name=&quot;To&quot; xml:space=&quot;preserve&quot;&gt; &lt;value&gt;xxx&lt;/value&gt; &lt;/data&gt;">
            <text:p><text:s text:c="2"/>&lt;data name="To"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Toll</text:p>
          </table:table-cell>
          <table:table-cell office:value-type="string">
            <text:p>P<text:span text:style-name="T5">éage</text:span></text:p>
          </table:table-cell>
          <table:table-cell office:value-type="string">
            <text:p>xxx</text:p>
          </table:table-cell>
          <table:table-cell table:formula="of:=&quot;  &lt;data name=&quot;&quot;&quot;&amp;[.$A72]&amp;&quot;&quot;&quot; xml:space=&quot;&quot;preserve&quot;&quot;&gt; &lt;value&gt;&quot;&amp;[.B72]&amp;&quot;&lt;/value&gt; &lt;/data&gt;&quot;" office:value-type="string" office:string-value="  &lt;data name=&quot;Toll&quot; xml:space=&quot;preserve&quot;&gt; &lt;value&gt;Toll&lt;/value&gt; &lt;/data&gt;">
            <text:p><text:s text:c="2"/>&lt;data name="Toll" xml:space="preserve"&gt; &lt;value&gt;Toll&lt;/value&gt; &lt;/data&gt;</text:p>
          </table:table-cell>
          <table:table-cell table:formula="of:=&quot;  &lt;data name=&quot;&quot;&quot;&amp;[.$A72]&amp;&quot;&quot;&quot; xml:space=&quot;&quot;preserve&quot;&quot;&gt; &lt;value&gt;&quot;&amp;[.C72]&amp;&quot;&lt;/value&gt; &lt;/data&gt;&quot;" office:value-type="string" office:string-value="  &lt;data name=&quot;Toll&quot; xml:space=&quot;preserve&quot;&gt; &lt;value&gt;Péage&lt;/value&gt; &lt;/data&gt;">
            <text:p><text:s text:c="2"/>&lt;data name="Toll" xml:space="preserve"&gt; &lt;value&gt;Péage&lt;/value&gt; &lt;/data&gt;</text:p>
          </table:table-cell>
          <table:table-cell table:style-name="ce9" table:formula="of:=&quot;  &lt;data name=&quot;&quot;&quot;&amp;[.$A72]&amp;&quot;&quot;&quot; xml:space=&quot;&quot;preserve&quot;&quot;&gt; &lt;value&gt;&quot;&amp;[.D72]&amp;&quot;&lt;/value&gt; &lt;/data&gt;&quot;" office:value-type="string" office:string-value="  &lt;data name=&quot;Toll&quot; xml:space=&quot;preserve&quot;&gt; &lt;value&gt;xxx&lt;/value&gt; &lt;/data&gt;">
            <text:p><text:s text:c="2"/>&lt;data name="Toll"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Update</text:p>
          </table:table-cell>
          <table:table-cell office:value-type="string">
            <text:p>Mise a jour</text:p>
          </table:table-cell>
          <table:table-cell office:value-type="string">
            <text:p>xxx</text:p>
          </table:table-cell>
          <table:table-cell table:formula="of:=&quot;  &lt;data name=&quot;&quot;&quot;&amp;[.$A73]&amp;&quot;&quot;&quot; xml:space=&quot;&quot;preserve&quot;&quot;&gt; &lt;value&gt;&quot;&amp;[.B73]&amp;&quot;&lt;/value&gt; &lt;/data&gt;&quot;" office:value-type="string" office:string-value="  &lt;data name=&quot;Update&quot; xml:space=&quot;preserve&quot;&gt; &lt;value&gt;Update&lt;/value&gt; &lt;/data&gt;">
            <text:p><text:s text:c="2"/>&lt;data name="Update" xml:space="preserve"&gt; &lt;value&gt;Update&lt;/value&gt; &lt;/data&gt;</text:p>
          </table:table-cell>
          <table:table-cell table:formula="of:=&quot;  &lt;data name=&quot;&quot;&quot;&amp;[.$A73]&amp;&quot;&quot;&quot; xml:space=&quot;&quot;preserve&quot;&quot;&gt; &lt;value&gt;&quot;&amp;[.C73]&amp;&quot;&lt;/value&gt; &lt;/data&gt;&quot;" office:value-type="string" office:string-value="  &lt;data name=&quot;Update&quot; xml:space=&quot;preserve&quot;&gt; &lt;value&gt;Mise a jour&lt;/value&gt; &lt;/data&gt;">
            <text:p><text:s text:c="2"/>&lt;data name="Update" xml:space="preserve"&gt; &lt;value&gt;Mise a jour&lt;/value&gt; &lt;/data&gt;</text:p>
          </table:table-cell>
          <table:table-cell table:style-name="ce9" table:formula="of:=&quot;  &lt;data name=&quot;&quot;&quot;&amp;[.$A73]&amp;&quot;&quot;&quot; xml:space=&quot;&quot;preserve&quot;&quot;&gt; &lt;value&gt;&quot;&amp;[.D73]&amp;&quot;&lt;/value&gt; &lt;/data&gt;&quot;" office:value-type="string" office:string-value="  &lt;data name=&quot;Update&quot; xml:space=&quot;preserve&quot;&gt; &lt;value&gt;xxx&lt;/value&gt; &lt;/data&gt;">
            <text:p><text:s text:c="2"/>&lt;data name="Update"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Update account</text:p>
          </table:table-cell>
          <table:table-cell office:value-type="string">
            <text:p>Mise a jour compte</text:p>
          </table:table-cell>
          <table:table-cell office:value-type="string">
            <text:p>xxx</text:p>
          </table:table-cell>
          <table:table-cell table:formula="of:=&quot;  &lt;data name=&quot;&quot;&quot;&amp;[.$A74]&amp;&quot;&quot;&quot; xml:space=&quot;&quot;preserve&quot;&quot;&gt; &lt;value&gt;&quot;&amp;[.B74]&amp;&quot;&lt;/value&gt; &lt;/data&gt;&quot;" office:value-type="string" office:string-value="  &lt;data name=&quot;Update account&quot; xml:space=&quot;preserve&quot;&gt; &lt;value&gt;Update account&lt;/value&gt; &lt;/data&gt;">
            <text:p><text:s text:c="2"/>&lt;data name="Update account" xml:space="preserve"&gt; &lt;value&gt;Update account&lt;/value&gt; &lt;/data&gt;</text:p>
          </table:table-cell>
          <table:table-cell table:formula="of:=&quot;  &lt;data name=&quot;&quot;&quot;&amp;[.$A74]&amp;&quot;&quot;&quot; xml:space=&quot;&quot;preserve&quot;&quot;&gt; &lt;value&gt;&quot;&amp;[.C74]&amp;&quot;&lt;/value&gt; &lt;/data&gt;&quot;" office:value-type="string" office:string-value="  &lt;data name=&quot;Update account&quot; xml:space=&quot;preserve&quot;&gt; &lt;value&gt;Mise a jour compte&lt;/value&gt; &lt;/data&gt;">
            <text:p><text:s text:c="2"/>&lt;data name="Update account" xml:space="preserve"&gt; &lt;value&gt;Mise a jour compte&lt;/value&gt; &lt;/data&gt;</text:p>
          </table:table-cell>
          <table:table-cell table:style-name="ce9" table:formula="of:=&quot;  &lt;data name=&quot;&quot;&quot;&amp;[.$A74]&amp;&quot;&quot;&quot; xml:space=&quot;&quot;preserve&quot;&quot;&gt; &lt;value&gt;&quot;&amp;[.D74]&amp;&quot;&lt;/value&gt; &lt;/data&gt;&quot;" office:value-type="string" office:string-value="  &lt;data name=&quot;Update account&quot; xml:space=&quot;preserve&quot;&gt; &lt;value&gt;xxx&lt;/value&gt; &lt;/data&gt;">
            <text:p><text:s text:c="2"/>&lt;data name="Update account"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Update data</text:p>
          </table:table-cell>
          <table:table-cell office:value-type="string">
            <text:p>Mise a jour donn<text:span text:style-name="T4">ées</text:span></text:p>
          </table:table-cell>
          <table:table-cell office:value-type="string">
            <text:p>xxx</text:p>
          </table:table-cell>
          <table:table-cell table:formula="of:=&quot;  &lt;data name=&quot;&quot;&quot;&amp;[.$A75]&amp;&quot;&quot;&quot; xml:space=&quot;&quot;preserve&quot;&quot;&gt; &lt;value&gt;&quot;&amp;[.B75]&amp;&quot;&lt;/value&gt; &lt;/data&gt;&quot;" office:value-type="string" office:string-value="  &lt;data name=&quot;Update data&quot; xml:space=&quot;preserve&quot;&gt; &lt;value&gt;Update data&lt;/value&gt; &lt;/data&gt;">
            <text:p><text:s text:c="2"/>&lt;data name="Update data" xml:space="preserve"&gt; &lt;value&gt;Update data&lt;/value&gt; &lt;/data&gt;</text:p>
          </table:table-cell>
          <table:table-cell table:formula="of:=&quot;  &lt;data name=&quot;&quot;&quot;&amp;[.$A75]&amp;&quot;&quot;&quot; xml:space=&quot;&quot;preserve&quot;&quot;&gt; &lt;value&gt;&quot;&amp;[.C75]&amp;&quot;&lt;/value&gt; &lt;/data&gt;&quot;" office:value-type="string" office:string-value="  &lt;data name=&quot;Update data&quot; xml:space=&quot;preserve&quot;&gt; &lt;value&gt;Mise a jour données&lt;/value&gt; &lt;/data&gt;">
            <text:p><text:s text:c="2"/>&lt;data name="Update data" xml:space="preserve"&gt; &lt;value&gt;Mise a jour données&lt;/value&gt; &lt;/data&gt;</text:p>
          </table:table-cell>
          <table:table-cell table:style-name="ce9" table:formula="of:=&quot;  &lt;data name=&quot;&quot;&quot;&amp;[.$A75]&amp;&quot;&quot;&quot; xml:space=&quot;&quot;preserve&quot;&quot;&gt; &lt;value&gt;&quot;&amp;[.D75]&amp;&quot;&lt;/value&gt; &lt;/data&gt;&quot;" office:value-type="string" office:string-value="  &lt;data name=&quot;Update data&quot; xml:space=&quot;preserve&quot;&gt; &lt;value&gt;xxx&lt;/value&gt; &lt;/data&gt;">
            <text:p><text:s text:c="2"/>&lt;data name="Update data"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Update picture</text:p>
          </table:table-cell>
          <table:table-cell office:value-type="string">
            <text:p>Mise a jour photo</text:p>
          </table:table-cell>
          <table:table-cell office:value-type="string">
            <text:p>xxx</text:p>
          </table:table-cell>
          <table:table-cell table:formula="of:=&quot;  &lt;data name=&quot;&quot;&quot;&amp;[.$A76]&amp;&quot;&quot;&quot; xml:space=&quot;&quot;preserve&quot;&quot;&gt; &lt;value&gt;&quot;&amp;[.B76]&amp;&quot;&lt;/value&gt; &lt;/data&gt;&quot;" office:value-type="string" office:string-value="  &lt;data name=&quot;Update picture&quot; xml:space=&quot;preserve&quot;&gt; &lt;value&gt;Update picture&lt;/value&gt; &lt;/data&gt;">
            <text:p><text:s text:c="2"/>&lt;data name="Update picture" xml:space="preserve"&gt; &lt;value&gt;Update picture&lt;/value&gt; &lt;/data&gt;</text:p>
          </table:table-cell>
          <table:table-cell table:formula="of:=&quot;  &lt;data name=&quot;&quot;&quot;&amp;[.$A76]&amp;&quot;&quot;&quot; xml:space=&quot;&quot;preserve&quot;&quot;&gt; &lt;value&gt;&quot;&amp;[.C76]&amp;&quot;&lt;/value&gt; &lt;/data&gt;&quot;" office:value-type="string" office:string-value="  &lt;data name=&quot;Update picture&quot; xml:space=&quot;preserve&quot;&gt; &lt;value&gt;Mise a jour photo&lt;/value&gt; &lt;/data&gt;">
            <text:p><text:s text:c="2"/>&lt;data name="Update picture" xml:space="preserve"&gt; &lt;value&gt;Mise a jour photo&lt;/value&gt; &lt;/data&gt;</text:p>
          </table:table-cell>
          <table:table-cell table:style-name="ce9" table:formula="of:=&quot;  &lt;data name=&quot;&quot;&quot;&amp;[.$A76]&amp;&quot;&quot;&quot; xml:space=&quot;&quot;preserve&quot;&quot;&gt; &lt;value&gt;&quot;&amp;[.D76]&amp;&quot;&lt;/value&gt; &lt;/data&gt;&quot;" office:value-type="string" office:string-value="  &lt;data name=&quot;Update picture&quot; xml:space=&quot;preserve&quot;&gt; &lt;value&gt;xxx&lt;/value&gt; &lt;/data&gt;">
            <text:p><text:s text:c="2"/>&lt;data name="Update picture"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User</text:p>
          </table:table-cell>
          <table:table-cell office:value-type="string">
            <text:p>Utilisateur</text:p>
          </table:table-cell>
          <table:table-cell office:value-type="string">
            <text:p>xxx</text:p>
          </table:table-cell>
          <table:table-cell table:formula="of:=&quot;  &lt;data name=&quot;&quot;&quot;&amp;[.$A77]&amp;&quot;&quot;&quot; xml:space=&quot;&quot;preserve&quot;&quot;&gt; &lt;value&gt;&quot;&amp;[.B77]&amp;&quot;&lt;/value&gt; &lt;/data&gt;&quot;" office:value-type="string" office:string-value="  &lt;data name=&quot;User&quot; xml:space=&quot;preserve&quot;&gt; &lt;value&gt;User&lt;/value&gt; &lt;/data&gt;">
            <text:p><text:s text:c="2"/>&lt;data name="User" xml:space="preserve"&gt; &lt;value&gt;User&lt;/value&gt; &lt;/data&gt;</text:p>
          </table:table-cell>
          <table:table-cell table:formula="of:=&quot;  &lt;data name=&quot;&quot;&quot;&amp;[.$A77]&amp;&quot;&quot;&quot; xml:space=&quot;&quot;preserve&quot;&quot;&gt; &lt;value&gt;&quot;&amp;[.C77]&amp;&quot;&lt;/value&gt; &lt;/data&gt;&quot;" office:value-type="string" office:string-value="  &lt;data name=&quot;User&quot; xml:space=&quot;preserve&quot;&gt; &lt;value&gt;Utilisateur&lt;/value&gt; &lt;/data&gt;">
            <text:p><text:s text:c="2"/>&lt;data name="User" xml:space="preserve"&gt; &lt;value&gt;Utilisateur&lt;/value&gt; &lt;/data&gt;</text:p>
          </table:table-cell>
          <table:table-cell table:style-name="ce9" table:formula="of:=&quot;  &lt;data name=&quot;&quot;&quot;&amp;[.$A77]&amp;&quot;&quot;&quot; xml:space=&quot;&quot;preserve&quot;&quot;&gt; &lt;value&gt;&quot;&amp;[.D77]&amp;&quot;&lt;/value&gt; &lt;/data&gt;&quot;" office:value-type="string" office:string-value="  &lt;data name=&quot;User&quot; xml:space=&quot;preserve&quot;&gt; &lt;value&gt;xxx&lt;/value&gt; &lt;/data&gt;">
            <text:p><text:s text:c="2"/>&lt;data name="User"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table:style-name="ce10" office:value-type="string">
            <text:p>User account</text:p>
          </table:table-cell>
          <table:table-cell table:style-name="ce10" office:value-type="string">
            <text:p>Compte utilisateur</text:p>
          </table:table-cell>
          <table:table-cell office:value-type="string">
            <text:p>xxx</text:p>
          </table:table-cell>
          <table:table-cell table:formula="of:=&quot;  &lt;data name=&quot;&quot;&quot;&amp;[.$A78]&amp;&quot;&quot;&quot; xml:space=&quot;&quot;preserve&quot;&quot;&gt; &lt;value&gt;&quot;&amp;[.B78]&amp;&quot;&lt;/value&gt; &lt;/data&gt;&quot;" office:value-type="string" office:string-value="  &lt;data name=&quot;User account&quot; xml:space=&quot;preserve&quot;&gt; &lt;value&gt;User account&lt;/value&gt; &lt;/data&gt;">
            <text:p><text:s text:c="2"/>&lt;data name="User account" xml:space="preserve"&gt; &lt;value&gt;User account&lt;/value&gt; &lt;/data&gt;</text:p>
          </table:table-cell>
          <table:table-cell table:formula="of:=&quot;  &lt;data name=&quot;&quot;&quot;&amp;[.$A78]&amp;&quot;&quot;&quot; xml:space=&quot;&quot;preserve&quot;&quot;&gt; &lt;value&gt;&quot;&amp;[.C78]&amp;&quot;&lt;/value&gt; &lt;/data&gt;&quot;" office:value-type="string" office:string-value="  &lt;data name=&quot;User account&quot; xml:space=&quot;preserve&quot;&gt; &lt;value&gt;Compte utilisateur&lt;/value&gt; &lt;/data&gt;">
            <text:p><text:s text:c="2"/>&lt;data name="User account" xml:space="preserve"&gt; &lt;value&gt;Compte utilisateur&lt;/value&gt; &lt;/data&gt;</text:p>
          </table:table-cell>
          <table:table-cell table:style-name="ce9" table:formula="of:=&quot;  &lt;data name=&quot;&quot;&quot;&amp;[.$A78]&amp;&quot;&quot;&quot; xml:space=&quot;&quot;preserve&quot;&quot;&gt; &lt;value&gt;&quot;&amp;[.D78]&amp;&quot;&lt;/value&gt; &lt;/data&gt;&quot;" office:value-type="string" office:string-value="  &lt;data name=&quot;User account&quot; xml:space=&quot;preserve&quot;&gt; &lt;value&gt;xxx&lt;/value&gt; &lt;/data&gt;">
            <text:p><text:s text:c="2"/>&lt;data name="User account"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User login</text:p>
          </table:table-cell>
          <table:table-cell office:value-type="string">
            <text:p>Se connecter</text:p>
          </table:table-cell>
          <table:table-cell office:value-type="string">
            <text:p>xxx</text:p>
          </table:table-cell>
          <table:table-cell table:formula="of:=&quot;  &lt;data name=&quot;&quot;&quot;&amp;[.$A79]&amp;&quot;&quot;&quot; xml:space=&quot;&quot;preserve&quot;&quot;&gt; &lt;value&gt;&quot;&amp;[.B79]&amp;&quot;&lt;/value&gt; &lt;/data&gt;&quot;" office:value-type="string" office:string-value="  &lt;data name=&quot;User login&quot; xml:space=&quot;preserve&quot;&gt; &lt;value&gt;User login&lt;/value&gt; &lt;/data&gt;">
            <text:p><text:s text:c="2"/>&lt;data name="User login" xml:space="preserve"&gt; &lt;value&gt;User login&lt;/value&gt; &lt;/data&gt;</text:p>
          </table:table-cell>
          <table:table-cell table:formula="of:=&quot;  &lt;data name=&quot;&quot;&quot;&amp;[.$A79]&amp;&quot;&quot;&quot; xml:space=&quot;&quot;preserve&quot;&quot;&gt; &lt;value&gt;&quot;&amp;[.C79]&amp;&quot;&lt;/value&gt; &lt;/data&gt;&quot;" office:value-type="string" office:string-value="  &lt;data name=&quot;User login&quot; xml:space=&quot;preserve&quot;&gt; &lt;value&gt;Se connecter&lt;/value&gt; &lt;/data&gt;">
            <text:p><text:s text:c="2"/>&lt;data name="User login" xml:space="preserve"&gt; &lt;value&gt;Se connecter&lt;/value&gt; &lt;/data&gt;</text:p>
          </table:table-cell>
          <table:table-cell table:style-name="ce9" table:formula="of:=&quot;  &lt;data name=&quot;&quot;&quot;&amp;[.$A79]&amp;&quot;&quot;&quot; xml:space=&quot;&quot;preserve&quot;&quot;&gt; &lt;value&gt;&quot;&amp;[.D79]&amp;&quot;&lt;/value&gt; &lt;/data&gt;&quot;" office:value-type="string" office:string-value="  &lt;data name=&quot;User login&quot; xml:space=&quot;preserve&quot;&gt; &lt;value&gt;xxx&lt;/value&gt; &lt;/data&gt;">
            <text:p><text:s text:c="2"/>&lt;data name="User login"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User logout</text:p>
          </table:table-cell>
          <table:table-cell office:value-type="string">
            <text:p>Se deconnecter</text:p>
          </table:table-cell>
          <table:table-cell office:value-type="string">
            <text:p>xxx</text:p>
          </table:table-cell>
          <table:table-cell table:formula="of:=&quot;  &lt;data name=&quot;&quot;&quot;&amp;[.$A80]&amp;&quot;&quot;&quot; xml:space=&quot;&quot;preserve&quot;&quot;&gt; &lt;value&gt;&quot;&amp;[.B80]&amp;&quot;&lt;/value&gt; &lt;/data&gt;&quot;" office:value-type="string" office:string-value="  &lt;data name=&quot;User logout&quot; xml:space=&quot;preserve&quot;&gt; &lt;value&gt;User logout&lt;/value&gt; &lt;/data&gt;">
            <text:p><text:s text:c="2"/>&lt;data name="User logout" xml:space="preserve"&gt; &lt;value&gt;User logout&lt;/value&gt; &lt;/data&gt;</text:p>
          </table:table-cell>
          <table:table-cell table:formula="of:=&quot;  &lt;data name=&quot;&quot;&quot;&amp;[.$A80]&amp;&quot;&quot;&quot; xml:space=&quot;&quot;preserve&quot;&quot;&gt; &lt;value&gt;&quot;&amp;[.C80]&amp;&quot;&lt;/value&gt; &lt;/data&gt;&quot;" office:value-type="string" office:string-value="  &lt;data name=&quot;User logout&quot; xml:space=&quot;preserve&quot;&gt; &lt;value&gt;Se deconnecter&lt;/value&gt; &lt;/data&gt;">
            <text:p><text:s text:c="2"/>&lt;data name="User logout" xml:space="preserve"&gt; &lt;value&gt;Se deconnecter&lt;/value&gt; &lt;/data&gt;</text:p>
          </table:table-cell>
          <table:table-cell table:style-name="ce9" table:formula="of:=&quot;  &lt;data name=&quot;&quot;&quot;&amp;[.$A80]&amp;&quot;&quot;&quot; xml:space=&quot;&quot;preserve&quot;&quot;&gt; &lt;value&gt;&quot;&amp;[.D80]&amp;&quot;&lt;/value&gt; &lt;/data&gt;&quot;" office:value-type="string" office:string-value="  &lt;data name=&quot;User logout&quot; xml:space=&quot;preserve&quot;&gt; &lt;value&gt;xxx&lt;/value&gt; &lt;/data&gt;">
            <text:p><text:s text:c="2"/>&lt;data name="User logout"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User registration</text:p>
          </table:table-cell>
          <table:table-cell office:value-type="string">
            <text:p>Créer un compte</text:p>
          </table:table-cell>
          <table:table-cell office:value-type="string">
            <text:p>xxx</text:p>
          </table:table-cell>
          <table:table-cell table:formula="of:=&quot;  &lt;data name=&quot;&quot;&quot;&amp;[.$A81]&amp;&quot;&quot;&quot; xml:space=&quot;&quot;preserve&quot;&quot;&gt; &lt;value&gt;&quot;&amp;[.B81]&amp;&quot;&lt;/value&gt; &lt;/data&gt;&quot;" office:value-type="string" office:string-value="  &lt;data name=&quot;User registration&quot; xml:space=&quot;preserve&quot;&gt; &lt;value&gt;User registration&lt;/value&gt; &lt;/data&gt;">
            <text:p><text:s text:c="2"/>&lt;data name="User registration" xml:space="preserve"&gt; &lt;value&gt;User registration&lt;/value&gt; &lt;/data&gt;</text:p>
          </table:table-cell>
          <table:table-cell table:formula="of:=&quot;  &lt;data name=&quot;&quot;&quot;&amp;[.$A81]&amp;&quot;&quot;&quot; xml:space=&quot;&quot;preserve&quot;&quot;&gt; &lt;value&gt;&quot;&amp;[.C81]&amp;&quot;&lt;/value&gt; &lt;/data&gt;&quot;" office:value-type="string" office:string-value="  &lt;data name=&quot;User registration&quot; xml:space=&quot;preserve&quot;&gt; &lt;value&gt;Créer un compte&lt;/value&gt; &lt;/data&gt;">
            <text:p><text:s text:c="2"/>&lt;data name="User registration" xml:space="preserve"&gt; &lt;value&gt;Créer un compte&lt;/value&gt; &lt;/data&gt;</text:p>
          </table:table-cell>
          <table:table-cell table:style-name="ce9" table:formula="of:=&quot;  &lt;data name=&quot;&quot;&quot;&amp;[.$A81]&amp;&quot;&quot;&quot; xml:space=&quot;&quot;preserve&quot;&quot;&gt; &lt;value&gt;&quot;&amp;[.D81]&amp;&quot;&lt;/value&gt; &lt;/data&gt;&quot;" office:value-type="string" office:string-value="  &lt;data name=&quot;User registration&quot; xml:space=&quot;preserve&quot;&gt; &lt;value&gt;xxx&lt;/value&gt; &lt;/data&gt;">
            <text:p><text:s text:c="2"/>&lt;data name="User registration"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User set location</text:p>
          </table:table-cell>
          <table:table-cell office:value-type="string">
            <text:p>Set location</text:p>
          </table:table-cell>
          <table:table-cell office:value-type="string">
            <text:p>Position utilisateur</text:p>
          </table:table-cell>
          <table:table-cell office:value-type="string">
            <text:p>xxx</text:p>
          </table:table-cell>
          <table:table-cell table:formula="of:=&quot;  &lt;data name=&quot;&quot;&quot;&amp;[.$A82]&amp;&quot;&quot;&quot; xml:space=&quot;&quot;preserve&quot;&quot;&gt; &lt;value&gt;&quot;&amp;[.B82]&amp;&quot;&lt;/value&gt; &lt;/data&gt;&quot;" office:value-type="string" office:string-value="  &lt;data name=&quot;User set location&quot; xml:space=&quot;preserve&quot;&gt; &lt;value&gt;Set location&lt;/value&gt; &lt;/data&gt;">
            <text:p><text:s text:c="2"/>&lt;data name="User set location" xml:space="preserve"&gt; &lt;value&gt;Set location&lt;/value&gt; &lt;/data&gt;</text:p>
          </table:table-cell>
          <table:table-cell table:formula="of:=&quot;  &lt;data name=&quot;&quot;&quot;&amp;[.$A82]&amp;&quot;&quot;&quot; xml:space=&quot;&quot;preserve&quot;&quot;&gt; &lt;value&gt;&quot;&amp;[.C82]&amp;&quot;&lt;/value&gt; &lt;/data&gt;&quot;" office:value-type="string" office:string-value="  &lt;data name=&quot;User set location&quot; xml:space=&quot;preserve&quot;&gt; &lt;value&gt;Position utilisateur&lt;/value&gt; &lt;/data&gt;">
            <text:p><text:s text:c="2"/>&lt;data name="User set location" xml:space="preserve"&gt; &lt;value&gt;Position utilisateur&lt;/value&gt; &lt;/data&gt;</text:p>
          </table:table-cell>
          <table:table-cell table:style-name="ce9" table:formula="of:=&quot;  &lt;data name=&quot;&quot;&quot;&amp;[.$A82]&amp;&quot;&quot;&quot; xml:space=&quot;&quot;preserve&quot;&quot;&gt; &lt;value&gt;&quot;&amp;[.D82]&amp;&quot;&lt;/value&gt; &lt;/data&gt;&quot;" office:value-type="string" office:string-value="  &lt;data name=&quot;User set location&quot; xml:space=&quot;preserve&quot;&gt; &lt;value&gt;xxx&lt;/value&gt; &lt;/data&gt;">
            <text:p><text:s text:c="2"/>&lt;data name="User set location"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Your account</text:p>
          </table:table-cell>
          <table:table-cell office:value-type="string">
            <text:p>Votre compte</text:p>
          </table:table-cell>
          <table:table-cell office:value-type="string">
            <text:p>xxx</text:p>
          </table:table-cell>
          <table:table-cell table:formula="of:=&quot;  &lt;data name=&quot;&quot;&quot;&amp;[.$A83]&amp;&quot;&quot;&quot; xml:space=&quot;&quot;preserve&quot;&quot;&gt; &lt;value&gt;&quot;&amp;[.B83]&amp;&quot;&lt;/value&gt; &lt;/data&gt;&quot;" office:value-type="string" office:string-value="  &lt;data name=&quot;Your account&quot; xml:space=&quot;preserve&quot;&gt; &lt;value&gt;Your account&lt;/value&gt; &lt;/data&gt;">
            <text:p><text:s text:c="2"/>&lt;data name="Your account" xml:space="preserve"&gt; &lt;value&gt;Your account&lt;/value&gt; &lt;/data&gt;</text:p>
          </table:table-cell>
          <table:table-cell table:formula="of:=&quot;  &lt;data name=&quot;&quot;&quot;&amp;[.$A83]&amp;&quot;&quot;&quot; xml:space=&quot;&quot;preserve&quot;&quot;&gt; &lt;value&gt;&quot;&amp;[.C83]&amp;&quot;&lt;/value&gt; &lt;/data&gt;&quot;" office:value-type="string" office:string-value="  &lt;data name=&quot;Your account&quot; xml:space=&quot;preserve&quot;&gt; &lt;value&gt;Votre compte&lt;/value&gt; &lt;/data&gt;">
            <text:p><text:s text:c="2"/>&lt;data name="Your account" xml:space="preserve"&gt; &lt;value&gt;Votre compte&lt;/value&gt; &lt;/data&gt;</text:p>
          </table:table-cell>
          <table:table-cell table:style-name="ce9" table:formula="of:=&quot;  &lt;data name=&quot;&quot;&quot;&amp;[.$A83]&amp;&quot;&quot;&quot; xml:space=&quot;&quot;preserve&quot;&quot;&gt; &lt;value&gt;&quot;&amp;[.D83]&amp;&quot;&lt;/value&gt; &lt;/data&gt;&quot;" office:value-type="string" office:string-value="  &lt;data name=&quot;Your account&quot; xml:space=&quot;preserve&quot;&gt; &lt;value&gt;xxx&lt;/value&gt; &lt;/data&gt;">
            <text:p><text:s text:c="2"/>&lt;data name="Your account" xml:space="preserve"&gt; &lt;value&gt;xxx&lt;/value&gt; &lt;/data&gt;</text:p>
          </table:table-cell>
          <table:table-cell table:style-name="ce17" office:value-type="string">
            <text:p><text:s/></text:p>
          </table:table-cell>
          <table:table-cell table:number-columns-repeated="1016"/>
        </table:table-row>
        <table:table-row table:style-name="ro2">
          <table:table-cell table:number-columns-repeated="2" office:value-type="string">
            <text:p>Welcome</text:p>
          </table:table-cell>
          <table:table-cell office:value-type="string">
            <text:p>Bienvenue</text:p>
          </table:table-cell>
          <table:table-cell office:value-type="string">
            <text:p>xxx</text:p>
          </table:table-cell>
          <table:table-cell table:formula="of:=&quot;  &lt;data name=&quot;&quot;&quot;&amp;[.$A84]&amp;&quot;&quot;&quot; xml:space=&quot;&quot;preserve&quot;&quot;&gt; &lt;value&gt;&quot;&amp;[.B84]&amp;&quot;&lt;/value&gt; &lt;/data&gt;&quot;" office:value-type="string" office:string-value="  &lt;data name=&quot;Welcome&quot; xml:space=&quot;preserve&quot;&gt; &lt;value&gt;Welcome&lt;/value&gt; &lt;/data&gt;">
            <text:p><text:s text:c="2"/>&lt;data name="Welcome" xml:space="preserve"&gt; &lt;value&gt;Welcome&lt;/value&gt; &lt;/data&gt;</text:p>
          </table:table-cell>
          <table:table-cell table:formula="of:=&quot;  &lt;data name=&quot;&quot;&quot;&amp;[.$A84]&amp;&quot;&quot;&quot; xml:space=&quot;&quot;preserve&quot;&quot;&gt; &lt;value&gt;&quot;&amp;[.C84]&amp;&quot;&lt;/value&gt; &lt;/data&gt;&quot;" office:value-type="string" office:string-value="  &lt;data name=&quot;Welcome&quot; xml:space=&quot;preserve&quot;&gt; &lt;value&gt;Bienvenue&lt;/value&gt; &lt;/data&gt;">
            <text:p><text:s text:c="2"/>&lt;data name="Welcome" xml:space="preserve"&gt; &lt;value&gt;Bienvenue&lt;/value&gt; &lt;/data&gt;</text:p>
          </table:table-cell>
          <table:table-cell table:style-name="ce9" table:formula="of:=&quot;  &lt;data name=&quot;&quot;&quot;&amp;[.$A84]&amp;&quot;&quot;&quot; xml:space=&quot;&quot;preserve&quot;&quot;&gt; &lt;value&gt;&quot;&amp;[.D84]&amp;&quot;&lt;/value&gt; &lt;/data&gt;&quot;" office:value-type="string" office:string-value="  &lt;data name=&quot;Welcome&quot; xml:space=&quot;preserve&quot;&gt; &lt;value&gt;xxx&lt;/value&gt; &lt;/data&gt;">
            <text:p><text:s text:c="2"/>&lt;data name="Welcome"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Mail contact mail title</text:p>
          </table:table-cell>
          <table:table-cell office:value-type="string">
            <text:p>Commute – Contact request</text:p>
          </table:table-cell>
          <table:table-cell office:value-type="string">
            <text:p>Commute – Demande de contact</text:p>
          </table:table-cell>
          <table:table-cell office:value-type="string">
            <text:p>xxx</text:p>
          </table:table-cell>
          <table:table-cell table:formula="of:=&quot;  &lt;data name=&quot;&quot;&quot;&amp;[.$A85]&amp;&quot;&quot;&quot; xml:space=&quot;&quot;preserve&quot;&quot;&gt; &lt;value&gt;&quot;&amp;[.B85]&amp;&quot;&lt;/value&gt; &lt;/data&gt;&quot;" office:value-type="string" office:string-value="  &lt;data name=&quot;Mail contact mail title&quot; xml:space=&quot;preserve&quot;&gt; &lt;value&gt;Commute – Contact request&lt;/value&gt; &lt;/data&gt;">
            <text:p><text:s text:c="2"/>&lt;data name="Mail contact mail title" xml:space="preserve"&gt; &lt;value&gt;Commute – Contact request&lt;/value&gt; &lt;/data&gt;</text:p>
          </table:table-cell>
          <table:table-cell table:formula="of:=&quot;  &lt;data name=&quot;&quot;&quot;&amp;[.$A85]&amp;&quot;&quot;&quot; xml:space=&quot;&quot;preserve&quot;&quot;&gt; &lt;value&gt;&quot;&amp;[.C85]&amp;&quot;&lt;/value&gt; &lt;/data&gt;&quot;" office:value-type="string" office:string-value="  &lt;data name=&quot;Mail contact mail title&quot; xml:space=&quot;preserve&quot;&gt; &lt;value&gt;Commute – Demande de contact&lt;/value&gt; &lt;/data&gt;">
            <text:p><text:s text:c="2"/>&lt;data name="Mail contact mail title" xml:space="preserve"&gt; &lt;value&gt;Commute – Demande de contact&lt;/value&gt; &lt;/data&gt;</text:p>
          </table:table-cell>
          <table:table-cell table:style-name="ce9" table:formula="of:=&quot;  &lt;data name=&quot;&quot;&quot;&amp;[.$A85]&amp;&quot;&quot;&quot; xml:space=&quot;&quot;preserve&quot;&quot;&gt; &lt;value&gt;&quot;&amp;[.D85]&amp;&quot;&lt;/value&gt; &lt;/data&gt;&quot;" office:value-type="string" office:string-value="  &lt;data name=&quot;Mail contact mail title&quot; xml:space=&quot;preserve&quot;&gt; &lt;value&gt;xxx&lt;/value&gt; &lt;/data&gt;">
            <text:p><text:s text:c="2"/>&lt;data name="Mail contact mail title" xml:space="preserve"&gt; &lt;value&gt;xxx&lt;/value&gt; &lt;/data&gt;</text:p>
          </table:table-cell>
          <table:table-cell table:style-name="ce18" office:value-type="string">
            <text:p>Mail messages</text:p>
          </table:table-cell>
          <table:table-cell table:number-columns-repeated="1016"/>
        </table:table-row>
        <table:table-row table:style-name="ro2">
          <table:table-cell office:value-type="string">
            <text:p>Mail contact title</text:p>
          </table:table-cell>
          <table:table-cell table:style-name="ce11" office:value-type="string">
            <text:p>We have matching routes</text:p>
          </table:table-cell>
          <table:table-cell office:value-type="string">
            <text:p>Nous avons des trajets similaires</text:p>
          </table:table-cell>
          <table:table-cell office:value-type="string">
            <text:p>xxx</text:p>
          </table:table-cell>
          <table:table-cell table:formula="of:=&quot;  &lt;data name=&quot;&quot;&quot;&amp;[.$A86]&amp;&quot;&quot;&quot; xml:space=&quot;&quot;preserve&quot;&quot;&gt; &lt;value&gt;&quot;&amp;[.B86]&amp;&quot;&lt;/value&gt; &lt;/data&gt;&quot;" office:value-type="string" office:string-value="  &lt;data name=&quot;Mail contact title&quot; xml:space=&quot;preserve&quot;&gt; &lt;value&gt;We have matching routes&lt;/value&gt; &lt;/data&gt;">
            <text:p><text:s text:c="2"/>&lt;data name="Mail contact title" xml:space="preserve"&gt; &lt;value&gt;We have matching routes&lt;/value&gt; &lt;/data&gt;</text:p>
          </table:table-cell>
          <table:table-cell table:formula="of:=&quot;  &lt;data name=&quot;&quot;&quot;&amp;[.$A86]&amp;&quot;&quot;&quot; xml:space=&quot;&quot;preserve&quot;&quot;&gt; &lt;value&gt;&quot;&amp;[.C86]&amp;&quot;&lt;/value&gt; &lt;/data&gt;&quot;" office:value-type="string" office:string-value="  &lt;data name=&quot;Mail contact title&quot; xml:space=&quot;preserve&quot;&gt; &lt;value&gt;Nous avons des trajets similaires&lt;/value&gt; &lt;/data&gt;">
            <text:p><text:s text:c="2"/>&lt;data name="Mail contact title" xml:space="preserve"&gt; &lt;value&gt;Nous avons des trajets similaires&lt;/value&gt; &lt;/data&gt;</text:p>
          </table:table-cell>
          <table:table-cell table:style-name="ce9" table:formula="of:=&quot;  &lt;data name=&quot;&quot;&quot;&amp;[.$A86]&amp;&quot;&quot;&quot; xml:space=&quot;&quot;preserve&quot;&quot;&gt; &lt;value&gt;&quot;&amp;[.D86]&amp;&quot;&lt;/value&gt; &lt;/data&gt;&quot;" office:value-type="string" office:string-value="  &lt;data name=&quot;Mail contact title&quot; xml:space=&quot;preserve&quot;&gt; &lt;value&gt;xxx&lt;/value&gt; &lt;/data&gt;">
            <text:p><text:s text:c="2"/>&lt;data name="Mail contact title"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Mail contact msg</text:p>
          </table:table-cell>
          <table:table-cell table:style-name="ce11" office:value-type="string">
            <text:p>I have found that our commute routes are quite similar, can we get in touch to see if we can commute togther ?</text:p>
          </table:table-cell>
          <table:table-cell office:value-type="string">
            <text:p>J'ai identifi<text:span text:style-name="T4">é que nos routes sont similaires, est-ce que nous pouvons faire les trajets ensembles ?</text:span></text:p>
          </table:table-cell>
          <table:table-cell office:value-type="string">
            <text:p>xxx</text:p>
          </table:table-cell>
          <table:table-cell table:formula="of:=&quot;  &lt;data name=&quot;&quot;&quot;&amp;[.$A87]&amp;&quot;&quot;&quot; xml:space=&quot;&quot;preserve&quot;&quot;&gt; &lt;value&gt;&quot;&amp;[.B87]&amp;&quot;&lt;/value&gt; &lt;/data&gt;&quot;" office:value-type="string" office:string-value="  &lt;data name=&quot;Mail contact msg&quot; xml:space=&quot;preserve&quot;&gt; &lt;value&gt;I have found that our commute routes are quite similar, can we get in touch to see if we can commute togther ?&lt;/value&gt; &lt;/data&gt;">
            <text:p><text:s text:c="2"/>&lt;data name="Mail contact msg" xml:space="preserve"&gt; &lt;value&gt;I have found that our commute routes are quite similar, can we get in touch to see if we can commute togther ?&lt;/value&gt; &lt;/data&gt;</text:p>
          </table:table-cell>
          <table:table-cell table:formula="of:=&quot;  &lt;data name=&quot;&quot;&quot;&amp;[.$A87]&amp;&quot;&quot;&quot; xml:space=&quot;&quot;preserve&quot;&quot;&gt; &lt;value&gt;&quot;&amp;[.C87]&amp;&quot;&lt;/value&gt; &lt;/data&gt;&quot;" office:value-type="string" office:string-value="  &lt;data name=&quot;Mail contact msg&quot; xml:space=&quot;preserve&quot;&gt; &lt;value&gt;J'ai identifié que nos routes sont similaires, est-ce que nous pouvons faire les trajets ensembles ?&lt;/value&gt; &lt;/data&gt;">
            <text:p><text:s text:c="2"/>&lt;data name="Mail contact msg" xml:space="preserve"&gt; &lt;value&gt;J'ai identifié que nos routes sont similaires, est-ce que nous pouvons faire les trajets ensembles ?&lt;/value&gt; &lt;/data&gt;</text:p>
          </table:table-cell>
          <table:table-cell table:style-name="ce9" table:formula="of:=&quot;  &lt;data name=&quot;&quot;&quot;&amp;[.$A87]&amp;&quot;&quot;&quot; xml:space=&quot;&quot;preserve&quot;&quot;&gt; &lt;value&gt;&quot;&amp;[.D87]&amp;&quot;&lt;/value&gt; &lt;/data&gt;&quot;" office:value-type="string" office:string-value="  &lt;data name=&quot;Mail contact msg&quot; xml:space=&quot;preserve&quot;&gt; &lt;value&gt;xxx&lt;/value&gt; &lt;/data&gt;">
            <text:p><text:s text:c="2"/>&lt;data name="Mail contact msg"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Mail contact reply</text:p>
          </table:table-cell>
          <table:table-cell table:style-name="ce11" office:value-type="string">
            <text:p>Just reply to this mail to contact me (you will see my mail address).</text:p>
          </table:table-cell>
          <table:table-cell office:value-type="string">
            <text:p>Pour me contacter il suffit de r<text:span text:style-name="T4">épondre à ce mail (vous verrez alors mon adresse mail).</text:span></text:p>
          </table:table-cell>
          <table:table-cell office:value-type="string">
            <text:p>xxx</text:p>
          </table:table-cell>
          <table:table-cell table:formula="of:=&quot;  &lt;data name=&quot;&quot;&quot;&amp;[.$A88]&amp;&quot;&quot;&quot; xml:space=&quot;&quot;preserve&quot;&quot;&gt; &lt;value&gt;&quot;&amp;[.B88]&amp;&quot;&lt;/value&gt; &lt;/data&gt;&quot;" office:value-type="string" office:string-value="  &lt;data name=&quot;Mail contact reply&quot; xml:space=&quot;preserve&quot;&gt; &lt;value&gt;Just reply to this mail to contact me (you will see my mail address).&lt;/value&gt; &lt;/data&gt;">
            <text:p><text:s text:c="2"/>&lt;data name="Mail contact reply" xml:space="preserve"&gt; &lt;value&gt;Just reply to this mail to contact me (you will see my mail address).&lt;/value&gt; &lt;/data&gt;</text:p>
          </table:table-cell>
          <table:table-cell table:formula="of:=&quot;  &lt;data name=&quot;&quot;&quot;&amp;[.$A88]&amp;&quot;&quot;&quot; xml:space=&quot;&quot;preserve&quot;&quot;&gt; &lt;value&gt;&quot;&amp;[.C88]&amp;&quot;&lt;/value&gt; &lt;/data&gt;&quot;" office:value-type="string" office:string-value="  &lt;data name=&quot;Mail contact reply&quot; xml:space=&quot;preserve&quot;&gt; &lt;value&gt;Pour me contacter il suffit de répondre à ce mail (vous verrez alors mon adresse mail).&lt;/value&gt; &lt;/data&gt;">
            <text:p><text:s text:c="2"/>&lt;data name="Mail contact reply" xml:space="preserve"&gt; &lt;value&gt;Pour me contacter il suffit de répondre à ce mail (vous verrez alors mon adresse mail).&lt;/value&gt; &lt;/data&gt;</text:p>
          </table:table-cell>
          <table:table-cell table:style-name="ce9" table:formula="of:=&quot;  &lt;data name=&quot;&quot;&quot;&amp;[.$A88]&amp;&quot;&quot;&quot; xml:space=&quot;&quot;preserve&quot;&quot;&gt; &lt;value&gt;&quot;&amp;[.D88]&amp;&quot;&lt;/value&gt; &lt;/data&gt;&quot;" office:value-type="string" office:string-value="  &lt;data name=&quot;Mail contact reply&quot; xml:space=&quot;preserve&quot;&gt; &lt;value&gt;xxx&lt;/value&gt; &lt;/data&gt;">
            <text:p><text:s text:c="2"/>&lt;data name="Mail contact reply"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Mail contact map</text:p>
          </table:table-cell>
          <table:table-cell table:style-name="ce11" office:value-type="string">
            <text:p>The map below shows our two routes:</text:p>
          </table:table-cell>
          <table:table-cell office:value-type="string">
            <text:p>La carte ci-dessous montre nos trajets:</text:p>
          </table:table-cell>
          <table:table-cell office:value-type="string">
            <text:p>xxx</text:p>
          </table:table-cell>
          <table:table-cell table:formula="of:=&quot;  &lt;data name=&quot;&quot;&quot;&amp;[.$A89]&amp;&quot;&quot;&quot; xml:space=&quot;&quot;preserve&quot;&quot;&gt; &lt;value&gt;&quot;&amp;[.B89]&amp;&quot;&lt;/value&gt; &lt;/data&gt;&quot;" office:value-type="string" office:string-value="  &lt;data name=&quot;Mail contact map&quot; xml:space=&quot;preserve&quot;&gt; &lt;value&gt;The map below shows our two routes:&lt;/value&gt; &lt;/data&gt;">
            <text:p><text:s text:c="2"/>&lt;data name="Mail contact map" xml:space="preserve"&gt; &lt;value&gt;The map below shows our two routes:&lt;/value&gt; &lt;/data&gt;</text:p>
          </table:table-cell>
          <table:table-cell table:formula="of:=&quot;  &lt;data name=&quot;&quot;&quot;&amp;[.$A89]&amp;&quot;&quot;&quot; xml:space=&quot;&quot;preserve&quot;&quot;&gt; &lt;value&gt;&quot;&amp;[.C89]&amp;&quot;&lt;/value&gt; &lt;/data&gt;&quot;" office:value-type="string" office:string-value="  &lt;data name=&quot;Mail contact map&quot; xml:space=&quot;preserve&quot;&gt; &lt;value&gt;La carte ci-dessous montre nos trajets:&lt;/value&gt; &lt;/data&gt;">
            <text:p><text:s text:c="2"/>&lt;data name="Mail contact map" xml:space="preserve"&gt; &lt;value&gt;La carte ci-dessous montre nos trajets:&lt;/value&gt; &lt;/data&gt;</text:p>
          </table:table-cell>
          <table:table-cell table:style-name="ce9" table:formula="of:=&quot;  &lt;data name=&quot;&quot;&quot;&amp;[.$A89]&amp;&quot;&quot;&quot; xml:space=&quot;&quot;preserve&quot;&quot;&gt; &lt;value&gt;&quot;&amp;[.D89]&amp;&quot;&lt;/value&gt; &lt;/data&gt;&quot;" office:value-type="string" office:string-value="  &lt;data name=&quot;Mail contact map&quot; xml:space=&quot;preserve&quot;&gt; &lt;value&gt;xxx&lt;/value&gt; &lt;/data&gt;">
            <text:p><text:s text:c="2"/>&lt;data name="Mail contact map"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Mail contact map title</text:p>
          </table:table-cell>
          <table:table-cell table:style-name="ce11" office:value-type="string">
            <text:p>This map is just a picture. Click the map to view it as a Goole map in Commute.</text:p>
          </table:table-cell>
          <table:table-cell office:value-type="string">
            <text:p>Cette carte est juste une image. Cliquez sur la carte pour visualiser cette carte Google avec Commute</text:p>
          </table:table-cell>
          <table:table-cell office:value-type="string">
            <text:p>xxx</text:p>
          </table:table-cell>
          <table:table-cell table:formula="of:=&quot;  &lt;data name=&quot;&quot;&quot;&amp;[.$A90]&amp;&quot;&quot;&quot; xml:space=&quot;&quot;preserve&quot;&quot;&gt; &lt;value&gt;&quot;&amp;[.B90]&amp;&quot;&lt;/value&gt; &lt;/data&gt;&quot;" office:value-type="string" office:string-value="  &lt;data name=&quot;Mail contact map title&quot; xml:space=&quot;preserve&quot;&gt; &lt;value&gt;This map is just a picture. Click the map to view it as a Goole map in Commute.&lt;/value&gt; &lt;/data&gt;">
            <text:p><text:s text:c="2"/>&lt;data name="Mail contact map title" xml:space="preserve"&gt; &lt;value&gt;This map is just a picture. Click the map to view it as a Goole map in Commute.&lt;/value&gt; &lt;/data&gt;</text:p>
          </table:table-cell>
          <table:table-cell table:formula="of:=&quot;  &lt;data name=&quot;&quot;&quot;&amp;[.$A90]&amp;&quot;&quot;&quot; xml:space=&quot;&quot;preserve&quot;&quot;&gt; &lt;value&gt;&quot;&amp;[.C90]&amp;&quot;&lt;/value&gt; &lt;/data&gt;&quot;" office:value-type="string" office:string-value="  &lt;data name=&quot;Mail contact map title&quot; xml:space=&quot;preserve&quot;&gt; &lt;value&gt;Cette carte est juste une image. Cliquez sur la carte pour visualiser cette carte Google avec Commute&lt;/value&gt; &lt;/data&gt;">
            <text:p><text:s text:c="2"/>&lt;data name="Mail contact map title" xml:space="preserve"&gt; &lt;value&gt;Cette carte est juste une image. Cliquez sur la carte pour visualiser cette carte Google avec Commute&lt;/value&gt; &lt;/data&gt;</text:p>
          </table:table-cell>
          <table:table-cell table:style-name="ce9" table:formula="of:=&quot;  &lt;data name=&quot;&quot;&quot;&amp;[.$A90]&amp;&quot;&quot;&quot; xml:space=&quot;&quot;preserve&quot;&quot;&gt; &lt;value&gt;&quot;&amp;[.D90]&amp;&quot;&lt;/value&gt; &lt;/data&gt;&quot;" office:value-type="string" office:string-value="  &lt;data name=&quot;Mail contact map title&quot; xml:space=&quot;preserve&quot;&gt; &lt;value&gt;xxx&lt;/value&gt; &lt;/data&gt;">
            <text:p><text:s text:c="2"/>&lt;data name="Mail contact map title"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Mail password reset</text:p>
          </table:table-cell>
          <table:table-cell table:style-name="ce11" office:value-type="string">
            <text:p>We reset your password with the value: </text:p>
          </table:table-cell>
          <table:table-cell office:value-type="string">
            <text:p>Nous avons remis <text:span text:style-name="T4">à jour votre mot de passe:</text:span></text:p>
          </table:table-cell>
          <table:table-cell office:value-type="string">
            <text:p>xxx</text:p>
          </table:table-cell>
          <table:table-cell table:formula="of:=&quot;  &lt;data name=&quot;&quot;&quot;&amp;[.$A91]&amp;&quot;&quot;&quot; xml:space=&quot;&quot;preserve&quot;&quot;&gt; &lt;value&gt;&quot;&amp;[.B91]&amp;&quot;&lt;/value&gt; &lt;/data&gt;&quot;" office:value-type="string" office:string-value="  &lt;data name=&quot;Mail password reset&quot; xml:space=&quot;preserve&quot;&gt; &lt;value&gt;We reset your password with the value: &lt;/value&gt; &lt;/data&gt;">
            <text:p><text:s text:c="2"/>&lt;data name="Mail password reset" xml:space="preserve"&gt; &lt;value&gt;We reset your password with the value: &lt;/value&gt; &lt;/data&gt;</text:p>
          </table:table-cell>
          <table:table-cell table:formula="of:=&quot;  &lt;data name=&quot;&quot;&quot;&amp;[.$A91]&amp;&quot;&quot;&quot; xml:space=&quot;&quot;preserve&quot;&quot;&gt; &lt;value&gt;&quot;&amp;[.C91]&amp;&quot;&lt;/value&gt; &lt;/data&gt;&quot;" office:value-type="string" office:string-value="  &lt;data name=&quot;Mail password reset&quot; xml:space=&quot;preserve&quot;&gt; &lt;value&gt;Nous avons remis à jour votre mot de passe:&lt;/value&gt; &lt;/data&gt;">
            <text:p><text:s text:c="2"/>&lt;data name="Mail password reset" xml:space="preserve"&gt; &lt;value&gt;Nous avons remis à jour votre mot de passe:&lt;/value&gt; &lt;/data&gt;</text:p>
          </table:table-cell>
          <table:table-cell table:style-name="ce9" table:formula="of:=&quot;  &lt;data name=&quot;&quot;&quot;&amp;[.$A91]&amp;&quot;&quot;&quot; xml:space=&quot;&quot;preserve&quot;&quot;&gt; &lt;value&gt;&quot;&amp;[.D91]&amp;&quot;&lt;/value&gt; &lt;/data&gt;&quot;" office:value-type="string" office:string-value="  &lt;data name=&quot;Mail password reset&quot; xml:space=&quot;preserve&quot;&gt; &lt;value&gt;xxx&lt;/value&gt; &lt;/data&gt;">
            <text:p><text:s text:c="2"/>&lt;data name="Mail password reset"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Mail password first</text:p>
          </table:table-cell>
          <table:table-cell table:style-name="ce11" office:value-type="string">
            <text:p>First,</text:p>
          </table:table-cell>
          <table:table-cell office:value-type="string">
            <text:p>D'abord, </text:p>
          </table:table-cell>
          <table:table-cell office:value-type="string">
            <text:p>xxx</text:p>
          </table:table-cell>
          <table:table-cell table:formula="of:=&quot;  &lt;data name=&quot;&quot;&quot;&amp;[.$A92]&amp;&quot;&quot;&quot; xml:space=&quot;&quot;preserve&quot;&quot;&gt; &lt;value&gt;&quot;&amp;[.B92]&amp;&quot;&lt;/value&gt; &lt;/data&gt;&quot;" office:value-type="string" office:string-value="  &lt;data name=&quot;Mail password first&quot; xml:space=&quot;preserve&quot;&gt; &lt;value&gt;First,&lt;/value&gt; &lt;/data&gt;">
            <text:p><text:s text:c="2"/>&lt;data name="Mail password first" xml:space="preserve"&gt; &lt;value&gt;First,&lt;/value&gt; &lt;/data&gt;</text:p>
          </table:table-cell>
          <table:table-cell table:formula="of:=&quot;  &lt;data name=&quot;&quot;&quot;&amp;[.$A92]&amp;&quot;&quot;&quot; xml:space=&quot;&quot;preserve&quot;&quot;&gt; &lt;value&gt;&quot;&amp;[.C92]&amp;&quot;&lt;/value&gt; &lt;/data&gt;&quot;" office:value-type="string" office:string-value="  &lt;data name=&quot;Mail password first&quot; xml:space=&quot;preserve&quot;&gt; &lt;value&gt;D'abord, &lt;/value&gt; &lt;/data&gt;">
            <text:p><text:s text:c="2"/>&lt;data name="Mail password first" xml:space="preserve"&gt; &lt;value&gt;D'abord, &lt;/value&gt; &lt;/data&gt;</text:p>
          </table:table-cell>
          <table:table-cell table:style-name="ce9" table:formula="of:=&quot;  &lt;data name=&quot;&quot;&quot;&amp;[.$A92]&amp;&quot;&quot;&quot; xml:space=&quot;&quot;preserve&quot;&quot;&gt; &lt;value&gt;&quot;&amp;[.D92]&amp;&quot;&lt;/value&gt; &lt;/data&gt;&quot;" office:value-type="string" office:string-value="  &lt;data name=&quot;Mail password first&quot; xml:space=&quot;preserve&quot;&gt; &lt;value&gt;xxx&lt;/value&gt; &lt;/data&gt;">
            <text:p><text:s text:c="2"/>&lt;data name="Mail password first"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Mail password login</text:p>
          </table:table-cell>
          <table:table-cell table:style-name="ce11" office:value-type="string">
            <text:p>login</text:p>
          </table:table-cell>
          <table:table-cell office:value-type="string">
            <text:p>connectez-vous</text:p>
          </table:table-cell>
          <table:table-cell office:value-type="string">
            <text:p>xxx</text:p>
          </table:table-cell>
          <table:table-cell table:formula="of:=&quot;  &lt;data name=&quot;&quot;&quot;&amp;[.$A93]&amp;&quot;&quot;&quot; xml:space=&quot;&quot;preserve&quot;&quot;&gt; &lt;value&gt;&quot;&amp;[.B93]&amp;&quot;&lt;/value&gt; &lt;/data&gt;&quot;" office:value-type="string" office:string-value="  &lt;data name=&quot;Mail password login&quot; xml:space=&quot;preserve&quot;&gt; &lt;value&gt;login&lt;/value&gt; &lt;/data&gt;">
            <text:p><text:s text:c="2"/>&lt;data name="Mail password login" xml:space="preserve"&gt; &lt;value&gt;login&lt;/value&gt; &lt;/data&gt;</text:p>
          </table:table-cell>
          <table:table-cell table:formula="of:=&quot;  &lt;data name=&quot;&quot;&quot;&amp;[.$A93]&amp;&quot;&quot;&quot; xml:space=&quot;&quot;preserve&quot;&quot;&gt; &lt;value&gt;&quot;&amp;[.C93]&amp;&quot;&lt;/value&gt; &lt;/data&gt;&quot;" office:value-type="string" office:string-value="  &lt;data name=&quot;Mail password login&quot; xml:space=&quot;preserve&quot;&gt; &lt;value&gt;connectez-vous&lt;/value&gt; &lt;/data&gt;">
            <text:p><text:s text:c="2"/>&lt;data name="Mail password login" xml:space="preserve"&gt; &lt;value&gt;connectez-vous&lt;/value&gt; &lt;/data&gt;</text:p>
          </table:table-cell>
          <table:table-cell table:style-name="ce9" table:formula="of:=&quot;  &lt;data name=&quot;&quot;&quot;&amp;[.$A93]&amp;&quot;&quot;&quot; xml:space=&quot;&quot;preserve&quot;&quot;&gt; &lt;value&gt;&quot;&amp;[.D93]&amp;&quot;&lt;/value&gt; &lt;/data&gt;&quot;" office:value-type="string" office:string-value="  &lt;data name=&quot;Mail password login&quot; xml:space=&quot;preserve&quot;&gt; &lt;value&gt;xxx&lt;/value&gt; &lt;/data&gt;">
            <text:p><text:s text:c="2"/>&lt;data name="Mail password login"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Mail password to</text:p>
          </table:table-cell>
          <table:table-cell table:style-name="ce11" office:value-type="string">
            <text:p>to Commute with this new password.</text:p>
          </table:table-cell>
          <table:table-cell table:style-name="ce14" office:value-type="string">
            <text:p>à Commute avec ce nouveau mot de passe.</text:p>
          </table:table-cell>
          <table:table-cell office:value-type="string">
            <text:p>xxx</text:p>
          </table:table-cell>
          <table:table-cell table:formula="of:=&quot;  &lt;data name=&quot;&quot;&quot;&amp;[.$A94]&amp;&quot;&quot;&quot; xml:space=&quot;&quot;preserve&quot;&quot;&gt; &lt;value&gt;&quot;&amp;[.B94]&amp;&quot;&lt;/value&gt; &lt;/data&gt;&quot;" office:value-type="string" office:string-value="  &lt;data name=&quot;Mail password to&quot; xml:space=&quot;preserve&quot;&gt; &lt;value&gt;to Commute with this new password.&lt;/value&gt; &lt;/data&gt;">
            <text:p><text:s text:c="2"/>&lt;data name="Mail password to" xml:space="preserve"&gt; &lt;value&gt;to Commute with this new password.&lt;/value&gt; &lt;/data&gt;</text:p>
          </table:table-cell>
          <table:table-cell table:formula="of:=&quot;  &lt;data name=&quot;&quot;&quot;&amp;[.$A94]&amp;&quot;&quot;&quot; xml:space=&quot;&quot;preserve&quot;&quot;&gt; &lt;value&gt;&quot;&amp;[.C94]&amp;&quot;&lt;/value&gt; &lt;/data&gt;&quot;" office:value-type="string" office:string-value="  &lt;data name=&quot;Mail password to&quot; xml:space=&quot;preserve&quot;&gt; &lt;value&gt;à Commute avec ce nouveau mot de passe.&lt;/value&gt; &lt;/data&gt;">
            <text:p><text:s text:c="2"/>&lt;data name="Mail password to" xml:space="preserve"&gt; &lt;value&gt;à Commute avec ce nouveau mot de passe.&lt;/value&gt; &lt;/data&gt;</text:p>
          </table:table-cell>
          <table:table-cell table:style-name="ce9" table:formula="of:=&quot;  &lt;data name=&quot;&quot;&quot;&amp;[.$A94]&amp;&quot;&quot;&quot; xml:space=&quot;&quot;preserve&quot;&quot;&gt; &lt;value&gt;&quot;&amp;[.D94]&amp;&quot;&lt;/value&gt; &lt;/data&gt;&quot;" office:value-type="string" office:string-value="  &lt;data name=&quot;Mail password to&quot; xml:space=&quot;preserve&quot;&gt; &lt;value&gt;xxx&lt;/value&gt; &lt;/data&gt;">
            <text:p><text:s text:c="2"/>&lt;data name="Mail password to"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Mail password use</text:p>
          </table:table-cell>
          <table:table-cell table:style-name="ce11" office:value-type="string">
            <text:p>Then, use the</text:p>
          </table:table-cell>
          <table:table-cell office:value-type="string">
            <text:p>Ensuite utilisez l'<text:span text:style-name="T4">écran</text:span></text:p>
          </table:table-cell>
          <table:table-cell office:value-type="string">
            <text:p>xxx</text:p>
          </table:table-cell>
          <table:table-cell table:formula="of:=&quot;  &lt;data name=&quot;&quot;&quot;&amp;[.$A95]&amp;&quot;&quot;&quot; xml:space=&quot;&quot;preserve&quot;&quot;&gt; &lt;value&gt;&quot;&amp;[.B95]&amp;&quot;&lt;/value&gt; &lt;/data&gt;&quot;" office:value-type="string" office:string-value="  &lt;data name=&quot;Mail password use&quot; xml:space=&quot;preserve&quot;&gt; &lt;value&gt;Then, use the&lt;/value&gt; &lt;/data&gt;">
            <text:p><text:s text:c="2"/>&lt;data name="Mail password use" xml:space="preserve"&gt; &lt;value&gt;Then, use the&lt;/value&gt; &lt;/data&gt;</text:p>
          </table:table-cell>
          <table:table-cell table:formula="of:=&quot;  &lt;data name=&quot;&quot;&quot;&amp;[.$A95]&amp;&quot;&quot;&quot; xml:space=&quot;&quot;preserve&quot;&quot;&gt; &lt;value&gt;&quot;&amp;[.C95]&amp;&quot;&lt;/value&gt; &lt;/data&gt;&quot;" office:value-type="string" office:string-value="  &lt;data name=&quot;Mail password use&quot; xml:space=&quot;preserve&quot;&gt; &lt;value&gt;Ensuite utilisez l'écran&lt;/value&gt; &lt;/data&gt;">
            <text:p><text:s text:c="2"/>&lt;data name="Mail password use" xml:space="preserve"&gt; &lt;value&gt;Ensuite utilisez l'écran&lt;/value&gt; &lt;/data&gt;</text:p>
          </table:table-cell>
          <table:table-cell table:style-name="ce9" table:formula="of:=&quot;  &lt;data name=&quot;&quot;&quot;&amp;[.$A95]&amp;&quot;&quot;&quot; xml:space=&quot;&quot;preserve&quot;&quot;&gt; &lt;value&gt;&quot;&amp;[.D95]&amp;&quot;&lt;/value&gt; &lt;/data&gt;&quot;" office:value-type="string" office:string-value="  &lt;data name=&quot;Mail password use&quot; xml:space=&quot;preserve&quot;&gt; &lt;value&gt;xxx&lt;/value&gt; &lt;/data&gt;">
            <text:p><text:s text:c="2"/>&lt;data name="Mail password use"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Mail password update</text:p>
          </table:table-cell>
          <table:table-cell table:style-name="ce11" office:value-type="string">
            <text:p>screen to change your password.</text:p>
          </table:table-cell>
          <table:table-cell office:value-type="string">
            <text:p>pour mettre a jour votre mot de passe.</text:p>
          </table:table-cell>
          <table:table-cell office:value-type="string">
            <text:p>xxx</text:p>
          </table:table-cell>
          <table:table-cell table:formula="of:=&quot;  &lt;data name=&quot;&quot;&quot;&amp;[.$A96]&amp;&quot;&quot;&quot; xml:space=&quot;&quot;preserve&quot;&quot;&gt; &lt;value&gt;&quot;&amp;[.B96]&amp;&quot;&lt;/value&gt; &lt;/data&gt;&quot;" office:value-type="string" office:string-value="  &lt;data name=&quot;Mail password update&quot; xml:space=&quot;preserve&quot;&gt; &lt;value&gt;screen to change your password.&lt;/value&gt; &lt;/data&gt;">
            <text:p><text:s text:c="2"/>&lt;data name="Mail password update" xml:space="preserve"&gt; &lt;value&gt;screen to change your password.&lt;/value&gt; &lt;/data&gt;</text:p>
          </table:table-cell>
          <table:table-cell table:formula="of:=&quot;  &lt;data name=&quot;&quot;&quot;&amp;[.$A96]&amp;&quot;&quot;&quot; xml:space=&quot;&quot;preserve&quot;&quot;&gt; &lt;value&gt;&quot;&amp;[.C96]&amp;&quot;&lt;/value&gt; &lt;/data&gt;&quot;" office:value-type="string" office:string-value="  &lt;data name=&quot;Mail password update&quot; xml:space=&quot;preserve&quot;&gt; &lt;value&gt;pour mettre a jour votre mot de passe.&lt;/value&gt; &lt;/data&gt;">
            <text:p><text:s text:c="2"/>&lt;data name="Mail password update" xml:space="preserve"&gt; &lt;value&gt;pour mettre a jour votre mot de passe.&lt;/value&gt; &lt;/data&gt;</text:p>
          </table:table-cell>
          <table:table-cell table:style-name="ce9" table:formula="of:=&quot;  &lt;data name=&quot;&quot;&quot;&amp;[.$A96]&amp;&quot;&quot;&quot; xml:space=&quot;&quot;preserve&quot;&quot;&gt; &lt;value&gt;&quot;&amp;[.D96]&amp;&quot;&lt;/value&gt; &lt;/data&gt;&quot;" office:value-type="string" office:string-value="  &lt;data name=&quot;Mail password update&quot; xml:space=&quot;preserve&quot;&gt; &lt;value&gt;xxx&lt;/value&gt; &lt;/data&gt;">
            <text:p><text:s text:c="2"/>&lt;data name="Mail password update"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Mail welcome welcome</text:p>
          </table:table-cell>
          <table:table-cell table:style-name="ce11" office:value-type="string">
            <text:p>Welcome to Commute !</text:p>
          </table:table-cell>
          <table:table-cell office:value-type="string">
            <text:p>Bienvene à Commute !</text:p>
          </table:table-cell>
          <table:table-cell office:value-type="string">
            <text:p>xxx</text:p>
          </table:table-cell>
          <table:table-cell table:formula="of:=&quot;  &lt;data name=&quot;&quot;&quot;&amp;[.$A97]&amp;&quot;&quot;&quot; xml:space=&quot;&quot;preserve&quot;&quot;&gt; &lt;value&gt;&quot;&amp;[.B97]&amp;&quot;&lt;/value&gt; &lt;/data&gt;&quot;" office:value-type="string" office:string-value="  &lt;data name=&quot;Mail welcome welcome&quot; xml:space=&quot;preserve&quot;&gt; &lt;value&gt;Welcome to Commute !&lt;/value&gt; &lt;/data&gt;">
            <text:p><text:s text:c="2"/>&lt;data name="Mail welcome welcome" xml:space="preserve"&gt; &lt;value&gt;Welcome to Commute !&lt;/value&gt; &lt;/data&gt;</text:p>
          </table:table-cell>
          <table:table-cell table:formula="of:=&quot;  &lt;data name=&quot;&quot;&quot;&amp;[.$A97]&amp;&quot;&quot;&quot; xml:space=&quot;&quot;preserve&quot;&quot;&gt; &lt;value&gt;&quot;&amp;[.C97]&amp;&quot;&lt;/value&gt; &lt;/data&gt;&quot;" office:value-type="string" office:string-value="  &lt;data name=&quot;Mail welcome welcome&quot; xml:space=&quot;preserve&quot;&gt; &lt;value&gt;Bienvene à Commute !&lt;/value&gt; &lt;/data&gt;">
            <text:p><text:s text:c="2"/>&lt;data name="Mail welcome welcome" xml:space="preserve"&gt; &lt;value&gt;Bienvene à Commute !&lt;/value&gt; &lt;/data&gt;</text:p>
          </table:table-cell>
          <table:table-cell table:style-name="ce9" table:formula="of:=&quot;  &lt;data name=&quot;&quot;&quot;&amp;[.$A97]&amp;&quot;&quot;&quot; xml:space=&quot;&quot;preserve&quot;&quot;&gt; &lt;value&gt;&quot;&amp;[.D97]&amp;&quot;&lt;/value&gt; &lt;/data&gt;&quot;" office:value-type="string" office:string-value="  &lt;data name=&quot;Mail welcome welcome&quot; xml:space=&quot;preserve&quot;&gt; &lt;value&gt;xxx&lt;/value&gt; &lt;/data&gt;">
            <text:p><text:s text:c="2"/>&lt;data name="Mail welcome welcome"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Mail welcome created</text:p>
          </table:table-cell>
          <table:table-cell table:style-name="ce11" office:value-type="string">
            <text:p><text:span text:style-name="T2">has been sucessfuly created. &amp;lt;p&amp;gt;</text:span><text:span text:style-name="T3">You can now register routes and find commuters with similar routes as yours.</text:span><text:span text:style-name="T2">&amp;lt;/p&amp;gt;</text:span></text:p>
          </table:table-cell>
          <table:table-cell office:value-type="string">
            <text:p>a bien été créé. &amp;lt;p&amp;gt;Vous pouvez maintenant cr<text:span text:style-name="T6">éer des trajets et rechercher des personnes avec des trajets similaires au votre</text:span>.&amp;lt;/p&amp;gt;</text:p>
          </table:table-cell>
          <table:table-cell office:value-type="string">
            <text:p>xxx</text:p>
          </table:table-cell>
          <table:table-cell table:formula="of:=&quot;  &lt;data name=&quot;&quot;&quot;&amp;[.$A98]&amp;&quot;&quot;&quot; xml:space=&quot;&quot;preserve&quot;&quot;&gt; &lt;value&gt;&quot;&amp;[.B98]&amp;&quot;&lt;/value&gt; &lt;/data&gt;&quot;" office:value-type="string" office:string-value="  &lt;data name=&quot;Mail welcome created&quot; xml:space=&quot;preserve&quot;&gt; &lt;value&gt;has been sucessfuly created. &amp;lt;p&amp;gt;You can now register routes and find commuters with similar routes as yours.&amp;lt;/p&amp;gt;&lt;/value&gt; &lt;/data&gt;">
            <text:p><text:s text:c="2"/>&lt;data name="Mail welcome created" xml:space="preserve"&gt; &lt;value&gt;has been sucessfuly created. &amp;lt;p&amp;gt;You can now register routes and find commuters with similar routes as yours.&amp;lt;/p&amp;gt;&lt;/value&gt; &lt;/data&gt;</text:p>
          </table:table-cell>
          <table:table-cell table:formula="of:=&quot;  &lt;data name=&quot;&quot;&quot;&amp;[.$A98]&amp;&quot;&quot;&quot; xml:space=&quot;&quot;preserve&quot;&quot;&gt; &lt;value&gt;&quot;&amp;[.C98]&amp;&quot;&lt;/value&gt; &lt;/data&gt;&quot;" office:value-type="string" office:string-value="  &lt;data name=&quot;Mail welcome created&quot; xml:space=&quot;preserve&quot;&gt; &lt;value&gt;a bien été créé. &amp;lt;p&amp;gt;Vous pouvez maintenant créer des trajets et rechercher des personnes avec des trajets similaires au votre.&amp;lt;/p&amp;gt;&lt;/value&gt; &lt;/data&gt;">
            <text:p><text:s text:c="2"/>&lt;data name="Mail welcome created" xml:space="preserve"&gt; &lt;value&gt;a bien été créé. &amp;lt;p&amp;gt;Vous pouvez maintenant créer des trajets et rechercher des personnes avec des trajets similaires au votre.&amp;lt;/p&amp;gt;&lt;/value&gt; &lt;/data&gt;</text:p>
          </table:table-cell>
          <table:table-cell table:style-name="ce9" table:formula="of:=&quot;  &lt;data name=&quot;&quot;&quot;&amp;[.$A98]&amp;&quot;&quot;&quot; xml:space=&quot;&quot;preserve&quot;&quot;&gt; &lt;value&gt;&quot;&amp;[.D98]&amp;&quot;&lt;/value&gt; &lt;/data&gt;&quot;" office:value-type="string" office:string-value="  &lt;data name=&quot;Mail welcome created&quot; xml:space=&quot;preserve&quot;&gt; &lt;value&gt;xxx&lt;/value&gt; &lt;/data&gt;">
            <text:p><text:s text:c="2"/>&lt;data name="Mail welcome created"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Mail welcome start</text:p>
          </table:table-cell>
          <table:table-cell table:style-name="ce12" office:value-type="string">
            <text:p>To get started, read the</text:p>
          </table:table-cell>
          <table:table-cell office:value-type="string">
            <text:p>Pour bien d<text:span text:style-name="T4">émarrer, lisez notre</text:span></text:p>
          </table:table-cell>
          <table:table-cell office:value-type="string">
            <text:p>xxx</text:p>
          </table:table-cell>
          <table:table-cell table:formula="of:=&quot;  &lt;data name=&quot;&quot;&quot;&amp;[.$A99]&amp;&quot;&quot;&quot; xml:space=&quot;&quot;preserve&quot;&quot;&gt; &lt;value&gt;&quot;&amp;[.B99]&amp;&quot;&lt;/value&gt; &lt;/data&gt;&quot;" office:value-type="string" office:string-value="  &lt;data name=&quot;Mail welcome start&quot; xml:space=&quot;preserve&quot;&gt; &lt;value&gt;To get started, read the&lt;/value&gt; &lt;/data&gt;">
            <text:p><text:s text:c="2"/>&lt;data name="Mail welcome start" xml:space="preserve"&gt; &lt;value&gt;To get started, read the&lt;/value&gt; &lt;/data&gt;</text:p>
          </table:table-cell>
          <table:table-cell table:formula="of:=&quot;  &lt;data name=&quot;&quot;&quot;&amp;[.$A99]&amp;&quot;&quot;&quot; xml:space=&quot;&quot;preserve&quot;&quot;&gt; &lt;value&gt;&quot;&amp;[.C99]&amp;&quot;&lt;/value&gt; &lt;/data&gt;&quot;" office:value-type="string" office:string-value="  &lt;data name=&quot;Mail welcome start&quot; xml:space=&quot;preserve&quot;&gt; &lt;value&gt;Pour bien démarrer, lisez notre&lt;/value&gt; &lt;/data&gt;">
            <text:p><text:s text:c="2"/>&lt;data name="Mail welcome start" xml:space="preserve"&gt; &lt;value&gt;Pour bien démarrer, lisez notre&lt;/value&gt; &lt;/data&gt;</text:p>
          </table:table-cell>
          <table:table-cell table:style-name="ce9" table:formula="of:=&quot;  &lt;data name=&quot;&quot;&quot;&amp;[.$A99]&amp;&quot;&quot;&quot; xml:space=&quot;&quot;preserve&quot;&quot;&gt; &lt;value&gt;&quot;&amp;[.D99]&amp;&quot;&lt;/value&gt; &lt;/data&gt;&quot;" office:value-type="string" office:string-value="  &lt;data name=&quot;Mail welcome start&quot; xml:space=&quot;preserve&quot;&gt; &lt;value&gt;xxx&lt;/value&gt; &lt;/data&gt;">
            <text:p><text:s text:c="2"/>&lt;data name="Mail welcome start"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Mail welcome forum</text:p>
          </table:table-cell>
          <table:table-cell table:style-name="ce11" office:value-type="string">
            <text:p>To register issues, ask for help, request features use the</text:p>
          </table:table-cell>
          <table:table-cell office:value-type="string">
            <text:p>Pour reporter des probl<text:span text:style-name="T4">èmes, demander de l'aide, suggérer de nouvelles fonctionnalités utilisez le</text:span></text:p>
          </table:table-cell>
          <table:table-cell office:value-type="string">
            <text:p>xxx</text:p>
          </table:table-cell>
          <table:table-cell table:formula="of:=&quot;  &lt;data name=&quot;&quot;&quot;&amp;[.$A100]&amp;&quot;&quot;&quot; xml:space=&quot;&quot;preserve&quot;&quot;&gt; &lt;value&gt;&quot;&amp;[.B100]&amp;&quot;&lt;/value&gt; &lt;/data&gt;&quot;" office:value-type="string" office:string-value="  &lt;data name=&quot;Mail welcome forum&quot; xml:space=&quot;preserve&quot;&gt; &lt;value&gt;To register issues, ask for help, request features use the&lt;/value&gt; &lt;/data&gt;">
            <text:p><text:s text:c="2"/>&lt;data name="Mail welcome forum" xml:space="preserve"&gt; &lt;value&gt;To register issues, ask for help, request features use the&lt;/value&gt; &lt;/data&gt;</text:p>
          </table:table-cell>
          <table:table-cell table:formula="of:=&quot;  &lt;data name=&quot;&quot;&quot;&amp;[.$A100]&amp;&quot;&quot;&quot; xml:space=&quot;&quot;preserve&quot;&quot;&gt; &lt;value&gt;&quot;&amp;[.C100]&amp;&quot;&lt;/value&gt; &lt;/data&gt;&quot;" office:value-type="string" office:string-value="  &lt;data name=&quot;Mail welcome forum&quot; xml:space=&quot;preserve&quot;&gt; &lt;value&gt;Pour reporter des problèmes, demander de l'aide, suggérer de nouvelles fonctionnalités utilisez le&lt;/value&gt; &lt;/data&gt;">
            <text:p><text:s text:c="2"/>&lt;data name="Mail welcome forum" xml:space="preserve"&gt; &lt;value&gt;Pour reporter des problèmes, demander de l'aide, suggérer de nouvelles fonctionnalités utilisez le&lt;/value&gt; &lt;/data&gt;</text:p>
          </table:table-cell>
          <table:table-cell table:style-name="ce9" table:formula="of:=&quot;  &lt;data name=&quot;&quot;&quot;&amp;[.$A100]&amp;&quot;&quot;&quot; xml:space=&quot;&quot;preserve&quot;&quot;&gt; &lt;value&gt;&quot;&amp;[.D100]&amp;&quot;&lt;/value&gt; &lt;/data&gt;&quot;" office:value-type="string" office:string-value="  &lt;data name=&quot;Mail welcome forum&quot; xml:space=&quot;preserve&quot;&gt; &lt;value&gt;xxx&lt;/value&gt; &lt;/data&gt;">
            <text:p><text:s text:c="2"/>&lt;data name="Mail welcome forum"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Mail commute end greeting</text:p>
          </table:table-cell>
          <table:table-cell table:style-name="ce11" office:value-type="string">
            <text:p>Wish you a safe and fun commute, the Commute Team.</text:p>
          </table:table-cell>
          <table:table-cell office:value-type="string">
            <text:p>Nous vous souhaitons bonne route<text:span text:style-name="T4">, l'équipe de Commute.</text:span></text:p>
          </table:table-cell>
          <table:table-cell office:value-type="string">
            <text:p>xxx</text:p>
          </table:table-cell>
          <table:table-cell table:formula="of:=&quot;  &lt;data name=&quot;&quot;&quot;&amp;[.$A101]&amp;&quot;&quot;&quot; xml:space=&quot;&quot;preserve&quot;&quot;&gt; &lt;value&gt;&quot;&amp;[.B101]&amp;&quot;&lt;/value&gt; &lt;/data&gt;&quot;" office:value-type="string" office:string-value="  &lt;data name=&quot;Mail commute end greeting&quot; xml:space=&quot;preserve&quot;&gt; &lt;value&gt;Wish you a safe and fun commute, the Commute Team.&lt;/value&gt; &lt;/data&gt;">
            <text:p><text:s text:c="2"/>&lt;data name="Mail commute end greeting" xml:space="preserve"&gt; &lt;value&gt;Wish you a safe and fun commute, the Commute Team.&lt;/value&gt; &lt;/data&gt;</text:p>
          </table:table-cell>
          <table:table-cell table:formula="of:=&quot;  &lt;data name=&quot;&quot;&quot;&amp;[.$A101]&amp;&quot;&quot;&quot; xml:space=&quot;&quot;preserve&quot;&quot;&gt; &lt;value&gt;&quot;&amp;[.C101]&amp;&quot;&lt;/value&gt; &lt;/data&gt;&quot;" office:value-type="string" office:string-value="  &lt;data name=&quot;Mail commute end greeting&quot; xml:space=&quot;preserve&quot;&gt; &lt;value&gt;Nous vous souhaitons bonne route, l'équipe de Commute.&lt;/value&gt; &lt;/data&gt;">
            <text:p><text:s text:c="2"/>&lt;data name="Mail commute end greeting" xml:space="preserve"&gt; &lt;value&gt;Nous vous souhaitons bonne route, l'équipe de Commute.&lt;/value&gt; &lt;/data&gt;</text:p>
          </table:table-cell>
          <table:table-cell table:style-name="ce9" table:formula="of:=&quot;  &lt;data name=&quot;&quot;&quot;&amp;[.$A101]&amp;&quot;&quot;&quot; xml:space=&quot;&quot;preserve&quot;&quot;&gt; &lt;value&gt;&quot;&amp;[.D101]&amp;&quot;&lt;/value&gt; &lt;/data&gt;&quot;" office:value-type="string" office:string-value="  &lt;data name=&quot;Mail commute end greeting&quot; xml:space=&quot;preserve&quot;&gt; &lt;value&gt;xxx&lt;/value&gt; &lt;/data&gt;">
            <text:p><text:s text:c="2"/>&lt;data name="Mail commute end greeting"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Mail welcome safe commute</text:p>
          </table:table-cell>
          <table:table-cell table:style-name="ce11" office:value-type="string">
            <text:p>Wish you a safe and fun commute, the Commute Team.</text:p>
          </table:table-cell>
          <table:table-cell office:value-type="string">
            <text:p>Nous vous souhaitons bonne route<text:span text:style-name="T4">, l'équipe de Commute.</text:span></text:p>
          </table:table-cell>
          <table:table-cell office:value-type="string">
            <text:p>xxx</text:p>
          </table:table-cell>
          <table:table-cell table:formula="of:=&quot;  &lt;data name=&quot;&quot;&quot;&amp;[.$A102]&amp;&quot;&quot;&quot; xml:space=&quot;&quot;preserve&quot;&quot;&gt; &lt;value&gt;&quot;&amp;[.B102]&amp;&quot;&lt;/value&gt; &lt;/data&gt;&quot;" office:value-type="string" office:string-value="  &lt;data name=&quot;Mail welcome safe commute&quot; xml:space=&quot;preserve&quot;&gt; &lt;value&gt;Wish you a safe and fun commute, the Commute Team.&lt;/value&gt; &lt;/data&gt;">
            <text:p><text:s text:c="2"/>&lt;data name="Mail welcome safe commute" xml:space="preserve"&gt; &lt;value&gt;Wish you a safe and fun commute, the Commute Team.&lt;/value&gt; &lt;/data&gt;</text:p>
          </table:table-cell>
          <table:table-cell table:formula="of:=&quot;  &lt;data name=&quot;&quot;&quot;&amp;[.$A102]&amp;&quot;&quot;&quot; xml:space=&quot;&quot;preserve&quot;&quot;&gt; &lt;value&gt;&quot;&amp;[.C102]&amp;&quot;&lt;/value&gt; &lt;/data&gt;&quot;" office:value-type="string" office:string-value="  &lt;data name=&quot;Mail welcome safe commute&quot; xml:space=&quot;preserve&quot;&gt; &lt;value&gt;Nous vous souhaitons bonne route, l'équipe de Commute.&lt;/value&gt; &lt;/data&gt;">
            <text:p><text:s text:c="2"/>&lt;data name="Mail welcome safe commute" xml:space="preserve"&gt; &lt;value&gt;Nous vous souhaitons bonne route, l'équipe de Commute.&lt;/value&gt; &lt;/data&gt;</text:p>
          </table:table-cell>
          <table:table-cell table:style-name="ce9" table:formula="of:=&quot;  &lt;data name=&quot;&quot;&quot;&amp;[.$A102]&amp;&quot;&quot;&quot; xml:space=&quot;&quot;preserve&quot;&quot;&gt; &lt;value&gt;&quot;&amp;[.D102]&amp;&quot;&lt;/value&gt; &lt;/data&gt;&quot;" office:value-type="string" office:string-value="  &lt;data name=&quot;Mail welcome safe commute&quot; xml:space=&quot;preserve&quot;&gt; &lt;value&gt;xxx&lt;/value&gt; &lt;/data&gt;">
            <text:p><text:s text:c="2"/>&lt;data name="Mail welcome safe commute"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Welcome account</text:p>
          </table:table-cell>
          <table:table-cell office:value-type="string">
            <text:p>Complete your account data and upload your picture</text:p>
          </table:table-cell>
          <table:table-cell office:value-type="string">
            <text:p>Complétez vos données personnelles et chargez votre photo</text:p>
          </table:table-cell>
          <table:table-cell office:value-type="string">
            <text:p>xxx</text:p>
          </table:table-cell>
          <table:table-cell table:formula="of:=&quot;  &lt;data name=&quot;&quot;&quot;&amp;[.$A103]&amp;&quot;&quot;&quot; xml:space=&quot;&quot;preserve&quot;&quot;&gt; &lt;value&gt;&quot;&amp;[.B103]&amp;&quot;&lt;/value&gt; &lt;/data&gt;&quot;" office:value-type="string" office:string-value="  &lt;data name=&quot;Welcome account&quot; xml:space=&quot;preserve&quot;&gt; &lt;value&gt;Complete your account data and upload your picture&lt;/value&gt; &lt;/data&gt;">
            <text:p><text:s text:c="2"/>&lt;data name="Welcome account" xml:space="preserve"&gt; &lt;value&gt;Complete your account data and upload your picture&lt;/value&gt; &lt;/data&gt;</text:p>
          </table:table-cell>
          <table:table-cell table:formula="of:=&quot;  &lt;data name=&quot;&quot;&quot;&amp;[.$A103]&amp;&quot;&quot;&quot; xml:space=&quot;&quot;preserve&quot;&quot;&gt; &lt;value&gt;&quot;&amp;[.C103]&amp;&quot;&lt;/value&gt; &lt;/data&gt;&quot;" office:value-type="string" office:string-value="  &lt;data name=&quot;Welcome account&quot; xml:space=&quot;preserve&quot;&gt; &lt;value&gt;Complétez vos données personnelles et chargez votre photo&lt;/value&gt; &lt;/data&gt;">
            <text:p><text:s text:c="2"/>&lt;data name="Welcome account" xml:space="preserve"&gt; &lt;value&gt;Complétez vos données personnelles et chargez votre photo&lt;/value&gt; &lt;/data&gt;</text:p>
          </table:table-cell>
          <table:table-cell table:style-name="ce9" table:formula="of:=&quot;  &lt;data name=&quot;&quot;&quot;&amp;[.$A103]&amp;&quot;&quot;&quot; xml:space=&quot;&quot;preserve&quot;&quot;&gt; &lt;value&gt;&quot;&amp;[.D103]&amp;&quot;&lt;/value&gt; &lt;/data&gt;&quot;" office:value-type="string" office:string-value="  &lt;data name=&quot;Welcome account&quot; xml:space=&quot;preserve&quot;&gt; &lt;value&gt;xxx&lt;/value&gt; &lt;/data&gt;">
            <text:p><text:s text:c="2"/>&lt;data name="Welcome account" xml:space="preserve"&gt; &lt;value&gt;xxx&lt;/value&gt; &lt;/data&gt;</text:p>
          </table:table-cell>
          <table:table-cell table:style-name="ce18" office:value-type="string">
            <text:p>Welcome messages</text:p>
          </table:table-cell>
          <table:table-cell table:number-columns-repeated="1016"/>
        </table:table-row>
        <table:table-row table:style-name="ro2">
          <table:table-cell office:value-type="string">
            <text:p>Welcome help</text:p>
          </table:table-cell>
          <table:table-cell office:value-type="string">
            <text:p>Read the quick start documentation to have an overview of Commute features.</text:p>
          </table:table-cell>
          <table:table-cell office:value-type="string">
            <text:p>Lisez le guide de d<text:span text:style-name="T4">émarrage rapide pour avoir un condensé des fonctionnalités de Commute.</text:span></text:p>
          </table:table-cell>
          <table:table-cell office:value-type="string">
            <text:p>xxx</text:p>
          </table:table-cell>
          <table:table-cell table:formula="of:=&quot;  &lt;data name=&quot;&quot;&quot;&amp;[.$A104]&amp;&quot;&quot;&quot; xml:space=&quot;&quot;preserve&quot;&quot;&gt; &lt;value&gt;&quot;&amp;[.B104]&amp;&quot;&lt;/value&gt; &lt;/data&gt;&quot;" office:value-type="string" office:string-value="  &lt;data name=&quot;Welcome help&quot; xml:space=&quot;preserve&quot;&gt; &lt;value&gt;Read the quick start documentation to have an overview of Commute features.&lt;/value&gt; &lt;/data&gt;">
            <text:p><text:s text:c="2"/>&lt;data name="Welcome help" xml:space="preserve"&gt; &lt;value&gt;Read the quick start documentation to have an overview of Commute features.&lt;/value&gt; &lt;/data&gt;</text:p>
          </table:table-cell>
          <table:table-cell table:formula="of:=&quot;  &lt;data name=&quot;&quot;&quot;&amp;[.$A104]&amp;&quot;&quot;&quot; xml:space=&quot;&quot;preserve&quot;&quot;&gt; &lt;value&gt;&quot;&amp;[.C104]&amp;&quot;&lt;/value&gt; &lt;/data&gt;&quot;" office:value-type="string" office:string-value="  &lt;data name=&quot;Welcome help&quot; xml:space=&quot;preserve&quot;&gt; &lt;value&gt;Lisez le guide de démarrage rapide pour avoir un condensé des fonctionnalités de Commute.&lt;/value&gt; &lt;/data&gt;">
            <text:p><text:s text:c="2"/>&lt;data name="Welcome help" xml:space="preserve"&gt; &lt;value&gt;Lisez le guide de démarrage rapide pour avoir un condensé des fonctionnalités de Commute.&lt;/value&gt; &lt;/data&gt;</text:p>
          </table:table-cell>
          <table:table-cell table:style-name="ce9" table:formula="of:=&quot;  &lt;data name=&quot;&quot;&quot;&amp;[.$A104]&amp;&quot;&quot;&quot; xml:space=&quot;&quot;preserve&quot;&quot;&gt; &lt;value&gt;&quot;&amp;[.D104]&amp;&quot;&lt;/value&gt; &lt;/data&gt;&quot;" office:value-type="string" office:string-value="  &lt;data name=&quot;Welcome help&quot; xml:space=&quot;preserve&quot;&gt; &lt;value&gt;xxx&lt;/value&gt; &lt;/data&gt;">
            <text:p><text:s text:c="2"/>&lt;data name="Welcome help"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Welcome join</text:p>
          </table:table-cell>
          <table:table-cell office:value-type="string">
            <text:p>First, create an account to join Commute community</text:p>
          </table:table-cell>
          <table:table-cell office:value-type="string">
            <text:p>Cr<text:span text:style-name="T4">éez d'abord un compte pour rejoindre la communauté de Commute</text:span></text:p>
          </table:table-cell>
          <table:table-cell office:value-type="string">
            <text:p>xxx</text:p>
          </table:table-cell>
          <table:table-cell table:formula="of:=&quot;  &lt;data name=&quot;&quot;&quot;&amp;[.$A105]&amp;&quot;&quot;&quot; xml:space=&quot;&quot;preserve&quot;&quot;&gt; &lt;value&gt;&quot;&amp;[.B105]&amp;&quot;&lt;/value&gt; &lt;/data&gt;&quot;" office:value-type="string" office:string-value="  &lt;data name=&quot;Welcome join&quot; xml:space=&quot;preserve&quot;&gt; &lt;value&gt;First, create an account to join Commute community&lt;/value&gt; &lt;/data&gt;">
            <text:p><text:s text:c="2"/>&lt;data name="Welcome join" xml:space="preserve"&gt; &lt;value&gt;First, create an account to join Commute community&lt;/value&gt; &lt;/data&gt;</text:p>
          </table:table-cell>
          <table:table-cell table:formula="of:=&quot;  &lt;data name=&quot;&quot;&quot;&amp;[.$A105]&amp;&quot;&quot;&quot; xml:space=&quot;&quot;preserve&quot;&quot;&gt; &lt;value&gt;&quot;&amp;[.C105]&amp;&quot;&lt;/value&gt; &lt;/data&gt;&quot;" office:value-type="string" office:string-value="  &lt;data name=&quot;Welcome join&quot; xml:space=&quot;preserve&quot;&gt; &lt;value&gt;Créez d'abord un compte pour rejoindre la communauté de Commute&lt;/value&gt; &lt;/data&gt;">
            <text:p><text:s text:c="2"/>&lt;data name="Welcome join" xml:space="preserve"&gt; &lt;value&gt;Créez d'abord un compte pour rejoindre la communauté de Commute&lt;/value&gt; &lt;/data&gt;</text:p>
          </table:table-cell>
          <table:table-cell table:style-name="ce9" table:formula="of:=&quot;  &lt;data name=&quot;&quot;&quot;&amp;[.$A105]&amp;&quot;&quot;&quot; xml:space=&quot;&quot;preserve&quot;&quot;&gt; &lt;value&gt;&quot;&amp;[.D105]&amp;&quot;&lt;/value&gt; &lt;/data&gt;&quot;" office:value-type="string" office:string-value="  &lt;data name=&quot;Welcome join&quot; xml:space=&quot;preserve&quot;&gt; &lt;value&gt;xxx&lt;/value&gt; &lt;/data&gt;">
            <text:p><text:s text:c="2"/>&lt;data name="Welcome join"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Welcome login button press</text:p>
          </table:table-cell>
          <table:table-cell office:value-type="string">
            <text:p>Press the</text:p>
          </table:table-cell>
          <table:table-cell office:value-type="string">
            <text:p>Appuyer sur le bouton</text:p>
          </table:table-cell>
          <table:table-cell office:value-type="string">
            <text:p>xxx</text:p>
          </table:table-cell>
          <table:table-cell table:formula="of:=&quot;  &lt;data name=&quot;&quot;&quot;&amp;[.$A106]&amp;&quot;&quot;&quot; xml:space=&quot;&quot;preserve&quot;&quot;&gt; &lt;value&gt;&quot;&amp;[.B106]&amp;&quot;&lt;/value&gt; &lt;/data&gt;&quot;" office:value-type="string" office:string-value="  &lt;data name=&quot;Welcome login button press&quot; xml:space=&quot;preserve&quot;&gt; &lt;value&gt;Press the&lt;/value&gt; &lt;/data&gt;">
            <text:p><text:s text:c="2"/>&lt;data name="Welcome login button press" xml:space="preserve"&gt; &lt;value&gt;Press the&lt;/value&gt; &lt;/data&gt;</text:p>
          </table:table-cell>
          <table:table-cell table:formula="of:=&quot;  &lt;data name=&quot;&quot;&quot;&amp;[.$A106]&amp;&quot;&quot;&quot; xml:space=&quot;&quot;preserve&quot;&quot;&gt; &lt;value&gt;&quot;&amp;[.C106]&amp;&quot;&lt;/value&gt; &lt;/data&gt;&quot;" office:value-type="string" office:string-value="  &lt;data name=&quot;Welcome login button press&quot; xml:space=&quot;preserve&quot;&gt; &lt;value&gt;Appuyer sur le bouton&lt;/value&gt; &lt;/data&gt;">
            <text:p><text:s text:c="2"/>&lt;data name="Welcome login button press" xml:space="preserve"&gt; &lt;value&gt;Appuyer sur le bouton&lt;/value&gt; &lt;/data&gt;</text:p>
          </table:table-cell>
          <table:table-cell table:style-name="ce9" table:formula="of:=&quot;  &lt;data name=&quot;&quot;&quot;&amp;[.$A106]&amp;&quot;&quot;&quot; xml:space=&quot;&quot;preserve&quot;&quot;&gt; &lt;value&gt;&quot;&amp;[.D106]&amp;&quot;&lt;/value&gt; &lt;/data&gt;&quot;" office:value-type="string" office:string-value="  &lt;data name=&quot;Welcome login button press&quot; xml:space=&quot;preserve&quot;&gt; &lt;value&gt;xxx&lt;/value&gt; &lt;/data&gt;">
            <text:p><text:s text:c="2"/>&lt;data name="Welcome login button press"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Welcome login button</text:p>
          </table:table-cell>
          <table:table-cell office:value-type="string">
            <text:p>button to login to Commute</text:p>
          </table:table-cell>
          <table:table-cell office:value-type="string">
            <text:p>pour vous connecter a Commute</text:p>
          </table:table-cell>
          <table:table-cell office:value-type="string">
            <text:p>xxx</text:p>
          </table:table-cell>
          <table:table-cell table:formula="of:=&quot;  &lt;data name=&quot;&quot;&quot;&amp;[.$A107]&amp;&quot;&quot;&quot; xml:space=&quot;&quot;preserve&quot;&quot;&gt; &lt;value&gt;&quot;&amp;[.B107]&amp;&quot;&lt;/value&gt; &lt;/data&gt;&quot;" office:value-type="string" office:string-value="  &lt;data name=&quot;Welcome login button&quot; xml:space=&quot;preserve&quot;&gt; &lt;value&gt;button to login to Commute&lt;/value&gt; &lt;/data&gt;">
            <text:p><text:s text:c="2"/>&lt;data name="Welcome login button" xml:space="preserve"&gt; &lt;value&gt;button to login to Commute&lt;/value&gt; &lt;/data&gt;</text:p>
          </table:table-cell>
          <table:table-cell table:formula="of:=&quot;  &lt;data name=&quot;&quot;&quot;&amp;[.$A107]&amp;&quot;&quot;&quot; xml:space=&quot;&quot;preserve&quot;&quot;&gt; &lt;value&gt;&quot;&amp;[.C107]&amp;&quot;&lt;/value&gt; &lt;/data&gt;&quot;" office:value-type="string" office:string-value="  &lt;data name=&quot;Welcome login button&quot; xml:space=&quot;preserve&quot;&gt; &lt;value&gt;pour vous connecter a Commute&lt;/value&gt; &lt;/data&gt;">
            <text:p><text:s text:c="2"/>&lt;data name="Welcome login button" xml:space="preserve"&gt; &lt;value&gt;pour vous connecter a Commute&lt;/value&gt; &lt;/data&gt;</text:p>
          </table:table-cell>
          <table:table-cell table:style-name="ce9" table:formula="of:=&quot;  &lt;data name=&quot;&quot;&quot;&amp;[.$A107]&amp;&quot;&quot;&quot; xml:space=&quot;&quot;preserve&quot;&quot;&gt; &lt;value&gt;&quot;&amp;[.D107]&amp;&quot;&lt;/value&gt; &lt;/data&gt;&quot;" office:value-type="string" office:string-value="  &lt;data name=&quot;Welcome login button&quot; xml:space=&quot;preserve&quot;&gt; &lt;value&gt;xxx&lt;/value&gt; &lt;/data&gt;">
            <text:p><text:s text:c="2"/>&lt;data name="Welcome login button"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Welcome mail</text:p>
          </table:table-cell>
          <table:table-cell office:value-type="string">
            <text:p>We just sent you a welcome mail with more instructions at your address: </text:p>
          </table:table-cell>
          <table:table-cell office:value-type="string">
            <text:p>Nous venons de vous envoyer un mail de bienvenue avec quelques instructions supplémentaires <text:span text:style-name="T4">à l'adresse</text:span>:</text:p>
          </table:table-cell>
          <table:table-cell office:value-type="string">
            <text:p>xxx</text:p>
          </table:table-cell>
          <table:table-cell table:formula="of:=&quot;  &lt;data name=&quot;&quot;&quot;&amp;[.$A108]&amp;&quot;&quot;&quot; xml:space=&quot;&quot;preserve&quot;&quot;&gt; &lt;value&gt;&quot;&amp;[.B108]&amp;&quot;&lt;/value&gt; &lt;/data&gt;&quot;" office:value-type="string" office:string-value="  &lt;data name=&quot;Welcome mail&quot; xml:space=&quot;preserve&quot;&gt; &lt;value&gt;We just sent you a welcome mail with more instructions at your address: &lt;/value&gt; &lt;/data&gt;">
            <text:p><text:s text:c="2"/>&lt;data name="Welcome mail" xml:space="preserve"&gt; &lt;value&gt;We just sent you a welcome mail with more instructions at your address: &lt;/value&gt; &lt;/data&gt;</text:p>
          </table:table-cell>
          <table:table-cell table:formula="of:=&quot;  &lt;data name=&quot;&quot;&quot;&amp;[.$A108]&amp;&quot;&quot;&quot; xml:space=&quot;&quot;preserve&quot;&quot;&gt; &lt;value&gt;&quot;&amp;[.C108]&amp;&quot;&lt;/value&gt; &lt;/data&gt;&quot;" office:value-type="string" office:string-value="  &lt;data name=&quot;Welcome mail&quot; xml:space=&quot;preserve&quot;&gt; &lt;value&gt;Nous venons de vous envoyer un mail de bienvenue avec quelques instructions supplémentaires à l'adresse:&lt;/value&gt; &lt;/data&gt;">
            <text:p><text:s text:c="2"/>&lt;data name="Welcome mail" xml:space="preserve"&gt; &lt;value&gt;Nous venons de vous envoyer un mail de bienvenue avec quelques instructions supplémentaires à l'adresse:&lt;/value&gt; &lt;/data&gt;</text:p>
          </table:table-cell>
          <table:table-cell table:style-name="ce9" table:formula="of:=&quot;  &lt;data name=&quot;&quot;&quot;&amp;[.$A108]&amp;&quot;&quot;&quot; xml:space=&quot;&quot;preserve&quot;&quot;&gt; &lt;value&gt;&quot;&amp;[.D108]&amp;&quot;&lt;/value&gt; &lt;/data&gt;&quot;" office:value-type="string" office:string-value="  &lt;data name=&quot;Welcome mail&quot; xml:space=&quot;preserve&quot;&gt; &lt;value&gt;xxx&lt;/value&gt; &lt;/data&gt;">
            <text:p><text:s text:c="2"/>&lt;data name="Welcome mail"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Welcome message</text:p>
          </table:table-cell>
          <table:table-cell office:value-type="string">
            <text:p>Welcome to Commute, the green and friendly way to commute.</text:p>
            <text:p>&amp;lt;div&amp;gt;- Define the commute routes you seek/offer&amp;lt;/div&amp;gt;</text:p>
            <text:p>&amp;lt;div&amp;gt;- Find other commuters with similar route&amp;lt;/div&amp;gt;</text:p>
            <text:p>&amp;lt;div&amp;gt;- Get in touch with them to commute together&amp;lt;/div&amp;gt;</text:p>
            <text:p>&amp;lt;div&amp;gt;- Keep track of the expenses to share&amp;lt;/div&amp;gt;</text:p>
          </table:table-cell>
          <table:table-cell office:value-type="string">
            <text:p>Bienvene <text:span text:style-name="T4">à</text:span> Commute, le moyen sympa et responsable de faire les trajets r<text:span text:style-name="T4">éguliers</text:span>.</text:p>
            <text:p>&amp;lt;div&amp;gt;- D<text:span text:style-name="T4">éfinissez les trajets que vous</text:span> cherchez/offrez&amp;lt;/div&amp;gt;</text:p>
            <text:p>&amp;lt;div&amp;gt;- Trouvez d'autres membres avec des trajets similaires&amp;lt;/div&amp;gt;</text:p>
            <text:p>&amp;lt;div&amp;gt;- Contactez les pour effectuer les trajets ensembles&amp;lt;/div&amp;gt;</text:p>
            <text:p>&amp;lt;div&amp;gt;- Enregistrez les d<text:span text:style-name="T4">épenses a partager</text:span>&amp;lt;/div&amp;gt;</text:p>
          </table:table-cell>
          <table:table-cell office:value-type="string">
            <text:p>xxx</text:p>
          </table:table-cell>
          <table:table-cell table:formula="of:=&quot;  &lt;data name=&quot;&quot;&quot;&amp;[.$A109]&amp;&quot;&quot;&quot; xml:space=&quot;&quot;preserve&quot;&quot;&gt; &lt;value&gt;&quot;&amp;[.B109]&amp;&quot;&lt;/value&gt; &lt;/data&gt;&quot;" office:value-type="string" office:string-value="  &lt;data name=&quot;Welcome message&quot; xml:space=&quot;preserve&quot;&gt; &lt;value&gt;Welcome to Commute, the green and friendly way to commute.&#10;&amp;lt;div&amp;gt;- Define the commute routes you seek/offer&amp;lt;/div&amp;gt;&#10;&amp;lt;div&amp;gt;- Find other commuters with similar route&amp;lt;/div&amp;gt;&#10;&amp;lt;div&amp;gt;- Get in touch with them to commute together&amp;lt;/div&amp;gt;&#10;&amp;lt;div&amp;gt;- Keep track of the expenses to share&amp;lt;/div&amp;gt;&lt;/value&gt; &lt;/data&gt;">
            <text:p><text:s text:c="2"/>&lt;data name="Welcome message" xml:space="preserve"&gt; &lt;value&gt;Welcome to Commute, the green and friendly way to commute.<text:line-break/>&amp;lt;div&amp;gt;- Define the commute routes you seek/offer&amp;lt;/div&amp;gt;<text:line-break/>&amp;lt;div&amp;gt;- Find other commuters with similar route&amp;lt;/div&amp;gt;<text:line-break/>&amp;lt;div&amp;gt;- Get in touch with them to commute together&amp;lt;/div&amp;gt;<text:line-break/>&amp;lt;div&amp;gt;- Keep track of the expenses to share&amp;lt;/div&amp;gt;&lt;/value&gt; &lt;/data&gt;</text:p>
          </table:table-cell>
          <table:table-cell table:formula="of:=&quot;  &lt;data name=&quot;&quot;&quot;&amp;[.$A109]&amp;&quot;&quot;&quot; xml:space=&quot;&quot;preserve&quot;&quot;&gt; &lt;value&gt;&quot;&amp;[.C109]&amp;&quot;&lt;/value&gt; &lt;/data&gt;&quot;" office:value-type="string" office:string-value="  &lt;data name=&quot;Welcome message&quot; xml:space=&quot;preserve&quot;&gt; &lt;value&gt;Bienvene à Commute, le moyen sympa et responsable de faire les trajets réguliers.&#10;&amp;lt;div&amp;gt;- Définissez les trajets que vous cherchez/offrez&amp;lt;/div&amp;gt;&#10;&amp;lt;div&amp;gt;- Trouvez d'autres membres avec des trajets similaires&amp;lt;/div&amp;gt;&#10;&amp;lt;div&amp;gt;- Contactez les pour effectuer les trajets ensembles&amp;lt;/div&amp;gt;&#10;&amp;lt;div&amp;gt;- Enregistrez les dépenses a partager&amp;lt;/div&amp;gt;&lt;/value&gt; &lt;/data&gt;">
            <text:p><text:s text:c="2"/>&lt;data name="Welcome message" xml:space="preserve"&gt; &lt;value&gt;Bienvene à Commute, le moyen sympa et responsable de faire les trajets réguliers.<text:line-break/>&amp;lt;div&amp;gt;- Définissez les trajets que vous cherchez/offrez&amp;lt;/div&amp;gt;<text:line-break/>&amp;lt;div&amp;gt;- Trouvez d'autres membres avec des trajets similaires&amp;lt;/div&amp;gt;<text:line-break/>&amp;lt;div&amp;gt;- Contactez les pour effectuer les trajets ensembles&amp;lt;/div&amp;gt;<text:line-break/>&amp;lt;div&amp;gt;- Enregistrez les dépenses a partager&amp;lt;/div&amp;gt;&lt;/value&gt; &lt;/data&gt;</text:p>
          </table:table-cell>
          <table:table-cell table:style-name="ce9" table:formula="of:=&quot;  &lt;data name=&quot;&quot;&quot;&amp;[.$A109]&amp;&quot;&quot;&quot; xml:space=&quot;&quot;preserve&quot;&quot;&gt; &lt;value&gt;&quot;&amp;[.D109]&amp;&quot;&lt;/value&gt; &lt;/data&gt;&quot;" office:value-type="string" office:string-value="  &lt;data name=&quot;Welcome message&quot; xml:space=&quot;preserve&quot;&gt; &lt;value&gt;xxx&lt;/value&gt; &lt;/data&gt;">
            <text:p><text:s text:c="2"/>&lt;data name="Welcome message"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Welcome registred</text:p>
          </table:table-cell>
          <table:table-cell office:value-type="string">
            <text:p>to Commute community.</text:p>
          </table:table-cell>
          <table:table-cell office:value-type="string">
            <text:p><text:span text:style-name="T5">à </text:span><text:span text:style-name="T4">la communauté</text:span> Commute.</text:p>
          </table:table-cell>
          <table:table-cell office:value-type="string">
            <text:p>xxx</text:p>
          </table:table-cell>
          <table:table-cell table:formula="of:=&quot;  &lt;data name=&quot;&quot;&quot;&amp;[.$A110]&amp;&quot;&quot;&quot; xml:space=&quot;&quot;preserve&quot;&quot;&gt; &lt;value&gt;&quot;&amp;[.B110]&amp;&quot;&lt;/value&gt; &lt;/data&gt;&quot;" office:value-type="string" office:string-value="  &lt;data name=&quot;Welcome registred&quot; xml:space=&quot;preserve&quot;&gt; &lt;value&gt;to Commute community.&lt;/value&gt; &lt;/data&gt;">
            <text:p><text:s text:c="2"/>&lt;data name="Welcome registred" xml:space="preserve"&gt; &lt;value&gt;to Commute community.&lt;/value&gt; &lt;/data&gt;</text:p>
          </table:table-cell>
          <table:table-cell table:formula="of:=&quot;  &lt;data name=&quot;&quot;&quot;&amp;[.$A110]&amp;&quot;&quot;&quot; xml:space=&quot;&quot;preserve&quot;&quot;&gt; &lt;value&gt;&quot;&amp;[.C110]&amp;&quot;&lt;/value&gt; &lt;/data&gt;&quot;" office:value-type="string" office:string-value="  &lt;data name=&quot;Welcome registred&quot; xml:space=&quot;preserve&quot;&gt; &lt;value&gt;à la communauté Commute.&lt;/value&gt; &lt;/data&gt;">
            <text:p><text:s text:c="2"/>&lt;data name="Welcome registred" xml:space="preserve"&gt; &lt;value&gt;à la communauté Commute.&lt;/value&gt; &lt;/data&gt;</text:p>
          </table:table-cell>
          <table:table-cell table:style-name="ce9" table:formula="of:=&quot;  &lt;data name=&quot;&quot;&quot;&amp;[.$A110]&amp;&quot;&quot;&quot; xml:space=&quot;&quot;preserve&quot;&quot;&gt; &lt;value&gt;&quot;&amp;[.D110]&amp;&quot;&lt;/value&gt; &lt;/data&gt;&quot;" office:value-type="string" office:string-value="  &lt;data name=&quot;Welcome registred&quot; xml:space=&quot;preserve&quot;&gt; &lt;value&gt;xxx&lt;/value&gt; &lt;/data&gt;">
            <text:p><text:s text:c="2"/>&lt;data name="Welcome registred"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Welcome route</text:p>
          </table:table-cell>
          <table:table-cell office:value-type="string">
            <text:p>And then you are ready to define your first commuting route</text:p>
          </table:table-cell>
          <table:table-cell office:value-type="string">
            <text:p>Et maintanant vous <text:span text:style-name="T4">êtes prêt à définir votre premier trajet</text:span></text:p>
          </table:table-cell>
          <table:table-cell office:value-type="string">
            <text:p>xxx</text:p>
          </table:table-cell>
          <table:table-cell table:formula="of:=&quot;  &lt;data name=&quot;&quot;&quot;&amp;[.$A111]&amp;&quot;&quot;&quot; xml:space=&quot;&quot;preserve&quot;&quot;&gt; &lt;value&gt;&quot;&amp;[.B111]&amp;&quot;&lt;/value&gt; &lt;/data&gt;&quot;" office:value-type="string" office:string-value="  &lt;data name=&quot;Welcome route&quot; xml:space=&quot;preserve&quot;&gt; &lt;value&gt;And then you are ready to define your first commuting route&lt;/value&gt; &lt;/data&gt;">
            <text:p><text:s text:c="2"/>&lt;data name="Welcome route" xml:space="preserve"&gt; &lt;value&gt;And then you are ready to define your first commuting route&lt;/value&gt; &lt;/data&gt;</text:p>
          </table:table-cell>
          <table:table-cell table:formula="of:=&quot;  &lt;data name=&quot;&quot;&quot;&amp;[.$A111]&amp;&quot;&quot;&quot; xml:space=&quot;&quot;preserve&quot;&quot;&gt; &lt;value&gt;&quot;&amp;[.C111]&amp;&quot;&lt;/value&gt; &lt;/data&gt;&quot;" office:value-type="string" office:string-value="  &lt;data name=&quot;Welcome route&quot; xml:space=&quot;preserve&quot;&gt; &lt;value&gt;Et maintanant vous êtes prêt à définir votre premier trajet&lt;/value&gt; &lt;/data&gt;">
            <text:p><text:s text:c="2"/>&lt;data name="Welcome route" xml:space="preserve"&gt; &lt;value&gt;Et maintanant vous êtes prêt à définir votre premier trajet&lt;/value&gt; &lt;/data&gt;</text:p>
          </table:table-cell>
          <table:table-cell table:style-name="ce9" table:formula="of:=&quot;  &lt;data name=&quot;&quot;&quot;&amp;[.$A111]&amp;&quot;&quot;&quot; xml:space=&quot;&quot;preserve&quot;&quot;&gt; &lt;value&gt;&quot;&amp;[.D111]&amp;&quot;&lt;/value&gt; &lt;/data&gt;&quot;" office:value-type="string" office:string-value="  &lt;data name=&quot;Welcome route&quot; xml:space=&quot;preserve&quot;&gt; &lt;value&gt;xxx&lt;/value&gt; &lt;/data&gt;">
            <text:p><text:s text:c="2"/>&lt;data name="Welcome route"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Welcome set location</text:p>
          </table:table-cell>
          <table:table-cell office:value-type="string">
            <text:p>Set your default location</text:p>
          </table:table-cell>
          <table:table-cell office:value-type="string">
            <text:p>D<text:span text:style-name="T4">éfinissez votre position par défaut</text:span></text:p>
          </table:table-cell>
          <table:table-cell office:value-type="string">
            <text:p>xxx</text:p>
          </table:table-cell>
          <table:table-cell table:formula="of:=&quot;  &lt;data name=&quot;&quot;&quot;&amp;[.$A112]&amp;&quot;&quot;&quot; xml:space=&quot;&quot;preserve&quot;&quot;&gt; &lt;value&gt;&quot;&amp;[.B112]&amp;&quot;&lt;/value&gt; &lt;/data&gt;&quot;" office:value-type="string" office:string-value="  &lt;data name=&quot;Welcome set location&quot; xml:space=&quot;preserve&quot;&gt; &lt;value&gt;Set your default location&lt;/value&gt; &lt;/data&gt;">
            <text:p><text:s text:c="2"/>&lt;data name="Welcome set location" xml:space="preserve"&gt; &lt;value&gt;Set your default location&lt;/value&gt; &lt;/data&gt;</text:p>
          </table:table-cell>
          <table:table-cell table:formula="of:=&quot;  &lt;data name=&quot;&quot;&quot;&amp;[.$A112]&amp;&quot;&quot;&quot; xml:space=&quot;&quot;preserve&quot;&quot;&gt; &lt;value&gt;&quot;&amp;[.C112]&amp;&quot;&lt;/value&gt; &lt;/data&gt;&quot;" office:value-type="string" office:string-value="  &lt;data name=&quot;Welcome set location&quot; xml:space=&quot;preserve&quot;&gt; &lt;value&gt;Définissez votre position par défaut&lt;/value&gt; &lt;/data&gt;">
            <text:p><text:s text:c="2"/>&lt;data name="Welcome set location" xml:space="preserve"&gt; &lt;value&gt;Définissez votre position par défaut&lt;/value&gt; &lt;/data&gt;</text:p>
          </table:table-cell>
          <table:table-cell table:style-name="ce9" table:formula="of:=&quot;  &lt;data name=&quot;&quot;&quot;&amp;[.$A112]&amp;&quot;&quot;&quot; xml:space=&quot;&quot;preserve&quot;&quot;&gt; &lt;value&gt;&quot;&amp;[.D112]&amp;&quot;&lt;/value&gt; &lt;/data&gt;&quot;" office:value-type="string" office:string-value="  &lt;data name=&quot;Welcome set location&quot; xml:space=&quot;preserve&quot;&gt; &lt;value&gt;xxx&lt;/value&gt; &lt;/data&gt;">
            <text:p><text:s text:c="2"/>&lt;data name="Welcome set location"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Welcome view route</text:p>
          </table:table-cell>
          <table:table-cell office:value-type="string">
            <text:p>Alternatively, you can view available routes for your commute path witout creating an account.</text:p>
          </table:table-cell>
          <table:table-cell office:value-type="string">
            <text:p>Vous pouvez <text:span text:style-name="T4">également visualiser les routes disponibles pour votre trajet sans vous enregister.</text:span></text:p>
          </table:table-cell>
          <table:table-cell office:value-type="string">
            <text:p>xxx</text:p>
          </table:table-cell>
          <table:table-cell table:formula="of:=&quot;  &lt;data name=&quot;&quot;&quot;&amp;[.$A113]&amp;&quot;&quot;&quot; xml:space=&quot;&quot;preserve&quot;&quot;&gt; &lt;value&gt;&quot;&amp;[.B113]&amp;&quot;&lt;/value&gt; &lt;/data&gt;&quot;" office:value-type="string" office:string-value="  &lt;data name=&quot;Welcome view route&quot; xml:space=&quot;preserve&quot;&gt; &lt;value&gt;Alternatively, you can view available routes for your commute path witout creating an account.&lt;/value&gt; &lt;/data&gt;">
            <text:p><text:s text:c="2"/>&lt;data name="Welcome view route" xml:space="preserve"&gt; &lt;value&gt;Alternatively, you can view available routes for your commute path witout creating an account.&lt;/value&gt; &lt;/data&gt;</text:p>
          </table:table-cell>
          <table:table-cell table:formula="of:=&quot;  &lt;data name=&quot;&quot;&quot;&amp;[.$A113]&amp;&quot;&quot;&quot; xml:space=&quot;&quot;preserve&quot;&quot;&gt; &lt;value&gt;&quot;&amp;[.C113]&amp;&quot;&lt;/value&gt; &lt;/data&gt;&quot;" office:value-type="string" office:string-value="  &lt;data name=&quot;Welcome view route&quot; xml:space=&quot;preserve&quot;&gt; &lt;value&gt;Vous pouvez également visualiser les routes disponibles pour votre trajet sans vous enregister.&lt;/value&gt; &lt;/data&gt;">
            <text:p><text:s text:c="2"/>&lt;data name="Welcome view route" xml:space="preserve"&gt; &lt;value&gt;Vous pouvez également visualiser les routes disponibles pour votre trajet sans vous enregister.&lt;/value&gt; &lt;/data&gt;</text:p>
          </table:table-cell>
          <table:table-cell table:style-name="ce9" table:formula="of:=&quot;  &lt;data name=&quot;&quot;&quot;&amp;[.$A113]&amp;&quot;&quot;&quot; xml:space=&quot;&quot;preserve&quot;&quot;&gt; &lt;value&gt;&quot;&amp;[.D113]&amp;&quot;&lt;/value&gt; &lt;/data&gt;&quot;" office:value-type="string" office:string-value="  &lt;data name=&quot;Welcome view route&quot; xml:space=&quot;preserve&quot;&gt; &lt;value&gt;xxx&lt;/value&gt; &lt;/data&gt;">
            <text:p><text:s text:c="2"/>&lt;data name="Welcome view route"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Wtitle confirmation</text:p>
          </table:table-cell>
          <table:table-cell office:value-type="string">
            <text:p>Please confirm</text:p>
          </table:table-cell>
          <table:table-cell office:value-type="string">
            <text:p>Veuillez confirmer</text:p>
          </table:table-cell>
          <table:table-cell office:value-type="string">
            <text:p>xxx</text:p>
          </table:table-cell>
          <table:table-cell table:formula="of:=&quot;  &lt;data name=&quot;&quot;&quot;&amp;[.$A114]&amp;&quot;&quot;&quot; xml:space=&quot;&quot;preserve&quot;&quot;&gt; &lt;value&gt;&quot;&amp;[.B114]&amp;&quot;&lt;/value&gt; &lt;/data&gt;&quot;" office:value-type="string" office:string-value="  &lt;data name=&quot;Wtitle confirmation&quot; xml:space=&quot;preserve&quot;&gt; &lt;value&gt;Please confirm&lt;/value&gt; &lt;/data&gt;">
            <text:p><text:s text:c="2"/>&lt;data name="Wtitle confirmation" xml:space="preserve"&gt; &lt;value&gt;Please confirm&lt;/value&gt; &lt;/data&gt;</text:p>
          </table:table-cell>
          <table:table-cell table:formula="of:=&quot;  &lt;data name=&quot;&quot;&quot;&amp;[.$A114]&amp;&quot;&quot;&quot; xml:space=&quot;&quot;preserve&quot;&quot;&gt; &lt;value&gt;&quot;&amp;[.C114]&amp;&quot;&lt;/value&gt; &lt;/data&gt;&quot;" office:value-type="string" office:string-value="  &lt;data name=&quot;Wtitle confirmation&quot; xml:space=&quot;preserve&quot;&gt; &lt;value&gt;Veuillez confirmer&lt;/value&gt; &lt;/data&gt;">
            <text:p><text:s text:c="2"/>&lt;data name="Wtitle confirmation" xml:space="preserve"&gt; &lt;value&gt;Veuillez confirmer&lt;/value&gt; &lt;/data&gt;</text:p>
          </table:table-cell>
          <table:table-cell table:style-name="ce9" table:formula="of:=&quot;  &lt;data name=&quot;&quot;&quot;&amp;[.$A114]&amp;&quot;&quot;&quot; xml:space=&quot;&quot;preserve&quot;&quot;&gt; &lt;value&gt;&quot;&amp;[.D114]&amp;&quot;&lt;/value&gt; &lt;/data&gt;&quot;" office:value-type="string" office:string-value="  &lt;data name=&quot;Wtitle confirmation&quot; xml:space=&quot;preserve&quot;&gt; &lt;value&gt;xxx&lt;/value&gt; &lt;/data&gt;">
            <text:p><text:s text:c="2"/>&lt;data name="Wtitle confirmation" xml:space="preserve"&gt; &lt;value&gt;xxx&lt;/value&gt; &lt;/data&gt;</text:p>
          </table:table-cell>
          <table:table-cell table:style-name="ce17" office:value-type="string">
            <text:p><text:s/></text:p>
          </table:table-cell>
          <table:table-cell table:number-columns-repeated="1016"/>
        </table:table-row>
        <table:table-row table:style-name="ro2">
          <table:table-cell office:value-type="string">
            <text:p>Metadesc default</text:p>
          </table:table-cell>
          <table:table-cell office:value-type="string">
            <text:p>Carpooling consists in sharing your car to commute between home and work with others or find a car in your area with someone driving. Going to work can be fun: Save fuel, save money and make new friends to share a happy time when commuting. This is the green way to go to work. Help saving the planet. Reduce gaz emission.</text:p>
          </table:table-cell>
          <table:table-cell office:value-type="string">
            <text:p>Le covoiturage c'est partager votre voiture pour faire les trajets réguliers maison - travail ou trouver une voiture dans votre quartier pour faire ces trajets avec quelqu'un qui conduit. Allez au travail peut devenir un plaisir: Economisez de l'essence, de l'argent et rencontrez de nouveaux amis pour partagez un moment agréable en allant au travail. C'est le nouveau moyen écologique d'aller au travail. Aidez à sauver la planète. Réduisez les émissions de gaz à effet de serre.</text:p>
          </table:table-cell>
          <table:table-cell office:value-type="string">
            <text:p>xxx</text:p>
          </table:table-cell>
          <table:table-cell table:formula="of:=&quot;  &lt;data name=&quot;&quot;&quot;&amp;[.$A115]&amp;&quot;&quot;&quot; xml:space=&quot;&quot;preserve&quot;&quot;&gt; &lt;value&gt;&quot;&amp;[.B115]&amp;&quot;&lt;/value&gt; &lt;/data&gt;&quot;" office:value-type="string" office:string-value="  &lt;data name=&quot;Metadesc default&quot; xml:space=&quot;preserve&quot;&gt; &lt;value&gt;Carpooling consists in sharing your car to commute between home and work with others or find a car in your area with someone driving. Going to work can be fun: Save fuel, save money and make new friends to share a happy time when commuting. This is the green way to go to work. Help saving the planet. Reduce gaz emission.&lt;/value&gt; &lt;/data&gt;">
            <text:p><text:s text:c="2"/>&lt;data name="Metadesc default" xml:space="preserve"&gt; &lt;value&gt;Carpooling consists in sharing your car to commute between home and work with others or find a car in your area with someone driving. Going to work can be fun: Save fuel, save money and make new friends to share a happy time when commuting. This is the green way to go to work. Help saving the planet. Reduce gaz emission.&lt;/value&gt; &lt;/data&gt;</text:p>
          </table:table-cell>
          <table:table-cell table:formula="of:=&quot;  &lt;data name=&quot;&quot;&quot;&amp;[.$A115]&amp;&quot;&quot;&quot; xml:space=&quot;&quot;preserve&quot;&quot;&gt; &lt;value&gt;&quot;&amp;[.C115]&amp;&quot;&lt;/value&gt; &lt;/data&gt;&quot;" office:value-type="string" office:string-value="  &lt;data name=&quot;Metadesc default&quot; xml:space=&quot;preserve&quot;&gt; &lt;value&gt;Le covoiturage c'est partager votre voiture pour faire les trajets réguliers maison - travail ou trouver une voiture dans votre quartier pour faire ces trajets avec quelqu'un qui conduit. Allez au travail peut devenir un plaisir: Economisez de l'essence, de l'argent et rencontrez de nouveaux amis pour partagez un moment agréable en allant au travail. C'est le nouveau moyen écologique d'aller au travail. Aidez à sauver la planète. Réduisez les émissions de gaz à effet de serre.&lt;/value&gt; &lt;/data&gt;">
            <text:p><text:s text:c="2"/>&lt;data name="Metadesc default" xml:space="preserve"&gt; &lt;value&gt;Le covoiturage c'est partager votre voiture pour faire les trajets réguliers maison - travail ou trouver une voiture dans votre quartier pour faire ces trajets avec quelqu'un qui conduit. Allez au travail peut devenir un plaisir: Economisez de l'essence, de l'argent et rencontrez de nouveaux amis pour partagez un moment agréable en allant au travail. C'est le nouveau moyen écologique d'aller au travail. Aidez à sauver la planète. Réduisez les émissions de gaz à effet de serre.&lt;/value&gt; &lt;/data&gt;</text:p>
          </table:table-cell>
          <table:table-cell table:style-name="ce9" table:formula="of:=&quot;  &lt;data name=&quot;&quot;&quot;&amp;[.$A115]&amp;&quot;&quot;&quot; xml:space=&quot;&quot;preserve&quot;&quot;&gt; &lt;value&gt;&quot;&amp;[.D115]&amp;&quot;&lt;/value&gt; &lt;/data&gt;&quot;" office:value-type="string" office:string-value="  &lt;data name=&quot;Metadesc default&quot; xml:space=&quot;preserve&quot;&gt; &lt;value&gt;xxx&lt;/value&gt; &lt;/data&gt;">
            <text:p><text:s text:c="2"/>&lt;data name="Metadesc default" xml:space="preserve"&gt; &lt;value&gt;xxx&lt;/value&gt; &lt;/data&gt;</text:p>
          </table:table-cell>
          <table:table-cell table:style-name="ce18" office:value-type="string">
            <text:p>Meta descriptions</text:p>
          </table:table-cell>
          <table:table-cell table:number-columns-repeated="1016"/>
        </table:table-row>
        <table:table-row table:style-name="ro2">
          <table:table-cell table:number-columns-repeated="6"/>
          <table:table-cell table:style-name="ce9"/>
          <table:table-cell table:style-name="ce17" office:value-type="string">
            <text:p>Keep this empty line to avoid to erase metadesc formulas</text:p>
          </table:table-cell>
          <table:table-cell table:number-columns-repeated="1016"/>
        </table:table-row>
        <table:table-row table:style-name="ro2">
          <table:table-cell office:value-type="string">
            <text:p>Metadesc compute cost</text:p>
          </table:table-cell>
          <table:table-cell office:value-type="string">
            <text:p>Evaluate the cost of your route and how to share it with users sharing your car.</text:p>
          </table:table-cell>
          <table:table-cell office:value-type="string">
            <text:p>Evaluez le co<text:span text:style-name="T5">ût de votre trajet et comment le partager avec les autres utilisateurs qui partagent votre voiture.</text:span></text:p>
          </table:table-cell>
          <table:table-cell office:value-type="string">
            <text:p>xxx</text:p>
          </table:table-cell>
          <table:table-cell table:formula="of:=&quot;  &lt;data name=&quot;&quot;&quot;&amp;[.$A117]&amp;&quot;&quot;&quot; xml:space=&quot;&quot;preserve&quot;&quot;&gt; &lt;value&gt;&quot;&amp;[.B117] &amp; &quot; &quot; &amp; [.B$115] &amp;&quot;&lt;/value&gt; &lt;/data&gt;&quot;" office:value-type="string" office:string-value="  &lt;data name=&quot;Metadesc compute cost&quot; xml:space=&quot;preserve&quot;&gt; &lt;value&gt;Evaluate the cost of your route and how to share it with users sharing your car. Carpooling consists in sharing your car to commute between home and work with others or find a car in your area with someone driving. Going to work can be fun: Save fuel, save money and make new friends to share a happy time when commuting. This is the green way to go to work. Help saving the planet. Reduce gaz emission.&lt;/value&gt; &lt;/data&gt;">
            <text:p><text:s text:c="2"/>&lt;data name="Metadesc compute cost" xml:space="preserve"&gt; &lt;value&gt;Evaluate the cost of your route and how to share it with users sharing your car. Carpooling consists in sharing your car to commute between home and work with others or find a car in your area with someone driving. Going to work can be fun: Save fuel, save money and make new friends to share a happy time when commuting. This is the green way to go to work. Help saving the planet. Reduce gaz emission.&lt;/value&gt; &lt;/data&gt;</text:p>
          </table:table-cell>
          <table:table-cell table:formula="of:=&quot;  &lt;data name=&quot;&quot;&quot;&amp;[.$A117]&amp;&quot;&quot;&quot; xml:space=&quot;&quot;preserve&quot;&quot;&gt; &lt;value&gt;&quot;&amp;[.C117] &amp; &quot; &quot; &amp; [.C$115] &amp;&quot;&lt;/value&gt; &lt;/data&gt;&quot;" office:value-type="string" office:string-value="  &lt;data name=&quot;Metadesc compute cost&quot; xml:space=&quot;preserve&quot;&gt; &lt;value&gt;Evaluez le coût de votre trajet et comment le partager avec les autres utilisateurs qui partagent votre voiture. Le covoiturage c'est partager votre voiture pour faire les trajets réguliers maison - travail ou trouver une voiture dans votre quartier pour faire ces trajets avec quelqu'un qui conduit. Allez au travail peut devenir un plaisir: Economisez de l'essence, de l'argent et rencontrez de nouveaux amis pour partagez un moment agréable en allant au travail. C'est le nouveau moyen écologique d'aller au travail. Aidez à sauver la planète. Réduisez les émissions de gaz à effet de serre.&lt;/value&gt; &lt;/data&gt;">
            <text:p><text:s text:c="2"/>&lt;data name="Metadesc compute cost" xml:space="preserve"&gt; &lt;value&gt;Evaluez le coût de votre trajet et comment le partager avec les autres utilisateurs qui partagent votre voiture. Le covoiturage c'est partager votre voiture pour faire les trajets réguliers maison - travail ou trouver une voiture dans votre quartier pour faire ces trajets avec quelqu'un qui conduit. Allez au travail peut devenir un plaisir: Economisez de l'essence, de l'argent et rencontrez de nouveaux amis pour partagez un moment agréable en allant au travail. C'est le nouveau moyen écologique d'aller au travail. Aidez à sauver la planète. Réduisez les émissions de gaz à effet de serre.&lt;/value&gt; &lt;/data&gt;</text:p>
          </table:table-cell>
          <table:table-cell table:style-name="ce9" table:formula="of:=&quot;  &lt;data name=&quot;&quot;&quot;&amp;[.$A117]&amp;&quot;&quot;&quot; xml:space=&quot;&quot;preserve&quot;&quot;&gt; &lt;value&gt;&quot;&amp;[.D117] &amp; &quot; &quot; &amp; [.D$115] &amp;&quot;&lt;/value&gt; &lt;/data&gt;&quot;" office:value-type="string" office:string-value="  &lt;data name=&quot;Metadesc compute cost&quot; xml:space=&quot;preserve&quot;&gt; &lt;value&gt;xxx xxx&lt;/value&gt; &lt;/data&gt;">
            <text:p><text:s text:c="2"/>&lt;data name="Metadesc compute cost" xml:space="preserve"&gt; &lt;value&gt;xxx xxx&lt;/value&gt; &lt;/data&gt;</text:p>
          </table:table-cell>
          <table:table-cell table:style-name="ce17" office:value-type="string">
            <text:p><text:s/></text:p>
          </table:table-cell>
          <table:table-cell table:number-columns-repeated="1016"/>
        </table:table-row>
        <table:table-row table:style-name="ro2">
          <table:table-cell office:value-type="string">
            <text:p>Metadesc home welcome</text:p>
          </table:table-cell>
          <table:table-cell table:number-columns-repeated="2" office:value-type="string">
            <text:p>Welcome to Commute the green and friendly way to commute. Find routes in your area. Get started with Commute. Joint Commute community.</text:p>
          </table:table-cell>
          <table:table-cell office:value-type="string">
            <text:p>xxx</text:p>
          </table:table-cell>
          <table:table-cell table:formula="of:=&quot;  &lt;data name=&quot;&quot;&quot;&amp;[.$A118]&amp;&quot;&quot;&quot; xml:space=&quot;&quot;preserve&quot;&quot;&gt; &lt;value&gt;&quot;&amp;[.B118] &amp; &quot; &quot; &amp; [.B$115] &amp;&quot;&lt;/value&gt; &lt;/data&gt;&quot;" office:value-type="string" office:string-value="  &lt;data name=&quot;Metadesc home welcome&quot; xml:space=&quot;preserve&quot;&gt; &lt;value&gt;Welcome to Commute the green and friendly way to commute. Find routes in your area. Get started with Commute. Joint Commute community. Carpooling consists in sharing your car to commute between home and work with others or find a car in your area with someone driving. Going to work can be fun: Save fuel, save money and make new friends to share a happy time when commuting. This is the green way to go to work. Help saving the planet. Reduce gaz emission.&lt;/value&gt; &lt;/data&gt;">
            <text:p><text:s text:c="2"/>&lt;data name="Metadesc home welcome" xml:space="preserve"&gt; &lt;value&gt;Welcome to Commute the green and friendly way to commute. Find routes in your area. Get started with Commute. Joint Commute community. Carpooling consists in sharing your car to commute between home and work with others or find a car in your area with someone driving. Going to work can be fun: Save fuel, save money and make new friends to share a happy time when commuting. This is the green way to go to work. Help saving the planet. Reduce gaz emission.&lt;/value&gt; &lt;/data&gt;</text:p>
          </table:table-cell>
          <table:table-cell table:formula="of:=&quot;  &lt;data name=&quot;&quot;&quot;&amp;[.$A118]&amp;&quot;&quot;&quot; xml:space=&quot;&quot;preserve&quot;&quot;&gt; &lt;value&gt;&quot;&amp;[.C118] &amp; &quot; &quot; &amp; [.C$115] &amp;&quot;&lt;/value&gt; &lt;/data&gt;&quot;" office:value-type="string" office:string-value="  &lt;data name=&quot;Metadesc home welcome&quot; xml:space=&quot;preserve&quot;&gt; &lt;value&gt;Welcome to Commute the green and friendly way to commute. Find routes in your area. Get started with Commute. Joint Commute community. Le covoiturage c'est partager votre voiture pour faire les trajets réguliers maison - travail ou trouver une voiture dans votre quartier pour faire ces trajets avec quelqu'un qui conduit. Allez au travail peut devenir un plaisir: Economisez de l'essence, de l'argent et rencontrez de nouveaux amis pour partagez un moment agréable en allant au travail. C'est le nouveau moyen écologique d'aller au travail. Aidez à sauver la planète. Réduisez les émissions de gaz à effet de serre.&lt;/value&gt; &lt;/data&gt;">
            <text:p><text:s text:c="2"/>&lt;data name="Metadesc home welcome" xml:space="preserve"&gt; &lt;value&gt;Welcome to Commute the green and friendly way to commute. Find routes in your area. Get started with Commute. Joint Commute community. Le covoiturage c'est partager votre voiture pour faire les trajets réguliers maison - travail ou trouver une voiture dans votre quartier pour faire ces trajets avec quelqu'un qui conduit. Allez au travail peut devenir un plaisir: Economisez de l'essence, de l'argent et rencontrez de nouveaux amis pour partagez un moment agréable en allant au travail. C'est le nouveau moyen écologique d'aller au travail. Aidez à sauver la planète. Réduisez les émissions de gaz à effet de serre.&lt;/value&gt; &lt;/data&gt;</text:p>
          </table:table-cell>
          <table:table-cell table:style-name="ce9" table:formula="of:=&quot;  &lt;data name=&quot;&quot;&quot;&amp;[.$A118]&amp;&quot;&quot;&quot; xml:space=&quot;&quot;preserve&quot;&quot;&gt; &lt;value&gt;&quot;&amp;[.D118] &amp; &quot; &quot; &amp; [.D$115] &amp;&quot;&lt;/value&gt; &lt;/data&gt;&quot;" office:value-type="string" office:string-value="  &lt;data name=&quot;Metadesc home welcome&quot; xml:space=&quot;preserve&quot;&gt; &lt;value&gt;xxx xxx&lt;/value&gt; &lt;/data&gt;">
            <text:p><text:s text:c="2"/>&lt;data name="Metadesc home welcome" xml:space="preserve"&gt; &lt;value&gt;xxx xxx&lt;/value&gt; &lt;/data&gt;</text:p>
          </table:table-cell>
          <table:table-cell table:style-name="ce17" office:value-type="string">
            <text:p><text:s/></text:p>
          </table:table-cell>
          <table:table-cell table:number-columns-repeated="1016"/>
        </table:table-row>
        <table:table-row table:style-name="ro2">
          <table:table-cell office:value-type="string">
            <text:p>Metadesc user setlocation</text:p>
          </table:table-cell>
          <table:table-cell table:number-columns-repeated="2" office:value-type="string">
            <text:p>Set default map location when creating new route. Commute is a friendly and green way to commute between home and work.</text:p>
          </table:table-cell>
          <table:table-cell office:value-type="string">
            <text:p>xxx</text:p>
          </table:table-cell>
          <table:table-cell table:formula="of:=&quot;  &lt;data name=&quot;&quot;&quot;&amp;[.$A119]&amp;&quot;&quot;&quot; xml:space=&quot;&quot;preserve&quot;&quot;&gt; &lt;value&gt;&quot;&amp;[.B119] &amp; &quot; &quot; &amp; [.B$115] &amp;&quot;&lt;/value&gt; &lt;/data&gt;&quot;" office:value-type="string" office:string-value="  &lt;data name=&quot;Metadesc user setlocation&quot; xml:space=&quot;preserve&quot;&gt; &lt;value&gt;Set default map location when creating new route. Commute is a friendly and green way to commute between home and work. Carpooling consists in sharing your car to commute between home and work with others or find a car in your area with someone driving. Going to work can be fun: Save fuel, save money and make new friends to share a happy time when commuting. This is the green way to go to work. Help saving the planet. Reduce gaz emission.&lt;/value&gt; &lt;/data&gt;">
            <text:p><text:s text:c="2"/>&lt;data name="Metadesc user setlocation" xml:space="preserve"&gt; &lt;value&gt;Set default map location when creating new route. Commute is a friendly and green way to commute between home and work. Carpooling consists in sharing your car to commute between home and work with others or find a car in your area with someone driving. Going to work can be fun: Save fuel, save money and make new friends to share a happy time when commuting. This is the green way to go to work. Help saving the planet. Reduce gaz emission.&lt;/value&gt; &lt;/data&gt;</text:p>
          </table:table-cell>
          <table:table-cell table:formula="of:=&quot;  &lt;data name=&quot;&quot;&quot;&amp;[.$A119]&amp;&quot;&quot;&quot; xml:space=&quot;&quot;preserve&quot;&quot;&gt; &lt;value&gt;&quot;&amp;[.C119] &amp; &quot; &quot; &amp; [.C$115] &amp;&quot;&lt;/value&gt; &lt;/data&gt;&quot;" office:value-type="string" office:string-value="  &lt;data name=&quot;Metadesc user setlocation&quot; xml:space=&quot;preserve&quot;&gt; &lt;value&gt;Set default map location when creating new route. Commute is a friendly and green way to commute between home and work. Le covoiturage c'est partager votre voiture pour faire les trajets réguliers maison - travail ou trouver une voiture dans votre quartier pour faire ces trajets avec quelqu'un qui conduit. Allez au travail peut devenir un plaisir: Economisez de l'essence, de l'argent et rencontrez de nouveaux amis pour partagez un moment agréable en allant au travail. C'est le nouveau moyen écologique d'aller au travail. Aidez à sauver la planète. Réduisez les émissions de gaz à effet de serre.&lt;/value&gt; &lt;/data&gt;">
            <text:p><text:s text:c="2"/>&lt;data name="Metadesc user setlocation" xml:space="preserve"&gt; &lt;value&gt;Set default map location when creating new route. Commute is a friendly and green way to commute between home and work. Le covoiturage c'est partager votre voiture pour faire les trajets réguliers maison - travail ou trouver une voiture dans votre quartier pour faire ces trajets avec quelqu'un qui conduit. Allez au travail peut devenir un plaisir: Economisez de l'essence, de l'argent et rencontrez de nouveaux amis pour partagez un moment agréable en allant au travail. C'est le nouveau moyen écologique d'aller au travail. Aidez à sauver la planète. Réduisez les émissions de gaz à effet de serre.&lt;/value&gt; &lt;/data&gt;</text:p>
          </table:table-cell>
          <table:table-cell table:style-name="ce9" table:formula="of:=&quot;  &lt;data name=&quot;&quot;&quot;&amp;[.$A119]&amp;&quot;&quot;&quot; xml:space=&quot;&quot;preserve&quot;&quot;&gt; &lt;value&gt;&quot;&amp;[.D119] &amp; &quot; &quot; &amp; [.D$115] &amp;&quot;&lt;/value&gt; &lt;/data&gt;&quot;" office:value-type="string" office:string-value="  &lt;data name=&quot;Metadesc user setlocation&quot; xml:space=&quot;preserve&quot;&gt; &lt;value&gt;xxx xxx&lt;/value&gt; &lt;/data&gt;">
            <text:p><text:s text:c="2"/>&lt;data name="Metadesc user setlocation" xml:space="preserve"&gt; &lt;value&gt;xxx xxx&lt;/value&gt; &lt;/data&gt;</text:p>
          </table:table-cell>
          <table:table-cell table:style-name="ce17" office:value-type="string">
            <text:p><text:s/></text:p>
          </table:table-cell>
          <table:table-cell table:number-columns-repeated="1016"/>
        </table:table-row>
        <table:table-row table:style-name="ro2">
          <table:table-cell office:value-type="string">
            <text:p>Metadesc route list</text:p>
          </table:table-cell>
          <table:table-cell office:value-type="string">
            <text:p>This is the list of routes you have defined. You can update the route. You can search route which are close match to your route. You can create new route.</text:p>
          </table:table-cell>
          <table:table-cell office:value-type="string">
            <text:p>Liste des trajets que vous avez defini. Vous pouvez mettre <text:span text:style-name="T4">à</text:span> jour un trajet. Vous pouvez rechercher les trajets similaire au votre. Vous pouvez cr<text:span text:style-name="T4">éer un nouveau trajet</text:span>.</text:p>
          </table:table-cell>
          <table:table-cell office:value-type="string">
            <text:p>xxx</text:p>
          </table:table-cell>
          <table:table-cell table:formula="of:=&quot;  &lt;data name=&quot;&quot;&quot;&amp;[.$A120]&amp;&quot;&quot;&quot; xml:space=&quot;&quot;preserve&quot;&quot;&gt; &lt;value&gt;&quot;&amp;[.B120] &amp; &quot; &quot; &amp; [.B$115] &amp;&quot;&lt;/value&gt; &lt;/data&gt;&quot;" office:value-type="string" office:string-value="  &lt;data name=&quot;Metadesc route list&quot; xml:space=&quot;preserve&quot;&gt; &lt;value&gt;This is the list of routes you have defined. You can update the route. You can search route which are close match to your route. You can create new route. Carpooling consists in sharing your car to commute between home and work with others or find a car in your area with someone driving. Going to work can be fun: Save fuel, save money and make new friends to share a happy time when commuting. This is the green way to go to work. Help saving the planet. Reduce gaz emission.&lt;/value&gt; &lt;/data&gt;">
            <text:p><text:s text:c="2"/>&lt;data name="Metadesc route list" xml:space="preserve"&gt; &lt;value&gt;This is the list of routes you have defined. You can update the route. You can search route which are close match to your route. You can create new route. Carpooling consists in sharing your car to commute between home and work with others or find a car in your area with someone driving. Going to work can be fun: Save fuel, save money and make new friends to share a happy time when commuting. This is the green way to go to work. Help saving the planet. Reduce gaz emission.&lt;/value&gt; &lt;/data&gt;</text:p>
          </table:table-cell>
          <table:table-cell table:formula="of:=&quot;  &lt;data name=&quot;&quot;&quot;&amp;[.$A120]&amp;&quot;&quot;&quot; xml:space=&quot;&quot;preserve&quot;&quot;&gt; &lt;value&gt;&quot;&amp;[.C120] &amp; &quot; &quot; &amp; [.C$115] &amp;&quot;&lt;/value&gt; &lt;/data&gt;&quot;" office:value-type="string" office:string-value="  &lt;data name=&quot;Metadesc route list&quot; xml:space=&quot;preserve&quot;&gt; &lt;value&gt;Liste des trajets que vous avez defini. Vous pouvez mettre à jour un trajet. Vous pouvez rechercher les trajets similaire au votre. Vous pouvez créer un nouveau trajet. Le covoiturage c'est partager votre voiture pour faire les trajets réguliers maison - travail ou trouver une voiture dans votre quartier pour faire ces trajets avec quelqu'un qui conduit. Allez au travail peut devenir un plaisir: Economisez de l'essence, de l'argent et rencontrez de nouveaux amis pour partagez un moment agréable en allant au travail. C'est le nouveau moyen écologique d'aller au travail. Aidez à sauver la planète. Réduisez les émissions de gaz à effet de serre.&lt;/value&gt; &lt;/data&gt;">
            <text:p><text:s text:c="2"/>&lt;data name="Metadesc route list" xml:space="preserve"&gt; &lt;value&gt;Liste des trajets que vous avez defini. Vous pouvez mettre à jour un trajet. Vous pouvez rechercher les trajets similaire au votre. Vous pouvez créer un nouveau trajet. Le covoiturage c'est partager votre voiture pour faire les trajets réguliers maison - travail ou trouver une voiture dans votre quartier pour faire ces trajets avec quelqu'un qui conduit. Allez au travail peut devenir un plaisir: Economisez de l'essence, de l'argent et rencontrez de nouveaux amis pour partagez un moment agréable en allant au travail. C'est le nouveau moyen écologique d'aller au travail. Aidez à sauver la planète. Réduisez les émissions de gaz à effet de serre.&lt;/value&gt; &lt;/data&gt;</text:p>
          </table:table-cell>
          <table:table-cell table:style-name="ce9" table:formula="of:=&quot;  &lt;data name=&quot;&quot;&quot;&amp;[.$A120]&amp;&quot;&quot;&quot; xml:space=&quot;&quot;preserve&quot;&quot;&gt; &lt;value&gt;&quot;&amp;[.D120] &amp; &quot; &quot; &amp; [.D$115] &amp;&quot;&lt;/value&gt; &lt;/data&gt;&quot;" office:value-type="string" office:string-value="  &lt;data name=&quot;Metadesc route list&quot; xml:space=&quot;preserve&quot;&gt; &lt;value&gt;xxx xxx&lt;/value&gt; &lt;/data&gt;">
            <text:p><text:s text:c="2"/>&lt;data name="Metadesc route list" xml:space="preserve"&gt; &lt;value&gt;xxx xxx&lt;/value&gt; &lt;/data&gt;</text:p>
          </table:table-cell>
          <table:table-cell table:style-name="ce17" office:value-type="string">
            <text:p><text:s/></text:p>
          </table:table-cell>
          <table:table-cell table:number-columns-repeated="1016"/>
        </table:table-row>
        <table:table-row table:style-name="ro2">
          <table:table-cell office:value-type="string">
            <text:p>&lt;/root&gt;</text:p>
          </table:table-cell>
          <table:table-cell table:number-columns-repeated="3"/>
          <table:table-cell table:number-columns-repeated="2" office:value-type="string">
            <text:p>&lt;/root&gt;</text:p>
          </table:table-cell>
          <table:table-cell table:style-name="ce9" office:value-type="string">
            <text:p>&lt;/root&gt;</text:p>
          </table:table-cell>
          <table:table-cell table:number-columns-repeated="1017"/>
        </table:table-row>
        <table:table-row table:style-name="ro2" table:number-rows-repeated="1047886">
          <table:table-cell table:number-columns-repeated="1024"/>
        </table:table-row>
        <table:table-row table:style-name="ro3" table:number-rows-repeated="568">
          <table:table-cell table:number-columns-repeated="1024"/>
        </table:table-row>
        <table:table-row table:style-name="ro3">
          <table:table-cell table:number-columns-repeated="1024"/>
        </table:table-row>
      </table:table>
      <table:table table:name="Cost calc" table:style-name="ta3" table:print="false">
        <office:forms form:automatic-focus="false" form:apply-design-mode="false"/>
        <table:table-column table:style-name="co16" table:default-cell-style-name="Default"/>
        <table:table-column table:style-name="co6" table:number-columns-repeated="5" table:default-cell-style-name="Default"/>
        <table:table-row table:style-name="ro1">
          <table:table-cell office:value-type="string">
            <text:p>Car fuel consumption</text:p>
          </table:table-cell>
          <table:table-cell office:value-type="float" office:value="7.3">
            <text:p>7.3</text:p>
          </table:table-cell>
          <table:table-cell office:value-type="float" office:value="100">
            <text:p>100</text:p>
          </table:table-cell>
          <table:table-cell office:value-type="string">
            <text:p>L/100 km</text:p>
          </table:table-cell>
          <table:table-cell table:number-columns-repeated="2"/>
        </table:table-row>
        <table:table-row table:style-name="ro1">
          <table:table-cell office:value-type="string">
            <text:p>Route km</text:p>
          </table:table-cell>
          <table:table-cell office:value-type="float" office:value="12">
            <text:p>12</text:p>
          </table:table-cell>
          <table:table-cell table:number-columns-repeated="4"/>
        </table:table-row>
        <table:table-row table:style-name="ro1">
          <table:table-cell office:value-type="string">
            <text:p>Fuel cost</text:p>
          </table:table-cell>
          <table:table-cell office:value-type="float" office:value="1.4">
            <text:p>1.4</text:p>
          </table:table-cell>
          <table:table-cell table:number-columns-repeated="4"/>
        </table:table-row>
        <table:table-row table:style-name="ro1">
          <table:table-cell office:value-type="string">
            <text:p>Toll</text:p>
          </table:table-cell>
          <table:table-cell office:value-type="float" office:value="10">
            <text:p>10</text:p>
          </table:table-cell>
          <table:table-cell table:number-columns-repeated="4"/>
        </table:table-row>
        <table:table-row table:style-name="ro1">
          <table:table-cell office:value-type="string">
            <text:p>Person in car</text:p>
          </table:table-cell>
          <table:table-cell office:value-type="float" office:value="2">
            <text:p>2</text:p>
          </table:table-cell>
          <table:table-cell table:number-columns-repeated="4"/>
        </table:table-row>
        <table:table-row table:style-name="ro1">
          <table:table-cell office:value-type="string">
            <text:p>CO2 emitted</text:p>
          </table:table-cell>
          <table:table-cell office:value-type="float" office:value="26">
            <text:p>26</text:p>
          </table:table-cell>
          <table:table-cell office:value-type="float" office:value="100">
            <text:p>100</text:p>
          </table:table-cell>
          <table:table-cell office:value-type="string">
            <text:p>Kg/100 km</text:p>
          </table:table-cell>
          <table:table-cell table:number-columns-repeated="2"/>
        </table:table-row>
        <table:table-row table:style-name="ro1">
          <table:table-cell table:number-columns-repeated="6"/>
        </table:table-row>
        <table:table-row table:style-name="ro1">
          <table:table-cell office:value-type="string">
            <text:p>Fuel used</text:p>
          </table:table-cell>
          <table:table-cell table:formula="of:=[.B2]*[.B1]/100" office:value-type="float" office:value="0.876">
            <text:p>0.876</text:p>
          </table:table-cell>
          <table:table-cell office:value-type="string">
            <text:p>l</text:p>
          </table:table-cell>
          <table:table-cell office:value-type="string">
            <text:p>=route length x fuel consumption / 100</text:p>
          </table:table-cell>
          <table:table-cell table:number-columns-repeated="2"/>
        </table:table-row>
        <table:table-row table:style-name="ro1">
          <table:table-cell office:value-type="string">
            <text:p>Fuel cost</text:p>
          </table:table-cell>
          <table:table-cell table:formula="of:=[.B8]*[.B3]" office:value-type="float" office:value="1.2264">
            <text:p>1.2264</text:p>
          </table:table-cell>
          <table:table-cell office:value-type="string">
            <text:p>euro</text:p>
          </table:table-cell>
          <table:table-cell office:value-type="string">
            <text:p>=fuel used x route km</text:p>
          </table:table-cell>
          <table:table-cell table:number-columns-repeated="2"/>
        </table:table-row>
        <table:table-row table:style-name="ro1">
          <table:table-cell office:value-type="string">
            <text:p>Cost / person</text:p>
          </table:table-cell>
          <table:table-cell table:formula="of:=([.B9]+[.B4])/[.B5]" office:value-type="float" office:value="5.6132">
            <text:p>5.6132</text:p>
          </table:table-cell>
          <table:table-cell/>
          <table:table-cell office:value-type="string">
            <text:p>=(fuel cost + toll) / person</text:p>
          </table:table-cell>
          <table:table-cell table:number-columns-repeated="2"/>
        </table:table-row>
        <table:table-row table:style-name="ro1">
          <table:table-cell table:number-columns-repeated="6"/>
        </table:table-row>
        <table:table-row table:style-name="ro1">
          <table:table-cell table:number-columns-repeated="2"/>
          <table:table-cell office:value-type="string">
            <text:p>Petite</text:p>
          </table:table-cell>
          <table:table-cell office:value-type="string">
            <text:p>Moyenne</text:p>
          </table:table-cell>
          <table:table-cell office:value-type="string">
            <text:p>Grosse voiture</text:p>
          </table:table-cell>
          <table:table-cell/>
        </table:table-row>
        <table:table-row table:style-name="ro1">
          <table:table-cell/>
          <table:table-cell office:value-type="float" office:value="2000">
            <text:p>2000</text:p>
          </table:table-cell>
          <table:table-cell office:value-type="float" office:value="2100">
            <text:p>2100</text:p>
          </table:table-cell>
          <table:table-cell office:value-type="float" office:value="3170">
            <text:p>3170</text:p>
          </table:table-cell>
          <table:table-cell office:value-type="float" office:value="4730">
            <text:p>4730</text:p>
          </table:table-cell>
          <table:table-cell/>
        </table:table-row>
        <table:table-row table:style-name="ro1">
          <table:table-cell/>
          <table:table-cell table:formula="of:=[.B13]/100" office:value-type="float" office:value="20">
            <text:p>20</text:p>
          </table:table-cell>
          <table:table-cell table:formula="of:=[.C13]/100" office:value-type="float" office:value="21">
            <text:p>21</text:p>
          </table:table-cell>
          <table:table-cell table:formula="of:=[.D13]/100" office:value-type="float" office:value="31.7">
            <text:p>31.7</text:p>
          </table:table-cell>
          <table:table-cell table:formula="of:=[.E13]/100" office:value-type="float" office:value="47.3">
            <text:p>47.3</text:p>
          </table:table-cell>
          <table:table-cell office:value-type="string">
            <text:p>kg CO2</text:p>
          </table:table-cell>
        </table:table-row>
        <table:table-row table:style-name="ro1" table:number-rows-repeated="2">
          <table:table-cell table:number-columns-repeated="6"/>
        </table:table-row>
        <table:table-row table:style-name="ro1">
          <table:table-cell office:value-type="string">
            <text:p>Emission CO2/person</text:p>
          </table:table-cell>
          <table:table-cell table:formula="of:=[.B2]*[.B6]/100/[.B5]" office:value-type="float" office:value="1.56">
            <text:p>1.56</text:p>
          </table:table-cell>
          <table:table-cell office:value-type="string">
            <text:p>Kg/100</text:p>
          </table:table-cell>
          <table:table-cell office:value-type="string">
            <text:p>=route length x CO2 emitted / 100 / person in car</text:p>
          </table:table-cell>
          <table:table-cell table:number-columns-repeated="2"/>
        </table:table-row>
        <table:table-row table:style-name="ro1">
          <table:table-cell office:value-type="string">
            <text:p>CO2 saved</text:p>
          </table:table-cell>
          <table:table-cell table:number-columns-repeated="5"/>
        </table:table-row>
      </table:table>
      <table:table table:name="Menu" table:style-name="ta4" table:print="false">
        <office:forms form:automatic-focus="false" form:apply-design-mode="false"/>
        <table:table-column table:style-name="co17" table:default-cell-style-name="ce5"/>
        <table:table-column table:style-name="co18" table:default-cell-style-name="ce5"/>
        <table:table-column table:style-name="co19" table:default-cell-style-name="ce5"/>
        <table:table-column table:style-name="co20" table:default-cell-style-name="ce5"/>
        <table:table-column table:style-name="co19" table:default-cell-style-name="ce5"/>
        <table:table-column table:style-name="co5" table:number-columns-repeated="251" table:default-cell-style-name="ce5"/>
        <table:table-row table:style-name="ro2">
          <table:table-cell table:style-name="ce1" office:value-type="string">
            <text:p>Key</text:p>
          </table:table-cell>
          <table:table-cell table:style-name="ce1" office:value-type="string">
            <text:p>English</text:p>
          </table:table-cell>
          <table:table-cell table:style-name="ce1" office:value-type="string">
            <text:p>Chinese</text:p>
          </table:table-cell>
          <table:table-cell table:style-name="ce25" office:value-type="string">
            <text:p>English</text:p>
          </table:table-cell>
          <table:table-cell table:style-name="ce25" office:value-type="string">
            <text:p>Chinese</text:p>
          </table:table-cell>
          <table:table-cell table:number-columns-repeated="251"/>
        </table:table-row>
        <table:table-row table:style-name="ro2">
          <table:table-cell table:number-columns-repeated="3" table:style-name="ce19" office:value-type="string">
            <text:p>Attribute</text:p>
          </table:table-cell>
          <table:table-cell table:style-name="ce19" table:formula="of:=&quot;  &lt;data name=&quot;&quot;&quot;&amp;[.A2]&amp;&quot;.title&quot;&quot; xml:space=&quot;&quot;preserve&quot;&quot;&gt; &lt;value&gt;&quot;&amp;[.B2]&amp;&quot;&lt;/value&gt; &lt;/data&gt;&quot;" office:value-type="string" office:string-value="  &lt;data name=&quot;Attribute.title&quot; xml:space=&quot;preserve&quot;&gt; &lt;value&gt;Attribute&lt;/value&gt; &lt;/data&gt;">
            <text:p><text:s text:c="2"/>&lt;data name="Attribute.title" xml:space="preserve"&gt; &lt;value&gt;Attribute&lt;/value&gt; &lt;/data&gt;</text:p>
          </table:table-cell>
          <table:table-cell table:style-name="ce19" table:formula="of:=&quot;  &lt;data name=&quot;&quot;&quot;&amp;[.A2]&amp;&quot;.title&quot;&quot; xml:space=&quot;&quot;preserve&quot;&quot;&gt; &lt;value&gt;&quot;&amp;[.C2]&amp;&quot;&lt;/value&gt; &lt;/data&gt;&quot;" office:value-type="string" office:string-value="  &lt;data name=&quot;Attribute.title&quot; xml:space=&quot;preserve&quot;&gt; &lt;value&gt;Attribute&lt;/value&gt; &lt;/data&gt;">
            <text:p><text:s text:c="2"/>&lt;data name="Attribute.title" xml:space="preserve"&gt; &lt;value&gt;Attribute&lt;/value&gt; &lt;/data&gt;</text:p>
          </table:table-cell>
          <table:table-cell table:style-name="ce6" office:value-type="string">
            <text:p><text:s/></text:p>
          </table:table-cell>
          <table:table-cell table:number-columns-repeated="250"/>
        </table:table-row>
        <table:table-row table:style-name="ro2">
          <table:table-cell table:style-name="ce20" office:value-type="string">
            <text:p>Attribute</text:p>
          </table:table-cell>
          <table:table-cell table:number-columns-repeated="2" table:style-name="ce20" office:value-type="string">
            <text:p>Manage attributes</text:p>
          </table:table-cell>
          <table:table-cell table:style-name="ce20" table:formula="of:=&quot;  &lt;data name=&quot;&quot;&quot;&amp;[.A3]&amp;&quot;.description&quot;&quot; xml:space=&quot;&quot;preserve&quot;&quot;&gt; &lt;value&gt;&quot;&amp;[.B3]&amp;&quot;&lt;/value&gt; &lt;/data&gt;&quot;" office:value-type="string" office:string-value="  &lt;data name=&quot;Attribute.description&quot; xml:space=&quot;preserve&quot;&gt; &lt;value&gt;Manage attributes&lt;/value&gt; &lt;/data&gt;">
            <text:p><text:s text:c="2"/>&lt;data name="Attribute.description" xml:space="preserve"&gt; &lt;value&gt;Manage attributes&lt;/value&gt; &lt;/data&gt;</text:p>
          </table:table-cell>
          <table:table-cell table:style-name="ce20" table:formula="of:=&quot;  &lt;data name=&quot;&quot;&quot;&amp;[.A3]&amp;&quot;.description&quot;&quot; xml:space=&quot;&quot;preserve&quot;&quot;&gt; &lt;value&gt;&quot;&amp;[.C3]&amp;&quot;&lt;/value&gt; &lt;/data&gt;&quot;" office:value-type="string" office:string-value="  &lt;data name=&quot;Attribute.description&quot; xml:space=&quot;preserve&quot;&gt; &lt;value&gt;Manage attributes&lt;/value&gt; &lt;/data&gt;">
            <text:p><text:s text:c="2"/>&lt;data name="Attribute.description" xml:space="preserve"&gt; &lt;value&gt;Manage attributes&lt;/value&gt; &lt;/data&gt;</text:p>
          </table:table-cell>
          <table:table-cell table:style-name="ce6" office:value-type="string">
            <text:p><text:s/></text:p>
          </table:table-cell>
          <table:table-cell table:number-columns-repeated="250"/>
        </table:table-row>
        <table:table-row table:style-name="ro2">
          <table:table-cell table:style-name="ce19" office:value-type="string">
            <text:p>Attribute calculated</text:p>
          </table:table-cell>
          <table:table-cell table:style-name="ce19" office:value-type="string">
            <text:p>Attribute</text:p>
          </table:table-cell>
          <table:table-cell table:style-name="ce21" office:value-type="string">
            <text:p>属性计算</text:p>
          </table:table-cell>
          <table:table-cell table:style-name="ce19" table:formula="of:=&quot;  &lt;data name=&quot;&quot;&quot;&amp;[.A4]&amp;&quot;.title&quot;&quot; xml:space=&quot;&quot;preserve&quot;&quot;&gt; &lt;value&gt;&quot;&amp;[.B4]&amp;&quot;&lt;/value&gt; &lt;/data&gt;&quot;" office:value-type="string" office:string-value="  &lt;data name=&quot;Attribute calculated.title&quot; xml:space=&quot;preserve&quot;&gt; &lt;value&gt;Attribute&lt;/value&gt; &lt;/data&gt;">
            <text:p><text:s text:c="2"/>&lt;data name="Attribute calculated.title" xml:space="preserve"&gt; &lt;value&gt;Attribute&lt;/value&gt; &lt;/data&gt;</text:p>
          </table:table-cell>
          <table:table-cell table:style-name="ce19" table:formula="of:=&quot;  &lt;data name=&quot;&quot;&quot;&amp;[.A4]&amp;&quot;.title&quot;&quot; xml:space=&quot;&quot;preserve&quot;&quot;&gt; &lt;value&gt;&quot;&amp;[.C4]&amp;&quot;&lt;/value&gt; &lt;/data&gt;&quot;" office:value-type="string" office:string-value="  &lt;data name=&quot;Attribute calculated.title&quot; xml:space=&quot;preserve&quot;&gt; &lt;value&gt;属性计算&lt;/value&gt; &lt;/data&gt;">
            <text:p><text:s text:c="2"/>&lt;data name="Attribute calculated.title" xml:space="preserve"&gt; &lt;value&gt;属性计算&lt;/value&gt; &lt;/data&gt;</text:p>
          </table:table-cell>
          <table:table-cell table:style-name="ce6" office:value-type="string">
            <text:p><text:s/></text:p>
          </table:table-cell>
          <table:table-cell table:number-columns-repeated="250"/>
        </table:table-row>
        <table:table-row table:style-name="ro2">
          <table:table-cell table:style-name="ce20" office:value-type="string">
            <text:p>Attribute calculated</text:p>
          </table:table-cell>
          <table:table-cell table:style-name="ce20" office:value-type="string">
            <text:p>Manage attributes</text:p>
          </table:table-cell>
          <table:table-cell table:style-name="ce22" office:value-type="string">
            <text:p>管理属性计算</text:p>
          </table:table-cell>
          <table:table-cell table:style-name="ce20" table:formula="of:=&quot;  &lt;data name=&quot;&quot;&quot;&amp;[.A5]&amp;&quot;.description&quot;&quot; xml:space=&quot;&quot;preserve&quot;&quot;&gt; &lt;value&gt;&quot;&amp;[.B5]&amp;&quot;&lt;/value&gt; &lt;/data&gt;&quot;" office:value-type="string" office:string-value="  &lt;data name=&quot;Attribute calculated.description&quot; xml:space=&quot;preserve&quot;&gt; &lt;value&gt;Manage attributes&lt;/value&gt; &lt;/data&gt;">
            <text:p><text:s text:c="2"/>&lt;data name="Attribute calculated.description" xml:space="preserve"&gt; &lt;value&gt;Manage attributes&lt;/value&gt; &lt;/data&gt;</text:p>
          </table:table-cell>
          <table:table-cell table:style-name="ce20" table:formula="of:=&quot;  &lt;data name=&quot;&quot;&quot;&amp;[.A5]&amp;&quot;.description&quot;&quot; xml:space=&quot;&quot;preserve&quot;&quot;&gt; &lt;value&gt;&quot;&amp;[.C5]&amp;&quot;&lt;/value&gt; &lt;/data&gt;&quot;" office:value-type="string" office:string-value="  &lt;data name=&quot;Attribute calculated.description&quot; xml:space=&quot;preserve&quot;&gt; &lt;value&gt;管理属性计算&lt;/value&gt; &lt;/data&gt;">
            <text:p><text:s text:c="2"/>&lt;data name="Attribute calculated.description" xml:space="preserve"&gt; &lt;value&gt;管理属性计算&lt;/value&gt; &lt;/data&gt;</text:p>
          </table:table-cell>
          <table:table-cell table:style-name="ce6" office:value-type="string">
            <text:p><text:s/></text:p>
          </table:table-cell>
          <table:table-cell table:number-columns-repeated="250"/>
        </table:table-row>
        <table:table-row table:style-name="ro2">
          <table:table-cell table:number-columns-repeated="3" table:style-name="ce19" office:value-type="string">
            <text:p>Attribute in template</text:p>
          </table:table-cell>
          <table:table-cell table:style-name="ce19" table:formula="of:=&quot;  &lt;data name=&quot;&quot;&quot;&amp;[.A6]&amp;&quot;.title&quot;&quot; xml:space=&quot;&quot;preserve&quot;&quot;&gt; &lt;value&gt;&quot;&amp;[.B6]&amp;&quot;&lt;/value&gt; &lt;/data&gt;&quot;" office:value-type="string" office:string-value="  &lt;data name=&quot;Attribute in template.title&quot; xml:space=&quot;preserve&quot;&gt; &lt;value&gt;Attribute in template&lt;/value&gt; &lt;/data&gt;">
            <text:p><text:s text:c="2"/>&lt;data name="Attribute in template.title" xml:space="preserve"&gt; &lt;value&gt;Attribute in template&lt;/value&gt; &lt;/data&gt;</text:p>
          </table:table-cell>
          <table:table-cell table:style-name="ce19" table:formula="of:=&quot;  &lt;data name=&quot;&quot;&quot;&amp;[.A6]&amp;&quot;.title&quot;&quot; xml:space=&quot;&quot;preserve&quot;&quot;&gt; &lt;value&gt;&quot;&amp;[.C6]&amp;&quot;&lt;/value&gt; &lt;/data&gt;&quot;" office:value-type="string" office:string-value="  &lt;data name=&quot;Attribute in template.title&quot; xml:space=&quot;preserve&quot;&gt; &lt;value&gt;Attribute in template&lt;/value&gt; &lt;/data&gt;">
            <text:p><text:s text:c="2"/>&lt;data name="Attribute in template.title" xml:space="preserve"&gt; &lt;value&gt;Attribute in template&lt;/value&gt; &lt;/data&gt;</text:p>
          </table:table-cell>
          <table:table-cell table:style-name="ce6" office:value-type="string">
            <text:p><text:s/></text:p>
          </table:table-cell>
          <table:table-cell table:number-columns-repeated="250"/>
        </table:table-row>
        <table:table-row table:style-name="ro2">
          <table:table-cell table:style-name="ce20" office:value-type="string">
            <text:p>Attribute in template</text:p>
          </table:table-cell>
          <table:table-cell table:number-columns-repeated="2" table:style-name="ce20" office:value-type="string">
            <text:p>Assign attributes to template</text:p>
          </table:table-cell>
          <table:table-cell table:style-name="ce20" table:formula="of:=&quot;  &lt;data name=&quot;&quot;&quot;&amp;[.A7]&amp;&quot;.description&quot;&quot; xml:space=&quot;&quot;preserve&quot;&quot;&gt; &lt;value&gt;&quot;&amp;[.B7]&amp;&quot;&lt;/value&gt; &lt;/data&gt;&quot;" office:value-type="string" office:string-value="  &lt;data name=&quot;Attribute in template.description&quot; xml:space=&quot;preserve&quot;&gt; &lt;value&gt;Assign attributes to template&lt;/value&gt; &lt;/data&gt;">
            <text:p><text:s text:c="2"/>&lt;data name="Attribute in template.description" xml:space="preserve"&gt; &lt;value&gt;Assign attributes to template&lt;/value&gt; &lt;/data&gt;</text:p>
          </table:table-cell>
          <table:table-cell table:style-name="ce20" table:formula="of:=&quot;  &lt;data name=&quot;&quot;&quot;&amp;[.A7]&amp;&quot;.description&quot;&quot; xml:space=&quot;&quot;preserve&quot;&quot;&gt; &lt;value&gt;&quot;&amp;[.C7]&amp;&quot;&lt;/value&gt; &lt;/data&gt;&quot;" office:value-type="string" office:string-value="  &lt;data name=&quot;Attribute in template.description&quot; xml:space=&quot;preserve&quot;&gt; &lt;value&gt;Assign attributes to template&lt;/value&gt; &lt;/data&gt;">
            <text:p><text:s text:c="2"/>&lt;data name="Attribute in template.description" xml:space="preserve"&gt; &lt;value&gt;Assign attributes to template&lt;/value&gt; &lt;/data&gt;</text:p>
          </table:table-cell>
          <table:table-cell table:style-name="ce6" office:value-type="string">
            <text:p><text:s/></text:p>
          </table:table-cell>
          <table:table-cell table:number-columns-repeated="250"/>
        </table:table-row>
        <table:table-row table:style-name="ro2">
          <table:table-cell table:number-columns-repeated="3" table:style-name="ce19" office:value-type="string">
            <text:p>Attribute LOV</text:p>
          </table:table-cell>
          <table:table-cell table:style-name="ce19" table:formula="of:=&quot;  &lt;data name=&quot;&quot;&quot;&amp;[.A8]&amp;&quot;.title&quot;&quot; xml:space=&quot;&quot;preserve&quot;&quot;&gt; &lt;value&gt;&quot;&amp;[.B8]&amp;&quot;&lt;/value&gt; &lt;/data&gt;&quot;" office:value-type="string" office:string-value="  &lt;data name=&quot;Attribute LOV.title&quot; xml:space=&quot;preserve&quot;&gt; &lt;value&gt;Attribute LOV&lt;/value&gt; &lt;/data&gt;">
            <text:p><text:s text:c="2"/>&lt;data name="Attribute LOV.title" xml:space="preserve"&gt; &lt;value&gt;Attribute LOV&lt;/value&gt; &lt;/data&gt;</text:p>
          </table:table-cell>
          <table:table-cell table:style-name="ce19" table:formula="of:=&quot;  &lt;data name=&quot;&quot;&quot;&amp;[.A8]&amp;&quot;.title&quot;&quot; xml:space=&quot;&quot;preserve&quot;&quot;&gt; &lt;value&gt;&quot;&amp;[.C8]&amp;&quot;&lt;/value&gt; &lt;/data&gt;&quot;" office:value-type="string" office:string-value="  &lt;data name=&quot;Attribute LOV.title&quot; xml:space=&quot;preserve&quot;&gt; &lt;value&gt;Attribute LOV&lt;/value&gt; &lt;/data&gt;">
            <text:p><text:s text:c="2"/>&lt;data name="Attribute LOV.title" xml:space="preserve"&gt; &lt;value&gt;Attribute LOV&lt;/value&gt; &lt;/data&gt;</text:p>
          </table:table-cell>
          <table:table-cell table:style-name="ce6" office:value-type="string">
            <text:p><text:s/></text:p>
          </table:table-cell>
          <table:table-cell table:number-columns-repeated="250"/>
        </table:table-row>
        <table:table-row table:style-name="ro2">
          <table:table-cell table:style-name="ce20" office:value-type="string">
            <text:p>Attribute LOV</text:p>
          </table:table-cell>
          <table:table-cell table:number-columns-repeated="2" table:style-name="ce20" office:value-type="string">
            <text:p>Manage LOV for attributes</text:p>
          </table:table-cell>
          <table:table-cell table:style-name="ce20" table:formula="of:=&quot;  &lt;data name=&quot;&quot;&quot;&amp;[.A9]&amp;&quot;.description&quot;&quot; xml:space=&quot;&quot;preserve&quot;&quot;&gt; &lt;value&gt;&quot;&amp;[.B9]&amp;&quot;&lt;/value&gt; &lt;/data&gt;&quot;" office:value-type="string" office:string-value="  &lt;data name=&quot;Attribute LOV.description&quot; xml:space=&quot;preserve&quot;&gt; &lt;value&gt;Manage LOV for attributes&lt;/value&gt; &lt;/data&gt;">
            <text:p><text:s text:c="2"/>&lt;data name="Attribute LOV.description" xml:space="preserve"&gt; &lt;value&gt;Manage LOV for attributes&lt;/value&gt; &lt;/data&gt;</text:p>
          </table:table-cell>
          <table:table-cell table:style-name="ce20" table:formula="of:=&quot;  &lt;data name=&quot;&quot;&quot;&amp;[.A9]&amp;&quot;.description&quot;&quot; xml:space=&quot;&quot;preserve&quot;&quot;&gt; &lt;value&gt;&quot;&amp;[.C9]&amp;&quot;&lt;/value&gt; &lt;/data&gt;&quot;" office:value-type="string" office:string-value="  &lt;data name=&quot;Attribute LOV.description&quot; xml:space=&quot;preserve&quot;&gt; &lt;value&gt;Manage LOV for attributes&lt;/value&gt; &lt;/data&gt;">
            <text:p><text:s text:c="2"/>&lt;data name="Attribute LOV.description" xml:space="preserve"&gt; &lt;value&gt;Manage LOV for attributes&lt;/value&gt; &lt;/data&gt;</text:p>
          </table:table-cell>
          <table:table-cell table:style-name="ce6" office:value-type="string">
            <text:p><text:s/></text:p>
          </table:table-cell>
          <table:table-cell table:number-columns-repeated="250"/>
        </table:table-row>
        <table:table-row table:style-name="ro2">
          <table:table-cell table:number-columns-repeated="3" table:style-name="ce19" office:value-type="string">
            <text:p>Attribute LOV value</text:p>
          </table:table-cell>
          <table:table-cell table:style-name="ce19" table:formula="of:=&quot;  &lt;data name=&quot;&quot;&quot;&amp;[.A10]&amp;&quot;.title&quot;&quot; xml:space=&quot;&quot;preserve&quot;&quot;&gt; &lt;value&gt;&quot;&amp;[.B10]&amp;&quot;&lt;/value&gt; &lt;/data&gt;&quot;" office:value-type="string" office:string-value="  &lt;data name=&quot;Attribute LOV value.title&quot; xml:space=&quot;preserve&quot;&gt; &lt;value&gt;Attribute LOV value&lt;/value&gt; &lt;/data&gt;">
            <text:p><text:s text:c="2"/>&lt;data name="Attribute LOV value.title" xml:space="preserve"&gt; &lt;value&gt;Attribute LOV value&lt;/value&gt; &lt;/data&gt;</text:p>
          </table:table-cell>
          <table:table-cell table:style-name="ce19" table:formula="of:=&quot;  &lt;data name=&quot;&quot;&quot;&amp;[.A10]&amp;&quot;.title&quot;&quot; xml:space=&quot;&quot;preserve&quot;&quot;&gt; &lt;value&gt;&quot;&amp;[.C10]&amp;&quot;&lt;/value&gt; &lt;/data&gt;&quot;" office:value-type="string" office:string-value="  &lt;data name=&quot;Attribute LOV value.title&quot; xml:space=&quot;preserve&quot;&gt; &lt;value&gt;Attribute LOV value&lt;/value&gt; &lt;/data&gt;">
            <text:p><text:s text:c="2"/>&lt;data name="Attribute LOV value.title" xml:space="preserve"&gt; &lt;value&gt;Attribute LOV value&lt;/value&gt; &lt;/data&gt;</text:p>
          </table:table-cell>
          <table:table-cell table:style-name="ce6" office:value-type="string">
            <text:p><text:s/></text:p>
          </table:table-cell>
          <table:table-cell table:number-columns-repeated="250"/>
        </table:table-row>
        <table:table-row table:style-name="ro2">
          <table:table-cell table:style-name="ce20" office:value-type="string">
            <text:p>Attribute LOV value</text:p>
          </table:table-cell>
          <table:table-cell table:number-columns-repeated="2" table:style-name="ce20" office:value-type="string">
            <text:p>Manage value for attribute LOV</text:p>
          </table:table-cell>
          <table:table-cell table:style-name="ce20" table:formula="of:=&quot;  &lt;data name=&quot;&quot;&quot;&amp;[.A11]&amp;&quot;.description&quot;&quot; xml:space=&quot;&quot;preserve&quot;&quot;&gt; &lt;value&gt;&quot;&amp;[.B11]&amp;&quot;&lt;/value&gt; &lt;/data&gt;&quot;" office:value-type="string" office:string-value="  &lt;data name=&quot;Attribute LOV value.description&quot; xml:space=&quot;preserve&quot;&gt; &lt;value&gt;Manage value for attribute LOV&lt;/value&gt; &lt;/data&gt;">
            <text:p><text:s text:c="2"/>&lt;data name="Attribute LOV value.description" xml:space="preserve"&gt; &lt;value&gt;Manage value for attribute LOV&lt;/value&gt; &lt;/data&gt;</text:p>
          </table:table-cell>
          <table:table-cell table:style-name="ce20" table:formula="of:=&quot;  &lt;data name=&quot;&quot;&quot;&amp;[.A11]&amp;&quot;.description&quot;&quot; xml:space=&quot;&quot;preserve&quot;&quot;&gt; &lt;value&gt;&quot;&amp;[.C11]&amp;&quot;&lt;/value&gt; &lt;/data&gt;&quot;" office:value-type="string" office:string-value="  &lt;data name=&quot;Attribute LOV value.description&quot; xml:space=&quot;preserve&quot;&gt; &lt;value&gt;Manage value for attribute LOV&lt;/value&gt; &lt;/data&gt;">
            <text:p><text:s text:c="2"/>&lt;data name="Attribute LOV value.description" xml:space="preserve"&gt; &lt;value&gt;Manage value for attribute LOV&lt;/value&gt; &lt;/data&gt;</text:p>
          </table:table-cell>
          <table:table-cell table:style-name="ce6" office:value-type="string">
            <text:p><text:s/></text:p>
          </table:table-cell>
          <table:table-cell table:number-columns-repeated="250"/>
        </table:table-row>
        <table:table-row table:style-name="ro2">
          <table:table-cell table:number-columns-repeated="3" table:style-name="ce19" office:value-type="string">
            <text:p>Attribute object</text:p>
          </table:table-cell>
          <table:table-cell table:style-name="ce19" table:formula="of:=&quot;  &lt;data name=&quot;&quot;&quot;&amp;[.A12]&amp;&quot;.title&quot;&quot; xml:space=&quot;&quot;preserve&quot;&quot;&gt; &lt;value&gt;&quot;&amp;[.B12]&amp;&quot;&lt;/value&gt; &lt;/data&gt;&quot;" office:value-type="string" office:string-value="  &lt;data name=&quot;Attribute object.title&quot; xml:space=&quot;preserve&quot;&gt; &lt;value&gt;Attribute object&lt;/value&gt; &lt;/data&gt;">
            <text:p><text:s text:c="2"/>&lt;data name="Attribute object.title" xml:space="preserve"&gt; &lt;value&gt;Attribute object&lt;/value&gt; &lt;/data&gt;</text:p>
          </table:table-cell>
          <table:table-cell table:style-name="ce19" table:formula="of:=&quot;  &lt;data name=&quot;&quot;&quot;&amp;[.A12]&amp;&quot;.title&quot;&quot; xml:space=&quot;&quot;preserve&quot;&quot;&gt; &lt;value&gt;&quot;&amp;[.C12]&amp;&quot;&lt;/value&gt; &lt;/data&gt;&quot;" office:value-type="string" office:string-value="  &lt;data name=&quot;Attribute object.title&quot; xml:space=&quot;preserve&quot;&gt; &lt;value&gt;Attribute object&lt;/value&gt; &lt;/data&gt;">
            <text:p><text:s text:c="2"/>&lt;data name="Attribute object.title" xml:space="preserve"&gt; &lt;value&gt;Attribute object&lt;/value&gt; &lt;/data&gt;</text:p>
          </table:table-cell>
          <table:table-cell table:style-name="ce6" office:value-type="string">
            <text:p><text:s/></text:p>
          </table:table-cell>
          <table:table-cell table:number-columns-repeated="250"/>
        </table:table-row>
        <table:table-row table:style-name="ro2">
          <table:table-cell table:style-name="ce20" office:value-type="string">
            <text:p>Attribute object</text:p>
          </table:table-cell>
          <table:table-cell table:number-columns-repeated="2" table:style-name="ce20" office:value-type="string">
            <text:p>Manage attribute value for various object</text:p>
          </table:table-cell>
          <table:table-cell table:style-name="ce20" table:formula="of:=&quot;  &lt;data name=&quot;&quot;&quot;&amp;[.A13]&amp;&quot;.description&quot;&quot; xml:space=&quot;&quot;preserve&quot;&quot;&gt; &lt;value&gt;&quot;&amp;[.B13]&amp;&quot;&lt;/value&gt; &lt;/data&gt;&quot;" office:value-type="string" office:string-value="  &lt;data name=&quot;Attribute object.description&quot; xml:space=&quot;preserve&quot;&gt; &lt;value&gt;Manage attribute value for various object&lt;/value&gt; &lt;/data&gt;">
            <text:p><text:s text:c="2"/>&lt;data name="Attribute object.description" xml:space="preserve"&gt; &lt;value&gt;Manage attribute value for various object&lt;/value&gt; &lt;/data&gt;</text:p>
          </table:table-cell>
          <table:table-cell table:style-name="ce20" table:formula="of:=&quot;  &lt;data name=&quot;&quot;&quot;&amp;[.A13]&amp;&quot;.description&quot;&quot; xml:space=&quot;&quot;preserve&quot;&quot;&gt; &lt;value&gt;&quot;&amp;[.C13]&amp;&quot;&lt;/value&gt; &lt;/data&gt;&quot;" office:value-type="string" office:string-value="  &lt;data name=&quot;Attribute object.description&quot; xml:space=&quot;preserve&quot;&gt; &lt;value&gt;Manage attribute value for various object&lt;/value&gt; &lt;/data&gt;">
            <text:p><text:s text:c="2"/>&lt;data name="Attribute object.description" xml:space="preserve"&gt; &lt;value&gt;Manage attribute value for various object&lt;/value&gt; &lt;/data&gt;</text:p>
          </table:table-cell>
          <table:table-cell table:style-name="ce6" office:value-type="string">
            <text:p><text:s/></text:p>
          </table:table-cell>
          <table:table-cell table:number-columns-repeated="250"/>
        </table:table-row>
        <table:table-row table:style-name="ro2">
          <table:table-cell table:style-name="ce19" office:value-type="string">
            <text:p>Attribute template</text:p>
          </table:table-cell>
          <table:table-cell table:style-name="ce19" office:value-type="string">
            <text:p>Template</text:p>
          </table:table-cell>
          <table:table-cell table:style-name="ce19" office:value-type="string">
            <text:p>Attribute template</text:p>
          </table:table-cell>
          <table:table-cell table:style-name="ce19" table:formula="of:=&quot;  &lt;data name=&quot;&quot;&quot;&amp;[.A14]&amp;&quot;.title&quot;&quot; xml:space=&quot;&quot;preserve&quot;&quot;&gt; &lt;value&gt;&quot;&amp;[.B14]&amp;&quot;&lt;/value&gt; &lt;/data&gt;&quot;" office:value-type="string" office:string-value="  &lt;data name=&quot;Attribute template.title&quot; xml:space=&quot;preserve&quot;&gt; &lt;value&gt;Template&lt;/value&gt; &lt;/data&gt;">
            <text:p><text:s text:c="2"/>&lt;data name="Attribute template.title" xml:space="preserve"&gt; &lt;value&gt;Template&lt;/value&gt; &lt;/data&gt;</text:p>
          </table:table-cell>
          <table:table-cell table:style-name="ce19" table:formula="of:=&quot;  &lt;data name=&quot;&quot;&quot;&amp;[.A14]&amp;&quot;.title&quot;&quot; xml:space=&quot;&quot;preserve&quot;&quot;&gt; &lt;value&gt;&quot;&amp;[.C14]&amp;&quot;&lt;/value&gt; &lt;/data&gt;&quot;" office:value-type="string" office:string-value="  &lt;data name=&quot;Attribute template.title&quot; xml:space=&quot;preserve&quot;&gt; &lt;value&gt;Attribute template&lt;/value&gt; &lt;/data&gt;">
            <text:p><text:s text:c="2"/>&lt;data name="Attribute template.title" xml:space="preserve"&gt; &lt;value&gt;Attribute template&lt;/value&gt; &lt;/data&gt;</text:p>
          </table:table-cell>
          <table:table-cell table:style-name="ce6" office:value-type="string">
            <text:p><text:s/></text:p>
          </table:table-cell>
          <table:table-cell table:number-columns-repeated="250"/>
        </table:table-row>
        <table:table-row table:style-name="ro2">
          <table:table-cell table:style-name="ce20" office:value-type="string">
            <text:p>Attribute template</text:p>
          </table:table-cell>
          <table:table-cell table:number-columns-repeated="2" table:style-name="ce20" office:value-type="string">
            <text:p>Manage template for attributes</text:p>
          </table:table-cell>
          <table:table-cell table:style-name="ce20" table:formula="of:=&quot;  &lt;data name=&quot;&quot;&quot;&amp;[.A15]&amp;&quot;.description&quot;&quot; xml:space=&quot;&quot;preserve&quot;&quot;&gt; &lt;value&gt;&quot;&amp;[.B15]&amp;&quot;&lt;/value&gt; &lt;/data&gt;&quot;" office:value-type="string" office:string-value="  &lt;data name=&quot;Attribute template.description&quot; xml:space=&quot;preserve&quot;&gt; &lt;value&gt;Manage template for attributes&lt;/value&gt; &lt;/data&gt;">
            <text:p><text:s text:c="2"/>&lt;data name="Attribute template.description" xml:space="preserve"&gt; &lt;value&gt;Manage template for attributes&lt;/value&gt; &lt;/data&gt;</text:p>
          </table:table-cell>
          <table:table-cell table:style-name="ce20" table:formula="of:=&quot;  &lt;data name=&quot;&quot;&quot;&amp;[.A15]&amp;&quot;.description&quot;&quot; xml:space=&quot;&quot;preserve&quot;&quot;&gt; &lt;value&gt;&quot;&amp;[.C15]&amp;&quot;&lt;/value&gt; &lt;/data&gt;&quot;" office:value-type="string" office:string-value="  &lt;data name=&quot;Attribute template.description&quot; xml:space=&quot;preserve&quot;&gt; &lt;value&gt;Manage template for attributes&lt;/value&gt; &lt;/data&gt;">
            <text:p><text:s text:c="2"/>&lt;data name="Attribute template.description" xml:space="preserve"&gt; &lt;value&gt;Manage template for attributes&lt;/value&gt; &lt;/data&gt;</text:p>
          </table:table-cell>
          <table:table-cell table:style-name="ce6" office:value-type="string">
            <text:p><text:s/></text:p>
          </table:table-cell>
          <table:table-cell table:number-columns-repeated="250"/>
        </table:table-row>
        <table:table-row table:style-name="ro2">
          <table:table-cell table:style-name="ce19" office:value-type="string">
            <text:p>Attribute template object</text:p>
          </table:table-cell>
          <table:table-cell table:number-columns-repeated="2" table:style-name="ce19" office:value-type="string">
            <text:p>Template object</text:p>
          </table:table-cell>
          <table:table-cell table:style-name="ce19" table:formula="of:=&quot;  &lt;data name=&quot;&quot;&quot;&amp;[.A16]&amp;&quot;.title&quot;&quot; xml:space=&quot;&quot;preserve&quot;&quot;&gt; &lt;value&gt;&quot;&amp;[.B16]&amp;&quot;&lt;/value&gt; &lt;/data&gt;&quot;" office:value-type="string" office:string-value="  &lt;data name=&quot;Attribute template object.title&quot; xml:space=&quot;preserve&quot;&gt; &lt;value&gt;Template object&lt;/value&gt; &lt;/data&gt;">
            <text:p><text:s text:c="2"/>&lt;data name="Attribute template object.title" xml:space="preserve"&gt; &lt;value&gt;Template object&lt;/value&gt; &lt;/data&gt;</text:p>
          </table:table-cell>
          <table:table-cell table:style-name="ce19" table:formula="of:=&quot;  &lt;data name=&quot;&quot;&quot;&amp;[.A16]&amp;&quot;.title&quot;&quot; xml:space=&quot;&quot;preserve&quot;&quot;&gt; &lt;value&gt;&quot;&amp;[.C16]&amp;&quot;&lt;/value&gt; &lt;/data&gt;&quot;" office:value-type="string" office:string-value="  &lt;data name=&quot;Attribute template object.title&quot; xml:space=&quot;preserve&quot;&gt; &lt;value&gt;Template object&lt;/value&gt; &lt;/data&gt;">
            <text:p><text:s text:c="2"/>&lt;data name="Attribute template object.title" xml:space="preserve"&gt; &lt;value&gt;Template object&lt;/value&gt; &lt;/data&gt;</text:p>
          </table:table-cell>
          <table:table-cell table:style-name="ce6" office:value-type="string">
            <text:p><text:s/></text:p>
          </table:table-cell>
          <table:table-cell table:number-columns-repeated="250"/>
        </table:table-row>
        <table:table-row table:style-name="ro2">
          <table:table-cell table:style-name="ce20" office:value-type="string">
            <text:p>Attribute template object</text:p>
          </table:table-cell>
          <table:table-cell table:number-columns-repeated="2" table:style-name="ce20" office:value-type="string">
            <text:p>Assign template to objects</text:p>
          </table:table-cell>
          <table:table-cell table:style-name="ce20" table:formula="of:=&quot;  &lt;data name=&quot;&quot;&quot;&amp;[.A17]&amp;&quot;.description&quot;&quot; xml:space=&quot;&quot;preserve&quot;&quot;&gt; &lt;value&gt;&quot;&amp;[.B17]&amp;&quot;&lt;/value&gt; &lt;/data&gt;&quot;" office:value-type="string" office:string-value="  &lt;data name=&quot;Attribute template object.description&quot; xml:space=&quot;preserve&quot;&gt; &lt;value&gt;Assign template to objects&lt;/value&gt; &lt;/data&gt;">
            <text:p><text:s text:c="2"/>&lt;data name="Attribute template object.description" xml:space="preserve"&gt; &lt;value&gt;Assign template to objects&lt;/value&gt; &lt;/data&gt;</text:p>
          </table:table-cell>
          <table:table-cell table:style-name="ce20" table:formula="of:=&quot;  &lt;data name=&quot;&quot;&quot;&amp;[.A17]&amp;&quot;.description&quot;&quot; xml:space=&quot;&quot;preserve&quot;&quot;&gt; &lt;value&gt;&quot;&amp;[.C17]&amp;&quot;&lt;/value&gt; &lt;/data&gt;&quot;" office:value-type="string" office:string-value="  &lt;data name=&quot;Attribute template object.description&quot; xml:space=&quot;preserve&quot;&gt; &lt;value&gt;Assign template to objects&lt;/value&gt; &lt;/data&gt;">
            <text:p><text:s text:c="2"/>&lt;data name="Attribute template object.description" xml:space="preserve"&gt; &lt;value&gt;Assign template to objects&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Administration</text:p>
          </table:table-cell>
          <table:table-cell table:style-name="ce21" office:value-type="string">
            <text:p>管理</text:p>
          </table:table-cell>
          <table:table-cell table:style-name="ce19" table:formula="of:=&quot;  &lt;data name=&quot;&quot;&quot;&amp;[.A18]&amp;&quot;.title&quot;&quot; xml:space=&quot;&quot;preserve&quot;&quot;&gt; &lt;value&gt;&quot;&amp;[.B18]&amp;&quot;&lt;/value&gt; &lt;/data&gt;&quot;" office:value-type="string" office:string-value="  &lt;data name=&quot;Administration.title&quot; xml:space=&quot;preserve&quot;&gt; &lt;value&gt;Administration&lt;/value&gt; &lt;/data&gt;">
            <text:p><text:s text:c="2"/>&lt;data name="Administration.title" xml:space="preserve"&gt; &lt;value&gt;Administration&lt;/value&gt; &lt;/data&gt;</text:p>
          </table:table-cell>
          <table:table-cell table:style-name="ce19" table:formula="of:=&quot;  &lt;data name=&quot;&quot;&quot;&amp;[.A18]&amp;&quot;.title&quot;&quot; xml:space=&quot;&quot;preserve&quot;&quot;&gt; &lt;value&gt;&quot;&amp;[.C18]&amp;&quot;&lt;/value&gt; &lt;/data&gt;&quot;" office:value-type="string" office:string-value="  &lt;data name=&quot;Administration.title&quot; xml:space=&quot;preserve&quot;&gt; &lt;value&gt;管理&lt;/value&gt; &lt;/data&gt;">
            <text:p><text:s text:c="2"/>&lt;data name="Administration.title" xml:space="preserve"&gt; &lt;value&gt;管理&lt;/value&gt; &lt;/data&gt;</text:p>
          </table:table-cell>
          <table:table-cell table:style-name="ce6" office:value-type="string">
            <text:p><text:s/></text:p>
          </table:table-cell>
          <table:table-cell table:number-columns-repeated="250"/>
        </table:table-row>
        <table:table-row table:style-name="ro2">
          <table:table-cell table:style-name="ce20" office:value-type="string">
            <text:p>Administration</text:p>
          </table:table-cell>
          <table:table-cell table:style-name="ce20" office:value-type="string">
            <text:p>Administration for decoraing company</text:p>
          </table:table-cell>
          <table:table-cell table:style-name="ce22" office:value-type="string">
            <text:p>管理装潢中心</text:p>
          </table:table-cell>
          <table:table-cell table:style-name="ce20" table:formula="of:=&quot;  &lt;data name=&quot;&quot;&quot;&amp;[.A19]&amp;&quot;.description&quot;&quot; xml:space=&quot;&quot;preserve&quot;&quot;&gt; &lt;value&gt;&quot;&amp;[.B19]&amp;&quot;&lt;/value&gt; &lt;/data&gt;&quot;" office:value-type="string" office:string-value="  &lt;data name=&quot;Administration.description&quot; xml:space=&quot;preserve&quot;&gt; &lt;value&gt;Administration for decoraing company&lt;/value&gt; &lt;/data&gt;">
            <text:p><text:s text:c="2"/>&lt;data name="Administration.description" xml:space="preserve"&gt; &lt;value&gt;Administration for decoraing company&lt;/value&gt; &lt;/data&gt;</text:p>
          </table:table-cell>
          <table:table-cell table:style-name="ce20" table:formula="of:=&quot;  &lt;data name=&quot;&quot;&quot;&amp;[.A19]&amp;&quot;.description&quot;&quot; xml:space=&quot;&quot;preserve&quot;&quot;&gt; &lt;value&gt;&quot;&amp;[.C19]&amp;&quot;&lt;/value&gt; &lt;/data&gt;&quot;" office:value-type="string" office:string-value="  &lt;data name=&quot;Administration.description&quot; xml:space=&quot;preserve&quot;&gt; &lt;value&gt;管理装潢中心&lt;/value&gt; &lt;/data&gt;">
            <text:p><text:s text:c="2"/>&lt;data name="Administration.description" xml:space="preserve"&gt; &lt;value&gt;管理装潢中心&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Audit</text:p>
          </table:table-cell>
          <table:table-cell table:style-name="ce21" office:value-type="string">
            <text:p>审计</text:p>
          </table:table-cell>
          <table:table-cell table:style-name="ce19" table:formula="of:=&quot;  &lt;data name=&quot;&quot;&quot;&amp;[.A20]&amp;&quot;.title&quot;&quot; xml:space=&quot;&quot;preserve&quot;&quot;&gt; &lt;value&gt;&quot;&amp;[.B20]&amp;&quot;&lt;/value&gt; &lt;/data&gt;&quot;" office:value-type="string" office:string-value="  &lt;data name=&quot;Audit.title&quot; xml:space=&quot;preserve&quot;&gt; &lt;value&gt;Audit&lt;/value&gt; &lt;/data&gt;">
            <text:p><text:s text:c="2"/>&lt;data name="Audit.title" xml:space="preserve"&gt; &lt;value&gt;Audit&lt;/value&gt; &lt;/data&gt;</text:p>
          </table:table-cell>
          <table:table-cell table:style-name="ce19" table:formula="of:=&quot;  &lt;data name=&quot;&quot;&quot;&amp;[.A20]&amp;&quot;.title&quot;&quot; xml:space=&quot;&quot;preserve&quot;&quot;&gt; &lt;value&gt;&quot;&amp;[.C20]&amp;&quot;&lt;/value&gt; &lt;/data&gt;&quot;" office:value-type="string" office:string-value="  &lt;data name=&quot;Audit.title&quot; xml:space=&quot;preserve&quot;&gt; &lt;value&gt;审计&lt;/value&gt; &lt;/data&gt;">
            <text:p><text:s text:c="2"/>&lt;data name="Audit.title" xml:space="preserve"&gt; &lt;value&gt;审计&lt;/value&gt; &lt;/data&gt;</text:p>
          </table:table-cell>
          <table:table-cell table:style-name="ce6" office:value-type="string">
            <text:p><text:s/></text:p>
          </table:table-cell>
          <table:table-cell table:number-columns-repeated="250"/>
        </table:table-row>
        <table:table-row table:style-name="ro2">
          <table:table-cell table:number-columns-repeated="3" table:style-name="ce20" office:value-type="string">
            <text:p>Audit</text:p>
          </table:table-cell>
          <table:table-cell table:style-name="ce20" table:formula="of:=&quot;  &lt;data name=&quot;&quot;&quot;&amp;[.A21]&amp;&quot;.description&quot;&quot; xml:space=&quot;&quot;preserve&quot;&quot;&gt; &lt;value&gt;&quot;&amp;[.B21]&amp;&quot;&lt;/value&gt; &lt;/data&gt;&quot;" office:value-type="string" office:string-value="  &lt;data name=&quot;Audit.description&quot; xml:space=&quot;preserve&quot;&gt; &lt;value&gt;Audit&lt;/value&gt; &lt;/data&gt;">
            <text:p><text:s text:c="2"/>&lt;data name="Audit.description" xml:space="preserve"&gt; &lt;value&gt;Audit&lt;/value&gt; &lt;/data&gt;</text:p>
          </table:table-cell>
          <table:table-cell table:style-name="ce20" table:formula="of:=&quot;  &lt;data name=&quot;&quot;&quot;&amp;[.A21]&amp;&quot;.description&quot;&quot; xml:space=&quot;&quot;preserve&quot;&quot;&gt; &lt;value&gt;&quot;&amp;[.C21]&amp;&quot;&lt;/value&gt; &lt;/data&gt;&quot;" office:value-type="string" office:string-value="  &lt;data name=&quot;Audit.description&quot; xml:space=&quot;preserve&quot;&gt; &lt;value&gt;Audit&lt;/value&gt; &lt;/data&gt;">
            <text:p><text:s text:c="2"/>&lt;data name="Audit.description" xml:space="preserve"&gt; &lt;value&gt;Audit&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Audit review</text:p>
          </table:table-cell>
          <table:table-cell table:style-name="ce21" office:value-type="string">
            <text:p>审计报表</text:p>
          </table:table-cell>
          <table:table-cell table:style-name="ce19" table:formula="of:=&quot;  &lt;data name=&quot;&quot;&quot;&amp;[.A22]&amp;&quot;.title&quot;&quot; xml:space=&quot;&quot;preserve&quot;&quot;&gt; &lt;value&gt;&quot;&amp;[.B22]&amp;&quot;&lt;/value&gt; &lt;/data&gt;&quot;" office:value-type="string" office:string-value="  &lt;data name=&quot;Audit review.title&quot; xml:space=&quot;preserve&quot;&gt; &lt;value&gt;Audit review&lt;/value&gt; &lt;/data&gt;">
            <text:p><text:s text:c="2"/>&lt;data name="Audit review.title" xml:space="preserve"&gt; &lt;value&gt;Audit review&lt;/value&gt; &lt;/data&gt;</text:p>
          </table:table-cell>
          <table:table-cell table:style-name="ce19" table:formula="of:=&quot;  &lt;data name=&quot;&quot;&quot;&amp;[.A22]&amp;&quot;.title&quot;&quot; xml:space=&quot;&quot;preserve&quot;&quot;&gt; &lt;value&gt;&quot;&amp;[.C22]&amp;&quot;&lt;/value&gt; &lt;/data&gt;&quot;" office:value-type="string" office:string-value="  &lt;data name=&quot;Audit review.title&quot; xml:space=&quot;preserve&quot;&gt; &lt;value&gt;审计报表&lt;/value&gt; &lt;/data&gt;">
            <text:p><text:s text:c="2"/>&lt;data name="Audit review.title" xml:space="preserve"&gt; &lt;value&gt;审计报表&lt;/value&gt; &lt;/data&gt;</text:p>
          </table:table-cell>
          <table:table-cell table:style-name="ce6" office:value-type="string">
            <text:p><text:s/></text:p>
          </table:table-cell>
          <table:table-cell table:number-columns-repeated="250"/>
        </table:table-row>
        <table:table-row table:style-name="ro2">
          <table:table-cell table:style-name="ce20" office:value-type="string">
            <text:p>Audit review</text:p>
          </table:table-cell>
          <table:table-cell table:style-name="ce20" office:value-type="string">
            <text:p>Audit result</text:p>
          </table:table-cell>
          <table:table-cell table:style-name="ce20" office:value-type="string">
            <text:p>Audit</text:p>
          </table:table-cell>
          <table:table-cell table:style-name="ce20" table:formula="of:=&quot;  &lt;data name=&quot;&quot;&quot;&amp;[.A23]&amp;&quot;.description&quot;&quot; xml:space=&quot;&quot;preserve&quot;&quot;&gt; &lt;value&gt;&quot;&amp;[.B23]&amp;&quot;&lt;/value&gt; &lt;/data&gt;&quot;" office:value-type="string" office:string-value="  &lt;data name=&quot;Audit review.description&quot; xml:space=&quot;preserve&quot;&gt; &lt;value&gt;Audit result&lt;/value&gt; &lt;/data&gt;">
            <text:p><text:s text:c="2"/>&lt;data name="Audit review.description" xml:space="preserve"&gt; &lt;value&gt;Audit result&lt;/value&gt; &lt;/data&gt;</text:p>
          </table:table-cell>
          <table:table-cell table:style-name="ce20" table:formula="of:=&quot;  &lt;data name=&quot;&quot;&quot;&amp;[.A23]&amp;&quot;.description&quot;&quot; xml:space=&quot;&quot;preserve&quot;&quot;&gt; &lt;value&gt;&quot;&amp;[.C23]&amp;&quot;&lt;/value&gt; &lt;/data&gt;&quot;" office:value-type="string" office:string-value="  &lt;data name=&quot;Audit review.description&quot; xml:space=&quot;preserve&quot;&gt; &lt;value&gt;Audit&lt;/value&gt; &lt;/data&gt;">
            <text:p><text:s text:c="2"/>&lt;data name="Audit review.description" xml:space="preserve"&gt; &lt;value&gt;Audit&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Bin transfer</text:p>
          </table:table-cell>
          <table:table-cell table:style-name="ce21" office:value-type="string">
            <text:p>位置调整</text:p>
          </table:table-cell>
          <table:table-cell table:style-name="ce19" table:formula="of:=&quot;  &lt;data name=&quot;&quot;&quot;&amp;[.A24]&amp;&quot;.title&quot;&quot; xml:space=&quot;&quot;preserve&quot;&quot;&gt; &lt;value&gt;&quot;&amp;[.B24]&amp;&quot;&lt;/value&gt; &lt;/data&gt;&quot;" office:value-type="string" office:string-value="  &lt;data name=&quot;Bin transfer.title&quot; xml:space=&quot;preserve&quot;&gt; &lt;value&gt;Bin transfer&lt;/value&gt; &lt;/data&gt;">
            <text:p><text:s text:c="2"/>&lt;data name="Bin transfer.title" xml:space="preserve"&gt; &lt;value&gt;Bin transfer&lt;/value&gt; &lt;/data&gt;</text:p>
          </table:table-cell>
          <table:table-cell table:style-name="ce19" table:formula="of:=&quot;  &lt;data name=&quot;&quot;&quot;&amp;[.A24]&amp;&quot;.title&quot;&quot; xml:space=&quot;&quot;preserve&quot;&quot;&gt; &lt;value&gt;&quot;&amp;[.C24]&amp;&quot;&lt;/value&gt; &lt;/data&gt;&quot;" office:value-type="string" office:string-value="  &lt;data name=&quot;Bin transfer.title&quot; xml:space=&quot;preserve&quot;&gt; &lt;value&gt;位置调整&lt;/value&gt; &lt;/data&gt;">
            <text:p><text:s text:c="2"/>&lt;data name="Bin transfer.title" xml:space="preserve"&gt; &lt;value&gt;位置调整&lt;/value&gt; &lt;/data&gt;</text:p>
          </table:table-cell>
          <table:table-cell table:style-name="ce6" office:value-type="string">
            <text:p><text:s/></text:p>
          </table:table-cell>
          <table:table-cell table:number-columns-repeated="250"/>
        </table:table-row>
        <table:table-row table:style-name="ro2">
          <table:table-cell table:number-columns-repeated="2" table:style-name="ce20" office:value-type="string">
            <text:p>Bin transfer</text:p>
          </table:table-cell>
          <table:table-cell table:style-name="ce22" office:value-type="string">
            <text:p>位置调整</text:p>
          </table:table-cell>
          <table:table-cell table:style-name="ce20" table:formula="of:=&quot;  &lt;data name=&quot;&quot;&quot;&amp;[.A25]&amp;&quot;.description&quot;&quot; xml:space=&quot;&quot;preserve&quot;&quot;&gt; &lt;value&gt;&quot;&amp;[.B25]&amp;&quot;&lt;/value&gt; &lt;/data&gt;&quot;" office:value-type="string" office:string-value="  &lt;data name=&quot;Bin transfer.description&quot; xml:space=&quot;preserve&quot;&gt; &lt;value&gt;Bin transfer&lt;/value&gt; &lt;/data&gt;">
            <text:p><text:s text:c="2"/>&lt;data name="Bin transfer.description" xml:space="preserve"&gt; &lt;value&gt;Bin transfer&lt;/value&gt; &lt;/data&gt;</text:p>
          </table:table-cell>
          <table:table-cell table:style-name="ce20" table:formula="of:=&quot;  &lt;data name=&quot;&quot;&quot;&amp;[.A25]&amp;&quot;.description&quot;&quot; xml:space=&quot;&quot;preserve&quot;&quot;&gt; &lt;value&gt;&quot;&amp;[.C25]&amp;&quot;&lt;/value&gt; &lt;/data&gt;&quot;" office:value-type="string" office:string-value="  &lt;data name=&quot;Bin transfer.description&quot; xml:space=&quot;preserve&quot;&gt; &lt;value&gt;位置调整&lt;/value&gt; &lt;/data&gt;">
            <text:p><text:s text:c="2"/>&lt;data name="Bin transfer.description" xml:space="preserve"&gt; &lt;value&gt;位置调整&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Budget</text:p>
          </table:table-cell>
          <table:table-cell table:style-name="ce21" office:value-type="string">
            <text:p>预算</text:p>
          </table:table-cell>
          <table:table-cell table:style-name="ce19" table:formula="of:=&quot;  &lt;data name=&quot;&quot;&quot;&amp;[.A26]&amp;&quot;.title&quot;&quot; xml:space=&quot;&quot;preserve&quot;&quot;&gt; &lt;value&gt;&quot;&amp;[.B26]&amp;&quot;&lt;/value&gt; &lt;/data&gt;&quot;" office:value-type="string" office:string-value="  &lt;data name=&quot;Budget.title&quot; xml:space=&quot;preserve&quot;&gt; &lt;value&gt;Budget&lt;/value&gt; &lt;/data&gt;">
            <text:p><text:s text:c="2"/>&lt;data name="Budget.title" xml:space="preserve"&gt; &lt;value&gt;Budget&lt;/value&gt; &lt;/data&gt;</text:p>
          </table:table-cell>
          <table:table-cell table:style-name="ce19" table:formula="of:=&quot;  &lt;data name=&quot;&quot;&quot;&amp;[.A26]&amp;&quot;.title&quot;&quot; xml:space=&quot;&quot;preserve&quot;&quot;&gt; &lt;value&gt;&quot;&amp;[.C26]&amp;&quot;&lt;/value&gt; &lt;/data&gt;&quot;" office:value-type="string" office:string-value="  &lt;data name=&quot;Budget.title&quot; xml:space=&quot;preserve&quot;&gt; &lt;value&gt;预算&lt;/value&gt; &lt;/data&gt;">
            <text:p><text:s text:c="2"/>&lt;data name="Budget.title" xml:space="preserve"&gt; &lt;value&gt;预算&lt;/value&gt; &lt;/data&gt;</text:p>
          </table:table-cell>
          <table:table-cell table:style-name="ce6" office:value-type="string">
            <text:p><text:s/></text:p>
          </table:table-cell>
          <table:table-cell table:number-columns-repeated="250"/>
        </table:table-row>
        <table:table-row table:style-name="ro2">
          <table:table-cell table:number-columns-repeated="2" table:style-name="ce20" office:value-type="string">
            <text:p>Budget</text:p>
          </table:table-cell>
          <table:table-cell table:style-name="ce22" office:value-type="string">
            <text:p>预算</text:p>
          </table:table-cell>
          <table:table-cell table:style-name="ce20" table:formula="of:=&quot;  &lt;data name=&quot;&quot;&quot;&amp;[.A27]&amp;&quot;.description&quot;&quot; xml:space=&quot;&quot;preserve&quot;&quot;&gt; &lt;value&gt;&quot;&amp;[.B27]&amp;&quot;&lt;/value&gt; &lt;/data&gt;&quot;" office:value-type="string" office:string-value="  &lt;data name=&quot;Budget.description&quot; xml:space=&quot;preserve&quot;&gt; &lt;value&gt;Budget&lt;/value&gt; &lt;/data&gt;">
            <text:p><text:s text:c="2"/>&lt;data name="Budget.description" xml:space="preserve"&gt; &lt;value&gt;Budget&lt;/value&gt; &lt;/data&gt;</text:p>
          </table:table-cell>
          <table:table-cell table:style-name="ce20" table:formula="of:=&quot;  &lt;data name=&quot;&quot;&quot;&amp;[.A27]&amp;&quot;.description&quot;&quot; xml:space=&quot;&quot;preserve&quot;&quot;&gt; &lt;value&gt;&quot;&amp;[.C27]&amp;&quot;&lt;/value&gt; &lt;/data&gt;&quot;" office:value-type="string" office:string-value="  &lt;data name=&quot;Budget.description&quot; xml:space=&quot;preserve&quot;&gt; &lt;value&gt;预算&lt;/value&gt; &lt;/data&gt;">
            <text:p><text:s text:c="2"/>&lt;data name="Budget.description" xml:space="preserve"&gt; &lt;value&gt;预算&lt;/value&gt; &lt;/data&gt;</text:p>
          </table:table-cell>
          <table:table-cell table:style-name="ce6" office:value-type="string">
            <text:p><text:s/></text:p>
          </table:table-cell>
          <table:table-cell table:number-columns-repeated="250"/>
        </table:table-row>
        <table:table-row table:style-name="ro2">
          <table:table-cell table:style-name="ce19" office:value-type="string">
            <text:p>Bonus malus</text:p>
          </table:table-cell>
          <table:table-cell table:style-name="ce19" office:value-type="string">
            <text:p>Rewards &amp;amp; fines</text:p>
          </table:table-cell>
          <table:table-cell table:style-name="ce21" office:value-type="string">
            <text:p>奖惩项目</text:p>
          </table:table-cell>
          <table:table-cell table:style-name="ce19" table:formula="of:=&quot;  &lt;data name=&quot;&quot;&quot;&amp;[.A28]&amp;&quot;.title&quot;&quot; xml:space=&quot;&quot;preserve&quot;&quot;&gt; &lt;value&gt;&quot;&amp;[.B28]&amp;&quot;&lt;/value&gt; &lt;/data&gt;&quot;" office:value-type="string" office:string-value="  &lt;data name=&quot;Bonus malus.title&quot; xml:space=&quot;preserve&quot;&gt; &lt;value&gt;Rewards &amp;amp; fines&lt;/value&gt; &lt;/data&gt;">
            <text:p><text:s text:c="2"/>&lt;data name="Bonus malus.title" xml:space="preserve"&gt; &lt;value&gt;Rewards &amp;amp; fines&lt;/value&gt; &lt;/data&gt;</text:p>
          </table:table-cell>
          <table:table-cell table:style-name="ce19" table:formula="of:=&quot;  &lt;data name=&quot;&quot;&quot;&amp;[.A28]&amp;&quot;.title&quot;&quot; xml:space=&quot;&quot;preserve&quot;&quot;&gt; &lt;value&gt;&quot;&amp;[.C28]&amp;&quot;&lt;/value&gt; &lt;/data&gt;&quot;" office:value-type="string" office:string-value="  &lt;data name=&quot;Bonus malus.title&quot; xml:space=&quot;preserve&quot;&gt; &lt;value&gt;奖惩项目&lt;/value&gt; &lt;/data&gt;">
            <text:p><text:s text:c="2"/>&lt;data name="Bonus malus.title" xml:space="preserve"&gt; &lt;value&gt;奖惩项目&lt;/value&gt; &lt;/data&gt;</text:p>
          </table:table-cell>
          <table:table-cell table:style-name="ce6" office:value-type="string">
            <text:p><text:s/></text:p>
          </table:table-cell>
          <table:table-cell table:number-columns-repeated="250"/>
        </table:table-row>
        <table:table-row table:style-name="ro2">
          <table:table-cell table:style-name="ce20" office:value-type="string">
            <text:p>Bonus malus</text:p>
          </table:table-cell>
          <table:table-cell table:style-name="ce20" office:value-type="string">
            <text:p>Rewards &amp;amp; fines</text:p>
          </table:table-cell>
          <table:table-cell table:style-name="ce22" office:value-type="string">
            <text:p>奖金罚款及物料消耗</text:p>
          </table:table-cell>
          <table:table-cell table:style-name="ce20" table:formula="of:=&quot;  &lt;data name=&quot;&quot;&quot;&amp;[.A29]&amp;&quot;.description&quot;&quot; xml:space=&quot;&quot;preserve&quot;&quot;&gt; &lt;value&gt;&quot;&amp;[.B29]&amp;&quot;&lt;/value&gt; &lt;/data&gt;&quot;" office:value-type="string" office:string-value="  &lt;data name=&quot;Bonus malus.description&quot; xml:space=&quot;preserve&quot;&gt; &lt;value&gt;Rewards &amp;amp; fines&lt;/value&gt; &lt;/data&gt;">
            <text:p><text:s text:c="2"/>&lt;data name="Bonus malus.description" xml:space="preserve"&gt; &lt;value&gt;Rewards &amp;amp; fines&lt;/value&gt; &lt;/data&gt;</text:p>
          </table:table-cell>
          <table:table-cell table:style-name="ce20" table:formula="of:=&quot;  &lt;data name=&quot;&quot;&quot;&amp;[.A29]&amp;&quot;.description&quot;&quot; xml:space=&quot;&quot;preserve&quot;&quot;&gt; &lt;value&gt;&quot;&amp;[.C29]&amp;&quot;&lt;/value&gt; &lt;/data&gt;&quot;" office:value-type="string" office:string-value="  &lt;data name=&quot;Bonus malus.description&quot; xml:space=&quot;preserve&quot;&gt; &lt;value&gt;奖金罚款及物料消耗&lt;/value&gt; &lt;/data&gt;">
            <text:p><text:s text:c="2"/>&lt;data name="Bonus malus.description" xml:space="preserve"&gt; &lt;value&gt;奖金罚款及物料消耗&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Call history</text:p>
          </table:table-cell>
          <table:table-cell table:style-name="ce21" office:value-type="string">
            <text:p>电话历史记录</text:p>
          </table:table-cell>
          <table:table-cell table:style-name="ce19" table:formula="of:=&quot;  &lt;data name=&quot;&quot;&quot;&amp;[.A30]&amp;&quot;.title&quot;&quot; xml:space=&quot;&quot;preserve&quot;&quot;&gt; &lt;value&gt;&quot;&amp;[.B30]&amp;&quot;&lt;/value&gt; &lt;/data&gt;&quot;" office:value-type="string" office:string-value="  &lt;data name=&quot;Call history.title&quot; xml:space=&quot;preserve&quot;&gt; &lt;value&gt;Call history&lt;/value&gt; &lt;/data&gt;">
            <text:p><text:s text:c="2"/>&lt;data name="Call history.title" xml:space="preserve"&gt; &lt;value&gt;Call history&lt;/value&gt; &lt;/data&gt;</text:p>
          </table:table-cell>
          <table:table-cell table:style-name="ce19" table:formula="of:=&quot;  &lt;data name=&quot;&quot;&quot;&amp;[.A30]&amp;&quot;.title&quot;&quot; xml:space=&quot;&quot;preserve&quot;&quot;&gt; &lt;value&gt;&quot;&amp;[.C30]&amp;&quot;&lt;/value&gt; &lt;/data&gt;&quot;" office:value-type="string" office:string-value="  &lt;data name=&quot;Call history.title&quot; xml:space=&quot;preserve&quot;&gt; &lt;value&gt;电话历史记录&lt;/value&gt; &lt;/data&gt;">
            <text:p><text:s text:c="2"/>&lt;data name="Call history.title" xml:space="preserve"&gt; &lt;value&gt;电话历史记录&lt;/value&gt; &lt;/data&gt;</text:p>
          </table:table-cell>
          <table:table-cell table:style-name="ce6" office:value-type="string">
            <text:p><text:s/></text:p>
          </table:table-cell>
          <table:table-cell table:number-columns-repeated="250"/>
        </table:table-row>
        <table:table-row table:style-name="ro2">
          <table:table-cell table:style-name="ce20" office:value-type="string">
            <text:p>Call history</text:p>
          </table:table-cell>
          <table:table-cell table:style-name="ce20" office:value-type="string">
            <text:p>View call history</text:p>
          </table:table-cell>
          <table:table-cell table:style-name="ce22" office:value-type="string">
            <text:p>查看电话历史记录</text:p>
          </table:table-cell>
          <table:table-cell table:style-name="ce20" table:formula="of:=&quot;  &lt;data name=&quot;&quot;&quot;&amp;[.A31]&amp;&quot;.description&quot;&quot; xml:space=&quot;&quot;preserve&quot;&quot;&gt; &lt;value&gt;&quot;&amp;[.B31]&amp;&quot;&lt;/value&gt; &lt;/data&gt;&quot;" office:value-type="string" office:string-value="  &lt;data name=&quot;Call history.description&quot; xml:space=&quot;preserve&quot;&gt; &lt;value&gt;View call history&lt;/value&gt; &lt;/data&gt;">
            <text:p><text:s text:c="2"/>&lt;data name="Call history.description" xml:space="preserve"&gt; &lt;value&gt;View call history&lt;/value&gt; &lt;/data&gt;</text:p>
          </table:table-cell>
          <table:table-cell table:style-name="ce20" table:formula="of:=&quot;  &lt;data name=&quot;&quot;&quot;&amp;[.A31]&amp;&quot;.description&quot;&quot; xml:space=&quot;&quot;preserve&quot;&quot;&gt; &lt;value&gt;&quot;&amp;[.C31]&amp;&quot;&lt;/value&gt; &lt;/data&gt;&quot;" office:value-type="string" office:string-value="  &lt;data name=&quot;Call history.description&quot; xml:space=&quot;preserve&quot;&gt; &lt;value&gt;查看电话历史记录&lt;/value&gt; &lt;/data&gt;">
            <text:p><text:s text:c="2"/>&lt;data name="Call history.description" xml:space="preserve"&gt; &lt;value&gt;查看电话历史记录&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Call list</text:p>
          </table:table-cell>
          <table:table-cell table:style-name="ce21" office:value-type="string">
            <text:p>电话列表</text:p>
          </table:table-cell>
          <table:table-cell table:style-name="ce19" table:formula="of:=&quot;  &lt;data name=&quot;&quot;&quot;&amp;[.A32]&amp;&quot;.title&quot;&quot; xml:space=&quot;&quot;preserve&quot;&quot;&gt; &lt;value&gt;&quot;&amp;[.B32]&amp;&quot;&lt;/value&gt; &lt;/data&gt;&quot;" office:value-type="string" office:string-value="  &lt;data name=&quot;Call list.title&quot; xml:space=&quot;preserve&quot;&gt; &lt;value&gt;Call list&lt;/value&gt; &lt;/data&gt;">
            <text:p><text:s text:c="2"/>&lt;data name="Call list.title" xml:space="preserve"&gt; &lt;value&gt;Call list&lt;/value&gt; &lt;/data&gt;</text:p>
          </table:table-cell>
          <table:table-cell table:style-name="ce19" table:formula="of:=&quot;  &lt;data name=&quot;&quot;&quot;&amp;[.A32]&amp;&quot;.title&quot;&quot; xml:space=&quot;&quot;preserve&quot;&quot;&gt; &lt;value&gt;&quot;&amp;[.C32]&amp;&quot;&lt;/value&gt; &lt;/data&gt;&quot;" office:value-type="string" office:string-value="  &lt;data name=&quot;Call list.title&quot; xml:space=&quot;preserve&quot;&gt; &lt;value&gt;电话列表&lt;/value&gt; &lt;/data&gt;">
            <text:p><text:s text:c="2"/>&lt;data name="Call list.title" xml:space="preserve"&gt; &lt;value&gt;电话列表&lt;/value&gt; &lt;/data&gt;</text:p>
          </table:table-cell>
          <table:table-cell table:style-name="ce6" office:value-type="string">
            <text:p><text:s/></text:p>
          </table:table-cell>
          <table:table-cell table:number-columns-repeated="250"/>
        </table:table-row>
        <table:table-row table:style-name="ro2">
          <table:table-cell table:number-columns-repeated="2" table:style-name="ce20" office:value-type="string">
            <text:p>Call list</text:p>
          </table:table-cell>
          <table:table-cell table:style-name="ce22" office:value-type="string">
            <text:p>管理电话列表</text:p>
          </table:table-cell>
          <table:table-cell table:style-name="ce20" table:formula="of:=&quot;  &lt;data name=&quot;&quot;&quot;&amp;[.A33]&amp;&quot;.description&quot;&quot; xml:space=&quot;&quot;preserve&quot;&quot;&gt; &lt;value&gt;&quot;&amp;[.B33]&amp;&quot;&lt;/value&gt; &lt;/data&gt;&quot;" office:value-type="string" office:string-value="  &lt;data name=&quot;Call list.description&quot; xml:space=&quot;preserve&quot;&gt; &lt;value&gt;Call list&lt;/value&gt; &lt;/data&gt;">
            <text:p><text:s text:c="2"/>&lt;data name="Call list.description" xml:space="preserve"&gt; &lt;value&gt;Call list&lt;/value&gt; &lt;/data&gt;</text:p>
          </table:table-cell>
          <table:table-cell table:style-name="ce20" table:formula="of:=&quot;  &lt;data name=&quot;&quot;&quot;&amp;[.A33]&amp;&quot;.description&quot;&quot; xml:space=&quot;&quot;preserve&quot;&quot;&gt; &lt;value&gt;&quot;&amp;[.C33]&amp;&quot;&lt;/value&gt; &lt;/data&gt;&quot;" office:value-type="string" office:string-value="  &lt;data name=&quot;Call list.description&quot; xml:space=&quot;preserve&quot;&gt; &lt;value&gt;管理电话列表&lt;/value&gt; &lt;/data&gt;">
            <text:p><text:s text:c="2"/>&lt;data name="Call list.description" xml:space="preserve"&gt; &lt;value&gt;管理电话列表&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Cash transfer</text:p>
          </table:table-cell>
          <table:table-cell table:style-name="ce21" office:value-type="string">
            <text:p>现金转移</text:p>
          </table:table-cell>
          <table:table-cell table:style-name="ce19" table:formula="of:=&quot;  &lt;data name=&quot;&quot;&quot;&amp;[.A34]&amp;&quot;.title&quot;&quot; xml:space=&quot;&quot;preserve&quot;&quot;&gt; &lt;value&gt;&quot;&amp;[.B34]&amp;&quot;&lt;/value&gt; &lt;/data&gt;&quot;" office:value-type="string" office:string-value="  &lt;data name=&quot;Cash transfer.title&quot; xml:space=&quot;preserve&quot;&gt; &lt;value&gt;Cash transfer&lt;/value&gt; &lt;/data&gt;">
            <text:p><text:s text:c="2"/>&lt;data name="Cash transfer.title" xml:space="preserve"&gt; &lt;value&gt;Cash transfer&lt;/value&gt; &lt;/data&gt;</text:p>
          </table:table-cell>
          <table:table-cell table:style-name="ce19" table:formula="of:=&quot;  &lt;data name=&quot;&quot;&quot;&amp;[.A34]&amp;&quot;.title&quot;&quot; xml:space=&quot;&quot;preserve&quot;&quot;&gt; &lt;value&gt;&quot;&amp;[.C34]&amp;&quot;&lt;/value&gt; &lt;/data&gt;&quot;" office:value-type="string" office:string-value="  &lt;data name=&quot;Cash transfer.title&quot; xml:space=&quot;preserve&quot;&gt; &lt;value&gt;现金转移&lt;/value&gt; &lt;/data&gt;">
            <text:p><text:s text:c="2"/>&lt;data name="Cash transfer.title" xml:space="preserve"&gt; &lt;value&gt;现金转移&lt;/value&gt; &lt;/data&gt;</text:p>
          </table:table-cell>
          <table:table-cell table:style-name="ce6" office:value-type="string">
            <text:p><text:s/></text:p>
          </table:table-cell>
          <table:table-cell table:number-columns-repeated="250"/>
        </table:table-row>
        <table:table-row table:style-name="ro2">
          <table:table-cell table:style-name="ce20" office:value-type="string">
            <text:p>Cash transfer</text:p>
          </table:table-cell>
          <table:table-cell table:style-name="ce20" office:value-type="string">
            <text:p>Register a cash transfer</text:p>
          </table:table-cell>
          <table:table-cell table:style-name="ce22" office:value-type="string">
            <text:p>纪录现金转移</text:p>
          </table:table-cell>
          <table:table-cell table:style-name="ce20" table:formula="of:=&quot;  &lt;data name=&quot;&quot;&quot;&amp;[.A35]&amp;&quot;.description&quot;&quot; xml:space=&quot;&quot;preserve&quot;&quot;&gt; &lt;value&gt;&quot;&amp;[.B35]&amp;&quot;&lt;/value&gt; &lt;/data&gt;&quot;" office:value-type="string" office:string-value="  &lt;data name=&quot;Cash transfer.description&quot; xml:space=&quot;preserve&quot;&gt; &lt;value&gt;Register a cash transfer&lt;/value&gt; &lt;/data&gt;">
            <text:p><text:s text:c="2"/>&lt;data name="Cash transfer.description" xml:space="preserve"&gt; &lt;value&gt;Register a cash transfer&lt;/value&gt; &lt;/data&gt;</text:p>
          </table:table-cell>
          <table:table-cell table:style-name="ce20" table:formula="of:=&quot;  &lt;data name=&quot;&quot;&quot;&amp;[.A35]&amp;&quot;.description&quot;&quot; xml:space=&quot;&quot;preserve&quot;&quot;&gt; &lt;value&gt;&quot;&amp;[.C35]&amp;&quot;&lt;/value&gt; &lt;/data&gt;&quot;" office:value-type="string" office:string-value="  &lt;data name=&quot;Cash transfer.description&quot; xml:space=&quot;preserve&quot;&gt; &lt;value&gt;纪录现金转移&lt;/value&gt; &lt;/data&gt;">
            <text:p><text:s text:c="2"/>&lt;data name="Cash transfer.description" xml:space="preserve"&gt; &lt;value&gt;纪录现金转移&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Cashier control</text:p>
          </table:table-cell>
          <table:table-cell table:style-name="ce21" office:value-type="string">
            <text:p>收银审核</text:p>
          </table:table-cell>
          <table:table-cell table:style-name="ce19" table:formula="of:=&quot;  &lt;data name=&quot;&quot;&quot;&amp;[.A36]&amp;&quot;.title&quot;&quot; xml:space=&quot;&quot;preserve&quot;&quot;&gt; &lt;value&gt;&quot;&amp;[.B36]&amp;&quot;&lt;/value&gt; &lt;/data&gt;&quot;" office:value-type="string" office:string-value="  &lt;data name=&quot;Cashier control.title&quot; xml:space=&quot;preserve&quot;&gt; &lt;value&gt;Cashier control&lt;/value&gt; &lt;/data&gt;">
            <text:p><text:s text:c="2"/>&lt;data name="Cashier control.title" xml:space="preserve"&gt; &lt;value&gt;Cashier control&lt;/value&gt; &lt;/data&gt;</text:p>
          </table:table-cell>
          <table:table-cell table:style-name="ce19" table:formula="of:=&quot;  &lt;data name=&quot;&quot;&quot;&amp;[.A36]&amp;&quot;.title&quot;&quot; xml:space=&quot;&quot;preserve&quot;&quot;&gt; &lt;value&gt;&quot;&amp;[.C36]&amp;&quot;&lt;/value&gt; &lt;/data&gt;&quot;" office:value-type="string" office:string-value="  &lt;data name=&quot;Cashier control.title&quot; xml:space=&quot;preserve&quot;&gt; &lt;value&gt;收银审核&lt;/value&gt; &lt;/data&gt;">
            <text:p><text:s text:c="2"/>&lt;data name="Cashier control.title" xml:space="preserve"&gt; &lt;value&gt;收银审核&lt;/value&gt; &lt;/data&gt;</text:p>
          </table:table-cell>
          <table:table-cell table:style-name="ce6" office:value-type="string">
            <text:p><text:s/></text:p>
          </table:table-cell>
          <table:table-cell table:number-columns-repeated="250"/>
        </table:table-row>
        <table:table-row table:style-name="ro2">
          <table:table-cell table:style-name="ce20" office:value-type="string">
            <text:p>Cashier control</text:p>
          </table:table-cell>
          <table:table-cell table:style-name="ce20" office:value-type="string">
            <text:p>Validate cashier day</text:p>
          </table:table-cell>
          <table:table-cell table:style-name="ce22" office:value-type="string">
            <text:p>验证收银员金额</text:p>
          </table:table-cell>
          <table:table-cell table:style-name="ce20" table:formula="of:=&quot;  &lt;data name=&quot;&quot;&quot;&amp;[.A37]&amp;&quot;.description&quot;&quot; xml:space=&quot;&quot;preserve&quot;&quot;&gt; &lt;value&gt;&quot;&amp;[.B37]&amp;&quot;&lt;/value&gt; &lt;/data&gt;&quot;" office:value-type="string" office:string-value="  &lt;data name=&quot;Cashier control.description&quot; xml:space=&quot;preserve&quot;&gt; &lt;value&gt;Validate cashier day&lt;/value&gt; &lt;/data&gt;">
            <text:p><text:s text:c="2"/>&lt;data name="Cashier control.description" xml:space="preserve"&gt; &lt;value&gt;Validate cashier day&lt;/value&gt; &lt;/data&gt;</text:p>
          </table:table-cell>
          <table:table-cell table:style-name="ce20" table:formula="of:=&quot;  &lt;data name=&quot;&quot;&quot;&amp;[.A37]&amp;&quot;.description&quot;&quot; xml:space=&quot;&quot;preserve&quot;&quot;&gt; &lt;value&gt;&quot;&amp;[.C37]&amp;&quot;&lt;/value&gt; &lt;/data&gt;&quot;" office:value-type="string" office:string-value="  &lt;data name=&quot;Cashier control.description&quot; xml:space=&quot;preserve&quot;&gt; &lt;value&gt;验证收银员金额&lt;/value&gt; &lt;/data&gt;">
            <text:p><text:s text:c="2"/>&lt;data name="Cashier control.description" xml:space="preserve"&gt; &lt;value&gt;验证收银员金额&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CD prospect</text:p>
          </table:table-cell>
          <table:table-cell table:style-name="ce21" office:value-type="string">
            <text:p>社区潜在顾客</text:p>
          </table:table-cell>
          <table:table-cell table:style-name="ce19" table:formula="of:=&quot;  &lt;data name=&quot;&quot;&quot;&amp;[.A38]&amp;&quot;.title&quot;&quot; xml:space=&quot;&quot;preserve&quot;&quot;&gt; &lt;value&gt;&quot;&amp;[.B38]&amp;&quot;&lt;/value&gt; &lt;/data&gt;&quot;" office:value-type="string" office:string-value="  &lt;data name=&quot;CD prospect.title&quot; xml:space=&quot;preserve&quot;&gt; &lt;value&gt;CD prospect&lt;/value&gt; &lt;/data&gt;">
            <text:p><text:s text:c="2"/>&lt;data name="CD prospect.title" xml:space="preserve"&gt; &lt;value&gt;CD prospect&lt;/value&gt; &lt;/data&gt;</text:p>
          </table:table-cell>
          <table:table-cell table:style-name="ce19" table:formula="of:=&quot;  &lt;data name=&quot;&quot;&quot;&amp;[.A38]&amp;&quot;.title&quot;&quot; xml:space=&quot;&quot;preserve&quot;&quot;&gt; &lt;value&gt;&quot;&amp;[.C38]&amp;&quot;&lt;/value&gt; &lt;/data&gt;&quot;" office:value-type="string" office:string-value="  &lt;data name=&quot;CD prospect.title&quot; xml:space=&quot;preserve&quot;&gt; &lt;value&gt;社区潜在顾客&lt;/value&gt; &lt;/data&gt;">
            <text:p><text:s text:c="2"/>&lt;data name="CD prospect.title" xml:space="preserve"&gt; &lt;value&gt;社区潜在顾客&lt;/value&gt; &lt;/data&gt;</text:p>
          </table:table-cell>
          <table:table-cell table:style-name="ce6" office:value-type="string">
            <text:p><text:s/></text:p>
          </table:table-cell>
          <table:table-cell table:number-columns-repeated="250"/>
        </table:table-row>
        <table:table-row table:style-name="ro2">
          <table:table-cell table:style-name="ce20" office:value-type="string">
            <text:p>CD prospect</text:p>
          </table:table-cell>
          <table:table-cell table:style-name="ce20" office:value-type="string">
            <text:p>Manage CD prospect</text:p>
          </table:table-cell>
          <table:table-cell table:style-name="ce22" office:value-type="string">
            <text:p>管理社区潜在顾客</text:p>
          </table:table-cell>
          <table:table-cell table:style-name="ce20" table:formula="of:=&quot;  &lt;data name=&quot;&quot;&quot;&amp;[.A39]&amp;&quot;.description&quot;&quot; xml:space=&quot;&quot;preserve&quot;&quot;&gt; &lt;value&gt;&quot;&amp;[.B39]&amp;&quot;&lt;/value&gt; &lt;/data&gt;&quot;" office:value-type="string" office:string-value="  &lt;data name=&quot;CD prospect.description&quot; xml:space=&quot;preserve&quot;&gt; &lt;value&gt;Manage CD prospect&lt;/value&gt; &lt;/data&gt;">
            <text:p><text:s text:c="2"/>&lt;data name="CD prospect.description" xml:space="preserve"&gt; &lt;value&gt;Manage CD prospect&lt;/value&gt; &lt;/data&gt;</text:p>
          </table:table-cell>
          <table:table-cell table:style-name="ce20" table:formula="of:=&quot;  &lt;data name=&quot;&quot;&quot;&amp;[.A39]&amp;&quot;.description&quot;&quot; xml:space=&quot;&quot;preserve&quot;&quot;&gt; &lt;value&gt;&quot;&amp;[.C39]&amp;&quot;&lt;/value&gt; &lt;/data&gt;&quot;" office:value-type="string" office:string-value="  &lt;data name=&quot;CD prospect.description&quot; xml:space=&quot;preserve&quot;&gt; &lt;value&gt;管理社区潜在顾客&lt;/value&gt; &lt;/data&gt;">
            <text:p><text:s text:c="2"/>&lt;data name="CD prospect.description" xml:space="preserve"&gt; &lt;value&gt;管理社区潜在顾客&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CO follow-up</text:p>
          </table:table-cell>
          <table:table-cell table:style-name="ce21" office:value-type="string">
            <text:p>订单管理</text:p>
          </table:table-cell>
          <table:table-cell table:style-name="ce19" table:formula="of:=&quot;  &lt;data name=&quot;&quot;&quot;&amp;[.A40]&amp;&quot;.title&quot;&quot; xml:space=&quot;&quot;preserve&quot;&quot;&gt; &lt;value&gt;&quot;&amp;[.B40]&amp;&quot;&lt;/value&gt; &lt;/data&gt;&quot;" office:value-type="string" office:string-value="  &lt;data name=&quot;CO follow-up.title&quot; xml:space=&quot;preserve&quot;&gt; &lt;value&gt;CO follow-up&lt;/value&gt; &lt;/data&gt;">
            <text:p><text:s text:c="2"/>&lt;data name="CO follow-up.title" xml:space="preserve"&gt; &lt;value&gt;CO follow-up&lt;/value&gt; &lt;/data&gt;</text:p>
          </table:table-cell>
          <table:table-cell table:style-name="ce19" table:formula="of:=&quot;  &lt;data name=&quot;&quot;&quot;&amp;[.A40]&amp;&quot;.title&quot;&quot; xml:space=&quot;&quot;preserve&quot;&quot;&gt; &lt;value&gt;&quot;&amp;[.C40]&amp;&quot;&lt;/value&gt; &lt;/data&gt;&quot;" office:value-type="string" office:string-value="  &lt;data name=&quot;CO follow-up.title&quot; xml:space=&quot;preserve&quot;&gt; &lt;value&gt;订单管理&lt;/value&gt; &lt;/data&gt;">
            <text:p><text:s text:c="2"/>&lt;data name="CO follow-up.title" xml:space="preserve"&gt; &lt;value&gt;订单管理&lt;/value&gt; &lt;/data&gt;</text:p>
          </table:table-cell>
          <table:table-cell table:style-name="ce6" office:value-type="string">
            <text:p><text:s/></text:p>
          </table:table-cell>
          <table:table-cell table:number-columns-repeated="250"/>
        </table:table-row>
        <table:table-row table:style-name="ro2">
          <table:table-cell table:style-name="ce20" office:value-type="string">
            <text:p>CO follow-up</text:p>
          </table:table-cell>
          <table:table-cell table:style-name="ce20" office:value-type="string">
            <text:p>Monitor customer orders</text:p>
          </table:table-cell>
          <table:table-cell table:style-name="ce22" office:value-type="string">
            <text:p>订单管理</text:p>
          </table:table-cell>
          <table:table-cell table:style-name="ce20" table:formula="of:=&quot;  &lt;data name=&quot;&quot;&quot;&amp;[.A41]&amp;&quot;.description&quot;&quot; xml:space=&quot;&quot;preserve&quot;&quot;&gt; &lt;value&gt;&quot;&amp;[.B41]&amp;&quot;&lt;/value&gt; &lt;/data&gt;&quot;" office:value-type="string" office:string-value="  &lt;data name=&quot;CO follow-up.description&quot; xml:space=&quot;preserve&quot;&gt; &lt;value&gt;Monitor customer orders&lt;/value&gt; &lt;/data&gt;">
            <text:p><text:s text:c="2"/>&lt;data name="CO follow-up.description" xml:space="preserve"&gt; &lt;value&gt;Monitor customer orders&lt;/value&gt; &lt;/data&gt;</text:p>
          </table:table-cell>
          <table:table-cell table:style-name="ce20" table:formula="of:=&quot;  &lt;data name=&quot;&quot;&quot;&amp;[.A41]&amp;&quot;.description&quot;&quot; xml:space=&quot;&quot;preserve&quot;&quot;&gt; &lt;value&gt;&quot;&amp;[.C41]&amp;&quot;&lt;/value&gt; &lt;/data&gt;&quot;" office:value-type="string" office:string-value="  &lt;data name=&quot;CO follow-up.description&quot; xml:space=&quot;preserve&quot;&gt; &lt;value&gt;订单管理&lt;/value&gt; &lt;/data&gt;">
            <text:p><text:s text:c="2"/>&lt;data name="CO follow-up.description" xml:space="preserve"&gt; &lt;value&gt;订单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Collection</text:p>
          </table:table-cell>
          <table:table-cell table:style-name="ce21" office:value-type="string">
            <text:p>商品系列</text:p>
          </table:table-cell>
          <table:table-cell table:style-name="ce19" table:formula="of:=&quot;  &lt;data name=&quot;&quot;&quot;&amp;[.A42]&amp;&quot;.title&quot;&quot; xml:space=&quot;&quot;preserve&quot;&quot;&gt; &lt;value&gt;&quot;&amp;[.B42]&amp;&quot;&lt;/value&gt; &lt;/data&gt;&quot;" office:value-type="string" office:string-value="  &lt;data name=&quot;Collection.title&quot; xml:space=&quot;preserve&quot;&gt; &lt;value&gt;Collection&lt;/value&gt; &lt;/data&gt;">
            <text:p><text:s text:c="2"/>&lt;data name="Collection.title" xml:space="preserve"&gt; &lt;value&gt;Collection&lt;/value&gt; &lt;/data&gt;</text:p>
          </table:table-cell>
          <table:table-cell table:style-name="ce19" table:formula="of:=&quot;  &lt;data name=&quot;&quot;&quot;&amp;[.A42]&amp;&quot;.title&quot;&quot; xml:space=&quot;&quot;preserve&quot;&quot;&gt; &lt;value&gt;&quot;&amp;[.C42]&amp;&quot;&lt;/value&gt; &lt;/data&gt;&quot;" office:value-type="string" office:string-value="  &lt;data name=&quot;Collection.title&quot; xml:space=&quot;preserve&quot;&gt; &lt;value&gt;商品系列&lt;/value&gt; &lt;/data&gt;">
            <text:p><text:s text:c="2"/>&lt;data name="Collection.title" xml:space="preserve"&gt; &lt;value&gt;商品系列&lt;/value&gt; &lt;/data&gt;</text:p>
          </table:table-cell>
          <table:table-cell table:style-name="ce6" office:value-type="string">
            <text:p><text:s/></text:p>
          </table:table-cell>
          <table:table-cell table:number-columns-repeated="250"/>
        </table:table-row>
        <table:table-row table:style-name="ro2">
          <table:table-cell table:style-name="ce20" office:value-type="string">
            <text:p>Collection</text:p>
          </table:table-cell>
          <table:table-cell table:style-name="ce20" office:value-type="string">
            <text:p>Manage collection</text:p>
          </table:table-cell>
          <table:table-cell table:style-name="ce22" office:value-type="string">
            <text:p>管理商品系列</text:p>
          </table:table-cell>
          <table:table-cell table:style-name="ce20" table:formula="of:=&quot;  &lt;data name=&quot;&quot;&quot;&amp;[.A43]&amp;&quot;.description&quot;&quot; xml:space=&quot;&quot;preserve&quot;&quot;&gt; &lt;value&gt;&quot;&amp;[.B43]&amp;&quot;&lt;/value&gt; &lt;/data&gt;&quot;" office:value-type="string" office:string-value="  &lt;data name=&quot;Collection.description&quot; xml:space=&quot;preserve&quot;&gt; &lt;value&gt;Manage collection&lt;/value&gt; &lt;/data&gt;">
            <text:p><text:s text:c="2"/>&lt;data name="Collection.description" xml:space="preserve"&gt; &lt;value&gt;Manage collection&lt;/value&gt; &lt;/data&gt;</text:p>
          </table:table-cell>
          <table:table-cell table:style-name="ce20" table:formula="of:=&quot;  &lt;data name=&quot;&quot;&quot;&amp;[.A43]&amp;&quot;.description&quot;&quot; xml:space=&quot;&quot;preserve&quot;&quot;&gt; &lt;value&gt;&quot;&amp;[.C43]&amp;&quot;&lt;/value&gt; &lt;/data&gt;&quot;" office:value-type="string" office:string-value="  &lt;data name=&quot;Collection.description&quot; xml:space=&quot;preserve&quot;&gt; &lt;value&gt;管理商品系列&lt;/value&gt; &lt;/data&gt;">
            <text:p><text:s text:c="2"/>&lt;data name="Collection.description" xml:space="preserve"&gt; &lt;value&gt;管理商品系列&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Community</text:p>
          </table:table-cell>
          <table:table-cell table:style-name="ce21" office:value-type="string">
            <text:p>社区</text:p>
          </table:table-cell>
          <table:table-cell table:style-name="ce19" table:formula="of:=&quot;  &lt;data name=&quot;&quot;&quot;&amp;[.A44]&amp;&quot;.title&quot;&quot; xml:space=&quot;&quot;preserve&quot;&quot;&gt; &lt;value&gt;&quot;&amp;[.B44]&amp;&quot;&lt;/value&gt; &lt;/data&gt;&quot;" office:value-type="string" office:string-value="  &lt;data name=&quot;Community.title&quot; xml:space=&quot;preserve&quot;&gt; &lt;value&gt;Community&lt;/value&gt; &lt;/data&gt;">
            <text:p><text:s text:c="2"/>&lt;data name="Community.title" xml:space="preserve"&gt; &lt;value&gt;Community&lt;/value&gt; &lt;/data&gt;</text:p>
          </table:table-cell>
          <table:table-cell table:style-name="ce19" table:formula="of:=&quot;  &lt;data name=&quot;&quot;&quot;&amp;[.A44]&amp;&quot;.title&quot;&quot; xml:space=&quot;&quot;preserve&quot;&quot;&gt; &lt;value&gt;&quot;&amp;[.C44]&amp;&quot;&lt;/value&gt; &lt;/data&gt;&quot;" office:value-type="string" office:string-value="  &lt;data name=&quot;Community.title&quot; xml:space=&quot;preserve&quot;&gt; &lt;value&gt;社区&lt;/value&gt; &lt;/data&gt;">
            <text:p><text:s text:c="2"/>&lt;data name="Community.title" xml:space="preserve"&gt; &lt;value&gt;社区&lt;/value&gt; &lt;/data&gt;</text:p>
          </table:table-cell>
          <table:table-cell table:style-name="ce6" office:value-type="string">
            <text:p><text:s/></text:p>
          </table:table-cell>
          <table:table-cell table:number-columns-repeated="250"/>
        </table:table-row>
        <table:table-row table:style-name="ro2">
          <table:table-cell table:style-name="ce20" office:value-type="string">
            <text:p>Community</text:p>
          </table:table-cell>
          <table:table-cell table:style-name="ce20" office:value-type="string">
            <text:p>Manage community</text:p>
          </table:table-cell>
          <table:table-cell table:style-name="ce22" office:value-type="string">
            <text:p>管理社区</text:p>
          </table:table-cell>
          <table:table-cell table:style-name="ce20" table:formula="of:=&quot;  &lt;data name=&quot;&quot;&quot;&amp;[.A45]&amp;&quot;.description&quot;&quot; xml:space=&quot;&quot;preserve&quot;&quot;&gt; &lt;value&gt;&quot;&amp;[.B45]&amp;&quot;&lt;/value&gt; &lt;/data&gt;&quot;" office:value-type="string" office:string-value="  &lt;data name=&quot;Community.description&quot; xml:space=&quot;preserve&quot;&gt; &lt;value&gt;Manage community&lt;/value&gt; &lt;/data&gt;">
            <text:p><text:s text:c="2"/>&lt;data name="Community.description" xml:space="preserve"&gt; &lt;value&gt;Manage community&lt;/value&gt; &lt;/data&gt;</text:p>
          </table:table-cell>
          <table:table-cell table:style-name="ce20" table:formula="of:=&quot;  &lt;data name=&quot;&quot;&quot;&amp;[.A45]&amp;&quot;.description&quot;&quot; xml:space=&quot;&quot;preserve&quot;&quot;&gt; &lt;value&gt;&quot;&amp;[.C45]&amp;&quot;&lt;/value&gt; &lt;/data&gt;&quot;" office:value-type="string" office:string-value="  &lt;data name=&quot;Community.description&quot; xml:space=&quot;preserve&quot;&gt; &lt;value&gt;管理社区&lt;/value&gt; &lt;/data&gt;">
            <text:p><text:s text:c="2"/>&lt;data name="Community.description" xml:space="preserve"&gt; &lt;value&gt;管理社区&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Control</text:p>
          </table:table-cell>
          <table:table-cell table:style-name="ce21" office:value-type="string">
            <text:p>控制</text:p>
          </table:table-cell>
          <table:table-cell table:style-name="ce19" table:formula="of:=&quot;  &lt;data name=&quot;&quot;&quot;&amp;[.A46]&amp;&quot;.title&quot;&quot; xml:space=&quot;&quot;preserve&quot;&quot;&gt; &lt;value&gt;&quot;&amp;[.B46]&amp;&quot;&lt;/value&gt; &lt;/data&gt;&quot;" office:value-type="string" office:string-value="  &lt;data name=&quot;Control.title&quot; xml:space=&quot;preserve&quot;&gt; &lt;value&gt;Control&lt;/value&gt; &lt;/data&gt;">
            <text:p><text:s text:c="2"/>&lt;data name="Control.title" xml:space="preserve"&gt; &lt;value&gt;Control&lt;/value&gt; &lt;/data&gt;</text:p>
          </table:table-cell>
          <table:table-cell table:style-name="ce19" table:formula="of:=&quot;  &lt;data name=&quot;&quot;&quot;&amp;[.A46]&amp;&quot;.title&quot;&quot; xml:space=&quot;&quot;preserve&quot;&quot;&gt; &lt;value&gt;&quot;&amp;[.C46]&amp;&quot;&lt;/value&gt; &lt;/data&gt;&quot;" office:value-type="string" office:string-value="  &lt;data name=&quot;Control.title&quot; xml:space=&quot;preserve&quot;&gt; &lt;value&gt;控制&lt;/value&gt; &lt;/data&gt;">
            <text:p><text:s text:c="2"/>&lt;data name="Control.title" xml:space="preserve"&gt; &lt;value&gt;控制&lt;/value&gt; &lt;/data&gt;</text:p>
          </table:table-cell>
          <table:table-cell table:style-name="ce6" office:value-type="string">
            <text:p><text:s/></text:p>
          </table:table-cell>
          <table:table-cell table:number-columns-repeated="250"/>
        </table:table-row>
        <table:table-row table:style-name="ro2">
          <table:table-cell table:style-name="ce20" office:value-type="string">
            <text:p>Control</text:p>
          </table:table-cell>
          <table:table-cell table:style-name="ce20" office:value-type="string">
            <text:p>Update address stock count quantities after address control</text:p>
          </table:table-cell>
          <table:table-cell table:style-name="ce20" office:value-type="string">
            <text:p>Control</text:p>
          </table:table-cell>
          <table:table-cell table:style-name="ce20" table:formula="of:=&quot;  &lt;data name=&quot;&quot;&quot;&amp;[.A47]&amp;&quot;.description&quot;&quot; xml:space=&quot;&quot;preserve&quot;&quot;&gt; &lt;value&gt;&quot;&amp;[.B47]&amp;&quot;&lt;/value&gt; &lt;/data&gt;&quot;" office:value-type="string" office:string-value="  &lt;data name=&quot;Control.description&quot; xml:space=&quot;preserve&quot;&gt; &lt;value&gt;Update address stock count quantities after address control&lt;/value&gt; &lt;/data&gt;">
            <text:p><text:s text:c="2"/>&lt;data name="Control.description" xml:space="preserve"&gt; &lt;value&gt;Update address stock count quantities after address control&lt;/value&gt; &lt;/data&gt;</text:p>
          </table:table-cell>
          <table:table-cell table:style-name="ce20" table:formula="of:=&quot;  &lt;data name=&quot;&quot;&quot;&amp;[.A47]&amp;&quot;.description&quot;&quot; xml:space=&quot;&quot;preserve&quot;&quot;&gt; &lt;value&gt;&quot;&amp;[.C47]&amp;&quot;&lt;/value&gt; &lt;/data&gt;&quot;" office:value-type="string" office:string-value="  &lt;data name=&quot;Control.description&quot; xml:space=&quot;preserve&quot;&gt; &lt;value&gt;Control&lt;/value&gt; &lt;/data&gt;">
            <text:p><text:s text:c="2"/>&lt;data name="Control.description" xml:space="preserve"&gt; &lt;value&gt;Control&lt;/value&gt; &lt;/data&gt;</text:p>
          </table:table-cell>
          <table:table-cell table:style-name="ce6" office:value-type="string">
            <text:p><text:s/></text:p>
          </table:table-cell>
          <table:table-cell table:number-columns-repeated="250"/>
        </table:table-row>
        <table:table-row table:style-name="ro2">
          <table:table-cell table:style-name="ce19" office:value-type="string">
            <text:p>Control board</text:p>
          </table:table-cell>
          <table:table-cell table:number-columns-repeated="2" table:style-name="ce19" office:value-type="string">
            <text:p>Control</text:p>
          </table:table-cell>
          <table:table-cell table:style-name="ce19" table:formula="of:=&quot;  &lt;data name=&quot;&quot;&quot;&amp;[.A48]&amp;&quot;.title&quot;&quot; xml:space=&quot;&quot;preserve&quot;&quot;&gt; &lt;value&gt;&quot;&amp;[.B48]&amp;&quot;&lt;/value&gt; &lt;/data&gt;&quot;" office:value-type="string" office:string-value="  &lt;data name=&quot;Control board.title&quot; xml:space=&quot;preserve&quot;&gt; &lt;value&gt;Control&lt;/value&gt; &lt;/data&gt;">
            <text:p><text:s text:c="2"/>&lt;data name="Control board.title" xml:space="preserve"&gt; &lt;value&gt;Control&lt;/value&gt; &lt;/data&gt;</text:p>
          </table:table-cell>
          <table:table-cell table:style-name="ce19" table:formula="of:=&quot;  &lt;data name=&quot;&quot;&quot;&amp;[.A48]&amp;&quot;.title&quot;&quot; xml:space=&quot;&quot;preserve&quot;&quot;&gt; &lt;value&gt;&quot;&amp;[.C48]&amp;&quot;&lt;/value&gt; &lt;/data&gt;&quot;" office:value-type="string" office:string-value="  &lt;data name=&quot;Control board.title&quot; xml:space=&quot;preserve&quot;&gt; &lt;value&gt;Control&lt;/value&gt; &lt;/data&gt;">
            <text:p><text:s text:c="2"/>&lt;data name="Control board.title" xml:space="preserve"&gt; &lt;value&gt;Control&lt;/value&gt; &lt;/data&gt;</text:p>
          </table:table-cell>
          <table:table-cell table:style-name="ce6" office:value-type="string">
            <text:p><text:s/></text:p>
          </table:table-cell>
          <table:table-cell table:number-columns-repeated="250"/>
        </table:table-row>
        <table:table-row table:style-name="ro2">
          <table:table-cell table:style-name="ce20" office:value-type="string">
            <text:p>Control board</text:p>
          </table:table-cell>
          <table:table-cell table:number-columns-repeated="2" table:style-name="ce20" office:value-type="string">
            <text:p>Production control</text:p>
          </table:table-cell>
          <table:table-cell table:style-name="ce20" table:formula="of:=&quot;  &lt;data name=&quot;&quot;&quot;&amp;[.A49]&amp;&quot;.description&quot;&quot; xml:space=&quot;&quot;preserve&quot;&quot;&gt; &lt;value&gt;&quot;&amp;[.B49]&amp;&quot;&lt;/value&gt; &lt;/data&gt;&quot;" office:value-type="string" office:string-value="  &lt;data name=&quot;Control board.description&quot; xml:space=&quot;preserve&quot;&gt; &lt;value&gt;Production control&lt;/value&gt; &lt;/data&gt;">
            <text:p><text:s text:c="2"/>&lt;data name="Control board.description" xml:space="preserve"&gt; &lt;value&gt;Production control&lt;/value&gt; &lt;/data&gt;</text:p>
          </table:table-cell>
          <table:table-cell table:style-name="ce20" table:formula="of:=&quot;  &lt;data name=&quot;&quot;&quot;&amp;[.A49]&amp;&quot;.description&quot;&quot; xml:space=&quot;&quot;preserve&quot;&quot;&gt; &lt;value&gt;&quot;&amp;[.C49]&amp;&quot;&lt;/value&gt; &lt;/data&gt;&quot;" office:value-type="string" office:string-value="  &lt;data name=&quot;Control board.description&quot; xml:space=&quot;preserve&quot;&gt; &lt;value&gt;Production control&lt;/value&gt; &lt;/data&gt;">
            <text:p><text:s text:c="2"/>&lt;data name="Control board.description" xml:space="preserve"&gt; &lt;value&gt;Production control&lt;/value&gt; &lt;/data&gt;</text:p>
          </table:table-cell>
          <table:table-cell table:style-name="ce6" office:value-type="string">
            <text:p><text:s/></text:p>
          </table:table-cell>
          <table:table-cell table:number-columns-repeated="250"/>
        </table:table-row>
        <table:table-row table:style-name="ro2">
          <table:table-cell table:number-columns-repeated="3" table:style-name="ce19" office:value-type="string">
            <text:p>Control list</text:p>
          </table:table-cell>
          <table:table-cell table:style-name="ce19" table:formula="of:=&quot;  &lt;data name=&quot;&quot;&quot;&amp;[.A50]&amp;&quot;.title&quot;&quot; xml:space=&quot;&quot;preserve&quot;&quot;&gt; &lt;value&gt;&quot;&amp;[.B50]&amp;&quot;&lt;/value&gt; &lt;/data&gt;&quot;" office:value-type="string" office:string-value="  &lt;data name=&quot;Control list.title&quot; xml:space=&quot;preserve&quot;&gt; &lt;value&gt;Control list&lt;/value&gt; &lt;/data&gt;">
            <text:p><text:s text:c="2"/>&lt;data name="Control list.title" xml:space="preserve"&gt; &lt;value&gt;Control list&lt;/value&gt; &lt;/data&gt;</text:p>
          </table:table-cell>
          <table:table-cell table:style-name="ce19" table:formula="of:=&quot;  &lt;data name=&quot;&quot;&quot;&amp;[.A50]&amp;&quot;.title&quot;&quot; xml:space=&quot;&quot;preserve&quot;&quot;&gt; &lt;value&gt;&quot;&amp;[.C50]&amp;&quot;&lt;/value&gt; &lt;/data&gt;&quot;" office:value-type="string" office:string-value="  &lt;data name=&quot;Control list.title&quot; xml:space=&quot;preserve&quot;&gt; &lt;value&gt;Control list&lt;/value&gt; &lt;/data&gt;">
            <text:p><text:s text:c="2"/>&lt;data name="Control list.title" xml:space="preserve"&gt; &lt;value&gt;Control list&lt;/value&gt; &lt;/data&gt;</text:p>
          </table:table-cell>
          <table:table-cell table:style-name="ce6" office:value-type="string">
            <text:p><text:s/></text:p>
          </table:table-cell>
          <table:table-cell table:number-columns-repeated="250"/>
        </table:table-row>
        <table:table-row table:style-name="ro2">
          <table:table-cell table:style-name="ce20" office:value-type="string">
            <text:p>Control list</text:p>
          </table:table-cell>
          <table:table-cell table:number-columns-repeated="2" table:style-name="ce20" office:value-type="string">
            <text:p>Define list of exploitation controls</text:p>
          </table:table-cell>
          <table:table-cell table:style-name="ce20" table:formula="of:=&quot;  &lt;data name=&quot;&quot;&quot;&amp;[.A51]&amp;&quot;.description&quot;&quot; xml:space=&quot;&quot;preserve&quot;&quot;&gt; &lt;value&gt;&quot;&amp;[.B51]&amp;&quot;&lt;/value&gt; &lt;/data&gt;&quot;" office:value-type="string" office:string-value="  &lt;data name=&quot;Control list.description&quot; xml:space=&quot;preserve&quot;&gt; &lt;value&gt;Define list of exploitation controls&lt;/value&gt; &lt;/data&gt;">
            <text:p><text:s text:c="2"/>&lt;data name="Control list.description" xml:space="preserve"&gt; &lt;value&gt;Define list of exploitation controls&lt;/value&gt; &lt;/data&gt;</text:p>
          </table:table-cell>
          <table:table-cell table:style-name="ce20" table:formula="of:=&quot;  &lt;data name=&quot;&quot;&quot;&amp;[.A51]&amp;&quot;.description&quot;&quot; xml:space=&quot;&quot;preserve&quot;&quot;&gt; &lt;value&gt;&quot;&amp;[.C51]&amp;&quot;&lt;/value&gt; &lt;/data&gt;&quot;" office:value-type="string" office:string-value="  &lt;data name=&quot;Control list.description&quot; xml:space=&quot;preserve&quot;&gt; &lt;value&gt;Define list of exploitation controls&lt;/value&gt; &lt;/data&gt;">
            <text:p><text:s text:c="2"/>&lt;data name="Control list.description" xml:space="preserve"&gt; &lt;value&gt;Define list of exploitation controls&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Control sheet</text:p>
          </table:table-cell>
          <table:table-cell table:style-name="ce21" office:value-type="string">
            <text:p>控制表</text:p>
          </table:table-cell>
          <table:table-cell table:style-name="ce19" table:formula="of:=&quot;  &lt;data name=&quot;&quot;&quot;&amp;[.A52]&amp;&quot;.title&quot;&quot; xml:space=&quot;&quot;preserve&quot;&quot;&gt; &lt;value&gt;&quot;&amp;[.B52]&amp;&quot;&lt;/value&gt; &lt;/data&gt;&quot;" office:value-type="string" office:string-value="  &lt;data name=&quot;Control sheet.title&quot; xml:space=&quot;preserve&quot;&gt; &lt;value&gt;Control sheet&lt;/value&gt; &lt;/data&gt;">
            <text:p><text:s text:c="2"/>&lt;data name="Control sheet.title" xml:space="preserve"&gt; &lt;value&gt;Control sheet&lt;/value&gt; &lt;/data&gt;</text:p>
          </table:table-cell>
          <table:table-cell table:style-name="ce19" table:formula="of:=&quot;  &lt;data name=&quot;&quot;&quot;&amp;[.A52]&amp;&quot;.title&quot;&quot; xml:space=&quot;&quot;preserve&quot;&quot;&gt; &lt;value&gt;&quot;&amp;[.C52]&amp;&quot;&lt;/value&gt; &lt;/data&gt;&quot;" office:value-type="string" office:string-value="  &lt;data name=&quot;Control sheet.title&quot; xml:space=&quot;preserve&quot;&gt; &lt;value&gt;控制表&lt;/value&gt; &lt;/data&gt;">
            <text:p><text:s text:c="2"/>&lt;data name="Control sheet.title" xml:space="preserve"&gt; &lt;value&gt;控制表&lt;/value&gt; &lt;/data&gt;</text:p>
          </table:table-cell>
          <table:table-cell table:style-name="ce6" office:value-type="string">
            <text:p><text:s/></text:p>
          </table:table-cell>
          <table:table-cell table:number-columns-repeated="250"/>
        </table:table-row>
        <table:table-row table:style-name="ro2">
          <table:table-cell table:number-columns-repeated="3" table:style-name="ce20" office:value-type="string">
            <text:p>Control sheet</text:p>
          </table:table-cell>
          <table:table-cell table:style-name="ce20" table:formula="of:=&quot;  &lt;data name=&quot;&quot;&quot;&amp;[.A53]&amp;&quot;.description&quot;&quot; xml:space=&quot;&quot;preserve&quot;&quot;&gt; &lt;value&gt;&quot;&amp;[.B53]&amp;&quot;&lt;/value&gt; &lt;/data&gt;&quot;" office:value-type="string" office:string-value="  &lt;data name=&quot;Control sheet.description&quot; xml:space=&quot;preserve&quot;&gt; &lt;value&gt;Control sheet&lt;/value&gt; &lt;/data&gt;">
            <text:p><text:s text:c="2"/>&lt;data name="Control sheet.description" xml:space="preserve"&gt; &lt;value&gt;Control sheet&lt;/value&gt; &lt;/data&gt;</text:p>
          </table:table-cell>
          <table:table-cell table:style-name="ce20" table:formula="of:=&quot;  &lt;data name=&quot;&quot;&quot;&amp;[.A53]&amp;&quot;.description&quot;&quot; xml:space=&quot;&quot;preserve&quot;&quot;&gt; &lt;value&gt;&quot;&amp;[.C53]&amp;&quot;&lt;/value&gt; &lt;/data&gt;&quot;" office:value-type="string" office:string-value="  &lt;data name=&quot;Control sheet.description&quot; xml:space=&quot;preserve&quot;&gt; &lt;value&gt;Control sheet&lt;/value&gt; &lt;/data&gt;">
            <text:p><text:s text:c="2"/>&lt;data name="Control sheet.description" xml:space="preserve"&gt; &lt;value&gt;Control sheet&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Count</text:p>
          </table:table-cell>
          <table:table-cell table:style-name="ce21" office:value-type="string">
            <text:p>初盘</text:p>
          </table:table-cell>
          <table:table-cell table:style-name="ce19" table:formula="of:=&quot;  &lt;data name=&quot;&quot;&quot;&amp;[.A54]&amp;&quot;.title&quot;&quot; xml:space=&quot;&quot;preserve&quot;&quot;&gt; &lt;value&gt;&quot;&amp;[.B54]&amp;&quot;&lt;/value&gt; &lt;/data&gt;&quot;" office:value-type="string" office:string-value="  &lt;data name=&quot;Count.title&quot; xml:space=&quot;preserve&quot;&gt; &lt;value&gt;Count&lt;/value&gt; &lt;/data&gt;">
            <text:p><text:s text:c="2"/>&lt;data name="Count.title" xml:space="preserve"&gt; &lt;value&gt;Count&lt;/value&gt; &lt;/data&gt;</text:p>
          </table:table-cell>
          <table:table-cell table:style-name="ce19" table:formula="of:=&quot;  &lt;data name=&quot;&quot;&quot;&amp;[.A54]&amp;&quot;.title&quot;&quot; xml:space=&quot;&quot;preserve&quot;&quot;&gt; &lt;value&gt;&quot;&amp;[.C54]&amp;&quot;&lt;/value&gt; &lt;/data&gt;&quot;" office:value-type="string" office:string-value="  &lt;data name=&quot;Count.title&quot; xml:space=&quot;preserve&quot;&gt; &lt;value&gt;初盘&lt;/value&gt; &lt;/data&gt;">
            <text:p><text:s text:c="2"/>&lt;data name="Count.title" xml:space="preserve"&gt; &lt;value&gt;初盘&lt;/value&gt; &lt;/data&gt;</text:p>
          </table:table-cell>
          <table:table-cell table:style-name="ce6" office:value-type="string">
            <text:p><text:s/></text:p>
          </table:table-cell>
          <table:table-cell table:number-columns-repeated="250"/>
        </table:table-row>
        <table:table-row table:style-name="ro2">
          <table:table-cell table:number-columns-repeated="3" table:style-name="ce20" office:value-type="string">
            <text:p>Count</text:p>
          </table:table-cell>
          <table:table-cell table:style-name="ce20" table:formula="of:=&quot;  &lt;data name=&quot;&quot;&quot;&amp;[.A55]&amp;&quot;.description&quot;&quot; xml:space=&quot;&quot;preserve&quot;&quot;&gt; &lt;value&gt;&quot;&amp;[.B55]&amp;&quot;&lt;/value&gt; &lt;/data&gt;&quot;" office:value-type="string" office:string-value="  &lt;data name=&quot;Count.description&quot; xml:space=&quot;preserve&quot;&gt; &lt;value&gt;Count&lt;/value&gt; &lt;/data&gt;">
            <text:p><text:s text:c="2"/>&lt;data name="Count.description" xml:space="preserve"&gt; &lt;value&gt;Count&lt;/value&gt; &lt;/data&gt;</text:p>
          </table:table-cell>
          <table:table-cell table:style-name="ce20" table:formula="of:=&quot;  &lt;data name=&quot;&quot;&quot;&amp;[.A55]&amp;&quot;.description&quot;&quot; xml:space=&quot;&quot;preserve&quot;&quot;&gt; &lt;value&gt;&quot;&amp;[.C55]&amp;&quot;&lt;/value&gt; &lt;/data&gt;&quot;" office:value-type="string" office:string-value="  &lt;data name=&quot;Count.description&quot; xml:space=&quot;preserve&quot;&gt; &lt;value&gt;Count&lt;/value&gt; &lt;/data&gt;">
            <text:p><text:s text:c="2"/>&lt;data name="Count.description" xml:space="preserve"&gt; &lt;value&gt;Count&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Count sheet</text:p>
          </table:table-cell>
          <table:table-cell table:style-name="ce21" office:value-type="string">
            <text:p>盘点表</text:p>
          </table:table-cell>
          <table:table-cell table:style-name="ce19" table:formula="of:=&quot;  &lt;data name=&quot;&quot;&quot;&amp;[.A56]&amp;&quot;.title&quot;&quot; xml:space=&quot;&quot;preserve&quot;&quot;&gt; &lt;value&gt;&quot;&amp;[.B56]&amp;&quot;&lt;/value&gt; &lt;/data&gt;&quot;" office:value-type="string" office:string-value="  &lt;data name=&quot;Count sheet.title&quot; xml:space=&quot;preserve&quot;&gt; &lt;value&gt;Count sheet&lt;/value&gt; &lt;/data&gt;">
            <text:p><text:s text:c="2"/>&lt;data name="Count sheet.title" xml:space="preserve"&gt; &lt;value&gt;Count sheet&lt;/value&gt; &lt;/data&gt;</text:p>
          </table:table-cell>
          <table:table-cell table:style-name="ce19" table:formula="of:=&quot;  &lt;data name=&quot;&quot;&quot;&amp;[.A56]&amp;&quot;.title&quot;&quot; xml:space=&quot;&quot;preserve&quot;&quot;&gt; &lt;value&gt;&quot;&amp;[.C56]&amp;&quot;&lt;/value&gt; &lt;/data&gt;&quot;" office:value-type="string" office:string-value="  &lt;data name=&quot;Count sheet.title&quot; xml:space=&quot;preserve&quot;&gt; &lt;value&gt;盘点表&lt;/value&gt; &lt;/data&gt;">
            <text:p><text:s text:c="2"/>&lt;data name="Count sheet.title" xml:space="preserve"&gt; &lt;value&gt;盘点表&lt;/value&gt; &lt;/data&gt;</text:p>
          </table:table-cell>
          <table:table-cell table:style-name="ce6" office:value-type="string">
            <text:p><text:s/></text:p>
          </table:table-cell>
          <table:table-cell table:number-columns-repeated="250"/>
        </table:table-row>
        <table:table-row table:style-name="ro2">
          <table:table-cell table:number-columns-repeated="3" table:style-name="ce20" office:value-type="string">
            <text:p>Count sheet</text:p>
          </table:table-cell>
          <table:table-cell table:style-name="ce20" table:formula="of:=&quot;  &lt;data name=&quot;&quot;&quot;&amp;[.A57]&amp;&quot;.description&quot;&quot; xml:space=&quot;&quot;preserve&quot;&quot;&gt; &lt;value&gt;&quot;&amp;[.B57]&amp;&quot;&lt;/value&gt; &lt;/data&gt;&quot;" office:value-type="string" office:string-value="  &lt;data name=&quot;Count sheet.description&quot; xml:space=&quot;preserve&quot;&gt; &lt;value&gt;Count sheet&lt;/value&gt; &lt;/data&gt;">
            <text:p><text:s text:c="2"/>&lt;data name="Count sheet.description" xml:space="preserve"&gt; &lt;value&gt;Count sheet&lt;/value&gt; &lt;/data&gt;</text:p>
          </table:table-cell>
          <table:table-cell table:style-name="ce20" table:formula="of:=&quot;  &lt;data name=&quot;&quot;&quot;&amp;[.A57]&amp;&quot;.description&quot;&quot; xml:space=&quot;&quot;preserve&quot;&quot;&gt; &lt;value&gt;&quot;&amp;[.C57]&amp;&quot;&lt;/value&gt; &lt;/data&gt;&quot;" office:value-type="string" office:string-value="  &lt;data name=&quot;Count sheet.description&quot; xml:space=&quot;preserve&quot;&gt; &lt;value&gt;Count sheet&lt;/value&gt; &lt;/data&gt;">
            <text:p><text:s text:c="2"/>&lt;data name="Count sheet.description" xml:space="preserve"&gt; &lt;value&gt;Count sheet&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Customer</text:p>
          </table:table-cell>
          <table:table-cell table:style-name="ce21" office:value-type="string">
            <text:p>顾客</text:p>
          </table:table-cell>
          <table:table-cell table:style-name="ce19" table:formula="of:=&quot;  &lt;data name=&quot;&quot;&quot;&amp;[.A58]&amp;&quot;.title&quot;&quot; xml:space=&quot;&quot;preserve&quot;&quot;&gt; &lt;value&gt;&quot;&amp;[.B58]&amp;&quot;&lt;/value&gt; &lt;/data&gt;&quot;" office:value-type="string" office:string-value="  &lt;data name=&quot;Customer.title&quot; xml:space=&quot;preserve&quot;&gt; &lt;value&gt;Customer&lt;/value&gt; &lt;/data&gt;">
            <text:p><text:s text:c="2"/>&lt;data name="Customer.title" xml:space="preserve"&gt; &lt;value&gt;Customer&lt;/value&gt; &lt;/data&gt;</text:p>
          </table:table-cell>
          <table:table-cell table:style-name="ce19" table:formula="of:=&quot;  &lt;data name=&quot;&quot;&quot;&amp;[.A58]&amp;&quot;.title&quot;&quot; xml:space=&quot;&quot;preserve&quot;&quot;&gt; &lt;value&gt;&quot;&amp;[.C58]&amp;&quot;&lt;/value&gt; &lt;/data&gt;&quot;" office:value-type="string" office:string-value="  &lt;data name=&quot;Customer.title&quot; xml:space=&quot;preserve&quot;&gt; &lt;value&gt;顾客&lt;/value&gt; &lt;/data&gt;">
            <text:p><text:s text:c="2"/>&lt;data name="Customer.title" xml:space="preserve"&gt; &lt;value&gt;顾客&lt;/value&gt; &lt;/data&gt;</text:p>
          </table:table-cell>
          <table:table-cell table:style-name="ce6" office:value-type="string">
            <text:p><text:s/></text:p>
          </table:table-cell>
          <table:table-cell table:number-columns-repeated="250"/>
        </table:table-row>
        <table:table-row table:style-name="ro2">
          <table:table-cell table:style-name="ce20" office:value-type="string">
            <text:p>Customer</text:p>
          </table:table-cell>
          <table:table-cell table:style-name="ce20" office:value-type="string">
            <text:p>View, select, update customers</text:p>
          </table:table-cell>
          <table:table-cell table:style-name="ce22" office:value-type="string">
            <text:p>查看<text:span text:style-name="T7">,</text:span><text:span text:style-name="T8">选择</text:span><text:span text:style-name="T7">,</text:span><text:span text:style-name="T8">更新顾客信息</text:span></text:p>
          </table:table-cell>
          <table:table-cell table:style-name="ce20" table:formula="of:=&quot;  &lt;data name=&quot;&quot;&quot;&amp;[.A59]&amp;&quot;.description&quot;&quot; xml:space=&quot;&quot;preserve&quot;&quot;&gt; &lt;value&gt;&quot;&amp;[.B59]&amp;&quot;&lt;/value&gt; &lt;/data&gt;&quot;" office:value-type="string" office:string-value="  &lt;data name=&quot;Customer.description&quot; xml:space=&quot;preserve&quot;&gt; &lt;value&gt;View, select, update customers&lt;/value&gt; &lt;/data&gt;">
            <text:p><text:s text:c="2"/>&lt;data name="Customer.description" xml:space="preserve"&gt; &lt;value&gt;View, select, update customers&lt;/value&gt; &lt;/data&gt;</text:p>
          </table:table-cell>
          <table:table-cell table:style-name="ce20" table:formula="of:=&quot;  &lt;data name=&quot;&quot;&quot;&amp;[.A59]&amp;&quot;.description&quot;&quot; xml:space=&quot;&quot;preserve&quot;&quot;&gt; &lt;value&gt;&quot;&amp;[.C59]&amp;&quot;&lt;/value&gt; &lt;/data&gt;&quot;" office:value-type="string" office:string-value="  &lt;data name=&quot;Customer.description&quot; xml:space=&quot;preserve&quot;&gt; &lt;value&gt;查看,选择,更新顾客信息&lt;/value&gt; &lt;/data&gt;">
            <text:p><text:s text:c="2"/>&lt;data name="Customer.description" xml:space="preserve"&gt; &lt;value&gt;查看,选择,更新顾客信息&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Customer order</text:p>
          </table:table-cell>
          <table:table-cell table:style-name="ce21" office:value-type="string">
            <text:p>顾客订单</text:p>
          </table:table-cell>
          <table:table-cell table:style-name="ce19" table:formula="of:=&quot;  &lt;data name=&quot;&quot;&quot;&amp;[.A60]&amp;&quot;.title&quot;&quot; xml:space=&quot;&quot;preserve&quot;&quot;&gt; &lt;value&gt;&quot;&amp;[.B60]&amp;&quot;&lt;/value&gt; &lt;/data&gt;&quot;" office:value-type="string" office:string-value="  &lt;data name=&quot;Customer order.title&quot; xml:space=&quot;preserve&quot;&gt; &lt;value&gt;Customer order&lt;/value&gt; &lt;/data&gt;">
            <text:p><text:s text:c="2"/>&lt;data name="Customer order.title" xml:space="preserve"&gt; &lt;value&gt;Customer order&lt;/value&gt; &lt;/data&gt;</text:p>
          </table:table-cell>
          <table:table-cell table:style-name="ce19" table:formula="of:=&quot;  &lt;data name=&quot;&quot;&quot;&amp;[.A60]&amp;&quot;.title&quot;&quot; xml:space=&quot;&quot;preserve&quot;&quot;&gt; &lt;value&gt;&quot;&amp;[.C60]&amp;&quot;&lt;/value&gt; &lt;/data&gt;&quot;" office:value-type="string" office:string-value="  &lt;data name=&quot;Customer order.title&quot; xml:space=&quot;preserve&quot;&gt; &lt;value&gt;顾客订单&lt;/value&gt; &lt;/data&gt;">
            <text:p><text:s text:c="2"/>&lt;data name="Customer order.title" xml:space="preserve"&gt; &lt;value&gt;顾客订单&lt;/value&gt; &lt;/data&gt;</text:p>
          </table:table-cell>
          <table:table-cell table:style-name="ce6" office:value-type="string">
            <text:p><text:s/></text:p>
          </table:table-cell>
          <table:table-cell table:number-columns-repeated="250"/>
        </table:table-row>
        <table:table-row table:style-name="ro2">
          <table:table-cell table:style-name="ce20" office:value-type="string">
            <text:p>Customer order</text:p>
          </table:table-cell>
          <table:table-cell table:style-name="ce20" office:value-type="string">
            <text:p>Create customer order</text:p>
          </table:table-cell>
          <table:table-cell table:style-name="ce22" office:value-type="string">
            <text:p>创建顾客订单</text:p>
          </table:table-cell>
          <table:table-cell table:style-name="ce20" table:formula="of:=&quot;  &lt;data name=&quot;&quot;&quot;&amp;[.A61]&amp;&quot;.description&quot;&quot; xml:space=&quot;&quot;preserve&quot;&quot;&gt; &lt;value&gt;&quot;&amp;[.B61]&amp;&quot;&lt;/value&gt; &lt;/data&gt;&quot;" office:value-type="string" office:string-value="  &lt;data name=&quot;Customer order.description&quot; xml:space=&quot;preserve&quot;&gt; &lt;value&gt;Create customer order&lt;/value&gt; &lt;/data&gt;">
            <text:p><text:s text:c="2"/>&lt;data name="Customer order.description" xml:space="preserve"&gt; &lt;value&gt;Create customer order&lt;/value&gt; &lt;/data&gt;</text:p>
          </table:table-cell>
          <table:table-cell table:style-name="ce20" table:formula="of:=&quot;  &lt;data name=&quot;&quot;&quot;&amp;[.A61]&amp;&quot;.description&quot;&quot; xml:space=&quot;&quot;preserve&quot;&quot;&gt; &lt;value&gt;&quot;&amp;[.C61]&amp;&quot;&lt;/value&gt; &lt;/data&gt;&quot;" office:value-type="string" office:string-value="  &lt;data name=&quot;Customer order.description&quot; xml:space=&quot;preserve&quot;&gt; &lt;value&gt;创建顾客订单&lt;/value&gt; &lt;/data&gt;">
            <text:p><text:s text:c="2"/>&lt;data name="Customer order.description" xml:space="preserve"&gt; &lt;value&gt;创建顾客订单&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Customer poll</text:p>
          </table:table-cell>
          <table:table-cell table:style-name="ce21" office:value-type="string">
            <text:p>顾客调查</text:p>
          </table:table-cell>
          <table:table-cell table:style-name="ce19" table:formula="of:=&quot;  &lt;data name=&quot;&quot;&quot;&amp;[.A62]&amp;&quot;.title&quot;&quot; xml:space=&quot;&quot;preserve&quot;&quot;&gt; &lt;value&gt;&quot;&amp;[.B62]&amp;&quot;&lt;/value&gt; &lt;/data&gt;&quot;" office:value-type="string" office:string-value="  &lt;data name=&quot;Customer poll.title&quot; xml:space=&quot;preserve&quot;&gt; &lt;value&gt;Customer poll&lt;/value&gt; &lt;/data&gt;">
            <text:p><text:s text:c="2"/>&lt;data name="Customer poll.title" xml:space="preserve"&gt; &lt;value&gt;Customer poll&lt;/value&gt; &lt;/data&gt;</text:p>
          </table:table-cell>
          <table:table-cell table:style-name="ce19" table:formula="of:=&quot;  &lt;data name=&quot;&quot;&quot;&amp;[.A62]&amp;&quot;.title&quot;&quot; xml:space=&quot;&quot;preserve&quot;&quot;&gt; &lt;value&gt;&quot;&amp;[.C62]&amp;&quot;&lt;/value&gt; &lt;/data&gt;&quot;" office:value-type="string" office:string-value="  &lt;data name=&quot;Customer poll.title&quot; xml:space=&quot;preserve&quot;&gt; &lt;value&gt;顾客调查&lt;/value&gt; &lt;/data&gt;">
            <text:p><text:s text:c="2"/>&lt;data name="Customer poll.title" xml:space="preserve"&gt; &lt;value&gt;顾客调查&lt;/value&gt; &lt;/data&gt;</text:p>
          </table:table-cell>
          <table:table-cell table:style-name="ce6" office:value-type="string">
            <text:p><text:s/></text:p>
          </table:table-cell>
          <table:table-cell table:number-columns-repeated="250"/>
        </table:table-row>
        <table:table-row table:style-name="ro2">
          <table:table-cell table:style-name="ce20" office:value-type="string">
            <text:p>Customer poll</text:p>
          </table:table-cell>
          <table:table-cell table:style-name="ce20" office:value-type="string">
            <text:p>Select customer to make poll</text:p>
          </table:table-cell>
          <table:table-cell table:style-name="ce23" office:value-type="string">
            <text:p>选择顾客做调查</text:p>
          </table:table-cell>
          <table:table-cell table:style-name="ce20" table:formula="of:=&quot;  &lt;data name=&quot;&quot;&quot;&amp;[.A63]&amp;&quot;.description&quot;&quot; xml:space=&quot;&quot;preserve&quot;&quot;&gt; &lt;value&gt;&quot;&amp;[.B63]&amp;&quot;&lt;/value&gt; &lt;/data&gt;&quot;" office:value-type="string" office:string-value="  &lt;data name=&quot;Customer poll.description&quot; xml:space=&quot;preserve&quot;&gt; &lt;value&gt;Select customer to make poll&lt;/value&gt; &lt;/data&gt;">
            <text:p><text:s text:c="2"/>&lt;data name="Customer poll.description" xml:space="preserve"&gt; &lt;value&gt;Select customer to make poll&lt;/value&gt; &lt;/data&gt;</text:p>
          </table:table-cell>
          <table:table-cell table:style-name="ce20" table:formula="of:=&quot;  &lt;data name=&quot;&quot;&quot;&amp;[.A63]&amp;&quot;.description&quot;&quot; xml:space=&quot;&quot;preserve&quot;&quot;&gt; &lt;value&gt;&quot;&amp;[.C63]&amp;&quot;&lt;/value&gt; &lt;/data&gt;&quot;" office:value-type="string" office:string-value="  &lt;data name=&quot;Customer poll.description&quot; xml:space=&quot;preserve&quot;&gt; &lt;value&gt;选择顾客做调查&lt;/value&gt; &lt;/data&gt;">
            <text:p><text:s text:c="2"/>&lt;data name="Customer poll.description" xml:space="preserve"&gt; &lt;value&gt;选择顾客做调查&lt;/value&gt; &lt;/data&gt;</text:p>
          </table:table-cell>
          <table:table-cell table:style-name="ce6" office:value-type="string">
            <text:p><text:s/></text:p>
          </table:table-cell>
          <table:table-cell table:number-columns-repeated="250"/>
        </table:table-row>
        <table:table-row table:style-name="ro2">
          <table:table-cell table:style-name="ce19" office:value-type="string">
            <text:p>Daily mop</text:p>
          </table:table-cell>
          <table:table-cell table:style-name="ce19" office:value-type="string">
            <text:p>Cashier end of day</text:p>
          </table:table-cell>
          <table:table-cell table:style-name="ce21" office:value-type="string">
            <text:p>收银员结账</text:p>
          </table:table-cell>
          <table:table-cell table:style-name="ce19" table:formula="of:=&quot;  &lt;data name=&quot;&quot;&quot;&amp;[.A64]&amp;&quot;.title&quot;&quot; xml:space=&quot;&quot;preserve&quot;&quot;&gt; &lt;value&gt;&quot;&amp;[.B64]&amp;&quot;&lt;/value&gt; &lt;/data&gt;&quot;" office:value-type="string" office:string-value="  &lt;data name=&quot;Daily mop.title&quot; xml:space=&quot;preserve&quot;&gt; &lt;value&gt;Cashier end of day&lt;/value&gt; &lt;/data&gt;">
            <text:p><text:s text:c="2"/>&lt;data name="Daily mop.title" xml:space="preserve"&gt; &lt;value&gt;Cashier end of day&lt;/value&gt; &lt;/data&gt;</text:p>
          </table:table-cell>
          <table:table-cell table:style-name="ce19" table:formula="of:=&quot;  &lt;data name=&quot;&quot;&quot;&amp;[.A64]&amp;&quot;.title&quot;&quot; xml:space=&quot;&quot;preserve&quot;&quot;&gt; &lt;value&gt;&quot;&amp;[.C64]&amp;&quot;&lt;/value&gt; &lt;/data&gt;&quot;" office:value-type="string" office:string-value="  &lt;data name=&quot;Daily mop.title&quot; xml:space=&quot;preserve&quot;&gt; &lt;value&gt;收银员结账&lt;/value&gt; &lt;/data&gt;">
            <text:p><text:s text:c="2"/>&lt;data name="Daily mop.title" xml:space="preserve"&gt; &lt;value&gt;收银员结账&lt;/value&gt; &lt;/data&gt;</text:p>
          </table:table-cell>
          <table:table-cell table:style-name="ce6" office:value-type="string">
            <text:p><text:s/></text:p>
          </table:table-cell>
          <table:table-cell table:number-columns-repeated="250"/>
        </table:table-row>
        <table:table-row table:style-name="ro2">
          <table:table-cell table:style-name="ce20" office:value-type="string">
            <text:p>Daily mop</text:p>
          </table:table-cell>
          <table:table-cell table:number-columns-repeated="2" table:style-name="ce20" office:value-type="string">
            <text:p>Cashier confirm amount of MOP received today</text:p>
          </table:table-cell>
          <table:table-cell table:style-name="ce20" table:formula="of:=&quot;  &lt;data name=&quot;&quot;&quot;&amp;[.A65]&amp;&quot;.description&quot;&quot; xml:space=&quot;&quot;preserve&quot;&quot;&gt; &lt;value&gt;&quot;&amp;[.B65]&amp;&quot;&lt;/value&gt; &lt;/data&gt;&quot;" office:value-type="string" office:string-value="  &lt;data name=&quot;Daily mop.description&quot; xml:space=&quot;preserve&quot;&gt; &lt;value&gt;Cashier confirm amount of MOP received today&lt;/value&gt; &lt;/data&gt;">
            <text:p><text:s text:c="2"/>&lt;data name="Daily mop.description" xml:space="preserve"&gt; &lt;value&gt;Cashier confirm amount of MOP received today&lt;/value&gt; &lt;/data&gt;</text:p>
          </table:table-cell>
          <table:table-cell table:style-name="ce20" table:formula="of:=&quot;  &lt;data name=&quot;&quot;&quot;&amp;[.A65]&amp;&quot;.description&quot;&quot; xml:space=&quot;&quot;preserve&quot;&quot;&gt; &lt;value&gt;&quot;&amp;[.C65]&amp;&quot;&lt;/value&gt; &lt;/data&gt;&quot;" office:value-type="string" office:string-value="  &lt;data name=&quot;Daily mop.description&quot; xml:space=&quot;preserve&quot;&gt; &lt;value&gt;Cashier confirm amount of MOP received today&lt;/value&gt; &lt;/data&gt;">
            <text:p><text:s text:c="2"/>&lt;data name="Daily mop.description" xml:space="preserve"&gt; &lt;value&gt;Cashier confirm amount of MOP received today&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Decorating</text:p>
          </table:table-cell>
          <table:table-cell table:style-name="ce21" office:value-type="string">
            <text:p>装潢</text:p>
          </table:table-cell>
          <table:table-cell table:style-name="ce19" table:formula="of:=&quot;  &lt;data name=&quot;&quot;&quot;&amp;[.A66]&amp;&quot;.title&quot;&quot; xml:space=&quot;&quot;preserve&quot;&quot;&gt; &lt;value&gt;&quot;&amp;[.B66]&amp;&quot;&lt;/value&gt; &lt;/data&gt;&quot;" office:value-type="string" office:string-value="  &lt;data name=&quot;Decorating.title&quot; xml:space=&quot;preserve&quot;&gt; &lt;value&gt;Decorating&lt;/value&gt; &lt;/data&gt;">
            <text:p><text:s text:c="2"/>&lt;data name="Decorating.title" xml:space="preserve"&gt; &lt;value&gt;Decorating&lt;/value&gt; &lt;/data&gt;</text:p>
          </table:table-cell>
          <table:table-cell table:style-name="ce19" table:formula="of:=&quot;  &lt;data name=&quot;&quot;&quot;&amp;[.A66]&amp;&quot;.title&quot;&quot; xml:space=&quot;&quot;preserve&quot;&quot;&gt; &lt;value&gt;&quot;&amp;[.C66]&amp;&quot;&lt;/value&gt; &lt;/data&gt;&quot;" office:value-type="string" office:string-value="  &lt;data name=&quot;Decorating.title&quot; xml:space=&quot;preserve&quot;&gt; &lt;value&gt;装潢&lt;/value&gt; &lt;/data&gt;">
            <text:p><text:s text:c="2"/>&lt;data name="Decorating.title" xml:space="preserve"&gt; &lt;value&gt;装潢&lt;/value&gt; &lt;/data&gt;</text:p>
          </table:table-cell>
          <table:table-cell table:style-name="ce6" office:value-type="string">
            <text:p><text:s/></text:p>
          </table:table-cell>
          <table:table-cell table:number-columns-repeated="250"/>
        </table:table-row>
        <table:table-row table:style-name="ro2">
          <table:table-cell table:style-name="ce20" office:value-type="string">
            <text:p>Decorating</text:p>
          </table:table-cell>
          <table:table-cell table:style-name="ce20" office:value-type="string">
            <text:p>Decorating company parameters</text:p>
          </table:table-cell>
          <table:table-cell table:style-name="ce22" office:value-type="string">
            <text:p>装潢中心选项</text:p>
          </table:table-cell>
          <table:table-cell table:style-name="ce20" table:formula="of:=&quot;  &lt;data name=&quot;&quot;&quot;&amp;[.A67]&amp;&quot;.description&quot;&quot; xml:space=&quot;&quot;preserve&quot;&quot;&gt; &lt;value&gt;&quot;&amp;[.B67]&amp;&quot;&lt;/value&gt; &lt;/data&gt;&quot;" office:value-type="string" office:string-value="  &lt;data name=&quot;Decorating.description&quot; xml:space=&quot;preserve&quot;&gt; &lt;value&gt;Decorating company parameters&lt;/value&gt; &lt;/data&gt;">
            <text:p><text:s text:c="2"/>&lt;data name="Decorating.description" xml:space="preserve"&gt; &lt;value&gt;Decorating company parameters&lt;/value&gt; &lt;/data&gt;</text:p>
          </table:table-cell>
          <table:table-cell table:style-name="ce20" table:formula="of:=&quot;  &lt;data name=&quot;&quot;&quot;&amp;[.A67]&amp;&quot;.description&quot;&quot; xml:space=&quot;&quot;preserve&quot;&quot;&gt; &lt;value&gt;&quot;&amp;[.C67]&amp;&quot;&lt;/value&gt; &lt;/data&gt;&quot;" office:value-type="string" office:string-value="  &lt;data name=&quot;Decorating.description&quot; xml:space=&quot;preserve&quot;&gt; &lt;value&gt;装潢中心选项&lt;/value&gt; &lt;/data&gt;">
            <text:p><text:s text:c="2"/>&lt;data name="Decorating.description" xml:space="preserve"&gt; &lt;value&gt;装潢中心选项&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Default value</text:p>
          </table:table-cell>
          <table:table-cell table:style-name="ce21" office:value-type="string">
            <text:p>默认值</text:p>
          </table:table-cell>
          <table:table-cell table:style-name="ce19" table:formula="of:=&quot;  &lt;data name=&quot;&quot;&quot;&amp;[.A68]&amp;&quot;.title&quot;&quot; xml:space=&quot;&quot;preserve&quot;&quot;&gt; &lt;value&gt;&quot;&amp;[.B68]&amp;&quot;&lt;/value&gt; &lt;/data&gt;&quot;" office:value-type="string" office:string-value="  &lt;data name=&quot;Default value.title&quot; xml:space=&quot;preserve&quot;&gt; &lt;value&gt;Default value&lt;/value&gt; &lt;/data&gt;">
            <text:p><text:s text:c="2"/>&lt;data name="Default value.title" xml:space="preserve"&gt; &lt;value&gt;Default value&lt;/value&gt; &lt;/data&gt;</text:p>
          </table:table-cell>
          <table:table-cell table:style-name="ce19" table:formula="of:=&quot;  &lt;data name=&quot;&quot;&quot;&amp;[.A68]&amp;&quot;.title&quot;&quot; xml:space=&quot;&quot;preserve&quot;&quot;&gt; &lt;value&gt;&quot;&amp;[.C68]&amp;&quot;&lt;/value&gt; &lt;/data&gt;&quot;" office:value-type="string" office:string-value="  &lt;data name=&quot;Default value.title&quot; xml:space=&quot;preserve&quot;&gt; &lt;value&gt;默认值&lt;/value&gt; &lt;/data&gt;">
            <text:p><text:s text:c="2"/>&lt;data name="Default value.title" xml:space="preserve"&gt; &lt;value&gt;默认值&lt;/value&gt; &lt;/data&gt;</text:p>
          </table:table-cell>
          <table:table-cell table:style-name="ce6" office:value-type="string">
            <text:p><text:s/></text:p>
          </table:table-cell>
          <table:table-cell table:number-columns-repeated="250"/>
        </table:table-row>
        <table:table-row table:style-name="ro2">
          <table:table-cell table:style-name="ce20" office:value-type="string">
            <text:p>Default value</text:p>
          </table:table-cell>
          <table:table-cell table:style-name="ce20" office:value-type="string">
            <text:p>Set default value</text:p>
          </table:table-cell>
          <table:table-cell table:style-name="ce22" office:value-type="string">
            <text:p>定义默认值</text:p>
          </table:table-cell>
          <table:table-cell table:style-name="ce20" table:formula="of:=&quot;  &lt;data name=&quot;&quot;&quot;&amp;[.A69]&amp;&quot;.description&quot;&quot; xml:space=&quot;&quot;preserve&quot;&quot;&gt; &lt;value&gt;&quot;&amp;[.B69]&amp;&quot;&lt;/value&gt; &lt;/data&gt;&quot;" office:value-type="string" office:string-value="  &lt;data name=&quot;Default value.description&quot; xml:space=&quot;preserve&quot;&gt; &lt;value&gt;Set default value&lt;/value&gt; &lt;/data&gt;">
            <text:p><text:s text:c="2"/>&lt;data name="Default value.description" xml:space="preserve"&gt; &lt;value&gt;Set default value&lt;/value&gt; &lt;/data&gt;</text:p>
          </table:table-cell>
          <table:table-cell table:style-name="ce20" table:formula="of:=&quot;  &lt;data name=&quot;&quot;&quot;&amp;[.A69]&amp;&quot;.description&quot;&quot; xml:space=&quot;&quot;preserve&quot;&quot;&gt; &lt;value&gt;&quot;&amp;[.C69]&amp;&quot;&lt;/value&gt; &lt;/data&gt;&quot;" office:value-type="string" office:string-value="  &lt;data name=&quot;Default value.description&quot; xml:space=&quot;preserve&quot;&gt; &lt;value&gt;定义默认值&lt;/value&gt; &lt;/data&gt;">
            <text:p><text:s text:c="2"/>&lt;data name="Default value.description" xml:space="preserve"&gt; &lt;value&gt;定义默认值&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Delivery</text:p>
          </table:table-cell>
          <table:table-cell table:style-name="ce21" office:value-type="string">
            <text:p>送货</text:p>
          </table:table-cell>
          <table:table-cell table:style-name="ce19" table:formula="of:=&quot;  &lt;data name=&quot;&quot;&quot;&amp;[.A70]&amp;&quot;.title&quot;&quot; xml:space=&quot;&quot;preserve&quot;&quot;&gt; &lt;value&gt;&quot;&amp;[.B70]&amp;&quot;&lt;/value&gt; &lt;/data&gt;&quot;" office:value-type="string" office:string-value="  &lt;data name=&quot;Delivery.title&quot; xml:space=&quot;preserve&quot;&gt; &lt;value&gt;Delivery&lt;/value&gt; &lt;/data&gt;">
            <text:p><text:s text:c="2"/>&lt;data name="Delivery.title" xml:space="preserve"&gt; &lt;value&gt;Delivery&lt;/value&gt; &lt;/data&gt;</text:p>
          </table:table-cell>
          <table:table-cell table:style-name="ce19" table:formula="of:=&quot;  &lt;data name=&quot;&quot;&quot;&amp;[.A70]&amp;&quot;.title&quot;&quot; xml:space=&quot;&quot;preserve&quot;&quot;&gt; &lt;value&gt;&quot;&amp;[.C70]&amp;&quot;&lt;/value&gt; &lt;/data&gt;&quot;" office:value-type="string" office:string-value="  &lt;data name=&quot;Delivery.title&quot; xml:space=&quot;preserve&quot;&gt; &lt;value&gt;送货&lt;/value&gt; &lt;/data&gt;">
            <text:p><text:s text:c="2"/>&lt;data name="Delivery.title" xml:space="preserve"&gt; &lt;value&gt;送货&lt;/value&gt; &lt;/data&gt;</text:p>
          </table:table-cell>
          <table:table-cell table:style-name="ce6" office:value-type="string">
            <text:p><text:s/></text:p>
          </table:table-cell>
          <table:table-cell table:number-columns-repeated="250"/>
        </table:table-row>
        <table:table-row table:style-name="ro2">
          <table:table-cell table:style-name="ce20" office:value-type="string">
            <text:p>Delivery</text:p>
          </table:table-cell>
          <table:table-cell table:style-name="ce20" office:value-type="string">
            <text:p>Project delivery and project life</text:p>
          </table:table-cell>
          <table:table-cell table:style-name="ce22" office:value-type="string">
            <text:p>项目送货和项目管理</text:p>
          </table:table-cell>
          <table:table-cell table:style-name="ce20" table:formula="of:=&quot;  &lt;data name=&quot;&quot;&quot;&amp;[.A71]&amp;&quot;.description&quot;&quot; xml:space=&quot;&quot;preserve&quot;&quot;&gt; &lt;value&gt;&quot;&amp;[.B71]&amp;&quot;&lt;/value&gt; &lt;/data&gt;&quot;" office:value-type="string" office:string-value="  &lt;data name=&quot;Delivery.description&quot; xml:space=&quot;preserve&quot;&gt; &lt;value&gt;Project delivery and project life&lt;/value&gt; &lt;/data&gt;">
            <text:p><text:s text:c="2"/>&lt;data name="Delivery.description" xml:space="preserve"&gt; &lt;value&gt;Project delivery and project life&lt;/value&gt; &lt;/data&gt;</text:p>
          </table:table-cell>
          <table:table-cell table:style-name="ce20" table:formula="of:=&quot;  &lt;data name=&quot;&quot;&quot;&amp;[.A71]&amp;&quot;.description&quot;&quot; xml:space=&quot;&quot;preserve&quot;&quot;&gt; &lt;value&gt;&quot;&amp;[.C71]&amp;&quot;&lt;/value&gt; &lt;/data&gt;&quot;" office:value-type="string" office:string-value="  &lt;data name=&quot;Delivery.description&quot; xml:space=&quot;preserve&quot;&gt; &lt;value&gt;项目送货和项目管理&lt;/value&gt; &lt;/data&gt;">
            <text:p><text:s text:c="2"/>&lt;data name="Delivery.description" xml:space="preserve"&gt; &lt;value&gt;项目送货和项目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Discount</text:p>
          </table:table-cell>
          <table:table-cell table:style-name="ce21" office:value-type="string">
            <text:p>折扣</text:p>
          </table:table-cell>
          <table:table-cell table:style-name="ce19" table:formula="of:=&quot;  &lt;data name=&quot;&quot;&quot;&amp;[.A72]&amp;&quot;.title&quot;&quot; xml:space=&quot;&quot;preserve&quot;&quot;&gt; &lt;value&gt;&quot;&amp;[.B72]&amp;&quot;&lt;/value&gt; &lt;/data&gt;&quot;" office:value-type="string" office:string-value="  &lt;data name=&quot;Discount.title&quot; xml:space=&quot;preserve&quot;&gt; &lt;value&gt;Discount&lt;/value&gt; &lt;/data&gt;">
            <text:p><text:s text:c="2"/>&lt;data name="Discount.title" xml:space="preserve"&gt; &lt;value&gt;Discount&lt;/value&gt; &lt;/data&gt;</text:p>
          </table:table-cell>
          <table:table-cell table:style-name="ce19" table:formula="of:=&quot;  &lt;data name=&quot;&quot;&quot;&amp;[.A72]&amp;&quot;.title&quot;&quot; xml:space=&quot;&quot;preserve&quot;&quot;&gt; &lt;value&gt;&quot;&amp;[.C72]&amp;&quot;&lt;/value&gt; &lt;/data&gt;&quot;" office:value-type="string" office:string-value="  &lt;data name=&quot;Discount.title&quot; xml:space=&quot;preserve&quot;&gt; &lt;value&gt;折扣&lt;/value&gt; &lt;/data&gt;">
            <text:p><text:s text:c="2"/>&lt;data name="Discount.title" xml:space="preserve"&gt; &lt;value&gt;折扣&lt;/value&gt; &lt;/data&gt;</text:p>
          </table:table-cell>
          <table:table-cell table:style-name="ce6" office:value-type="string">
            <text:p><text:s/></text:p>
          </table:table-cell>
          <table:table-cell table:number-columns-repeated="250"/>
        </table:table-row>
        <table:table-row table:style-name="ro2">
          <table:table-cell table:style-name="ce20" office:value-type="string">
            <text:p>Discount</text:p>
          </table:table-cell>
          <table:table-cell table:style-name="ce20" office:value-type="string">
            <text:p>View supplier with discount</text:p>
          </table:table-cell>
          <table:table-cell table:style-name="ce22" office:value-type="string">
            <text:p>查看带折扣的厂家</text:p>
          </table:table-cell>
          <table:table-cell table:style-name="ce20" table:formula="of:=&quot;  &lt;data name=&quot;&quot;&quot;&amp;[.A73]&amp;&quot;.description&quot;&quot; xml:space=&quot;&quot;preserve&quot;&quot;&gt; &lt;value&gt;&quot;&amp;[.B73]&amp;&quot;&lt;/value&gt; &lt;/data&gt;&quot;" office:value-type="string" office:string-value="  &lt;data name=&quot;Discount.description&quot; xml:space=&quot;preserve&quot;&gt; &lt;value&gt;View supplier with discount&lt;/value&gt; &lt;/data&gt;">
            <text:p><text:s text:c="2"/>&lt;data name="Discount.description" xml:space="preserve"&gt; &lt;value&gt;View supplier with discount&lt;/value&gt; &lt;/data&gt;</text:p>
          </table:table-cell>
          <table:table-cell table:style-name="ce20" table:formula="of:=&quot;  &lt;data name=&quot;&quot;&quot;&amp;[.A73]&amp;&quot;.description&quot;&quot; xml:space=&quot;&quot;preserve&quot;&quot;&gt; &lt;value&gt;&quot;&amp;[.C73]&amp;&quot;&lt;/value&gt; &lt;/data&gt;&quot;" office:value-type="string" office:string-value="  &lt;data name=&quot;Discount.description&quot; xml:space=&quot;preserve&quot;&gt; &lt;value&gt;查看带折扣的厂家&lt;/value&gt; &lt;/data&gt;">
            <text:p><text:s text:c="2"/>&lt;data name="Discount.description" xml:space="preserve"&gt; &lt;value&gt;查看带折扣的厂家&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Entity switch</text:p>
          </table:table-cell>
          <table:table-cell table:style-name="ce24" office:value-type="string">
            <text:p>切换区域</text:p>
          </table:table-cell>
          <table:table-cell table:style-name="ce19" table:formula="of:=&quot;  &lt;data name=&quot;&quot;&quot;&amp;[.A74]&amp;&quot;.title&quot;&quot; xml:space=&quot;&quot;preserve&quot;&quot;&gt; &lt;value&gt;&quot;&amp;[.B74]&amp;&quot;&lt;/value&gt; &lt;/data&gt;&quot;" office:value-type="string" office:string-value="  &lt;data name=&quot;Entity switch.title&quot; xml:space=&quot;preserve&quot;&gt; &lt;value&gt;Entity switch&lt;/value&gt; &lt;/data&gt;">
            <text:p><text:s text:c="2"/>&lt;data name="Entity switch.title" xml:space="preserve"&gt; &lt;value&gt;Entity switch&lt;/value&gt; &lt;/data&gt;</text:p>
          </table:table-cell>
          <table:table-cell table:style-name="ce19" table:formula="of:=&quot;  &lt;data name=&quot;&quot;&quot;&amp;[.A74]&amp;&quot;.title&quot;&quot; xml:space=&quot;&quot;preserve&quot;&quot;&gt; &lt;value&gt;&quot;&amp;[.C74]&amp;&quot;&lt;/value&gt; &lt;/data&gt;&quot;" office:value-type="string" office:string-value="  &lt;data name=&quot;Entity switch.title&quot; xml:space=&quot;preserve&quot;&gt; &lt;value&gt;切换区域&lt;/value&gt; &lt;/data&gt;">
            <text:p><text:s text:c="2"/>&lt;data name="Entity switch.title" xml:space="preserve"&gt; &lt;value&gt;切换区域&lt;/value&gt; &lt;/data&gt;</text:p>
          </table:table-cell>
          <table:table-cell table:style-name="ce6" office:value-type="string">
            <text:p><text:s/></text:p>
          </table:table-cell>
          <table:table-cell table:number-columns-repeated="250"/>
        </table:table-row>
        <table:table-row table:style-name="ro2">
          <table:table-cell table:number-columns-repeated="3" table:style-name="ce20" office:value-type="string">
            <text:p>Entity switch</text:p>
          </table:table-cell>
          <table:table-cell table:style-name="ce20" table:formula="of:=&quot;  &lt;data name=&quot;&quot;&quot;&amp;[.A75]&amp;&quot;.description&quot;&quot; xml:space=&quot;&quot;preserve&quot;&quot;&gt; &lt;value&gt;&quot;&amp;[.B75]&amp;&quot;&lt;/value&gt; &lt;/data&gt;&quot;" office:value-type="string" office:string-value="  &lt;data name=&quot;Entity switch.description&quot; xml:space=&quot;preserve&quot;&gt; &lt;value&gt;Entity switch&lt;/value&gt; &lt;/data&gt;">
            <text:p><text:s text:c="2"/>&lt;data name="Entity switch.description" xml:space="preserve"&gt; &lt;value&gt;Entity switch&lt;/value&gt; &lt;/data&gt;</text:p>
          </table:table-cell>
          <table:table-cell table:style-name="ce20" table:formula="of:=&quot;  &lt;data name=&quot;&quot;&quot;&amp;[.A75]&amp;&quot;.description&quot;&quot; xml:space=&quot;&quot;preserve&quot;&quot;&gt; &lt;value&gt;&quot;&amp;[.C75]&amp;&quot;&lt;/value&gt; &lt;/data&gt;&quot;" office:value-type="string" office:string-value="  &lt;data name=&quot;Entity switch.description&quot; xml:space=&quot;preserve&quot;&gt; &lt;value&gt;Entity switch&lt;/value&gt; &lt;/data&gt;">
            <text:p><text:s text:c="2"/>&lt;data name="Entity switch.description" xml:space="preserve"&gt; &lt;value&gt;Entity switch&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Family</text:p>
          </table:table-cell>
          <table:table-cell table:style-name="ce21" office:value-type="string">
            <text:p>品类</text:p>
          </table:table-cell>
          <table:table-cell table:style-name="ce19" table:formula="of:=&quot;  &lt;data name=&quot;&quot;&quot;&amp;[.A76]&amp;&quot;.title&quot;&quot; xml:space=&quot;&quot;preserve&quot;&quot;&gt; &lt;value&gt;&quot;&amp;[.B76]&amp;&quot;&lt;/value&gt; &lt;/data&gt;&quot;" office:value-type="string" office:string-value="  &lt;data name=&quot;Family.title&quot; xml:space=&quot;preserve&quot;&gt; &lt;value&gt;Family&lt;/value&gt; &lt;/data&gt;">
            <text:p><text:s text:c="2"/>&lt;data name="Family.title" xml:space="preserve"&gt; &lt;value&gt;Family&lt;/value&gt; &lt;/data&gt;</text:p>
          </table:table-cell>
          <table:table-cell table:style-name="ce19" table:formula="of:=&quot;  &lt;data name=&quot;&quot;&quot;&amp;[.A76]&amp;&quot;.title&quot;&quot; xml:space=&quot;&quot;preserve&quot;&quot;&gt; &lt;value&gt;&quot;&amp;[.C76]&amp;&quot;&lt;/value&gt; &lt;/data&gt;&quot;" office:value-type="string" office:string-value="  &lt;data name=&quot;Family.title&quot; xml:space=&quot;preserve&quot;&gt; &lt;value&gt;品类&lt;/value&gt; &lt;/data&gt;">
            <text:p><text:s text:c="2"/>&lt;data name="Family.title" xml:space="preserve"&gt; &lt;value&gt;品类&lt;/value&gt; &lt;/data&gt;</text:p>
          </table:table-cell>
          <table:table-cell table:style-name="ce6" office:value-type="string">
            <text:p><text:s/></text:p>
          </table:table-cell>
          <table:table-cell table:number-columns-repeated="250"/>
        </table:table-row>
        <table:table-row table:style-name="ro2">
          <table:table-cell table:style-name="ce20" office:value-type="string">
            <text:p>Family</text:p>
          </table:table-cell>
          <table:table-cell table:style-name="ce20" office:value-type="string">
            <text:p>Manage family</text:p>
          </table:table-cell>
          <table:table-cell table:style-name="ce22" office:value-type="string">
            <text:p>品类</text:p>
          </table:table-cell>
          <table:table-cell table:style-name="ce20" table:formula="of:=&quot;  &lt;data name=&quot;&quot;&quot;&amp;[.A77]&amp;&quot;.description&quot;&quot; xml:space=&quot;&quot;preserve&quot;&quot;&gt; &lt;value&gt;&quot;&amp;[.B77]&amp;&quot;&lt;/value&gt; &lt;/data&gt;&quot;" office:value-type="string" office:string-value="  &lt;data name=&quot;Family.description&quot; xml:space=&quot;preserve&quot;&gt; &lt;value&gt;Manage family&lt;/value&gt; &lt;/data&gt;">
            <text:p><text:s text:c="2"/>&lt;data name="Family.description" xml:space="preserve"&gt; &lt;value&gt;Manage family&lt;/value&gt; &lt;/data&gt;</text:p>
          </table:table-cell>
          <table:table-cell table:style-name="ce20" table:formula="of:=&quot;  &lt;data name=&quot;&quot;&quot;&amp;[.A77]&amp;&quot;.description&quot;&quot; xml:space=&quot;&quot;preserve&quot;&quot;&gt; &lt;value&gt;&quot;&amp;[.C77]&amp;&quot;&lt;/value&gt; &lt;/data&gt;&quot;" office:value-type="string" office:string-value="  &lt;data name=&quot;Family.description&quot; xml:space=&quot;preserve&quot;&gt; &lt;value&gt;品类&lt;/value&gt; &lt;/data&gt;">
            <text:p><text:s text:c="2"/>&lt;data name="Family.description" xml:space="preserve"&gt; &lt;value&gt;品类&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Family selector</text:p>
          </table:table-cell>
          <table:table-cell table:style-name="ce21" office:value-type="string">
            <text:p>品类选择</text:p>
          </table:table-cell>
          <table:table-cell table:style-name="ce19" table:formula="of:=&quot;  &lt;data name=&quot;&quot;&quot;&amp;[.A78]&amp;&quot;.title&quot;&quot; xml:space=&quot;&quot;preserve&quot;&quot;&gt; &lt;value&gt;&quot;&amp;[.B78]&amp;&quot;&lt;/value&gt; &lt;/data&gt;&quot;" office:value-type="string" office:string-value="  &lt;data name=&quot;Family selector.title&quot; xml:space=&quot;preserve&quot;&gt; &lt;value&gt;Family selector&lt;/value&gt; &lt;/data&gt;">
            <text:p><text:s text:c="2"/>&lt;data name="Family selector.title" xml:space="preserve"&gt; &lt;value&gt;Family selector&lt;/value&gt; &lt;/data&gt;</text:p>
          </table:table-cell>
          <table:table-cell table:style-name="ce19" table:formula="of:=&quot;  &lt;data name=&quot;&quot;&quot;&amp;[.A78]&amp;&quot;.title&quot;&quot; xml:space=&quot;&quot;preserve&quot;&quot;&gt; &lt;value&gt;&quot;&amp;[.C78]&amp;&quot;&lt;/value&gt; &lt;/data&gt;&quot;" office:value-type="string" office:string-value="  &lt;data name=&quot;Family selector.title&quot; xml:space=&quot;preserve&quot;&gt; &lt;value&gt;品类选择&lt;/value&gt; &lt;/data&gt;">
            <text:p><text:s text:c="2"/>&lt;data name="Family selector.title" xml:space="preserve"&gt; &lt;value&gt;品类选择&lt;/value&gt; &lt;/data&gt;</text:p>
          </table:table-cell>
          <table:table-cell table:style-name="ce6" office:value-type="string">
            <text:p><text:s/></text:p>
          </table:table-cell>
          <table:table-cell table:number-columns-repeated="250"/>
        </table:table-row>
        <table:table-row table:style-name="ro2">
          <table:table-cell table:style-name="ce20" office:value-type="string">
            <text:p>Family selector</text:p>
          </table:table-cell>
          <table:table-cell table:style-name="ce20" office:value-type="string">
            <text:p>Defined selector for families</text:p>
          </table:table-cell>
          <table:table-cell table:style-name="ce22" office:value-type="string">
            <text:p>定义品类选择</text:p>
          </table:table-cell>
          <table:table-cell table:style-name="ce20" table:formula="of:=&quot;  &lt;data name=&quot;&quot;&quot;&amp;[.A79]&amp;&quot;.description&quot;&quot; xml:space=&quot;&quot;preserve&quot;&quot;&gt; &lt;value&gt;&quot;&amp;[.B79]&amp;&quot;&lt;/value&gt; &lt;/data&gt;&quot;" office:value-type="string" office:string-value="  &lt;data name=&quot;Family selector.description&quot; xml:space=&quot;preserve&quot;&gt; &lt;value&gt;Defined selector for families&lt;/value&gt; &lt;/data&gt;">
            <text:p><text:s text:c="2"/>&lt;data name="Family selector.description" xml:space="preserve"&gt; &lt;value&gt;Defined selector for families&lt;/value&gt; &lt;/data&gt;</text:p>
          </table:table-cell>
          <table:table-cell table:style-name="ce20" table:formula="of:=&quot;  &lt;data name=&quot;&quot;&quot;&amp;[.A79]&amp;&quot;.description&quot;&quot; xml:space=&quot;&quot;preserve&quot;&quot;&gt; &lt;value&gt;&quot;&amp;[.C79]&amp;&quot;&lt;/value&gt; &lt;/data&gt;&quot;" office:value-type="string" office:string-value="  &lt;data name=&quot;Family selector.description&quot; xml:space=&quot;preserve&quot;&gt; &lt;value&gt;定义品类选择&lt;/value&gt; &lt;/data&gt;">
            <text:p><text:s text:c="2"/>&lt;data name="Family selector.description" xml:space="preserve"&gt; &lt;value&gt;定义品类选择&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Financial</text:p>
          </table:table-cell>
          <table:table-cell table:style-name="ce21" office:value-type="string">
            <text:p>财务</text:p>
          </table:table-cell>
          <table:table-cell table:style-name="ce19" table:formula="of:=&quot;  &lt;data name=&quot;&quot;&quot;&amp;[.A80]&amp;&quot;.title&quot;&quot; xml:space=&quot;&quot;preserve&quot;&quot;&gt; &lt;value&gt;&quot;&amp;[.B80]&amp;&quot;&lt;/value&gt; &lt;/data&gt;&quot;" office:value-type="string" office:string-value="  &lt;data name=&quot;Financial.title&quot; xml:space=&quot;preserve&quot;&gt; &lt;value&gt;Financial&lt;/value&gt; &lt;/data&gt;">
            <text:p><text:s text:c="2"/>&lt;data name="Financial.title" xml:space="preserve"&gt; &lt;value&gt;Financial&lt;/value&gt; &lt;/data&gt;</text:p>
          </table:table-cell>
          <table:table-cell table:style-name="ce19" table:formula="of:=&quot;  &lt;data name=&quot;&quot;&quot;&amp;[.A80]&amp;&quot;.title&quot;&quot; xml:space=&quot;&quot;preserve&quot;&quot;&gt; &lt;value&gt;&quot;&amp;[.C80]&amp;&quot;&lt;/value&gt; &lt;/data&gt;&quot;" office:value-type="string" office:string-value="  &lt;data name=&quot;Financial.title&quot; xml:space=&quot;preserve&quot;&gt; &lt;value&gt;财务&lt;/value&gt; &lt;/data&gt;">
            <text:p><text:s text:c="2"/>&lt;data name="Financial.title" xml:space="preserve"&gt; &lt;value&gt;财务&lt;/value&gt; &lt;/data&gt;</text:p>
          </table:table-cell>
          <table:table-cell table:style-name="ce6" office:value-type="string">
            <text:p><text:s/></text:p>
          </table:table-cell>
          <table:table-cell table:number-columns-repeated="250"/>
        </table:table-row>
        <table:table-row table:style-name="ro2">
          <table:table-cell table:number-columns-repeated="2" table:style-name="ce20" office:value-type="string">
            <text:p>Financial</text:p>
          </table:table-cell>
          <table:table-cell table:style-name="ce22" office:value-type="string">
            <text:p>财务</text:p>
          </table:table-cell>
          <table:table-cell table:style-name="ce20" table:formula="of:=&quot;  &lt;data name=&quot;&quot;&quot;&amp;[.A81]&amp;&quot;.description&quot;&quot; xml:space=&quot;&quot;preserve&quot;&quot;&gt; &lt;value&gt;&quot;&amp;[.B81]&amp;&quot;&lt;/value&gt; &lt;/data&gt;&quot;" office:value-type="string" office:string-value="  &lt;data name=&quot;Financial.description&quot; xml:space=&quot;preserve&quot;&gt; &lt;value&gt;Financial&lt;/value&gt; &lt;/data&gt;">
            <text:p><text:s text:c="2"/>&lt;data name="Financial.description" xml:space="preserve"&gt; &lt;value&gt;Financial&lt;/value&gt; &lt;/data&gt;</text:p>
          </table:table-cell>
          <table:table-cell table:style-name="ce20" table:formula="of:=&quot;  &lt;data name=&quot;&quot;&quot;&amp;[.A81]&amp;&quot;.description&quot;&quot; xml:space=&quot;&quot;preserve&quot;&quot;&gt; &lt;value&gt;&quot;&amp;[.C81]&amp;&quot;&lt;/value&gt; &lt;/data&gt;&quot;" office:value-type="string" office:string-value="  &lt;data name=&quot;Financial.description&quot; xml:space=&quot;preserve&quot;&gt; &lt;value&gt;财务&lt;/value&gt; &lt;/data&gt;">
            <text:p><text:s text:c="2"/>&lt;data name="Financial.description" xml:space="preserve"&gt; &lt;value&gt;财务&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Hand replenishment</text:p>
          </table:table-cell>
          <table:table-cell table:style-name="ce21" office:value-type="string">
            <text:p>手工补货</text:p>
          </table:table-cell>
          <table:table-cell table:style-name="ce19" table:formula="of:=&quot;  &lt;data name=&quot;&quot;&quot;&amp;[.A82]&amp;&quot;.title&quot;&quot; xml:space=&quot;&quot;preserve&quot;&quot;&gt; &lt;value&gt;&quot;&amp;[.B82]&amp;&quot;&lt;/value&gt; &lt;/data&gt;&quot;" office:value-type="string" office:string-value="  &lt;data name=&quot;Hand replenishment.title&quot; xml:space=&quot;preserve&quot;&gt; &lt;value&gt;Hand replenishment&lt;/value&gt; &lt;/data&gt;">
            <text:p><text:s text:c="2"/>&lt;data name="Hand replenishment.title" xml:space="preserve"&gt; &lt;value&gt;Hand replenishment&lt;/value&gt; &lt;/data&gt;</text:p>
          </table:table-cell>
          <table:table-cell table:style-name="ce19" table:formula="of:=&quot;  &lt;data name=&quot;&quot;&quot;&amp;[.A82]&amp;&quot;.title&quot;&quot; xml:space=&quot;&quot;preserve&quot;&quot;&gt; &lt;value&gt;&quot;&amp;[.C82]&amp;&quot;&lt;/value&gt; &lt;/data&gt;&quot;" office:value-type="string" office:string-value="  &lt;data name=&quot;Hand replenishment.title&quot; xml:space=&quot;preserve&quot;&gt; &lt;value&gt;手工补货&lt;/value&gt; &lt;/data&gt;">
            <text:p><text:s text:c="2"/>&lt;data name="Hand replenishment.title" xml:space="preserve"&gt; &lt;value&gt;手工补货&lt;/value&gt; &lt;/data&gt;</text:p>
          </table:table-cell>
          <table:table-cell table:style-name="ce6" office:value-type="string">
            <text:p><text:s/></text:p>
          </table:table-cell>
          <table:table-cell table:number-columns-repeated="250"/>
        </table:table-row>
        <table:table-row table:style-name="ro2">
          <table:table-cell table:style-name="ce20" office:value-type="string">
            <text:p>Hand replenishment</text:p>
          </table:table-cell>
          <table:table-cell table:style-name="ce20" office:value-type="string">
            <text:p>Hand replenishment creation</text:p>
          </table:table-cell>
          <table:table-cell table:style-name="ce22" office:value-type="string">
            <text:p>创建手工补货</text:p>
          </table:table-cell>
          <table:table-cell table:style-name="ce20" table:formula="of:=&quot;  &lt;data name=&quot;&quot;&quot;&amp;[.A83]&amp;&quot;.description&quot;&quot; xml:space=&quot;&quot;preserve&quot;&quot;&gt; &lt;value&gt;&quot;&amp;[.B83]&amp;&quot;&lt;/value&gt; &lt;/data&gt;&quot;" office:value-type="string" office:string-value="  &lt;data name=&quot;Hand replenishment.description&quot; xml:space=&quot;preserve&quot;&gt; &lt;value&gt;Hand replenishment creation&lt;/value&gt; &lt;/data&gt;">
            <text:p><text:s text:c="2"/>&lt;data name="Hand replenishment.description" xml:space="preserve"&gt; &lt;value&gt;Hand replenishment creation&lt;/value&gt; &lt;/data&gt;</text:p>
          </table:table-cell>
          <table:table-cell table:style-name="ce20" table:formula="of:=&quot;  &lt;data name=&quot;&quot;&quot;&amp;[.A83]&amp;&quot;.description&quot;&quot; xml:space=&quot;&quot;preserve&quot;&quot;&gt; &lt;value&gt;&quot;&amp;[.C83]&amp;&quot;&lt;/value&gt; &lt;/data&gt;&quot;" office:value-type="string" office:string-value="  &lt;data name=&quot;Hand replenishment.description&quot; xml:space=&quot;preserve&quot;&gt; &lt;value&gt;创建手工补货&lt;/value&gt; &lt;/data&gt;">
            <text:p><text:s text:c="2"/>&lt;data name="Hand replenishment.description" xml:space="preserve"&gt; &lt;value&gt;创建手工补货&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Factory order</text:p>
          </table:table-cell>
          <table:table-cell table:style-name="ce21" office:value-type="string">
            <text:p>进口工厂商品订单</text:p>
          </table:table-cell>
          <table:table-cell table:style-name="ce19" table:formula="of:=&quot;  &lt;data name=&quot;&quot;&quot;&amp;[.A84]&amp;&quot;.title&quot;&quot; xml:space=&quot;&quot;preserve&quot;&quot;&gt; &lt;value&gt;&quot;&amp;[.B84]&amp;&quot;&lt;/value&gt; &lt;/data&gt;&quot;" office:value-type="string" office:string-value="  &lt;data name=&quot;Factory order.title&quot; xml:space=&quot;preserve&quot;&gt; &lt;value&gt;Factory order&lt;/value&gt; &lt;/data&gt;">
            <text:p><text:s text:c="2"/>&lt;data name="Factory order.title" xml:space="preserve"&gt; &lt;value&gt;Factory order&lt;/value&gt; &lt;/data&gt;</text:p>
          </table:table-cell>
          <table:table-cell table:style-name="ce19" table:formula="of:=&quot;  &lt;data name=&quot;&quot;&quot;&amp;[.A84]&amp;&quot;.title&quot;&quot; xml:space=&quot;&quot;preserve&quot;&quot;&gt; &lt;value&gt;&quot;&amp;[.C84]&amp;&quot;&lt;/value&gt; &lt;/data&gt;&quot;" office:value-type="string" office:string-value="  &lt;data name=&quot;Factory order.title&quot; xml:space=&quot;preserve&quot;&gt; &lt;value&gt;进口工厂商品订单&lt;/value&gt; &lt;/data&gt;">
            <text:p><text:s text:c="2"/>&lt;data name="Factory order.title" xml:space="preserve"&gt; &lt;value&gt;进口工厂商品订单&lt;/value&gt; &lt;/data&gt;</text:p>
          </table:table-cell>
          <table:table-cell table:style-name="ce6" office:value-type="string">
            <text:p><text:s/></text:p>
          </table:table-cell>
          <table:table-cell table:number-columns-repeated="250"/>
        </table:table-row>
        <table:table-row table:style-name="ro2">
          <table:table-cell table:style-name="ce20" office:value-type="string">
            <text:p>Factory order</text:p>
          </table:table-cell>
          <table:table-cell table:style-name="ce20" office:value-type="string">
            <text:p>Update factory order</text:p>
          </table:table-cell>
          <table:table-cell table:style-name="ce22" office:value-type="string">
            <text:p>更新进口工厂商品订单</text:p>
          </table:table-cell>
          <table:table-cell table:style-name="ce20" table:formula="of:=&quot;  &lt;data name=&quot;&quot;&quot;&amp;[.A85]&amp;&quot;.description&quot;&quot; xml:space=&quot;&quot;preserve&quot;&quot;&gt; &lt;value&gt;&quot;&amp;[.B85]&amp;&quot;&lt;/value&gt; &lt;/data&gt;&quot;" office:value-type="string" office:string-value="  &lt;data name=&quot;Factory order.description&quot; xml:space=&quot;preserve&quot;&gt; &lt;value&gt;Update factory order&lt;/value&gt; &lt;/data&gt;">
            <text:p><text:s text:c="2"/>&lt;data name="Factory order.description" xml:space="preserve"&gt; &lt;value&gt;Update factory order&lt;/value&gt; &lt;/data&gt;</text:p>
          </table:table-cell>
          <table:table-cell table:style-name="ce20" table:formula="of:=&quot;  &lt;data name=&quot;&quot;&quot;&amp;[.A85]&amp;&quot;.description&quot;&quot; xml:space=&quot;&quot;preserve&quot;&quot;&gt; &lt;value&gt;&quot;&amp;[.C85]&amp;&quot;&lt;/value&gt; &lt;/data&gt;&quot;" office:value-type="string" office:string-value="  &lt;data name=&quot;Factory order.description&quot; xml:space=&quot;preserve&quot;&gt; &lt;value&gt;更新进口工厂商品订单&lt;/value&gt; &lt;/data&gt;">
            <text:p><text:s text:c="2"/>&lt;data name="Factory order.description" xml:space="preserve"&gt; &lt;value&gt;更新进口工厂商品订单&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Factory order fee</text:p>
          </table:table-cell>
          <table:table-cell table:style-name="ce21" office:value-type="string">
            <text:p>进口工厂商品订单费用</text:p>
          </table:table-cell>
          <table:table-cell table:style-name="ce19" table:formula="of:=&quot;  &lt;data name=&quot;&quot;&quot;&amp;[.A86]&amp;&quot;.title&quot;&quot; xml:space=&quot;&quot;preserve&quot;&quot;&gt; &lt;value&gt;&quot;&amp;[.B86]&amp;&quot;&lt;/value&gt; &lt;/data&gt;&quot;" office:value-type="string" office:string-value="  &lt;data name=&quot;Factory order fee.title&quot; xml:space=&quot;preserve&quot;&gt; &lt;value&gt;Factory order fee&lt;/value&gt; &lt;/data&gt;">
            <text:p><text:s text:c="2"/>&lt;data name="Factory order fee.title" xml:space="preserve"&gt; &lt;value&gt;Factory order fee&lt;/value&gt; &lt;/data&gt;</text:p>
          </table:table-cell>
          <table:table-cell table:style-name="ce19" table:formula="of:=&quot;  &lt;data name=&quot;&quot;&quot;&amp;[.A86]&amp;&quot;.title&quot;&quot; xml:space=&quot;&quot;preserve&quot;&quot;&gt; &lt;value&gt;&quot;&amp;[.C86]&amp;&quot;&lt;/value&gt; &lt;/data&gt;&quot;" office:value-type="string" office:string-value="  &lt;data name=&quot;Factory order fee.title&quot; xml:space=&quot;preserve&quot;&gt; &lt;value&gt;进口工厂商品订单费用&lt;/value&gt; &lt;/data&gt;">
            <text:p><text:s text:c="2"/>&lt;data name="Factory order fee.title" xml:space="preserve"&gt; &lt;value&gt;进口工厂商品订单费用&lt;/value&gt; &lt;/data&gt;</text:p>
          </table:table-cell>
          <table:table-cell table:style-name="ce6" office:value-type="string">
            <text:p><text:s/></text:p>
          </table:table-cell>
          <table:table-cell table:number-columns-repeated="250"/>
        </table:table-row>
        <table:table-row table:style-name="ro2">
          <table:table-cell table:style-name="ce20" office:value-type="string">
            <text:p>Factory order fee</text:p>
          </table:table-cell>
          <table:table-cell table:style-name="ce20" office:value-type="string">
            <text:p>Update factory order fee</text:p>
          </table:table-cell>
          <table:table-cell table:style-name="ce22" office:value-type="string">
            <text:p>更新进口工厂商品订单费用</text:p>
          </table:table-cell>
          <table:table-cell table:style-name="ce20" table:formula="of:=&quot;  &lt;data name=&quot;&quot;&quot;&amp;[.A87]&amp;&quot;.description&quot;&quot; xml:space=&quot;&quot;preserve&quot;&quot;&gt; &lt;value&gt;&quot;&amp;[.B87]&amp;&quot;&lt;/value&gt; &lt;/data&gt;&quot;" office:value-type="string" office:string-value="  &lt;data name=&quot;Factory order fee.description&quot; xml:space=&quot;preserve&quot;&gt; &lt;value&gt;Update factory order fee&lt;/value&gt; &lt;/data&gt;">
            <text:p><text:s text:c="2"/>&lt;data name="Factory order fee.description" xml:space="preserve"&gt; &lt;value&gt;Update factory order fee&lt;/value&gt; &lt;/data&gt;</text:p>
          </table:table-cell>
          <table:table-cell table:style-name="ce20" table:formula="of:=&quot;  &lt;data name=&quot;&quot;&quot;&amp;[.A87]&amp;&quot;.description&quot;&quot; xml:space=&quot;&quot;preserve&quot;&quot;&gt; &lt;value&gt;&quot;&amp;[.C87]&amp;&quot;&lt;/value&gt; &lt;/data&gt;&quot;" office:value-type="string" office:string-value="  &lt;data name=&quot;Factory order fee.description&quot; xml:space=&quot;preserve&quot;&gt; &lt;value&gt;更新进口工厂商品订单费用&lt;/value&gt; &lt;/data&gt;">
            <text:p><text:s text:c="2"/>&lt;data name="Factory order fee.description" xml:space="preserve"&gt; &lt;value&gt;更新进口工厂商品订单费用&lt;/value&gt; &lt;/data&gt;</text:p>
          </table:table-cell>
          <table:table-cell table:style-name="ce6" office:value-type="string">
            <text:p><text:s/></text:p>
          </table:table-cell>
          <table:table-cell table:number-columns-repeated="250"/>
        </table:table-row>
        <table:table-row table:style-name="ro2">
          <table:table-cell table:number-columns-repeated="2" table:style-name="ce20" office:value-type="string">
            <text:p>Invoice matching</text:p>
          </table:table-cell>
          <table:table-cell table:style-name="ce23" office:value-type="string">
            <text:p>发票匹配</text:p>
          </table:table-cell>
          <table:table-cell table:style-name="ce20" table:formula="of:=&quot;  &lt;data name=&quot;&quot;&quot;&amp;[.A88]&amp;&quot;.description&quot;&quot; xml:space=&quot;&quot;preserve&quot;&quot;&gt; &lt;value&gt;&quot;&amp;[.B88]&amp;&quot;&lt;/value&gt; &lt;/data&gt;&quot;" office:value-type="string" office:string-value="  &lt;data name=&quot;Invoice matching.description&quot; xml:space=&quot;preserve&quot;&gt; &lt;value&gt;Invoice matching&lt;/value&gt; &lt;/data&gt;">
            <text:p><text:s text:c="2"/>&lt;data name="Invoice matching.description" xml:space="preserve"&gt; &lt;value&gt;Invoice matching&lt;/value&gt; &lt;/data&gt;</text:p>
          </table:table-cell>
          <table:table-cell table:style-name="ce20" table:formula="of:=&quot;  &lt;data name=&quot;&quot;&quot;&amp;[.A88]&amp;&quot;.description&quot;&quot; xml:space=&quot;&quot;preserve&quot;&quot;&gt; &lt;value&gt;&quot;&amp;[.C88]&amp;&quot;&lt;/value&gt; &lt;/data&gt;&quot;" office:value-type="string" office:string-value="  &lt;data name=&quot;Invoice matching.description&quot; xml:space=&quot;preserve&quot;&gt; &lt;value&gt;发票匹配&lt;/value&gt; &lt;/data&gt;">
            <text:p><text:s text:c="2"/>&lt;data name="Invoice matching.description" xml:space="preserve"&gt; &lt;value&gt;发票匹配&lt;/value&gt; &lt;/data&gt;</text:p>
          </table:table-cell>
          <table:table-cell table:style-name="ce6" office:value-type="string">
            <text:p><text:s/></text:p>
          </table:table-cell>
          <table:table-cell table:number-columns-repeated="250"/>
        </table:table-row>
        <table:table-row table:style-name="ro2">
          <table:table-cell table:style-name="ce19" office:value-type="string">
            <text:p>Item edit</text:p>
          </table:table-cell>
          <table:table-cell table:style-name="ce19" office:value-type="string">
            <text:p>Item</text:p>
          </table:table-cell>
          <table:table-cell table:style-name="ce21" office:value-type="string">
            <text:p>商品</text:p>
          </table:table-cell>
          <table:table-cell table:style-name="ce19" table:formula="of:=&quot;  &lt;data name=&quot;&quot;&quot;&amp;[.A89]&amp;&quot;.title&quot;&quot; xml:space=&quot;&quot;preserve&quot;&quot;&gt; &lt;value&gt;&quot;&amp;[.B89]&amp;&quot;&lt;/value&gt; &lt;/data&gt;&quot;" office:value-type="string" office:string-value="  &lt;data name=&quot;Item edit.title&quot; xml:space=&quot;preserve&quot;&gt; &lt;value&gt;Item&lt;/value&gt; &lt;/data&gt;">
            <text:p><text:s text:c="2"/>&lt;data name="Item edit.title" xml:space="preserve"&gt; &lt;value&gt;Item&lt;/value&gt; &lt;/data&gt;</text:p>
          </table:table-cell>
          <table:table-cell table:style-name="ce19" table:formula="of:=&quot;  &lt;data name=&quot;&quot;&quot;&amp;[.A89]&amp;&quot;.title&quot;&quot; xml:space=&quot;&quot;preserve&quot;&quot;&gt; &lt;value&gt;&quot;&amp;[.C89]&amp;&quot;&lt;/value&gt; &lt;/data&gt;&quot;" office:value-type="string" office:string-value="  &lt;data name=&quot;Item edit.title&quot; xml:space=&quot;preserve&quot;&gt; &lt;value&gt;商品&lt;/value&gt; &lt;/data&gt;">
            <text:p><text:s text:c="2"/>&lt;data name="Item edit.title" xml:space="preserve"&gt; &lt;value&gt;商品&lt;/value&gt; &lt;/data&gt;</text:p>
          </table:table-cell>
          <table:table-cell table:style-name="ce6" office:value-type="string">
            <text:p><text:s/></text:p>
          </table:table-cell>
          <table:table-cell table:number-columns-repeated="250"/>
        </table:table-row>
        <table:table-row table:style-name="ro2">
          <table:table-cell table:style-name="ce20" office:value-type="string">
            <text:p>Item edit</text:p>
          </table:table-cell>
          <table:table-cell table:style-name="ce20" office:value-type="string">
            <text:p>Manages items</text:p>
          </table:table-cell>
          <table:table-cell table:style-name="ce22" office:value-type="string">
            <text:p>管理商品</text:p>
          </table:table-cell>
          <table:table-cell table:style-name="ce20" table:formula="of:=&quot;  &lt;data name=&quot;&quot;&quot;&amp;[.A90]&amp;&quot;.description&quot;&quot; xml:space=&quot;&quot;preserve&quot;&quot;&gt; &lt;value&gt;&quot;&amp;[.B90]&amp;&quot;&lt;/value&gt; &lt;/data&gt;&quot;" office:value-type="string" office:string-value="  &lt;data name=&quot;Item edit.description&quot; xml:space=&quot;preserve&quot;&gt; &lt;value&gt;Manages items&lt;/value&gt; &lt;/data&gt;">
            <text:p><text:s text:c="2"/>&lt;data name="Item edit.description" xml:space="preserve"&gt; &lt;value&gt;Manages items&lt;/value&gt; &lt;/data&gt;</text:p>
          </table:table-cell>
          <table:table-cell table:style-name="ce20" table:formula="of:=&quot;  &lt;data name=&quot;&quot;&quot;&amp;[.A90]&amp;&quot;.description&quot;&quot; xml:space=&quot;&quot;preserve&quot;&quot;&gt; &lt;value&gt;&quot;&amp;[.C90]&amp;&quot;&lt;/value&gt; &lt;/data&gt;&quot;" office:value-type="string" office:string-value="  &lt;data name=&quot;Item edit.description&quot; xml:space=&quot;preserve&quot;&gt; &lt;value&gt;管理商品&lt;/value&gt; &lt;/data&gt;">
            <text:p><text:s text:c="2"/>&lt;data name="Item edit.description" xml:space="preserve"&gt; &lt;value&gt;管理商品&lt;/value&gt; &lt;/data&gt;</text:p>
          </table:table-cell>
          <table:table-cell table:style-name="ce6" office:value-type="string">
            <text:p><text:s/></text:p>
          </table:table-cell>
          <table:table-cell table:number-columns-repeated="250"/>
        </table:table-row>
        <table:table-row table:style-name="ro2">
          <table:table-cell table:style-name="ce19" office:value-type="string">
            <text:p>Item label</text:p>
          </table:table-cell>
          <table:table-cell table:style-name="ce19" office:value-type="string">
            <text:p>Label settings</text:p>
          </table:table-cell>
          <table:table-cell table:style-name="ce21" office:value-type="string">
            <text:p>价签设置</text:p>
          </table:table-cell>
          <table:table-cell table:style-name="ce19" table:formula="of:=&quot;  &lt;data name=&quot;&quot;&quot;&amp;[.A91]&amp;&quot;.title&quot;&quot; xml:space=&quot;&quot;preserve&quot;&quot;&gt; &lt;value&gt;&quot;&amp;[.B91]&amp;&quot;&lt;/value&gt; &lt;/data&gt;&quot;" office:value-type="string" office:string-value="  &lt;data name=&quot;Item label.title&quot; xml:space=&quot;preserve&quot;&gt; &lt;value&gt;Label settings&lt;/value&gt; &lt;/data&gt;">
            <text:p><text:s text:c="2"/>&lt;data name="Item label.title" xml:space="preserve"&gt; &lt;value&gt;Label settings&lt;/value&gt; &lt;/data&gt;</text:p>
          </table:table-cell>
          <table:table-cell table:style-name="ce19" table:formula="of:=&quot;  &lt;data name=&quot;&quot;&quot;&amp;[.A91]&amp;&quot;.title&quot;&quot; xml:space=&quot;&quot;preserve&quot;&quot;&gt; &lt;value&gt;&quot;&amp;[.C91]&amp;&quot;&lt;/value&gt; &lt;/data&gt;&quot;" office:value-type="string" office:string-value="  &lt;data name=&quot;Item label.title&quot; xml:space=&quot;preserve&quot;&gt; &lt;value&gt;价签设置&lt;/value&gt; &lt;/data&gt;">
            <text:p><text:s text:c="2"/>&lt;data name="Item label.title" xml:space="preserve"&gt; &lt;value&gt;价签设置&lt;/value&gt; &lt;/data&gt;</text:p>
          </table:table-cell>
          <table:table-cell table:style-name="ce6" office:value-type="string">
            <text:p><text:s/></text:p>
          </table:table-cell>
          <table:table-cell table:number-columns-repeated="250"/>
        </table:table-row>
        <table:table-row table:style-name="ro2">
          <table:table-cell table:style-name="ce20" office:value-type="string">
            <text:p>Item label</text:p>
          </table:table-cell>
          <table:table-cell table:style-name="ce20" office:value-type="string">
            <text:p>Set label size and facing</text:p>
          </table:table-cell>
          <table:table-cell table:style-name="ce22" office:value-type="string">
            <text:p>设置价签尺寸和排面</text:p>
          </table:table-cell>
          <table:table-cell table:style-name="ce20" table:formula="of:=&quot;  &lt;data name=&quot;&quot;&quot;&amp;[.A92]&amp;&quot;.description&quot;&quot; xml:space=&quot;&quot;preserve&quot;&quot;&gt; &lt;value&gt;&quot;&amp;[.B92]&amp;&quot;&lt;/value&gt; &lt;/data&gt;&quot;" office:value-type="string" office:string-value="  &lt;data name=&quot;Item label.description&quot; xml:space=&quot;preserve&quot;&gt; &lt;value&gt;Set label size and facing&lt;/value&gt; &lt;/data&gt;">
            <text:p><text:s text:c="2"/>&lt;data name="Item label.description" xml:space="preserve"&gt; &lt;value&gt;Set label size and facing&lt;/value&gt; &lt;/data&gt;</text:p>
          </table:table-cell>
          <table:table-cell table:style-name="ce20" table:formula="of:=&quot;  &lt;data name=&quot;&quot;&quot;&amp;[.A92]&amp;&quot;.description&quot;&quot; xml:space=&quot;&quot;preserve&quot;&quot;&gt; &lt;value&gt;&quot;&amp;[.C92]&amp;&quot;&lt;/value&gt; &lt;/data&gt;&quot;" office:value-type="string" office:string-value="  &lt;data name=&quot;Item label.description&quot; xml:space=&quot;preserve&quot;&gt; &lt;value&gt;设置价签尺寸和排面&lt;/value&gt; &lt;/data&gt;">
            <text:p><text:s text:c="2"/>&lt;data name="Item label.description" xml:space="preserve"&gt; &lt;value&gt;设置价签尺寸和排面&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Item mass change</text:p>
          </table:table-cell>
          <table:table-cell table:style-name="ce21" office:value-type="string">
            <text:p>商品更新</text:p>
          </table:table-cell>
          <table:table-cell table:style-name="ce19" table:formula="of:=&quot;  &lt;data name=&quot;&quot;&quot;&amp;[.A93]&amp;&quot;.title&quot;&quot; xml:space=&quot;&quot;preserve&quot;&quot;&gt; &lt;value&gt;&quot;&amp;[.B93]&amp;&quot;&lt;/value&gt; &lt;/data&gt;&quot;" office:value-type="string" office:string-value="  &lt;data name=&quot;Item mass change.title&quot; xml:space=&quot;preserve&quot;&gt; &lt;value&gt;Item mass change&lt;/value&gt; &lt;/data&gt;">
            <text:p><text:s text:c="2"/>&lt;data name="Item mass change.title" xml:space="preserve"&gt; &lt;value&gt;Item mass change&lt;/value&gt; &lt;/data&gt;</text:p>
          </table:table-cell>
          <table:table-cell table:style-name="ce19" table:formula="of:=&quot;  &lt;data name=&quot;&quot;&quot;&amp;[.A93]&amp;&quot;.title&quot;&quot; xml:space=&quot;&quot;preserve&quot;&quot;&gt; &lt;value&gt;&quot;&amp;[.C93]&amp;&quot;&lt;/value&gt; &lt;/data&gt;&quot;" office:value-type="string" office:string-value="  &lt;data name=&quot;Item mass change.title&quot; xml:space=&quot;preserve&quot;&gt; &lt;value&gt;商品更新&lt;/value&gt; &lt;/data&gt;">
            <text:p><text:s text:c="2"/>&lt;data name="Item mass change.title" xml:space="preserve"&gt; &lt;value&gt;商品更新&lt;/value&gt; &lt;/data&gt;</text:p>
          </table:table-cell>
          <table:table-cell table:style-name="ce6" office:value-type="string">
            <text:p><text:s/></text:p>
          </table:table-cell>
          <table:table-cell table:number-columns-repeated="250"/>
        </table:table-row>
        <table:table-row table:style-name="ro2">
          <table:table-cell table:number-columns-repeated="2" table:style-name="ce20" office:value-type="string">
            <text:p>Item mass change</text:p>
          </table:table-cell>
          <table:table-cell table:style-name="ce22" office:value-type="string">
            <text:p>商品更新</text:p>
          </table:table-cell>
          <table:table-cell table:style-name="ce20" table:formula="of:=&quot;  &lt;data name=&quot;&quot;&quot;&amp;[.A94]&amp;&quot;.description&quot;&quot; xml:space=&quot;&quot;preserve&quot;&quot;&gt; &lt;value&gt;&quot;&amp;[.B94]&amp;&quot;&lt;/value&gt; &lt;/data&gt;&quot;" office:value-type="string" office:string-value="  &lt;data name=&quot;Item mass change.description&quot; xml:space=&quot;preserve&quot;&gt; &lt;value&gt;Item mass change&lt;/value&gt; &lt;/data&gt;">
            <text:p><text:s text:c="2"/>&lt;data name="Item mass change.description" xml:space="preserve"&gt; &lt;value&gt;Item mass change&lt;/value&gt; &lt;/data&gt;</text:p>
          </table:table-cell>
          <table:table-cell table:style-name="ce20" table:formula="of:=&quot;  &lt;data name=&quot;&quot;&quot;&amp;[.A94]&amp;&quot;.description&quot;&quot; xml:space=&quot;&quot;preserve&quot;&quot;&gt; &lt;value&gt;&quot;&amp;[.C94]&amp;&quot;&lt;/value&gt; &lt;/data&gt;&quot;" office:value-type="string" office:string-value="  &lt;data name=&quot;Item mass change.description&quot; xml:space=&quot;preserve&quot;&gt; &lt;value&gt;商品更新&lt;/value&gt; &lt;/data&gt;">
            <text:p><text:s text:c="2"/>&lt;data name="Item mass change.description" xml:space="preserve"&gt; &lt;value&gt;商品更新&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Item picture</text:p>
          </table:table-cell>
          <table:table-cell table:style-name="ce21" office:value-type="string">
            <text:p>商品照片</text:p>
          </table:table-cell>
          <table:table-cell table:style-name="ce19" table:formula="of:=&quot;  &lt;data name=&quot;&quot;&quot;&amp;[.A95]&amp;&quot;.title&quot;&quot; xml:space=&quot;&quot;preserve&quot;&quot;&gt; &lt;value&gt;&quot;&amp;[.B95]&amp;&quot;&lt;/value&gt; &lt;/data&gt;&quot;" office:value-type="string" office:string-value="  &lt;data name=&quot;Item picture.title&quot; xml:space=&quot;preserve&quot;&gt; &lt;value&gt;Item picture&lt;/value&gt; &lt;/data&gt;">
            <text:p><text:s text:c="2"/>&lt;data name="Item picture.title" xml:space="preserve"&gt; &lt;value&gt;Item picture&lt;/value&gt; &lt;/data&gt;</text:p>
          </table:table-cell>
          <table:table-cell table:style-name="ce19" table:formula="of:=&quot;  &lt;data name=&quot;&quot;&quot;&amp;[.A95]&amp;&quot;.title&quot;&quot; xml:space=&quot;&quot;preserve&quot;&quot;&gt; &lt;value&gt;&quot;&amp;[.C95]&amp;&quot;&lt;/value&gt; &lt;/data&gt;&quot;" office:value-type="string" office:string-value="  &lt;data name=&quot;Item picture.title&quot; xml:space=&quot;preserve&quot;&gt; &lt;value&gt;商品照片&lt;/value&gt; &lt;/data&gt;">
            <text:p><text:s text:c="2"/>&lt;data name="Item picture.title" xml:space="preserve"&gt; &lt;value&gt;商品照片&lt;/value&gt; &lt;/data&gt;</text:p>
          </table:table-cell>
          <table:table-cell table:style-name="ce6" office:value-type="string">
            <text:p><text:s/></text:p>
          </table:table-cell>
          <table:table-cell table:number-columns-repeated="250"/>
        </table:table-row>
        <table:table-row table:style-name="ro2">
          <table:table-cell table:style-name="ce20" office:value-type="string">
            <text:p>Item picture</text:p>
          </table:table-cell>
          <table:table-cell table:style-name="ce20" office:value-type="string">
            <text:p>Load item picture</text:p>
          </table:table-cell>
          <table:table-cell table:style-name="ce23" office:value-type="string">
            <text:p>上传商品照片</text:p>
          </table:table-cell>
          <table:table-cell table:style-name="ce20" table:formula="of:=&quot;  &lt;data name=&quot;&quot;&quot;&amp;[.A96]&amp;&quot;.description&quot;&quot; xml:space=&quot;&quot;preserve&quot;&quot;&gt; &lt;value&gt;&quot;&amp;[.B96]&amp;&quot;&lt;/value&gt; &lt;/data&gt;&quot;" office:value-type="string" office:string-value="  &lt;data name=&quot;Item picture.description&quot; xml:space=&quot;preserve&quot;&gt; &lt;value&gt;Load item picture&lt;/value&gt; &lt;/data&gt;">
            <text:p><text:s text:c="2"/>&lt;data name="Item picture.description" xml:space="preserve"&gt; &lt;value&gt;Load item picture&lt;/value&gt; &lt;/data&gt;</text:p>
          </table:table-cell>
          <table:table-cell table:style-name="ce20" table:formula="of:=&quot;  &lt;data name=&quot;&quot;&quot;&amp;[.A96]&amp;&quot;.description&quot;&quot; xml:space=&quot;&quot;preserve&quot;&quot;&gt; &lt;value&gt;&quot;&amp;[.C96]&amp;&quot;&lt;/value&gt; &lt;/data&gt;&quot;" office:value-type="string" office:string-value="  &lt;data name=&quot;Item picture.description&quot; xml:space=&quot;preserve&quot;&gt; &lt;value&gt;上传商品照片&lt;/value&gt; &lt;/data&gt;">
            <text:p><text:s text:c="2"/>&lt;data name="Item picture.description" xml:space="preserve"&gt; &lt;value&gt;上传商品照片&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Item region</text:p>
          </table:table-cell>
          <table:table-cell table:style-name="ce24" office:value-type="string">
            <text:p>区域商品</text:p>
          </table:table-cell>
          <table:table-cell table:style-name="ce19" table:formula="of:=&quot;  &lt;data name=&quot;&quot;&quot;&amp;[.A97]&amp;&quot;.title&quot;&quot; xml:space=&quot;&quot;preserve&quot;&quot;&gt; &lt;value&gt;&quot;&amp;[.B97]&amp;&quot;&lt;/value&gt; &lt;/data&gt;&quot;" office:value-type="string" office:string-value="  &lt;data name=&quot;Item region.title&quot; xml:space=&quot;preserve&quot;&gt; &lt;value&gt;Item region&lt;/value&gt; &lt;/data&gt;">
            <text:p><text:s text:c="2"/>&lt;data name="Item region.title" xml:space="preserve"&gt; &lt;value&gt;Item region&lt;/value&gt; &lt;/data&gt;</text:p>
          </table:table-cell>
          <table:table-cell table:style-name="ce19" table:formula="of:=&quot;  &lt;data name=&quot;&quot;&quot;&amp;[.A97]&amp;&quot;.title&quot;&quot; xml:space=&quot;&quot;preserve&quot;&quot;&gt; &lt;value&gt;&quot;&amp;[.C97]&amp;&quot;&lt;/value&gt; &lt;/data&gt;&quot;" office:value-type="string" office:string-value="  &lt;data name=&quot;Item region.title&quot; xml:space=&quot;preserve&quot;&gt; &lt;value&gt;区域商品&lt;/value&gt; &lt;/data&gt;">
            <text:p><text:s text:c="2"/>&lt;data name="Item region.title" xml:space="preserve"&gt; &lt;value&gt;区域商品&lt;/value&gt; &lt;/data&gt;</text:p>
          </table:table-cell>
          <table:table-cell table:style-name="ce6" office:value-type="string">
            <text:p><text:s/></text:p>
          </table:table-cell>
          <table:table-cell table:number-columns-repeated="250"/>
        </table:table-row>
        <table:table-row table:style-name="ro2">
          <table:table-cell table:style-name="ce20" office:value-type="string">
            <text:p>Item region</text:p>
          </table:table-cell>
          <table:table-cell table:style-name="ce20" office:value-type="string">
            <text:p>Item for imported or factory item</text:p>
          </table:table-cell>
          <table:table-cell table:style-name="ce23" office:value-type="string">
            <text:p>进口或工厂自购商品</text:p>
          </table:table-cell>
          <table:table-cell table:style-name="ce20" table:formula="of:=&quot;  &lt;data name=&quot;&quot;&quot;&amp;[.A98]&amp;&quot;.description&quot;&quot; xml:space=&quot;&quot;preserve&quot;&quot;&gt; &lt;value&gt;&quot;&amp;[.B98]&amp;&quot;&lt;/value&gt; &lt;/data&gt;&quot;" office:value-type="string" office:string-value="  &lt;data name=&quot;Item region.description&quot; xml:space=&quot;preserve&quot;&gt; &lt;value&gt;Item for imported or factory item&lt;/value&gt; &lt;/data&gt;">
            <text:p><text:s text:c="2"/>&lt;data name="Item region.description" xml:space="preserve"&gt; &lt;value&gt;Item for imported or factory item&lt;/value&gt; &lt;/data&gt;</text:p>
          </table:table-cell>
          <table:table-cell table:style-name="ce20" table:formula="of:=&quot;  &lt;data name=&quot;&quot;&quot;&amp;[.A98]&amp;&quot;.description&quot;&quot; xml:space=&quot;&quot;preserve&quot;&quot;&gt; &lt;value&gt;&quot;&amp;[.C98]&amp;&quot;&lt;/value&gt; &lt;/data&gt;&quot;" office:value-type="string" office:string-value="  &lt;data name=&quot;Item region.description&quot; xml:space=&quot;preserve&quot;&gt; &lt;value&gt;进口或工厂自购商品&lt;/value&gt; &lt;/data&gt;">
            <text:p><text:s text:c="2"/>&lt;data name="Item region.description" xml:space="preserve"&gt; &lt;value&gt;进口或工厂自购商品&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Item sort</text:p>
          </table:table-cell>
          <table:table-cell table:style-name="ce21" office:value-type="string">
            <text:p>商品号段</text:p>
          </table:table-cell>
          <table:table-cell table:style-name="ce19" table:formula="of:=&quot;  &lt;data name=&quot;&quot;&quot;&amp;[.A99]&amp;&quot;.title&quot;&quot; xml:space=&quot;&quot;preserve&quot;&quot;&gt; &lt;value&gt;&quot;&amp;[.B99]&amp;&quot;&lt;/value&gt; &lt;/data&gt;&quot;" office:value-type="string" office:string-value="  &lt;data name=&quot;Item sort.title&quot; xml:space=&quot;preserve&quot;&gt; &lt;value&gt;Item sort&lt;/value&gt; &lt;/data&gt;">
            <text:p><text:s text:c="2"/>&lt;data name="Item sort.title" xml:space="preserve"&gt; &lt;value&gt;Item sort&lt;/value&gt; &lt;/data&gt;</text:p>
          </table:table-cell>
          <table:table-cell table:style-name="ce19" table:formula="of:=&quot;  &lt;data name=&quot;&quot;&quot;&amp;[.A99]&amp;&quot;.title&quot;&quot; xml:space=&quot;&quot;preserve&quot;&quot;&gt; &lt;value&gt;&quot;&amp;[.C99]&amp;&quot;&lt;/value&gt; &lt;/data&gt;&quot;" office:value-type="string" office:string-value="  &lt;data name=&quot;Item sort.title&quot; xml:space=&quot;preserve&quot;&gt; &lt;value&gt;商品号段&lt;/value&gt; &lt;/data&gt;">
            <text:p><text:s text:c="2"/>&lt;data name="Item sort.title" xml:space="preserve"&gt; &lt;value&gt;商品号段&lt;/value&gt; &lt;/data&gt;</text:p>
          </table:table-cell>
          <table:table-cell table:style-name="ce6" office:value-type="string">
            <text:p><text:s/></text:p>
          </table:table-cell>
          <table:table-cell table:number-columns-repeated="250"/>
        </table:table-row>
        <table:table-row table:style-name="ro2">
          <table:table-cell table:style-name="ce20" office:value-type="string">
            <text:p>Item sort</text:p>
          </table:table-cell>
          <table:table-cell table:style-name="ce20" office:value-type="string">
            <text:p>Order items within subclass</text:p>
          </table:table-cell>
          <table:table-cell table:style-name="ce22" office:value-type="string">
            <text:p>建议商品号段在子大类里</text:p>
          </table:table-cell>
          <table:table-cell table:style-name="ce20" table:formula="of:=&quot;  &lt;data name=&quot;&quot;&quot;&amp;[.A100]&amp;&quot;.description&quot;&quot; xml:space=&quot;&quot;preserve&quot;&quot;&gt; &lt;value&gt;&quot;&amp;[.B100]&amp;&quot;&lt;/value&gt; &lt;/data&gt;&quot;" office:value-type="string" office:string-value="  &lt;data name=&quot;Item sort.description&quot; xml:space=&quot;preserve&quot;&gt; &lt;value&gt;Order items within subclass&lt;/value&gt; &lt;/data&gt;">
            <text:p><text:s text:c="2"/>&lt;data name="Item sort.description" xml:space="preserve"&gt; &lt;value&gt;Order items within subclass&lt;/value&gt; &lt;/data&gt;</text:p>
          </table:table-cell>
          <table:table-cell table:style-name="ce20" table:formula="of:=&quot;  &lt;data name=&quot;&quot;&quot;&amp;[.A100]&amp;&quot;.description&quot;&quot; xml:space=&quot;&quot;preserve&quot;&quot;&gt; &lt;value&gt;&quot;&amp;[.C100]&amp;&quot;&lt;/value&gt; &lt;/data&gt;&quot;" office:value-type="string" office:string-value="  &lt;data name=&quot;Item sort.description&quot; xml:space=&quot;preserve&quot;&gt; &lt;value&gt;建议商品号段在子大类里&lt;/value&gt; &lt;/data&gt;">
            <text:p><text:s text:c="2"/>&lt;data name="Item sort.description" xml:space="preserve"&gt; &lt;value&gt;建议商品号段在子大类里&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Labor</text:p>
          </table:table-cell>
          <table:table-cell table:style-name="ce21" office:value-type="string">
            <text:p>人工费</text:p>
          </table:table-cell>
          <table:table-cell table:style-name="ce19" table:formula="of:=&quot;  &lt;data name=&quot;&quot;&quot;&amp;[.A101]&amp;&quot;.title&quot;&quot; xml:space=&quot;&quot;preserve&quot;&quot;&gt; &lt;value&gt;&quot;&amp;[.B101]&amp;&quot;&lt;/value&gt; &lt;/data&gt;&quot;" office:value-type="string" office:string-value="  &lt;data name=&quot;Labor.title&quot; xml:space=&quot;preserve&quot;&gt; &lt;value&gt;Labor&lt;/value&gt; &lt;/data&gt;">
            <text:p><text:s text:c="2"/>&lt;data name="Labor.title" xml:space="preserve"&gt; &lt;value&gt;Labor&lt;/value&gt; &lt;/data&gt;</text:p>
          </table:table-cell>
          <table:table-cell table:style-name="ce19" table:formula="of:=&quot;  &lt;data name=&quot;&quot;&quot;&amp;[.A101]&amp;&quot;.title&quot;&quot; xml:space=&quot;&quot;preserve&quot;&quot;&gt; &lt;value&gt;&quot;&amp;[.C101]&amp;&quot;&lt;/value&gt; &lt;/data&gt;&quot;" office:value-type="string" office:string-value="  &lt;data name=&quot;Labor.title&quot; xml:space=&quot;preserve&quot;&gt; &lt;value&gt;人工费&lt;/value&gt; &lt;/data&gt;">
            <text:p><text:s text:c="2"/>&lt;data name="Labor.title" xml:space="preserve"&gt; &lt;value&gt;人工费&lt;/value&gt; &lt;/data&gt;</text:p>
          </table:table-cell>
          <table:table-cell table:style-name="ce6" office:value-type="string">
            <text:p><text:s/></text:p>
          </table:table-cell>
          <table:table-cell table:number-columns-repeated="250"/>
        </table:table-row>
        <table:table-row table:style-name="ro2">
          <table:table-cell table:style-name="ce20" office:value-type="string">
            <text:p>Labor</text:p>
          </table:table-cell>
          <table:table-cell table:style-name="ce20" office:value-type="string">
            <text:p>View, edit labor for the selected project</text:p>
          </table:table-cell>
          <table:table-cell table:style-name="ce22" office:value-type="string">
            <text:p>查看<text:span text:style-name="T7">,</text:span><text:span text:style-name="T8">更改项目的人工项 </text:span><text:span text:style-name="T7">(</text:span><text:span text:style-name="T8">需先选择项目</text:span><text:span text:style-name="T7">)</text:span></text:p>
          </table:table-cell>
          <table:table-cell table:style-name="ce20" table:formula="of:=&quot;  &lt;data name=&quot;&quot;&quot;&amp;[.A102]&amp;&quot;.description&quot;&quot; xml:space=&quot;&quot;preserve&quot;&quot;&gt; &lt;value&gt;&quot;&amp;[.B102]&amp;&quot;&lt;/value&gt; &lt;/data&gt;&quot;" office:value-type="string" office:string-value="  &lt;data name=&quot;Labor.description&quot; xml:space=&quot;preserve&quot;&gt; &lt;value&gt;View, edit labor for the selected project&lt;/value&gt; &lt;/data&gt;">
            <text:p><text:s text:c="2"/>&lt;data name="Labor.description" xml:space="preserve"&gt; &lt;value&gt;View, edit labor for the selected project&lt;/value&gt; &lt;/data&gt;</text:p>
          </table:table-cell>
          <table:table-cell table:style-name="ce20" table:formula="of:=&quot;  &lt;data name=&quot;&quot;&quot;&amp;[.A102]&amp;&quot;.description&quot;&quot; xml:space=&quot;&quot;preserve&quot;&quot;&gt; &lt;value&gt;&quot;&amp;[.C102]&amp;&quot;&lt;/value&gt; &lt;/data&gt;&quot;" office:value-type="string" office:string-value="  &lt;data name=&quot;Labor.description&quot; xml:space=&quot;preserve&quot;&gt; &lt;value&gt;查看,更改项目的人工项 (需先选择项目)&lt;/value&gt; &lt;/data&gt;">
            <text:p><text:s text:c="2"/>&lt;data name="Labor.description" xml:space="preserve"&gt; &lt;value&gt;查看,更改项目的人工项 (需先选择项目)&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Labor category</text:p>
          </table:table-cell>
          <table:table-cell table:style-name="ce21" office:value-type="string">
            <text:p>人工大类</text:p>
          </table:table-cell>
          <table:table-cell table:style-name="ce19" table:formula="of:=&quot;  &lt;data name=&quot;&quot;&quot;&amp;[.A103]&amp;&quot;.title&quot;&quot; xml:space=&quot;&quot;preserve&quot;&quot;&gt; &lt;value&gt;&quot;&amp;[.B103]&amp;&quot;&lt;/value&gt; &lt;/data&gt;&quot;" office:value-type="string" office:string-value="  &lt;data name=&quot;Labor category.title&quot; xml:space=&quot;preserve&quot;&gt; &lt;value&gt;Labor category&lt;/value&gt; &lt;/data&gt;">
            <text:p><text:s text:c="2"/>&lt;data name="Labor category.title" xml:space="preserve"&gt; &lt;value&gt;Labor category&lt;/value&gt; &lt;/data&gt;</text:p>
          </table:table-cell>
          <table:table-cell table:style-name="ce19" table:formula="of:=&quot;  &lt;data name=&quot;&quot;&quot;&amp;[.A103]&amp;&quot;.title&quot;&quot; xml:space=&quot;&quot;preserve&quot;&quot;&gt; &lt;value&gt;&quot;&amp;[.C103]&amp;&quot;&lt;/value&gt; &lt;/data&gt;&quot;" office:value-type="string" office:string-value="  &lt;data name=&quot;Labor category.title&quot; xml:space=&quot;preserve&quot;&gt; &lt;value&gt;人工大类&lt;/value&gt; &lt;/data&gt;">
            <text:p><text:s text:c="2"/>&lt;data name="Labor category.title" xml:space="preserve"&gt; &lt;value&gt;人工大类&lt;/value&gt; &lt;/data&gt;</text:p>
          </table:table-cell>
          <table:table-cell table:style-name="ce6" office:value-type="string">
            <text:p><text:s/></text:p>
          </table:table-cell>
          <table:table-cell table:number-columns-repeated="250"/>
        </table:table-row>
        <table:table-row table:style-name="ro2">
          <table:table-cell table:style-name="ce20" office:value-type="string">
            <text:p>Labor category</text:p>
          </table:table-cell>
          <table:table-cell table:style-name="ce20" office:value-type="string">
            <text:p>View, edit labor category for DC project</text:p>
          </table:table-cell>
          <table:table-cell table:style-name="ce23" office:value-type="string">
            <text:p>查看<text:span text:style-name="T9">/</text:span><text:span text:style-name="T10">修改</text:span><text:span text:style-name="T9">DC</text:span><text:span text:style-name="T10">项目的人工大类</text:span></text:p>
          </table:table-cell>
          <table:table-cell table:style-name="ce20" table:formula="of:=&quot;  &lt;data name=&quot;&quot;&quot;&amp;[.A104]&amp;&quot;.description&quot;&quot; xml:space=&quot;&quot;preserve&quot;&quot;&gt; &lt;value&gt;&quot;&amp;[.B104]&amp;&quot;&lt;/value&gt; &lt;/data&gt;&quot;" office:value-type="string" office:string-value="  &lt;data name=&quot;Labor category.description&quot; xml:space=&quot;preserve&quot;&gt; &lt;value&gt;View, edit labor category for DC project&lt;/value&gt; &lt;/data&gt;">
            <text:p><text:s text:c="2"/>&lt;data name="Labor category.description" xml:space="preserve"&gt; &lt;value&gt;View, edit labor category for DC project&lt;/value&gt; &lt;/data&gt;</text:p>
          </table:table-cell>
          <table:table-cell table:style-name="ce20" table:formula="of:=&quot;  &lt;data name=&quot;&quot;&quot;&amp;[.A104]&amp;&quot;.description&quot;&quot; xml:space=&quot;&quot;preserve&quot;&quot;&gt; &lt;value&gt;&quot;&amp;[.C104]&amp;&quot;&lt;/value&gt; &lt;/data&gt;&quot;" office:value-type="string" office:string-value="  &lt;data name=&quot;Labor category.description&quot; xml:space=&quot;preserve&quot;&gt; &lt;value&gt;查看/修改DC项目的人工大类&lt;/value&gt; &lt;/data&gt;">
            <text:p><text:s text:c="2"/>&lt;data name="Labor category.description" xml:space="preserve"&gt; &lt;value&gt;查看/修改DC项目的人工大类&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Lead time</text:p>
          </table:table-cell>
          <table:table-cell table:style-name="ce21" office:value-type="string">
            <text:p>送货时间</text:p>
          </table:table-cell>
          <table:table-cell table:style-name="ce19" table:formula="of:=&quot;  &lt;data name=&quot;&quot;&quot;&amp;[.A105]&amp;&quot;.title&quot;&quot; xml:space=&quot;&quot;preserve&quot;&quot;&gt; &lt;value&gt;&quot;&amp;[.B105]&amp;&quot;&lt;/value&gt; &lt;/data&gt;&quot;" office:value-type="string" office:string-value="  &lt;data name=&quot;Lead time.title&quot; xml:space=&quot;preserve&quot;&gt; &lt;value&gt;Lead time&lt;/value&gt; &lt;/data&gt;">
            <text:p><text:s text:c="2"/>&lt;data name="Lead time.title" xml:space="preserve"&gt; &lt;value&gt;Lead time&lt;/value&gt; &lt;/data&gt;</text:p>
          </table:table-cell>
          <table:table-cell table:style-name="ce19" table:formula="of:=&quot;  &lt;data name=&quot;&quot;&quot;&amp;[.A105]&amp;&quot;.title&quot;&quot; xml:space=&quot;&quot;preserve&quot;&quot;&gt; &lt;value&gt;&quot;&amp;[.C105]&amp;&quot;&lt;/value&gt; &lt;/data&gt;&quot;" office:value-type="string" office:string-value="  &lt;data name=&quot;Lead time.title&quot; xml:space=&quot;preserve&quot;&gt; &lt;value&gt;送货时间&lt;/value&gt; &lt;/data&gt;">
            <text:p><text:s text:c="2"/>&lt;data name="Lead time.title" xml:space="preserve"&gt; &lt;value&gt;送货时间&lt;/value&gt; &lt;/data&gt;</text:p>
          </table:table-cell>
          <table:table-cell table:style-name="ce6" office:value-type="string">
            <text:p><text:s/></text:p>
          </table:table-cell>
          <table:table-cell table:number-columns-repeated="250"/>
        </table:table-row>
        <table:table-row table:style-name="ro2">
          <table:table-cell table:style-name="ce20" office:value-type="string">
            <text:p>Lead time</text:p>
          </table:table-cell>
          <table:table-cell table:style-name="ce20" office:value-type="string">
            <text:p>View lead time for supplier delivering on order items for the selected project</text:p>
          </table:table-cell>
          <table:table-cell table:style-name="ce22" office:value-type="string">
            <text:p>查看特单产品的送货时间</text:p>
          </table:table-cell>
          <table:table-cell table:style-name="ce20" table:formula="of:=&quot;  &lt;data name=&quot;&quot;&quot;&amp;[.A106]&amp;&quot;.description&quot;&quot; xml:space=&quot;&quot;preserve&quot;&quot;&gt; &lt;value&gt;&quot;&amp;[.B106]&amp;&quot;&lt;/value&gt; &lt;/data&gt;&quot;" office:value-type="string" office:string-value="  &lt;data name=&quot;Lead time.description&quot; xml:space=&quot;preserve&quot;&gt; &lt;value&gt;View lead time for supplier delivering on order items for the selected project&lt;/value&gt; &lt;/data&gt;">
            <text:p><text:s text:c="2"/>&lt;data name="Lead time.description" xml:space="preserve"&gt; &lt;value&gt;View lead time for supplier delivering on order items for the selected project&lt;/value&gt; &lt;/data&gt;</text:p>
          </table:table-cell>
          <table:table-cell table:style-name="ce20" table:formula="of:=&quot;  &lt;data name=&quot;&quot;&quot;&amp;[.A106]&amp;&quot;.description&quot;&quot; xml:space=&quot;&quot;preserve&quot;&quot;&gt; &lt;value&gt;&quot;&amp;[.C106]&amp;&quot;&lt;/value&gt; &lt;/data&gt;&quot;" office:value-type="string" office:string-value="  &lt;data name=&quot;Lead time.description&quot; xml:space=&quot;preserve&quot;&gt; &lt;value&gt;查看特单产品的送货时间&lt;/value&gt; &lt;/data&gt;">
            <text:p><text:s text:c="2"/>&lt;data name="Lead time.description" xml:space="preserve"&gt; &lt;value&gt;查看特单产品的送货时间&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Log off</text:p>
          </table:table-cell>
          <table:table-cell table:style-name="ce21" office:value-type="string">
            <text:p>注销</text:p>
          </table:table-cell>
          <table:table-cell table:style-name="ce19" table:formula="of:=&quot;  &lt;data name=&quot;&quot;&quot;&amp;[.A107]&amp;&quot;.title&quot;&quot; xml:space=&quot;&quot;preserve&quot;&quot;&gt; &lt;value&gt;&quot;&amp;[.B107]&amp;&quot;&lt;/value&gt; &lt;/data&gt;&quot;" office:value-type="string" office:string-value="  &lt;data name=&quot;Log off.title&quot; xml:space=&quot;preserve&quot;&gt; &lt;value&gt;Log off&lt;/value&gt; &lt;/data&gt;">
            <text:p><text:s text:c="2"/>&lt;data name="Log off.title" xml:space="preserve"&gt; &lt;value&gt;Log off&lt;/value&gt; &lt;/data&gt;</text:p>
          </table:table-cell>
          <table:table-cell table:style-name="ce19" table:formula="of:=&quot;  &lt;data name=&quot;&quot;&quot;&amp;[.A107]&amp;&quot;.title&quot;&quot; xml:space=&quot;&quot;preserve&quot;&quot;&gt; &lt;value&gt;&quot;&amp;[.C107]&amp;&quot;&lt;/value&gt; &lt;/data&gt;&quot;" office:value-type="string" office:string-value="  &lt;data name=&quot;Log off.title&quot; xml:space=&quot;preserve&quot;&gt; &lt;value&gt;注销&lt;/value&gt; &lt;/data&gt;">
            <text:p><text:s text:c="2"/>&lt;data name="Log off.title" xml:space="preserve"&gt; &lt;value&gt;注销&lt;/value&gt; &lt;/data&gt;</text:p>
          </table:table-cell>
          <table:table-cell table:style-name="ce6" office:value-type="string">
            <text:p><text:s/></text:p>
          </table:table-cell>
          <table:table-cell table:number-columns-repeated="250"/>
        </table:table-row>
        <table:table-row table:style-name="ro2">
          <table:table-cell table:style-name="ce20" office:value-type="string">
            <text:p>Log off</text:p>
          </table:table-cell>
          <table:table-cell table:style-name="ce20" office:value-type="string">
            <text:p>Log off current user</text:p>
          </table:table-cell>
          <table:table-cell table:style-name="ce22" office:value-type="string">
            <text:p>注销现在的用户</text:p>
          </table:table-cell>
          <table:table-cell table:style-name="ce20" table:formula="of:=&quot;  &lt;data name=&quot;&quot;&quot;&amp;[.A108]&amp;&quot;.description&quot;&quot; xml:space=&quot;&quot;preserve&quot;&quot;&gt; &lt;value&gt;&quot;&amp;[.B108]&amp;&quot;&lt;/value&gt; &lt;/data&gt;&quot;" office:value-type="string" office:string-value="  &lt;data name=&quot;Log off.description&quot; xml:space=&quot;preserve&quot;&gt; &lt;value&gt;Log off current user&lt;/value&gt; &lt;/data&gt;">
            <text:p><text:s text:c="2"/>&lt;data name="Log off.description" xml:space="preserve"&gt; &lt;value&gt;Log off current user&lt;/value&gt; &lt;/data&gt;</text:p>
          </table:table-cell>
          <table:table-cell table:style-name="ce20" table:formula="of:=&quot;  &lt;data name=&quot;&quot;&quot;&amp;[.A108]&amp;&quot;.description&quot;&quot; xml:space=&quot;&quot;preserve&quot;&quot;&gt; &lt;value&gt;&quot;&amp;[.C108]&amp;&quot;&lt;/value&gt; &lt;/data&gt;&quot;" office:value-type="string" office:string-value="  &lt;data name=&quot;Log off.description&quot; xml:space=&quot;preserve&quot;&gt; &lt;value&gt;注销现在的用户&lt;/value&gt; &lt;/data&gt;">
            <text:p><text:s text:c="2"/>&lt;data name="Log off.description" xml:space="preserve"&gt; &lt;value&gt;注销现在的用户&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Material</text:p>
          </table:table-cell>
          <table:table-cell table:style-name="ce21" office:value-type="string">
            <text:p>材料</text:p>
          </table:table-cell>
          <table:table-cell table:style-name="ce19" table:formula="of:=&quot;  &lt;data name=&quot;&quot;&quot;&amp;[.A109]&amp;&quot;.title&quot;&quot; xml:space=&quot;&quot;preserve&quot;&quot;&gt; &lt;value&gt;&quot;&amp;[.B109]&amp;&quot;&lt;/value&gt; &lt;/data&gt;&quot;" office:value-type="string" office:string-value="  &lt;data name=&quot;Material.title&quot; xml:space=&quot;preserve&quot;&gt; &lt;value&gt;Material&lt;/value&gt; &lt;/data&gt;">
            <text:p><text:s text:c="2"/>&lt;data name="Material.title" xml:space="preserve"&gt; &lt;value&gt;Material&lt;/value&gt; &lt;/data&gt;</text:p>
          </table:table-cell>
          <table:table-cell table:style-name="ce19" table:formula="of:=&quot;  &lt;data name=&quot;&quot;&quot;&amp;[.A109]&amp;&quot;.title&quot;&quot; xml:space=&quot;&quot;preserve&quot;&quot;&gt; &lt;value&gt;&quot;&amp;[.C109]&amp;&quot;&lt;/value&gt; &lt;/data&gt;&quot;" office:value-type="string" office:string-value="  &lt;data name=&quot;Material.title&quot; xml:space=&quot;preserve&quot;&gt; &lt;value&gt;材料&lt;/value&gt; &lt;/data&gt;">
            <text:p><text:s text:c="2"/>&lt;data name="Material.title" xml:space="preserve"&gt; &lt;value&gt;材料&lt;/value&gt; &lt;/data&gt;</text:p>
          </table:table-cell>
          <table:table-cell table:style-name="ce6" office:value-type="string">
            <text:p><text:s/></text:p>
          </table:table-cell>
          <table:table-cell table:number-columns-repeated="250"/>
        </table:table-row>
        <table:table-row table:style-name="ro2">
          <table:table-cell table:style-name="ce20" office:value-type="string">
            <text:p>Material</text:p>
          </table:table-cell>
          <table:table-cell table:style-name="ce20" office:value-type="string">
            <text:p>View, edit material for the selected project</text:p>
          </table:table-cell>
          <table:table-cell table:style-name="ce22" office:value-type="string">
            <text:p>查看<text:span text:style-name="T7">, </text:span><text:span text:style-name="T8">更改项目的材料厂</text:span><text:span text:style-name="T7">(</text:span><text:span text:style-name="T8">需先选择项目</text:span><text:span text:style-name="T7">)</text:span></text:p>
          </table:table-cell>
          <table:table-cell table:style-name="ce20" table:formula="of:=&quot;  &lt;data name=&quot;&quot;&quot;&amp;[.A110]&amp;&quot;.description&quot;&quot; xml:space=&quot;&quot;preserve&quot;&quot;&gt; &lt;value&gt;&quot;&amp;[.B110]&amp;&quot;&lt;/value&gt; &lt;/data&gt;&quot;" office:value-type="string" office:string-value="  &lt;data name=&quot;Material.description&quot; xml:space=&quot;preserve&quot;&gt; &lt;value&gt;View, edit material for the selected project&lt;/value&gt; &lt;/data&gt;">
            <text:p><text:s text:c="2"/>&lt;data name="Material.description" xml:space="preserve"&gt; &lt;value&gt;View, edit material for the selected project&lt;/value&gt; &lt;/data&gt;</text:p>
          </table:table-cell>
          <table:table-cell table:style-name="ce20" table:formula="of:=&quot;  &lt;data name=&quot;&quot;&quot;&amp;[.A110]&amp;&quot;.description&quot;&quot; xml:space=&quot;&quot;preserve&quot;&quot;&gt; &lt;value&gt;&quot;&amp;[.C110]&amp;&quot;&lt;/value&gt; &lt;/data&gt;&quot;" office:value-type="string" office:string-value="  &lt;data name=&quot;Material.description&quot; xml:space=&quot;preserve&quot;&gt; &lt;value&gt;查看, 更改项目的材料厂(需先选择项目)&lt;/value&gt; &lt;/data&gt;">
            <text:p><text:s text:c="2"/>&lt;data name="Material.description" xml:space="preserve"&gt; &lt;value&gt;查看, 更改项目的材料厂(需先选择项目)&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Material category</text:p>
          </table:table-cell>
          <table:table-cell table:style-name="ce21" office:value-type="string">
            <text:p>材料大类</text:p>
          </table:table-cell>
          <table:table-cell table:style-name="ce19" table:formula="of:=&quot;  &lt;data name=&quot;&quot;&quot;&amp;[.A111]&amp;&quot;.title&quot;&quot; xml:space=&quot;&quot;preserve&quot;&quot;&gt; &lt;value&gt;&quot;&amp;[.B111]&amp;&quot;&lt;/value&gt; &lt;/data&gt;&quot;" office:value-type="string" office:string-value="  &lt;data name=&quot;Material category.title&quot; xml:space=&quot;preserve&quot;&gt; &lt;value&gt;Material category&lt;/value&gt; &lt;/data&gt;">
            <text:p><text:s text:c="2"/>&lt;data name="Material category.title" xml:space="preserve"&gt; &lt;value&gt;Material category&lt;/value&gt; &lt;/data&gt;</text:p>
          </table:table-cell>
          <table:table-cell table:style-name="ce19" table:formula="of:=&quot;  &lt;data name=&quot;&quot;&quot;&amp;[.A111]&amp;&quot;.title&quot;&quot; xml:space=&quot;&quot;preserve&quot;&quot;&gt; &lt;value&gt;&quot;&amp;[.C111]&amp;&quot;&lt;/value&gt; &lt;/data&gt;&quot;" office:value-type="string" office:string-value="  &lt;data name=&quot;Material category.title&quot; xml:space=&quot;preserve&quot;&gt; &lt;value&gt;材料大类&lt;/value&gt; &lt;/data&gt;">
            <text:p><text:s text:c="2"/>&lt;data name="Material category.title" xml:space="preserve"&gt; &lt;value&gt;材料大类&lt;/value&gt; &lt;/data&gt;</text:p>
          </table:table-cell>
          <table:table-cell table:style-name="ce6" office:value-type="string">
            <text:p><text:s/></text:p>
          </table:table-cell>
          <table:table-cell table:number-columns-repeated="250"/>
        </table:table-row>
        <table:table-row table:style-name="ro2">
          <table:table-cell table:style-name="ce20" office:value-type="string">
            <text:p>Material category</text:p>
          </table:table-cell>
          <table:table-cell table:style-name="ce20" office:value-type="string">
            <text:p>Manage material category for DC project</text:p>
          </table:table-cell>
          <table:table-cell table:style-name="ce22" office:value-type="string">
            <text:p>管理装潢项目的材料大类</text:p>
          </table:table-cell>
          <table:table-cell table:style-name="ce20" table:formula="of:=&quot;  &lt;data name=&quot;&quot;&quot;&amp;[.A112]&amp;&quot;.description&quot;&quot; xml:space=&quot;&quot;preserve&quot;&quot;&gt; &lt;value&gt;&quot;&amp;[.B112]&amp;&quot;&lt;/value&gt; &lt;/data&gt;&quot;" office:value-type="string" office:string-value="  &lt;data name=&quot;Material category.description&quot; xml:space=&quot;preserve&quot;&gt; &lt;value&gt;Manage material category for DC project&lt;/value&gt; &lt;/data&gt;">
            <text:p><text:s text:c="2"/>&lt;data name="Material category.description" xml:space="preserve"&gt; &lt;value&gt;Manage material category for DC project&lt;/value&gt; &lt;/data&gt;</text:p>
          </table:table-cell>
          <table:table-cell table:style-name="ce20" table:formula="of:=&quot;  &lt;data name=&quot;&quot;&quot;&amp;[.A112]&amp;&quot;.description&quot;&quot; xml:space=&quot;&quot;preserve&quot;&quot;&gt; &lt;value&gt;&quot;&amp;[.C112]&amp;&quot;&lt;/value&gt; &lt;/data&gt;&quot;" office:value-type="string" office:string-value="  &lt;data name=&quot;Material category.description&quot; xml:space=&quot;preserve&quot;&gt; &lt;value&gt;管理装潢项目的材料大类&lt;/value&gt; &lt;/data&gt;">
            <text:p><text:s text:c="2"/>&lt;data name="Material category.description" xml:space="preserve"&gt; &lt;value&gt;管理装潢项目的材料大类&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Material order</text:p>
          </table:table-cell>
          <table:table-cell table:style-name="ce24" office:value-type="string">
            <text:p>订单修改</text:p>
          </table:table-cell>
          <table:table-cell table:style-name="ce19" table:formula="of:=&quot;  &lt;data name=&quot;&quot;&quot;&amp;[.A113]&amp;&quot;.title&quot;&quot; xml:space=&quot;&quot;preserve&quot;&quot;&gt; &lt;value&gt;&quot;&amp;[.B113]&amp;&quot;&lt;/value&gt; &lt;/data&gt;&quot;" office:value-type="string" office:string-value="  &lt;data name=&quot;Material order.title&quot; xml:space=&quot;preserve&quot;&gt; &lt;value&gt;Material order&lt;/value&gt; &lt;/data&gt;">
            <text:p><text:s text:c="2"/>&lt;data name="Material order.title" xml:space="preserve"&gt; &lt;value&gt;Material order&lt;/value&gt; &lt;/data&gt;</text:p>
          </table:table-cell>
          <table:table-cell table:style-name="ce19" table:formula="of:=&quot;  &lt;data name=&quot;&quot;&quot;&amp;[.A113]&amp;&quot;.title&quot;&quot; xml:space=&quot;&quot;preserve&quot;&quot;&gt; &lt;value&gt;&quot;&amp;[.C113]&amp;&quot;&lt;/value&gt; &lt;/data&gt;&quot;" office:value-type="string" office:string-value="  &lt;data name=&quot;Material order.title&quot; xml:space=&quot;preserve&quot;&gt; &lt;value&gt;订单修改&lt;/value&gt; &lt;/data&gt;">
            <text:p><text:s text:c="2"/>&lt;data name="Material order.title" xml:space="preserve"&gt; &lt;value&gt;订单修改&lt;/value&gt; &lt;/data&gt;</text:p>
          </table:table-cell>
          <table:table-cell table:style-name="ce6" office:value-type="string">
            <text:p><text:s/></text:p>
          </table:table-cell>
          <table:table-cell table:number-columns-repeated="250"/>
        </table:table-row>
        <table:table-row table:style-name="ro2">
          <table:table-cell table:number-columns-repeated="2" table:style-name="ce20" office:value-type="string">
            <text:p>Material order</text:p>
          </table:table-cell>
          <table:table-cell table:style-name="ce23" office:value-type="string">
            <text:p>材料订单修改</text:p>
          </table:table-cell>
          <table:table-cell table:style-name="ce20" table:formula="of:=&quot;  &lt;data name=&quot;&quot;&quot;&amp;[.A114]&amp;&quot;.description&quot;&quot; xml:space=&quot;&quot;preserve&quot;&quot;&gt; &lt;value&gt;&quot;&amp;[.B114]&amp;&quot;&lt;/value&gt; &lt;/data&gt;&quot;" office:value-type="string" office:string-value="  &lt;data name=&quot;Material order.description&quot; xml:space=&quot;preserve&quot;&gt; &lt;value&gt;Material order&lt;/value&gt; &lt;/data&gt;">
            <text:p><text:s text:c="2"/>&lt;data name="Material order.description" xml:space="preserve"&gt; &lt;value&gt;Material order&lt;/value&gt; &lt;/data&gt;</text:p>
          </table:table-cell>
          <table:table-cell table:style-name="ce20" table:formula="of:=&quot;  &lt;data name=&quot;&quot;&quot;&amp;[.A114]&amp;&quot;.description&quot;&quot; xml:space=&quot;&quot;preserve&quot;&quot;&gt; &lt;value&gt;&quot;&amp;[.C114]&amp;&quot;&lt;/value&gt; &lt;/data&gt;&quot;" office:value-type="string" office:string-value="  &lt;data name=&quot;Material order.description&quot; xml:space=&quot;preserve&quot;&gt; &lt;value&gt;材料订单修改&lt;/value&gt; &lt;/data&gt;">
            <text:p><text:s text:c="2"/>&lt;data name="Material order.description" xml:space="preserve"&gt; &lt;value&gt;材料订单修改&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Material pickup</text:p>
          </table:table-cell>
          <table:table-cell table:style-name="ce24" office:value-type="string">
            <text:p>材料选购</text:p>
          </table:table-cell>
          <table:table-cell table:style-name="ce19" table:formula="of:=&quot;  &lt;data name=&quot;&quot;&quot;&amp;[.A115]&amp;&quot;.title&quot;&quot; xml:space=&quot;&quot;preserve&quot;&quot;&gt; &lt;value&gt;&quot;&amp;[.B115]&amp;&quot;&lt;/value&gt; &lt;/data&gt;&quot;" office:value-type="string" office:string-value="  &lt;data name=&quot;Material pickup.title&quot; xml:space=&quot;preserve&quot;&gt; &lt;value&gt;Material pickup&lt;/value&gt; &lt;/data&gt;">
            <text:p><text:s text:c="2"/>&lt;data name="Material pickup.title" xml:space="preserve"&gt; &lt;value&gt;Material pickup&lt;/value&gt; &lt;/data&gt;</text:p>
          </table:table-cell>
          <table:table-cell table:style-name="ce19" table:formula="of:=&quot;  &lt;data name=&quot;&quot;&quot;&amp;[.A115]&amp;&quot;.title&quot;&quot; xml:space=&quot;&quot;preserve&quot;&quot;&gt; &lt;value&gt;&quot;&amp;[.C115]&amp;&quot;&lt;/value&gt; &lt;/data&gt;&quot;" office:value-type="string" office:string-value="  &lt;data name=&quot;Material pickup.title&quot; xml:space=&quot;preserve&quot;&gt; &lt;value&gt;材料选购&lt;/value&gt; &lt;/data&gt;">
            <text:p><text:s text:c="2"/>&lt;data name="Material pickup.title" xml:space="preserve"&gt; &lt;value&gt;材料选购&lt;/value&gt; &lt;/data&gt;</text:p>
          </table:table-cell>
          <table:table-cell table:style-name="ce6" office:value-type="string">
            <text:p><text:s/></text:p>
          </table:table-cell>
          <table:table-cell table:number-columns-repeated="250"/>
        </table:table-row>
        <table:table-row table:style-name="ro2">
          <table:table-cell table:number-columns-repeated="2" table:style-name="ce20" office:value-type="string">
            <text:p>Material pickup</text:p>
          </table:table-cell>
          <table:table-cell table:style-name="ce23" office:value-type="string">
            <text:p>材料选购</text:p>
          </table:table-cell>
          <table:table-cell table:style-name="ce20" table:formula="of:=&quot;  &lt;data name=&quot;&quot;&quot;&amp;[.A116]&amp;&quot;.description&quot;&quot; xml:space=&quot;&quot;preserve&quot;&quot;&gt; &lt;value&gt;&quot;&amp;[.B116]&amp;&quot;&lt;/value&gt; &lt;/data&gt;&quot;" office:value-type="string" office:string-value="  &lt;data name=&quot;Material pickup.description&quot; xml:space=&quot;preserve&quot;&gt; &lt;value&gt;Material pickup&lt;/value&gt; &lt;/data&gt;">
            <text:p><text:s text:c="2"/>&lt;data name="Material pickup.description" xml:space="preserve"&gt; &lt;value&gt;Material pickup&lt;/value&gt; &lt;/data&gt;</text:p>
          </table:table-cell>
          <table:table-cell table:style-name="ce20" table:formula="of:=&quot;  &lt;data name=&quot;&quot;&quot;&amp;[.A116]&amp;&quot;.description&quot;&quot; xml:space=&quot;&quot;preserve&quot;&quot;&gt; &lt;value&gt;&quot;&amp;[.C116]&amp;&quot;&lt;/value&gt; &lt;/data&gt;&quot;" office:value-type="string" office:string-value="  &lt;data name=&quot;Material pickup.description&quot; xml:space=&quot;preserve&quot;&gt; &lt;value&gt;材料选购&lt;/value&gt; &lt;/data&gt;">
            <text:p><text:s text:c="2"/>&lt;data name="Material pickup.description" xml:space="preserve"&gt; &lt;value&gt;材料选购&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Material return</text:p>
          </table:table-cell>
          <table:table-cell table:style-name="ce21" office:value-type="string">
            <text:p>材料退货</text:p>
          </table:table-cell>
          <table:table-cell table:style-name="ce19" table:formula="of:=&quot;  &lt;data name=&quot;&quot;&quot;&amp;[.A117]&amp;&quot;.title&quot;&quot; xml:space=&quot;&quot;preserve&quot;&quot;&gt; &lt;value&gt;&quot;&amp;[.B117]&amp;&quot;&lt;/value&gt; &lt;/data&gt;&quot;" office:value-type="string" office:string-value="  &lt;data name=&quot;Material return.title&quot; xml:space=&quot;preserve&quot;&gt; &lt;value&gt;Material return&lt;/value&gt; &lt;/data&gt;">
            <text:p><text:s text:c="2"/>&lt;data name="Material return.title" xml:space="preserve"&gt; &lt;value&gt;Material return&lt;/value&gt; &lt;/data&gt;</text:p>
          </table:table-cell>
          <table:table-cell table:style-name="ce19" table:formula="of:=&quot;  &lt;data name=&quot;&quot;&quot;&amp;[.A117]&amp;&quot;.title&quot;&quot; xml:space=&quot;&quot;preserve&quot;&quot;&gt; &lt;value&gt;&quot;&amp;[.C117]&amp;&quot;&lt;/value&gt; &lt;/data&gt;&quot;" office:value-type="string" office:string-value="  &lt;data name=&quot;Material return.title&quot; xml:space=&quot;preserve&quot;&gt; &lt;value&gt;材料退货&lt;/value&gt; &lt;/data&gt;">
            <text:p><text:s text:c="2"/>&lt;data name="Material return.title" xml:space="preserve"&gt; &lt;value&gt;材料退货&lt;/value&gt; &lt;/data&gt;</text:p>
          </table:table-cell>
          <table:table-cell table:style-name="ce6" office:value-type="string">
            <text:p><text:s/></text:p>
          </table:table-cell>
          <table:table-cell table:number-columns-repeated="250"/>
        </table:table-row>
        <table:table-row table:style-name="ro2">
          <table:table-cell table:number-columns-repeated="2" table:style-name="ce20" office:value-type="string">
            <text:p>Material return</text:p>
          </table:table-cell>
          <table:table-cell table:style-name="ce23" office:value-type="string">
            <text:p>材料退货</text:p>
          </table:table-cell>
          <table:table-cell table:style-name="ce20" table:formula="of:=&quot;  &lt;data name=&quot;&quot;&quot;&amp;[.A118]&amp;&quot;.description&quot;&quot; xml:space=&quot;&quot;preserve&quot;&quot;&gt; &lt;value&gt;&quot;&amp;[.B118]&amp;&quot;&lt;/value&gt; &lt;/data&gt;&quot;" office:value-type="string" office:string-value="  &lt;data name=&quot;Material return.description&quot; xml:space=&quot;preserve&quot;&gt; &lt;value&gt;Material return&lt;/value&gt; &lt;/data&gt;">
            <text:p><text:s text:c="2"/>&lt;data name="Material return.description" xml:space="preserve"&gt; &lt;value&gt;Material return&lt;/value&gt; &lt;/data&gt;</text:p>
          </table:table-cell>
          <table:table-cell table:style-name="ce20" table:formula="of:=&quot;  &lt;data name=&quot;&quot;&quot;&amp;[.A118]&amp;&quot;.description&quot;&quot; xml:space=&quot;&quot;preserve&quot;&quot;&gt; &lt;value&gt;&quot;&amp;[.C118]&amp;&quot;&lt;/value&gt; &lt;/data&gt;&quot;" office:value-type="string" office:string-value="  &lt;data name=&quot;Material return.description&quot; xml:space=&quot;preserve&quot;&gt; &lt;value&gt;材料退货&lt;/value&gt; &lt;/data&gt;">
            <text:p><text:s text:c="2"/>&lt;data name="Material return.description" xml:space="preserve"&gt; &lt;value&gt;材料退货&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Measurement</text:p>
          </table:table-cell>
          <table:table-cell table:style-name="ce21" office:value-type="string">
            <text:p>量房</text:p>
          </table:table-cell>
          <table:table-cell table:style-name="ce19" table:formula="of:=&quot;  &lt;data name=&quot;&quot;&quot;&amp;[.A119]&amp;&quot;.title&quot;&quot; xml:space=&quot;&quot;preserve&quot;&quot;&gt; &lt;value&gt;&quot;&amp;[.B119]&amp;&quot;&lt;/value&gt; &lt;/data&gt;&quot;" office:value-type="string" office:string-value="  &lt;data name=&quot;Measurement.title&quot; xml:space=&quot;preserve&quot;&gt; &lt;value&gt;Measurement&lt;/value&gt; &lt;/data&gt;">
            <text:p><text:s text:c="2"/>&lt;data name="Measurement.title" xml:space="preserve"&gt; &lt;value&gt;Measurement&lt;/value&gt; &lt;/data&gt;</text:p>
          </table:table-cell>
          <table:table-cell table:style-name="ce19" table:formula="of:=&quot;  &lt;data name=&quot;&quot;&quot;&amp;[.A119]&amp;&quot;.title&quot;&quot; xml:space=&quot;&quot;preserve&quot;&quot;&gt; &lt;value&gt;&quot;&amp;[.C119]&amp;&quot;&lt;/value&gt; &lt;/data&gt;&quot;" office:value-type="string" office:string-value="  &lt;data name=&quot;Measurement.title&quot; xml:space=&quot;preserve&quot;&gt; &lt;value&gt;量房&lt;/value&gt; &lt;/data&gt;">
            <text:p><text:s text:c="2"/>&lt;data name="Measurement.title" xml:space="preserve"&gt; &lt;value&gt;量房&lt;/value&gt; &lt;/data&gt;</text:p>
          </table:table-cell>
          <table:table-cell table:style-name="ce6" office:value-type="string">
            <text:p><text:s/></text:p>
          </table:table-cell>
          <table:table-cell table:number-columns-repeated="250"/>
        </table:table-row>
        <table:table-row table:style-name="ro2">
          <table:table-cell table:number-columns-repeated="2" table:style-name="ce20" office:value-type="string">
            <text:p>Measurement</text:p>
          </table:table-cell>
          <table:table-cell table:style-name="ce22" office:value-type="string">
            <text:p>查看量房</text:p>
          </table:table-cell>
          <table:table-cell table:style-name="ce20" table:formula="of:=&quot;  &lt;data name=&quot;&quot;&quot;&amp;[.A120]&amp;&quot;.description&quot;&quot; xml:space=&quot;&quot;preserve&quot;&quot;&gt; &lt;value&gt;&quot;&amp;[.B120]&amp;&quot;&lt;/value&gt; &lt;/data&gt;&quot;" office:value-type="string" office:string-value="  &lt;data name=&quot;Measurement.description&quot; xml:space=&quot;preserve&quot;&gt; &lt;value&gt;Measurement&lt;/value&gt; &lt;/data&gt;">
            <text:p><text:s text:c="2"/>&lt;data name="Measurement.description" xml:space="preserve"&gt; &lt;value&gt;Measurement&lt;/value&gt; &lt;/data&gt;</text:p>
          </table:table-cell>
          <table:table-cell table:style-name="ce20" table:formula="of:=&quot;  &lt;data name=&quot;&quot;&quot;&amp;[.A120]&amp;&quot;.description&quot;&quot; xml:space=&quot;&quot;preserve&quot;&quot;&gt; &lt;value&gt;&quot;&amp;[.C120]&amp;&quot;&lt;/value&gt; &lt;/data&gt;&quot;" office:value-type="string" office:string-value="  &lt;data name=&quot;Measurement.description&quot; xml:space=&quot;preserve&quot;&gt; &lt;value&gt;查看量房&lt;/value&gt; &lt;/data&gt;">
            <text:p><text:s text:c="2"/>&lt;data name="Measurement.description" xml:space="preserve"&gt; &lt;value&gt;查看量房&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Objective</text:p>
          </table:table-cell>
          <table:table-cell table:style-name="ce21" office:value-type="string">
            <text:p>目标</text:p>
          </table:table-cell>
          <table:table-cell table:style-name="ce19" table:formula="of:=&quot;  &lt;data name=&quot;&quot;&quot;&amp;[.A121]&amp;&quot;.title&quot;&quot; xml:space=&quot;&quot;preserve&quot;&quot;&gt; &lt;value&gt;&quot;&amp;[.B121]&amp;&quot;&lt;/value&gt; &lt;/data&gt;&quot;" office:value-type="string" office:string-value="  &lt;data name=&quot;Objective.title&quot; xml:space=&quot;preserve&quot;&gt; &lt;value&gt;Objective&lt;/value&gt; &lt;/data&gt;">
            <text:p><text:s text:c="2"/>&lt;data name="Objective.title" xml:space="preserve"&gt; &lt;value&gt;Objective&lt;/value&gt; &lt;/data&gt;</text:p>
          </table:table-cell>
          <table:table-cell table:style-name="ce19" table:formula="of:=&quot;  &lt;data name=&quot;&quot;&quot;&amp;[.A121]&amp;&quot;.title&quot;&quot; xml:space=&quot;&quot;preserve&quot;&quot;&gt; &lt;value&gt;&quot;&amp;[.C121]&amp;&quot;&lt;/value&gt; &lt;/data&gt;&quot;" office:value-type="string" office:string-value="  &lt;data name=&quot;Objective.title&quot; xml:space=&quot;preserve&quot;&gt; &lt;value&gt;目标&lt;/value&gt; &lt;/data&gt;">
            <text:p><text:s text:c="2"/>&lt;data name="Objective.title" xml:space="preserve"&gt; &lt;value&gt;目标&lt;/value&gt; &lt;/data&gt;</text:p>
          </table:table-cell>
          <table:table-cell table:style-name="ce6" office:value-type="string">
            <text:p><text:s/></text:p>
          </table:table-cell>
          <table:table-cell table:number-columns-repeated="250"/>
        </table:table-row>
        <table:table-row table:style-name="ro2">
          <table:table-cell table:style-name="ce20" office:value-type="string">
            <text:p>Objective</text:p>
          </table:table-cell>
          <table:table-cell table:style-name="ce20" office:value-type="string">
            <text:p>Define objectives</text:p>
          </table:table-cell>
          <table:table-cell table:style-name="ce22" office:value-type="string">
            <text:p>定义目标</text:p>
          </table:table-cell>
          <table:table-cell table:style-name="ce20" table:formula="of:=&quot;  &lt;data name=&quot;&quot;&quot;&amp;[.A122]&amp;&quot;.description&quot;&quot; xml:space=&quot;&quot;preserve&quot;&quot;&gt; &lt;value&gt;&quot;&amp;[.B122]&amp;&quot;&lt;/value&gt; &lt;/data&gt;&quot;" office:value-type="string" office:string-value="  &lt;data name=&quot;Objective.description&quot; xml:space=&quot;preserve&quot;&gt; &lt;value&gt;Define objectives&lt;/value&gt; &lt;/data&gt;">
            <text:p><text:s text:c="2"/>&lt;data name="Objective.description" xml:space="preserve"&gt; &lt;value&gt;Define objectives&lt;/value&gt; &lt;/data&gt;</text:p>
          </table:table-cell>
          <table:table-cell table:style-name="ce20" table:formula="of:=&quot;  &lt;data name=&quot;&quot;&quot;&amp;[.A122]&amp;&quot;.description&quot;&quot; xml:space=&quot;&quot;preserve&quot;&quot;&gt; &lt;value&gt;&quot;&amp;[.C122]&amp;&quot;&lt;/value&gt; &lt;/data&gt;&quot;" office:value-type="string" office:string-value="  &lt;data name=&quot;Objective.description&quot; xml:space=&quot;preserve&quot;&gt; &lt;value&gt;定义目标&lt;/value&gt; &lt;/data&gt;">
            <text:p><text:s text:c="2"/>&lt;data name="Objective.description" xml:space="preserve"&gt; &lt;value&gt;定义目标&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On display</text:p>
          </table:table-cell>
          <table:table-cell table:style-name="ce21" office:value-type="string">
            <text:p>陈列商品</text:p>
          </table:table-cell>
          <table:table-cell table:style-name="ce19" table:formula="of:=&quot;  &lt;data name=&quot;&quot;&quot;&amp;[.A123]&amp;&quot;.title&quot;&quot; xml:space=&quot;&quot;preserve&quot;&quot;&gt; &lt;value&gt;&quot;&amp;[.B123]&amp;&quot;&lt;/value&gt; &lt;/data&gt;&quot;" office:value-type="string" office:string-value="  &lt;data name=&quot;On display.title&quot; xml:space=&quot;preserve&quot;&gt; &lt;value&gt;On display&lt;/value&gt; &lt;/data&gt;">
            <text:p><text:s text:c="2"/>&lt;data name="On display.title" xml:space="preserve"&gt; &lt;value&gt;On display&lt;/value&gt; &lt;/data&gt;</text:p>
          </table:table-cell>
          <table:table-cell table:style-name="ce19" table:formula="of:=&quot;  &lt;data name=&quot;&quot;&quot;&amp;[.A123]&amp;&quot;.title&quot;&quot; xml:space=&quot;&quot;preserve&quot;&quot;&gt; &lt;value&gt;&quot;&amp;[.C123]&amp;&quot;&lt;/value&gt; &lt;/data&gt;&quot;" office:value-type="string" office:string-value="  &lt;data name=&quot;On display.title&quot; xml:space=&quot;preserve&quot;&gt; &lt;value&gt;陈列商品&lt;/value&gt; &lt;/data&gt;">
            <text:p><text:s text:c="2"/>&lt;data name="On display.title" xml:space="preserve"&gt; &lt;value&gt;陈列商品&lt;/value&gt; &lt;/data&gt;</text:p>
          </table:table-cell>
          <table:table-cell table:style-name="ce6" office:value-type="string">
            <text:p><text:s/></text:p>
          </table:table-cell>
          <table:table-cell table:number-columns-repeated="250"/>
        </table:table-row>
        <table:table-row table:style-name="ro2">
          <table:table-cell table:style-name="ce20" office:value-type="string">
            <text:p>On display</text:p>
          </table:table-cell>
          <table:table-cell table:style-name="ce20" office:value-type="string">
            <text:p>Define quantity on display</text:p>
          </table:table-cell>
          <table:table-cell table:style-name="ce22" office:value-type="string">
            <text:p>定义陈列商品数量</text:p>
          </table:table-cell>
          <table:table-cell table:style-name="ce20" table:formula="of:=&quot;  &lt;data name=&quot;&quot;&quot;&amp;[.A124]&amp;&quot;.description&quot;&quot; xml:space=&quot;&quot;preserve&quot;&quot;&gt; &lt;value&gt;&quot;&amp;[.B124]&amp;&quot;&lt;/value&gt; &lt;/data&gt;&quot;" office:value-type="string" office:string-value="  &lt;data name=&quot;On display.description&quot; xml:space=&quot;preserve&quot;&gt; &lt;value&gt;Define quantity on display&lt;/value&gt; &lt;/data&gt;">
            <text:p><text:s text:c="2"/>&lt;data name="On display.description" xml:space="preserve"&gt; &lt;value&gt;Define quantity on display&lt;/value&gt; &lt;/data&gt;</text:p>
          </table:table-cell>
          <table:table-cell table:style-name="ce20" table:formula="of:=&quot;  &lt;data name=&quot;&quot;&quot;&amp;[.A124]&amp;&quot;.description&quot;&quot; xml:space=&quot;&quot;preserve&quot;&quot;&gt; &lt;value&gt;&quot;&amp;[.C124]&amp;&quot;&lt;/value&gt; &lt;/data&gt;&quot;" office:value-type="string" office:string-value="  &lt;data name=&quot;On display.description&quot; xml:space=&quot;preserve&quot;&gt; &lt;value&gt;定义陈列商品数量&lt;/value&gt; &lt;/data&gt;">
            <text:p><text:s text:c="2"/>&lt;data name="On display.description" xml:space="preserve"&gt; &lt;value&gt;定义陈列商品数量&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Order</text:p>
          </table:table-cell>
          <table:table-cell table:style-name="ce21" office:value-type="string">
            <text:p>订单</text:p>
          </table:table-cell>
          <table:table-cell table:style-name="ce19" table:formula="of:=&quot;  &lt;data name=&quot;&quot;&quot;&amp;[.A125]&amp;&quot;.title&quot;&quot; xml:space=&quot;&quot;preserve&quot;&quot;&gt; &lt;value&gt;&quot;&amp;[.B125]&amp;&quot;&lt;/value&gt; &lt;/data&gt;&quot;" office:value-type="string" office:string-value="  &lt;data name=&quot;Order.title&quot; xml:space=&quot;preserve&quot;&gt; &lt;value&gt;Order&lt;/value&gt; &lt;/data&gt;">
            <text:p><text:s text:c="2"/>&lt;data name="Order.title" xml:space="preserve"&gt; &lt;value&gt;Order&lt;/value&gt; &lt;/data&gt;</text:p>
          </table:table-cell>
          <table:table-cell table:style-name="ce19" table:formula="of:=&quot;  &lt;data name=&quot;&quot;&quot;&amp;[.A125]&amp;&quot;.title&quot;&quot; xml:space=&quot;&quot;preserve&quot;&quot;&gt; &lt;value&gt;&quot;&amp;[.C125]&amp;&quot;&lt;/value&gt; &lt;/data&gt;&quot;" office:value-type="string" office:string-value="  &lt;data name=&quot;Order.title&quot; xml:space=&quot;preserve&quot;&gt; &lt;value&gt;订单&lt;/value&gt; &lt;/data&gt;">
            <text:p><text:s text:c="2"/>&lt;data name="Order.title" xml:space="preserve"&gt; &lt;value&gt;订单&lt;/value&gt; &lt;/data&gt;</text:p>
          </table:table-cell>
          <table:table-cell table:style-name="ce6" office:value-type="string">
            <text:p><text:s/></text:p>
          </table:table-cell>
          <table:table-cell table:number-columns-repeated="250"/>
        </table:table-row>
        <table:table-row table:style-name="ro2">
          <table:table-cell table:style-name="ce20" office:value-type="string">
            <text:p>Order</text:p>
          </table:table-cell>
          <table:table-cell table:style-name="ce20" office:value-type="string">
            <text:p>Supplier order </text:p>
          </table:table-cell>
          <table:table-cell table:style-name="ce22" office:value-type="string">
            <text:p>供应商订单修改</text:p>
          </table:table-cell>
          <table:table-cell table:style-name="ce20" table:formula="of:=&quot;  &lt;data name=&quot;&quot;&quot;&amp;[.A126]&amp;&quot;.description&quot;&quot; xml:space=&quot;&quot;preserve&quot;&quot;&gt; &lt;value&gt;&quot;&amp;[.B126]&amp;&quot;&lt;/value&gt; &lt;/data&gt;&quot;" office:value-type="string" office:string-value="  &lt;data name=&quot;Order.description&quot; xml:space=&quot;preserve&quot;&gt; &lt;value&gt;Supplier order &lt;/value&gt; &lt;/data&gt;">
            <text:p><text:s text:c="2"/>&lt;data name="Order.description" xml:space="preserve"&gt; &lt;value&gt;Supplier order &lt;/value&gt; &lt;/data&gt;</text:p>
          </table:table-cell>
          <table:table-cell table:style-name="ce20" table:formula="of:=&quot;  &lt;data name=&quot;&quot;&quot;&amp;[.A126]&amp;&quot;.description&quot;&quot; xml:space=&quot;&quot;preserve&quot;&quot;&gt; &lt;value&gt;&quot;&amp;[.C126]&amp;&quot;&lt;/value&gt; &lt;/data&gt;&quot;" office:value-type="string" office:string-value="  &lt;data name=&quot;Order.description&quot; xml:space=&quot;preserve&quot;&gt; &lt;value&gt;供应商订单修改&lt;/value&gt; &lt;/data&gt;">
            <text:p><text:s text:c="2"/>&lt;data name="Order.description" xml:space="preserve"&gt; &lt;value&gt;供应商订单修改&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Other DC</text:p>
          </table:table-cell>
          <table:table-cell table:style-name="ce21" office:value-type="string">
            <text:p>其他装修公司</text:p>
          </table:table-cell>
          <table:table-cell table:style-name="ce19" table:formula="of:=&quot;  &lt;data name=&quot;&quot;&quot;&amp;[.A127]&amp;&quot;.title&quot;&quot; xml:space=&quot;&quot;preserve&quot;&quot;&gt; &lt;value&gt;&quot;&amp;[.B127]&amp;&quot;&lt;/value&gt; &lt;/data&gt;&quot;" office:value-type="string" office:string-value="  &lt;data name=&quot;Other DC.title&quot; xml:space=&quot;preserve&quot;&gt; &lt;value&gt;Other DC&lt;/value&gt; &lt;/data&gt;">
            <text:p><text:s text:c="2"/>&lt;data name="Other DC.title" xml:space="preserve"&gt; &lt;value&gt;Other DC&lt;/value&gt; &lt;/data&gt;</text:p>
          </table:table-cell>
          <table:table-cell table:style-name="ce19" table:formula="of:=&quot;  &lt;data name=&quot;&quot;&quot;&amp;[.A127]&amp;&quot;.title&quot;&quot; xml:space=&quot;&quot;preserve&quot;&quot;&gt; &lt;value&gt;&quot;&amp;[.C127]&amp;&quot;&lt;/value&gt; &lt;/data&gt;&quot;" office:value-type="string" office:string-value="  &lt;data name=&quot;Other DC.title&quot; xml:space=&quot;preserve&quot;&gt; &lt;value&gt;其他装修公司&lt;/value&gt; &lt;/data&gt;">
            <text:p><text:s text:c="2"/>&lt;data name="Other DC.title" xml:space="preserve"&gt; &lt;value&gt;其他装修公司&lt;/value&gt; &lt;/data&gt;</text:p>
          </table:table-cell>
          <table:table-cell table:style-name="ce6" office:value-type="string">
            <text:p><text:s/></text:p>
          </table:table-cell>
          <table:table-cell table:number-columns-repeated="250"/>
        </table:table-row>
        <table:table-row table:style-name="ro2">
          <table:table-cell table:style-name="ce20" office:value-type="string">
            <text:p>Other DC</text:p>
          </table:table-cell>
          <table:table-cell table:style-name="ce20" office:value-type="string">
            <text:p>Manage Other DC</text:p>
          </table:table-cell>
          <table:table-cell table:style-name="ce22" office:value-type="string">
            <text:p>管理其他装修公司</text:p>
          </table:table-cell>
          <table:table-cell table:style-name="ce20" table:formula="of:=&quot;  &lt;data name=&quot;&quot;&quot;&amp;[.A128]&amp;&quot;.description&quot;&quot; xml:space=&quot;&quot;preserve&quot;&quot;&gt; &lt;value&gt;&quot;&amp;[.B128]&amp;&quot;&lt;/value&gt; &lt;/data&gt;&quot;" office:value-type="string" office:string-value="  &lt;data name=&quot;Other DC.description&quot; xml:space=&quot;preserve&quot;&gt; &lt;value&gt;Manage Other DC&lt;/value&gt; &lt;/data&gt;">
            <text:p><text:s text:c="2"/>&lt;data name="Other DC.description" xml:space="preserve"&gt; &lt;value&gt;Manage Other DC&lt;/value&gt; &lt;/data&gt;</text:p>
          </table:table-cell>
          <table:table-cell table:style-name="ce20" table:formula="of:=&quot;  &lt;data name=&quot;&quot;&quot;&amp;[.A128]&amp;&quot;.description&quot;&quot; xml:space=&quot;&quot;preserve&quot;&quot;&gt; &lt;value&gt;&quot;&amp;[.C128]&amp;&quot;&lt;/value&gt; &lt;/data&gt;&quot;" office:value-type="string" office:string-value="  &lt;data name=&quot;Other DC.description&quot; xml:space=&quot;preserve&quot;&gt; &lt;value&gt;管理其他装修公司&lt;/value&gt; &lt;/data&gt;">
            <text:p><text:s text:c="2"/>&lt;data name="Other DC.description" xml:space="preserve"&gt; &lt;value&gt;管理其他装修公司&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Payment</text:p>
          </table:table-cell>
          <table:table-cell table:style-name="ce21" office:value-type="string">
            <text:p>付款</text:p>
          </table:table-cell>
          <table:table-cell table:style-name="ce19" table:formula="of:=&quot;  &lt;data name=&quot;&quot;&quot;&amp;[.A129]&amp;&quot;.title&quot;&quot; xml:space=&quot;&quot;preserve&quot;&quot;&gt; &lt;value&gt;&quot;&amp;[.B129]&amp;&quot;&lt;/value&gt; &lt;/data&gt;&quot;" office:value-type="string" office:string-value="  &lt;data name=&quot;Payment.title&quot; xml:space=&quot;preserve&quot;&gt; &lt;value&gt;Payment&lt;/value&gt; &lt;/data&gt;">
            <text:p><text:s text:c="2"/>&lt;data name="Payment.title" xml:space="preserve"&gt; &lt;value&gt;Payment&lt;/value&gt; &lt;/data&gt;</text:p>
          </table:table-cell>
          <table:table-cell table:style-name="ce19" table:formula="of:=&quot;  &lt;data name=&quot;&quot;&quot;&amp;[.A129]&amp;&quot;.title&quot;&quot; xml:space=&quot;&quot;preserve&quot;&quot;&gt; &lt;value&gt;&quot;&amp;[.C129]&amp;&quot;&lt;/value&gt; &lt;/data&gt;&quot;" office:value-type="string" office:string-value="  &lt;data name=&quot;Payment.title&quot; xml:space=&quot;preserve&quot;&gt; &lt;value&gt;付款&lt;/value&gt; &lt;/data&gt;">
            <text:p><text:s text:c="2"/>&lt;data name="Payment.title" xml:space="preserve"&gt; &lt;value&gt;付款&lt;/value&gt; &lt;/data&gt;</text:p>
          </table:table-cell>
          <table:table-cell table:style-name="ce6" office:value-type="string">
            <text:p><text:s/></text:p>
          </table:table-cell>
          <table:table-cell table:number-columns-repeated="250"/>
        </table:table-row>
        <table:table-row table:style-name="ro2">
          <table:table-cell table:number-columns-repeated="3" table:style-name="ce20" office:value-type="string">
            <text:p>Payment</text:p>
          </table:table-cell>
          <table:table-cell table:style-name="ce20" table:formula="of:=&quot;  &lt;data name=&quot;&quot;&quot;&amp;[.A130]&amp;&quot;.description&quot;&quot; xml:space=&quot;&quot;preserve&quot;&quot;&gt; &lt;value&gt;&quot;&amp;[.B130]&amp;&quot;&lt;/value&gt; &lt;/data&gt;&quot;" office:value-type="string" office:string-value="  &lt;data name=&quot;Payment.description&quot; xml:space=&quot;preserve&quot;&gt; &lt;value&gt;Payment&lt;/value&gt; &lt;/data&gt;">
            <text:p><text:s text:c="2"/>&lt;data name="Payment.description" xml:space="preserve"&gt; &lt;value&gt;Payment&lt;/value&gt; &lt;/data&gt;</text:p>
          </table:table-cell>
          <table:table-cell table:style-name="ce20" table:formula="of:=&quot;  &lt;data name=&quot;&quot;&quot;&amp;[.A130]&amp;&quot;.description&quot;&quot; xml:space=&quot;&quot;preserve&quot;&quot;&gt; &lt;value&gt;&quot;&amp;[.C130]&amp;&quot;&lt;/value&gt; &lt;/data&gt;&quot;" office:value-type="string" office:string-value="  &lt;data name=&quot;Payment.description&quot; xml:space=&quot;preserve&quot;&gt; &lt;value&gt;Payment&lt;/value&gt; &lt;/data&gt;">
            <text:p><text:s text:c="2"/>&lt;data name="Payment.description" xml:space="preserve"&gt; &lt;value&gt;Payment&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Permanent item</text:p>
          </table:table-cell>
          <table:table-cell table:style-name="ce21" office:value-type="string">
            <text:p>现货商品</text:p>
          </table:table-cell>
          <table:table-cell table:style-name="ce19" table:formula="of:=&quot;  &lt;data name=&quot;&quot;&quot;&amp;[.A131]&amp;&quot;.title&quot;&quot; xml:space=&quot;&quot;preserve&quot;&quot;&gt; &lt;value&gt;&quot;&amp;[.B131]&amp;&quot;&lt;/value&gt; &lt;/data&gt;&quot;" office:value-type="string" office:string-value="  &lt;data name=&quot;Permanent item.title&quot; xml:space=&quot;preserve&quot;&gt; &lt;value&gt;Permanent item&lt;/value&gt; &lt;/data&gt;">
            <text:p><text:s text:c="2"/>&lt;data name="Permanent item.title" xml:space="preserve"&gt; &lt;value&gt;Permanent item&lt;/value&gt; &lt;/data&gt;</text:p>
          </table:table-cell>
          <table:table-cell table:style-name="ce19" table:formula="of:=&quot;  &lt;data name=&quot;&quot;&quot;&amp;[.A131]&amp;&quot;.title&quot;&quot; xml:space=&quot;&quot;preserve&quot;&quot;&gt; &lt;value&gt;&quot;&amp;[.C131]&amp;&quot;&lt;/value&gt; &lt;/data&gt;&quot;" office:value-type="string" office:string-value="  &lt;data name=&quot;Permanent item.title&quot; xml:space=&quot;preserve&quot;&gt; &lt;value&gt;现货商品&lt;/value&gt; &lt;/data&gt;">
            <text:p><text:s text:c="2"/>&lt;data name="Permanent item.title" xml:space="preserve"&gt; &lt;value&gt;现货商品&lt;/value&gt; &lt;/data&gt;</text:p>
          </table:table-cell>
          <table:table-cell table:style-name="ce6" office:value-type="string">
            <text:p><text:s/></text:p>
          </table:table-cell>
          <table:table-cell table:number-columns-repeated="250"/>
        </table:table-row>
        <table:table-row table:style-name="ro2">
          <table:table-cell table:style-name="ce20" office:value-type="string">
            <text:p>Permanent item</text:p>
          </table:table-cell>
          <table:table-cell table:style-name="ce20" office:value-type="string">
            <text:p>Check the stocks for the permanent items of the selected project</text:p>
          </table:table-cell>
          <table:table-cell table:style-name="ce22" office:value-type="string">
            <text:p>查看项目的存货产品库存量</text:p>
          </table:table-cell>
          <table:table-cell table:style-name="ce20" table:formula="of:=&quot;  &lt;data name=&quot;&quot;&quot;&amp;[.A132]&amp;&quot;.description&quot;&quot; xml:space=&quot;&quot;preserve&quot;&quot;&gt; &lt;value&gt;&quot;&amp;[.B132]&amp;&quot;&lt;/value&gt; &lt;/data&gt;&quot;" office:value-type="string" office:string-value="  &lt;data name=&quot;Permanent item.description&quot; xml:space=&quot;preserve&quot;&gt; &lt;value&gt;Check the stocks for the permanent items of the selected project&lt;/value&gt; &lt;/data&gt;">
            <text:p><text:s text:c="2"/>&lt;data name="Permanent item.description" xml:space="preserve"&gt; &lt;value&gt;Check the stocks for the permanent items of the selected project&lt;/value&gt; &lt;/data&gt;</text:p>
          </table:table-cell>
          <table:table-cell table:style-name="ce20" table:formula="of:=&quot;  &lt;data name=&quot;&quot;&quot;&amp;[.A132]&amp;&quot;.description&quot;&quot; xml:space=&quot;&quot;preserve&quot;&quot;&gt; &lt;value&gt;&quot;&amp;[.C132]&amp;&quot;&lt;/value&gt; &lt;/data&gt;&quot;" office:value-type="string" office:string-value="  &lt;data name=&quot;Permanent item.description&quot; xml:space=&quot;preserve&quot;&gt; &lt;value&gt;查看项目的存货产品库存量&lt;/value&gt; &lt;/data&gt;">
            <text:p><text:s text:c="2"/>&lt;data name="Permanent item.description" xml:space="preserve"&gt; &lt;value&gt;查看项目的存货产品库存量&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Poll</text:p>
          </table:table-cell>
          <table:table-cell table:style-name="ce21" office:value-type="string">
            <office:annotation draw:style-name="gr1" draw:text-style-name="P1" svg:width="3.815cm" svg:height="2.241cm" svg:x="15.192cm" svg:y="65.76cm" draw:caption-point-x="-0.42cm" draw:caption-point-y="-6.6cm">
              <dc:date>2012-10-09T00:00:00</dc:date>
              <text:p text:style-name="P1"><text:span text:style-name="T1">mínyì diàochá</text:span></text:p>
              <text:p text:style-name="P1"><text:span text:style-name="T1">opinion poll</text:span></text:p>
            </office:annotation>
            <text:p>民意调查</text:p>
          </table:table-cell>
          <table:table-cell table:style-name="ce19" table:formula="of:=&quot;  &lt;data name=&quot;&quot;&quot;&amp;[.A133]&amp;&quot;.title&quot;&quot; xml:space=&quot;&quot;preserve&quot;&quot;&gt; &lt;value&gt;&quot;&amp;[.B133]&amp;&quot;&lt;/value&gt; &lt;/data&gt;&quot;" office:value-type="string" office:string-value="  &lt;data name=&quot;Poll.title&quot; xml:space=&quot;preserve&quot;&gt; &lt;value&gt;Poll&lt;/value&gt; &lt;/data&gt;">
            <text:p><text:s text:c="2"/>&lt;data name="Poll.title" xml:space="preserve"&gt; &lt;value&gt;Poll&lt;/value&gt; &lt;/data&gt;</text:p>
          </table:table-cell>
          <table:table-cell table:style-name="ce19" table:formula="of:=&quot;  &lt;data name=&quot;&quot;&quot;&amp;[.A133]&amp;&quot;.title&quot;&quot; xml:space=&quot;&quot;preserve&quot;&quot;&gt; &lt;value&gt;&quot;&amp;[.C133]&amp;&quot;&lt;/value&gt; &lt;/data&gt;&quot;" office:value-type="string" office:string-value="  &lt;data name=&quot;Poll.title&quot; xml:space=&quot;preserve&quot;&gt; &lt;value&gt;民意调查&lt;/value&gt; &lt;/data&gt;">
            <text:p><text:s text:c="2"/>&lt;data name="Poll.title" xml:space="preserve"&gt; &lt;value&gt;民意调查&lt;/value&gt; &lt;/data&gt;</text:p>
          </table:table-cell>
          <table:table-cell table:style-name="ce6" office:value-type="string">
            <text:p><text:s/></text:p>
          </table:table-cell>
          <table:table-cell table:number-columns-repeated="250"/>
        </table:table-row>
        <table:table-row table:style-name="ro2">
          <table:table-cell table:style-name="ce20" office:value-type="string">
            <text:p>Poll</text:p>
          </table:table-cell>
          <table:table-cell table:style-name="ce20" office:value-type="string">
            <text:p>Define poll</text:p>
          </table:table-cell>
          <table:table-cell table:style-name="ce22" office:value-type="string">
            <text:p>定义民意调查</text:p>
          </table:table-cell>
          <table:table-cell table:style-name="ce20" table:formula="of:=&quot;  &lt;data name=&quot;&quot;&quot;&amp;[.A134]&amp;&quot;.description&quot;&quot; xml:space=&quot;&quot;preserve&quot;&quot;&gt; &lt;value&gt;&quot;&amp;[.B134]&amp;&quot;&lt;/value&gt; &lt;/data&gt;&quot;" office:value-type="string" office:string-value="  &lt;data name=&quot;Poll.description&quot; xml:space=&quot;preserve&quot;&gt; &lt;value&gt;Define poll&lt;/value&gt; &lt;/data&gt;">
            <text:p><text:s text:c="2"/>&lt;data name="Poll.description" xml:space="preserve"&gt; &lt;value&gt;Define poll&lt;/value&gt; &lt;/data&gt;</text:p>
          </table:table-cell>
          <table:table-cell table:style-name="ce20" table:formula="of:=&quot;  &lt;data name=&quot;&quot;&quot;&amp;[.A134]&amp;&quot;.description&quot;&quot; xml:space=&quot;&quot;preserve&quot;&quot;&gt; &lt;value&gt;&quot;&amp;[.C134]&amp;&quot;&lt;/value&gt; &lt;/data&gt;&quot;" office:value-type="string" office:string-value="  &lt;data name=&quot;Poll.description&quot; xml:space=&quot;preserve&quot;&gt; &lt;value&gt;定义民意调查&lt;/value&gt; &lt;/data&gt;">
            <text:p><text:s text:c="2"/>&lt;data name="Poll.description" xml:space="preserve"&gt; &lt;value&gt;定义民意调查&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Poll answer</text:p>
          </table:table-cell>
          <table:table-cell table:style-name="ce21" office:value-type="string">
            <text:p>民意调查回答</text:p>
          </table:table-cell>
          <table:table-cell table:style-name="ce19" table:formula="of:=&quot;  &lt;data name=&quot;&quot;&quot;&amp;[.A135]&amp;&quot;.title&quot;&quot; xml:space=&quot;&quot;preserve&quot;&quot;&gt; &lt;value&gt;&quot;&amp;[.B135]&amp;&quot;&lt;/value&gt; &lt;/data&gt;&quot;" office:value-type="string" office:string-value="  &lt;data name=&quot;Poll answer.title&quot; xml:space=&quot;preserve&quot;&gt; &lt;value&gt;Poll answer&lt;/value&gt; &lt;/data&gt;">
            <text:p><text:s text:c="2"/>&lt;data name="Poll answer.title" xml:space="preserve"&gt; &lt;value&gt;Poll answer&lt;/value&gt; &lt;/data&gt;</text:p>
          </table:table-cell>
          <table:table-cell table:style-name="ce19" table:formula="of:=&quot;  &lt;data name=&quot;&quot;&quot;&amp;[.A135]&amp;&quot;.title&quot;&quot; xml:space=&quot;&quot;preserve&quot;&quot;&gt; &lt;value&gt;&quot;&amp;[.C135]&amp;&quot;&lt;/value&gt; &lt;/data&gt;&quot;" office:value-type="string" office:string-value="  &lt;data name=&quot;Poll answer.title&quot; xml:space=&quot;preserve&quot;&gt; &lt;value&gt;民意调查回答&lt;/value&gt; &lt;/data&gt;">
            <text:p><text:s text:c="2"/>&lt;data name="Poll answer.title" xml:space="preserve"&gt; &lt;value&gt;民意调查回答&lt;/value&gt; &lt;/data&gt;</text:p>
          </table:table-cell>
          <table:table-cell table:style-name="ce6" office:value-type="string">
            <text:p><text:s/></text:p>
          </table:table-cell>
          <table:table-cell table:number-columns-repeated="250"/>
        </table:table-row>
        <table:table-row table:style-name="ro2">
          <table:table-cell table:style-name="ce20" office:value-type="string">
            <text:p>Poll answer</text:p>
          </table:table-cell>
          <table:table-cell table:style-name="ce20" office:value-type="string">
            <text:p>Answer poll</text:p>
          </table:table-cell>
          <table:table-cell table:style-name="ce22" office:value-type="string">
            <text:p>回答民意调查</text:p>
          </table:table-cell>
          <table:table-cell table:style-name="ce20" table:formula="of:=&quot;  &lt;data name=&quot;&quot;&quot;&amp;[.A136]&amp;&quot;.description&quot;&quot; xml:space=&quot;&quot;preserve&quot;&quot;&gt; &lt;value&gt;&quot;&amp;[.B136]&amp;&quot;&lt;/value&gt; &lt;/data&gt;&quot;" office:value-type="string" office:string-value="  &lt;data name=&quot;Poll answer.description&quot; xml:space=&quot;preserve&quot;&gt; &lt;value&gt;Answer poll&lt;/value&gt; &lt;/data&gt;">
            <text:p><text:s text:c="2"/>&lt;data name="Poll answer.description" xml:space="preserve"&gt; &lt;value&gt;Answer poll&lt;/value&gt; &lt;/data&gt;</text:p>
          </table:table-cell>
          <table:table-cell table:style-name="ce20" table:formula="of:=&quot;  &lt;data name=&quot;&quot;&quot;&amp;[.A136]&amp;&quot;.description&quot;&quot; xml:space=&quot;&quot;preserve&quot;&quot;&gt; &lt;value&gt;&quot;&amp;[.C136]&amp;&quot;&lt;/value&gt; &lt;/data&gt;&quot;" office:value-type="string" office:string-value="  &lt;data name=&quot;Poll answer.description&quot; xml:space=&quot;preserve&quot;&gt; &lt;value&gt;回答民意调查&lt;/value&gt; &lt;/data&gt;">
            <text:p><text:s text:c="2"/>&lt;data name="Poll answer.description" xml:space="preserve"&gt; &lt;value&gt;回答民意调查&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Poll question</text:p>
          </table:table-cell>
          <table:table-cell table:style-name="ce21" office:value-type="string">
            <text:p>民意调查问题</text:p>
          </table:table-cell>
          <table:table-cell table:style-name="ce19" table:formula="of:=&quot;  &lt;data name=&quot;&quot;&quot;&amp;[.A137]&amp;&quot;.title&quot;&quot; xml:space=&quot;&quot;preserve&quot;&quot;&gt; &lt;value&gt;&quot;&amp;[.B137]&amp;&quot;&lt;/value&gt; &lt;/data&gt;&quot;" office:value-type="string" office:string-value="  &lt;data name=&quot;Poll question.title&quot; xml:space=&quot;preserve&quot;&gt; &lt;value&gt;Poll question&lt;/value&gt; &lt;/data&gt;">
            <text:p><text:s text:c="2"/>&lt;data name="Poll question.title" xml:space="preserve"&gt; &lt;value&gt;Poll question&lt;/value&gt; &lt;/data&gt;</text:p>
          </table:table-cell>
          <table:table-cell table:style-name="ce19" table:formula="of:=&quot;  &lt;data name=&quot;&quot;&quot;&amp;[.A137]&amp;&quot;.title&quot;&quot; xml:space=&quot;&quot;preserve&quot;&quot;&gt; &lt;value&gt;&quot;&amp;[.C137]&amp;&quot;&lt;/value&gt; &lt;/data&gt;&quot;" office:value-type="string" office:string-value="  &lt;data name=&quot;Poll question.title&quot; xml:space=&quot;preserve&quot;&gt; &lt;value&gt;民意调查问题&lt;/value&gt; &lt;/data&gt;">
            <text:p><text:s text:c="2"/>&lt;data name="Poll question.title" xml:space="preserve"&gt; &lt;value&gt;民意调查问题&lt;/value&gt; &lt;/data&gt;</text:p>
          </table:table-cell>
          <table:table-cell table:style-name="ce6" office:value-type="string">
            <text:p><text:s/></text:p>
          </table:table-cell>
          <table:table-cell table:number-columns-repeated="250"/>
        </table:table-row>
        <table:table-row table:style-name="ro2">
          <table:table-cell table:style-name="ce20" office:value-type="string">
            <text:p>Poll question</text:p>
          </table:table-cell>
          <table:table-cell table:style-name="ce20" office:value-type="string">
            <text:p>Define questions for poll</text:p>
          </table:table-cell>
          <table:table-cell table:style-name="ce22" office:value-type="string">
            <text:p>定义民意调查问题</text:p>
          </table:table-cell>
          <table:table-cell table:style-name="ce20" table:formula="of:=&quot;  &lt;data name=&quot;&quot;&quot;&amp;[.A138]&amp;&quot;.description&quot;&quot; xml:space=&quot;&quot;preserve&quot;&quot;&gt; &lt;value&gt;&quot;&amp;[.B138]&amp;&quot;&lt;/value&gt; &lt;/data&gt;&quot;" office:value-type="string" office:string-value="  &lt;data name=&quot;Poll question.description&quot; xml:space=&quot;preserve&quot;&gt; &lt;value&gt;Define questions for poll&lt;/value&gt; &lt;/data&gt;">
            <text:p><text:s text:c="2"/>&lt;data name="Poll question.description" xml:space="preserve"&gt; &lt;value&gt;Define questions for poll&lt;/value&gt; &lt;/data&gt;</text:p>
          </table:table-cell>
          <table:table-cell table:style-name="ce20" table:formula="of:=&quot;  &lt;data name=&quot;&quot;&quot;&amp;[.A138]&amp;&quot;.description&quot;&quot; xml:space=&quot;&quot;preserve&quot;&quot;&gt; &lt;value&gt;&quot;&amp;[.C138]&amp;&quot;&lt;/value&gt; &lt;/data&gt;&quot;" office:value-type="string" office:string-value="  &lt;data name=&quot;Poll question.description&quot; xml:space=&quot;preserve&quot;&gt; &lt;value&gt;定义民意调查问题&lt;/value&gt; &lt;/data&gt;">
            <text:p><text:s text:c="2"/>&lt;data name="Poll question.description" xml:space="preserve"&gt; &lt;value&gt;定义民意调查问题&lt;/value&gt; &lt;/data&gt;</text:p>
          </table:table-cell>
          <table:table-cell table:style-name="ce6" office:value-type="string">
            <text:p><text:s/></text:p>
          </table:table-cell>
          <table:table-cell table:number-columns-repeated="250"/>
        </table:table-row>
        <table:table-row table:style-name="ro2">
          <table:table-cell table:style-name="ce19" office:value-type="string">
            <text:p>Preparation</text:p>
          </table:table-cell>
          <table:table-cell table:style-name="ce19" office:value-type="string">
            <text:p>Precount</text:p>
          </table:table-cell>
          <table:table-cell table:style-name="ce21" office:value-type="string">
            <text:p>预盘</text:p>
          </table:table-cell>
          <table:table-cell table:style-name="ce19" table:formula="of:=&quot;  &lt;data name=&quot;&quot;&quot;&amp;[.A139]&amp;&quot;.title&quot;&quot; xml:space=&quot;&quot;preserve&quot;&quot;&gt; &lt;value&gt;&quot;&amp;[.B139]&amp;&quot;&lt;/value&gt; &lt;/data&gt;&quot;" office:value-type="string" office:string-value="  &lt;data name=&quot;Preparation.title&quot; xml:space=&quot;preserve&quot;&gt; &lt;value&gt;Precount&lt;/value&gt; &lt;/data&gt;">
            <text:p><text:s text:c="2"/>&lt;data name="Preparation.title" xml:space="preserve"&gt; &lt;value&gt;Precount&lt;/value&gt; &lt;/data&gt;</text:p>
          </table:table-cell>
          <table:table-cell table:style-name="ce19" table:formula="of:=&quot;  &lt;data name=&quot;&quot;&quot;&amp;[.A139]&amp;&quot;.title&quot;&quot; xml:space=&quot;&quot;preserve&quot;&quot;&gt; &lt;value&gt;&quot;&amp;[.C139]&amp;&quot;&lt;/value&gt; &lt;/data&gt;&quot;" office:value-type="string" office:string-value="  &lt;data name=&quot;Preparation.title&quot; xml:space=&quot;preserve&quot;&gt; &lt;value&gt;预盘&lt;/value&gt; &lt;/data&gt;">
            <text:p><text:s text:c="2"/>&lt;data name="Preparation.title" xml:space="preserve"&gt; &lt;value&gt;预盘&lt;/value&gt; &lt;/data&gt;</text:p>
          </table:table-cell>
          <table:table-cell table:style-name="ce6" office:value-type="string">
            <text:p><text:s/></text:p>
          </table:table-cell>
          <table:table-cell table:number-columns-repeated="250"/>
        </table:table-row>
        <table:table-row table:style-name="ro2">
          <table:table-cell table:style-name="ce20" office:value-type="string">
            <text:p>Preparation</text:p>
          </table:table-cell>
          <table:table-cell table:style-name="ce20" office:value-type="string">
            <text:p>Precount</text:p>
          </table:table-cell>
          <table:table-cell table:style-name="ce20" office:value-type="string">
            <text:p>Preparation</text:p>
          </table:table-cell>
          <table:table-cell table:style-name="ce20" table:formula="of:=&quot;  &lt;data name=&quot;&quot;&quot;&amp;[.A140]&amp;&quot;.description&quot;&quot; xml:space=&quot;&quot;preserve&quot;&quot;&gt; &lt;value&gt;&quot;&amp;[.B140]&amp;&quot;&lt;/value&gt; &lt;/data&gt;&quot;" office:value-type="string" office:string-value="  &lt;data name=&quot;Preparation.description&quot; xml:space=&quot;preserve&quot;&gt; &lt;value&gt;Precount&lt;/value&gt; &lt;/data&gt;">
            <text:p><text:s text:c="2"/>&lt;data name="Preparation.description" xml:space="preserve"&gt; &lt;value&gt;Precount&lt;/value&gt; &lt;/data&gt;</text:p>
          </table:table-cell>
          <table:table-cell table:style-name="ce20" table:formula="of:=&quot;  &lt;data name=&quot;&quot;&quot;&amp;[.A140]&amp;&quot;.description&quot;&quot; xml:space=&quot;&quot;preserve&quot;&quot;&gt; &lt;value&gt;&quot;&amp;[.C140]&amp;&quot;&lt;/value&gt; &lt;/data&gt;&quot;" office:value-type="string" office:string-value="  &lt;data name=&quot;Preparation.description&quot; xml:space=&quot;preserve&quot;&gt; &lt;value&gt;Preparation&lt;/value&gt; &lt;/data&gt;">
            <text:p><text:s text:c="2"/>&lt;data name="Preparation.description" xml:space="preserve"&gt; &lt;value&gt;Preparation&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Print label</text:p>
          </table:table-cell>
          <table:table-cell table:style-name="ce21" office:value-type="string">
            <text:p>打印价签</text:p>
          </table:table-cell>
          <table:table-cell table:style-name="ce19" table:formula="of:=&quot;  &lt;data name=&quot;&quot;&quot;&amp;[.A141]&amp;&quot;.title&quot;&quot; xml:space=&quot;&quot;preserve&quot;&quot;&gt; &lt;value&gt;&quot;&amp;[.B141]&amp;&quot;&lt;/value&gt; &lt;/data&gt;&quot;" office:value-type="string" office:string-value="  &lt;data name=&quot;Print label.title&quot; xml:space=&quot;preserve&quot;&gt; &lt;value&gt;Print label&lt;/value&gt; &lt;/data&gt;">
            <text:p><text:s text:c="2"/>&lt;data name="Print label.title" xml:space="preserve"&gt; &lt;value&gt;Print label&lt;/value&gt; &lt;/data&gt;</text:p>
          </table:table-cell>
          <table:table-cell table:style-name="ce19" table:formula="of:=&quot;  &lt;data name=&quot;&quot;&quot;&amp;[.A141]&amp;&quot;.title&quot;&quot; xml:space=&quot;&quot;preserve&quot;&quot;&gt; &lt;value&gt;&quot;&amp;[.C141]&amp;&quot;&lt;/value&gt; &lt;/data&gt;&quot;" office:value-type="string" office:string-value="  &lt;data name=&quot;Print label.title&quot; xml:space=&quot;preserve&quot;&gt; &lt;value&gt;打印价签&lt;/value&gt; &lt;/data&gt;">
            <text:p><text:s text:c="2"/>&lt;data name="Print label.title" xml:space="preserve"&gt; &lt;value&gt;打印价签&lt;/value&gt; &lt;/data&gt;</text:p>
          </table:table-cell>
          <table:table-cell table:style-name="ce6" office:value-type="string">
            <text:p><text:s/></text:p>
          </table:table-cell>
          <table:table-cell table:number-columns-repeated="250"/>
        </table:table-row>
        <table:table-row table:style-name="ro2">
          <table:table-cell table:style-name="ce20" office:value-type="string">
            <text:p>Print label</text:p>
          </table:table-cell>
          <table:table-cell table:number-columns-repeated="2" table:style-name="ce20" office:value-type="string">
            <text:p>Print and request price labels</text:p>
          </table:table-cell>
          <table:table-cell table:style-name="ce20" table:formula="of:=&quot;  &lt;data name=&quot;&quot;&quot;&amp;[.A142]&amp;&quot;.description&quot;&quot; xml:space=&quot;&quot;preserve&quot;&quot;&gt; &lt;value&gt;&quot;&amp;[.B142]&amp;&quot;&lt;/value&gt; &lt;/data&gt;&quot;" office:value-type="string" office:string-value="  &lt;data name=&quot;Print label.description&quot; xml:space=&quot;preserve&quot;&gt; &lt;value&gt;Print and request price labels&lt;/value&gt; &lt;/data&gt;">
            <text:p><text:s text:c="2"/>&lt;data name="Print label.description" xml:space="preserve"&gt; &lt;value&gt;Print and request price labels&lt;/value&gt; &lt;/data&gt;</text:p>
          </table:table-cell>
          <table:table-cell table:style-name="ce20" table:formula="of:=&quot;  &lt;data name=&quot;&quot;&quot;&amp;[.A142]&amp;&quot;.description&quot;&quot; xml:space=&quot;&quot;preserve&quot;&quot;&gt; &lt;value&gt;&quot;&amp;[.C142]&amp;&quot;&lt;/value&gt; &lt;/data&gt;&quot;" office:value-type="string" office:string-value="  &lt;data name=&quot;Print label.description&quot; xml:space=&quot;preserve&quot;&gt; &lt;value&gt;Print and request price labels&lt;/value&gt; &lt;/data&gt;">
            <text:p><text:s text:c="2"/>&lt;data name="Print label.description" xml:space="preserve"&gt; &lt;value&gt;Print and request price labels&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Print report</text:p>
          </table:table-cell>
          <table:table-cell table:style-name="ce21" office:value-type="string">
            <text:p>打印报表</text:p>
          </table:table-cell>
          <table:table-cell table:style-name="ce19" table:formula="of:=&quot;  &lt;data name=&quot;&quot;&quot;&amp;[.A143]&amp;&quot;.title&quot;&quot; xml:space=&quot;&quot;preserve&quot;&quot;&gt; &lt;value&gt;&quot;&amp;[.B143]&amp;&quot;&lt;/value&gt; &lt;/data&gt;&quot;" office:value-type="string" office:string-value="  &lt;data name=&quot;Print report.title&quot; xml:space=&quot;preserve&quot;&gt; &lt;value&gt;Print report&lt;/value&gt; &lt;/data&gt;">
            <text:p><text:s text:c="2"/>&lt;data name="Print report.title" xml:space="preserve"&gt; &lt;value&gt;Print report&lt;/value&gt; &lt;/data&gt;</text:p>
          </table:table-cell>
          <table:table-cell table:style-name="ce19" table:formula="of:=&quot;  &lt;data name=&quot;&quot;&quot;&amp;[.A143]&amp;&quot;.title&quot;&quot; xml:space=&quot;&quot;preserve&quot;&quot;&gt; &lt;value&gt;&quot;&amp;[.C143]&amp;&quot;&lt;/value&gt; &lt;/data&gt;&quot;" office:value-type="string" office:string-value="  &lt;data name=&quot;Print report.title&quot; xml:space=&quot;preserve&quot;&gt; &lt;value&gt;打印报表&lt;/value&gt; &lt;/data&gt;">
            <text:p><text:s text:c="2"/>&lt;data name="Print report.title" xml:space="preserve"&gt; &lt;value&gt;打印报表&lt;/value&gt; &lt;/data&gt;</text:p>
          </table:table-cell>
          <table:table-cell table:style-name="ce6" office:value-type="string">
            <text:p><text:s/></text:p>
          </table:table-cell>
          <table:table-cell table:number-columns-repeated="250"/>
        </table:table-row>
        <table:table-row table:style-name="ro2">
          <table:table-cell table:style-name="ce20" office:value-type="string">
            <text:p>Print label</text:p>
          </table:table-cell>
          <table:table-cell table:number-columns-repeated="2" table:style-name="ce20" office:value-type="string">
            <text:p>Print and request price labels</text:p>
          </table:table-cell>
          <table:table-cell table:style-name="ce20" table:formula="of:=&quot;  &lt;data name=&quot;&quot;&quot;&amp;[.A144]&amp;&quot;.description&quot;&quot; xml:space=&quot;&quot;preserve&quot;&quot;&gt; &lt;value&gt;&quot;&amp;[.B144]&amp;&quot;&lt;/value&gt; &lt;/data&gt;&quot;" office:value-type="string" office:string-value="  &lt;data name=&quot;Print label.description&quot; xml:space=&quot;preserve&quot;&gt; &lt;value&gt;Print and request price labels&lt;/value&gt; &lt;/data&gt;">
            <text:p><text:s text:c="2"/>&lt;data name="Print label.description" xml:space="preserve"&gt; &lt;value&gt;Print and request price labels&lt;/value&gt; &lt;/data&gt;</text:p>
          </table:table-cell>
          <table:table-cell table:style-name="ce20" table:formula="of:=&quot;  &lt;data name=&quot;&quot;&quot;&amp;[.A144]&amp;&quot;.description&quot;&quot; xml:space=&quot;&quot;preserve&quot;&quot;&gt; &lt;value&gt;&quot;&amp;[.C144]&amp;&quot;&lt;/value&gt; &lt;/data&gt;&quot;" office:value-type="string" office:string-value="  &lt;data name=&quot;Print label.description&quot; xml:space=&quot;preserve&quot;&gt; &lt;value&gt;Print and request price labels&lt;/value&gt; &lt;/data&gt;">
            <text:p><text:s text:c="2"/>&lt;data name="Print label.description" xml:space="preserve"&gt; &lt;value&gt;Print and request price labels&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Print product card</text:p>
          </table:table-cell>
          <table:table-cell table:style-name="ce21" office:value-type="string">
            <text:p>打印技术价签</text:p>
          </table:table-cell>
          <table:table-cell table:style-name="ce19" table:formula="of:=&quot;  &lt;data name=&quot;&quot;&quot;&amp;[.A145]&amp;&quot;.title&quot;&quot; xml:space=&quot;&quot;preserve&quot;&quot;&gt; &lt;value&gt;&quot;&amp;[.B145]&amp;&quot;&lt;/value&gt; &lt;/data&gt;&quot;" office:value-type="string" office:string-value="  &lt;data name=&quot;Print product card.title&quot; xml:space=&quot;preserve&quot;&gt; &lt;value&gt;Print product card&lt;/value&gt; &lt;/data&gt;">
            <text:p><text:s text:c="2"/>&lt;data name="Print product card.title" xml:space="preserve"&gt; &lt;value&gt;Print product card&lt;/value&gt; &lt;/data&gt;</text:p>
          </table:table-cell>
          <table:table-cell table:style-name="ce19" table:formula="of:=&quot;  &lt;data name=&quot;&quot;&quot;&amp;[.A145]&amp;&quot;.title&quot;&quot; xml:space=&quot;&quot;preserve&quot;&quot;&gt; &lt;value&gt;&quot;&amp;[.C145]&amp;&quot;&lt;/value&gt; &lt;/data&gt;&quot;" office:value-type="string" office:string-value="  &lt;data name=&quot;Print product card.title&quot; xml:space=&quot;preserve&quot;&gt; &lt;value&gt;打印技术价签&lt;/value&gt; &lt;/data&gt;">
            <text:p><text:s text:c="2"/>&lt;data name="Print product card.title" xml:space="preserve"&gt; &lt;value&gt;打印技术价签&lt;/value&gt; &lt;/data&gt;</text:p>
          </table:table-cell>
          <table:table-cell table:style-name="ce6" office:value-type="string">
            <text:p><text:s/></text:p>
          </table:table-cell>
          <table:table-cell table:number-columns-repeated="250"/>
        </table:table-row>
        <table:table-row table:style-name="ro2">
          <table:table-cell table:style-name="ce20" office:value-type="string">
            <text:p>Print product card</text:p>
          </table:table-cell>
          <table:table-cell table:number-columns-repeated="2" table:style-name="ce20" office:value-type="string">
            <text:p>Print product card for specified items</text:p>
          </table:table-cell>
          <table:table-cell table:style-name="ce20" table:formula="of:=&quot;  &lt;data name=&quot;&quot;&quot;&amp;[.A146]&amp;&quot;.description&quot;&quot; xml:space=&quot;&quot;preserve&quot;&quot;&gt; &lt;value&gt;&quot;&amp;[.B146]&amp;&quot;&lt;/value&gt; &lt;/data&gt;&quot;" office:value-type="string" office:string-value="  &lt;data name=&quot;Print product card.description&quot; xml:space=&quot;preserve&quot;&gt; &lt;value&gt;Print product card for specified items&lt;/value&gt; &lt;/data&gt;">
            <text:p><text:s text:c="2"/>&lt;data name="Print product card.description" xml:space="preserve"&gt; &lt;value&gt;Print product card for specified items&lt;/value&gt; &lt;/data&gt;</text:p>
          </table:table-cell>
          <table:table-cell table:style-name="ce20" table:formula="of:=&quot;  &lt;data name=&quot;&quot;&quot;&amp;[.A146]&amp;&quot;.description&quot;&quot; xml:space=&quot;&quot;preserve&quot;&quot;&gt; &lt;value&gt;&quot;&amp;[.C146]&amp;&quot;&lt;/value&gt; &lt;/data&gt;&quot;" office:value-type="string" office:string-value="  &lt;data name=&quot;Print product card.description&quot; xml:space=&quot;preserve&quot;&gt; &lt;value&gt;Print product card for specified items&lt;/value&gt; &lt;/data&gt;">
            <text:p><text:s text:c="2"/>&lt;data name="Print product card.description" xml:space="preserve"&gt; &lt;value&gt;Print product card for specified items&lt;/value&gt; &lt;/data&gt;</text:p>
          </table:table-cell>
          <table:table-cell table:style-name="ce6" office:value-type="string">
            <text:p><text:s/></text:p>
          </table:table-cell>
          <table:table-cell table:number-columns-repeated="250"/>
        </table:table-row>
        <table:table-row table:style-name="ro2">
          <table:table-cell table:style-name="ce19" office:value-type="string">
            <text:p>Print product card old</text:p>
          </table:table-cell>
          <table:table-cell table:style-name="ce19" office:value-type="string">
            <text:p>Print product card (old)</text:p>
          </table:table-cell>
          <table:table-cell table:style-name="ce21" office:value-type="string">
            <text:p>打印技术价签 <text:span text:style-name="T7">(</text:span><text:span text:style-name="T8">旧</text:span><text:span text:style-name="T7">)</text:span></text:p>
          </table:table-cell>
          <table:table-cell table:style-name="ce19" table:formula="of:=&quot;  &lt;data name=&quot;&quot;&quot;&amp;[.A147]&amp;&quot;.title&quot;&quot; xml:space=&quot;&quot;preserve&quot;&quot;&gt; &lt;value&gt;&quot;&amp;[.B147]&amp;&quot;&lt;/value&gt; &lt;/data&gt;&quot;" office:value-type="string" office:string-value="  &lt;data name=&quot;Print product card old.title&quot; xml:space=&quot;preserve&quot;&gt; &lt;value&gt;Print product card (old)&lt;/value&gt; &lt;/data&gt;">
            <text:p><text:s text:c="2"/>&lt;data name="Print product card old.title" xml:space="preserve"&gt; &lt;value&gt;Print product card (old)&lt;/value&gt; &lt;/data&gt;</text:p>
          </table:table-cell>
          <table:table-cell table:style-name="ce19" table:formula="of:=&quot;  &lt;data name=&quot;&quot;&quot;&amp;[.A147]&amp;&quot;.title&quot;&quot; xml:space=&quot;&quot;preserve&quot;&quot;&gt; &lt;value&gt;&quot;&amp;[.C147]&amp;&quot;&lt;/value&gt; &lt;/data&gt;&quot;" office:value-type="string" office:string-value="  &lt;data name=&quot;Print product card old.title&quot; xml:space=&quot;preserve&quot;&gt; &lt;value&gt;打印技术价签 (旧)&lt;/value&gt; &lt;/data&gt;">
            <text:p><text:s text:c="2"/>&lt;data name="Print product card old.title" xml:space="preserve"&gt; &lt;value&gt;打印技术价签 (旧)&lt;/value&gt; &lt;/data&gt;</text:p>
          </table:table-cell>
          <table:table-cell table:style-name="ce6" office:value-type="string">
            <text:p><text:s/></text:p>
          </table:table-cell>
          <table:table-cell table:number-columns-repeated="250"/>
        </table:table-row>
        <table:table-row table:style-name="ro2">
          <table:table-cell table:style-name="ce20" office:value-type="string">
            <text:p>Print product card old</text:p>
          </table:table-cell>
          <table:table-cell table:number-columns-repeated="2" table:style-name="ce20" office:value-type="string">
            <text:p>Print product card for specified items</text:p>
          </table:table-cell>
          <table:table-cell table:style-name="ce20" table:formula="of:=&quot;  &lt;data name=&quot;&quot;&quot;&amp;[.A148]&amp;&quot;.description&quot;&quot; xml:space=&quot;&quot;preserve&quot;&quot;&gt; &lt;value&gt;&quot;&amp;[.B148]&amp;&quot;&lt;/value&gt; &lt;/data&gt;&quot;" office:value-type="string" office:string-value="  &lt;data name=&quot;Print product card old.description&quot; xml:space=&quot;preserve&quot;&gt; &lt;value&gt;Print product card for specified items&lt;/value&gt; &lt;/data&gt;">
            <text:p><text:s text:c="2"/>&lt;data name="Print product card old.description" xml:space="preserve"&gt; &lt;value&gt;Print product card for specified items&lt;/value&gt; &lt;/data&gt;</text:p>
          </table:table-cell>
          <table:table-cell table:style-name="ce20" table:formula="of:=&quot;  &lt;data name=&quot;&quot;&quot;&amp;[.A148]&amp;&quot;.description&quot;&quot; xml:space=&quot;&quot;preserve&quot;&quot;&gt; &lt;value&gt;&quot;&amp;[.C148]&amp;&quot;&lt;/value&gt; &lt;/data&gt;&quot;" office:value-type="string" office:string-value="  &lt;data name=&quot;Print product card old.description&quot; xml:space=&quot;preserve&quot;&gt; &lt;value&gt;Print product card for specified items&lt;/value&gt; &lt;/data&gt;">
            <text:p><text:s text:c="2"/>&lt;data name="Print product card old.description" xml:space="preserve"&gt; &lt;value&gt;Print product card for specified items&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Price change</text:p>
          </table:table-cell>
          <table:table-cell table:style-name="ce21" office:value-type="string">
            <text:p>商品变价</text:p>
          </table:table-cell>
          <table:table-cell table:style-name="ce19" table:formula="of:=&quot;  &lt;data name=&quot;&quot;&quot;&amp;[.A149]&amp;&quot;.title&quot;&quot; xml:space=&quot;&quot;preserve&quot;&quot;&gt; &lt;value&gt;&quot;&amp;[.B149]&amp;&quot;&lt;/value&gt; &lt;/data&gt;&quot;" office:value-type="string" office:string-value="  &lt;data name=&quot;Price change.title&quot; xml:space=&quot;preserve&quot;&gt; &lt;value&gt;Price change&lt;/value&gt; &lt;/data&gt;">
            <text:p><text:s text:c="2"/>&lt;data name="Price change.title" xml:space="preserve"&gt; &lt;value&gt;Price change&lt;/value&gt; &lt;/data&gt;</text:p>
          </table:table-cell>
          <table:table-cell table:style-name="ce19" table:formula="of:=&quot;  &lt;data name=&quot;&quot;&quot;&amp;[.A149]&amp;&quot;.title&quot;&quot; xml:space=&quot;&quot;preserve&quot;&quot;&gt; &lt;value&gt;&quot;&amp;[.C149]&amp;&quot;&lt;/value&gt; &lt;/data&gt;&quot;" office:value-type="string" office:string-value="  &lt;data name=&quot;Price change.title&quot; xml:space=&quot;preserve&quot;&gt; &lt;value&gt;商品变价&lt;/value&gt; &lt;/data&gt;">
            <text:p><text:s text:c="2"/>&lt;data name="Price change.title" xml:space="preserve"&gt; &lt;value&gt;商品变价&lt;/value&gt; &lt;/data&gt;</text:p>
          </table:table-cell>
          <table:table-cell table:style-name="ce6" office:value-type="string">
            <text:p><text:s/></text:p>
          </table:table-cell>
          <table:table-cell table:number-columns-repeated="250"/>
        </table:table-row>
        <table:table-row table:style-name="ro2">
          <table:table-cell table:number-columns-repeated="2" table:style-name="ce20" office:value-type="string">
            <text:p>Price change</text:p>
          </table:table-cell>
          <table:table-cell table:style-name="ce22" office:value-type="string">
            <text:p>管理商品变价</text:p>
          </table:table-cell>
          <table:table-cell table:style-name="ce20" table:formula="of:=&quot;  &lt;data name=&quot;&quot;&quot;&amp;[.A150]&amp;&quot;.description&quot;&quot; xml:space=&quot;&quot;preserve&quot;&quot;&gt; &lt;value&gt;&quot;&amp;[.B150]&amp;&quot;&lt;/value&gt; &lt;/data&gt;&quot;" office:value-type="string" office:string-value="  &lt;data name=&quot;Price change.description&quot; xml:space=&quot;preserve&quot;&gt; &lt;value&gt;Price change&lt;/value&gt; &lt;/data&gt;">
            <text:p><text:s text:c="2"/>&lt;data name="Price change.description" xml:space="preserve"&gt; &lt;value&gt;Price change&lt;/value&gt; &lt;/data&gt;</text:p>
          </table:table-cell>
          <table:table-cell table:style-name="ce20" table:formula="of:=&quot;  &lt;data name=&quot;&quot;&quot;&amp;[.A150]&amp;&quot;.description&quot;&quot; xml:space=&quot;&quot;preserve&quot;&quot;&gt; &lt;value&gt;&quot;&amp;[.C150]&amp;&quot;&lt;/value&gt; &lt;/data&gt;&quot;" office:value-type="string" office:string-value="  &lt;data name=&quot;Price change.description&quot; xml:space=&quot;preserve&quot;&gt; &lt;value&gt;管理商品变价&lt;/value&gt; &lt;/data&gt;">
            <text:p><text:s text:c="2"/>&lt;data name="Price change.description" xml:space="preserve"&gt; &lt;value&gt;管理商品变价&lt;/value&gt; &lt;/data&gt;</text:p>
          </table:table-cell>
          <table:table-cell table:style-name="ce6" office:value-type="string">
            <text:p><text:s/></text:p>
          </table:table-cell>
          <table:table-cell table:number-columns-repeated="250"/>
        </table:table-row>
        <table:table-row table:style-name="ro2">
          <table:table-cell table:style-name="ce19" office:value-type="string">
            <text:p>Preparation sheet</text:p>
          </table:table-cell>
          <table:table-cell table:style-name="ce19" office:value-type="string">
            <text:p>Precount sheet</text:p>
          </table:table-cell>
          <table:table-cell table:style-name="ce21" office:value-type="string">
            <text:p>预盘表</text:p>
          </table:table-cell>
          <table:table-cell table:style-name="ce19" table:formula="of:=&quot;  &lt;data name=&quot;&quot;&quot;&amp;[.A151]&amp;&quot;.title&quot;&quot; xml:space=&quot;&quot;preserve&quot;&quot;&gt; &lt;value&gt;&quot;&amp;[.B151]&amp;&quot;&lt;/value&gt; &lt;/data&gt;&quot;" office:value-type="string" office:string-value="  &lt;data name=&quot;Preparation sheet.title&quot; xml:space=&quot;preserve&quot;&gt; &lt;value&gt;Precount sheet&lt;/value&gt; &lt;/data&gt;">
            <text:p><text:s text:c="2"/>&lt;data name="Preparation sheet.title" xml:space="preserve"&gt; &lt;value&gt;Precount sheet&lt;/value&gt; &lt;/data&gt;</text:p>
          </table:table-cell>
          <table:table-cell table:style-name="ce19" table:formula="of:=&quot;  &lt;data name=&quot;&quot;&quot;&amp;[.A151]&amp;&quot;.title&quot;&quot; xml:space=&quot;&quot;preserve&quot;&quot;&gt; &lt;value&gt;&quot;&amp;[.C151]&amp;&quot;&lt;/value&gt; &lt;/data&gt;&quot;" office:value-type="string" office:string-value="  &lt;data name=&quot;Preparation sheet.title&quot; xml:space=&quot;preserve&quot;&gt; &lt;value&gt;预盘表&lt;/value&gt; &lt;/data&gt;">
            <text:p><text:s text:c="2"/>&lt;data name="Preparation sheet.title" xml:space="preserve"&gt; &lt;value&gt;预盘表&lt;/value&gt; &lt;/data&gt;</text:p>
          </table:table-cell>
          <table:table-cell table:style-name="ce6" office:value-type="string">
            <text:p><text:s/></text:p>
          </table:table-cell>
          <table:table-cell table:number-columns-repeated="250"/>
        </table:table-row>
        <table:table-row table:style-name="ro2">
          <table:table-cell table:style-name="ce20" office:value-type="string">
            <text:p>Preparation sheet</text:p>
          </table:table-cell>
          <table:table-cell table:style-name="ce20" office:value-type="string">
            <text:p>Precount sheet</text:p>
          </table:table-cell>
          <table:table-cell table:style-name="ce20" office:value-type="string">
            <text:p>Preparation sheet</text:p>
          </table:table-cell>
          <table:table-cell table:style-name="ce20" table:formula="of:=&quot;  &lt;data name=&quot;&quot;&quot;&amp;[.A152]&amp;&quot;.description&quot;&quot; xml:space=&quot;&quot;preserve&quot;&quot;&gt; &lt;value&gt;&quot;&amp;[.B152]&amp;&quot;&lt;/value&gt; &lt;/data&gt;&quot;" office:value-type="string" office:string-value="  &lt;data name=&quot;Preparation sheet.description&quot; xml:space=&quot;preserve&quot;&gt; &lt;value&gt;Precount sheet&lt;/value&gt; &lt;/data&gt;">
            <text:p><text:s text:c="2"/>&lt;data name="Preparation sheet.description" xml:space="preserve"&gt; &lt;value&gt;Precount sheet&lt;/value&gt; &lt;/data&gt;</text:p>
          </table:table-cell>
          <table:table-cell table:style-name="ce20" table:formula="of:=&quot;  &lt;data name=&quot;&quot;&quot;&amp;[.A152]&amp;&quot;.description&quot;&quot; xml:space=&quot;&quot;preserve&quot;&quot;&gt; &lt;value&gt;&quot;&amp;[.C152]&amp;&quot;&lt;/value&gt; &lt;/data&gt;&quot;" office:value-type="string" office:string-value="  &lt;data name=&quot;Preparation sheet.description&quot; xml:space=&quot;preserve&quot;&gt; &lt;value&gt;Preparation sheet&lt;/value&gt; &lt;/data&gt;">
            <text:p><text:s text:c="2"/>&lt;data name="Preparation sheet.description" xml:space="preserve"&gt; &lt;value&gt;Preparation sheet&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Process</text:p>
          </table:table-cell>
          <table:table-cell table:style-name="ce21" office:value-type="string">
            <text:p>流程</text:p>
          </table:table-cell>
          <table:table-cell table:style-name="ce19" table:formula="of:=&quot;  &lt;data name=&quot;&quot;&quot;&amp;[.A153]&amp;&quot;.title&quot;&quot; xml:space=&quot;&quot;preserve&quot;&quot;&gt; &lt;value&gt;&quot;&amp;[.B153]&amp;&quot;&lt;/value&gt; &lt;/data&gt;&quot;" office:value-type="string" office:string-value="  &lt;data name=&quot;Process.title&quot; xml:space=&quot;preserve&quot;&gt; &lt;value&gt;Process&lt;/value&gt; &lt;/data&gt;">
            <text:p><text:s text:c="2"/>&lt;data name="Process.title" xml:space="preserve"&gt; &lt;value&gt;Process&lt;/value&gt; &lt;/data&gt;</text:p>
          </table:table-cell>
          <table:table-cell table:style-name="ce19" table:formula="of:=&quot;  &lt;data name=&quot;&quot;&quot;&amp;[.A153]&amp;&quot;.title&quot;&quot; xml:space=&quot;&quot;preserve&quot;&quot;&gt; &lt;value&gt;&quot;&amp;[.C153]&amp;&quot;&lt;/value&gt; &lt;/data&gt;&quot;" office:value-type="string" office:string-value="  &lt;data name=&quot;Process.title&quot; xml:space=&quot;preserve&quot;&gt; &lt;value&gt;流程&lt;/value&gt; &lt;/data&gt;">
            <text:p><text:s text:c="2"/>&lt;data name="Process.title" xml:space="preserve"&gt; &lt;value&gt;流程&lt;/value&gt; &lt;/data&gt;</text:p>
          </table:table-cell>
          <table:table-cell table:style-name="ce6" office:value-type="string">
            <text:p><text:s/></text:p>
          </table:table-cell>
          <table:table-cell table:number-columns-repeated="250"/>
        </table:table-row>
        <table:table-row table:style-name="ro2">
          <table:table-cell table:style-name="ce20" office:value-type="string">
            <text:p>Process</text:p>
          </table:table-cell>
          <table:table-cell table:style-name="ce20" office:value-type="string">
            <text:p>Document processes</text:p>
          </table:table-cell>
          <table:table-cell table:style-name="ce22" office:value-type="string">
            <text:p>流程文档</text:p>
          </table:table-cell>
          <table:table-cell table:style-name="ce20" table:formula="of:=&quot;  &lt;data name=&quot;&quot;&quot;&amp;[.A154]&amp;&quot;.description&quot;&quot; xml:space=&quot;&quot;preserve&quot;&quot;&gt; &lt;value&gt;&quot;&amp;[.B154]&amp;&quot;&lt;/value&gt; &lt;/data&gt;&quot;" office:value-type="string" office:string-value="  &lt;data name=&quot;Process.description&quot; xml:space=&quot;preserve&quot;&gt; &lt;value&gt;Document processes&lt;/value&gt; &lt;/data&gt;">
            <text:p><text:s text:c="2"/>&lt;data name="Process.description" xml:space="preserve"&gt; &lt;value&gt;Document processes&lt;/value&gt; &lt;/data&gt;</text:p>
          </table:table-cell>
          <table:table-cell table:style-name="ce20" table:formula="of:=&quot;  &lt;data name=&quot;&quot;&quot;&amp;[.A154]&amp;&quot;.description&quot;&quot; xml:space=&quot;&quot;preserve&quot;&quot;&gt; &lt;value&gt;&quot;&amp;[.C154]&amp;&quot;&lt;/value&gt; &lt;/data&gt;&quot;" office:value-type="string" office:string-value="  &lt;data name=&quot;Process.description&quot; xml:space=&quot;preserve&quot;&gt; &lt;value&gt;流程文档&lt;/value&gt; &lt;/data&gt;">
            <text:p><text:s text:c="2"/>&lt;data name="Process.description" xml:space="preserve"&gt; &lt;value&gt;流程文档&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Product card</text:p>
          </table:table-cell>
          <table:table-cell table:style-name="ce21" office:value-type="string">
            <text:p>技术价签</text:p>
          </table:table-cell>
          <table:table-cell table:style-name="ce19" table:formula="of:=&quot;  &lt;data name=&quot;&quot;&quot;&amp;[.A155]&amp;&quot;.title&quot;&quot; xml:space=&quot;&quot;preserve&quot;&quot;&gt; &lt;value&gt;&quot;&amp;[.B155]&amp;&quot;&lt;/value&gt; &lt;/data&gt;&quot;" office:value-type="string" office:string-value="  &lt;data name=&quot;Product card.title&quot; xml:space=&quot;preserve&quot;&gt; &lt;value&gt;Product card&lt;/value&gt; &lt;/data&gt;">
            <text:p><text:s text:c="2"/>&lt;data name="Product card.title" xml:space="preserve"&gt; &lt;value&gt;Product card&lt;/value&gt; &lt;/data&gt;</text:p>
          </table:table-cell>
          <table:table-cell table:style-name="ce19" table:formula="of:=&quot;  &lt;data name=&quot;&quot;&quot;&amp;[.A155]&amp;&quot;.title&quot;&quot; xml:space=&quot;&quot;preserve&quot;&quot;&gt; &lt;value&gt;&quot;&amp;[.C155]&amp;&quot;&lt;/value&gt; &lt;/data&gt;&quot;" office:value-type="string" office:string-value="  &lt;data name=&quot;Product card.title&quot; xml:space=&quot;preserve&quot;&gt; &lt;value&gt;技术价签&lt;/value&gt; &lt;/data&gt;">
            <text:p><text:s text:c="2"/>&lt;data name="Product card.title" xml:space="preserve"&gt; &lt;value&gt;技术价签&lt;/value&gt; &lt;/data&gt;</text:p>
          </table:table-cell>
          <table:table-cell table:style-name="ce6" office:value-type="string">
            <text:p><text:s/></text:p>
          </table:table-cell>
          <table:table-cell table:number-columns-repeated="250"/>
        </table:table-row>
        <table:table-row table:style-name="ro2">
          <table:table-cell table:style-name="ce20" office:value-type="string">
            <text:p>Product card</text:p>
          </table:table-cell>
          <table:table-cell table:style-name="ce20" office:value-type="string">
            <text:p>Define product card</text:p>
          </table:table-cell>
          <table:table-cell table:style-name="ce20" office:value-type="string">
            <text:p>Product card</text:p>
          </table:table-cell>
          <table:table-cell table:style-name="ce20" table:formula="of:=&quot;  &lt;data name=&quot;&quot;&quot;&amp;[.A156]&amp;&quot;.description&quot;&quot; xml:space=&quot;&quot;preserve&quot;&quot;&gt; &lt;value&gt;&quot;&amp;[.B156]&amp;&quot;&lt;/value&gt; &lt;/data&gt;&quot;" office:value-type="string" office:string-value="  &lt;data name=&quot;Product card.description&quot; xml:space=&quot;preserve&quot;&gt; &lt;value&gt;Define product card&lt;/value&gt; &lt;/data&gt;">
            <text:p><text:s text:c="2"/>&lt;data name="Product card.description" xml:space="preserve"&gt; &lt;value&gt;Define product card&lt;/value&gt; &lt;/data&gt;</text:p>
          </table:table-cell>
          <table:table-cell table:style-name="ce20" table:formula="of:=&quot;  &lt;data name=&quot;&quot;&quot;&amp;[.A156]&amp;&quot;.description&quot;&quot; xml:space=&quot;&quot;preserve&quot;&quot;&gt; &lt;value&gt;&quot;&amp;[.C156]&amp;&quot;&lt;/value&gt; &lt;/data&gt;&quot;" office:value-type="string" office:string-value="  &lt;data name=&quot;Product card.description&quot; xml:space=&quot;preserve&quot;&gt; &lt;value&gt;Product card&lt;/value&gt; &lt;/data&gt;">
            <text:p><text:s text:c="2"/>&lt;data name="Product card.description" xml:space="preserve"&gt; &lt;value&gt;Product card&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Product card typology</text:p>
          </table:table-cell>
          <table:table-cell table:style-name="ce21" office:value-type="string">
            <text:p>商品标签和目录</text:p>
          </table:table-cell>
          <table:table-cell table:style-name="ce19" table:formula="of:=&quot;  &lt;data name=&quot;&quot;&quot;&amp;[.A157]&amp;&quot;.title&quot;&quot; xml:space=&quot;&quot;preserve&quot;&quot;&gt; &lt;value&gt;&quot;&amp;[.B157]&amp;&quot;&lt;/value&gt; &lt;/data&gt;&quot;" office:value-type="string" office:string-value="  &lt;data name=&quot;Product card typology.title&quot; xml:space=&quot;preserve&quot;&gt; &lt;value&gt;Product card typology&lt;/value&gt; &lt;/data&gt;">
            <text:p><text:s text:c="2"/>&lt;data name="Product card typology.title" xml:space="preserve"&gt; &lt;value&gt;Product card typology&lt;/value&gt; &lt;/data&gt;</text:p>
          </table:table-cell>
          <table:table-cell table:style-name="ce19" table:formula="of:=&quot;  &lt;data name=&quot;&quot;&quot;&amp;[.A157]&amp;&quot;.title&quot;&quot; xml:space=&quot;&quot;preserve&quot;&quot;&gt; &lt;value&gt;&quot;&amp;[.C157]&amp;&quot;&lt;/value&gt; &lt;/data&gt;&quot;" office:value-type="string" office:string-value="  &lt;data name=&quot;Product card typology.title&quot; xml:space=&quot;preserve&quot;&gt; &lt;value&gt;商品标签和目录&lt;/value&gt; &lt;/data&gt;">
            <text:p><text:s text:c="2"/>&lt;data name="Product card typology.title" xml:space="preserve"&gt; &lt;value&gt;商品标签和目录&lt;/value&gt; &lt;/data&gt;</text:p>
          </table:table-cell>
          <table:table-cell table:style-name="ce6" office:value-type="string">
            <text:p><text:s/></text:p>
          </table:table-cell>
          <table:table-cell table:number-columns-repeated="250"/>
        </table:table-row>
        <table:table-row table:style-name="ro2">
          <table:table-cell table:style-name="ce20" office:value-type="string">
            <text:p>Product card typology</text:p>
          </table:table-cell>
          <table:table-cell table:style-name="ce20" office:value-type="string">
            <text:p>Identify and assign product card per typology</text:p>
          </table:table-cell>
          <table:table-cell table:style-name="ce20" office:value-type="string">
            <text:p>Product card</text:p>
          </table:table-cell>
          <table:table-cell table:style-name="ce20" table:formula="of:=&quot;  &lt;data name=&quot;&quot;&quot;&amp;[.A158]&amp;&quot;.description&quot;&quot; xml:space=&quot;&quot;preserve&quot;&quot;&gt; &lt;value&gt;&quot;&amp;[.B158]&amp;&quot;&lt;/value&gt; &lt;/data&gt;&quot;" office:value-type="string" office:string-value="  &lt;data name=&quot;Product card typology.description&quot; xml:space=&quot;preserve&quot;&gt; &lt;value&gt;Identify and assign product card per typology&lt;/value&gt; &lt;/data&gt;">
            <text:p><text:s text:c="2"/>&lt;data name="Product card typology.description" xml:space="preserve"&gt; &lt;value&gt;Identify and assign product card per typology&lt;/value&gt; &lt;/data&gt;</text:p>
          </table:table-cell>
          <table:table-cell table:style-name="ce20" table:formula="of:=&quot;  &lt;data name=&quot;&quot;&quot;&amp;[.A158]&amp;&quot;.description&quot;&quot; xml:space=&quot;&quot;preserve&quot;&quot;&gt; &lt;value&gt;&quot;&amp;[.C158]&amp;&quot;&lt;/value&gt; &lt;/data&gt;&quot;" office:value-type="string" office:string-value="  &lt;data name=&quot;Product card typology.description&quot; xml:space=&quot;preserve&quot;&gt; &lt;value&gt;Product card&lt;/value&gt; &lt;/data&gt;">
            <text:p><text:s text:c="2"/>&lt;data name="Product card typology.description" xml:space="preserve"&gt; &lt;value&gt;Product card&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Project</text:p>
          </table:table-cell>
          <table:table-cell table:style-name="ce21" office:value-type="string">
            <text:p>项目</text:p>
          </table:table-cell>
          <table:table-cell table:style-name="ce19" table:formula="of:=&quot;  &lt;data name=&quot;&quot;&quot;&amp;[.A159]&amp;&quot;.title&quot;&quot; xml:space=&quot;&quot;preserve&quot;&quot;&gt; &lt;value&gt;&quot;&amp;[.B159]&amp;&quot;&lt;/value&gt; &lt;/data&gt;&quot;" office:value-type="string" office:string-value="  &lt;data name=&quot;Project.title&quot; xml:space=&quot;preserve&quot;&gt; &lt;value&gt;Project&lt;/value&gt; &lt;/data&gt;">
            <text:p><text:s text:c="2"/>&lt;data name="Project.title" xml:space="preserve"&gt; &lt;value&gt;Project&lt;/value&gt; &lt;/data&gt;</text:p>
          </table:table-cell>
          <table:table-cell table:style-name="ce19" table:formula="of:=&quot;  &lt;data name=&quot;&quot;&quot;&amp;[.A159]&amp;&quot;.title&quot;&quot; xml:space=&quot;&quot;preserve&quot;&quot;&gt; &lt;value&gt;&quot;&amp;[.C159]&amp;&quot;&lt;/value&gt; &lt;/data&gt;&quot;" office:value-type="string" office:string-value="  &lt;data name=&quot;Project.title&quot; xml:space=&quot;preserve&quot;&gt; &lt;value&gt;项目&lt;/value&gt; &lt;/data&gt;">
            <text:p><text:s text:c="2"/>&lt;data name="Project.title" xml:space="preserve"&gt; &lt;value&gt;项目&lt;/value&gt; &lt;/data&gt;</text:p>
          </table:table-cell>
          <table:table-cell table:style-name="ce6" office:value-type="string">
            <text:p><text:s/></text:p>
          </table:table-cell>
          <table:table-cell table:number-columns-repeated="250"/>
        </table:table-row>
        <table:table-row table:style-name="ro2">
          <table:table-cell table:style-name="ce20" office:value-type="string">
            <text:p>Project</text:p>
          </table:table-cell>
          <table:table-cell table:style-name="ce20" office:value-type="string">
            <text:p>View, select, edit projects</text:p>
          </table:table-cell>
          <table:table-cell table:style-name="ce22" office:value-type="string">
            <text:p>查看<text:span text:style-name="T7">,</text:span><text:span text:style-name="T8">选择</text:span><text:span text:style-name="T7">,</text:span><text:span text:style-name="T8">更改项目</text:span></text:p>
          </table:table-cell>
          <table:table-cell table:style-name="ce20" table:formula="of:=&quot;  &lt;data name=&quot;&quot;&quot;&amp;[.A160]&amp;&quot;.description&quot;&quot; xml:space=&quot;&quot;preserve&quot;&quot;&gt; &lt;value&gt;&quot;&amp;[.B160]&amp;&quot;&lt;/value&gt; &lt;/data&gt;&quot;" office:value-type="string" office:string-value="  &lt;data name=&quot;Project.description&quot; xml:space=&quot;preserve&quot;&gt; &lt;value&gt;View, select, edit projects&lt;/value&gt; &lt;/data&gt;">
            <text:p><text:s text:c="2"/>&lt;data name="Project.description" xml:space="preserve"&gt; &lt;value&gt;View, select, edit projects&lt;/value&gt; &lt;/data&gt;</text:p>
          </table:table-cell>
          <table:table-cell table:style-name="ce20" table:formula="of:=&quot;  &lt;data name=&quot;&quot;&quot;&amp;[.A160]&amp;&quot;.description&quot;&quot; xml:space=&quot;&quot;preserve&quot;&quot;&gt; &lt;value&gt;&quot;&amp;[.C160]&amp;&quot;&lt;/value&gt; &lt;/data&gt;&quot;" office:value-type="string" office:string-value="  &lt;data name=&quot;Project.description&quot; xml:space=&quot;preserve&quot;&gt; &lt;value&gt;查看,选择,更改项目&lt;/value&gt; &lt;/data&gt;">
            <text:p><text:s text:c="2"/>&lt;data name="Project.description" xml:space="preserve"&gt; &lt;value&gt;查看,选择,更改项目&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Project construction</text:p>
          </table:table-cell>
          <table:table-cell table:style-name="ce21" office:value-type="string">
            <text:p>装修工程</text:p>
          </table:table-cell>
          <table:table-cell table:style-name="ce19" table:formula="of:=&quot;  &lt;data name=&quot;&quot;&quot;&amp;[.A161]&amp;&quot;.title&quot;&quot; xml:space=&quot;&quot;preserve&quot;&quot;&gt; &lt;value&gt;&quot;&amp;[.B161]&amp;&quot;&lt;/value&gt; &lt;/data&gt;&quot;" office:value-type="string" office:string-value="  &lt;data name=&quot;Project construction.title&quot; xml:space=&quot;preserve&quot;&gt; &lt;value&gt;Project construction&lt;/value&gt; &lt;/data&gt;">
            <text:p><text:s text:c="2"/>&lt;data name="Project construction.title" xml:space="preserve"&gt; &lt;value&gt;Project construction&lt;/value&gt; &lt;/data&gt;</text:p>
          </table:table-cell>
          <table:table-cell table:style-name="ce19" table:formula="of:=&quot;  &lt;data name=&quot;&quot;&quot;&amp;[.A161]&amp;&quot;.title&quot;&quot; xml:space=&quot;&quot;preserve&quot;&quot;&gt; &lt;value&gt;&quot;&amp;[.C161]&amp;&quot;&lt;/value&gt; &lt;/data&gt;&quot;" office:value-type="string" office:string-value="  &lt;data name=&quot;Project construction.title&quot; xml:space=&quot;preserve&quot;&gt; &lt;value&gt;装修工程&lt;/value&gt; &lt;/data&gt;">
            <text:p><text:s text:c="2"/>&lt;data name="Project construction.title" xml:space="preserve"&gt; &lt;value&gt;装修工程&lt;/value&gt; &lt;/data&gt;</text:p>
          </table:table-cell>
          <table:table-cell table:style-name="ce6" office:value-type="string">
            <text:p><text:s/></text:p>
          </table:table-cell>
          <table:table-cell table:number-columns-repeated="250"/>
        </table:table-row>
        <table:table-row table:style-name="ro2">
          <table:table-cell table:number-columns-repeated="2" table:style-name="ce20" office:value-type="string">
            <text:p>Project construction</text:p>
          </table:table-cell>
          <table:table-cell table:style-name="ce22" office:value-type="string">
            <text:p>装修工程</text:p>
          </table:table-cell>
          <table:table-cell table:style-name="ce20" table:formula="of:=&quot;  &lt;data name=&quot;&quot;&quot;&amp;[.A162]&amp;&quot;.description&quot;&quot; xml:space=&quot;&quot;preserve&quot;&quot;&gt; &lt;value&gt;&quot;&amp;[.B162]&amp;&quot;&lt;/value&gt; &lt;/data&gt;&quot;" office:value-type="string" office:string-value="  &lt;data name=&quot;Project construction.description&quot; xml:space=&quot;preserve&quot;&gt; &lt;value&gt;Project construction&lt;/value&gt; &lt;/data&gt;">
            <text:p><text:s text:c="2"/>&lt;data name="Project construction.description" xml:space="preserve"&gt; &lt;value&gt;Project construction&lt;/value&gt; &lt;/data&gt;</text:p>
          </table:table-cell>
          <table:table-cell table:style-name="ce20" table:formula="of:=&quot;  &lt;data name=&quot;&quot;&quot;&amp;[.A162]&amp;&quot;.description&quot;&quot; xml:space=&quot;&quot;preserve&quot;&quot;&gt; &lt;value&gt;&quot;&amp;[.C162]&amp;&quot;&lt;/value&gt; &lt;/data&gt;&quot;" office:value-type="string" office:string-value="  &lt;data name=&quot;Project construction.description&quot; xml:space=&quot;preserve&quot;&gt; &lt;value&gt;装修工程&lt;/value&gt; &lt;/data&gt;">
            <text:p><text:s text:c="2"/>&lt;data name="Project construction.description" xml:space="preserve"&gt; &lt;value&gt;装修工程&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Project delivery</text:p>
          </table:table-cell>
          <table:table-cell table:style-name="ce21" office:value-type="string">
            <text:p>项目送货</text:p>
          </table:table-cell>
          <table:table-cell table:style-name="ce19" table:formula="of:=&quot;  &lt;data name=&quot;&quot;&quot;&amp;[.A163]&amp;&quot;.title&quot;&quot; xml:space=&quot;&quot;preserve&quot;&quot;&gt; &lt;value&gt;&quot;&amp;[.B163]&amp;&quot;&lt;/value&gt; &lt;/data&gt;&quot;" office:value-type="string" office:string-value="  &lt;data name=&quot;Project delivery.title&quot; xml:space=&quot;preserve&quot;&gt; &lt;value&gt;Project delivery&lt;/value&gt; &lt;/data&gt;">
            <text:p><text:s text:c="2"/>&lt;data name="Project delivery.title" xml:space="preserve"&gt; &lt;value&gt;Project delivery&lt;/value&gt; &lt;/data&gt;</text:p>
          </table:table-cell>
          <table:table-cell table:style-name="ce19" table:formula="of:=&quot;  &lt;data name=&quot;&quot;&quot;&amp;[.A163]&amp;&quot;.title&quot;&quot; xml:space=&quot;&quot;preserve&quot;&quot;&gt; &lt;value&gt;&quot;&amp;[.C163]&amp;&quot;&lt;/value&gt; &lt;/data&gt;&quot;" office:value-type="string" office:string-value="  &lt;data name=&quot;Project delivery.title&quot; xml:space=&quot;preserve&quot;&gt; &lt;value&gt;项目送货&lt;/value&gt; &lt;/data&gt;">
            <text:p><text:s text:c="2"/>&lt;data name="Project delivery.title" xml:space="preserve"&gt; &lt;value&gt;项目送货&lt;/value&gt; &lt;/data&gt;</text:p>
          </table:table-cell>
          <table:table-cell table:style-name="ce6" office:value-type="string">
            <text:p><text:s/></text:p>
          </table:table-cell>
          <table:table-cell table:number-columns-repeated="250"/>
        </table:table-row>
        <table:table-row table:style-name="ro2">
          <table:table-cell table:style-name="ce20" office:value-type="string">
            <text:p>Project delivery</text:p>
          </table:table-cell>
          <table:table-cell table:number-columns-repeated="2" table:style-name="ce20" office:value-type="string">
            <text:p>Goods to be delivered for project</text:p>
          </table:table-cell>
          <table:table-cell table:style-name="ce20" table:formula="of:=&quot;  &lt;data name=&quot;&quot;&quot;&amp;[.A164]&amp;&quot;.description&quot;&quot; xml:space=&quot;&quot;preserve&quot;&quot;&gt; &lt;value&gt;&quot;&amp;[.B164]&amp;&quot;&lt;/value&gt; &lt;/data&gt;&quot;" office:value-type="string" office:string-value="  &lt;data name=&quot;Project delivery.description&quot; xml:space=&quot;preserve&quot;&gt; &lt;value&gt;Goods to be delivered for project&lt;/value&gt; &lt;/data&gt;">
            <text:p><text:s text:c="2"/>&lt;data name="Project delivery.description" xml:space="preserve"&gt; &lt;value&gt;Goods to be delivered for project&lt;/value&gt; &lt;/data&gt;</text:p>
          </table:table-cell>
          <table:table-cell table:style-name="ce20" table:formula="of:=&quot;  &lt;data name=&quot;&quot;&quot;&amp;[.A164]&amp;&quot;.description&quot;&quot; xml:space=&quot;&quot;preserve&quot;&quot;&gt; &lt;value&gt;&quot;&amp;[.C164]&amp;&quot;&lt;/value&gt; &lt;/data&gt;&quot;" office:value-type="string" office:string-value="  &lt;data name=&quot;Project delivery.description&quot; xml:space=&quot;preserve&quot;&gt; &lt;value&gt;Goods to be delivered for project&lt;/value&gt; &lt;/data&gt;">
            <text:p><text:s text:c="2"/>&lt;data name="Project delivery.description" xml:space="preserve"&gt; &lt;value&gt;Goods to be delivered for project&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Project maintenance</text:p>
          </table:table-cell>
          <table:table-cell table:style-name="ce21" office:value-type="string">
            <text:p>维修项目</text:p>
          </table:table-cell>
          <table:table-cell table:style-name="ce19" table:formula="of:=&quot;  &lt;data name=&quot;&quot;&quot;&amp;[.A165]&amp;&quot;.title&quot;&quot; xml:space=&quot;&quot;preserve&quot;&quot;&gt; &lt;value&gt;&quot;&amp;[.B165]&amp;&quot;&lt;/value&gt; &lt;/data&gt;&quot;" office:value-type="string" office:string-value="  &lt;data name=&quot;Project maintenance.title&quot; xml:space=&quot;preserve&quot;&gt; &lt;value&gt;Project maintenance&lt;/value&gt; &lt;/data&gt;">
            <text:p><text:s text:c="2"/>&lt;data name="Project maintenance.title" xml:space="preserve"&gt; &lt;value&gt;Project maintenance&lt;/value&gt; &lt;/data&gt;</text:p>
          </table:table-cell>
          <table:table-cell table:style-name="ce19" table:formula="of:=&quot;  &lt;data name=&quot;&quot;&quot;&amp;[.A165]&amp;&quot;.title&quot;&quot; xml:space=&quot;&quot;preserve&quot;&quot;&gt; &lt;value&gt;&quot;&amp;[.C165]&amp;&quot;&lt;/value&gt; &lt;/data&gt;&quot;" office:value-type="string" office:string-value="  &lt;data name=&quot;Project maintenance.title&quot; xml:space=&quot;preserve&quot;&gt; &lt;value&gt;维修项目&lt;/value&gt; &lt;/data&gt;">
            <text:p><text:s text:c="2"/>&lt;data name="Project maintenance.title" xml:space="preserve"&gt; &lt;value&gt;维修项目&lt;/value&gt; &lt;/data&gt;</text:p>
          </table:table-cell>
          <table:table-cell table:style-name="ce6" office:value-type="string">
            <text:p><text:s/></text:p>
          </table:table-cell>
          <table:table-cell table:number-columns-repeated="250"/>
        </table:table-row>
        <table:table-row table:style-name="ro2">
          <table:table-cell table:style-name="ce20" office:value-type="string">
            <text:p>Project maintenance</text:p>
          </table:table-cell>
          <table:table-cell table:style-name="ce20" office:value-type="string">
            <text:p>Register project maintenance</text:p>
          </table:table-cell>
          <table:table-cell table:style-name="ce22" office:value-type="string">
            <text:p>纪录维修项目</text:p>
          </table:table-cell>
          <table:table-cell table:style-name="ce20" table:formula="of:=&quot;  &lt;data name=&quot;&quot;&quot;&amp;[.A166]&amp;&quot;.description&quot;&quot; xml:space=&quot;&quot;preserve&quot;&quot;&gt; &lt;value&gt;&quot;&amp;[.B166]&amp;&quot;&lt;/value&gt; &lt;/data&gt;&quot;" office:value-type="string" office:string-value="  &lt;data name=&quot;Project maintenance.description&quot; xml:space=&quot;preserve&quot;&gt; &lt;value&gt;Register project maintenance&lt;/value&gt; &lt;/data&gt;">
            <text:p><text:s text:c="2"/>&lt;data name="Project maintenance.description" xml:space="preserve"&gt; &lt;value&gt;Register project maintenance&lt;/value&gt; &lt;/data&gt;</text:p>
          </table:table-cell>
          <table:table-cell table:style-name="ce20" table:formula="of:=&quot;  &lt;data name=&quot;&quot;&quot;&amp;[.A166]&amp;&quot;.description&quot;&quot; xml:space=&quot;&quot;preserve&quot;&quot;&gt; &lt;value&gt;&quot;&amp;[.C166]&amp;&quot;&lt;/value&gt; &lt;/data&gt;&quot;" office:value-type="string" office:string-value="  &lt;data name=&quot;Project maintenance.description&quot; xml:space=&quot;preserve&quot;&gt; &lt;value&gt;纪录维修项目&lt;/value&gt; &lt;/data&gt;">
            <text:p><text:s text:c="2"/>&lt;data name="Project maintenance.description" xml:space="preserve"&gt; &lt;value&gt;纪录维修项目&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Project room</text:p>
          </table:table-cell>
          <table:table-cell table:style-name="ce21" office:value-type="string">
            <text:p>设定房间</text:p>
          </table:table-cell>
          <table:table-cell table:style-name="ce19" table:formula="of:=&quot;  &lt;data name=&quot;&quot;&quot;&amp;[.A167]&amp;&quot;.title&quot;&quot; xml:space=&quot;&quot;preserve&quot;&quot;&gt; &lt;value&gt;&quot;&amp;[.B167]&amp;&quot;&lt;/value&gt; &lt;/data&gt;&quot;" office:value-type="string" office:string-value="  &lt;data name=&quot;Project room.title&quot; xml:space=&quot;preserve&quot;&gt; &lt;value&gt;Project room&lt;/value&gt; &lt;/data&gt;">
            <text:p><text:s text:c="2"/>&lt;data name="Project room.title" xml:space="preserve"&gt; &lt;value&gt;Project room&lt;/value&gt; &lt;/data&gt;</text:p>
          </table:table-cell>
          <table:table-cell table:style-name="ce19" table:formula="of:=&quot;  &lt;data name=&quot;&quot;&quot;&amp;[.A167]&amp;&quot;.title&quot;&quot; xml:space=&quot;&quot;preserve&quot;&quot;&gt; &lt;value&gt;&quot;&amp;[.C167]&amp;&quot;&lt;/value&gt; &lt;/data&gt;&quot;" office:value-type="string" office:string-value="  &lt;data name=&quot;Project room.title&quot; xml:space=&quot;preserve&quot;&gt; &lt;value&gt;设定房间&lt;/value&gt; &lt;/data&gt;">
            <text:p><text:s text:c="2"/>&lt;data name="Project room.title" xml:space="preserve"&gt; &lt;value&gt;设定房间&lt;/value&gt; &lt;/data&gt;</text:p>
          </table:table-cell>
          <table:table-cell table:style-name="ce6" office:value-type="string">
            <text:p><text:s/></text:p>
          </table:table-cell>
          <table:table-cell table:number-columns-repeated="250"/>
        </table:table-row>
        <table:table-row table:style-name="ro2">
          <table:table-cell table:style-name="ce20" office:value-type="string">
            <text:p>Project room</text:p>
          </table:table-cell>
          <table:table-cell table:style-name="ce20" office:value-type="string">
            <text:p>Define rooms for the selected project</text:p>
          </table:table-cell>
          <table:table-cell table:style-name="ce22" office:value-type="string">
            <text:p>设定项目的房间 <text:span text:style-name="T7">(</text:span><text:span text:style-name="T8">需先选择项目</text:span><text:span text:style-name="T7">)</text:span></text:p>
          </table:table-cell>
          <table:table-cell table:style-name="ce20" table:formula="of:=&quot;  &lt;data name=&quot;&quot;&quot;&amp;[.A168]&amp;&quot;.description&quot;&quot; xml:space=&quot;&quot;preserve&quot;&quot;&gt; &lt;value&gt;&quot;&amp;[.B168]&amp;&quot;&lt;/value&gt; &lt;/data&gt;&quot;" office:value-type="string" office:string-value="  &lt;data name=&quot;Project room.description&quot; xml:space=&quot;preserve&quot;&gt; &lt;value&gt;Define rooms for the selected project&lt;/value&gt; &lt;/data&gt;">
            <text:p><text:s text:c="2"/>&lt;data name="Project room.description" xml:space="preserve"&gt; &lt;value&gt;Define rooms for the selected project&lt;/value&gt; &lt;/data&gt;</text:p>
          </table:table-cell>
          <table:table-cell table:style-name="ce20" table:formula="of:=&quot;  &lt;data name=&quot;&quot;&quot;&amp;[.A168]&amp;&quot;.description&quot;&quot; xml:space=&quot;&quot;preserve&quot;&quot;&gt; &lt;value&gt;&quot;&amp;[.C168]&amp;&quot;&lt;/value&gt; &lt;/data&gt;&quot;" office:value-type="string" office:string-value="  &lt;data name=&quot;Project room.description&quot; xml:space=&quot;preserve&quot;&gt; &lt;value&gt;设定项目的房间 (需先选择项目)&lt;/value&gt; &lt;/data&gt;">
            <text:p><text:s text:c="2"/>&lt;data name="Project room.description" xml:space="preserve"&gt; &lt;value&gt;设定项目的房间 (需先选择项目)&lt;/value&gt; &lt;/data&gt;</text:p>
          </table:table-cell>
          <table:table-cell table:style-name="ce6" office:value-type="string">
            <text:p><text:s/></text:p>
          </table:table-cell>
          <table:table-cell table:number-columns-repeated="250"/>
        </table:table-row>
        <table:table-row table:style-name="ro2">
          <table:table-cell table:style-name="ce19" office:value-type="string">
            <text:p>Project schedule</text:p>
          </table:table-cell>
          <table:table-cell table:style-name="ce19" office:value-type="string">
            <text:p>Schedule</text:p>
          </table:table-cell>
          <table:table-cell table:style-name="ce21" office:value-type="string">
            <text:p>时间表</text:p>
          </table:table-cell>
          <table:table-cell table:style-name="ce19" table:formula="of:=&quot;  &lt;data name=&quot;&quot;&quot;&amp;[.A169]&amp;&quot;.title&quot;&quot; xml:space=&quot;&quot;preserve&quot;&quot;&gt; &lt;value&gt;&quot;&amp;[.B169]&amp;&quot;&lt;/value&gt; &lt;/data&gt;&quot;" office:value-type="string" office:string-value="  &lt;data name=&quot;Project schedule.title&quot; xml:space=&quot;preserve&quot;&gt; &lt;value&gt;Schedule&lt;/value&gt; &lt;/data&gt;">
            <text:p><text:s text:c="2"/>&lt;data name="Project schedule.title" xml:space="preserve"&gt; &lt;value&gt;Schedule&lt;/value&gt; &lt;/data&gt;</text:p>
          </table:table-cell>
          <table:table-cell table:style-name="ce19" table:formula="of:=&quot;  &lt;data name=&quot;&quot;&quot;&amp;[.A169]&amp;&quot;.title&quot;&quot; xml:space=&quot;&quot;preserve&quot;&quot;&gt; &lt;value&gt;&quot;&amp;[.C169]&amp;&quot;&lt;/value&gt; &lt;/data&gt;&quot;" office:value-type="string" office:string-value="  &lt;data name=&quot;Project schedule.title&quot; xml:space=&quot;preserve&quot;&gt; &lt;value&gt;时间表&lt;/value&gt; &lt;/data&gt;">
            <text:p><text:s text:c="2"/>&lt;data name="Project schedule.title" xml:space="preserve"&gt; &lt;value&gt;时间表&lt;/value&gt; &lt;/data&gt;</text:p>
          </table:table-cell>
          <table:table-cell table:style-name="ce6" office:value-type="string">
            <text:p><text:s/></text:p>
          </table:table-cell>
          <table:table-cell table:number-columns-repeated="250"/>
        </table:table-row>
        <table:table-row table:style-name="ro2">
          <table:table-cell table:style-name="ce20" office:value-type="string">
            <text:p>Project schedule</text:p>
          </table:table-cell>
          <table:table-cell table:number-columns-repeated="2" table:style-name="ce20" office:value-type="string">
            <text:p>Schedule</text:p>
          </table:table-cell>
          <table:table-cell table:style-name="ce20" table:formula="of:=&quot;  &lt;data name=&quot;&quot;&quot;&amp;[.A170]&amp;&quot;.description&quot;&quot; xml:space=&quot;&quot;preserve&quot;&quot;&gt; &lt;value&gt;&quot;&amp;[.B170]&amp;&quot;&lt;/value&gt; &lt;/data&gt;&quot;" office:value-type="string" office:string-value="  &lt;data name=&quot;Project schedule.description&quot; xml:space=&quot;preserve&quot;&gt; &lt;value&gt;Schedule&lt;/value&gt; &lt;/data&gt;">
            <text:p><text:s text:c="2"/>&lt;data name="Project schedule.description" xml:space="preserve"&gt; &lt;value&gt;Schedule&lt;/value&gt; &lt;/data&gt;</text:p>
          </table:table-cell>
          <table:table-cell table:style-name="ce20" table:formula="of:=&quot;  &lt;data name=&quot;&quot;&quot;&amp;[.A170]&amp;&quot;.description&quot;&quot; xml:space=&quot;&quot;preserve&quot;&quot;&gt; &lt;value&gt;&quot;&amp;[.C170]&amp;&quot;&lt;/value&gt; &lt;/data&gt;&quot;" office:value-type="string" office:string-value="  &lt;data name=&quot;Project schedule.description&quot; xml:space=&quot;preserve&quot;&gt; &lt;value&gt;Schedule&lt;/value&gt; &lt;/data&gt;">
            <text:p><text:s text:c="2"/>&lt;data name="Project schedule.description" xml:space="preserve"&gt; &lt;value&gt;Schedule&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Proposal</text:p>
          </table:table-cell>
          <table:table-cell table:style-name="ce21" office:value-type="string">
            <text:p>预算</text:p>
          </table:table-cell>
          <table:table-cell table:style-name="ce19" table:formula="of:=&quot;  &lt;data name=&quot;&quot;&quot;&amp;[.A171]&amp;&quot;.title&quot;&quot; xml:space=&quot;&quot;preserve&quot;&quot;&gt; &lt;value&gt;&quot;&amp;[.B171]&amp;&quot;&lt;/value&gt; &lt;/data&gt;&quot;" office:value-type="string" office:string-value="  &lt;data name=&quot;Proposal.title&quot; xml:space=&quot;preserve&quot;&gt; &lt;value&gt;Proposal&lt;/value&gt; &lt;/data&gt;">
            <text:p><text:s text:c="2"/>&lt;data name="Proposal.title" xml:space="preserve"&gt; &lt;value&gt;Proposal&lt;/value&gt; &lt;/data&gt;</text:p>
          </table:table-cell>
          <table:table-cell table:style-name="ce19" table:formula="of:=&quot;  &lt;data name=&quot;&quot;&quot;&amp;[.A171]&amp;&quot;.title&quot;&quot; xml:space=&quot;&quot;preserve&quot;&quot;&gt; &lt;value&gt;&quot;&amp;[.C171]&amp;&quot;&lt;/value&gt; &lt;/data&gt;&quot;" office:value-type="string" office:string-value="  &lt;data name=&quot;Proposal.title&quot; xml:space=&quot;preserve&quot;&gt; &lt;value&gt;预算&lt;/value&gt; &lt;/data&gt;">
            <text:p><text:s text:c="2"/>&lt;data name="Proposal.title" xml:space="preserve"&gt; &lt;value&gt;预算&lt;/value&gt; &lt;/data&gt;</text:p>
          </table:table-cell>
          <table:table-cell table:style-name="ce6" office:value-type="string">
            <text:p><text:s/></text:p>
          </table:table-cell>
          <table:table-cell table:number-columns-repeated="250"/>
        </table:table-row>
        <table:table-row table:style-name="ro2">
          <table:table-cell table:style-name="ce20" office:value-type="string">
            <text:p>Proposal</text:p>
          </table:table-cell>
          <table:table-cell table:style-name="ce20" office:value-type="string">
            <text:p>View the proposal for the selected project</text:p>
          </table:table-cell>
          <table:table-cell table:style-name="ce22" office:value-type="string">
            <text:p>查看项目的预算<text:span text:style-name="T7">(</text:span><text:span text:style-name="T8">需先选择项目</text:span><text:span text:style-name="T7">)</text:span></text:p>
          </table:table-cell>
          <table:table-cell table:style-name="ce20" table:formula="of:=&quot;  &lt;data name=&quot;&quot;&quot;&amp;[.A172]&amp;&quot;.description&quot;&quot; xml:space=&quot;&quot;preserve&quot;&quot;&gt; &lt;value&gt;&quot;&amp;[.B172]&amp;&quot;&lt;/value&gt; &lt;/data&gt;&quot;" office:value-type="string" office:string-value="  &lt;data name=&quot;Proposal.description&quot; xml:space=&quot;preserve&quot;&gt; &lt;value&gt;View the proposal for the selected project&lt;/value&gt; &lt;/data&gt;">
            <text:p><text:s text:c="2"/>&lt;data name="Proposal.description" xml:space="preserve"&gt; &lt;value&gt;View the proposal for the selected project&lt;/value&gt; &lt;/data&gt;</text:p>
          </table:table-cell>
          <table:table-cell table:style-name="ce20" table:formula="of:=&quot;  &lt;data name=&quot;&quot;&quot;&amp;[.A172]&amp;&quot;.description&quot;&quot; xml:space=&quot;&quot;preserve&quot;&quot;&gt; &lt;value&gt;&quot;&amp;[.C172]&amp;&quot;&lt;/value&gt; &lt;/data&gt;&quot;" office:value-type="string" office:string-value="  &lt;data name=&quot;Proposal.description&quot; xml:space=&quot;preserve&quot;&gt; &lt;value&gt;查看项目的预算(需先选择项目)&lt;/value&gt; &lt;/data&gt;">
            <text:p><text:s text:c="2"/>&lt;data name="Proposal.description" xml:space="preserve"&gt; &lt;value&gt;查看项目的预算(需先选择项目)&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Promotion</text:p>
          </table:table-cell>
          <table:table-cell table:style-name="ce21" office:value-type="string">
            <text:p>促销</text:p>
          </table:table-cell>
          <table:table-cell table:style-name="ce19" table:formula="of:=&quot;  &lt;data name=&quot;&quot;&quot;&amp;[.A173]&amp;&quot;.title&quot;&quot; xml:space=&quot;&quot;preserve&quot;&quot;&gt; &lt;value&gt;&quot;&amp;[.B173]&amp;&quot;&lt;/value&gt; &lt;/data&gt;&quot;" office:value-type="string" office:string-value="  &lt;data name=&quot;Promotion.title&quot; xml:space=&quot;preserve&quot;&gt; &lt;value&gt;Promotion&lt;/value&gt; &lt;/data&gt;">
            <text:p><text:s text:c="2"/>&lt;data name="Promotion.title" xml:space="preserve"&gt; &lt;value&gt;Promotion&lt;/value&gt; &lt;/data&gt;</text:p>
          </table:table-cell>
          <table:table-cell table:style-name="ce19" table:formula="of:=&quot;  &lt;data name=&quot;&quot;&quot;&amp;[.A173]&amp;&quot;.title&quot;&quot; xml:space=&quot;&quot;preserve&quot;&quot;&gt; &lt;value&gt;&quot;&amp;[.C173]&amp;&quot;&lt;/value&gt; &lt;/data&gt;&quot;" office:value-type="string" office:string-value="  &lt;data name=&quot;Promotion.title&quot; xml:space=&quot;preserve&quot;&gt; &lt;value&gt;促销&lt;/value&gt; &lt;/data&gt;">
            <text:p><text:s text:c="2"/>&lt;data name="Promotion.title" xml:space="preserve"&gt; &lt;value&gt;促销&lt;/value&gt; &lt;/data&gt;</text:p>
          </table:table-cell>
          <table:table-cell table:style-name="ce6" office:value-type="string">
            <text:p><text:s/></text:p>
          </table:table-cell>
          <table:table-cell table:number-columns-repeated="250"/>
        </table:table-row>
        <table:table-row table:style-name="ro2">
          <table:table-cell table:style-name="ce20" office:value-type="string">
            <text:p>Promotion</text:p>
          </table:table-cell>
          <table:table-cell table:style-name="ce20" office:value-type="string">
            <text:p>Define promotion</text:p>
          </table:table-cell>
          <table:table-cell table:style-name="ce22" office:value-type="string">
            <text:p>定义促销</text:p>
          </table:table-cell>
          <table:table-cell table:style-name="ce20" table:formula="of:=&quot;  &lt;data name=&quot;&quot;&quot;&amp;[.A174]&amp;&quot;.description&quot;&quot; xml:space=&quot;&quot;preserve&quot;&quot;&gt; &lt;value&gt;&quot;&amp;[.B174]&amp;&quot;&lt;/value&gt; &lt;/data&gt;&quot;" office:value-type="string" office:string-value="  &lt;data name=&quot;Promotion.description&quot; xml:space=&quot;preserve&quot;&gt; &lt;value&gt;Define promotion&lt;/value&gt; &lt;/data&gt;">
            <text:p><text:s text:c="2"/>&lt;data name="Promotion.description" xml:space="preserve"&gt; &lt;value&gt;Define promotion&lt;/value&gt; &lt;/data&gt;</text:p>
          </table:table-cell>
          <table:table-cell table:style-name="ce20" table:formula="of:=&quot;  &lt;data name=&quot;&quot;&quot;&amp;[.A174]&amp;&quot;.description&quot;&quot; xml:space=&quot;&quot;preserve&quot;&quot;&gt; &lt;value&gt;&quot;&amp;[.C174]&amp;&quot;&lt;/value&gt; &lt;/data&gt;&quot;" office:value-type="string" office:string-value="  &lt;data name=&quot;Promotion.description&quot; xml:space=&quot;preserve&quot;&gt; &lt;value&gt;定义促销&lt;/value&gt; &lt;/data&gt;">
            <text:p><text:s text:c="2"/>&lt;data name="Promotion.description" xml:space="preserve"&gt; &lt;value&gt;定义促销&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Promotion excluded</text:p>
          </table:table-cell>
          <table:table-cell table:style-name="ce21" office:value-type="string">
            <text:p>促销排除</text:p>
          </table:table-cell>
          <table:table-cell table:style-name="ce19" table:formula="of:=&quot;  &lt;data name=&quot;&quot;&quot;&amp;[.A175]&amp;&quot;.title&quot;&quot; xml:space=&quot;&quot;preserve&quot;&quot;&gt; &lt;value&gt;&quot;&amp;[.B175]&amp;&quot;&lt;/value&gt; &lt;/data&gt;&quot;" office:value-type="string" office:string-value="  &lt;data name=&quot;Promotion excluded.title&quot; xml:space=&quot;preserve&quot;&gt; &lt;value&gt;Promotion excluded&lt;/value&gt; &lt;/data&gt;">
            <text:p><text:s text:c="2"/>&lt;data name="Promotion excluded.title" xml:space="preserve"&gt; &lt;value&gt;Promotion excluded&lt;/value&gt; &lt;/data&gt;</text:p>
          </table:table-cell>
          <table:table-cell table:style-name="ce19" table:formula="of:=&quot;  &lt;data name=&quot;&quot;&quot;&amp;[.A175]&amp;&quot;.title&quot;&quot; xml:space=&quot;&quot;preserve&quot;&quot;&gt; &lt;value&gt;&quot;&amp;[.C175]&amp;&quot;&lt;/value&gt; &lt;/data&gt;&quot;" office:value-type="string" office:string-value="  &lt;data name=&quot;Promotion excluded.title&quot; xml:space=&quot;preserve&quot;&gt; &lt;value&gt;促销排除&lt;/value&gt; &lt;/data&gt;">
            <text:p><text:s text:c="2"/>&lt;data name="Promotion excluded.title" xml:space="preserve"&gt; &lt;value&gt;促销排除&lt;/value&gt; &lt;/data&gt;</text:p>
          </table:table-cell>
          <table:table-cell table:style-name="ce6" office:value-type="string">
            <text:p><text:s/></text:p>
          </table:table-cell>
          <table:table-cell table:number-columns-repeated="250"/>
        </table:table-row>
        <table:table-row table:style-name="ro2">
          <table:table-cell table:style-name="ce20" office:value-type="string">
            <text:p>Promotion excluded</text:p>
          </table:table-cell>
          <table:table-cell table:number-columns-repeated="2" table:style-name="ce20" office:value-type="string">
            <text:p>Define items excluded from promotion</text:p>
          </table:table-cell>
          <table:table-cell table:style-name="ce20" table:formula="of:=&quot;  &lt;data name=&quot;&quot;&quot;&amp;[.A176]&amp;&quot;.description&quot;&quot; xml:space=&quot;&quot;preserve&quot;&quot;&gt; &lt;value&gt;&quot;&amp;[.B176]&amp;&quot;&lt;/value&gt; &lt;/data&gt;&quot;" office:value-type="string" office:string-value="  &lt;data name=&quot;Promotion excluded.description&quot; xml:space=&quot;preserve&quot;&gt; &lt;value&gt;Define items excluded from promotion&lt;/value&gt; &lt;/data&gt;">
            <text:p><text:s text:c="2"/>&lt;data name="Promotion excluded.description" xml:space="preserve"&gt; &lt;value&gt;Define items excluded from promotion&lt;/value&gt; &lt;/data&gt;</text:p>
          </table:table-cell>
          <table:table-cell table:style-name="ce20" table:formula="of:=&quot;  &lt;data name=&quot;&quot;&quot;&amp;[.A176]&amp;&quot;.description&quot;&quot; xml:space=&quot;&quot;preserve&quot;&quot;&gt; &lt;value&gt;&quot;&amp;[.C176]&amp;&quot;&lt;/value&gt; &lt;/data&gt;&quot;" office:value-type="string" office:string-value="  &lt;data name=&quot;Promotion excluded.description&quot; xml:space=&quot;preserve&quot;&gt; &lt;value&gt;Define items excluded from promotion&lt;/value&gt; &lt;/data&gt;">
            <text:p><text:s text:c="2"/>&lt;data name="Promotion excluded.description" xml:space="preserve"&gt; &lt;value&gt;Define items excluded from promotion&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Promotion item</text:p>
          </table:table-cell>
          <table:table-cell table:style-name="ce21" office:value-type="string">
            <text:p>促销商品</text:p>
          </table:table-cell>
          <table:table-cell table:style-name="ce19" table:formula="of:=&quot;  &lt;data name=&quot;&quot;&quot;&amp;[.A177]&amp;&quot;.title&quot;&quot; xml:space=&quot;&quot;preserve&quot;&quot;&gt; &lt;value&gt;&quot;&amp;[.B177]&amp;&quot;&lt;/value&gt; &lt;/data&gt;&quot;" office:value-type="string" office:string-value="  &lt;data name=&quot;Promotion item.title&quot; xml:space=&quot;preserve&quot;&gt; &lt;value&gt;Promotion item&lt;/value&gt; &lt;/data&gt;">
            <text:p><text:s text:c="2"/>&lt;data name="Promotion item.title" xml:space="preserve"&gt; &lt;value&gt;Promotion item&lt;/value&gt; &lt;/data&gt;</text:p>
          </table:table-cell>
          <table:table-cell table:style-name="ce19" table:formula="of:=&quot;  &lt;data name=&quot;&quot;&quot;&amp;[.A177]&amp;&quot;.title&quot;&quot; xml:space=&quot;&quot;preserve&quot;&quot;&gt; &lt;value&gt;&quot;&amp;[.C177]&amp;&quot;&lt;/value&gt; &lt;/data&gt;&quot;" office:value-type="string" office:string-value="  &lt;data name=&quot;Promotion item.title&quot; xml:space=&quot;preserve&quot;&gt; &lt;value&gt;促销商品&lt;/value&gt; &lt;/data&gt;">
            <text:p><text:s text:c="2"/>&lt;data name="Promotion item.title" xml:space="preserve"&gt; &lt;value&gt;促销商品&lt;/value&gt; &lt;/data&gt;</text:p>
          </table:table-cell>
          <table:table-cell table:style-name="ce6" office:value-type="string">
            <text:p><text:s/></text:p>
          </table:table-cell>
          <table:table-cell table:number-columns-repeated="250"/>
        </table:table-row>
        <table:table-row table:style-name="ro2">
          <table:table-cell table:style-name="ce20" office:value-type="string">
            <text:p>Promotion item</text:p>
          </table:table-cell>
          <table:table-cell table:style-name="ce20" office:value-type="string">
            <text:p>Define promotion items (DM)</text:p>
          </table:table-cell>
          <table:table-cell table:style-name="ce22" office:value-type="string">
            <text:p>定义促销商品</text:p>
          </table:table-cell>
          <table:table-cell table:style-name="ce20" table:formula="of:=&quot;  &lt;data name=&quot;&quot;&quot;&amp;[.A178]&amp;&quot;.description&quot;&quot; xml:space=&quot;&quot;preserve&quot;&quot;&gt; &lt;value&gt;&quot;&amp;[.B178]&amp;&quot;&lt;/value&gt; &lt;/data&gt;&quot;" office:value-type="string" office:string-value="  &lt;data name=&quot;Promotion item.description&quot; xml:space=&quot;preserve&quot;&gt; &lt;value&gt;Define promotion items (DM)&lt;/value&gt; &lt;/data&gt;">
            <text:p><text:s text:c="2"/>&lt;data name="Promotion item.description" xml:space="preserve"&gt; &lt;value&gt;Define promotion items (DM)&lt;/value&gt; &lt;/data&gt;</text:p>
          </table:table-cell>
          <table:table-cell table:style-name="ce20" table:formula="of:=&quot;  &lt;data name=&quot;&quot;&quot;&amp;[.A178]&amp;&quot;.description&quot;&quot; xml:space=&quot;&quot;preserve&quot;&quot;&gt; &lt;value&gt;&quot;&amp;[.C178]&amp;&quot;&lt;/value&gt; &lt;/data&gt;&quot;" office:value-type="string" office:string-value="  &lt;data name=&quot;Promotion item.description&quot; xml:space=&quot;preserve&quot;&gt; &lt;value&gt;定义促销商品&lt;/value&gt; &lt;/data&gt;">
            <text:p><text:s text:c="2"/>&lt;data name="Promotion item.description" xml:space="preserve"&gt; &lt;value&gt;定义促销商品&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Promotion level</text:p>
          </table:table-cell>
          <table:table-cell table:style-name="ce21" office:value-type="string">
            <text:p>促销程度</text:p>
          </table:table-cell>
          <table:table-cell table:style-name="ce19" table:formula="of:=&quot;  &lt;data name=&quot;&quot;&quot;&amp;[.A179]&amp;&quot;.title&quot;&quot; xml:space=&quot;&quot;preserve&quot;&quot;&gt; &lt;value&gt;&quot;&amp;[.B179]&amp;&quot;&lt;/value&gt; &lt;/data&gt;&quot;" office:value-type="string" office:string-value="  &lt;data name=&quot;Promotion level.title&quot; xml:space=&quot;preserve&quot;&gt; &lt;value&gt;Promotion level&lt;/value&gt; &lt;/data&gt;">
            <text:p><text:s text:c="2"/>&lt;data name="Promotion level.title" xml:space="preserve"&gt; &lt;value&gt;Promotion level&lt;/value&gt; &lt;/data&gt;</text:p>
          </table:table-cell>
          <table:table-cell table:style-name="ce19" table:formula="of:=&quot;  &lt;data name=&quot;&quot;&quot;&amp;[.A179]&amp;&quot;.title&quot;&quot; xml:space=&quot;&quot;preserve&quot;&quot;&gt; &lt;value&gt;&quot;&amp;[.C179]&amp;&quot;&lt;/value&gt; &lt;/data&gt;&quot;" office:value-type="string" office:string-value="  &lt;data name=&quot;Promotion level.title&quot; xml:space=&quot;preserve&quot;&gt; &lt;value&gt;促销程度&lt;/value&gt; &lt;/data&gt;">
            <text:p><text:s text:c="2"/>&lt;data name="Promotion level.title" xml:space="preserve"&gt; &lt;value&gt;促销程度&lt;/value&gt; &lt;/data&gt;</text:p>
          </table:table-cell>
          <table:table-cell table:style-name="ce6" office:value-type="string">
            <text:p><text:s/></text:p>
          </table:table-cell>
          <table:table-cell table:number-columns-repeated="250"/>
        </table:table-row>
        <table:table-row table:style-name="ro2">
          <table:table-cell table:style-name="ce20" office:value-type="string">
            <text:p>Promotion level</text:p>
          </table:table-cell>
          <table:table-cell table:number-columns-repeated="2" table:style-name="ce20" office:value-type="string">
            <text:p>Define discount level for promotion</text:p>
          </table:table-cell>
          <table:table-cell table:style-name="ce20" table:formula="of:=&quot;  &lt;data name=&quot;&quot;&quot;&amp;[.A180]&amp;&quot;.description&quot;&quot; xml:space=&quot;&quot;preserve&quot;&quot;&gt; &lt;value&gt;&quot;&amp;[.B180]&amp;&quot;&lt;/value&gt; &lt;/data&gt;&quot;" office:value-type="string" office:string-value="  &lt;data name=&quot;Promotion level.description&quot; xml:space=&quot;preserve&quot;&gt; &lt;value&gt;Define discount level for promotion&lt;/value&gt; &lt;/data&gt;">
            <text:p><text:s text:c="2"/>&lt;data name="Promotion level.description" xml:space="preserve"&gt; &lt;value&gt;Define discount level for promotion&lt;/value&gt; &lt;/data&gt;</text:p>
          </table:table-cell>
          <table:table-cell table:style-name="ce20" table:formula="of:=&quot;  &lt;data name=&quot;&quot;&quot;&amp;[.A180]&amp;&quot;.description&quot;&quot; xml:space=&quot;&quot;preserve&quot;&quot;&gt; &lt;value&gt;&quot;&amp;[.C180]&amp;&quot;&lt;/value&gt; &lt;/data&gt;&quot;" office:value-type="string" office:string-value="  &lt;data name=&quot;Promotion level.description&quot; xml:space=&quot;preserve&quot;&gt; &lt;value&gt;Define discount level for promotion&lt;/value&gt; &lt;/data&gt;">
            <text:p><text:s text:c="2"/>&lt;data name="Promotion level.description" xml:space="preserve"&gt; &lt;value&gt;Define discount level for promotion&lt;/value&gt; &lt;/data&gt;</text:p>
          </table:table-cell>
          <table:table-cell table:style-name="ce6" office:value-type="string">
            <text:p><text:s/></text:p>
          </table:table-cell>
          <table:table-cell table:number-columns-repeated="250"/>
        </table:table-row>
        <table:table-row table:style-name="ro2">
          <table:table-cell table:style-name="ce19" office:value-type="string">
            <text:p>Promotion object</text:p>
          </table:table-cell>
          <table:table-cell table:style-name="ce19" office:value-type="string">
            <text:p>Assign voucher</text:p>
          </table:table-cell>
          <table:table-cell table:style-name="ce21" office:value-type="string">
            <text:p>选择礼券</text:p>
          </table:table-cell>
          <table:table-cell table:style-name="ce19" table:formula="of:=&quot;  &lt;data name=&quot;&quot;&quot;&amp;[.A181]&amp;&quot;.title&quot;&quot; xml:space=&quot;&quot;preserve&quot;&quot;&gt; &lt;value&gt;&quot;&amp;[.B181]&amp;&quot;&lt;/value&gt; &lt;/data&gt;&quot;" office:value-type="string" office:string-value="  &lt;data name=&quot;Promotion object.title&quot; xml:space=&quot;preserve&quot;&gt; &lt;value&gt;Assign voucher&lt;/value&gt; &lt;/data&gt;">
            <text:p><text:s text:c="2"/>&lt;data name="Promotion object.title" xml:space="preserve"&gt; &lt;value&gt;Assign voucher&lt;/value&gt; &lt;/data&gt;</text:p>
          </table:table-cell>
          <table:table-cell table:style-name="ce19" table:formula="of:=&quot;  &lt;data name=&quot;&quot;&quot;&amp;[.A181]&amp;&quot;.title&quot;&quot; xml:space=&quot;&quot;preserve&quot;&quot;&gt; &lt;value&gt;&quot;&amp;[.C181]&amp;&quot;&lt;/value&gt; &lt;/data&gt;&quot;" office:value-type="string" office:string-value="  &lt;data name=&quot;Promotion object.title&quot; xml:space=&quot;preserve&quot;&gt; &lt;value&gt;选择礼券&lt;/value&gt; &lt;/data&gt;">
            <text:p><text:s text:c="2"/>&lt;data name="Promotion object.title" xml:space="preserve"&gt; &lt;value&gt;选择礼券&lt;/value&gt; &lt;/data&gt;</text:p>
          </table:table-cell>
          <table:table-cell table:style-name="ce6" office:value-type="string">
            <text:p><text:s/></text:p>
          </table:table-cell>
          <table:table-cell table:number-columns-repeated="250"/>
        </table:table-row>
        <table:table-row table:style-name="ro2">
          <table:table-cell table:style-name="ce20" office:value-type="string">
            <text:p>Promotion object</text:p>
          </table:table-cell>
          <table:table-cell table:number-columns-repeated="2" table:style-name="ce20" office:value-type="string">
            <text:p>Assign promotion discount to object</text:p>
          </table:table-cell>
          <table:table-cell table:style-name="ce20" table:formula="of:=&quot;  &lt;data name=&quot;&quot;&quot;&amp;[.A182]&amp;&quot;.description&quot;&quot; xml:space=&quot;&quot;preserve&quot;&quot;&gt; &lt;value&gt;&quot;&amp;[.B182]&amp;&quot;&lt;/value&gt; &lt;/data&gt;&quot;" office:value-type="string" office:string-value="  &lt;data name=&quot;Promotion object.description&quot; xml:space=&quot;preserve&quot;&gt; &lt;value&gt;Assign promotion discount to object&lt;/value&gt; &lt;/data&gt;">
            <text:p><text:s text:c="2"/>&lt;data name="Promotion object.description" xml:space="preserve"&gt; &lt;value&gt;Assign promotion discount to object&lt;/value&gt; &lt;/data&gt;</text:p>
          </table:table-cell>
          <table:table-cell table:style-name="ce20" table:formula="of:=&quot;  &lt;data name=&quot;&quot;&quot;&amp;[.A182]&amp;&quot;.description&quot;&quot; xml:space=&quot;&quot;preserve&quot;&quot;&gt; &lt;value&gt;&quot;&amp;[.C182]&amp;&quot;&lt;/value&gt; &lt;/data&gt;&quot;" office:value-type="string" office:string-value="  &lt;data name=&quot;Promotion object.description&quot; xml:space=&quot;preserve&quot;&gt; &lt;value&gt;Assign promotion discount to object&lt;/value&gt; &lt;/data&gt;">
            <text:p><text:s text:c="2"/>&lt;data name="Promotion object.description" xml:space="preserve"&gt; &lt;value&gt;Assign promotion discount to object&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Promotion supplier</text:p>
          </table:table-cell>
          <table:table-cell table:style-name="ce21" office:value-type="string">
            <text:p>供应商促销</text:p>
          </table:table-cell>
          <table:table-cell table:style-name="ce19" table:formula="of:=&quot;  &lt;data name=&quot;&quot;&quot;&amp;[.A183]&amp;&quot;.title&quot;&quot; xml:space=&quot;&quot;preserve&quot;&quot;&gt; &lt;value&gt;&quot;&amp;[.B183]&amp;&quot;&lt;/value&gt; &lt;/data&gt;&quot;" office:value-type="string" office:string-value="  &lt;data name=&quot;Promotion supplier.title&quot; xml:space=&quot;preserve&quot;&gt; &lt;value&gt;Promotion supplier&lt;/value&gt; &lt;/data&gt;">
            <text:p><text:s text:c="2"/>&lt;data name="Promotion supplier.title" xml:space="preserve"&gt; &lt;value&gt;Promotion supplier&lt;/value&gt; &lt;/data&gt;</text:p>
          </table:table-cell>
          <table:table-cell table:style-name="ce19" table:formula="of:=&quot;  &lt;data name=&quot;&quot;&quot;&amp;[.A183]&amp;&quot;.title&quot;&quot; xml:space=&quot;&quot;preserve&quot;&quot;&gt; &lt;value&gt;&quot;&amp;[.C183]&amp;&quot;&lt;/value&gt; &lt;/data&gt;&quot;" office:value-type="string" office:string-value="  &lt;data name=&quot;Promotion supplier.title&quot; xml:space=&quot;preserve&quot;&gt; &lt;value&gt;供应商促销&lt;/value&gt; &lt;/data&gt;">
            <text:p><text:s text:c="2"/>&lt;data name="Promotion supplier.title" xml:space="preserve"&gt; &lt;value&gt;供应商促销&lt;/value&gt; &lt;/data&gt;</text:p>
          </table:table-cell>
          <table:table-cell table:style-name="ce6" office:value-type="string">
            <text:p><text:s/></text:p>
          </table:table-cell>
          <table:table-cell table:number-columns-repeated="250"/>
        </table:table-row>
        <table:table-row table:style-name="ro2">
          <table:table-cell table:style-name="ce20" office:value-type="string">
            <text:p>Promotion supplier</text:p>
          </table:table-cell>
          <table:table-cell table:style-name="ce20" office:value-type="string">
            <text:p>Define promotion per supplier</text:p>
          </table:table-cell>
          <table:table-cell table:style-name="ce22" office:value-type="string">
            <text:p>定义供应商促销</text:p>
          </table:table-cell>
          <table:table-cell table:style-name="ce20" table:formula="of:=&quot;  &lt;data name=&quot;&quot;&quot;&amp;[.A184]&amp;&quot;.description&quot;&quot; xml:space=&quot;&quot;preserve&quot;&quot;&gt; &lt;value&gt;&quot;&amp;[.B184]&amp;&quot;&lt;/value&gt; &lt;/data&gt;&quot;" office:value-type="string" office:string-value="  &lt;data name=&quot;Promotion supplier.description&quot; xml:space=&quot;preserve&quot;&gt; &lt;value&gt;Define promotion per supplier&lt;/value&gt; &lt;/data&gt;">
            <text:p><text:s text:c="2"/>&lt;data name="Promotion supplier.description" xml:space="preserve"&gt; &lt;value&gt;Define promotion per supplier&lt;/value&gt; &lt;/data&gt;</text:p>
          </table:table-cell>
          <table:table-cell table:style-name="ce20" table:formula="of:=&quot;  &lt;data name=&quot;&quot;&quot;&amp;[.A184]&amp;&quot;.description&quot;&quot; xml:space=&quot;&quot;preserve&quot;&quot;&gt; &lt;value&gt;&quot;&amp;[.C184]&amp;&quot;&lt;/value&gt; &lt;/data&gt;&quot;" office:value-type="string" office:string-value="  &lt;data name=&quot;Promotion supplier.description&quot; xml:space=&quot;preserve&quot;&gt; &lt;value&gt;定义供应商促销&lt;/value&gt; &lt;/data&gt;">
            <text:p><text:s text:c="2"/>&lt;data name="Promotion supplier.description" xml:space="preserve"&gt; &lt;value&gt;定义供应商促销&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Prospect</text:p>
          </table:table-cell>
          <table:table-cell table:style-name="ce21" office:value-type="string">
            <text:p>潜在顾客</text:p>
          </table:table-cell>
          <table:table-cell table:style-name="ce19" table:formula="of:=&quot;  &lt;data name=&quot;&quot;&quot;&amp;[.A185]&amp;&quot;.title&quot;&quot; xml:space=&quot;&quot;preserve&quot;&quot;&gt; &lt;value&gt;&quot;&amp;[.B185]&amp;&quot;&lt;/value&gt; &lt;/data&gt;&quot;" office:value-type="string" office:string-value="  &lt;data name=&quot;Prospect.title&quot; xml:space=&quot;preserve&quot;&gt; &lt;value&gt;Prospect&lt;/value&gt; &lt;/data&gt;">
            <text:p><text:s text:c="2"/>&lt;data name="Prospect.title" xml:space="preserve"&gt; &lt;value&gt;Prospect&lt;/value&gt; &lt;/data&gt;</text:p>
          </table:table-cell>
          <table:table-cell table:style-name="ce19" table:formula="of:=&quot;  &lt;data name=&quot;&quot;&quot;&amp;[.A185]&amp;&quot;.title&quot;&quot; xml:space=&quot;&quot;preserve&quot;&quot;&gt; &lt;value&gt;&quot;&amp;[.C185]&amp;&quot;&lt;/value&gt; &lt;/data&gt;&quot;" office:value-type="string" office:string-value="  &lt;data name=&quot;Prospect.title&quot; xml:space=&quot;preserve&quot;&gt; &lt;value&gt;潜在顾客&lt;/value&gt; &lt;/data&gt;">
            <text:p><text:s text:c="2"/>&lt;data name="Prospect.title" xml:space="preserve"&gt; &lt;value&gt;潜在顾客&lt;/value&gt; &lt;/data&gt;</text:p>
          </table:table-cell>
          <table:table-cell table:style-name="ce6" office:value-type="string">
            <text:p><text:s/></text:p>
          </table:table-cell>
          <table:table-cell table:number-columns-repeated="250"/>
        </table:table-row>
        <table:table-row table:style-name="ro2">
          <table:table-cell table:style-name="ce20" office:value-type="string">
            <text:p>Prospect</text:p>
          </table:table-cell>
          <table:table-cell table:style-name="ce20" office:value-type="string">
            <text:p>View edit prospect</text:p>
          </table:table-cell>
          <table:table-cell table:style-name="ce22" office:value-type="string">
            <text:p>查看<text:span text:style-name="T7">,</text:span><text:span text:style-name="T8">更改潜在顾客</text:span></text:p>
          </table:table-cell>
          <table:table-cell table:style-name="ce20" table:formula="of:=&quot;  &lt;data name=&quot;&quot;&quot;&amp;[.A186]&amp;&quot;.description&quot;&quot; xml:space=&quot;&quot;preserve&quot;&quot;&gt; &lt;value&gt;&quot;&amp;[.B186]&amp;&quot;&lt;/value&gt; &lt;/data&gt;&quot;" office:value-type="string" office:string-value="  &lt;data name=&quot;Prospect.description&quot; xml:space=&quot;preserve&quot;&gt; &lt;value&gt;View edit prospect&lt;/value&gt; &lt;/data&gt;">
            <text:p><text:s text:c="2"/>&lt;data name="Prospect.description" xml:space="preserve"&gt; &lt;value&gt;View edit prospect&lt;/value&gt; &lt;/data&gt;</text:p>
          </table:table-cell>
          <table:table-cell table:style-name="ce20" table:formula="of:=&quot;  &lt;data name=&quot;&quot;&quot;&amp;[.A186]&amp;&quot;.description&quot;&quot; xml:space=&quot;&quot;preserve&quot;&quot;&gt; &lt;value&gt;&quot;&amp;[.C186]&amp;&quot;&lt;/value&gt; &lt;/data&gt;&quot;" office:value-type="string" office:string-value="  &lt;data name=&quot;Prospect.description&quot; xml:space=&quot;preserve&quot;&gt; &lt;value&gt;查看,更改潜在顾客&lt;/value&gt; &lt;/data&gt;">
            <text:p><text:s text:c="2"/>&lt;data name="Prospect.description" xml:space="preserve"&gt; &lt;value&gt;查看,更改潜在顾客&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Quality control</text:p>
          </table:table-cell>
          <table:table-cell table:style-name="ce21" office:value-type="string">
            <text:p>质检</text:p>
          </table:table-cell>
          <table:table-cell table:style-name="ce19" table:formula="of:=&quot;  &lt;data name=&quot;&quot;&quot;&amp;[.A187]&amp;&quot;.title&quot;&quot; xml:space=&quot;&quot;preserve&quot;&quot;&gt; &lt;value&gt;&quot;&amp;[.B187]&amp;&quot;&lt;/value&gt; &lt;/data&gt;&quot;" office:value-type="string" office:string-value="  &lt;data name=&quot;Quality control.title&quot; xml:space=&quot;preserve&quot;&gt; &lt;value&gt;Quality control&lt;/value&gt; &lt;/data&gt;">
            <text:p><text:s text:c="2"/>&lt;data name="Quality control.title" xml:space="preserve"&gt; &lt;value&gt;Quality control&lt;/value&gt; &lt;/data&gt;</text:p>
          </table:table-cell>
          <table:table-cell table:style-name="ce19" table:formula="of:=&quot;  &lt;data name=&quot;&quot;&quot;&amp;[.A187]&amp;&quot;.title&quot;&quot; xml:space=&quot;&quot;preserve&quot;&quot;&gt; &lt;value&gt;&quot;&amp;[.C187]&amp;&quot;&lt;/value&gt; &lt;/data&gt;&quot;" office:value-type="string" office:string-value="  &lt;data name=&quot;Quality control.title&quot; xml:space=&quot;preserve&quot;&gt; &lt;value&gt;质检&lt;/value&gt; &lt;/data&gt;">
            <text:p><text:s text:c="2"/>&lt;data name="Quality control.title" xml:space="preserve"&gt; &lt;value&gt;质检&lt;/value&gt; &lt;/data&gt;</text:p>
          </table:table-cell>
          <table:table-cell table:style-name="ce6" office:value-type="string">
            <text:p><text:s/></text:p>
          </table:table-cell>
          <table:table-cell table:number-columns-repeated="250"/>
        </table:table-row>
        <table:table-row table:style-name="ro2">
          <table:table-cell table:style-name="ce20" office:value-type="string">
            <text:p>Quality control</text:p>
          </table:table-cell>
          <table:table-cell table:style-name="ce20" office:value-type="string">
            <text:p>Follow up project quality controls</text:p>
          </table:table-cell>
          <table:table-cell table:style-name="ce23" office:value-type="string">
            <text:p>项目质检跟踪</text:p>
          </table:table-cell>
          <table:table-cell table:style-name="ce20" table:formula="of:=&quot;  &lt;data name=&quot;&quot;&quot;&amp;[.A188]&amp;&quot;.description&quot;&quot; xml:space=&quot;&quot;preserve&quot;&quot;&gt; &lt;value&gt;&quot;&amp;[.B188]&amp;&quot;&lt;/value&gt; &lt;/data&gt;&quot;" office:value-type="string" office:string-value="  &lt;data name=&quot;Quality control.description&quot; xml:space=&quot;preserve&quot;&gt; &lt;value&gt;Follow up project quality controls&lt;/value&gt; &lt;/data&gt;">
            <text:p><text:s text:c="2"/>&lt;data name="Quality control.description" xml:space="preserve"&gt; &lt;value&gt;Follow up project quality controls&lt;/value&gt; &lt;/data&gt;</text:p>
          </table:table-cell>
          <table:table-cell table:style-name="ce20" table:formula="of:=&quot;  &lt;data name=&quot;&quot;&quot;&amp;[.A188]&amp;&quot;.description&quot;&quot; xml:space=&quot;&quot;preserve&quot;&quot;&gt; &lt;value&gt;&quot;&amp;[.C188]&amp;&quot;&lt;/value&gt; &lt;/data&gt;&quot;" office:value-type="string" office:string-value="  &lt;data name=&quot;Quality control.description&quot; xml:space=&quot;preserve&quot;&gt; &lt;value&gt;项目质检跟踪&lt;/value&gt; &lt;/data&gt;">
            <text:p><text:s text:c="2"/>&lt;data name="Quality control.description" xml:space="preserve"&gt; &lt;value&gt;项目质检跟踪&lt;/value&gt; &lt;/data&gt;</text:p>
          </table:table-cell>
          <table:table-cell table:style-name="ce6" office:value-type="string">
            <text:p><text:s/></text:p>
          </table:table-cell>
          <table:table-cell table:number-columns-repeated="250"/>
        </table:table-row>
        <table:table-row table:style-name="ro2">
          <table:table-cell table:number-columns-repeated="3" table:style-name="ce19" office:value-type="string">
            <text:p>Range</text:p>
          </table:table-cell>
          <table:table-cell table:style-name="ce19" table:formula="of:=&quot;  &lt;data name=&quot;&quot;&quot;&amp;[.A189]&amp;&quot;.title&quot;&quot; xml:space=&quot;&quot;preserve&quot;&quot;&gt; &lt;value&gt;&quot;&amp;[.B189]&amp;&quot;&lt;/value&gt; &lt;/data&gt;&quot;" office:value-type="string" office:string-value="  &lt;data name=&quot;Range.title&quot; xml:space=&quot;preserve&quot;&gt; &lt;value&gt;Range&lt;/value&gt; &lt;/data&gt;">
            <text:p><text:s text:c="2"/>&lt;data name="Range.title" xml:space="preserve"&gt; &lt;value&gt;Range&lt;/value&gt; &lt;/data&gt;</text:p>
          </table:table-cell>
          <table:table-cell table:style-name="ce19" table:formula="of:=&quot;  &lt;data name=&quot;&quot;&quot;&amp;[.A189]&amp;&quot;.title&quot;&quot; xml:space=&quot;&quot;preserve&quot;&quot;&gt; &lt;value&gt;&quot;&amp;[.C189]&amp;&quot;&lt;/value&gt; &lt;/data&gt;&quot;" office:value-type="string" office:string-value="  &lt;data name=&quot;Range.title&quot; xml:space=&quot;preserve&quot;&gt; &lt;value&gt;Range&lt;/value&gt; &lt;/data&gt;">
            <text:p><text:s text:c="2"/>&lt;data name="Range.title" xml:space="preserve"&gt; &lt;value&gt;Range&lt;/value&gt; &lt;/data&gt;</text:p>
          </table:table-cell>
          <table:table-cell table:style-name="ce6" office:value-type="string">
            <text:p><text:s/></text:p>
          </table:table-cell>
          <table:table-cell table:number-columns-repeated="250"/>
        </table:table-row>
        <table:table-row table:style-name="ro2">
          <table:table-cell table:style-name="ce20" office:value-type="string">
            <text:p>Range</text:p>
          </table:table-cell>
          <table:table-cell table:number-columns-repeated="2" table:style-name="ce20" office:value-type="string">
            <text:p>Review item range</text:p>
          </table:table-cell>
          <table:table-cell table:style-name="ce20" table:formula="of:=&quot;  &lt;data name=&quot;&quot;&quot;&amp;[.A190]&amp;&quot;.description&quot;&quot; xml:space=&quot;&quot;preserve&quot;&quot;&gt; &lt;value&gt;&quot;&amp;[.B190]&amp;&quot;&lt;/value&gt; &lt;/data&gt;&quot;" office:value-type="string" office:string-value="  &lt;data name=&quot;Range.description&quot; xml:space=&quot;preserve&quot;&gt; &lt;value&gt;Review item range&lt;/value&gt; &lt;/data&gt;">
            <text:p><text:s text:c="2"/>&lt;data name="Range.description" xml:space="preserve"&gt; &lt;value&gt;Review item range&lt;/value&gt; &lt;/data&gt;</text:p>
          </table:table-cell>
          <table:table-cell table:style-name="ce20" table:formula="of:=&quot;  &lt;data name=&quot;&quot;&quot;&amp;[.A190]&amp;&quot;.description&quot;&quot; xml:space=&quot;&quot;preserve&quot;&quot;&gt; &lt;value&gt;&quot;&amp;[.C190]&amp;&quot;&lt;/value&gt; &lt;/data&gt;&quot;" office:value-type="string" office:string-value="  &lt;data name=&quot;Range.description&quot; xml:space=&quot;preserve&quot;&gt; &lt;value&gt;Review item range&lt;/value&gt; &lt;/data&gt;">
            <text:p><text:s text:c="2"/>&lt;data name="Range.description" xml:space="preserve"&gt; &lt;value&gt;Review item range&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Rank</text:p>
          </table:table-cell>
          <table:table-cell table:style-name="ce21" office:value-type="string">
            <text:p>级别</text:p>
          </table:table-cell>
          <table:table-cell table:style-name="ce19" table:formula="of:=&quot;  &lt;data name=&quot;&quot;&quot;&amp;[.A191]&amp;&quot;.title&quot;&quot; xml:space=&quot;&quot;preserve&quot;&quot;&gt; &lt;value&gt;&quot;&amp;[.B191]&amp;&quot;&lt;/value&gt; &lt;/data&gt;&quot;" office:value-type="string" office:string-value="  &lt;data name=&quot;Rank.title&quot; xml:space=&quot;preserve&quot;&gt; &lt;value&gt;Rank&lt;/value&gt; &lt;/data&gt;">
            <text:p><text:s text:c="2"/>&lt;data name="Rank.title" xml:space="preserve"&gt; &lt;value&gt;Rank&lt;/value&gt; &lt;/data&gt;</text:p>
          </table:table-cell>
          <table:table-cell table:style-name="ce19" table:formula="of:=&quot;  &lt;data name=&quot;&quot;&quot;&amp;[.A191]&amp;&quot;.title&quot;&quot; xml:space=&quot;&quot;preserve&quot;&quot;&gt; &lt;value&gt;&quot;&amp;[.C191]&amp;&quot;&lt;/value&gt; &lt;/data&gt;&quot;" office:value-type="string" office:string-value="  &lt;data name=&quot;Rank.title&quot; xml:space=&quot;preserve&quot;&gt; &lt;value&gt;级别&lt;/value&gt; &lt;/data&gt;">
            <text:p><text:s text:c="2"/>&lt;data name="Rank.title" xml:space="preserve"&gt; &lt;value&gt;级别&lt;/value&gt; &lt;/data&gt;</text:p>
          </table:table-cell>
          <table:table-cell table:style-name="ce6" office:value-type="string">
            <text:p><text:s/></text:p>
          </table:table-cell>
          <table:table-cell table:number-columns-repeated="250"/>
        </table:table-row>
        <table:table-row table:style-name="ro2">
          <table:table-cell table:style-name="ce20" office:value-type="string">
            <text:p>Rank</text:p>
          </table:table-cell>
          <table:table-cell table:style-name="ce20" office:value-type="string">
            <text:p>Manage work leader rank</text:p>
          </table:table-cell>
          <table:table-cell table:style-name="ce22" office:value-type="string">
            <text:p>级别</text:p>
          </table:table-cell>
          <table:table-cell table:style-name="ce20" table:formula="of:=&quot;  &lt;data name=&quot;&quot;&quot;&amp;[.A192]&amp;&quot;.description&quot;&quot; xml:space=&quot;&quot;preserve&quot;&quot;&gt; &lt;value&gt;&quot;&amp;[.B192]&amp;&quot;&lt;/value&gt; &lt;/data&gt;&quot;" office:value-type="string" office:string-value="  &lt;data name=&quot;Rank.description&quot; xml:space=&quot;preserve&quot;&gt; &lt;value&gt;Manage work leader rank&lt;/value&gt; &lt;/data&gt;">
            <text:p><text:s text:c="2"/>&lt;data name="Rank.description" xml:space="preserve"&gt; &lt;value&gt;Manage work leader rank&lt;/value&gt; &lt;/data&gt;</text:p>
          </table:table-cell>
          <table:table-cell table:style-name="ce20" table:formula="of:=&quot;  &lt;data name=&quot;&quot;&quot;&amp;[.A192]&amp;&quot;.description&quot;&quot; xml:space=&quot;&quot;preserve&quot;&quot;&gt; &lt;value&gt;&quot;&amp;[.C192]&amp;&quot;&lt;/value&gt; &lt;/data&gt;&quot;" office:value-type="string" office:string-value="  &lt;data name=&quot;Rank.description&quot; xml:space=&quot;preserve&quot;&gt; &lt;value&gt;级别&lt;/value&gt; &lt;/data&gt;">
            <text:p><text:s text:c="2"/>&lt;data name="Rank.description" xml:space="preserve"&gt; &lt;value&gt;级别&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Receipt info</text:p>
          </table:table-cell>
          <table:table-cell table:style-name="ce21" office:value-type="string">
            <text:p>收据信息</text:p>
          </table:table-cell>
          <table:table-cell table:style-name="ce19" table:formula="of:=&quot;  &lt;data name=&quot;&quot;&quot;&amp;[.A193]&amp;&quot;.title&quot;&quot; xml:space=&quot;&quot;preserve&quot;&quot;&gt; &lt;value&gt;&quot;&amp;[.B193]&amp;&quot;&lt;/value&gt; &lt;/data&gt;&quot;" office:value-type="string" office:string-value="  &lt;data name=&quot;Receipt info.title&quot; xml:space=&quot;preserve&quot;&gt; &lt;value&gt;Receipt info&lt;/value&gt; &lt;/data&gt;">
            <text:p><text:s text:c="2"/>&lt;data name="Receipt info.title" xml:space="preserve"&gt; &lt;value&gt;Receipt info&lt;/value&gt; &lt;/data&gt;</text:p>
          </table:table-cell>
          <table:table-cell table:style-name="ce19" table:formula="of:=&quot;  &lt;data name=&quot;&quot;&quot;&amp;[.A193]&amp;&quot;.title&quot;&quot; xml:space=&quot;&quot;preserve&quot;&quot;&gt; &lt;value&gt;&quot;&amp;[.C193]&amp;&quot;&lt;/value&gt; &lt;/data&gt;&quot;" office:value-type="string" office:string-value="  &lt;data name=&quot;Receipt info.title&quot; xml:space=&quot;preserve&quot;&gt; &lt;value&gt;收据信息&lt;/value&gt; &lt;/data&gt;">
            <text:p><text:s text:c="2"/>&lt;data name="Receipt info.title" xml:space="preserve"&gt; &lt;value&gt;收据信息&lt;/value&gt; &lt;/data&gt;</text:p>
          </table:table-cell>
          <table:table-cell table:style-name="ce6" office:value-type="string">
            <text:p><text:s/></text:p>
          </table:table-cell>
          <table:table-cell table:number-columns-repeated="250"/>
        </table:table-row>
        <table:table-row table:style-name="ro2">
          <table:table-cell table:number-columns-repeated="2" table:style-name="ce20" office:value-type="string">
            <text:p>Receipt info</text:p>
          </table:table-cell>
          <table:table-cell table:style-name="ce22" office:value-type="string">
            <text:p>查看收据信息</text:p>
          </table:table-cell>
          <table:table-cell table:style-name="ce20" table:formula="of:=&quot;  &lt;data name=&quot;&quot;&quot;&amp;[.A194]&amp;&quot;.description&quot;&quot; xml:space=&quot;&quot;preserve&quot;&quot;&gt; &lt;value&gt;&quot;&amp;[.B194]&amp;&quot;&lt;/value&gt; &lt;/data&gt;&quot;" office:value-type="string" office:string-value="  &lt;data name=&quot;Receipt info.description&quot; xml:space=&quot;preserve&quot;&gt; &lt;value&gt;Receipt info&lt;/value&gt; &lt;/data&gt;">
            <text:p><text:s text:c="2"/>&lt;data name="Receipt info.description" xml:space="preserve"&gt; &lt;value&gt;Receipt info&lt;/value&gt; &lt;/data&gt;</text:p>
          </table:table-cell>
          <table:table-cell table:style-name="ce20" table:formula="of:=&quot;  &lt;data name=&quot;&quot;&quot;&amp;[.A194]&amp;&quot;.description&quot;&quot; xml:space=&quot;&quot;preserve&quot;&quot;&gt; &lt;value&gt;&quot;&amp;[.C194]&amp;&quot;&lt;/value&gt; &lt;/data&gt;&quot;" office:value-type="string" office:string-value="  &lt;data name=&quot;Receipt info.description&quot; xml:space=&quot;preserve&quot;&gt; &lt;value&gt;查看收据信息&lt;/value&gt; &lt;/data&gt;">
            <text:p><text:s text:c="2"/>&lt;data name="Receipt info.description" xml:space="preserve"&gt; &lt;value&gt;查看收据信息&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Receiving</text:p>
          </table:table-cell>
          <table:table-cell table:style-name="ce21" office:value-type="string">
            <text:p>收货</text:p>
          </table:table-cell>
          <table:table-cell table:style-name="ce19" table:formula="of:=&quot;  &lt;data name=&quot;&quot;&quot;&amp;[.A195]&amp;&quot;.title&quot;&quot; xml:space=&quot;&quot;preserve&quot;&quot;&gt; &lt;value&gt;&quot;&amp;[.B195]&amp;&quot;&lt;/value&gt; &lt;/data&gt;&quot;" office:value-type="string" office:string-value="  &lt;data name=&quot;Receiving.title&quot; xml:space=&quot;preserve&quot;&gt; &lt;value&gt;Receiving&lt;/value&gt; &lt;/data&gt;">
            <text:p><text:s text:c="2"/>&lt;data name="Receiving.title" xml:space="preserve"&gt; &lt;value&gt;Receiving&lt;/value&gt; &lt;/data&gt;</text:p>
          </table:table-cell>
          <table:table-cell table:style-name="ce19" table:formula="of:=&quot;  &lt;data name=&quot;&quot;&quot;&amp;[.A195]&amp;&quot;.title&quot;&quot; xml:space=&quot;&quot;preserve&quot;&quot;&gt; &lt;value&gt;&quot;&amp;[.C195]&amp;&quot;&lt;/value&gt; &lt;/data&gt;&quot;" office:value-type="string" office:string-value="  &lt;data name=&quot;Receiving.title&quot; xml:space=&quot;preserve&quot;&gt; &lt;value&gt;收货&lt;/value&gt; &lt;/data&gt;">
            <text:p><text:s text:c="2"/>&lt;data name="Receiving.title" xml:space="preserve"&gt; &lt;value&gt;收货&lt;/value&gt; &lt;/data&gt;</text:p>
          </table:table-cell>
          <table:table-cell table:style-name="ce6" office:value-type="string">
            <text:p><text:s/></text:p>
          </table:table-cell>
          <table:table-cell table:number-columns-repeated="250"/>
        </table:table-row>
        <table:table-row table:style-name="ro2">
          <table:table-cell table:number-columns-repeated="2" table:style-name="ce20" office:value-type="string">
            <text:p>Receiving</text:p>
          </table:table-cell>
          <table:table-cell table:style-name="ce22" office:value-type="string">
            <text:p>管理收货</text:p>
          </table:table-cell>
          <table:table-cell table:style-name="ce20" table:formula="of:=&quot;  &lt;data name=&quot;&quot;&quot;&amp;[.A196]&amp;&quot;.description&quot;&quot; xml:space=&quot;&quot;preserve&quot;&quot;&gt; &lt;value&gt;&quot;&amp;[.B196]&amp;&quot;&lt;/value&gt; &lt;/data&gt;&quot;" office:value-type="string" office:string-value="  &lt;data name=&quot;Receiving.description&quot; xml:space=&quot;preserve&quot;&gt; &lt;value&gt;Receiving&lt;/value&gt; &lt;/data&gt;">
            <text:p><text:s text:c="2"/>&lt;data name="Receiving.description" xml:space="preserve"&gt; &lt;value&gt;Receiving&lt;/value&gt; &lt;/data&gt;</text:p>
          </table:table-cell>
          <table:table-cell table:style-name="ce20" table:formula="of:=&quot;  &lt;data name=&quot;&quot;&quot;&amp;[.A196]&amp;&quot;.description&quot;&quot; xml:space=&quot;&quot;preserve&quot;&quot;&gt; &lt;value&gt;&quot;&amp;[.C196]&amp;&quot;&lt;/value&gt; &lt;/data&gt;&quot;" office:value-type="string" office:string-value="  &lt;data name=&quot;Receiving.description&quot; xml:space=&quot;preserve&quot;&gt; &lt;value&gt;管理收货&lt;/value&gt; &lt;/data&gt;">
            <text:p><text:s text:c="2"/>&lt;data name="Receiving.description" xml:space="preserve"&gt; &lt;value&gt;管理收货&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Receiving adjustment</text:p>
          </table:table-cell>
          <table:table-cell table:style-name="ce21" office:value-type="string">
            <text:p>收货调整</text:p>
          </table:table-cell>
          <table:table-cell table:style-name="ce19" table:formula="of:=&quot;  &lt;data name=&quot;&quot;&quot;&amp;[.A197]&amp;&quot;.title&quot;&quot; xml:space=&quot;&quot;preserve&quot;&quot;&gt; &lt;value&gt;&quot;&amp;[.B197]&amp;&quot;&lt;/value&gt; &lt;/data&gt;&quot;" office:value-type="string" office:string-value="  &lt;data name=&quot;Receiving adjustment.title&quot; xml:space=&quot;preserve&quot;&gt; &lt;value&gt;Receiving adjustment&lt;/value&gt; &lt;/data&gt;">
            <text:p><text:s text:c="2"/>&lt;data name="Receiving adjustment.title" xml:space="preserve"&gt; &lt;value&gt;Receiving adjustment&lt;/value&gt; &lt;/data&gt;</text:p>
          </table:table-cell>
          <table:table-cell table:style-name="ce19" table:formula="of:=&quot;  &lt;data name=&quot;&quot;&quot;&amp;[.A197]&amp;&quot;.title&quot;&quot; xml:space=&quot;&quot;preserve&quot;&quot;&gt; &lt;value&gt;&quot;&amp;[.C197]&amp;&quot;&lt;/value&gt; &lt;/data&gt;&quot;" office:value-type="string" office:string-value="  &lt;data name=&quot;Receiving adjustment.title&quot; xml:space=&quot;preserve&quot;&gt; &lt;value&gt;收货调整&lt;/value&gt; &lt;/data&gt;">
            <text:p><text:s text:c="2"/>&lt;data name="Receiving adjustment.title" xml:space="preserve"&gt; &lt;value&gt;收货调整&lt;/value&gt; &lt;/data&gt;</text:p>
          </table:table-cell>
          <table:table-cell table:style-name="ce6" office:value-type="string">
            <text:p><text:s/></text:p>
          </table:table-cell>
          <table:table-cell table:number-columns-repeated="250"/>
        </table:table-row>
        <table:table-row table:style-name="ro2">
          <table:table-cell table:number-columns-repeated="2" table:style-name="ce20" office:value-type="string">
            <text:p>Receiving adjustment</text:p>
          </table:table-cell>
          <table:table-cell table:style-name="ce22" office:value-type="string">
            <text:p>管理收货调整</text:p>
          </table:table-cell>
          <table:table-cell table:style-name="ce20" table:formula="of:=&quot;  &lt;data name=&quot;&quot;&quot;&amp;[.A198]&amp;&quot;.description&quot;&quot; xml:space=&quot;&quot;preserve&quot;&quot;&gt; &lt;value&gt;&quot;&amp;[.B198]&amp;&quot;&lt;/value&gt; &lt;/data&gt;&quot;" office:value-type="string" office:string-value="  &lt;data name=&quot;Receiving adjustment.description&quot; xml:space=&quot;preserve&quot;&gt; &lt;value&gt;Receiving adjustment&lt;/value&gt; &lt;/data&gt;">
            <text:p><text:s text:c="2"/>&lt;data name="Receiving adjustment.description" xml:space="preserve"&gt; &lt;value&gt;Receiving adjustment&lt;/value&gt; &lt;/data&gt;</text:p>
          </table:table-cell>
          <table:table-cell table:style-name="ce20" table:formula="of:=&quot;  &lt;data name=&quot;&quot;&quot;&amp;[.A198]&amp;&quot;.description&quot;&quot; xml:space=&quot;&quot;preserve&quot;&quot;&gt; &lt;value&gt;&quot;&amp;[.C198]&amp;&quot;&lt;/value&gt; &lt;/data&gt;&quot;" office:value-type="string" office:string-value="  &lt;data name=&quot;Receiving adjustment.description&quot; xml:space=&quot;preserve&quot;&gt; &lt;value&gt;管理收货调整&lt;/value&gt; &lt;/data&gt;">
            <text:p><text:s text:c="2"/>&lt;data name="Receiving adjustment.description" xml:space="preserve"&gt; &lt;value&gt;管理收货调整&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Replenishment</text:p>
          </table:table-cell>
          <table:table-cell table:style-name="ce24" office:value-type="string">
            <text:p>半自动补货</text:p>
          </table:table-cell>
          <table:table-cell table:style-name="ce19" table:formula="of:=&quot;  &lt;data name=&quot;&quot;&quot;&amp;[.A199]&amp;&quot;.title&quot;&quot; xml:space=&quot;&quot;preserve&quot;&quot;&gt; &lt;value&gt;&quot;&amp;[.B199]&amp;&quot;&lt;/value&gt; &lt;/data&gt;&quot;" office:value-type="string" office:string-value="  &lt;data name=&quot;Replenishment.title&quot; xml:space=&quot;preserve&quot;&gt; &lt;value&gt;Replenishment&lt;/value&gt; &lt;/data&gt;">
            <text:p><text:s text:c="2"/>&lt;data name="Replenishment.title" xml:space="preserve"&gt; &lt;value&gt;Replenishment&lt;/value&gt; &lt;/data&gt;</text:p>
          </table:table-cell>
          <table:table-cell table:style-name="ce19" table:formula="of:=&quot;  &lt;data name=&quot;&quot;&quot;&amp;[.A199]&amp;&quot;.title&quot;&quot; xml:space=&quot;&quot;preserve&quot;&quot;&gt; &lt;value&gt;&quot;&amp;[.C199]&amp;&quot;&lt;/value&gt; &lt;/data&gt;&quot;" office:value-type="string" office:string-value="  &lt;data name=&quot;Replenishment.title&quot; xml:space=&quot;preserve&quot;&gt; &lt;value&gt;半自动补货&lt;/value&gt; &lt;/data&gt;">
            <text:p><text:s text:c="2"/>&lt;data name="Replenishment.title" xml:space="preserve"&gt; &lt;value&gt;半自动补货&lt;/value&gt; &lt;/data&gt;</text:p>
          </table:table-cell>
          <table:table-cell table:style-name="ce6" office:value-type="string">
            <text:p><text:s/></text:p>
          </table:table-cell>
          <table:table-cell table:number-columns-repeated="250"/>
        </table:table-row>
        <table:table-row table:style-name="ro2">
          <table:table-cell table:number-columns-repeated="2" table:style-name="ce20" office:value-type="string">
            <text:p>Replenishment</text:p>
          </table:table-cell>
          <table:table-cell table:style-name="ce23" office:value-type="string">
            <text:p>半自动补货管理</text:p>
          </table:table-cell>
          <table:table-cell table:style-name="ce20" table:formula="of:=&quot;  &lt;data name=&quot;&quot;&quot;&amp;[.A200]&amp;&quot;.description&quot;&quot; xml:space=&quot;&quot;preserve&quot;&quot;&gt; &lt;value&gt;&quot;&amp;[.B200]&amp;&quot;&lt;/value&gt; &lt;/data&gt;&quot;" office:value-type="string" office:string-value="  &lt;data name=&quot;Replenishment.description&quot; xml:space=&quot;preserve&quot;&gt; &lt;value&gt;Replenishment&lt;/value&gt; &lt;/data&gt;">
            <text:p><text:s text:c="2"/>&lt;data name="Replenishment.description" xml:space="preserve"&gt; &lt;value&gt;Replenishment&lt;/value&gt; &lt;/data&gt;</text:p>
          </table:table-cell>
          <table:table-cell table:style-name="ce20" table:formula="of:=&quot;  &lt;data name=&quot;&quot;&quot;&amp;[.A200]&amp;&quot;.description&quot;&quot; xml:space=&quot;&quot;preserve&quot;&quot;&gt; &lt;value&gt;&quot;&amp;[.C200]&amp;&quot;&lt;/value&gt; &lt;/data&gt;&quot;" office:value-type="string" office:string-value="  &lt;data name=&quot;Replenishment.description&quot; xml:space=&quot;preserve&quot;&gt; &lt;value&gt;半自动补货管理&lt;/value&gt; &lt;/data&gt;">
            <text:p><text:s text:c="2"/>&lt;data name="Replenishment.description" xml:space="preserve"&gt; &lt;value&gt;半自动补货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Replenishment day</text:p>
          </table:table-cell>
          <table:table-cell table:style-name="ce21" office:value-type="string">
            <text:p>补货时间</text:p>
          </table:table-cell>
          <table:table-cell table:style-name="ce19" table:formula="of:=&quot;  &lt;data name=&quot;&quot;&quot;&amp;[.A201]&amp;&quot;.title&quot;&quot; xml:space=&quot;&quot;preserve&quot;&quot;&gt; &lt;value&gt;&quot;&amp;[.B201]&amp;&quot;&lt;/value&gt; &lt;/data&gt;&quot;" office:value-type="string" office:string-value="  &lt;data name=&quot;Replenishment day.title&quot; xml:space=&quot;preserve&quot;&gt; &lt;value&gt;Replenishment day&lt;/value&gt; &lt;/data&gt;">
            <text:p><text:s text:c="2"/>&lt;data name="Replenishment day.title" xml:space="preserve"&gt; &lt;value&gt;Replenishment day&lt;/value&gt; &lt;/data&gt;</text:p>
          </table:table-cell>
          <table:table-cell table:style-name="ce19" table:formula="of:=&quot;  &lt;data name=&quot;&quot;&quot;&amp;[.A201]&amp;&quot;.title&quot;&quot; xml:space=&quot;&quot;preserve&quot;&quot;&gt; &lt;value&gt;&quot;&amp;[.C201]&amp;&quot;&lt;/value&gt; &lt;/data&gt;&quot;" office:value-type="string" office:string-value="  &lt;data name=&quot;Replenishment day.title&quot; xml:space=&quot;preserve&quot;&gt; &lt;value&gt;补货时间&lt;/value&gt; &lt;/data&gt;">
            <text:p><text:s text:c="2"/>&lt;data name="Replenishment day.title" xml:space="preserve"&gt; &lt;value&gt;补货时间&lt;/value&gt; &lt;/data&gt;</text:p>
          </table:table-cell>
          <table:table-cell table:style-name="ce6" office:value-type="string">
            <text:p><text:s/></text:p>
          </table:table-cell>
          <table:table-cell table:number-columns-repeated="250"/>
        </table:table-row>
        <table:table-row table:style-name="ro2">
          <table:table-cell table:style-name="ce20" office:value-type="string">
            <text:p>Replenishment day</text:p>
          </table:table-cell>
          <table:table-cell table:style-name="ce20" office:value-type="string">
            <text:p>Replenishment day management</text:p>
          </table:table-cell>
          <table:table-cell table:style-name="ce22" office:value-type="string">
            <text:p>补货时间管理</text:p>
          </table:table-cell>
          <table:table-cell table:style-name="ce20" table:formula="of:=&quot;  &lt;data name=&quot;&quot;&quot;&amp;[.A202]&amp;&quot;.description&quot;&quot; xml:space=&quot;&quot;preserve&quot;&quot;&gt; &lt;value&gt;&quot;&amp;[.B202]&amp;&quot;&lt;/value&gt; &lt;/data&gt;&quot;" office:value-type="string" office:string-value="  &lt;data name=&quot;Replenishment day.description&quot; xml:space=&quot;preserve&quot;&gt; &lt;value&gt;Replenishment day management&lt;/value&gt; &lt;/data&gt;">
            <text:p><text:s text:c="2"/>&lt;data name="Replenishment day.description" xml:space="preserve"&gt; &lt;value&gt;Replenishment day management&lt;/value&gt; &lt;/data&gt;</text:p>
          </table:table-cell>
          <table:table-cell table:style-name="ce20" table:formula="of:=&quot;  &lt;data name=&quot;&quot;&quot;&amp;[.A202]&amp;&quot;.description&quot;&quot; xml:space=&quot;&quot;preserve&quot;&quot;&gt; &lt;value&gt;&quot;&amp;[.C202]&amp;&quot;&lt;/value&gt; &lt;/data&gt;&quot;" office:value-type="string" office:string-value="  &lt;data name=&quot;Replenishment day.description&quot; xml:space=&quot;preserve&quot;&gt; &lt;value&gt;补货时间管理&lt;/value&gt; &lt;/data&gt;">
            <text:p><text:s text:c="2"/>&lt;data name="Replenishment day.description" xml:space="preserve"&gt; &lt;value&gt;补货时间管理&lt;/value&gt; &lt;/data&gt;</text:p>
          </table:table-cell>
          <table:table-cell table:style-name="ce6" office:value-type="string">
            <text:p><text:s/></text:p>
          </table:table-cell>
          <table:table-cell table:number-columns-repeated="250"/>
        </table:table-row>
        <table:table-row table:style-name="ro2">
          <table:table-cell table:style-name="ce19" office:value-type="string">
            <text:p>Replenishment quantity</text:p>
          </table:table-cell>
          <table:table-cell table:style-name="ce19" office:value-type="string">
            <text:p>Replenishment parameter</text:p>
          </table:table-cell>
          <table:table-cell table:style-name="ce21" office:value-type="string">
            <text:p>补货参数</text:p>
          </table:table-cell>
          <table:table-cell table:style-name="ce19" table:formula="of:=&quot;  &lt;data name=&quot;&quot;&quot;&amp;[.A203]&amp;&quot;.title&quot;&quot; xml:space=&quot;&quot;preserve&quot;&quot;&gt; &lt;value&gt;&quot;&amp;[.B203]&amp;&quot;&lt;/value&gt; &lt;/data&gt;&quot;" office:value-type="string" office:string-value="  &lt;data name=&quot;Replenishment quantity.title&quot; xml:space=&quot;preserve&quot;&gt; &lt;value&gt;Replenishment parameter&lt;/value&gt; &lt;/data&gt;">
            <text:p><text:s text:c="2"/>&lt;data name="Replenishment quantity.title" xml:space="preserve"&gt; &lt;value&gt;Replenishment parameter&lt;/value&gt; &lt;/data&gt;</text:p>
          </table:table-cell>
          <table:table-cell table:style-name="ce19" table:formula="of:=&quot;  &lt;data name=&quot;&quot;&quot;&amp;[.A203]&amp;&quot;.title&quot;&quot; xml:space=&quot;&quot;preserve&quot;&quot;&gt; &lt;value&gt;&quot;&amp;[.C203]&amp;&quot;&lt;/value&gt; &lt;/data&gt;&quot;" office:value-type="string" office:string-value="  &lt;data name=&quot;Replenishment quantity.title&quot; xml:space=&quot;preserve&quot;&gt; &lt;value&gt;补货参数&lt;/value&gt; &lt;/data&gt;">
            <text:p><text:s text:c="2"/>&lt;data name="Replenishment quantity.title" xml:space="preserve"&gt; &lt;value&gt;补货参数&lt;/value&gt; &lt;/data&gt;</text:p>
          </table:table-cell>
          <table:table-cell table:style-name="ce6" office:value-type="string">
            <text:p><text:s/></text:p>
          </table:table-cell>
          <table:table-cell table:number-columns-repeated="250"/>
        </table:table-row>
        <table:table-row table:style-name="ro2">
          <table:table-cell table:style-name="ce20" office:value-type="string">
            <text:p>Replenishment quantity</text:p>
          </table:table-cell>
          <table:table-cell table:style-name="ce20" office:value-type="string">
            <text:p>Replenishment quantity management</text:p>
          </table:table-cell>
          <table:table-cell table:style-name="ce22" office:value-type="string">
            <text:p>补货数量管理</text:p>
          </table:table-cell>
          <table:table-cell table:style-name="ce20" table:formula="of:=&quot;  &lt;data name=&quot;&quot;&quot;&amp;[.A204]&amp;&quot;.description&quot;&quot; xml:space=&quot;&quot;preserve&quot;&quot;&gt; &lt;value&gt;&quot;&amp;[.B204]&amp;&quot;&lt;/value&gt; &lt;/data&gt;&quot;" office:value-type="string" office:string-value="  &lt;data name=&quot;Replenishment quantity.description&quot; xml:space=&quot;preserve&quot;&gt; &lt;value&gt;Replenishment quantity management&lt;/value&gt; &lt;/data&gt;">
            <text:p><text:s text:c="2"/>&lt;data name="Replenishment quantity.description" xml:space="preserve"&gt; &lt;value&gt;Replenishment quantity management&lt;/value&gt; &lt;/data&gt;</text:p>
          </table:table-cell>
          <table:table-cell table:style-name="ce20" table:formula="of:=&quot;  &lt;data name=&quot;&quot;&quot;&amp;[.A204]&amp;&quot;.description&quot;&quot; xml:space=&quot;&quot;preserve&quot;&quot;&gt; &lt;value&gt;&quot;&amp;[.C204]&amp;&quot;&lt;/value&gt; &lt;/data&gt;&quot;" office:value-type="string" office:string-value="  &lt;data name=&quot;Replenishment quantity.description&quot; xml:space=&quot;preserve&quot;&gt; &lt;value&gt;补货数量管理&lt;/value&gt; &lt;/data&gt;">
            <text:p><text:s text:c="2"/>&lt;data name="Replenishment quantity.description" xml:space="preserve"&gt; &lt;value&gt;补货数量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Report</text:p>
          </table:table-cell>
          <table:table-cell table:style-name="ce21" office:value-type="string">
            <text:p>报告</text:p>
          </table:table-cell>
          <table:table-cell table:style-name="ce19" table:formula="of:=&quot;  &lt;data name=&quot;&quot;&quot;&amp;[.A205]&amp;&quot;.title&quot;&quot; xml:space=&quot;&quot;preserve&quot;&quot;&gt; &lt;value&gt;&quot;&amp;[.B205]&amp;&quot;&lt;/value&gt; &lt;/data&gt;&quot;" office:value-type="string" office:string-value="  &lt;data name=&quot;Report.title&quot; xml:space=&quot;preserve&quot;&gt; &lt;value&gt;Report&lt;/value&gt; &lt;/data&gt;">
            <text:p><text:s text:c="2"/>&lt;data name="Report.title" xml:space="preserve"&gt; &lt;value&gt;Report&lt;/value&gt; &lt;/data&gt;</text:p>
          </table:table-cell>
          <table:table-cell table:style-name="ce19" table:formula="of:=&quot;  &lt;data name=&quot;&quot;&quot;&amp;[.A205]&amp;&quot;.title&quot;&quot; xml:space=&quot;&quot;preserve&quot;&quot;&gt; &lt;value&gt;&quot;&amp;[.C205]&amp;&quot;&lt;/value&gt; &lt;/data&gt;&quot;" office:value-type="string" office:string-value="  &lt;data name=&quot;Report.title&quot; xml:space=&quot;preserve&quot;&gt; &lt;value&gt;报告&lt;/value&gt; &lt;/data&gt;">
            <text:p><text:s text:c="2"/>&lt;data name="Report.title" xml:space="preserve"&gt; &lt;value&gt;报告&lt;/value&gt; &lt;/data&gt;</text:p>
          </table:table-cell>
          <table:table-cell table:style-name="ce6" office:value-type="string">
            <text:p><text:s/></text:p>
          </table:table-cell>
          <table:table-cell table:number-columns-repeated="250"/>
        </table:table-row>
        <table:table-row table:style-name="ro2">
          <table:table-cell table:number-columns-repeated="2" table:style-name="ce20" office:value-type="string">
            <text:p>Report</text:p>
          </table:table-cell>
          <table:table-cell table:style-name="ce22" office:value-type="string">
            <text:p>报告</text:p>
          </table:table-cell>
          <table:table-cell table:style-name="ce20" table:formula="of:=&quot;  &lt;data name=&quot;&quot;&quot;&amp;[.A206]&amp;&quot;.description&quot;&quot; xml:space=&quot;&quot;preserve&quot;&quot;&gt; &lt;value&gt;&quot;&amp;[.B206]&amp;&quot;&lt;/value&gt; &lt;/data&gt;&quot;" office:value-type="string" office:string-value="  &lt;data name=&quot;Report.description&quot; xml:space=&quot;preserve&quot;&gt; &lt;value&gt;Report&lt;/value&gt; &lt;/data&gt;">
            <text:p><text:s text:c="2"/>&lt;data name="Report.description" xml:space="preserve"&gt; &lt;value&gt;Report&lt;/value&gt; &lt;/data&gt;</text:p>
          </table:table-cell>
          <table:table-cell table:style-name="ce20" table:formula="of:=&quot;  &lt;data name=&quot;&quot;&quot;&amp;[.A206]&amp;&quot;.description&quot;&quot; xml:space=&quot;&quot;preserve&quot;&quot;&gt; &lt;value&gt;&quot;&amp;[.C206]&amp;&quot;&lt;/value&gt; &lt;/data&gt;&quot;" office:value-type="string" office:string-value="  &lt;data name=&quot;Report.description&quot; xml:space=&quot;preserve&quot;&gt; &lt;value&gt;报告&lt;/value&gt; &lt;/data&gt;">
            <text:p><text:s text:c="2"/>&lt;data name="Report.description" xml:space="preserve"&gt; &lt;value&gt;报告&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Return measurement</text:p>
          </table:table-cell>
          <table:table-cell table:style-name="ce21" office:value-type="string">
            <text:p>退测量费</text:p>
          </table:table-cell>
          <table:table-cell table:style-name="ce19" table:formula="of:=&quot;  &lt;data name=&quot;&quot;&quot;&amp;[.A207]&amp;&quot;.title&quot;&quot; xml:space=&quot;&quot;preserve&quot;&quot;&gt; &lt;value&gt;&quot;&amp;[.B207]&amp;&quot;&lt;/value&gt; &lt;/data&gt;&quot;" office:value-type="string" office:string-value="  &lt;data name=&quot;Return measurement.title&quot; xml:space=&quot;preserve&quot;&gt; &lt;value&gt;Return measurement&lt;/value&gt; &lt;/data&gt;">
            <text:p><text:s text:c="2"/>&lt;data name="Return measurement.title" xml:space="preserve"&gt; &lt;value&gt;Return measurement&lt;/value&gt; &lt;/data&gt;</text:p>
          </table:table-cell>
          <table:table-cell table:style-name="ce19" table:formula="of:=&quot;  &lt;data name=&quot;&quot;&quot;&amp;[.A207]&amp;&quot;.title&quot;&quot; xml:space=&quot;&quot;preserve&quot;&quot;&gt; &lt;value&gt;&quot;&amp;[.C207]&amp;&quot;&lt;/value&gt; &lt;/data&gt;&quot;" office:value-type="string" office:string-value="  &lt;data name=&quot;Return measurement.title&quot; xml:space=&quot;preserve&quot;&gt; &lt;value&gt;退测量费&lt;/value&gt; &lt;/data&gt;">
            <text:p><text:s text:c="2"/>&lt;data name="Return measurement.title" xml:space="preserve"&gt; &lt;value&gt;退测量费&lt;/value&gt; &lt;/data&gt;</text:p>
          </table:table-cell>
          <table:table-cell table:style-name="ce6" office:value-type="string">
            <text:p><text:s/></text:p>
          </table:table-cell>
          <table:table-cell table:number-columns-repeated="250"/>
        </table:table-row>
        <table:table-row table:style-name="ro2">
          <table:table-cell table:number-columns-repeated="2" table:style-name="ce20" office:value-type="string">
            <text:p>Return measurement</text:p>
          </table:table-cell>
          <table:table-cell table:style-name="ce22" office:value-type="string">
            <text:p>退测量费</text:p>
          </table:table-cell>
          <table:table-cell table:style-name="ce20" table:formula="of:=&quot;  &lt;data name=&quot;&quot;&quot;&amp;[.A208]&amp;&quot;.description&quot;&quot; xml:space=&quot;&quot;preserve&quot;&quot;&gt; &lt;value&gt;&quot;&amp;[.B208]&amp;&quot;&lt;/value&gt; &lt;/data&gt;&quot;" office:value-type="string" office:string-value="  &lt;data name=&quot;Return measurement.description&quot; xml:space=&quot;preserve&quot;&gt; &lt;value&gt;Return measurement&lt;/value&gt; &lt;/data&gt;">
            <text:p><text:s text:c="2"/>&lt;data name="Return measurement.description" xml:space="preserve"&gt; &lt;value&gt;Return measurement&lt;/value&gt; &lt;/data&gt;</text:p>
          </table:table-cell>
          <table:table-cell table:style-name="ce20" table:formula="of:=&quot;  &lt;data name=&quot;&quot;&quot;&amp;[.A208]&amp;&quot;.description&quot;&quot; xml:space=&quot;&quot;preserve&quot;&quot;&gt; &lt;value&gt;&quot;&amp;[.C208]&amp;&quot;&lt;/value&gt; &lt;/data&gt;&quot;" office:value-type="string" office:string-value="  &lt;data name=&quot;Return measurement.description&quot; xml:space=&quot;preserve&quot;&gt; &lt;value&gt;退测量费&lt;/value&gt; &lt;/data&gt;">
            <text:p><text:s text:c="2"/>&lt;data name="Return measurement.description" xml:space="preserve"&gt; &lt;value&gt;退测量费&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Return measurement history</text:p>
          </table:table-cell>
          <table:table-cell table:style-name="ce21" office:value-type="string">
            <text:p>退测量费历史</text:p>
          </table:table-cell>
          <table:table-cell table:style-name="ce19" table:formula="of:=&quot;  &lt;data name=&quot;&quot;&quot;&amp;[.A209]&amp;&quot;.title&quot;&quot; xml:space=&quot;&quot;preserve&quot;&quot;&gt; &lt;value&gt;&quot;&amp;[.B209]&amp;&quot;&lt;/value&gt; &lt;/data&gt;&quot;" office:value-type="string" office:string-value="  &lt;data name=&quot;Return measurement history.title&quot; xml:space=&quot;preserve&quot;&gt; &lt;value&gt;Return measurement history&lt;/value&gt; &lt;/data&gt;">
            <text:p><text:s text:c="2"/>&lt;data name="Return measurement history.title" xml:space="preserve"&gt; &lt;value&gt;Return measurement history&lt;/value&gt; &lt;/data&gt;</text:p>
          </table:table-cell>
          <table:table-cell table:style-name="ce19" table:formula="of:=&quot;  &lt;data name=&quot;&quot;&quot;&amp;[.A209]&amp;&quot;.title&quot;&quot; xml:space=&quot;&quot;preserve&quot;&quot;&gt; &lt;value&gt;&quot;&amp;[.C209]&amp;&quot;&lt;/value&gt; &lt;/data&gt;&quot;" office:value-type="string" office:string-value="  &lt;data name=&quot;Return measurement history.title&quot; xml:space=&quot;preserve&quot;&gt; &lt;value&gt;退测量费历史&lt;/value&gt; &lt;/data&gt;">
            <text:p><text:s text:c="2"/>&lt;data name="Return measurement history.title" xml:space="preserve"&gt; &lt;value&gt;退测量费历史&lt;/value&gt; &lt;/data&gt;</text:p>
          </table:table-cell>
          <table:table-cell table:style-name="ce6" office:value-type="string">
            <text:p><text:s/></text:p>
          </table:table-cell>
          <table:table-cell table:number-columns-repeated="250"/>
        </table:table-row>
        <table:table-row table:style-name="ro2">
          <table:table-cell table:number-columns-repeated="2" table:style-name="ce20" office:value-type="string">
            <text:p>Return measurement history</text:p>
          </table:table-cell>
          <table:table-cell table:style-name="ce22" office:value-type="string">
            <text:p>退测量费历史</text:p>
          </table:table-cell>
          <table:table-cell table:style-name="ce20" table:formula="of:=&quot;  &lt;data name=&quot;&quot;&quot;&amp;[.A210]&amp;&quot;.description&quot;&quot; xml:space=&quot;&quot;preserve&quot;&quot;&gt; &lt;value&gt;&quot;&amp;[.B210]&amp;&quot;&lt;/value&gt; &lt;/data&gt;&quot;" office:value-type="string" office:string-value="  &lt;data name=&quot;Return measurement history.description&quot; xml:space=&quot;preserve&quot;&gt; &lt;value&gt;Return measurement history&lt;/value&gt; &lt;/data&gt;">
            <text:p><text:s text:c="2"/>&lt;data name="Return measurement history.description" xml:space="preserve"&gt; &lt;value&gt;Return measurement history&lt;/value&gt; &lt;/data&gt;</text:p>
          </table:table-cell>
          <table:table-cell table:style-name="ce20" table:formula="of:=&quot;  &lt;data name=&quot;&quot;&quot;&amp;[.A210]&amp;&quot;.description&quot;&quot; xml:space=&quot;&quot;preserve&quot;&quot;&gt; &lt;value&gt;&quot;&amp;[.C210]&amp;&quot;&lt;/value&gt; &lt;/data&gt;&quot;" office:value-type="string" office:string-value="  &lt;data name=&quot;Return measurement history.description&quot; xml:space=&quot;preserve&quot;&gt; &lt;value&gt;退测量费历史&lt;/value&gt; &lt;/data&gt;">
            <text:p><text:s text:c="2"/>&lt;data name="Return measurement history.description" xml:space="preserve"&gt; &lt;value&gt;退测量费历史&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Return project deduction</text:p>
          </table:table-cell>
          <table:table-cell table:style-name="ce21" office:value-type="string">
            <text:p>退项目扣点</text:p>
          </table:table-cell>
          <table:table-cell table:style-name="ce19" table:formula="of:=&quot;  &lt;data name=&quot;&quot;&quot;&amp;[.A211]&amp;&quot;.title&quot;&quot; xml:space=&quot;&quot;preserve&quot;&quot;&gt; &lt;value&gt;&quot;&amp;[.B211]&amp;&quot;&lt;/value&gt; &lt;/data&gt;&quot;" office:value-type="string" office:string-value="  &lt;data name=&quot;Return project deduction.title&quot; xml:space=&quot;preserve&quot;&gt; &lt;value&gt;Return project deduction&lt;/value&gt; &lt;/data&gt;">
            <text:p><text:s text:c="2"/>&lt;data name="Return project deduction.title" xml:space="preserve"&gt; &lt;value&gt;Return project deduction&lt;/value&gt; &lt;/data&gt;</text:p>
          </table:table-cell>
          <table:table-cell table:style-name="ce19" table:formula="of:=&quot;  &lt;data name=&quot;&quot;&quot;&amp;[.A211]&amp;&quot;.title&quot;&quot; xml:space=&quot;&quot;preserve&quot;&quot;&gt; &lt;value&gt;&quot;&amp;[.C211]&amp;&quot;&lt;/value&gt; &lt;/data&gt;&quot;" office:value-type="string" office:string-value="  &lt;data name=&quot;Return project deduction.title&quot; xml:space=&quot;preserve&quot;&gt; &lt;value&gt;退项目扣点&lt;/value&gt; &lt;/data&gt;">
            <text:p><text:s text:c="2"/>&lt;data name="Return project deduction.title" xml:space="preserve"&gt; &lt;value&gt;退项目扣点&lt;/value&gt; &lt;/data&gt;</text:p>
          </table:table-cell>
          <table:table-cell table:style-name="ce6" office:value-type="string">
            <text:p><text:s/></text:p>
          </table:table-cell>
          <table:table-cell table:number-columns-repeated="250"/>
        </table:table-row>
        <table:table-row table:style-name="ro2">
          <table:table-cell table:number-columns-repeated="2" table:style-name="ce20" office:value-type="string">
            <text:p>Return project deduction</text:p>
          </table:table-cell>
          <table:table-cell table:style-name="ce22" office:value-type="string">
            <text:p>退项目扣点</text:p>
          </table:table-cell>
          <table:table-cell table:style-name="ce20" table:formula="of:=&quot;  &lt;data name=&quot;&quot;&quot;&amp;[.A212]&amp;&quot;.description&quot;&quot; xml:space=&quot;&quot;preserve&quot;&quot;&gt; &lt;value&gt;&quot;&amp;[.B212]&amp;&quot;&lt;/value&gt; &lt;/data&gt;&quot;" office:value-type="string" office:string-value="  &lt;data name=&quot;Return project deduction.description&quot; xml:space=&quot;preserve&quot;&gt; &lt;value&gt;Return project deduction&lt;/value&gt; &lt;/data&gt;">
            <text:p><text:s text:c="2"/>&lt;data name="Return project deduction.description" xml:space="preserve"&gt; &lt;value&gt;Return project deduction&lt;/value&gt; &lt;/data&gt;</text:p>
          </table:table-cell>
          <table:table-cell table:style-name="ce20" table:formula="of:=&quot;  &lt;data name=&quot;&quot;&quot;&amp;[.A212]&amp;&quot;.description&quot;&quot; xml:space=&quot;&quot;preserve&quot;&quot;&gt; &lt;value&gt;&quot;&amp;[.C212]&amp;&quot;&lt;/value&gt; &lt;/data&gt;&quot;" office:value-type="string" office:string-value="  &lt;data name=&quot;Return project deduction.description&quot; xml:space=&quot;preserve&quot;&gt; &lt;value&gt;退项目扣点&lt;/value&gt; &lt;/data&gt;">
            <text:p><text:s text:c="2"/>&lt;data name="Return project deduction.description" xml:space="preserve"&gt; &lt;value&gt;退项目扣点&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Sample</text:p>
          </table:table-cell>
          <table:table-cell table:style-name="ce21" office:value-type="string">
            <text:p>样品</text:p>
          </table:table-cell>
          <table:table-cell table:style-name="ce19" table:formula="of:=&quot;  &lt;data name=&quot;&quot;&quot;&amp;[.A213]&amp;&quot;.title&quot;&quot; xml:space=&quot;&quot;preserve&quot;&quot;&gt; &lt;value&gt;&quot;&amp;[.B213]&amp;&quot;&lt;/value&gt; &lt;/data&gt;&quot;" office:value-type="string" office:string-value="  &lt;data name=&quot;Sample.title&quot; xml:space=&quot;preserve&quot;&gt; &lt;value&gt;Sample&lt;/value&gt; &lt;/data&gt;">
            <text:p><text:s text:c="2"/>&lt;data name="Sample.title" xml:space="preserve"&gt; &lt;value&gt;Sample&lt;/value&gt; &lt;/data&gt;</text:p>
          </table:table-cell>
          <table:table-cell table:style-name="ce19" table:formula="of:=&quot;  &lt;data name=&quot;&quot;&quot;&amp;[.A213]&amp;&quot;.title&quot;&quot; xml:space=&quot;&quot;preserve&quot;&quot;&gt; &lt;value&gt;&quot;&amp;[.C213]&amp;&quot;&lt;/value&gt; &lt;/data&gt;&quot;" office:value-type="string" office:string-value="  &lt;data name=&quot;Sample.title&quot; xml:space=&quot;preserve&quot;&gt; &lt;value&gt;样品&lt;/value&gt; &lt;/data&gt;">
            <text:p><text:s text:c="2"/>&lt;data name="Sample.title" xml:space="preserve"&gt; &lt;value&gt;样品&lt;/value&gt; &lt;/data&gt;</text:p>
          </table:table-cell>
          <table:table-cell table:style-name="ce6" office:value-type="string">
            <text:p><text:s/></text:p>
          </table:table-cell>
          <table:table-cell table:number-columns-repeated="250"/>
        </table:table-row>
        <table:table-row table:style-name="ro2">
          <table:table-cell table:style-name="ce20" office:value-type="string">
            <text:p>Sample</text:p>
          </table:table-cell>
          <table:table-cell table:style-name="ce20" office:value-type="string">
            <text:p>Sample quantities</text:p>
          </table:table-cell>
          <table:table-cell table:style-name="ce22" office:value-type="string">
            <text:p>样品数量</text:p>
          </table:table-cell>
          <table:table-cell table:style-name="ce20" table:formula="of:=&quot;  &lt;data name=&quot;&quot;&quot;&amp;[.A214]&amp;&quot;.description&quot;&quot; xml:space=&quot;&quot;preserve&quot;&quot;&gt; &lt;value&gt;&quot;&amp;[.B214]&amp;&quot;&lt;/value&gt; &lt;/data&gt;&quot;" office:value-type="string" office:string-value="  &lt;data name=&quot;Sample.description&quot; xml:space=&quot;preserve&quot;&gt; &lt;value&gt;Sample quantities&lt;/value&gt; &lt;/data&gt;">
            <text:p><text:s text:c="2"/>&lt;data name="Sample.description" xml:space="preserve"&gt; &lt;value&gt;Sample quantities&lt;/value&gt; &lt;/data&gt;</text:p>
          </table:table-cell>
          <table:table-cell table:style-name="ce20" table:formula="of:=&quot;  &lt;data name=&quot;&quot;&quot;&amp;[.A214]&amp;&quot;.description&quot;&quot; xml:space=&quot;&quot;preserve&quot;&quot;&gt; &lt;value&gt;&quot;&amp;[.C214]&amp;&quot;&lt;/value&gt; &lt;/data&gt;&quot;" office:value-type="string" office:string-value="  &lt;data name=&quot;Sample.description&quot; xml:space=&quot;preserve&quot;&gt; &lt;value&gt;样品数量&lt;/value&gt; &lt;/data&gt;">
            <text:p><text:s text:c="2"/>&lt;data name="Sample.description" xml:space="preserve"&gt; &lt;value&gt;样品数量&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Staff</text:p>
          </table:table-cell>
          <table:table-cell table:style-name="ce21" office:value-type="string">
            <text:p>员工</text:p>
          </table:table-cell>
          <table:table-cell table:style-name="ce19" table:formula="of:=&quot;  &lt;data name=&quot;&quot;&quot;&amp;[.A215]&amp;&quot;.title&quot;&quot; xml:space=&quot;&quot;preserve&quot;&quot;&gt; &lt;value&gt;&quot;&amp;[.B215]&amp;&quot;&lt;/value&gt; &lt;/data&gt;&quot;" office:value-type="string" office:string-value="  &lt;data name=&quot;Staff.title&quot; xml:space=&quot;preserve&quot;&gt; &lt;value&gt;Staff&lt;/value&gt; &lt;/data&gt;">
            <text:p><text:s text:c="2"/>&lt;data name="Staff.title" xml:space="preserve"&gt; &lt;value&gt;Staff&lt;/value&gt; &lt;/data&gt;</text:p>
          </table:table-cell>
          <table:table-cell table:style-name="ce19" table:formula="of:=&quot;  &lt;data name=&quot;&quot;&quot;&amp;[.A215]&amp;&quot;.title&quot;&quot; xml:space=&quot;&quot;preserve&quot;&quot;&gt; &lt;value&gt;&quot;&amp;[.C215]&amp;&quot;&lt;/value&gt; &lt;/data&gt;&quot;" office:value-type="string" office:string-value="  &lt;data name=&quot;Staff.title&quot; xml:space=&quot;preserve&quot;&gt; &lt;value&gt;员工&lt;/value&gt; &lt;/data&gt;">
            <text:p><text:s text:c="2"/>&lt;data name="Staff.title" xml:space="preserve"&gt; &lt;value&gt;员工&lt;/value&gt; &lt;/data&gt;</text:p>
          </table:table-cell>
          <table:table-cell table:style-name="ce6" office:value-type="string">
            <text:p><text:s/></text:p>
          </table:table-cell>
          <table:table-cell table:number-columns-repeated="250"/>
        </table:table-row>
        <table:table-row table:style-name="ro2">
          <table:table-cell table:style-name="ce20" office:value-type="string">
            <text:p>Staff</text:p>
          </table:table-cell>
          <table:table-cell table:style-name="ce20" office:value-type="string">
            <text:p>Staff and system administration</text:p>
          </table:table-cell>
          <table:table-cell table:style-name="ce22" office:value-type="string">
            <text:p>员工和系统管理</text:p>
          </table:table-cell>
          <table:table-cell table:style-name="ce20" table:formula="of:=&quot;  &lt;data name=&quot;&quot;&quot;&amp;[.A216]&amp;&quot;.description&quot;&quot; xml:space=&quot;&quot;preserve&quot;&quot;&gt; &lt;value&gt;&quot;&amp;[.B216]&amp;&quot;&lt;/value&gt; &lt;/data&gt;&quot;" office:value-type="string" office:string-value="  &lt;data name=&quot;Staff.description&quot; xml:space=&quot;preserve&quot;&gt; &lt;value&gt;Staff and system administration&lt;/value&gt; &lt;/data&gt;">
            <text:p><text:s text:c="2"/>&lt;data name="Staff.description" xml:space="preserve"&gt; &lt;value&gt;Staff and system administration&lt;/value&gt; &lt;/data&gt;</text:p>
          </table:table-cell>
          <table:table-cell table:style-name="ce20" table:formula="of:=&quot;  &lt;data name=&quot;&quot;&quot;&amp;[.A216]&amp;&quot;.description&quot;&quot; xml:space=&quot;&quot;preserve&quot;&quot;&gt; &lt;value&gt;&quot;&amp;[.C216]&amp;&quot;&lt;/value&gt; &lt;/data&gt;&quot;" office:value-type="string" office:string-value="  &lt;data name=&quot;Staff.description&quot; xml:space=&quot;preserve&quot;&gt; &lt;value&gt;员工和系统管理&lt;/value&gt; &lt;/data&gt;">
            <text:p><text:s text:c="2"/>&lt;data name="Staff.description" xml:space="preserve"&gt; &lt;value&gt;员工和系统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Staff role</text:p>
          </table:table-cell>
          <table:table-cell table:style-name="ce21" office:value-type="string">
            <text:p>员工职位</text:p>
          </table:table-cell>
          <table:table-cell table:style-name="ce19" table:formula="of:=&quot;  &lt;data name=&quot;&quot;&quot;&amp;[.A217]&amp;&quot;.title&quot;&quot; xml:space=&quot;&quot;preserve&quot;&quot;&gt; &lt;value&gt;&quot;&amp;[.B217]&amp;&quot;&lt;/value&gt; &lt;/data&gt;&quot;" office:value-type="string" office:string-value="  &lt;data name=&quot;Staff role.title&quot; xml:space=&quot;preserve&quot;&gt; &lt;value&gt;Staff role&lt;/value&gt; &lt;/data&gt;">
            <text:p><text:s text:c="2"/>&lt;data name="Staff role.title" xml:space="preserve"&gt; &lt;value&gt;Staff role&lt;/value&gt; &lt;/data&gt;</text:p>
          </table:table-cell>
          <table:table-cell table:style-name="ce19" table:formula="of:=&quot;  &lt;data name=&quot;&quot;&quot;&amp;[.A217]&amp;&quot;.title&quot;&quot; xml:space=&quot;&quot;preserve&quot;&quot;&gt; &lt;value&gt;&quot;&amp;[.C217]&amp;&quot;&lt;/value&gt; &lt;/data&gt;&quot;" office:value-type="string" office:string-value="  &lt;data name=&quot;Staff role.title&quot; xml:space=&quot;preserve&quot;&gt; &lt;value&gt;员工职位&lt;/value&gt; &lt;/data&gt;">
            <text:p><text:s text:c="2"/>&lt;data name="Staff role.title" xml:space="preserve"&gt; &lt;value&gt;员工职位&lt;/value&gt; &lt;/data&gt;</text:p>
          </table:table-cell>
          <table:table-cell table:style-name="ce6" office:value-type="string">
            <text:p><text:s/></text:p>
          </table:table-cell>
          <table:table-cell table:number-columns-repeated="250"/>
        </table:table-row>
        <table:table-row table:style-name="ro2">
          <table:table-cell table:style-name="ce20" office:value-type="string">
            <text:p>Staff role</text:p>
          </table:table-cell>
          <table:table-cell table:style-name="ce20" office:value-type="string">
            <text:p>Manage temporary role</text:p>
          </table:table-cell>
          <table:table-cell table:style-name="ce22" office:value-type="string">
            <text:p>管理临时员工职位</text:p>
          </table:table-cell>
          <table:table-cell table:style-name="ce20" table:formula="of:=&quot;  &lt;data name=&quot;&quot;&quot;&amp;[.A218]&amp;&quot;.description&quot;&quot; xml:space=&quot;&quot;preserve&quot;&quot;&gt; &lt;value&gt;&quot;&amp;[.B218]&amp;&quot;&lt;/value&gt; &lt;/data&gt;&quot;" office:value-type="string" office:string-value="  &lt;data name=&quot;Staff role.description&quot; xml:space=&quot;preserve&quot;&gt; &lt;value&gt;Manage temporary role&lt;/value&gt; &lt;/data&gt;">
            <text:p><text:s text:c="2"/>&lt;data name="Staff role.description" xml:space="preserve"&gt; &lt;value&gt;Manage temporary role&lt;/value&gt; &lt;/data&gt;</text:p>
          </table:table-cell>
          <table:table-cell table:style-name="ce20" table:formula="of:=&quot;  &lt;data name=&quot;&quot;&quot;&amp;[.A218]&amp;&quot;.description&quot;&quot; xml:space=&quot;&quot;preserve&quot;&quot;&gt; &lt;value&gt;&quot;&amp;[.C218]&amp;&quot;&lt;/value&gt; &lt;/data&gt;&quot;" office:value-type="string" office:string-value="  &lt;data name=&quot;Staff role.description&quot; xml:space=&quot;preserve&quot;&gt; &lt;value&gt;管理临时员工职位&lt;/value&gt; &lt;/data&gt;">
            <text:p><text:s text:c="2"/>&lt;data name="Staff role.description" xml:space="preserve"&gt; &lt;value&gt;管理临时员工职位&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Stock adjustment</text:p>
          </table:table-cell>
          <table:table-cell table:style-name="ce21" office:value-type="string">
            <text:p>库存调整</text:p>
          </table:table-cell>
          <table:table-cell table:style-name="ce19" table:formula="of:=&quot;  &lt;data name=&quot;&quot;&quot;&amp;[.A219]&amp;&quot;.title&quot;&quot; xml:space=&quot;&quot;preserve&quot;&quot;&gt; &lt;value&gt;&quot;&amp;[.B219]&amp;&quot;&lt;/value&gt; &lt;/data&gt;&quot;" office:value-type="string" office:string-value="  &lt;data name=&quot;Stock adjustment.title&quot; xml:space=&quot;preserve&quot;&gt; &lt;value&gt;Stock adjustment&lt;/value&gt; &lt;/data&gt;">
            <text:p><text:s text:c="2"/>&lt;data name="Stock adjustment.title" xml:space="preserve"&gt; &lt;value&gt;Stock adjustment&lt;/value&gt; &lt;/data&gt;</text:p>
          </table:table-cell>
          <table:table-cell table:style-name="ce19" table:formula="of:=&quot;  &lt;data name=&quot;&quot;&quot;&amp;[.A219]&amp;&quot;.title&quot;&quot; xml:space=&quot;&quot;preserve&quot;&quot;&gt; &lt;value&gt;&quot;&amp;[.C219]&amp;&quot;&lt;/value&gt; &lt;/data&gt;&quot;" office:value-type="string" office:string-value="  &lt;data name=&quot;Stock adjustment.title&quot; xml:space=&quot;preserve&quot;&gt; &lt;value&gt;库存调整&lt;/value&gt; &lt;/data&gt;">
            <text:p><text:s text:c="2"/>&lt;data name="Stock adjustment.title" xml:space="preserve"&gt; &lt;value&gt;库存调整&lt;/value&gt; &lt;/data&gt;</text:p>
          </table:table-cell>
          <table:table-cell table:style-name="ce6" office:value-type="string">
            <text:p><text:s/></text:p>
          </table:table-cell>
          <table:table-cell table:number-columns-repeated="250"/>
        </table:table-row>
        <table:table-row table:style-name="ro2">
          <table:table-cell table:style-name="ce20" office:value-type="string">
            <text:p>Stock adjustment</text:p>
          </table:table-cell>
          <table:table-cell table:number-columns-repeated="2" table:style-name="ce20" office:value-type="string">
            <text:p>Consumptions, mark down and stock adjustment</text:p>
          </table:table-cell>
          <table:table-cell table:style-name="ce20" table:formula="of:=&quot;  &lt;data name=&quot;&quot;&quot;&amp;[.A220]&amp;&quot;.description&quot;&quot; xml:space=&quot;&quot;preserve&quot;&quot;&gt; &lt;value&gt;&quot;&amp;[.B220]&amp;&quot;&lt;/value&gt; &lt;/data&gt;&quot;" office:value-type="string" office:string-value="  &lt;data name=&quot;Stock adjustment.description&quot; xml:space=&quot;preserve&quot;&gt; &lt;value&gt;Consumptions, mark down and stock adjustment&lt;/value&gt; &lt;/data&gt;">
            <text:p><text:s text:c="2"/>&lt;data name="Stock adjustment.description" xml:space="preserve"&gt; &lt;value&gt;Consumptions, mark down and stock adjustment&lt;/value&gt; &lt;/data&gt;</text:p>
          </table:table-cell>
          <table:table-cell table:style-name="ce20" table:formula="of:=&quot;  &lt;data name=&quot;&quot;&quot;&amp;[.A220]&amp;&quot;.description&quot;&quot; xml:space=&quot;&quot;preserve&quot;&quot;&gt; &lt;value&gt;&quot;&amp;[.C220]&amp;&quot;&lt;/value&gt; &lt;/data&gt;&quot;" office:value-type="string" office:string-value="  &lt;data name=&quot;Stock adjustment.description&quot; xml:space=&quot;preserve&quot;&gt; &lt;value&gt;Consumptions, mark down and stock adjustment&lt;/value&gt; &lt;/data&gt;">
            <text:p><text:s text:c="2"/>&lt;data name="Stock adjustment.description" xml:space="preserve"&gt; &lt;value&gt;Consumptions, mark down and stock adjustment&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Stock count</text:p>
          </table:table-cell>
          <table:table-cell table:style-name="ce21" office:value-type="string">
            <text:p>盘点</text:p>
          </table:table-cell>
          <table:table-cell table:style-name="ce19" table:formula="of:=&quot;  &lt;data name=&quot;&quot;&quot;&amp;[.A221]&amp;&quot;.title&quot;&quot; xml:space=&quot;&quot;preserve&quot;&quot;&gt; &lt;value&gt;&quot;&amp;[.B221]&amp;&quot;&lt;/value&gt; &lt;/data&gt;&quot;" office:value-type="string" office:string-value="  &lt;data name=&quot;Stock count.title&quot; xml:space=&quot;preserve&quot;&gt; &lt;value&gt;Stock count&lt;/value&gt; &lt;/data&gt;">
            <text:p><text:s text:c="2"/>&lt;data name="Stock count.title" xml:space="preserve"&gt; &lt;value&gt;Stock count&lt;/value&gt; &lt;/data&gt;</text:p>
          </table:table-cell>
          <table:table-cell table:style-name="ce19" table:formula="of:=&quot;  &lt;data name=&quot;&quot;&quot;&amp;[.A221]&amp;&quot;.title&quot;&quot; xml:space=&quot;&quot;preserve&quot;&quot;&gt; &lt;value&gt;&quot;&amp;[.C221]&amp;&quot;&lt;/value&gt; &lt;/data&gt;&quot;" office:value-type="string" office:string-value="  &lt;data name=&quot;Stock count.title&quot; xml:space=&quot;preserve&quot;&gt; &lt;value&gt;盘点&lt;/value&gt; &lt;/data&gt;">
            <text:p><text:s text:c="2"/>&lt;data name="Stock count.title" xml:space="preserve"&gt; &lt;value&gt;盘点&lt;/value&gt; &lt;/data&gt;</text:p>
          </table:table-cell>
          <table:table-cell table:style-name="ce6" office:value-type="string">
            <text:p><text:s/></text:p>
          </table:table-cell>
          <table:table-cell table:number-columns-repeated="250"/>
        </table:table-row>
        <table:table-row table:style-name="ro2">
          <table:table-cell table:style-name="ce20" office:value-type="string">
            <text:p>Stock count</text:p>
          </table:table-cell>
          <table:table-cell table:style-name="ce20" office:value-type="string">
            <text:p>Stock count operations</text:p>
          </table:table-cell>
          <table:table-cell table:style-name="ce22" office:value-type="string">
            <text:p>盘点管理</text:p>
          </table:table-cell>
          <table:table-cell table:style-name="ce20" table:formula="of:=&quot;  &lt;data name=&quot;&quot;&quot;&amp;[.A222]&amp;&quot;.description&quot;&quot; xml:space=&quot;&quot;preserve&quot;&quot;&gt; &lt;value&gt;&quot;&amp;[.B222]&amp;&quot;&lt;/value&gt; &lt;/data&gt;&quot;" office:value-type="string" office:string-value="  &lt;data name=&quot;Stock count.description&quot; xml:space=&quot;preserve&quot;&gt; &lt;value&gt;Stock count operations&lt;/value&gt; &lt;/data&gt;">
            <text:p><text:s text:c="2"/>&lt;data name="Stock count.description" xml:space="preserve"&gt; &lt;value&gt;Stock count operations&lt;/value&gt; &lt;/data&gt;</text:p>
          </table:table-cell>
          <table:table-cell table:style-name="ce20" table:formula="of:=&quot;  &lt;data name=&quot;&quot;&quot;&amp;[.A222]&amp;&quot;.description&quot;&quot; xml:space=&quot;&quot;preserve&quot;&quot;&gt; &lt;value&gt;&quot;&amp;[.C222]&amp;&quot;&lt;/value&gt; &lt;/data&gt;&quot;" office:value-type="string" office:string-value="  &lt;data name=&quot;Stock count.description&quot; xml:space=&quot;preserve&quot;&gt; &lt;value&gt;盘点管理&lt;/value&gt; &lt;/data&gt;">
            <text:p><text:s text:c="2"/>&lt;data name="Stock count.description" xml:space="preserve"&gt; &lt;value&gt;盘点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Stock count address</text:p>
          </table:table-cell>
          <table:table-cell table:style-name="ce21" office:value-type="string">
            <text:p>盘点地址</text:p>
          </table:table-cell>
          <table:table-cell table:style-name="ce19" table:formula="of:=&quot;  &lt;data name=&quot;&quot;&quot;&amp;[.A223]&amp;&quot;.title&quot;&quot; xml:space=&quot;&quot;preserve&quot;&quot;&gt; &lt;value&gt;&quot;&amp;[.B223]&amp;&quot;&lt;/value&gt; &lt;/data&gt;&quot;" office:value-type="string" office:string-value="  &lt;data name=&quot;Stock count address.title&quot; xml:space=&quot;preserve&quot;&gt; &lt;value&gt;Stock count address&lt;/value&gt; &lt;/data&gt;">
            <text:p><text:s text:c="2"/>&lt;data name="Stock count address.title" xml:space="preserve"&gt; &lt;value&gt;Stock count address&lt;/value&gt; &lt;/data&gt;</text:p>
          </table:table-cell>
          <table:table-cell table:style-name="ce19" table:formula="of:=&quot;  &lt;data name=&quot;&quot;&quot;&amp;[.A223]&amp;&quot;.title&quot;&quot; xml:space=&quot;&quot;preserve&quot;&quot;&gt; &lt;value&gt;&quot;&amp;[.C223]&amp;&quot;&lt;/value&gt; &lt;/data&gt;&quot;" office:value-type="string" office:string-value="  &lt;data name=&quot;Stock count address.title&quot; xml:space=&quot;preserve&quot;&gt; &lt;value&gt;盘点地址&lt;/value&gt; &lt;/data&gt;">
            <text:p><text:s text:c="2"/>&lt;data name="Stock count address.title" xml:space="preserve"&gt; &lt;value&gt;盘点地址&lt;/value&gt; &lt;/data&gt;</text:p>
          </table:table-cell>
          <table:table-cell table:style-name="ce6" office:value-type="string">
            <text:p><text:s/></text:p>
          </table:table-cell>
          <table:table-cell table:number-columns-repeated="250"/>
        </table:table-row>
        <table:table-row table:style-name="ro2">
          <table:table-cell table:style-name="ce20" office:value-type="string">
            <text:p>Stock count address</text:p>
          </table:table-cell>
          <table:table-cell table:style-name="ce20" office:value-type="string">
            <text:p>Stock count address management</text:p>
          </table:table-cell>
          <table:table-cell table:style-name="ce22" office:value-type="string">
            <text:p>盘点地址管理</text:p>
          </table:table-cell>
          <table:table-cell table:style-name="ce20" table:formula="of:=&quot;  &lt;data name=&quot;&quot;&quot;&amp;[.A224]&amp;&quot;.description&quot;&quot; xml:space=&quot;&quot;preserve&quot;&quot;&gt; &lt;value&gt;&quot;&amp;[.B224]&amp;&quot;&lt;/value&gt; &lt;/data&gt;&quot;" office:value-type="string" office:string-value="  &lt;data name=&quot;Stock count address.description&quot; xml:space=&quot;preserve&quot;&gt; &lt;value&gt;Stock count address management&lt;/value&gt; &lt;/data&gt;">
            <text:p><text:s text:c="2"/>&lt;data name="Stock count address.description" xml:space="preserve"&gt; &lt;value&gt;Stock count address management&lt;/value&gt; &lt;/data&gt;</text:p>
          </table:table-cell>
          <table:table-cell table:style-name="ce20" table:formula="of:=&quot;  &lt;data name=&quot;&quot;&quot;&amp;[.A224]&amp;&quot;.description&quot;&quot; xml:space=&quot;&quot;preserve&quot;&quot;&gt; &lt;value&gt;&quot;&amp;[.C224]&amp;&quot;&lt;/value&gt; &lt;/data&gt;&quot;" office:value-type="string" office:string-value="  &lt;data name=&quot;Stock count address.description&quot; xml:space=&quot;preserve&quot;&gt; &lt;value&gt;盘点地址管理&lt;/value&gt; &lt;/data&gt;">
            <text:p><text:s text:c="2"/>&lt;data name="Stock count address.description" xml:space="preserve"&gt; &lt;value&gt;盘点地址管理&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Stock count export</text:p>
          </table:table-cell>
          <table:table-cell table:style-name="ce21" office:value-type="string">
            <text:p>导出盘点</text:p>
          </table:table-cell>
          <table:table-cell table:style-name="ce19" table:formula="of:=&quot;  &lt;data name=&quot;&quot;&quot;&amp;[.A225]&amp;&quot;.title&quot;&quot; xml:space=&quot;&quot;preserve&quot;&quot;&gt; &lt;value&gt;&quot;&amp;[.B225]&amp;&quot;&lt;/value&gt; &lt;/data&gt;&quot;" office:value-type="string" office:string-value="  &lt;data name=&quot;Stock count export.title&quot; xml:space=&quot;preserve&quot;&gt; &lt;value&gt;Stock count export&lt;/value&gt; &lt;/data&gt;">
            <text:p><text:s text:c="2"/>&lt;data name="Stock count export.title" xml:space="preserve"&gt; &lt;value&gt;Stock count export&lt;/value&gt; &lt;/data&gt;</text:p>
          </table:table-cell>
          <table:table-cell table:style-name="ce19" table:formula="of:=&quot;  &lt;data name=&quot;&quot;&quot;&amp;[.A225]&amp;&quot;.title&quot;&quot; xml:space=&quot;&quot;preserve&quot;&quot;&gt; &lt;value&gt;&quot;&amp;[.C225]&amp;&quot;&lt;/value&gt; &lt;/data&gt;&quot;" office:value-type="string" office:string-value="  &lt;data name=&quot;Stock count export.title&quot; xml:space=&quot;preserve&quot;&gt; &lt;value&gt;导出盘点&lt;/value&gt; &lt;/data&gt;">
            <text:p><text:s text:c="2"/>&lt;data name="Stock count export.title" xml:space="preserve"&gt; &lt;value&gt;导出盘点&lt;/value&gt; &lt;/data&gt;</text:p>
          </table:table-cell>
          <table:table-cell table:style-name="ce6" office:value-type="string">
            <text:p><text:s/></text:p>
          </table:table-cell>
          <table:table-cell table:number-columns-repeated="250"/>
        </table:table-row>
        <table:table-row table:style-name="ro2">
          <table:table-cell table:number-columns-repeated="3" table:style-name="ce20" office:value-type="string">
            <text:p>Stock count export</text:p>
          </table:table-cell>
          <table:table-cell table:style-name="ce20" table:formula="of:=&quot;  &lt;data name=&quot;&quot;&quot;&amp;[.A226]&amp;&quot;.description&quot;&quot; xml:space=&quot;&quot;preserve&quot;&quot;&gt; &lt;value&gt;&quot;&amp;[.B226]&amp;&quot;&lt;/value&gt; &lt;/data&gt;&quot;" office:value-type="string" office:string-value="  &lt;data name=&quot;Stock count export.description&quot; xml:space=&quot;preserve&quot;&gt; &lt;value&gt;Stock count export&lt;/value&gt; &lt;/data&gt;">
            <text:p><text:s text:c="2"/>&lt;data name="Stock count export.description" xml:space="preserve"&gt; &lt;value&gt;Stock count export&lt;/value&gt; &lt;/data&gt;</text:p>
          </table:table-cell>
          <table:table-cell table:style-name="ce20" table:formula="of:=&quot;  &lt;data name=&quot;&quot;&quot;&amp;[.A226]&amp;&quot;.description&quot;&quot; xml:space=&quot;&quot;preserve&quot;&quot;&gt; &lt;value&gt;&quot;&amp;[.C226]&amp;&quot;&lt;/value&gt; &lt;/data&gt;&quot;" office:value-type="string" office:string-value="  &lt;data name=&quot;Stock count export.description&quot; xml:space=&quot;preserve&quot;&gt; &lt;value&gt;Stock count export&lt;/value&gt; &lt;/data&gt;">
            <text:p><text:s text:c="2"/>&lt;data name="Stock count export.description" xml:space="preserve"&gt; &lt;value&gt;Stock count export&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Supplier</text:p>
          </table:table-cell>
          <table:table-cell table:style-name="ce21" office:value-type="string">
            <text:p>供应商</text:p>
          </table:table-cell>
          <table:table-cell table:style-name="ce19" table:formula="of:=&quot;  &lt;data name=&quot;&quot;&quot;&amp;[.A227]&amp;&quot;.title&quot;&quot; xml:space=&quot;&quot;preserve&quot;&quot;&gt; &lt;value&gt;&quot;&amp;[.B227]&amp;&quot;&lt;/value&gt; &lt;/data&gt;&quot;" office:value-type="string" office:string-value="  &lt;data name=&quot;Supplier.title&quot; xml:space=&quot;preserve&quot;&gt; &lt;value&gt;Supplier&lt;/value&gt; &lt;/data&gt;">
            <text:p><text:s text:c="2"/>&lt;data name="Supplier.title" xml:space="preserve"&gt; &lt;value&gt;Supplier&lt;/value&gt; &lt;/data&gt;</text:p>
          </table:table-cell>
          <table:table-cell table:style-name="ce19" table:formula="of:=&quot;  &lt;data name=&quot;&quot;&quot;&amp;[.A227]&amp;&quot;.title&quot;&quot; xml:space=&quot;&quot;preserve&quot;&quot;&gt; &lt;value&gt;&quot;&amp;[.C227]&amp;&quot;&lt;/value&gt; &lt;/data&gt;&quot;" office:value-type="string" office:string-value="  &lt;data name=&quot;Supplier.title&quot; xml:space=&quot;preserve&quot;&gt; &lt;value&gt;供应商&lt;/value&gt; &lt;/data&gt;">
            <text:p><text:s text:c="2"/>&lt;data name="Supplier.title" xml:space="preserve"&gt; &lt;value&gt;供应商&lt;/value&gt; &lt;/data&gt;</text:p>
          </table:table-cell>
          <table:table-cell table:style-name="ce6" office:value-type="string">
            <text:p><text:s/></text:p>
          </table:table-cell>
          <table:table-cell table:number-columns-repeated="250"/>
        </table:table-row>
        <table:table-row table:style-name="ro2">
          <table:table-cell table:style-name="ce20" office:value-type="string">
            <text:p>Supplier</text:p>
          </table:table-cell>
          <table:table-cell table:style-name="ce20" office:value-type="string">
            <text:p>View, edit supplier discount</text:p>
          </table:table-cell>
          <table:table-cell table:style-name="ce22" office:value-type="string">
            <text:p>查看<text:span text:style-name="T7">, </text:span><text:span text:style-name="T8">更改厂家折扣</text:span></text:p>
          </table:table-cell>
          <table:table-cell table:style-name="ce20" table:formula="of:=&quot;  &lt;data name=&quot;&quot;&quot;&amp;[.A228]&amp;&quot;.description&quot;&quot; xml:space=&quot;&quot;preserve&quot;&quot;&gt; &lt;value&gt;&quot;&amp;[.B228]&amp;&quot;&lt;/value&gt; &lt;/data&gt;&quot;" office:value-type="string" office:string-value="  &lt;data name=&quot;Supplier.description&quot; xml:space=&quot;preserve&quot;&gt; &lt;value&gt;View, edit supplier discount&lt;/value&gt; &lt;/data&gt;">
            <text:p><text:s text:c="2"/>&lt;data name="Supplier.description" xml:space="preserve"&gt; &lt;value&gt;View, edit supplier discount&lt;/value&gt; &lt;/data&gt;</text:p>
          </table:table-cell>
          <table:table-cell table:style-name="ce20" table:formula="of:=&quot;  &lt;data name=&quot;&quot;&quot;&amp;[.A228]&amp;&quot;.description&quot;&quot; xml:space=&quot;&quot;preserve&quot;&quot;&gt; &lt;value&gt;&quot;&amp;[.C228]&amp;&quot;&lt;/value&gt; &lt;/data&gt;&quot;" office:value-type="string" office:string-value="  &lt;data name=&quot;Supplier.description&quot; xml:space=&quot;preserve&quot;&gt; &lt;value&gt;查看, 更改厂家折扣&lt;/value&gt; &lt;/data&gt;">
            <text:p><text:s text:c="2"/>&lt;data name="Supplier.description" xml:space="preserve"&gt; &lt;value&gt;查看, 更改厂家折扣&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Supplier fee</text:p>
          </table:table-cell>
          <table:table-cell table:style-name="ce21" office:value-type="string">
            <text:p>供应商费</text:p>
          </table:table-cell>
          <table:table-cell table:style-name="ce19" table:formula="of:=&quot;  &lt;data name=&quot;&quot;&quot;&amp;[.A229]&amp;&quot;.title&quot;&quot; xml:space=&quot;&quot;preserve&quot;&quot;&gt; &lt;value&gt;&quot;&amp;[.B229]&amp;&quot;&lt;/value&gt; &lt;/data&gt;&quot;" office:value-type="string" office:string-value="  &lt;data name=&quot;Supplier fee.title&quot; xml:space=&quot;preserve&quot;&gt; &lt;value&gt;Supplier fee&lt;/value&gt; &lt;/data&gt;">
            <text:p><text:s text:c="2"/>&lt;data name="Supplier fee.title" xml:space="preserve"&gt; &lt;value&gt;Supplier fee&lt;/value&gt; &lt;/data&gt;</text:p>
          </table:table-cell>
          <table:table-cell table:style-name="ce19" table:formula="of:=&quot;  &lt;data name=&quot;&quot;&quot;&amp;[.A229]&amp;&quot;.title&quot;&quot; xml:space=&quot;&quot;preserve&quot;&quot;&gt; &lt;value&gt;&quot;&amp;[.C229]&amp;&quot;&lt;/value&gt; &lt;/data&gt;&quot;" office:value-type="string" office:string-value="  &lt;data name=&quot;Supplier fee.title&quot; xml:space=&quot;preserve&quot;&gt; &lt;value&gt;供应商费&lt;/value&gt; &lt;/data&gt;">
            <text:p><text:s text:c="2"/>&lt;data name="Supplier fee.title" xml:space="preserve"&gt; &lt;value&gt;供应商费&lt;/value&gt; &lt;/data&gt;</text:p>
          </table:table-cell>
          <table:table-cell table:style-name="ce6" office:value-type="string">
            <text:p><text:s/></text:p>
          </table:table-cell>
          <table:table-cell table:number-columns-repeated="250"/>
        </table:table-row>
        <table:table-row table:style-name="ro2">
          <table:table-cell table:style-name="ce20" office:value-type="string">
            <text:p>Supplier fee</text:p>
          </table:table-cell>
          <table:table-cell table:style-name="ce20" office:value-type="string">
            <text:p>Define supplier fee</text:p>
          </table:table-cell>
          <table:table-cell table:style-name="ce22" office:value-type="string">
            <text:p>管理供应商费</text:p>
          </table:table-cell>
          <table:table-cell table:style-name="ce20" table:formula="of:=&quot;  &lt;data name=&quot;&quot;&quot;&amp;[.A230]&amp;&quot;.description&quot;&quot; xml:space=&quot;&quot;preserve&quot;&quot;&gt; &lt;value&gt;&quot;&amp;[.B230]&amp;&quot;&lt;/value&gt; &lt;/data&gt;&quot;" office:value-type="string" office:string-value="  &lt;data name=&quot;Supplier fee.description&quot; xml:space=&quot;preserve&quot;&gt; &lt;value&gt;Define supplier fee&lt;/value&gt; &lt;/data&gt;">
            <text:p><text:s text:c="2"/>&lt;data name="Supplier fee.description" xml:space="preserve"&gt; &lt;value&gt;Define supplier fee&lt;/value&gt; &lt;/data&gt;</text:p>
          </table:table-cell>
          <table:table-cell table:style-name="ce20" table:formula="of:=&quot;  &lt;data name=&quot;&quot;&quot;&amp;[.A230]&amp;&quot;.description&quot;&quot; xml:space=&quot;&quot;preserve&quot;&quot;&gt; &lt;value&gt;&quot;&amp;[.C230]&amp;&quot;&lt;/value&gt; &lt;/data&gt;&quot;" office:value-type="string" office:string-value="  &lt;data name=&quot;Supplier fee.description&quot; xml:space=&quot;preserve&quot;&gt; &lt;value&gt;管理供应商费&lt;/value&gt; &lt;/data&gt;">
            <text:p><text:s text:c="2"/>&lt;data name="Supplier fee.description" xml:space="preserve"&gt; &lt;value&gt;管理供应商费&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Supplier order</text:p>
          </table:table-cell>
          <table:table-cell table:style-name="ce21" office:value-type="string">
            <text:p>供应商订单</text:p>
          </table:table-cell>
          <table:table-cell table:style-name="ce19" table:formula="of:=&quot;  &lt;data name=&quot;&quot;&quot;&amp;[.A231]&amp;&quot;.title&quot;&quot; xml:space=&quot;&quot;preserve&quot;&quot;&gt; &lt;value&gt;&quot;&amp;[.B231]&amp;&quot;&lt;/value&gt; &lt;/data&gt;&quot;" office:value-type="string" office:string-value="  &lt;data name=&quot;Supplier order.title&quot; xml:space=&quot;preserve&quot;&gt; &lt;value&gt;Supplier order&lt;/value&gt; &lt;/data&gt;">
            <text:p><text:s text:c="2"/>&lt;data name="Supplier order.title" xml:space="preserve"&gt; &lt;value&gt;Supplier order&lt;/value&gt; &lt;/data&gt;</text:p>
          </table:table-cell>
          <table:table-cell table:style-name="ce19" table:formula="of:=&quot;  &lt;data name=&quot;&quot;&quot;&amp;[.A231]&amp;&quot;.title&quot;&quot; xml:space=&quot;&quot;preserve&quot;&quot;&gt; &lt;value&gt;&quot;&amp;[.C231]&amp;&quot;&lt;/value&gt; &lt;/data&gt;&quot;" office:value-type="string" office:string-value="  &lt;data name=&quot;Supplier order.title&quot; xml:space=&quot;preserve&quot;&gt; &lt;value&gt;供应商订单&lt;/value&gt; &lt;/data&gt;">
            <text:p><text:s text:c="2"/>&lt;data name="Supplier order.title" xml:space="preserve"&gt; &lt;value&gt;供应商订单&lt;/value&gt; &lt;/data&gt;</text:p>
          </table:table-cell>
          <table:table-cell table:style-name="ce6" office:value-type="string">
            <text:p><text:s/></text:p>
          </table:table-cell>
          <table:table-cell table:number-columns-repeated="250"/>
        </table:table-row>
        <table:table-row table:style-name="ro2">
          <table:table-cell table:style-name="ce20" office:value-type="string">
            <text:p>Supplier order</text:p>
          </table:table-cell>
          <table:table-cell table:style-name="ce20" office:value-type="string">
            <text:p>Update and manage delivery date for on order items for the selected project</text:p>
          </table:table-cell>
          <table:table-cell table:style-name="ce22" office:value-type="string">
            <text:p>更新<text:span text:style-name="T7">,</text:span><text:span text:style-name="T8">管理项目的产品定单送货时间</text:span></text:p>
          </table:table-cell>
          <table:table-cell table:style-name="ce20" table:formula="of:=&quot;  &lt;data name=&quot;&quot;&quot;&amp;[.A232]&amp;&quot;.description&quot;&quot; xml:space=&quot;&quot;preserve&quot;&quot;&gt; &lt;value&gt;&quot;&amp;[.B232]&amp;&quot;&lt;/value&gt; &lt;/data&gt;&quot;" office:value-type="string" office:string-value="  &lt;data name=&quot;Supplier order.description&quot; xml:space=&quot;preserve&quot;&gt; &lt;value&gt;Update and manage delivery date for on order items for the selected project&lt;/value&gt; &lt;/data&gt;">
            <text:p><text:s text:c="2"/>&lt;data name="Supplier order.description" xml:space="preserve"&gt; &lt;value&gt;Update and manage delivery date for on order items for the selected project&lt;/value&gt; &lt;/data&gt;</text:p>
          </table:table-cell>
          <table:table-cell table:style-name="ce20" table:formula="of:=&quot;  &lt;data name=&quot;&quot;&quot;&amp;[.A232]&amp;&quot;.description&quot;&quot; xml:space=&quot;&quot;preserve&quot;&quot;&gt; &lt;value&gt;&quot;&amp;[.C232]&amp;&quot;&lt;/value&gt; &lt;/data&gt;&quot;" office:value-type="string" office:string-value="  &lt;data name=&quot;Supplier order.description&quot; xml:space=&quot;preserve&quot;&gt; &lt;value&gt;更新,管理项目的产品定单送货时间&lt;/value&gt; &lt;/data&gt;">
            <text:p><text:s text:c="2"/>&lt;data name="Supplier order.description" xml:space="preserve"&gt; &lt;value&gt;更新,管理项目的产品定单送货时间&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Supplier return</text:p>
          </table:table-cell>
          <table:table-cell table:style-name="ce21" office:value-type="string">
            <text:p>供应商退货</text:p>
          </table:table-cell>
          <table:table-cell table:style-name="ce19" table:formula="of:=&quot;  &lt;data name=&quot;&quot;&quot;&amp;[.A233]&amp;&quot;.title&quot;&quot; xml:space=&quot;&quot;preserve&quot;&quot;&gt; &lt;value&gt;&quot;&amp;[.B233]&amp;&quot;&lt;/value&gt; &lt;/data&gt;&quot;" office:value-type="string" office:string-value="  &lt;data name=&quot;Supplier return.title&quot; xml:space=&quot;preserve&quot;&gt; &lt;value&gt;Supplier return&lt;/value&gt; &lt;/data&gt;">
            <text:p><text:s text:c="2"/>&lt;data name="Supplier return.title" xml:space="preserve"&gt; &lt;value&gt;Supplier return&lt;/value&gt; &lt;/data&gt;</text:p>
          </table:table-cell>
          <table:table-cell table:style-name="ce19" table:formula="of:=&quot;  &lt;data name=&quot;&quot;&quot;&amp;[.A233]&amp;&quot;.title&quot;&quot; xml:space=&quot;&quot;preserve&quot;&quot;&gt; &lt;value&gt;&quot;&amp;[.C233]&amp;&quot;&lt;/value&gt; &lt;/data&gt;&quot;" office:value-type="string" office:string-value="  &lt;data name=&quot;Supplier return.title&quot; xml:space=&quot;preserve&quot;&gt; &lt;value&gt;供应商退货&lt;/value&gt; &lt;/data&gt;">
            <text:p><text:s text:c="2"/>&lt;data name="Supplier return.title" xml:space="preserve"&gt; &lt;value&gt;供应商退货&lt;/value&gt; &lt;/data&gt;</text:p>
          </table:table-cell>
          <table:table-cell table:style-name="ce6" office:value-type="string">
            <text:p><text:s/></text:p>
          </table:table-cell>
          <table:table-cell table:number-columns-repeated="250"/>
        </table:table-row>
        <table:table-row table:style-name="ro2">
          <table:table-cell table:number-columns-repeated="2" table:style-name="ce20" office:value-type="string">
            <text:p>Supplier return</text:p>
          </table:table-cell>
          <table:table-cell table:style-name="ce22" office:value-type="string">
            <text:p>供应商退货</text:p>
          </table:table-cell>
          <table:table-cell table:style-name="ce20" table:formula="of:=&quot;  &lt;data name=&quot;&quot;&quot;&amp;[.A234]&amp;&quot;.description&quot;&quot; xml:space=&quot;&quot;preserve&quot;&quot;&gt; &lt;value&gt;&quot;&amp;[.B234]&amp;&quot;&lt;/value&gt; &lt;/data&gt;&quot;" office:value-type="string" office:string-value="  &lt;data name=&quot;Supplier return.description&quot; xml:space=&quot;preserve&quot;&gt; &lt;value&gt;Supplier return&lt;/value&gt; &lt;/data&gt;">
            <text:p><text:s text:c="2"/>&lt;data name="Supplier return.description" xml:space="preserve"&gt; &lt;value&gt;Supplier return&lt;/value&gt; &lt;/data&gt;</text:p>
          </table:table-cell>
          <table:table-cell table:style-name="ce20" table:formula="of:=&quot;  &lt;data name=&quot;&quot;&quot;&amp;[.A234]&amp;&quot;.description&quot;&quot; xml:space=&quot;&quot;preserve&quot;&quot;&gt; &lt;value&gt;&quot;&amp;[.C234]&amp;&quot;&lt;/value&gt; &lt;/data&gt;&quot;" office:value-type="string" office:string-value="  &lt;data name=&quot;Supplier return.description&quot; xml:space=&quot;preserve&quot;&gt; &lt;value&gt;供应商退货&lt;/value&gt; &lt;/data&gt;">
            <text:p><text:s text:c="2"/>&lt;data name="Supplier return.description" xml:space="preserve"&gt; &lt;value&gt;供应商退货&lt;/value&gt; &lt;/data&gt;</text:p>
          </table:table-cell>
          <table:table-cell table:style-name="ce6" office:value-type="string">
            <text:p><text:s/></text:p>
          </table:table-cell>
          <table:table-cell table:number-columns-repeated="250"/>
        </table:table-row>
        <table:table-row table:style-name="ro2">
          <table:table-cell table:style-name="ce19" office:value-type="string">
            <text:p>Supplier return2</text:p>
          </table:table-cell>
          <table:table-cell table:style-name="ce19" office:value-type="string">
            <text:p>Supplier return</text:p>
          </table:table-cell>
          <table:table-cell table:style-name="ce21" office:value-type="string">
            <text:p>供应商退货</text:p>
          </table:table-cell>
          <table:table-cell table:style-name="ce19" table:formula="of:=&quot;  &lt;data name=&quot;&quot;&quot;&amp;[.A235]&amp;&quot;.title&quot;&quot; xml:space=&quot;&quot;preserve&quot;&quot;&gt; &lt;value&gt;&quot;&amp;[.B235]&amp;&quot;&lt;/value&gt; &lt;/data&gt;&quot;" office:value-type="string" office:string-value="  &lt;data name=&quot;Supplier return2.title&quot; xml:space=&quot;preserve&quot;&gt; &lt;value&gt;Supplier return&lt;/value&gt; &lt;/data&gt;">
            <text:p><text:s text:c="2"/>&lt;data name="Supplier return2.title" xml:space="preserve"&gt; &lt;value&gt;Supplier return&lt;/value&gt; &lt;/data&gt;</text:p>
          </table:table-cell>
          <table:table-cell table:style-name="ce19" table:formula="of:=&quot;  &lt;data name=&quot;&quot;&quot;&amp;[.A235]&amp;&quot;.title&quot;&quot; xml:space=&quot;&quot;preserve&quot;&quot;&gt; &lt;value&gt;&quot;&amp;[.C235]&amp;&quot;&lt;/value&gt; &lt;/data&gt;&quot;" office:value-type="string" office:string-value="  &lt;data name=&quot;Supplier return2.title&quot; xml:space=&quot;preserve&quot;&gt; &lt;value&gt;供应商退货&lt;/value&gt; &lt;/data&gt;">
            <text:p><text:s text:c="2"/>&lt;data name="Supplier return2.title" xml:space="preserve"&gt; &lt;value&gt;供应商退货&lt;/value&gt; &lt;/data&gt;</text:p>
          </table:table-cell>
          <table:table-cell table:style-name="ce6" office:value-type="string">
            <text:p><text:s/></text:p>
          </table:table-cell>
          <table:table-cell table:number-columns-repeated="250"/>
        </table:table-row>
        <table:table-row table:style-name="ro2">
          <table:table-cell table:style-name="ce20" office:value-type="string">
            <text:p>Supplier return2</text:p>
          </table:table-cell>
          <table:table-cell table:style-name="ce20" office:value-type="string">
            <text:p>Supplier return</text:p>
          </table:table-cell>
          <table:table-cell table:style-name="ce22" office:value-type="string">
            <text:p>供应商退货</text:p>
          </table:table-cell>
          <table:table-cell table:style-name="ce20" table:formula="of:=&quot;  &lt;data name=&quot;&quot;&quot;&amp;[.A236]&amp;&quot;.description&quot;&quot; xml:space=&quot;&quot;preserve&quot;&quot;&gt; &lt;value&gt;&quot;&amp;[.B236]&amp;&quot;&lt;/value&gt; &lt;/data&gt;&quot;" office:value-type="string" office:string-value="  &lt;data name=&quot;Supplier return2.description&quot; xml:space=&quot;preserve&quot;&gt; &lt;value&gt;Supplier return&lt;/value&gt; &lt;/data&gt;">
            <text:p><text:s text:c="2"/>&lt;data name="Supplier return2.description" xml:space="preserve"&gt; &lt;value&gt;Supplier return&lt;/value&gt; &lt;/data&gt;</text:p>
          </table:table-cell>
          <table:table-cell table:style-name="ce20" table:formula="of:=&quot;  &lt;data name=&quot;&quot;&quot;&amp;[.A236]&amp;&quot;.description&quot;&quot; xml:space=&quot;&quot;preserve&quot;&quot;&gt; &lt;value&gt;&quot;&amp;[.C236]&amp;&quot;&lt;/value&gt; &lt;/data&gt;&quot;" office:value-type="string" office:string-value="  &lt;data name=&quot;Supplier return2.description&quot; xml:space=&quot;preserve&quot;&gt; &lt;value&gt;供应商退货&lt;/value&gt; &lt;/data&gt;">
            <text:p><text:s text:c="2"/>&lt;data name="Supplier return2.description" xml:space="preserve"&gt; &lt;value&gt;供应商退货&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Till</text:p>
          </table:table-cell>
          <table:table-cell table:style-name="ce21" office:value-type="string">
            <text:p>收银机</text:p>
          </table:table-cell>
          <table:table-cell table:style-name="ce19" table:formula="of:=&quot;  &lt;data name=&quot;&quot;&quot;&amp;[.A237]&amp;&quot;.title&quot;&quot; xml:space=&quot;&quot;preserve&quot;&quot;&gt; &lt;value&gt;&quot;&amp;[.B237]&amp;&quot;&lt;/value&gt; &lt;/data&gt;&quot;" office:value-type="string" office:string-value="  &lt;data name=&quot;Till.title&quot; xml:space=&quot;preserve&quot;&gt; &lt;value&gt;Till&lt;/value&gt; &lt;/data&gt;">
            <text:p><text:s text:c="2"/>&lt;data name="Till.title" xml:space="preserve"&gt; &lt;value&gt;Till&lt;/value&gt; &lt;/data&gt;</text:p>
          </table:table-cell>
          <table:table-cell table:style-name="ce19" table:formula="of:=&quot;  &lt;data name=&quot;&quot;&quot;&amp;[.A237]&amp;&quot;.title&quot;&quot; xml:space=&quot;&quot;preserve&quot;&quot;&gt; &lt;value&gt;&quot;&amp;[.C237]&amp;&quot;&lt;/value&gt; &lt;/data&gt;&quot;" office:value-type="string" office:string-value="  &lt;data name=&quot;Till.title&quot; xml:space=&quot;preserve&quot;&gt; &lt;value&gt;收银机&lt;/value&gt; &lt;/data&gt;">
            <text:p><text:s text:c="2"/>&lt;data name="Till.title" xml:space="preserve"&gt; &lt;value&gt;收银机&lt;/value&gt; &lt;/data&gt;</text:p>
          </table:table-cell>
          <table:table-cell table:style-name="ce6" office:value-type="string">
            <text:p><text:s/></text:p>
          </table:table-cell>
          <table:table-cell table:number-columns-repeated="250"/>
        </table:table-row>
        <table:table-row table:style-name="ro2">
          <table:table-cell table:style-name="ce20" office:value-type="string">
            <text:p>Till</text:p>
          </table:table-cell>
          <table:table-cell table:number-columns-repeated="2" table:style-name="ce20" office:value-type="string">
            <text:p>Register direct sales and customer orders</text:p>
          </table:table-cell>
          <table:table-cell table:style-name="ce20" table:formula="of:=&quot;  &lt;data name=&quot;&quot;&quot;&amp;[.A238]&amp;&quot;.description&quot;&quot; xml:space=&quot;&quot;preserve&quot;&quot;&gt; &lt;value&gt;&quot;&amp;[.B238]&amp;&quot;&lt;/value&gt; &lt;/data&gt;&quot;" office:value-type="string" office:string-value="  &lt;data name=&quot;Till.description&quot; xml:space=&quot;preserve&quot;&gt; &lt;value&gt;Register direct sales and customer orders&lt;/value&gt; &lt;/data&gt;">
            <text:p><text:s text:c="2"/>&lt;data name="Till.description" xml:space="preserve"&gt; &lt;value&gt;Register direct sales and customer orders&lt;/value&gt; &lt;/data&gt;</text:p>
          </table:table-cell>
          <table:table-cell table:style-name="ce20" table:formula="of:=&quot;  &lt;data name=&quot;&quot;&quot;&amp;[.A238]&amp;&quot;.description&quot;&quot; xml:space=&quot;&quot;preserve&quot;&quot;&gt; &lt;value&gt;&quot;&amp;[.C238]&amp;&quot;&lt;/value&gt; &lt;/data&gt;&quot;" office:value-type="string" office:string-value="  &lt;data name=&quot;Till.description&quot; xml:space=&quot;preserve&quot;&gt; &lt;value&gt;Register direct sales and customer orders&lt;/value&gt; &lt;/data&gt;">
            <text:p><text:s text:c="2"/>&lt;data name="Till.description" xml:space="preserve"&gt; &lt;value&gt;Register direct sales and customer orders&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Transfer</text:p>
          </table:table-cell>
          <table:table-cell table:style-name="ce21" office:value-type="string">
            <text:p>调拨</text:p>
          </table:table-cell>
          <table:table-cell table:style-name="ce19" table:formula="of:=&quot;  &lt;data name=&quot;&quot;&quot;&amp;[.A239]&amp;&quot;.title&quot;&quot; xml:space=&quot;&quot;preserve&quot;&quot;&gt; &lt;value&gt;&quot;&amp;[.B239]&amp;&quot;&lt;/value&gt; &lt;/data&gt;&quot;" office:value-type="string" office:string-value="  &lt;data name=&quot;Transfer.title&quot; xml:space=&quot;preserve&quot;&gt; &lt;value&gt;Transfer&lt;/value&gt; &lt;/data&gt;">
            <text:p><text:s text:c="2"/>&lt;data name="Transfer.title" xml:space="preserve"&gt; &lt;value&gt;Transfer&lt;/value&gt; &lt;/data&gt;</text:p>
          </table:table-cell>
          <table:table-cell table:style-name="ce19" table:formula="of:=&quot;  &lt;data name=&quot;&quot;&quot;&amp;[.A239]&amp;&quot;.title&quot;&quot; xml:space=&quot;&quot;preserve&quot;&quot;&gt; &lt;value&gt;&quot;&amp;[.C239]&amp;&quot;&lt;/value&gt; &lt;/data&gt;&quot;" office:value-type="string" office:string-value="  &lt;data name=&quot;Transfer.title&quot; xml:space=&quot;preserve&quot;&gt; &lt;value&gt;调拨&lt;/value&gt; &lt;/data&gt;">
            <text:p><text:s text:c="2"/>&lt;data name="Transfer.title" xml:space="preserve"&gt; &lt;value&gt;调拨&lt;/value&gt; &lt;/data&gt;</text:p>
          </table:table-cell>
          <table:table-cell table:style-name="ce6" office:value-type="string">
            <text:p><text:s/></text:p>
          </table:table-cell>
          <table:table-cell table:number-columns-repeated="250"/>
        </table:table-row>
        <table:table-row table:style-name="ro2">
          <table:table-cell table:style-name="ce20" office:value-type="string">
            <text:p>Transfer</text:p>
          </table:table-cell>
          <table:table-cell table:style-name="ce20" office:value-type="string">
            <text:p>Manage transfers between store</text:p>
          </table:table-cell>
          <table:table-cell table:style-name="ce22" office:value-type="string">
            <text:p>管理商店调拨</text:p>
          </table:table-cell>
          <table:table-cell table:style-name="ce20" table:formula="of:=&quot;  &lt;data name=&quot;&quot;&quot;&amp;[.A240]&amp;&quot;.description&quot;&quot; xml:space=&quot;&quot;preserve&quot;&quot;&gt; &lt;value&gt;&quot;&amp;[.B240]&amp;&quot;&lt;/value&gt; &lt;/data&gt;&quot;" office:value-type="string" office:string-value="  &lt;data name=&quot;Transfer.description&quot; xml:space=&quot;preserve&quot;&gt; &lt;value&gt;Manage transfers between store&lt;/value&gt; &lt;/data&gt;">
            <text:p><text:s text:c="2"/>&lt;data name="Transfer.description" xml:space="preserve"&gt; &lt;value&gt;Manage transfers between store&lt;/value&gt; &lt;/data&gt;</text:p>
          </table:table-cell>
          <table:table-cell table:style-name="ce20" table:formula="of:=&quot;  &lt;data name=&quot;&quot;&quot;&amp;[.A240]&amp;&quot;.description&quot;&quot; xml:space=&quot;&quot;preserve&quot;&quot;&gt; &lt;value&gt;&quot;&amp;[.C240]&amp;&quot;&lt;/value&gt; &lt;/data&gt;&quot;" office:value-type="string" office:string-value="  &lt;data name=&quot;Transfer.description&quot; xml:space=&quot;preserve&quot;&gt; &lt;value&gt;管理商店调拨&lt;/value&gt; &lt;/data&gt;">
            <text:p><text:s text:c="2"/>&lt;data name="Transfer.description" xml:space="preserve"&gt; &lt;value&gt;管理商店调拨&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Typology</text:p>
          </table:table-cell>
          <table:table-cell table:style-name="ce21" office:value-type="string">
            <text:p>商品目录</text:p>
          </table:table-cell>
          <table:table-cell table:style-name="ce19" table:formula="of:=&quot;  &lt;data name=&quot;&quot;&quot;&amp;[.A241]&amp;&quot;.title&quot;&quot; xml:space=&quot;&quot;preserve&quot;&quot;&gt; &lt;value&gt;&quot;&amp;[.B241]&amp;&quot;&lt;/value&gt; &lt;/data&gt;&quot;" office:value-type="string" office:string-value="  &lt;data name=&quot;Typology.title&quot; xml:space=&quot;preserve&quot;&gt; &lt;value&gt;Typology&lt;/value&gt; &lt;/data&gt;">
            <text:p><text:s text:c="2"/>&lt;data name="Typology.title" xml:space="preserve"&gt; &lt;value&gt;Typology&lt;/value&gt; &lt;/data&gt;</text:p>
          </table:table-cell>
          <table:table-cell table:style-name="ce19" table:formula="of:=&quot;  &lt;data name=&quot;&quot;&quot;&amp;[.A241]&amp;&quot;.title&quot;&quot; xml:space=&quot;&quot;preserve&quot;&quot;&gt; &lt;value&gt;&quot;&amp;[.C241]&amp;&quot;&lt;/value&gt; &lt;/data&gt;&quot;" office:value-type="string" office:string-value="  &lt;data name=&quot;Typology.title&quot; xml:space=&quot;preserve&quot;&gt; &lt;value&gt;商品目录&lt;/value&gt; &lt;/data&gt;">
            <text:p><text:s text:c="2"/>&lt;data name="Typology.title" xml:space="preserve"&gt; &lt;value&gt;商品目录&lt;/value&gt; &lt;/data&gt;</text:p>
          </table:table-cell>
          <table:table-cell table:style-name="ce6" office:value-type="string">
            <text:p><text:s/></text:p>
          </table:table-cell>
          <table:table-cell table:number-columns-repeated="250"/>
        </table:table-row>
        <table:table-row table:style-name="ro2">
          <table:table-cell table:number-columns-repeated="3" table:style-name="ce20" office:value-type="string">
            <text:p>Typology</text:p>
          </table:table-cell>
          <table:table-cell table:style-name="ce20" table:formula="of:=&quot;  &lt;data name=&quot;&quot;&quot;&amp;[.A242]&amp;&quot;.description&quot;&quot; xml:space=&quot;&quot;preserve&quot;&quot;&gt; &lt;value&gt;&quot;&amp;[.B242]&amp;&quot;&lt;/value&gt; &lt;/data&gt;&quot;" office:value-type="string" office:string-value="  &lt;data name=&quot;Typology.description&quot; xml:space=&quot;preserve&quot;&gt; &lt;value&gt;Typology&lt;/value&gt; &lt;/data&gt;">
            <text:p><text:s text:c="2"/>&lt;data name="Typology.description" xml:space="preserve"&gt; &lt;value&gt;Typology&lt;/value&gt; &lt;/data&gt;</text:p>
          </table:table-cell>
          <table:table-cell table:style-name="ce20" table:formula="of:=&quot;  &lt;data name=&quot;&quot;&quot;&amp;[.A242]&amp;&quot;.description&quot;&quot; xml:space=&quot;&quot;preserve&quot;&quot;&gt; &lt;value&gt;&quot;&amp;[.C242]&amp;&quot;&lt;/value&gt; &lt;/data&gt;&quot;" office:value-type="string" office:string-value="  &lt;data name=&quot;Typology.description&quot; xml:space=&quot;preserve&quot;&gt; &lt;value&gt;Typology&lt;/value&gt; &lt;/data&gt;">
            <text:p><text:s text:c="2"/>&lt;data name="Typology.description" xml:space="preserve"&gt; &lt;value&gt;Typology&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Typology update</text:p>
          </table:table-cell>
          <table:table-cell table:style-name="ce21" office:value-type="string">
            <text:p>商品目录更新</text:p>
          </table:table-cell>
          <table:table-cell table:style-name="ce19" table:formula="of:=&quot;  &lt;data name=&quot;&quot;&quot;&amp;[.A243]&amp;&quot;.title&quot;&quot; xml:space=&quot;&quot;preserve&quot;&quot;&gt; &lt;value&gt;&quot;&amp;[.B243]&amp;&quot;&lt;/value&gt; &lt;/data&gt;&quot;" office:value-type="string" office:string-value="  &lt;data name=&quot;Typology update.title&quot; xml:space=&quot;preserve&quot;&gt; &lt;value&gt;Typology update&lt;/value&gt; &lt;/data&gt;">
            <text:p><text:s text:c="2"/>&lt;data name="Typology update.title" xml:space="preserve"&gt; &lt;value&gt;Typology update&lt;/value&gt; &lt;/data&gt;</text:p>
          </table:table-cell>
          <table:table-cell table:style-name="ce19" table:formula="of:=&quot;  &lt;data name=&quot;&quot;&quot;&amp;[.A243]&amp;&quot;.title&quot;&quot; xml:space=&quot;&quot;preserve&quot;&quot;&gt; &lt;value&gt;&quot;&amp;[.C243]&amp;&quot;&lt;/value&gt; &lt;/data&gt;&quot;" office:value-type="string" office:string-value="  &lt;data name=&quot;Typology update.title&quot; xml:space=&quot;preserve&quot;&gt; &lt;value&gt;商品目录更新&lt;/value&gt; &lt;/data&gt;">
            <text:p><text:s text:c="2"/>&lt;data name="Typology update.title" xml:space="preserve"&gt; &lt;value&gt;商品目录更新&lt;/value&gt; &lt;/data&gt;</text:p>
          </table:table-cell>
          <table:table-cell table:style-name="ce6" office:value-type="string">
            <text:p><text:s/></text:p>
          </table:table-cell>
          <table:table-cell table:number-columns-repeated="250"/>
        </table:table-row>
        <table:table-row table:style-name="ro2">
          <table:table-cell table:number-columns-repeated="2" table:style-name="ce20" office:value-type="string">
            <text:p>Typology update</text:p>
          </table:table-cell>
          <table:table-cell table:style-name="ce22" office:value-type="string">
            <text:p>商品目录更新</text:p>
          </table:table-cell>
          <table:table-cell table:style-name="ce20" table:formula="of:=&quot;  &lt;data name=&quot;&quot;&quot;&amp;[.A244]&amp;&quot;.description&quot;&quot; xml:space=&quot;&quot;preserve&quot;&quot;&gt; &lt;value&gt;&quot;&amp;[.B244]&amp;&quot;&lt;/value&gt; &lt;/data&gt;&quot;" office:value-type="string" office:string-value="  &lt;data name=&quot;Typology update.description&quot; xml:space=&quot;preserve&quot;&gt; &lt;value&gt;Typology update&lt;/value&gt; &lt;/data&gt;">
            <text:p><text:s text:c="2"/>&lt;data name="Typology update.description" xml:space="preserve"&gt; &lt;value&gt;Typology update&lt;/value&gt; &lt;/data&gt;</text:p>
          </table:table-cell>
          <table:table-cell table:style-name="ce20" table:formula="of:=&quot;  &lt;data name=&quot;&quot;&quot;&amp;[.A244]&amp;&quot;.description&quot;&quot; xml:space=&quot;&quot;preserve&quot;&quot;&gt; &lt;value&gt;&quot;&amp;[.C244]&amp;&quot;&lt;/value&gt; &lt;/data&gt;&quot;" office:value-type="string" office:string-value="  &lt;data name=&quot;Typology update.description&quot; xml:space=&quot;preserve&quot;&gt; &lt;value&gt;商品目录更新&lt;/value&gt; &lt;/data&gt;">
            <text:p><text:s text:c="2"/>&lt;data name="Typology update.description" xml:space="preserve"&gt; &lt;value&gt;商品目录更新&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Upload prospect</text:p>
          </table:table-cell>
          <table:table-cell table:style-name="ce21" office:value-type="string">
            <text:p>上传潜在顾客</text:p>
          </table:table-cell>
          <table:table-cell table:style-name="ce19" table:formula="of:=&quot;  &lt;data name=&quot;&quot;&quot;&amp;[.A245]&amp;&quot;.title&quot;&quot; xml:space=&quot;&quot;preserve&quot;&quot;&gt; &lt;value&gt;&quot;&amp;[.B245]&amp;&quot;&lt;/value&gt; &lt;/data&gt;&quot;" office:value-type="string" office:string-value="  &lt;data name=&quot;Upload prospect.title&quot; xml:space=&quot;preserve&quot;&gt; &lt;value&gt;Upload prospect&lt;/value&gt; &lt;/data&gt;">
            <text:p><text:s text:c="2"/>&lt;data name="Upload prospect.title" xml:space="preserve"&gt; &lt;value&gt;Upload prospect&lt;/value&gt; &lt;/data&gt;</text:p>
          </table:table-cell>
          <table:table-cell table:style-name="ce19" table:formula="of:=&quot;  &lt;data name=&quot;&quot;&quot;&amp;[.A245]&amp;&quot;.title&quot;&quot; xml:space=&quot;&quot;preserve&quot;&quot;&gt; &lt;value&gt;&quot;&amp;[.C245]&amp;&quot;&lt;/value&gt; &lt;/data&gt;&quot;" office:value-type="string" office:string-value="  &lt;data name=&quot;Upload prospect.title&quot; xml:space=&quot;preserve&quot;&gt; &lt;value&gt;上传潜在顾客&lt;/value&gt; &lt;/data&gt;">
            <text:p><text:s text:c="2"/>&lt;data name="Upload prospect.title" xml:space="preserve"&gt; &lt;value&gt;上传潜在顾客&lt;/value&gt; &lt;/data&gt;</text:p>
          </table:table-cell>
          <table:table-cell table:style-name="ce6" office:value-type="string">
            <text:p><text:s/></text:p>
          </table:table-cell>
          <table:table-cell table:number-columns-repeated="250"/>
        </table:table-row>
        <table:table-row table:style-name="ro2">
          <table:table-cell table:number-columns-repeated="2" table:style-name="ce20" office:value-type="string">
            <text:p>Upload prospect</text:p>
          </table:table-cell>
          <table:table-cell table:style-name="ce22" office:value-type="string">
            <text:p>上传潜在顾客</text:p>
          </table:table-cell>
          <table:table-cell table:style-name="ce20" table:formula="of:=&quot;  &lt;data name=&quot;&quot;&quot;&amp;[.A246]&amp;&quot;.description&quot;&quot; xml:space=&quot;&quot;preserve&quot;&quot;&gt; &lt;value&gt;&quot;&amp;[.B246]&amp;&quot;&lt;/value&gt; &lt;/data&gt;&quot;" office:value-type="string" office:string-value="  &lt;data name=&quot;Upload prospect.description&quot; xml:space=&quot;preserve&quot;&gt; &lt;value&gt;Upload prospect&lt;/value&gt; &lt;/data&gt;">
            <text:p><text:s text:c="2"/>&lt;data name="Upload prospect.description" xml:space="preserve"&gt; &lt;value&gt;Upload prospect&lt;/value&gt; &lt;/data&gt;</text:p>
          </table:table-cell>
          <table:table-cell table:style-name="ce20" table:formula="of:=&quot;  &lt;data name=&quot;&quot;&quot;&amp;[.A246]&amp;&quot;.description&quot;&quot; xml:space=&quot;&quot;preserve&quot;&quot;&gt; &lt;value&gt;&quot;&amp;[.C246]&amp;&quot;&lt;/value&gt; &lt;/data&gt;&quot;" office:value-type="string" office:string-value="  &lt;data name=&quot;Upload prospect.description&quot; xml:space=&quot;preserve&quot;&gt; &lt;value&gt;上传潜在顾客&lt;/value&gt; &lt;/data&gt;">
            <text:p><text:s text:c="2"/>&lt;data name="Upload prospect.description" xml:space="preserve"&gt; &lt;value&gt;上传潜在顾客&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User's role</text:p>
          </table:table-cell>
          <table:table-cell table:style-name="ce21" office:value-type="string">
            <text:p>用户组</text:p>
          </table:table-cell>
          <table:table-cell table:style-name="ce19" table:formula="of:=&quot;  &lt;data name=&quot;&quot;&quot;&amp;[.A247]&amp;&quot;.title&quot;&quot; xml:space=&quot;&quot;preserve&quot;&quot;&gt; &lt;value&gt;&quot;&amp;[.B247]&amp;&quot;&lt;/value&gt; &lt;/data&gt;&quot;" office:value-type="string" office:string-value="  &lt;data name=&quot;User's role.title&quot; xml:space=&quot;preserve&quot;&gt; &lt;value&gt;User's role&lt;/value&gt; &lt;/data&gt;">
            <text:p><text:s text:c="2"/>&lt;data name="User's role.title" xml:space="preserve"&gt; &lt;value&gt;User's role&lt;/value&gt; &lt;/data&gt;</text:p>
          </table:table-cell>
          <table:table-cell table:style-name="ce19" table:formula="of:=&quot;  &lt;data name=&quot;&quot;&quot;&amp;[.A247]&amp;&quot;.title&quot;&quot; xml:space=&quot;&quot;preserve&quot;&quot;&gt; &lt;value&gt;&quot;&amp;[.C247]&amp;&quot;&lt;/value&gt; &lt;/data&gt;&quot;" office:value-type="string" office:string-value="  &lt;data name=&quot;User's role.title&quot; xml:space=&quot;preserve&quot;&gt; &lt;value&gt;用户组&lt;/value&gt; &lt;/data&gt;">
            <text:p><text:s text:c="2"/>&lt;data name="User's role.title" xml:space="preserve"&gt; &lt;value&gt;用户组&lt;/value&gt; &lt;/data&gt;</text:p>
          </table:table-cell>
          <table:table-cell table:style-name="ce6" office:value-type="string">
            <text:p><text:s/></text:p>
          </table:table-cell>
          <table:table-cell table:number-columns-repeated="250"/>
        </table:table-row>
        <table:table-row table:style-name="ro2">
          <table:table-cell table:style-name="ce20" office:value-type="string">
            <text:p>User's role</text:p>
          </table:table-cell>
          <table:table-cell table:style-name="ce20" office:value-type="string">
            <text:p>Define roles for users</text:p>
          </table:table-cell>
          <table:table-cell table:style-name="ce22" office:value-type="string">
            <text:p>设定用户者职位</text:p>
          </table:table-cell>
          <table:table-cell table:style-name="ce20" table:formula="of:=&quot;  &lt;data name=&quot;&quot;&quot;&amp;[.A248]&amp;&quot;.description&quot;&quot; xml:space=&quot;&quot;preserve&quot;&quot;&gt; &lt;value&gt;&quot;&amp;[.B248]&amp;&quot;&lt;/value&gt; &lt;/data&gt;&quot;" office:value-type="string" office:string-value="  &lt;data name=&quot;User's role.description&quot; xml:space=&quot;preserve&quot;&gt; &lt;value&gt;Define roles for users&lt;/value&gt; &lt;/data&gt;">
            <text:p><text:s text:c="2"/>&lt;data name="User's role.description" xml:space="preserve"&gt; &lt;value&gt;Define roles for users&lt;/value&gt; &lt;/data&gt;</text:p>
          </table:table-cell>
          <table:table-cell table:style-name="ce20" table:formula="of:=&quot;  &lt;data name=&quot;&quot;&quot;&amp;[.A248]&amp;&quot;.description&quot;&quot; xml:space=&quot;&quot;preserve&quot;&quot;&gt; &lt;value&gt;&quot;&amp;[.C248]&amp;&quot;&lt;/value&gt; &lt;/data&gt;&quot;" office:value-type="string" office:string-value="  &lt;data name=&quot;User's role.description&quot; xml:space=&quot;preserve&quot;&gt; &lt;value&gt;设定用户者职位&lt;/value&gt; &lt;/data&gt;">
            <text:p><text:s text:c="2"/>&lt;data name="User's role.description" xml:space="preserve"&gt; &lt;value&gt;设定用户者职位&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VIP card</text:p>
          </table:table-cell>
          <table:table-cell table:style-name="ce19" office:value-type="string">
            <text:p>VIP <text:span text:style-name="T8">卡</text:span></text:p>
          </table:table-cell>
          <table:table-cell table:style-name="ce19" table:formula="of:=&quot;  &lt;data name=&quot;&quot;&quot;&amp;[.A249]&amp;&quot;.title&quot;&quot; xml:space=&quot;&quot;preserve&quot;&quot;&gt; &lt;value&gt;&quot;&amp;[.B249]&amp;&quot;&lt;/value&gt; &lt;/data&gt;&quot;" office:value-type="string" office:string-value="  &lt;data name=&quot;VIP card.title&quot; xml:space=&quot;preserve&quot;&gt; &lt;value&gt;VIP card&lt;/value&gt; &lt;/data&gt;">
            <text:p><text:s text:c="2"/>&lt;data name="VIP card.title" xml:space="preserve"&gt; &lt;value&gt;VIP card&lt;/value&gt; &lt;/data&gt;</text:p>
          </table:table-cell>
          <table:table-cell table:style-name="ce19" table:formula="of:=&quot;  &lt;data name=&quot;&quot;&quot;&amp;[.A249]&amp;&quot;.title&quot;&quot; xml:space=&quot;&quot;preserve&quot;&quot;&gt; &lt;value&gt;&quot;&amp;[.C249]&amp;&quot;&lt;/value&gt; &lt;/data&gt;&quot;" office:value-type="string" office:string-value="  &lt;data name=&quot;VIP card.title&quot; xml:space=&quot;preserve&quot;&gt; &lt;value&gt;VIP 卡&lt;/value&gt; &lt;/data&gt;">
            <text:p><text:s text:c="2"/>&lt;data name="VIP card.title" xml:space="preserve"&gt; &lt;value&gt;VIP 卡&lt;/value&gt; &lt;/data&gt;</text:p>
          </table:table-cell>
          <table:table-cell table:style-name="ce6" office:value-type="string">
            <text:p><text:s/></text:p>
          </table:table-cell>
          <table:table-cell table:number-columns-repeated="250"/>
        </table:table-row>
        <table:table-row table:style-name="ro2">
          <table:table-cell table:style-name="ce20" office:value-type="string">
            <text:p>VIP card</text:p>
          </table:table-cell>
          <table:table-cell table:style-name="ce20" office:value-type="string">
            <text:p>Print VIP card</text:p>
          </table:table-cell>
          <table:table-cell table:style-name="ce22" office:value-type="string">
            <text:p>打印<text:span text:style-name="T7">VIP</text:span><text:span text:style-name="T8">卡</text:span></text:p>
          </table:table-cell>
          <table:table-cell table:style-name="ce20" table:formula="of:=&quot;  &lt;data name=&quot;&quot;&quot;&amp;[.A250]&amp;&quot;.description&quot;&quot; xml:space=&quot;&quot;preserve&quot;&quot;&gt; &lt;value&gt;&quot;&amp;[.B250]&amp;&quot;&lt;/value&gt; &lt;/data&gt;&quot;" office:value-type="string" office:string-value="  &lt;data name=&quot;VIP card.description&quot; xml:space=&quot;preserve&quot;&gt; &lt;value&gt;Print VIP card&lt;/value&gt; &lt;/data&gt;">
            <text:p><text:s text:c="2"/>&lt;data name="VIP card.description" xml:space="preserve"&gt; &lt;value&gt;Print VIP card&lt;/value&gt; &lt;/data&gt;</text:p>
          </table:table-cell>
          <table:table-cell table:style-name="ce20" table:formula="of:=&quot;  &lt;data name=&quot;&quot;&quot;&amp;[.A250]&amp;&quot;.description&quot;&quot; xml:space=&quot;&quot;preserve&quot;&quot;&gt; &lt;value&gt;&quot;&amp;[.C250]&amp;&quot;&lt;/value&gt; &lt;/data&gt;&quot;" office:value-type="string" office:string-value="  &lt;data name=&quot;VIP card.description&quot; xml:space=&quot;preserve&quot;&gt; &lt;value&gt;打印VIP卡&lt;/value&gt; &lt;/data&gt;">
            <text:p><text:s text:c="2"/>&lt;data name="VIP card.description" xml:space="preserve"&gt; &lt;value&gt;打印VIP卡&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VIP extension</text:p>
          </table:table-cell>
          <table:table-cell table:style-name="ce19" office:value-type="string">
            <text:p>VIP <text:span text:style-name="T8">卡到期延续</text:span></text:p>
          </table:table-cell>
          <table:table-cell table:style-name="ce19" table:formula="of:=&quot;  &lt;data name=&quot;&quot;&quot;&amp;[.A251]&amp;&quot;.title&quot;&quot; xml:space=&quot;&quot;preserve&quot;&quot;&gt; &lt;value&gt;&quot;&amp;[.B251]&amp;&quot;&lt;/value&gt; &lt;/data&gt;&quot;" office:value-type="string" office:string-value="  &lt;data name=&quot;VIP extension.title&quot; xml:space=&quot;preserve&quot;&gt; &lt;value&gt;VIP extension&lt;/value&gt; &lt;/data&gt;">
            <text:p><text:s text:c="2"/>&lt;data name="VIP extension.title" xml:space="preserve"&gt; &lt;value&gt;VIP extension&lt;/value&gt; &lt;/data&gt;</text:p>
          </table:table-cell>
          <table:table-cell table:style-name="ce19" table:formula="of:=&quot;  &lt;data name=&quot;&quot;&quot;&amp;[.A251]&amp;&quot;.title&quot;&quot; xml:space=&quot;&quot;preserve&quot;&quot;&gt; &lt;value&gt;&quot;&amp;[.C251]&amp;&quot;&lt;/value&gt; &lt;/data&gt;&quot;" office:value-type="string" office:string-value="  &lt;data name=&quot;VIP extension.title&quot; xml:space=&quot;preserve&quot;&gt; &lt;value&gt;VIP 卡到期延续&lt;/value&gt; &lt;/data&gt;">
            <text:p><text:s text:c="2"/>&lt;data name="VIP extension.title" xml:space="preserve"&gt; &lt;value&gt;VIP 卡到期延续&lt;/value&gt; &lt;/data&gt;</text:p>
          </table:table-cell>
          <table:table-cell table:style-name="ce6" office:value-type="string">
            <text:p><text:s/></text:p>
          </table:table-cell>
          <table:table-cell table:number-columns-repeated="250"/>
        </table:table-row>
        <table:table-row table:style-name="ro2">
          <table:table-cell table:number-columns-repeated="2" table:style-name="ce20" office:value-type="string">
            <text:p>VIP extension</text:p>
          </table:table-cell>
          <table:table-cell table:style-name="ce20" office:value-type="string">
            <text:p>VIP <text:span text:style-name="T8">卡到期延续</text:span></text:p>
          </table:table-cell>
          <table:table-cell table:style-name="ce20" table:formula="of:=&quot;  &lt;data name=&quot;&quot;&quot;&amp;[.A252]&amp;&quot;.description&quot;&quot; xml:space=&quot;&quot;preserve&quot;&quot;&gt; &lt;value&gt;&quot;&amp;[.B252]&amp;&quot;&lt;/value&gt; &lt;/data&gt;&quot;" office:value-type="string" office:string-value="  &lt;data name=&quot;VIP extension.description&quot; xml:space=&quot;preserve&quot;&gt; &lt;value&gt;VIP extension&lt;/value&gt; &lt;/data&gt;">
            <text:p><text:s text:c="2"/>&lt;data name="VIP extension.description" xml:space="preserve"&gt; &lt;value&gt;VIP extension&lt;/value&gt; &lt;/data&gt;</text:p>
          </table:table-cell>
          <table:table-cell table:style-name="ce20" table:formula="of:=&quot;  &lt;data name=&quot;&quot;&quot;&amp;[.A252]&amp;&quot;.description&quot;&quot; xml:space=&quot;&quot;preserve&quot;&quot;&gt; &lt;value&gt;&quot;&amp;[.C252]&amp;&quot;&lt;/value&gt; &lt;/data&gt;&quot;" office:value-type="string" office:string-value="  &lt;data name=&quot;VIP extension.description&quot; xml:space=&quot;preserve&quot;&gt; &lt;value&gt;VIP 卡到期延续&lt;/value&gt; &lt;/data&gt;">
            <text:p><text:s text:c="2"/>&lt;data name="VIP extension.description" xml:space="preserve"&gt; &lt;value&gt;VIP 卡到期延续&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Visitor</text:p>
          </table:table-cell>
          <table:table-cell table:style-name="ce21" office:value-type="string">
            <text:p>访客</text:p>
          </table:table-cell>
          <table:table-cell table:style-name="ce19" table:formula="of:=&quot;  &lt;data name=&quot;&quot;&quot;&amp;[.A253]&amp;&quot;.title&quot;&quot; xml:space=&quot;&quot;preserve&quot;&quot;&gt; &lt;value&gt;&quot;&amp;[.B253]&amp;&quot;&lt;/value&gt; &lt;/data&gt;&quot;" office:value-type="string" office:string-value="  &lt;data name=&quot;Visitor.title&quot; xml:space=&quot;preserve&quot;&gt; &lt;value&gt;Visitor&lt;/value&gt; &lt;/data&gt;">
            <text:p><text:s text:c="2"/>&lt;data name="Visitor.title" xml:space="preserve"&gt; &lt;value&gt;Visitor&lt;/value&gt; &lt;/data&gt;</text:p>
          </table:table-cell>
          <table:table-cell table:style-name="ce19" table:formula="of:=&quot;  &lt;data name=&quot;&quot;&quot;&amp;[.A253]&amp;&quot;.title&quot;&quot; xml:space=&quot;&quot;preserve&quot;&quot;&gt; &lt;value&gt;&quot;&amp;[.C253]&amp;&quot;&lt;/value&gt; &lt;/data&gt;&quot;" office:value-type="string" office:string-value="  &lt;data name=&quot;Visitor.title&quot; xml:space=&quot;preserve&quot;&gt; &lt;value&gt;访客&lt;/value&gt; &lt;/data&gt;">
            <text:p><text:s text:c="2"/>&lt;data name="Visitor.title" xml:space="preserve"&gt; &lt;value&gt;访客&lt;/value&gt; &lt;/data&gt;</text:p>
          </table:table-cell>
          <table:table-cell table:style-name="ce6" office:value-type="string">
            <text:p><text:s/></text:p>
          </table:table-cell>
          <table:table-cell table:number-columns-repeated="250"/>
        </table:table-row>
        <table:table-row table:style-name="ro2">
          <table:table-cell table:number-columns-repeated="2" table:style-name="ce20" office:value-type="string">
            <text:p>Visitor</text:p>
          </table:table-cell>
          <table:table-cell table:style-name="ce22" office:value-type="string">
            <text:p>访客</text:p>
          </table:table-cell>
          <table:table-cell table:style-name="ce20" table:formula="of:=&quot;  &lt;data name=&quot;&quot;&quot;&amp;[.A254]&amp;&quot;.description&quot;&quot; xml:space=&quot;&quot;preserve&quot;&quot;&gt; &lt;value&gt;&quot;&amp;[.B254]&amp;&quot;&lt;/value&gt; &lt;/data&gt;&quot;" office:value-type="string" office:string-value="  &lt;data name=&quot;Visitor.description&quot; xml:space=&quot;preserve&quot;&gt; &lt;value&gt;Visitor&lt;/value&gt; &lt;/data&gt;">
            <text:p><text:s text:c="2"/>&lt;data name="Visitor.description" xml:space="preserve"&gt; &lt;value&gt;Visitor&lt;/value&gt; &lt;/data&gt;</text:p>
          </table:table-cell>
          <table:table-cell table:style-name="ce20" table:formula="of:=&quot;  &lt;data name=&quot;&quot;&quot;&amp;[.A254]&amp;&quot;.description&quot;&quot; xml:space=&quot;&quot;preserve&quot;&quot;&gt; &lt;value&gt;&quot;&amp;[.C254]&amp;&quot;&lt;/value&gt; &lt;/data&gt;&quot;" office:value-type="string" office:string-value="  &lt;data name=&quot;Visitor.description&quot; xml:space=&quot;preserve&quot;&gt; &lt;value&gt;访客&lt;/value&gt; &lt;/data&gt;">
            <text:p><text:s text:c="2"/>&lt;data name="Visitor.description" xml:space="preserve"&gt; &lt;value&gt;访客&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Voucher granted</text:p>
          </table:table-cell>
          <table:table-cell table:style-name="ce21" office:value-type="string">
            <text:p>计算礼券</text:p>
          </table:table-cell>
          <table:table-cell table:style-name="ce19" table:formula="of:=&quot;  &lt;data name=&quot;&quot;&quot;&amp;[.A255]&amp;&quot;.title&quot;&quot; xml:space=&quot;&quot;preserve&quot;&quot;&gt; &lt;value&gt;&quot;&amp;[.B255]&amp;&quot;&lt;/value&gt; &lt;/data&gt;&quot;" office:value-type="string" office:string-value="  &lt;data name=&quot;Voucher granted.title&quot; xml:space=&quot;preserve&quot;&gt; &lt;value&gt;Voucher granted&lt;/value&gt; &lt;/data&gt;">
            <text:p><text:s text:c="2"/>&lt;data name="Voucher granted.title" xml:space="preserve"&gt; &lt;value&gt;Voucher granted&lt;/value&gt; &lt;/data&gt;</text:p>
          </table:table-cell>
          <table:table-cell table:style-name="ce19" table:formula="of:=&quot;  &lt;data name=&quot;&quot;&quot;&amp;[.A255]&amp;&quot;.title&quot;&quot; xml:space=&quot;&quot;preserve&quot;&quot;&gt; &lt;value&gt;&quot;&amp;[.C255]&amp;&quot;&lt;/value&gt; &lt;/data&gt;&quot;" office:value-type="string" office:string-value="  &lt;data name=&quot;Voucher granted.title&quot; xml:space=&quot;preserve&quot;&gt; &lt;value&gt;计算礼券&lt;/value&gt; &lt;/data&gt;">
            <text:p><text:s text:c="2"/>&lt;data name="Voucher granted.title" xml:space="preserve"&gt; &lt;value&gt;计算礼券&lt;/value&gt; &lt;/data&gt;</text:p>
          </table:table-cell>
          <table:table-cell table:style-name="ce6" office:value-type="string">
            <text:p><text:s/></text:p>
          </table:table-cell>
          <table:table-cell table:number-columns-repeated="250"/>
        </table:table-row>
        <table:table-row table:style-name="ro2">
          <table:table-cell table:style-name="ce20" office:value-type="string">
            <text:p>Voucher granted</text:p>
          </table:table-cell>
          <table:table-cell table:style-name="ce20" office:value-type="string">
            <text:p>Calculate and register distributed voucher</text:p>
          </table:table-cell>
          <table:table-cell table:style-name="ce22" office:value-type="string">
            <text:p>计算和记录礼券</text:p>
          </table:table-cell>
          <table:table-cell table:style-name="ce20" table:formula="of:=&quot;  &lt;data name=&quot;&quot;&quot;&amp;[.A256]&amp;&quot;.description&quot;&quot; xml:space=&quot;&quot;preserve&quot;&quot;&gt; &lt;value&gt;&quot;&amp;[.B256]&amp;&quot;&lt;/value&gt; &lt;/data&gt;&quot;" office:value-type="string" office:string-value="  &lt;data name=&quot;Voucher granted.description&quot; xml:space=&quot;preserve&quot;&gt; &lt;value&gt;Calculate and register distributed voucher&lt;/value&gt; &lt;/data&gt;">
            <text:p><text:s text:c="2"/>&lt;data name="Voucher granted.description" xml:space="preserve"&gt; &lt;value&gt;Calculate and register distributed voucher&lt;/value&gt; &lt;/data&gt;</text:p>
          </table:table-cell>
          <table:table-cell table:style-name="ce20" table:formula="of:=&quot;  &lt;data name=&quot;&quot;&quot;&amp;[.A256]&amp;&quot;.description&quot;&quot; xml:space=&quot;&quot;preserve&quot;&quot;&gt; &lt;value&gt;&quot;&amp;[.C256]&amp;&quot;&lt;/value&gt; &lt;/data&gt;&quot;" office:value-type="string" office:string-value="  &lt;data name=&quot;Voucher granted.description&quot; xml:space=&quot;preserve&quot;&gt; &lt;value&gt;计算和记录礼券&lt;/value&gt; &lt;/data&gt;">
            <text:p><text:s text:c="2"/>&lt;data name="Voucher granted.description" xml:space="preserve"&gt; &lt;value&gt;计算和记录礼券&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Work leader</text:p>
          </table:table-cell>
          <table:table-cell table:style-name="ce21" office:value-type="string">
            <text:p>工长</text:p>
          </table:table-cell>
          <table:table-cell table:style-name="ce19" table:formula="of:=&quot;  &lt;data name=&quot;&quot;&quot;&amp;[.A257]&amp;&quot;.title&quot;&quot; xml:space=&quot;&quot;preserve&quot;&quot;&gt; &lt;value&gt;&quot;&amp;[.B257]&amp;&quot;&lt;/value&gt; &lt;/data&gt;&quot;" office:value-type="string" office:string-value="  &lt;data name=&quot;Work leader.title&quot; xml:space=&quot;preserve&quot;&gt; &lt;value&gt;Work leader&lt;/value&gt; &lt;/data&gt;">
            <text:p><text:s text:c="2"/>&lt;data name="Work leader.title" xml:space="preserve"&gt; &lt;value&gt;Work leader&lt;/value&gt; &lt;/data&gt;</text:p>
          </table:table-cell>
          <table:table-cell table:style-name="ce19" table:formula="of:=&quot;  &lt;data name=&quot;&quot;&quot;&amp;[.A257]&amp;&quot;.title&quot;&quot; xml:space=&quot;&quot;preserve&quot;&quot;&gt; &lt;value&gt;&quot;&amp;[.C257]&amp;&quot;&lt;/value&gt; &lt;/data&gt;&quot;" office:value-type="string" office:string-value="  &lt;data name=&quot;Work leader.title&quot; xml:space=&quot;preserve&quot;&gt; &lt;value&gt;工长&lt;/value&gt; &lt;/data&gt;">
            <text:p><text:s text:c="2"/>&lt;data name="Work leader.title" xml:space="preserve"&gt; &lt;value&gt;工长&lt;/value&gt; &lt;/data&gt;</text:p>
          </table:table-cell>
          <table:table-cell table:style-name="ce6" office:value-type="string">
            <text:p><text:s/></text:p>
          </table:table-cell>
          <table:table-cell table:number-columns-repeated="250"/>
        </table:table-row>
        <table:table-row table:style-name="ro2">
          <table:table-cell table:style-name="ce20" office:value-type="string">
            <text:p>Work leader</text:p>
          </table:table-cell>
          <table:table-cell table:style-name="ce20" office:value-type="string">
            <text:p>Manage work leader</text:p>
          </table:table-cell>
          <table:table-cell table:style-name="ce22" office:value-type="string">
            <text:p>管理工长</text:p>
          </table:table-cell>
          <table:table-cell table:style-name="ce20" table:formula="of:=&quot;  &lt;data name=&quot;&quot;&quot;&amp;[.A258]&amp;&quot;.description&quot;&quot; xml:space=&quot;&quot;preserve&quot;&quot;&gt; &lt;value&gt;&quot;&amp;[.B258]&amp;&quot;&lt;/value&gt; &lt;/data&gt;&quot;" office:value-type="string" office:string-value="  &lt;data name=&quot;Work leader.description&quot; xml:space=&quot;preserve&quot;&gt; &lt;value&gt;Manage work leader&lt;/value&gt; &lt;/data&gt;">
            <text:p><text:s text:c="2"/>&lt;data name="Work leader.description" xml:space="preserve"&gt; &lt;value&gt;Manage work leader&lt;/value&gt; &lt;/data&gt;</text:p>
          </table:table-cell>
          <table:table-cell table:style-name="ce20" table:formula="of:=&quot;  &lt;data name=&quot;&quot;&quot;&amp;[.A258]&amp;&quot;.description&quot;&quot; xml:space=&quot;&quot;preserve&quot;&quot;&gt; &lt;value&gt;&quot;&amp;[.C258]&amp;&quot;&lt;/value&gt; &lt;/data&gt;&quot;" office:value-type="string" office:string-value="  &lt;data name=&quot;Work leader.description&quot; xml:space=&quot;preserve&quot;&gt; &lt;value&gt;管理工长&lt;/value&gt; &lt;/data&gt;">
            <text:p><text:s text:c="2"/>&lt;data name="Work leader.description" xml:space="preserve"&gt; &lt;value&gt;管理工长&lt;/value&gt; &lt;/data&gt;</text:p>
          </table:table-cell>
          <table:table-cell table:style-name="ce6" office:value-type="string">
            <text:p><text:s/></text:p>
          </table:table-cell>
          <table:table-cell table:number-columns-repeated="250"/>
        </table:table-row>
        <table:table-row table:style-name="ro2">
          <table:table-cell table:number-columns-repeated="2" table:style-name="ce19" office:value-type="string">
            <text:p>Work leader payment</text:p>
          </table:table-cell>
          <table:table-cell table:style-name="ce21" office:value-type="string">
            <text:p>工长付款</text:p>
          </table:table-cell>
          <table:table-cell table:style-name="ce19" table:formula="of:=&quot;  &lt;data name=&quot;&quot;&quot;&amp;[.A259]&amp;&quot;.title&quot;&quot; xml:space=&quot;&quot;preserve&quot;&quot;&gt; &lt;value&gt;&quot;&amp;[.B259]&amp;&quot;&lt;/value&gt; &lt;/data&gt;&quot;" office:value-type="string" office:string-value="  &lt;data name=&quot;Work leader payment.title&quot; xml:space=&quot;preserve&quot;&gt; &lt;value&gt;Work leader payment&lt;/value&gt; &lt;/data&gt;">
            <text:p><text:s text:c="2"/>&lt;data name="Work leader payment.title" xml:space="preserve"&gt; &lt;value&gt;Work leader payment&lt;/value&gt; &lt;/data&gt;</text:p>
          </table:table-cell>
          <table:table-cell table:style-name="ce19" table:formula="of:=&quot;  &lt;data name=&quot;&quot;&quot;&amp;[.A259]&amp;&quot;.title&quot;&quot; xml:space=&quot;&quot;preserve&quot;&quot;&gt; &lt;value&gt;&quot;&amp;[.C259]&amp;&quot;&lt;/value&gt; &lt;/data&gt;&quot;" office:value-type="string" office:string-value="  &lt;data name=&quot;Work leader payment.title&quot; xml:space=&quot;preserve&quot;&gt; &lt;value&gt;工长付款&lt;/value&gt; &lt;/data&gt;">
            <text:p><text:s text:c="2"/>&lt;data name="Work leader payment.title" xml:space="preserve"&gt; &lt;value&gt;工长付款&lt;/value&gt; &lt;/data&gt;</text:p>
          </table:table-cell>
          <table:table-cell table:style-name="ce6" office:value-type="string">
            <text:p><text:s/></text:p>
          </table:table-cell>
          <table:table-cell table:number-columns-repeated="250"/>
        </table:table-row>
        <table:table-row table:style-name="ro2">
          <table:table-cell table:style-name="ce20" office:value-type="string">
            <text:p>Work leader payment</text:p>
          </table:table-cell>
          <table:table-cell table:style-name="ce20" office:value-type="string">
            <text:p>Manage work leader payment</text:p>
          </table:table-cell>
          <table:table-cell table:style-name="ce22" office:value-type="string">
            <text:p>管理工长付款</text:p>
          </table:table-cell>
          <table:table-cell table:style-name="ce20" table:formula="of:=&quot;  &lt;data name=&quot;&quot;&quot;&amp;[.A260]&amp;&quot;.description&quot;&quot; xml:space=&quot;&quot;preserve&quot;&quot;&gt; &lt;value&gt;&quot;&amp;[.B260]&amp;&quot;&lt;/value&gt; &lt;/data&gt;&quot;" office:value-type="string" office:string-value="  &lt;data name=&quot;Work leader payment.description&quot; xml:space=&quot;preserve&quot;&gt; &lt;value&gt;Manage work leader payment&lt;/value&gt; &lt;/data&gt;">
            <text:p><text:s text:c="2"/>&lt;data name="Work leader payment.description" xml:space="preserve"&gt; &lt;value&gt;Manage work leader payment&lt;/value&gt; &lt;/data&gt;</text:p>
          </table:table-cell>
          <table:table-cell table:style-name="ce20" table:formula="of:=&quot;  &lt;data name=&quot;&quot;&quot;&amp;[.A260]&amp;&quot;.description&quot;&quot; xml:space=&quot;&quot;preserve&quot;&quot;&gt; &lt;value&gt;&quot;&amp;[.C260]&amp;&quot;&lt;/value&gt; &lt;/data&gt;&quot;" office:value-type="string" office:string-value="  &lt;data name=&quot;Work leader payment.description&quot; xml:space=&quot;preserve&quot;&gt; &lt;value&gt;管理工长付款&lt;/value&gt; &lt;/data&gt;">
            <text:p><text:s text:c="2"/>&lt;data name="Work leader payment.description" xml:space="preserve"&gt; &lt;value&gt;管理工长付款&lt;/value&gt; &lt;/data&gt;</text:p>
          </table:table-cell>
          <table:table-cell table:style-name="ce6" office:value-type="string">
            <text:p><text:s/></text:p>
          </table:table-cell>
          <table:table-cell table:number-columns-repeated="250"/>
        </table:table-row>
        <table:table-row table:style-name="ro2">
          <table:table-cell table:number-columns-repeated="3"/>
          <table:table-cell table:number-columns-repeated="2" office:value-type="string">
            <text:p>&lt;/root&gt;</text:p>
          </table:table-cell>
          <table:table-cell table:style-name="ce6" office:value-type="string">
            <text:p><text:s/></text:p>
          </table:table-cell>
          <table:table-cell table:number-columns-repeated="250"/>
        </table:table-row>
        <table:table-row table:style-name="ro2">
          <table:table-cell office:value-type="string">
            <text:p>Deleted lines</text:p>
          </table:table-cell>
          <table:table-cell table:number-columns-repeated="4"/>
          <table:table-cell table:style-name="ce6" office:value-type="string">
            <text:p><text:s/></text:p>
          </table:table-cell>
          <table:table-cell table:number-columns-repeated="250"/>
        </table:table-row>
        <table:table-row table:style-name="ro2">
          <table:table-cell table:number-columns-repeated="2" table:style-name="ce19" office:value-type="string">
            <text:p>Account</text:p>
          </table:table-cell>
          <table:table-cell table:style-name="ce21" office:value-type="string">
            <text:p>顾客帐户</text:p>
          </table:table-cell>
          <table:table-cell table:style-name="ce19" table:formula="of:=&quot;  &lt;data name=&quot;&quot;&quot;&amp;[.A263]&amp;&quot;.title&quot;&quot; xml:space=&quot;&quot;preserve&quot;&quot;&gt; &lt;value&gt;&quot;&amp;[.B263]&amp;&quot;&lt;/value&gt; &lt;/data&gt;&quot;" office:value-type="string" office:string-value="  &lt;data name=&quot;Account.title&quot; xml:space=&quot;preserve&quot;&gt; &lt;value&gt;Account&lt;/value&gt; &lt;/data&gt;">
            <text:p><text:s text:c="2"/>&lt;data name="Account.title" xml:space="preserve"&gt; &lt;value&gt;Account&lt;/value&gt; &lt;/data&gt;</text:p>
          </table:table-cell>
          <table:table-cell table:style-name="ce19" table:formula="of:=&quot;  &lt;data name=&quot;&quot;&quot;&amp;[.A263]&amp;&quot;.title&quot;&quot; xml:space=&quot;&quot;preserve&quot;&quot;&gt; &lt;value&gt;&quot;&amp;[.C263]&amp;&quot;&lt;/value&gt; &lt;/data&gt;&quot;" office:value-type="string" office:string-value="  &lt;data name=&quot;Account.title&quot; xml:space=&quot;preserve&quot;&gt; &lt;value&gt;顾客帐户&lt;/value&gt; &lt;/data&gt;">
            <text:p><text:s text:c="2"/>&lt;data name="Account.title" xml:space="preserve"&gt; &lt;value&gt;顾客帐户&lt;/value&gt; &lt;/data&gt;</text:p>
          </table:table-cell>
          <table:table-cell table:number-columns-repeated="251"/>
        </table:table-row>
        <table:table-row table:style-name="ro2">
          <table:table-cell table:style-name="ce20" office:value-type="string">
            <text:p>Account</text:p>
          </table:table-cell>
          <table:table-cell table:style-name="ce20" office:value-type="string">
            <text:p>Add money to customer account</text:p>
          </table:table-cell>
          <table:table-cell table:style-name="ce22" office:value-type="string">
            <text:p>加顾客金</text:p>
          </table:table-cell>
          <table:table-cell table:style-name="ce20" table:formula="of:=&quot;  &lt;data name=&quot;&quot;&quot;&amp;[.A264]&amp;&quot;.description&quot;&quot; xml:space=&quot;&quot;preserve&quot;&quot;&gt; &lt;value&gt;&quot;&amp;[.B264]&amp;&quot;&lt;/value&gt; &lt;/data&gt;&quot;" office:value-type="string" office:string-value="  &lt;data name=&quot;Account.description&quot; xml:space=&quot;preserve&quot;&gt; &lt;value&gt;Add money to customer account&lt;/value&gt; &lt;/data&gt;">
            <text:p><text:s text:c="2"/>&lt;data name="Account.description" xml:space="preserve"&gt; &lt;value&gt;Add money to customer account&lt;/value&gt; &lt;/data&gt;</text:p>
          </table:table-cell>
          <table:table-cell table:style-name="ce20" table:formula="of:=&quot;  &lt;data name=&quot;&quot;&quot;&amp;[.A264]&amp;&quot;.description&quot;&quot; xml:space=&quot;&quot;preserve&quot;&quot;&gt; &lt;value&gt;&quot;&amp;[.C264]&amp;&quot;&lt;/value&gt; &lt;/data&gt;&quot;" office:value-type="string" office:string-value="  &lt;data name=&quot;Account.description&quot; xml:space=&quot;preserve&quot;&gt; &lt;value&gt;加顾客金&lt;/value&gt; &lt;/data&gt;">
            <text:p><text:s text:c="2"/>&lt;data name="Account.description" xml:space="preserve"&gt; &lt;value&gt;加顾客金&lt;/value&gt; &lt;/data&gt;</text:p>
          </table:table-cell>
          <table:table-cell table:number-columns-repeated="251"/>
        </table:table-row>
        <table:table-row table:style-name="ro2">
          <table:table-cell table:number-columns-repeated="2" table:style-name="ce19" office:value-type="string">
            <text:p>Account</text:p>
          </table:table-cell>
          <table:table-cell table:style-name="ce24" office:value-type="string">
            <text:p>顾客帐户</text:p>
          </table:table-cell>
          <table:table-cell table:style-name="ce19" table:formula="of:=&quot;  &lt;data name=&quot;&quot;&quot;&amp;[.A265]&amp;&quot;.title&quot;&quot; xml:space=&quot;&quot;preserve&quot;&quot;&gt; &lt;value&gt;&quot;&amp;[.B265]&amp;&quot;&lt;/value&gt; &lt;/data&gt;&quot;" office:value-type="string" office:string-value="  &lt;data name=&quot;Account.title&quot; xml:space=&quot;preserve&quot;&gt; &lt;value&gt;Account&lt;/value&gt; &lt;/data&gt;">
            <text:p><text:s text:c="2"/>&lt;data name="Account.title" xml:space="preserve"&gt; &lt;value&gt;Account&lt;/value&gt; &lt;/data&gt;</text:p>
          </table:table-cell>
          <table:table-cell table:style-name="ce19" table:formula="of:=&quot;  &lt;data name=&quot;&quot;&quot;&amp;[.A265]&amp;&quot;.title&quot;&quot; xml:space=&quot;&quot;preserve&quot;&quot;&gt; &lt;value&gt;&quot;&amp;[.C265]&amp;&quot;&lt;/value&gt; &lt;/data&gt;&quot;" office:value-type="string" office:string-value="  &lt;data name=&quot;Account.title&quot; xml:space=&quot;preserve&quot;&gt; &lt;value&gt;顾客帐户&lt;/value&gt; &lt;/data&gt;">
            <text:p><text:s text:c="2"/>&lt;data name="Account.title" xml:space="preserve"&gt; &lt;value&gt;顾客帐户&lt;/value&gt; &lt;/data&gt;</text:p>
          </table:table-cell>
          <table:table-cell table:style-name="ce6" office:value-type="string">
            <text:p><text:s/></text:p>
          </table:table-cell>
          <table:table-cell table:number-columns-repeated="250"/>
        </table:table-row>
        <table:table-row table:style-name="ro2">
          <table:table-cell table:style-name="ce20" office:value-type="string">
            <text:p>Account</text:p>
          </table:table-cell>
          <table:table-cell table:style-name="ce20" office:value-type="string">
            <text:p>Add money to customer account</text:p>
          </table:table-cell>
          <table:table-cell table:style-name="ce23" office:value-type="string">
            <text:p>给顾客帐户充值</text:p>
          </table:table-cell>
          <table:table-cell table:style-name="ce20" table:formula="of:=&quot;  &lt;data name=&quot;&quot;&quot;&amp;[.A266]&amp;&quot;.description&quot;&quot; xml:space=&quot;&quot;preserve&quot;&quot;&gt; &lt;value&gt;&quot;&amp;[.B266]&amp;&quot;&lt;/value&gt; &lt;/data&gt;&quot;" office:value-type="string" office:string-value="  &lt;data name=&quot;Account.description&quot; xml:space=&quot;preserve&quot;&gt; &lt;value&gt;Add money to customer account&lt;/value&gt; &lt;/data&gt;">
            <text:p><text:s text:c="2"/>&lt;data name="Account.description" xml:space="preserve"&gt; &lt;value&gt;Add money to customer account&lt;/value&gt; &lt;/data&gt;</text:p>
          </table:table-cell>
          <table:table-cell table:style-name="ce20" table:formula="of:=&quot;  &lt;data name=&quot;&quot;&quot;&amp;[.A266]&amp;&quot;.description&quot;&quot; xml:space=&quot;&quot;preserve&quot;&quot;&gt; &lt;value&gt;&quot;&amp;[.C266]&amp;&quot;&lt;/value&gt; &lt;/data&gt;&quot;" office:value-type="string" office:string-value="  &lt;data name=&quot;Account.description&quot; xml:space=&quot;preserve&quot;&gt; &lt;value&gt;给顾客帐户充值&lt;/value&gt; &lt;/data&gt;">
            <text:p><text:s text:c="2"/>&lt;data name="Account.description" xml:space="preserve"&gt; &lt;value&gt;给顾客帐户充值&lt;/value&gt; &lt;/data&gt;</text:p>
          </table:table-cell>
          <table:table-cell table:style-name="ce6" office:value-type="string">
            <text:p><text:s/></text:p>
          </table:table-cell>
          <table:table-cell table:number-columns-repeated="250"/>
        </table:table-row>
        <table:table-row table:style-name="ro2">
          <table:table-cell table:number-columns-repeated="5"/>
          <table:table-cell table:style-name="ce6" office:value-type="string">
            <text:p><text:s/></text:p>
          </table:table-cell>
          <table:table-cell table:number-columns-repeated="250"/>
        </table:table-row>
        <table:table-row table:style-name="ro2">
          <table:table-cell table:number-columns-repeated="5"/>
          <table:table-cell table:style-name="ce6" office:value-type="string">
            <text:p><text:s/></text:p>
          </table:table-cell>
          <table:table-cell table:number-columns-repeated="250"/>
        </table:table-row>
        <table:table-row table:style-name="ro2" table:number-rows-repeated="1048307">
          <table:table-cell table:number-columns-repeated="256"/>
        </table:table-row>
        <table:table-row table:style-name="ro2">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adornments="Regular"/>
    <style:font-face style:name="宋体" svg:font-family="宋体"/>
    <style:font-face style:name="Times New Roman" svg:font-family="'Times New Roman'" style:font-family-generic="roman"/>
    <style:font-face style:name="Arial1" svg:font-family="Arial" style:font-family-generic="swiss"/>
    <style:font-face style:name="Tahoma" svg:font-family="Tahoma" style:font-family-generic="swiss"/>
    <style:font-face style:name="Tahoma4" svg:font-family="Tahoma" style:font-adornments="Normal" style:font-family-generic="swiss"/>
    <style:font-face style:name="Tahoma2" svg:font-family="Tahoma" style:font-adornments="Regular" style:font-family-generic="swiss"/>
    <style:font-face style:name="Times New Roman1" svg:font-family="'Times New Roman'" style:font-family-generic="swiss"/>
    <style:font-face style:name="微软雅黑" svg:font-family="微软雅黑" style:font-family-generic="swiss"/>
    <style:font-face style:name="Consolas" svg:font-family="Consolas" style:font-family-generic="swiss" style:font-pitch="fixed"/>
    <style:font-face style:name="Arial" svg:font-family="Arial"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3" svg:font-family="Tahoma" style:font-family-generic="system" style:font-pitch="variable"/>
  </office:font-face-decls>
  <office:styles>
    <style:default-style style:family="table-cell">
      <style:paragraph-properties style:tab-stop-distance="1.27cm"/>
      <style:text-properties style:font-name="Arial" fo:language="en" fo:country="US" style:font-name-asian="Lucida Sans Unicode" style:language-asian="zh" style:country-asian="CN" style:font-name-complex="Tahoma3"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text>¥</number:text>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1P0" style:volatile="true">
      <number:text>¥</number:text>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text>¥</number:text>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currency-style style:name="N150P0" style:volatile="true">
      <number:number number:decimal-places="2" number:min-integer-digits="1" number:grouping="true"/>
      <number:text> </number:text>
      <number:currency-symbol number:language="fr" number:country="FR">€</number:currency-symbol>
    </number:currency-style>
    <number:currency-style style:name="N15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0P0"/>
    </number:currency-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微软雅黑" style:font-name-asian="微软雅黑"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强调文字颜色_20_1" style:display-name="20% - 强调文字颜色 1" style:family="table-cell" style:parent-style-name="Default">
      <style:table-cell-properties fo:background-color="#ccccff"/>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2_0_25__20_-_20_强调文字颜色_20_2" style:display-name="20% - 强调文字颜色 2" style:family="table-cell" style:parent-style-name="Default">
      <style:table-cell-properties fo:background-color="#ff99cc"/>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2_0_25__20_-_20_强调文字颜色_20_3" style:display-name="20% - 强调文字颜色 3" style:family="table-cell" style:parent-style-name="Default">
      <style:table-cell-properties fo:background-color="#ccffcc"/>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2_0_25__20_-_20_强调文字颜色_20_4" style:display-name="20% - 强调文字颜色 4" style:family="table-cell" style:parent-style-name="Default">
      <style:table-cell-properties fo:background-color="#cc99ff"/>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2_0_25__20_-_20_强调文字颜色_20_5" style:display-name="20% - 强调文字颜色 5" style:family="table-cell" style:parent-style-name="Default">
      <style:table-cell-properties fo:background-color="#ccffff"/>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2_0_25__20_-_20_强调文字颜色_20_6" style:display-name="20% - 强调文字颜色 6" style:family="table-cell" style:parent-style-name="Default">
      <style:table-cell-properties fo:background-color="#ffcc99"/>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4_0_25__20_-_20_强调文字颜色_20_1" style:display-name="40% - 强调文字颜色 1" style:family="table-cell" style:parent-style-name="Default">
      <style:table-cell-properties fo:background-color="#99ccff"/>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4_0_25__20_-_20_强调文字颜色_20_2" style:display-name="40% - 强调文字颜色 2" style:family="table-cell" style:parent-style-name="Default">
      <style:table-cell-properties fo:background-color="#ff8080"/>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4_0_25__20_-_20_强调文字颜色_20_3" style:display-name="40% - 强调文字颜色 3" style:family="table-cell" style:parent-style-name="Default">
      <style:table-cell-properties fo:background-color="#00ff00"/>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4_0_25__20_-_20_强调文字颜色_20_4" style:display-name="40% - 强调文字颜色 4" style:family="table-cell" style:parent-style-name="Default">
      <style:table-cell-properties fo:background-color="#cc99ff"/>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4_0_25__20_-_20_强调文字颜色_20_5" style:display-name="40% - 强调文字颜色 5" style:family="table-cell" style:parent-style-name="Default">
      <style:table-cell-properties fo:background-color="#99ccff"/>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4_0_25__20_-_20_强调文字颜色_20_6" style:display-name="40% - 强调文字颜色 6" style:family="table-cell" style:parent-style-name="Default">
      <style:table-cell-properties fo:background-color="#ffcc00"/>
      <style:text-properties fo:color="#00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6_0_25__20_-_20_强调文字颜色_20_1" style:display-name="60% - 强调文字颜色 1" style:family="table-cell" style:parent-style-name="Default">
      <style:table-cell-properties fo:background-color="#0066cc"/>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6_0_25__20_-_20_强调文字颜色_20_2" style:display-name="60% - 强调文字颜色 2" style:family="table-cell" style:parent-style-name="Default">
      <style:table-cell-properties fo:background-color="#ff808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6_0_25__20_-_20_强调文字颜色_20_3" style:display-name="60% - 强调文字颜色 3" style:family="table-cell" style:parent-style-name="Default">
      <style:table-cell-properties fo:background-color="#00ff0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6_0_25__20_-_20_强调文字颜色_20_4" style:display-name="60% - 强调文字颜色 4" style:family="table-cell" style:parent-style-name="Default">
      <style:table-cell-properties fo:background-color="#80008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6_0_25__20_-_20_强调文字颜色_20_5" style:display-name="60% - 强调文字颜色 5" style:family="table-cell" style:parent-style-name="Default">
      <style:table-cell-properties fo:background-color="#33cccc"/>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_36_0_25__20_-_20_强调文字颜色_20_6" style:display-name="60% - 强调文字颜色 6" style:family="table-cell" style:parent-style-name="Default">
      <style:table-cell-properties fo:background-color="#ff990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好" style:family="table-cell" style:parent-style-name="Default">
      <style:table-cell-properties fo:background-color="#ccffcc"/>
      <style:text-properties fo:color="#008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差" style:family="table-cell" style:parent-style-name="Default">
      <style:table-cell-properties fo:background-color="#ff99cc"/>
      <style:text-properties fo:color="#80008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强调文字颜色_20_1" style:display-name="强调文字颜色 1" style:family="table-cell" style:parent-style-name="Default">
      <style:table-cell-properties fo:background-color="#333399"/>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强调文字颜色_20_2" style:display-name="强调文字颜色 2" style:family="table-cell" style:parent-style-name="Default">
      <style:table-cell-properties fo:background-color="#ff000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强调文字颜色_20_3" style:display-name="强调文字颜色 3" style:family="table-cell" style:parent-style-name="Default">
      <style:table-cell-properties fo:background-color="#339966"/>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强调文字颜色_20_4" style:display-name="强调文字颜色 4" style:family="table-cell" style:parent-style-name="Default">
      <style:table-cell-properties fo:background-color="#80008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强调文字颜色_20_5" style:display-name="强调文字颜色 5" style:family="table-cell" style:parent-style-name="Default">
      <style:table-cell-properties fo:background-color="#33cccc"/>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强调文字颜色_20_6" style:display-name="强调文字颜色 6" style:family="table-cell" style:parent-style-name="Default">
      <style:table-cell-properties fo:background-color="#ff6600"/>
      <style:text-properties fo:color="#ffffff"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标题" style:family="table-cell" style:parent-style-name="Default">
      <style:text-properties fo:color="#003366" style:text-outline="false" style:text-line-through-style="none" style:font-name="宋体" fo:font-size="18pt" fo:font-style="normal" fo:text-shadow="none" style:text-underline-style="none" fo:font-weight="bold" style:font-name-asian="宋体" style:font-size-asian="18pt" style:font-style-asian="normal" style:font-weight-asian="bold" style:font-size-complex="18pt" style:font-style-complex="normal" style:font-weight-complex="bold"/>
    </style:style>
    <style:style style:name="标题_20_1" style:display-name="标题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宋体" fo:font-size="15pt" fo:font-style="normal" fo:text-shadow="none" style:text-underline-style="none" fo:font-weight="bold" style:font-name-asian="宋体" style:font-size-asian="15pt" style:font-style-asian="normal" style:font-weight-asian="bold" style:font-size-complex="15pt" style:font-style-complex="normal" style:font-weight-complex="bold"/>
    </style:style>
    <style:style style:name="标题_20_2" style:display-name="标题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宋体" fo:font-size="13pt" fo:font-style="normal" fo:text-shadow="none" style:text-underline-style="none" fo:font-weight="bold" style:font-name-asian="宋体" style:font-size-asian="13pt" style:font-style-asian="normal" style:font-weight-asian="bold" style:font-size-complex="13pt" style:font-style-complex="normal" style:font-weight-complex="bold"/>
    </style:style>
    <style:style style:name="标题_20_3" style:display-name="标题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style:style style:name="标题_20_4" style:display-name="标题 4" style:family="table-cell" style:parent-style-name="Default">
      <style:text-properties fo:color="#003366" style:text-outline="false" style:text-line-through-style="none"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style:style style:name="检查单元格"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style:style style:name="汇总"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style:style style:name="注释" style:family="table-cell" style:parent-style-name="Default">
      <style:table-cell-properties fo:background-color="#ffffcc" style:diagonal-bl-tr="none" style:diagonal-tl-br="none" fo:border="0.035cm solid #c0c0c0" style:rotation-align="none"/>
      <style:text-properties style:use-window-font-color="true" style:text-outline="false" style:text-line-through-style="none" style:font-name="微软雅黑" fo:font-size="10pt" fo:font-style="normal" fo:text-shadow="none" style:text-underline-style="none" fo:font-weight="normal" style:font-name-asian="微软雅黑" style:font-size-asian="10pt" style:font-style-asian="normal" style:font-weight-asian="normal" style:font-size-complex="10pt" style:font-style-complex="normal" style:font-weight-complex="normal"/>
    </style:style>
    <style:style style:name="解释性文本" style:family="table-cell" style:parent-style-name="Default">
      <style:text-properties fo:color="#808080" style:text-outline="false" style:text-line-through-style="none" style:font-name="宋体" fo:font-size="11pt" fo:font-style="italic" fo:text-shadow="none" style:text-underline-style="none" fo:font-weight="normal" style:font-name-asian="宋体" style:font-size-asian="11pt" style:font-style-asian="italic" style:font-weight-asian="normal" style:font-size-complex="11pt" style:font-style-complex="italic" style:font-weight-complex="normal"/>
    </style:style>
    <style:style style:name="警告文本" style:family="table-cell" style:parent-style-name="Default">
      <style:text-properties fo:color="#ff00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计算"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style:style style:name="输入"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输出"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宋体" fo:font-size="11pt" fo:font-style="normal" fo:text-shadow="none" style:text-underline-style="none" fo:font-weight="bold" style:font-name-asian="宋体" style:font-size-asian="11pt" style:font-style-asian="normal" style:font-weight-asian="bold" style:font-size-complex="11pt" style:font-style-complex="normal" style:font-weight-complex="bold"/>
    </style:style>
    <style:style style:name="适中" style:family="table-cell" style:parent-style-name="Default">
      <style:table-cell-properties fo:background-color="#ffff99"/>
      <style:text-properties fo:color="#9933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style:style style:name="链接单元格"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宋体" fo:font-size="11pt" fo:font-style="normal" fo:text-shadow="none" style:text-underline-style="none" fo:font-weight="normal" style:font-name-asian="宋体" style:font-size-asian="11pt" style:font-style-asian="normal" style:font-weight-asian="normal" style:font-size-complex="11pt" style:font-style-complex="normal" style:font-weight-complex="normal"/>
    </style:style>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page-width="21.001cm" fo:page-height="29.7cm"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28">12/28/2012</text:date>, <text:time>17:58:18</text:time></text:p>
        </style:region-right>
      </style:header>
      <style:header-left style:display="false"/>
      <style:footer>
        <text:p>Page <text:page-number>1</text:page-number> / <text:page-count>99</text:page-count></text:p>
      </style:footer>
      <style:footer-left style:display="false"/>
    </style:master-page>
    <style:master-page style:name="PageStyle_5f_New_20_words" style:display-name="PageStyle_New words" style:page-layout-name="Mpm3">
      <style:header style:display="false"/>
      <style:header-left style:display="false"/>
      <style:footer style:display="false"/>
      <style:footer-left style:display="false"/>
    </style:master-page>
    <style:master-page style:name="PageStyle_5f_Old" style:display-name="PageStyle_Old" style:page-layout-name="Mpm4">
      <style:header style:display="false"/>
      <style:header-left style:display="false"/>
      <style:footer style:display="false"/>
      <style:footer-left style:display="false"/>
    </style:master-page>
    <style:master-page style:name="PageStyle_5f_Dico" style:display-name="PageStyle_Dico"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nu" style:display-name="PageStyle_Menu"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2-28T17:58:18.29</dc:date>
    <meta:editing-duration>P3DT20H15M21S</meta:editing-duration>
    <meta:editing-cycles>103</meta:editing-cycles>
    <meta:generator>OpenOffice.org/3.4.1$Win32 OpenOffice.org_project/341m1$Build-9593</meta:generator>
    <meta:document-statistic meta:table-count="4" meta:cell-count="2693" meta:object-count="0"/>
  </office:meta>
</office:document-meta>
</file>